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01be" officeooo:paragraph-rsid="001401be"/>
    </style:style>
    <style:style style:name="P2" style:family="paragraph" style:parent-style-name="Standard">
      <style:text-properties officeooo:rsid="001401be" officeooo:paragraph-rsid="001556d6"/>
    </style:style>
    <style:style style:name="P3" style:family="paragraph" style:parent-style-name="Standard">
      <style:text-properties officeooo:rsid="001401be" officeooo:paragraph-rsid="0017370a"/>
    </style:style>
    <style:style style:name="P4" style:family="paragraph" style:parent-style-name="Standard">
      <style:text-properties officeooo:rsid="001401be" officeooo:paragraph-rsid="0017a0e7"/>
    </style:style>
    <style:style style:name="P5" style:family="paragraph" style:parent-style-name="Standard">
      <style:text-properties officeooo:rsid="001401be" officeooo:paragraph-rsid="0022f836"/>
    </style:style>
    <style:style style:name="P6" style:family="paragraph" style:parent-style-name="Standard">
      <style:text-properties officeooo:rsid="001401be" officeooo:paragraph-rsid="00233050"/>
    </style:style>
    <style:style style:name="P7" style:family="paragraph" style:parent-style-name="Standard">
      <style:text-properties officeooo:rsid="0017370a" officeooo:paragraph-rsid="0017370a"/>
    </style:style>
    <style:style style:name="P8" style:family="paragraph" style:parent-style-name="Standard">
      <style:text-properties officeooo:rsid="00173f5f" officeooo:paragraph-rsid="00173f5f"/>
    </style:style>
    <style:style style:name="P9" style:family="paragraph" style:parent-style-name="Standard">
      <style:text-properties officeooo:rsid="00173f5f" officeooo:paragraph-rsid="001dfdca"/>
    </style:style>
    <style:style style:name="P10" style:family="paragraph" style:parent-style-name="Standard">
      <style:text-properties officeooo:rsid="00173f5f" officeooo:paragraph-rsid="001e27b2"/>
    </style:style>
    <style:style style:name="P11" style:family="paragraph" style:parent-style-name="Standard">
      <style:text-properties officeooo:rsid="0017a0e7" officeooo:paragraph-rsid="0017a0e7"/>
    </style:style>
    <style:style style:name="P12" style:family="paragraph" style:parent-style-name="Standard">
      <style:text-properties officeooo:rsid="0017a0e7" officeooo:paragraph-rsid="001e27b2"/>
    </style:style>
    <style:style style:name="P13" style:family="paragraph" style:parent-style-name="Standard">
      <style:text-properties officeooo:rsid="0016474f" officeooo:paragraph-rsid="001b5125"/>
    </style:style>
    <style:style style:name="P14" style:family="paragraph" style:parent-style-name="Standard">
      <style:text-properties officeooo:rsid="001d6972" officeooo:paragraph-rsid="001d6972"/>
    </style:style>
    <style:style style:name="P15" style:family="paragraph" style:parent-style-name="Standard">
      <style:text-properties officeooo:rsid="001dfdca" officeooo:paragraph-rsid="001dfdca"/>
    </style:style>
    <style:style style:name="P16" style:family="paragraph" style:parent-style-name="Standard">
      <style:text-properties officeooo:rsid="001fe429" officeooo:paragraph-rsid="001401be"/>
    </style:style>
    <style:style style:name="P17" style:family="paragraph" style:parent-style-name="Standard">
      <style:text-properties officeooo:rsid="001fe429" officeooo:paragraph-rsid="00233050"/>
    </style:style>
    <style:style style:name="P18" style:family="paragraph" style:parent-style-name="Standard">
      <style:text-properties officeooo:rsid="00b3bc45" officeooo:paragraph-rsid="0025b4bb"/>
    </style:style>
    <style:style style:name="P19" style:family="paragraph" style:parent-style-name="Standard">
      <style:text-properties officeooo:rsid="00a348dc" officeooo:paragraph-rsid="0025b4bb"/>
    </style:style>
    <style:style style:name="P20" style:family="paragraph" style:parent-style-name="Standard">
      <style:text-properties officeooo:rsid="00a3fdb2" officeooo:paragraph-rsid="0025b4bb"/>
    </style:style>
    <style:style style:name="P21" style:family="paragraph" style:parent-style-name="Standard">
      <style:text-properties officeooo:rsid="00a574c6" officeooo:paragraph-rsid="0025b4bb"/>
    </style:style>
    <style:style style:name="P22" style:family="paragraph" style:parent-style-name="Standard">
      <style:text-properties officeooo:rsid="00a6a1d7" officeooo:paragraph-rsid="0025b4bb"/>
    </style:style>
    <style:style style:name="P23" style:family="paragraph" style:parent-style-name="Standard">
      <style:text-properties officeooo:rsid="00a7f889" officeooo:paragraph-rsid="0025b4bb"/>
    </style:style>
    <style:style style:name="P24" style:family="paragraph" style:parent-style-name="Standard">
      <style:text-properties officeooo:rsid="00a816c7" officeooo:paragraph-rsid="0025b4bb"/>
    </style:style>
    <style:style style:name="P25" style:family="paragraph" style:parent-style-name="Standard">
      <style:text-properties officeooo:rsid="00a9e5d1" officeooo:paragraph-rsid="0025b4bb"/>
    </style:style>
    <style:style style:name="P26" style:family="paragraph" style:parent-style-name="Standard">
      <style:text-properties officeooo:rsid="00aae1a7" officeooo:paragraph-rsid="0025b4bb"/>
    </style:style>
    <style:style style:name="P27" style:family="paragraph" style:parent-style-name="Standard">
      <style:text-properties officeooo:rsid="00ab1234" officeooo:paragraph-rsid="0025b4bb"/>
    </style:style>
    <style:style style:name="P28" style:family="paragraph" style:parent-style-name="Standard">
      <style:text-properties officeooo:rsid="00ac7fb2" officeooo:paragraph-rsid="0025b4bb"/>
    </style:style>
    <style:style style:name="P29" style:family="paragraph" style:parent-style-name="Standard">
      <style:text-properties officeooo:rsid="00ae16dc" officeooo:paragraph-rsid="0025b4bb"/>
    </style:style>
    <style:style style:name="P30" style:family="paragraph" style:parent-style-name="Standard">
      <style:text-properties officeooo:rsid="00aeaaf1" officeooo:paragraph-rsid="0025b4bb"/>
    </style:style>
    <style:style style:name="P31" style:family="paragraph" style:parent-style-name="Standard">
      <style:text-properties officeooo:rsid="00aef52f" officeooo:paragraph-rsid="0025b4bb"/>
    </style:style>
    <style:style style:name="P32" style:family="paragraph" style:parent-style-name="Standard">
      <style:text-properties officeooo:rsid="00aef52f" officeooo:paragraph-rsid="005ead5f"/>
    </style:style>
    <style:style style:name="P33" style:family="paragraph" style:parent-style-name="Standard">
      <style:text-properties officeooo:rsid="00af2ec2" officeooo:paragraph-rsid="0025b4bb"/>
    </style:style>
    <style:style style:name="P34" style:family="paragraph" style:parent-style-name="Standard">
      <style:text-properties officeooo:rsid="00af2ec2" officeooo:paragraph-rsid="004fc4f5"/>
    </style:style>
    <style:style style:name="P35" style:family="paragraph" style:parent-style-name="Standard">
      <style:text-properties officeooo:rsid="00b0a158" officeooo:paragraph-rsid="0025b4bb"/>
    </style:style>
    <style:style style:name="P36" style:family="paragraph" style:parent-style-name="Standard">
      <style:text-properties officeooo:rsid="00b0a158" officeooo:paragraph-rsid="004fc4f5"/>
    </style:style>
    <style:style style:name="P37" style:family="paragraph" style:parent-style-name="Standard">
      <style:text-properties officeooo:rsid="00b47930" officeooo:paragraph-rsid="0025b4bb"/>
    </style:style>
    <style:style style:name="P38" style:family="paragraph" style:parent-style-name="Standard">
      <style:text-properties officeooo:rsid="00b5f4ae" officeooo:paragraph-rsid="0025b4bb"/>
    </style:style>
    <style:style style:name="P39" style:family="paragraph" style:parent-style-name="Standard">
      <style:text-properties officeooo:rsid="00b66133" officeooo:paragraph-rsid="0025b4bb"/>
    </style:style>
    <style:style style:name="P40" style:family="paragraph" style:parent-style-name="Standard">
      <style:text-properties officeooo:rsid="00b6d477" officeooo:paragraph-rsid="0025b4bb"/>
    </style:style>
    <style:style style:name="P41" style:family="paragraph" style:parent-style-name="Standard">
      <style:text-properties officeooo:rsid="00256ac3" officeooo:paragraph-rsid="0025b4bb"/>
    </style:style>
    <style:style style:name="P42" style:family="paragraph" style:parent-style-name="Standard">
      <style:text-properties officeooo:rsid="00b7edd0" officeooo:paragraph-rsid="0025b4bb"/>
    </style:style>
    <style:style style:name="P43" style:family="paragraph" style:parent-style-name="Standard">
      <style:text-properties officeooo:rsid="00b898f0" officeooo:paragraph-rsid="0025b4bb"/>
    </style:style>
    <style:style style:name="P44" style:family="paragraph" style:parent-style-name="Standard">
      <style:text-properties officeooo:rsid="00b8e395" officeooo:paragraph-rsid="0025b4bb"/>
    </style:style>
    <style:style style:name="P45" style:family="paragraph" style:parent-style-name="Standard">
      <style:text-properties officeooo:rsid="00ba33fc" officeooo:paragraph-rsid="0025b4bb"/>
    </style:style>
    <style:style style:name="P46" style:family="paragraph" style:parent-style-name="Standard">
      <style:text-properties officeooo:rsid="00bbf414" officeooo:paragraph-rsid="0025b4bb"/>
    </style:style>
    <style:style style:name="P47" style:family="paragraph" style:parent-style-name="Standard">
      <style:text-properties officeooo:rsid="00bbf414" officeooo:paragraph-rsid="0072d913"/>
    </style:style>
    <style:style style:name="P48" style:family="paragraph" style:parent-style-name="Standard">
      <style:text-properties officeooo:rsid="00bd3075" officeooo:paragraph-rsid="0025b4bb"/>
    </style:style>
    <style:style style:name="P49" style:family="paragraph" style:parent-style-name="Standard">
      <style:text-properties fo:font-weight="bold" officeooo:rsid="008ddd3b" officeooo:paragraph-rsid="0026c722" style:font-weight-asian="bold" style:font-weight-complex="bold"/>
    </style:style>
    <style:style style:name="P50" style:family="paragraph" style:parent-style-name="Standard">
      <style:text-properties fo:font-style="normal" fo:font-weight="normal" officeooo:rsid="00df2724" officeooo:paragraph-rsid="0026c722" style:font-style-asian="normal" style:font-weight-asian="normal" style:font-style-complex="normal" style:font-weight-complex="normal"/>
    </style:style>
    <style:style style:name="P51" style:family="paragraph" style:parent-style-name="Standard">
      <style:text-properties fo:font-style="normal" fo:font-weight="normal" officeooo:rsid="00baba40" officeooo:paragraph-rsid="0026c722" style:font-style-asian="normal" style:font-weight-asian="normal" style:font-style-complex="normal" style:font-weight-complex="normal"/>
    </style:style>
    <style:style style:name="P52" style:family="paragraph" style:parent-style-name="Standard">
      <style:text-properties fo:font-style="normal" fo:font-weight="normal" officeooo:rsid="00bb28cd" officeooo:paragraph-rsid="0026c722" style:font-style-asian="normal" style:font-weight-asian="normal" style:font-style-complex="normal" style:font-weight-complex="normal"/>
    </style:style>
    <style:style style:name="P53" style:family="paragraph" style:parent-style-name="Standard">
      <style:text-properties fo:font-style="normal" fo:font-weight="normal" officeooo:rsid="00bb973d" officeooo:paragraph-rsid="0026c722" style:font-style-asian="normal" style:font-weight-asian="normal" style:font-style-complex="normal" style:font-weight-complex="normal"/>
    </style:style>
    <style:style style:name="P54" style:family="paragraph" style:parent-style-name="Standard">
      <style:text-properties fo:font-style="normal" fo:font-weight="normal" officeooo:rsid="00bc3d51" officeooo:paragraph-rsid="0026c722" style:font-style-asian="normal" style:font-weight-asian="normal" style:font-style-complex="normal" style:font-weight-complex="normal"/>
    </style:style>
    <style:style style:name="P55" style:family="paragraph" style:parent-style-name="Standard">
      <style:text-properties fo:font-style="normal" fo:font-weight="normal" officeooo:rsid="00bc5286" officeooo:paragraph-rsid="0026c722" style:font-style-asian="normal" style:font-weight-asian="normal" style:font-style-complex="normal" style:font-weight-complex="normal"/>
    </style:style>
    <style:style style:name="P56" style:family="paragraph" style:parent-style-name="Standard">
      <style:text-properties fo:font-style="normal" fo:font-weight="normal" officeooo:rsid="00be12ce" officeooo:paragraph-rsid="0026c722" style:font-style-asian="normal" style:font-weight-asian="normal" style:font-style-complex="normal" style:font-weight-complex="normal"/>
    </style:style>
    <style:style style:name="P57" style:family="paragraph" style:parent-style-name="Standard">
      <style:text-properties fo:font-style="normal" fo:font-weight="normal" officeooo:rsid="00beed92" officeooo:paragraph-rsid="0026c722" style:font-style-asian="normal" style:font-weight-asian="normal" style:font-style-complex="normal" style:font-weight-complex="normal"/>
    </style:style>
    <style:style style:name="P58" style:family="paragraph" style:parent-style-name="Standard">
      <style:text-properties fo:font-style="normal" fo:font-weight="normal" officeooo:rsid="00bf1ee2" officeooo:paragraph-rsid="0026c722" style:font-style-asian="normal" style:font-weight-asian="normal" style:font-style-complex="normal" style:font-weight-complex="normal"/>
    </style:style>
    <style:style style:name="P59" style:family="paragraph" style:parent-style-name="Standard">
      <style:text-properties fo:font-style="normal" fo:font-weight="normal" officeooo:rsid="00bfa8e2" officeooo:paragraph-rsid="0026c722" style:font-style-asian="normal" style:font-weight-asian="normal" style:font-style-complex="normal" style:font-weight-complex="normal"/>
    </style:style>
    <style:style style:name="P60" style:family="paragraph" style:parent-style-name="Standard">
      <style:text-properties fo:font-style="normal" fo:font-weight="normal" officeooo:rsid="00c06aa2" officeooo:paragraph-rsid="0026c722" style:font-style-asian="normal" style:font-weight-asian="normal" style:font-style-complex="normal" style:font-weight-complex="normal"/>
    </style:style>
    <style:style style:name="P61" style:family="paragraph" style:parent-style-name="Standard">
      <style:text-properties fo:font-style="normal" fo:font-weight="normal" officeooo:rsid="00c07ce4" officeooo:paragraph-rsid="0026c722" style:font-style-asian="normal" style:font-weight-asian="normal" style:font-style-complex="normal" style:font-weight-complex="normal"/>
    </style:style>
    <style:style style:name="P62" style:family="paragraph" style:parent-style-name="Standard">
      <style:text-properties fo:font-style="normal" fo:font-weight="normal" officeooo:rsid="00c1e106" officeooo:paragraph-rsid="0026c722" style:font-style-asian="normal" style:font-weight-asian="normal" style:font-style-complex="normal" style:font-weight-complex="normal"/>
    </style:style>
    <style:style style:name="P63" style:family="paragraph" style:parent-style-name="Standard">
      <style:text-properties fo:font-style="normal" fo:font-weight="normal" officeooo:rsid="00c3b218" officeooo:paragraph-rsid="0026c722" style:font-style-asian="normal" style:font-weight-asian="normal" style:font-style-complex="normal" style:font-weight-complex="normal"/>
    </style:style>
    <style:style style:name="P64" style:family="paragraph" style:parent-style-name="Standard">
      <style:text-properties fo:font-style="normal" fo:font-weight="normal" officeooo:rsid="00c42746" officeooo:paragraph-rsid="0026c722" style:font-style-asian="normal" style:font-weight-asian="normal" style:font-style-complex="normal" style:font-weight-complex="normal"/>
    </style:style>
    <style:style style:name="P65" style:family="paragraph" style:parent-style-name="Standard">
      <style:text-properties fo:font-style="normal" fo:font-weight="normal" officeooo:rsid="00c5328e" officeooo:paragraph-rsid="0026c722" style:font-style-asian="normal" style:font-weight-asian="normal" style:font-style-complex="normal" style:font-weight-complex="normal"/>
    </style:style>
    <style:style style:name="P66" style:family="paragraph" style:parent-style-name="Standard">
      <style:text-properties fo:font-style="normal" fo:font-weight="normal" officeooo:rsid="00c6159f" officeooo:paragraph-rsid="0026c722" style:font-style-asian="normal" style:font-weight-asian="normal" style:font-style-complex="normal" style:font-weight-complex="normal"/>
    </style:style>
    <style:style style:name="P67" style:family="paragraph" style:parent-style-name="Standard">
      <style:text-properties fo:font-style="normal" fo:font-weight="normal" officeooo:rsid="00c62521" officeooo:paragraph-rsid="0026c722" style:font-style-asian="normal" style:font-weight-asian="normal" style:font-style-complex="normal" style:font-weight-complex="normal"/>
    </style:style>
    <style:style style:name="P68" style:family="paragraph" style:parent-style-name="Standard">
      <style:text-properties fo:font-style="normal" fo:font-weight="normal" officeooo:rsid="00c7f31c" officeooo:paragraph-rsid="0026c722" style:font-style-asian="normal" style:font-weight-asian="normal" style:font-style-complex="normal" style:font-weight-complex="normal"/>
    </style:style>
    <style:style style:name="P69" style:family="paragraph" style:parent-style-name="Standard">
      <style:text-properties fo:font-style="normal" fo:font-weight="normal" officeooo:rsid="00c959e7" officeooo:paragraph-rsid="0026c722" style:font-style-asian="normal" style:font-weight-asian="normal" style:font-style-complex="normal" style:font-weight-complex="normal"/>
    </style:style>
    <style:style style:name="P70" style:family="paragraph" style:parent-style-name="Standard">
      <style:text-properties fo:font-style="normal" fo:font-weight="normal" officeooo:rsid="00ca7979" officeooo:paragraph-rsid="0026c722" style:font-style-asian="normal" style:font-weight-asian="normal" style:font-style-complex="normal" style:font-weight-complex="normal"/>
    </style:style>
    <style:style style:name="P71" style:family="paragraph" style:parent-style-name="Standard">
      <style:text-properties fo:font-style="normal" fo:font-weight="normal" officeooo:rsid="00cb4f3c" officeooo:paragraph-rsid="0026c722" style:font-style-asian="normal" style:font-weight-asian="normal" style:font-style-complex="normal" style:font-weight-complex="normal"/>
    </style:style>
    <style:style style:name="P72" style:family="paragraph" style:parent-style-name="Standard">
      <style:text-properties fo:font-style="normal" fo:font-weight="normal" officeooo:rsid="00cd3c99" officeooo:paragraph-rsid="0026c722" style:font-style-asian="normal" style:font-weight-asian="normal" style:font-style-complex="normal" style:font-weight-complex="normal"/>
    </style:style>
    <style:style style:name="P73" style:family="paragraph" style:parent-style-name="Standard">
      <style:text-properties fo:font-style="normal" fo:font-weight="normal" officeooo:rsid="00ced52e" officeooo:paragraph-rsid="0026c722" style:font-style-asian="normal" style:font-weight-asian="normal" style:font-style-complex="normal" style:font-weight-complex="normal"/>
    </style:style>
    <style:style style:name="P74" style:family="paragraph" style:parent-style-name="Standard">
      <style:text-properties fo:font-style="normal" fo:font-weight="normal" officeooo:rsid="00cf3102" officeooo:paragraph-rsid="0026c722" style:font-style-asian="normal" style:font-weight-asian="normal" style:font-style-complex="normal" style:font-weight-complex="normal"/>
    </style:style>
    <style:style style:name="P75" style:family="paragraph" style:parent-style-name="Standard">
      <style:text-properties fo:font-style="normal" fo:font-weight="normal" officeooo:rsid="00d0baee" officeooo:paragraph-rsid="0026c722" style:font-style-asian="normal" style:font-weight-asian="normal" style:font-style-complex="normal" style:font-weight-complex="normal"/>
    </style:style>
    <style:style style:name="P76" style:family="paragraph" style:parent-style-name="Standard">
      <style:text-properties fo:font-style="normal" fo:font-weight="normal" officeooo:rsid="00d21297" officeooo:paragraph-rsid="0026c722" style:font-style-asian="normal" style:font-weight-asian="normal" style:font-style-complex="normal" style:font-weight-complex="normal"/>
    </style:style>
    <style:style style:name="P77" style:family="paragraph" style:parent-style-name="Standard">
      <style:text-properties fo:font-style="normal" fo:font-weight="normal" officeooo:rsid="00d32213" officeooo:paragraph-rsid="0026c722" style:font-style-asian="normal" style:font-weight-asian="normal" style:font-style-complex="normal" style:font-weight-complex="normal"/>
    </style:style>
    <style:style style:name="P78" style:family="paragraph" style:parent-style-name="Standard">
      <style:text-properties fo:font-style="normal" fo:font-weight="normal" officeooo:rsid="00d4ff90" officeooo:paragraph-rsid="0026c722" style:font-style-asian="normal" style:font-weight-asian="normal" style:font-style-complex="normal" style:font-weight-complex="normal"/>
    </style:style>
    <style:style style:name="P79" style:family="paragraph" style:parent-style-name="Standard">
      <style:text-properties fo:font-style="normal" fo:font-weight="normal" officeooo:rsid="00d5695d" officeooo:paragraph-rsid="0026c722" style:font-style-asian="normal" style:font-weight-asian="normal" style:font-style-complex="normal" style:font-weight-complex="normal"/>
    </style:style>
    <style:style style:name="P80" style:family="paragraph" style:parent-style-name="Standard">
      <style:text-properties fo:font-style="normal" fo:font-weight="normal" officeooo:rsid="00d69a82" officeooo:paragraph-rsid="0026c722" style:font-style-asian="normal" style:font-weight-asian="normal" style:font-style-complex="normal" style:font-weight-complex="normal"/>
    </style:style>
    <style:style style:name="P81" style:family="paragraph" style:parent-style-name="Standard">
      <style:text-properties fo:font-style="normal" fo:font-weight="normal" officeooo:rsid="00d74017" officeooo:paragraph-rsid="0026c722" style:font-style-asian="normal" style:font-weight-asian="normal" style:font-style-complex="normal" style:font-weight-complex="normal"/>
    </style:style>
    <style:style style:name="P82" style:family="paragraph" style:parent-style-name="Standard">
      <style:text-properties fo:font-style="normal" fo:font-weight="normal" officeooo:rsid="00d80efe" officeooo:paragraph-rsid="0026c722" style:font-style-asian="normal" style:font-weight-asian="normal" style:font-style-complex="normal" style:font-weight-complex="normal"/>
    </style:style>
    <style:style style:name="P83" style:family="paragraph" style:parent-style-name="Standard">
      <style:text-properties fo:font-style="normal" fo:font-weight="normal" officeooo:rsid="00d8ddcf" officeooo:paragraph-rsid="0026c722" style:font-style-asian="normal" style:font-weight-asian="normal" style:font-style-complex="normal" style:font-weight-complex="normal"/>
    </style:style>
    <style:style style:name="P84" style:family="paragraph" style:parent-style-name="Standard">
      <style:text-properties fo:font-style="normal" fo:font-weight="normal" officeooo:rsid="00daa6a3" officeooo:paragraph-rsid="0026c722" style:font-style-asian="normal" style:font-weight-asian="normal" style:font-style-complex="normal" style:font-weight-complex="normal"/>
    </style:style>
    <style:style style:name="P85" style:family="paragraph" style:parent-style-name="Standard">
      <style:text-properties fo:font-style="normal" fo:font-weight="normal" officeooo:rsid="00dc00c2" officeooo:paragraph-rsid="0026c722" style:font-style-asian="normal" style:font-weight-asian="normal" style:font-style-complex="normal" style:font-weight-complex="normal"/>
    </style:style>
    <style:style style:name="P86" style:family="paragraph" style:parent-style-name="Standard">
      <style:text-properties fo:font-style="normal" fo:font-weight="normal" officeooo:rsid="00dc2e96" officeooo:paragraph-rsid="0026c722" style:font-style-asian="normal" style:font-weight-asian="normal" style:font-style-complex="normal" style:font-weight-complex="normal"/>
    </style:style>
    <style:style style:name="P87" style:family="paragraph" style:parent-style-name="Standard">
      <style:text-properties fo:font-style="normal" fo:font-weight="normal" officeooo:rsid="00ddac28" officeooo:paragraph-rsid="0026c722" style:font-style-asian="normal" style:font-weight-asian="normal" style:font-style-complex="normal" style:font-weight-complex="normal"/>
    </style:style>
    <style:style style:name="P88" style:family="paragraph" style:parent-style-name="Standard">
      <style:text-properties fo:font-style="normal" fo:font-weight="normal" officeooo:rsid="00de4846" officeooo:paragraph-rsid="0026c722" style:font-style-asian="normal" style:font-weight-asian="normal" style:font-style-complex="normal" style:font-weight-complex="normal"/>
    </style:style>
    <style:style style:name="P89" style:family="paragraph" style:parent-style-name="Standard">
      <style:text-properties fo:font-style="normal" fo:font-weight="normal" officeooo:rsid="00df10be" officeooo:paragraph-rsid="0026c722" style:font-style-asian="normal" style:font-weight-asian="normal" style:font-style-complex="normal" style:font-weight-complex="normal"/>
    </style:style>
    <style:style style:name="P90" style:family="paragraph" style:parent-style-name="Standard">
      <style:text-properties fo:font-style="normal" fo:font-weight="normal" officeooo:rsid="00df2a53" officeooo:paragraph-rsid="0026c722" style:font-style-asian="normal" style:font-weight-asian="normal" style:font-style-complex="normal" style:font-weight-complex="normal"/>
    </style:style>
    <style:style style:name="P91" style:family="paragraph" style:parent-style-name="Standard">
      <style:text-properties fo:font-style="normal" fo:font-weight="normal" officeooo:rsid="00e05ba7" officeooo:paragraph-rsid="0026c722" style:font-style-asian="normal" style:font-weight-asian="normal" style:font-style-complex="normal" style:font-weight-complex="normal"/>
    </style:style>
    <style:style style:name="P92" style:family="paragraph" style:parent-style-name="Standard">
      <style:text-properties fo:font-style="normal" fo:font-weight="normal" officeooo:rsid="00e0fba5" officeooo:paragraph-rsid="0026c722" style:font-style-asian="normal" style:font-weight-asian="normal" style:font-style-complex="normal" style:font-weight-complex="normal"/>
    </style:style>
    <style:style style:name="P93" style:family="paragraph" style:parent-style-name="Standard">
      <style:text-properties fo:font-style="normal" fo:font-weight="normal" officeooo:rsid="00e2110a" officeooo:paragraph-rsid="0026c722" style:font-style-asian="normal" style:font-weight-asian="normal" style:font-style-complex="normal" style:font-weight-complex="normal"/>
    </style:style>
    <style:style style:name="P94" style:family="paragraph" style:parent-style-name="Standard">
      <style:text-properties fo:font-style="normal" fo:font-weight="normal" officeooo:rsid="00e31d4d" officeooo:paragraph-rsid="0026c722" style:font-style-asian="normal" style:font-weight-asian="normal" style:font-style-complex="normal" style:font-weight-complex="normal"/>
    </style:style>
    <style:style style:name="P95" style:family="paragraph" style:parent-style-name="Standard">
      <style:text-properties fo:font-style="normal" fo:font-weight="normal" officeooo:rsid="00e34393" officeooo:paragraph-rsid="0026c722" style:font-style-asian="normal" style:font-weight-asian="normal" style:font-style-complex="normal" style:font-weight-complex="normal"/>
    </style:style>
    <style:style style:name="P96" style:family="paragraph" style:parent-style-name="Standard">
      <style:text-properties fo:font-style="normal" fo:font-weight="normal" officeooo:rsid="00e3a954" officeooo:paragraph-rsid="0026c722" style:font-style-asian="normal" style:font-weight-asian="normal" style:font-style-complex="normal" style:font-weight-complex="normal"/>
    </style:style>
    <style:style style:name="P97" style:family="paragraph" style:parent-style-name="Standard">
      <style:text-properties fo:font-style="normal" fo:font-weight="normal" officeooo:rsid="00e723e2" officeooo:paragraph-rsid="0026c722" style:font-style-asian="normal" style:font-weight-asian="normal" style:font-style-complex="normal" style:font-weight-complex="normal"/>
    </style:style>
    <style:style style:name="P98" style:family="paragraph" style:parent-style-name="Standard">
      <style:text-properties fo:font-style="normal" fo:font-weight="normal" officeooo:rsid="00e3abcc" officeooo:paragraph-rsid="0026c722" style:font-style-asian="normal" style:font-weight-asian="normal" style:font-style-complex="normal" style:font-weight-complex="normal"/>
    </style:style>
    <style:style style:name="P99" style:family="paragraph" style:parent-style-name="Standard">
      <style:text-properties fo:font-style="normal" fo:font-weight="normal" officeooo:rsid="00e44c6e" officeooo:paragraph-rsid="0026c722" style:font-style-asian="normal" style:font-weight-asian="normal" style:font-style-complex="normal" style:font-weight-complex="normal"/>
    </style:style>
    <style:style style:name="P100" style:family="paragraph" style:parent-style-name="Standard">
      <style:text-properties fo:font-style="normal" fo:font-weight="normal" officeooo:rsid="00e8bf2c" officeooo:paragraph-rsid="0026c722" style:font-style-asian="normal" style:font-weight-asian="normal" style:font-style-complex="normal" style:font-weight-complex="normal"/>
    </style:style>
    <style:style style:name="P101" style:family="paragraph" style:parent-style-name="Standard">
      <style:text-properties fo:font-style="normal" fo:font-weight="normal" officeooo:rsid="00e91b0e" officeooo:paragraph-rsid="0026c722" style:font-style-asian="normal" style:font-weight-asian="normal" style:font-style-complex="normal" style:font-weight-complex="normal"/>
    </style:style>
    <style:style style:name="P102" style:family="paragraph" style:parent-style-name="Standard">
      <style:text-properties fo:font-style="normal" fo:font-weight="normal" officeooo:rsid="00b8738b" officeooo:paragraph-rsid="0026c722" style:font-style-asian="normal" style:font-weight-asian="normal" style:font-style-complex="normal" style:font-weight-complex="normal"/>
    </style:style>
    <style:style style:name="P103" style:family="paragraph" style:parent-style-name="Standard">
      <style:text-properties fo:font-style="normal" fo:font-weight="normal" officeooo:rsid="0089f440" officeooo:paragraph-rsid="0026c722" style:font-style-asian="normal" style:font-weight-asian="normal" style:font-style-complex="normal" style:font-weight-complex="normal"/>
    </style:style>
    <style:style style:name="P104" style:family="paragraph" style:parent-style-name="Standard">
      <style:text-properties fo:font-style="normal" fo:font-weight="normal" officeooo:rsid="008b93d3" officeooo:paragraph-rsid="0026c722" style:font-style-asian="normal" style:font-weight-asian="normal" style:font-style-complex="normal" style:font-weight-complex="normal"/>
    </style:style>
    <style:style style:name="P105" style:family="paragraph" style:parent-style-name="Standard">
      <style:text-properties fo:font-style="normal" fo:font-weight="normal" officeooo:rsid="008bc763" officeooo:paragraph-rsid="0026c722" style:font-style-asian="normal" style:font-weight-asian="normal" style:font-style-complex="normal" style:font-weight-complex="normal"/>
    </style:style>
    <style:style style:name="P106" style:family="paragraph" style:parent-style-name="Standard">
      <style:text-properties fo:font-style="normal" fo:font-weight="normal" officeooo:rsid="008caac0" officeooo:paragraph-rsid="0026c722" style:font-style-asian="normal" style:font-weight-asian="normal" style:font-style-complex="normal" style:font-weight-complex="normal"/>
    </style:style>
    <style:style style:name="P107" style:family="paragraph" style:parent-style-name="Standard">
      <style:text-properties fo:font-style="normal" fo:font-weight="normal" officeooo:rsid="008e58f0" officeooo:paragraph-rsid="0026c722" style:font-style-asian="normal" style:font-weight-asian="normal" style:font-style-complex="normal" style:font-weight-complex="normal"/>
    </style:style>
    <style:style style:name="P108" style:family="paragraph" style:parent-style-name="Standard">
      <style:text-properties fo:font-style="normal" fo:font-weight="normal" officeooo:rsid="008e7984" officeooo:paragraph-rsid="0026c722" style:font-style-asian="normal" style:font-weight-asian="normal" style:font-style-complex="normal" style:font-weight-complex="normal"/>
    </style:style>
    <style:style style:name="P109" style:family="paragraph" style:parent-style-name="Standard">
      <style:text-properties fo:font-style="normal" fo:font-weight="normal" officeooo:rsid="008f11be" officeooo:paragraph-rsid="0026c722" style:font-style-asian="normal" style:font-weight-asian="normal" style:font-style-complex="normal" style:font-weight-complex="normal"/>
    </style:style>
    <style:style style:name="P110" style:family="paragraph" style:parent-style-name="Standard">
      <style:text-properties fo:font-style="normal" fo:font-weight="normal" officeooo:rsid="0090bc77" officeooo:paragraph-rsid="0026c722" style:font-style-asian="normal" style:font-weight-asian="normal" style:font-style-complex="normal" style:font-weight-complex="normal"/>
    </style:style>
    <style:style style:name="P111" style:family="paragraph" style:parent-style-name="Standard">
      <style:text-properties fo:font-style="normal" fo:font-weight="normal" officeooo:rsid="009103ef" officeooo:paragraph-rsid="0026c722" style:font-style-asian="normal" style:font-weight-asian="normal" style:font-style-complex="normal" style:font-weight-complex="normal"/>
    </style:style>
    <style:style style:name="P112" style:family="paragraph" style:parent-style-name="Standard">
      <style:text-properties fo:font-style="normal" fo:font-weight="normal" officeooo:rsid="00922a32" officeooo:paragraph-rsid="0026c722" style:font-style-asian="normal" style:font-weight-asian="normal" style:font-style-complex="normal" style:font-weight-complex="normal"/>
    </style:style>
    <style:style style:name="P113" style:family="paragraph" style:parent-style-name="Standard">
      <style:text-properties fo:font-style="normal" fo:font-weight="normal" officeooo:rsid="0093f470" officeooo:paragraph-rsid="0026c722" style:font-style-asian="normal" style:font-weight-asian="normal" style:font-style-complex="normal" style:font-weight-complex="normal"/>
    </style:style>
    <style:style style:name="P114" style:family="paragraph" style:parent-style-name="Standard">
      <style:text-properties fo:font-style="normal" fo:font-weight="normal" officeooo:rsid="0094c4ae" officeooo:paragraph-rsid="0026c722" style:font-style-asian="normal" style:font-weight-asian="normal" style:font-style-complex="normal" style:font-weight-complex="normal"/>
    </style:style>
    <style:style style:name="P115" style:family="paragraph" style:parent-style-name="Standard">
      <style:text-properties fo:font-style="normal" fo:font-weight="normal" officeooo:rsid="0095061b" officeooo:paragraph-rsid="0026c722" style:font-style-asian="normal" style:font-weight-asian="normal" style:font-style-complex="normal" style:font-weight-complex="normal"/>
    </style:style>
    <style:style style:name="P116" style:family="paragraph" style:parent-style-name="Standard">
      <style:text-properties fo:font-style="normal" fo:font-weight="normal" officeooo:rsid="00960d69" officeooo:paragraph-rsid="0026c722" style:font-style-asian="normal" style:font-weight-asian="normal" style:font-style-complex="normal" style:font-weight-complex="normal"/>
    </style:style>
    <style:style style:name="P117" style:family="paragraph" style:parent-style-name="Standard">
      <style:text-properties fo:font-style="normal" fo:font-weight="normal" officeooo:rsid="009871da" officeooo:paragraph-rsid="0026c722" style:font-style-asian="normal" style:font-weight-asian="normal" style:font-style-complex="normal" style:font-weight-complex="normal"/>
    </style:style>
    <style:style style:name="P118" style:family="paragraph" style:parent-style-name="Standard">
      <style:text-properties fo:font-style="normal" fo:font-weight="normal" officeooo:rsid="0098c8e9" officeooo:paragraph-rsid="0026c722" style:font-style-asian="normal" style:font-weight-asian="normal" style:font-style-complex="normal" style:font-weight-complex="normal"/>
    </style:style>
    <style:style style:name="P119" style:family="paragraph" style:parent-style-name="Standard">
      <style:text-properties fo:font-style="normal" fo:font-weight="normal" officeooo:rsid="009a9276" officeooo:paragraph-rsid="0026c722" style:font-style-asian="normal" style:font-weight-asian="normal" style:font-style-complex="normal" style:font-weight-complex="normal"/>
    </style:style>
    <style:style style:name="P120" style:family="paragraph" style:parent-style-name="Standard">
      <style:text-properties fo:font-style="normal" fo:font-weight="normal" officeooo:rsid="009bf2f1" officeooo:paragraph-rsid="0026c722" style:font-style-asian="normal" style:font-weight-asian="normal" style:font-style-complex="normal" style:font-weight-complex="normal"/>
    </style:style>
    <style:style style:name="P121" style:family="paragraph" style:parent-style-name="Standard">
      <style:text-properties fo:font-style="normal" fo:font-weight="normal" officeooo:rsid="009ce934" officeooo:paragraph-rsid="0026c722" style:font-style-asian="normal" style:font-weight-asian="normal" style:font-style-complex="normal" style:font-weight-complex="normal"/>
    </style:style>
    <style:style style:name="P122" style:family="paragraph" style:parent-style-name="Standard">
      <style:text-properties fo:font-style="normal" fo:font-weight="normal" officeooo:rsid="009e4b4e" officeooo:paragraph-rsid="0026c722" style:font-style-asian="normal" style:font-weight-asian="normal" style:font-style-complex="normal" style:font-weight-complex="normal"/>
    </style:style>
    <style:style style:name="P123" style:family="paragraph" style:parent-style-name="Standard">
      <style:text-properties fo:font-style="normal" fo:font-weight="normal" officeooo:rsid="009fddf6" officeooo:paragraph-rsid="0026c722" style:font-style-asian="normal" style:font-weight-asian="normal" style:font-style-complex="normal" style:font-weight-complex="normal"/>
    </style:style>
    <style:style style:name="P124" style:family="paragraph" style:parent-style-name="Standard">
      <style:text-properties fo:font-style="normal" fo:font-weight="normal" officeooo:rsid="00a18924" officeooo:paragraph-rsid="0026c722" style:font-style-asian="normal" style:font-weight-asian="normal" style:font-style-complex="normal" style:font-weight-complex="normal"/>
    </style:style>
    <style:style style:name="P125" style:family="paragraph" style:parent-style-name="Standard">
      <style:text-properties fo:font-style="normal" fo:font-weight="normal" officeooo:rsid="00a194d5" officeooo:paragraph-rsid="0026c722" style:font-style-asian="normal" style:font-weight-asian="normal" style:font-style-complex="normal" style:font-weight-complex="normal"/>
    </style:style>
    <style:style style:name="P126" style:family="paragraph" style:parent-style-name="Standard">
      <style:text-properties fo:font-style="normal" fo:font-weight="normal" officeooo:rsid="00a3476f" officeooo:paragraph-rsid="0026c722" style:font-style-asian="normal" style:font-weight-asian="normal" style:font-style-complex="normal" style:font-weight-complex="normal"/>
    </style:style>
    <style:style style:name="P127" style:family="paragraph" style:parent-style-name="Standard">
      <style:text-properties fo:font-style="normal" fo:font-weight="normal" officeooo:rsid="00a50baa" officeooo:paragraph-rsid="0026c722" style:font-style-asian="normal" style:font-weight-asian="normal" style:font-style-complex="normal" style:font-weight-complex="normal"/>
    </style:style>
    <style:style style:name="P128" style:family="paragraph" style:parent-style-name="Standard">
      <style:text-properties fo:font-style="normal" fo:font-weight="normal" officeooo:rsid="00a5a4f7" officeooo:paragraph-rsid="0026c722" style:font-style-asian="normal" style:font-weight-asian="normal" style:font-style-complex="normal" style:font-weight-complex="normal"/>
    </style:style>
    <style:style style:name="P129" style:family="paragraph" style:parent-style-name="Standard">
      <style:text-properties fo:font-style="normal" fo:font-weight="normal" officeooo:rsid="00a69fed" officeooo:paragraph-rsid="0026c722" style:font-style-asian="normal" style:font-weight-asian="normal" style:font-style-complex="normal" style:font-weight-complex="normal"/>
    </style:style>
    <style:style style:name="P130" style:family="paragraph" style:parent-style-name="Standard">
      <style:text-properties fo:font-style="normal" fo:font-weight="normal" officeooo:rsid="00a89e7f" officeooo:paragraph-rsid="0026c722" style:font-style-asian="normal" style:font-weight-asian="normal" style:font-style-complex="normal" style:font-weight-complex="normal"/>
    </style:style>
    <style:style style:name="P131" style:family="paragraph" style:parent-style-name="Standard">
      <style:text-properties fo:font-style="normal" fo:font-weight="normal" officeooo:rsid="00a8e669" officeooo:paragraph-rsid="0026c722" style:font-style-asian="normal" style:font-weight-asian="normal" style:font-style-complex="normal" style:font-weight-complex="normal"/>
    </style:style>
    <style:style style:name="P132" style:family="paragraph" style:parent-style-name="Standard">
      <style:text-properties fo:font-style="normal" fo:font-weight="normal" officeooo:rsid="00aa9696" officeooo:paragraph-rsid="0026c722" style:font-style-asian="normal" style:font-weight-asian="normal" style:font-style-complex="normal" style:font-weight-complex="normal"/>
    </style:style>
    <style:style style:name="P133" style:family="paragraph" style:parent-style-name="Standard">
      <style:text-properties fo:font-style="normal" fo:font-weight="normal" officeooo:rsid="00ab051b" officeooo:paragraph-rsid="0026c722" style:font-style-asian="normal" style:font-weight-asian="normal" style:font-style-complex="normal" style:font-weight-complex="normal"/>
    </style:style>
    <style:style style:name="P134" style:family="paragraph" style:parent-style-name="Standard">
      <style:text-properties fo:font-style="normal" fo:font-weight="normal" officeooo:rsid="00ac3564" officeooo:paragraph-rsid="0026c722" style:font-style-asian="normal" style:font-weight-asian="normal" style:font-style-complex="normal" style:font-weight-complex="normal"/>
    </style:style>
    <style:style style:name="P135" style:family="paragraph" style:parent-style-name="Standard">
      <style:text-properties fo:font-style="normal" fo:font-weight="normal" officeooo:rsid="00ad2aa1" officeooo:paragraph-rsid="0026c722" style:font-style-asian="normal" style:font-weight-asian="normal" style:font-style-complex="normal" style:font-weight-complex="normal"/>
    </style:style>
    <style:style style:name="P136" style:family="paragraph" style:parent-style-name="Standard">
      <style:text-properties fo:font-style="normal" fo:font-weight="normal" officeooo:rsid="00ad578b" officeooo:paragraph-rsid="0026c722" style:font-style-asian="normal" style:font-weight-asian="normal" style:font-style-complex="normal" style:font-weight-complex="normal"/>
    </style:style>
    <style:style style:name="P137" style:family="paragraph" style:parent-style-name="Standard">
      <style:text-properties fo:font-style="normal" fo:font-weight="normal" officeooo:rsid="00ad9026" officeooo:paragraph-rsid="0026c722" style:font-style-asian="normal" style:font-weight-asian="normal" style:font-style-complex="normal" style:font-weight-complex="normal"/>
    </style:style>
    <style:style style:name="P138" style:family="paragraph" style:parent-style-name="Standard">
      <style:text-properties fo:font-style="normal" fo:font-weight="normal" officeooo:rsid="00ae6225" officeooo:paragraph-rsid="0026c722" style:font-style-asian="normal" style:font-weight-asian="normal" style:font-style-complex="normal" style:font-weight-complex="normal"/>
    </style:style>
    <style:style style:name="P139" style:family="paragraph" style:parent-style-name="Standard">
      <style:text-properties fo:font-style="normal" fo:font-weight="normal" officeooo:rsid="00af99e7" officeooo:paragraph-rsid="0026c722" style:font-style-asian="normal" style:font-weight-asian="normal" style:font-style-complex="normal" style:font-weight-complex="normal"/>
    </style:style>
    <style:style style:name="P140" style:family="paragraph" style:parent-style-name="Standard">
      <style:text-properties fo:font-style="normal" fo:font-weight="normal" officeooo:rsid="00b0aad5" officeooo:paragraph-rsid="0026c722" style:font-style-asian="normal" style:font-weight-asian="normal" style:font-style-complex="normal" style:font-weight-complex="normal"/>
    </style:style>
    <style:style style:name="P141" style:family="paragraph" style:parent-style-name="Standard">
      <style:text-properties fo:font-style="normal" fo:font-weight="normal" officeooo:rsid="00b297cd" officeooo:paragraph-rsid="0026c722" style:font-style-asian="normal" style:font-weight-asian="normal" style:font-style-complex="normal" style:font-weight-complex="normal"/>
    </style:style>
    <style:style style:name="P142" style:family="paragraph" style:parent-style-name="Standard">
      <style:text-properties fo:font-style="normal" fo:font-weight="normal" officeooo:rsid="00b35b45" officeooo:paragraph-rsid="0026c722" style:font-style-asian="normal" style:font-weight-asian="normal" style:font-style-complex="normal" style:font-weight-complex="normal"/>
    </style:style>
    <style:style style:name="P143" style:family="paragraph" style:parent-style-name="Standard">
      <style:text-properties fo:font-style="normal" fo:font-weight="normal" officeooo:rsid="00b3a8f8" officeooo:paragraph-rsid="0026c722" style:font-style-asian="normal" style:font-weight-asian="normal" style:font-style-complex="normal" style:font-weight-complex="normal"/>
    </style:style>
    <style:style style:name="P144" style:family="paragraph" style:parent-style-name="Standard">
      <style:text-properties fo:font-style="normal" fo:font-weight="normal" officeooo:rsid="00b4368a" officeooo:paragraph-rsid="0026c722" style:font-style-asian="normal" style:font-weight-asian="normal" style:font-style-complex="normal" style:font-weight-complex="normal"/>
    </style:style>
    <style:style style:name="P145" style:family="paragraph" style:parent-style-name="Standard">
      <style:text-properties fo:font-style="normal" fo:font-weight="normal" officeooo:rsid="00b52a76" officeooo:paragraph-rsid="0026c722" style:font-style-asian="normal" style:font-weight-asian="normal" style:font-style-complex="normal" style:font-weight-complex="normal"/>
    </style:style>
    <style:style style:name="P146" style:family="paragraph" style:parent-style-name="Standard">
      <style:text-properties fo:font-style="normal" fo:font-weight="normal" officeooo:rsid="00b68f85" officeooo:paragraph-rsid="0026c722" style:font-style-asian="normal" style:font-weight-asian="normal" style:font-style-complex="normal" style:font-weight-complex="normal"/>
    </style:style>
    <style:style style:name="P147" style:family="paragraph" style:parent-style-name="Standard">
      <style:text-properties fo:font-style="normal" fo:font-weight="normal" officeooo:rsid="00b82bb6" officeooo:paragraph-rsid="0026c722" style:font-style-asian="normal" style:font-weight-asian="normal" style:font-style-complex="normal" style:font-weight-complex="normal"/>
    </style:style>
    <style:style style:name="P148" style:family="paragraph" style:parent-style-name="Standard">
      <style:text-properties fo:font-style="normal" fo:font-weight="normal" officeooo:rsid="00a2024d" officeooo:paragraph-rsid="0026c722" style:font-style-asian="normal" style:font-weight-asian="normal" style:font-style-complex="normal" style:font-weight-complex="normal"/>
    </style:style>
    <style:style style:name="P149" style:family="paragraph" style:parent-style-name="Standard">
      <style:text-properties fo:font-style="normal" fo:font-weight="normal" officeooo:rsid="00759f38" officeooo:paragraph-rsid="0026c722" style:font-style-asian="normal" style:font-weight-asian="normal" style:font-style-complex="normal" style:font-weight-complex="normal"/>
    </style:style>
    <style:style style:name="P150" style:family="paragraph" style:parent-style-name="Standard">
      <style:text-properties fo:font-style="normal" fo:font-weight="normal" officeooo:rsid="0075e34b" officeooo:paragraph-rsid="0026c722" style:font-style-asian="normal" style:font-weight-asian="normal" style:font-style-complex="normal" style:font-weight-complex="normal"/>
    </style:style>
    <style:style style:name="P151" style:family="paragraph" style:parent-style-name="Standard">
      <style:text-properties fo:font-style="normal" fo:font-weight="normal" officeooo:rsid="007620b7" officeooo:paragraph-rsid="0026c722" style:font-style-asian="normal" style:font-weight-asian="normal" style:font-style-complex="normal" style:font-weight-complex="normal"/>
    </style:style>
    <style:style style:name="P152" style:family="paragraph" style:parent-style-name="Standard">
      <style:text-properties fo:font-style="normal" fo:font-weight="normal" officeooo:rsid="00774718" officeooo:paragraph-rsid="0026c722" style:font-style-asian="normal" style:font-weight-asian="normal" style:font-style-complex="normal" style:font-weight-complex="normal"/>
    </style:style>
    <style:style style:name="P153" style:family="paragraph" style:parent-style-name="Standard">
      <style:text-properties fo:font-style="normal" fo:font-weight="normal" officeooo:rsid="00775c75" officeooo:paragraph-rsid="0026c722" style:font-style-asian="normal" style:font-weight-asian="normal" style:font-style-complex="normal" style:font-weight-complex="normal"/>
    </style:style>
    <style:style style:name="P154" style:family="paragraph" style:parent-style-name="Standard">
      <style:text-properties fo:font-style="normal" fo:font-weight="normal" officeooo:rsid="00786989" officeooo:paragraph-rsid="0026c722" style:font-style-asian="normal" style:font-weight-asian="normal" style:font-style-complex="normal" style:font-weight-complex="normal"/>
    </style:style>
    <style:style style:name="P155" style:family="paragraph" style:parent-style-name="Standard">
      <style:text-properties fo:font-style="normal" fo:font-weight="normal" officeooo:rsid="007911df" officeooo:paragraph-rsid="0026c722" style:font-style-asian="normal" style:font-weight-asian="normal" style:font-style-complex="normal" style:font-weight-complex="normal"/>
    </style:style>
    <style:style style:name="P156" style:family="paragraph" style:parent-style-name="Standard">
      <style:text-properties fo:font-style="normal" fo:font-weight="normal" officeooo:rsid="00795d59" officeooo:paragraph-rsid="0026c722" style:font-style-asian="normal" style:font-weight-asian="normal" style:font-style-complex="normal" style:font-weight-complex="normal"/>
    </style:style>
    <style:style style:name="P157" style:family="paragraph" style:parent-style-name="Standard">
      <style:text-properties fo:font-style="normal" fo:font-weight="normal" officeooo:rsid="00799e32" officeooo:paragraph-rsid="0026c722" style:font-style-asian="normal" style:font-weight-asian="normal" style:font-style-complex="normal" style:font-weight-complex="normal"/>
    </style:style>
    <style:style style:name="P158" style:family="paragraph" style:parent-style-name="Standard">
      <style:text-properties fo:font-style="normal" fo:font-weight="normal" officeooo:rsid="007b7bc2" officeooo:paragraph-rsid="0026c722" style:font-style-asian="normal" style:font-weight-asian="normal" style:font-style-complex="normal" style:font-weight-complex="normal"/>
    </style:style>
    <style:style style:name="P159" style:family="paragraph" style:parent-style-name="Standard">
      <style:text-properties fo:font-style="normal" fo:font-weight="normal" officeooo:rsid="007c3514" officeooo:paragraph-rsid="0026c722" style:font-style-asian="normal" style:font-weight-asian="normal" style:font-style-complex="normal" style:font-weight-complex="normal"/>
    </style:style>
    <style:style style:name="P160" style:family="paragraph" style:parent-style-name="Standard">
      <style:text-properties fo:font-style="normal" fo:font-weight="normal" officeooo:rsid="007d587b" officeooo:paragraph-rsid="0026c722" style:font-style-asian="normal" style:font-weight-asian="normal" style:font-style-complex="normal" style:font-weight-complex="normal"/>
    </style:style>
    <style:style style:name="P161" style:family="paragraph" style:parent-style-name="Standard">
      <style:text-properties fo:font-style="normal" fo:font-weight="normal" officeooo:rsid="007eb22d" officeooo:paragraph-rsid="0026c722" style:font-style-asian="normal" style:font-weight-asian="normal" style:font-style-complex="normal" style:font-weight-complex="normal"/>
    </style:style>
    <style:style style:name="P162" style:family="paragraph" style:parent-style-name="Standard">
      <style:text-properties fo:font-style="normal" fo:font-weight="normal" officeooo:rsid="0081ecd3" officeooo:paragraph-rsid="0026c722" style:font-style-asian="normal" style:font-weight-asian="normal" style:font-style-complex="normal" style:font-weight-complex="normal"/>
    </style:style>
    <style:style style:name="P163" style:family="paragraph" style:parent-style-name="Standard">
      <style:text-properties fo:font-style="normal" fo:font-weight="normal" officeooo:rsid="007f10d0" officeooo:paragraph-rsid="0026c722" style:font-style-asian="normal" style:font-weight-asian="normal" style:font-style-complex="normal" style:font-weight-complex="normal"/>
    </style:style>
    <style:style style:name="P164" style:family="paragraph" style:parent-style-name="Standard">
      <style:text-properties fo:font-style="normal" fo:font-weight="normal" officeooo:rsid="007f6ec7" officeooo:paragraph-rsid="0026c722" style:font-style-asian="normal" style:font-weight-asian="normal" style:font-style-complex="normal" style:font-weight-complex="normal"/>
    </style:style>
    <style:style style:name="P165" style:family="paragraph" style:parent-style-name="Standard">
      <style:text-properties fo:font-style="normal" fo:font-weight="normal" officeooo:rsid="008040eb" officeooo:paragraph-rsid="0026c722" style:font-style-asian="normal" style:font-weight-asian="normal" style:font-style-complex="normal" style:font-weight-complex="normal"/>
    </style:style>
    <style:style style:name="P166" style:family="paragraph" style:parent-style-name="Standard">
      <style:text-properties fo:font-style="normal" fo:font-weight="normal" officeooo:rsid="0089eeff" officeooo:paragraph-rsid="0026c722" style:font-style-asian="normal" style:font-weight-asian="normal" style:font-style-complex="normal" style:font-weight-complex="normal"/>
    </style:style>
    <style:style style:name="P167" style:family="paragraph" style:parent-style-name="Standard">
      <style:text-properties fo:font-style="normal" fo:font-weight="normal" officeooo:rsid="008adad3" officeooo:paragraph-rsid="0026c722" style:font-style-asian="normal" style:font-weight-asian="normal" style:font-style-complex="normal" style:font-weight-complex="normal"/>
    </style:style>
    <style:style style:name="P168" style:family="paragraph" style:parent-style-name="Standard">
      <style:text-properties fo:font-style="normal" fo:font-weight="normal" officeooo:rsid="0088a3c9" officeooo:paragraph-rsid="0026c722" style:font-style-asian="normal" style:font-weight-asian="normal" style:font-style-complex="normal" style:font-weight-complex="normal"/>
    </style:style>
    <style:style style:name="P169" style:family="paragraph" style:parent-style-name="Standard">
      <style:text-properties fo:font-style="normal" fo:font-weight="normal" officeooo:rsid="0088a3c9" officeooo:paragraph-rsid="0065fa3f" style:font-style-asian="normal" style:font-weight-asian="normal" style:font-style-complex="normal" style:font-weight-complex="normal"/>
    </style:style>
    <style:style style:name="P170" style:family="paragraph" style:parent-style-name="Standard">
      <style:text-properties fo:font-style="normal" fo:font-weight="normal" officeooo:rsid="0088a3c9" officeooo:paragraph-rsid="00673bd9" style:font-style-asian="normal" style:font-weight-asian="normal" style:font-style-complex="normal" style:font-weight-complex="normal"/>
    </style:style>
    <style:style style:name="P171" style:family="paragraph" style:parent-style-name="Standard">
      <style:text-properties fo:font-style="normal" fo:font-weight="normal" officeooo:rsid="008c91c6" officeooo:paragraph-rsid="0026c722" style:font-style-asian="normal" style:font-weight-asian="normal" style:font-style-complex="normal" style:font-weight-complex="normal"/>
    </style:style>
    <style:style style:name="P172" style:family="paragraph" style:parent-style-name="Standard">
      <style:text-properties fo:font-style="normal" fo:font-weight="normal" officeooo:rsid="008c926e" officeooo:paragraph-rsid="0026c722" style:font-style-asian="normal" style:font-weight-asian="normal" style:font-style-complex="normal" style:font-weight-complex="normal"/>
    </style:style>
    <style:style style:name="P173" style:family="paragraph" style:parent-style-name="Standard">
      <style:text-properties fo:font-style="normal" fo:font-weight="normal" officeooo:rsid="008d7595" officeooo:paragraph-rsid="0026c722" style:font-style-asian="normal" style:font-weight-asian="normal" style:font-style-complex="normal" style:font-weight-complex="normal"/>
    </style:style>
    <style:style style:name="P174" style:family="paragraph" style:parent-style-name="Standard">
      <style:text-properties fo:font-style="normal" fo:font-weight="normal" officeooo:rsid="008e0324" officeooo:paragraph-rsid="0026c722" style:font-style-asian="normal" style:font-weight-asian="normal" style:font-style-complex="normal" style:font-weight-complex="normal"/>
    </style:style>
    <style:style style:name="P175" style:family="paragraph" style:parent-style-name="Standard">
      <style:text-properties fo:font-style="normal" fo:font-weight="normal" officeooo:rsid="008fd25f" officeooo:paragraph-rsid="0026c722" style:font-style-asian="normal" style:font-weight-asian="normal" style:font-style-complex="normal" style:font-weight-complex="normal"/>
    </style:style>
    <style:style style:name="P176" style:family="paragraph" style:parent-style-name="Standard">
      <style:text-properties fo:font-style="normal" fo:font-weight="normal" officeooo:rsid="0096beb4" officeooo:paragraph-rsid="0026c722" style:font-style-asian="normal" style:font-weight-asian="normal" style:font-style-complex="normal" style:font-weight-complex="normal"/>
    </style:style>
    <style:style style:name="P177" style:family="paragraph" style:parent-style-name="Standard">
      <style:text-properties fo:font-style="normal" fo:font-weight="normal" officeooo:rsid="0098772e" officeooo:paragraph-rsid="0026c722" style:font-style-asian="normal" style:font-weight-asian="normal" style:font-style-complex="normal" style:font-weight-complex="normal"/>
    </style:style>
    <style:style style:name="P178" style:family="paragraph" style:parent-style-name="Standard">
      <style:text-properties fo:font-style="normal" fo:font-weight="normal" officeooo:rsid="0099e459" officeooo:paragraph-rsid="0026c722" style:font-style-asian="normal" style:font-weight-asian="normal" style:font-style-complex="normal" style:font-weight-complex="normal"/>
    </style:style>
    <style:style style:name="P179" style:family="paragraph" style:parent-style-name="Standard">
      <style:text-properties fo:font-style="normal" fo:font-weight="normal" officeooo:rsid="009b62ea" officeooo:paragraph-rsid="0026c722" style:font-style-asian="normal" style:font-weight-asian="normal" style:font-style-complex="normal" style:font-weight-complex="normal"/>
    </style:style>
    <style:style style:name="P180" style:family="paragraph" style:parent-style-name="Standard">
      <style:text-properties fo:font-style="normal" fo:font-weight="normal" officeooo:rsid="009bc413" officeooo:paragraph-rsid="0026c722" style:font-style-asian="normal" style:font-weight-asian="normal" style:font-style-complex="normal" style:font-weight-complex="normal"/>
    </style:style>
    <style:style style:name="P181" style:family="paragraph" style:parent-style-name="Standard">
      <style:text-properties fo:font-style="normal" fo:font-weight="normal" officeooo:rsid="009d5f0a" officeooo:paragraph-rsid="0026c722" style:font-style-asian="normal" style:font-weight-asian="normal" style:font-style-complex="normal" style:font-weight-complex="normal"/>
    </style:style>
    <style:style style:name="P182" style:family="paragraph" style:parent-style-name="Standard">
      <style:text-properties fo:font-style="normal" fo:font-weight="normal" officeooo:rsid="00923f07" officeooo:paragraph-rsid="0026c722" style:font-style-asian="normal" style:font-weight-asian="normal" style:font-style-complex="normal" style:font-weight-complex="normal"/>
    </style:style>
    <style:style style:name="P183" style:family="paragraph" style:parent-style-name="Standard">
      <style:text-properties fo:font-style="normal" fo:font-weight="normal" officeooo:rsid="0093413c" officeooo:paragraph-rsid="0026c722" style:font-style-asian="normal" style:font-weight-asian="normal" style:font-style-complex="normal" style:font-weight-complex="normal"/>
    </style:style>
    <style:style style:name="P184" style:family="paragraph" style:parent-style-name="Standard">
      <style:text-properties fo:font-style="normal" fo:font-weight="normal" officeooo:rsid="00953f54" officeooo:paragraph-rsid="0026c722" style:font-style-asian="normal" style:font-weight-asian="normal" style:font-style-complex="normal" style:font-weight-complex="normal"/>
    </style:style>
    <style:style style:name="P185" style:family="paragraph" style:parent-style-name="Standard">
      <style:text-properties fo:font-style="normal" fo:font-weight="normal" officeooo:rsid="00a060cc" officeooo:paragraph-rsid="0026c722" style:font-style-asian="normal" style:font-weight-asian="normal" style:font-style-complex="normal" style:font-weight-complex="normal"/>
    </style:style>
    <style:style style:name="P186" style:family="paragraph" style:parent-style-name="Standard">
      <style:text-properties fo:font-style="normal" fo:font-weight="normal" officeooo:rsid="00a19403" officeooo:paragraph-rsid="0026c722" style:font-style-asian="normal" style:font-weight-asian="normal" style:font-style-complex="normal" style:font-weight-complex="normal"/>
    </style:style>
    <style:style style:name="P187" style:family="paragraph" style:parent-style-name="Standard">
      <style:text-properties fo:font-style="normal" fo:font-weight="normal" officeooo:rsid="0073ec4a" officeooo:paragraph-rsid="0026c722" style:font-style-asian="normal" style:font-weight-asian="normal" style:font-style-complex="normal" style:font-weight-complex="normal"/>
    </style:style>
    <style:style style:name="P188" style:family="paragraph" style:parent-style-name="Standard">
      <style:text-properties fo:font-style="normal" fo:font-weight="normal" officeooo:rsid="00680cdf" officeooo:paragraph-rsid="0026c722" style:font-style-asian="normal" style:font-weight-asian="normal" style:font-style-complex="normal" style:font-weight-complex="normal"/>
    </style:style>
    <style:style style:name="P189" style:family="paragraph" style:parent-style-name="Standard">
      <style:text-properties fo:font-style="normal" fo:font-weight="normal" officeooo:rsid="00692725" officeooo:paragraph-rsid="0026c722" style:font-style-asian="normal" style:font-weight-asian="normal" style:font-style-complex="normal" style:font-weight-complex="normal"/>
    </style:style>
    <style:style style:name="P190" style:family="paragraph" style:parent-style-name="Standard">
      <style:text-properties fo:font-style="normal" fo:font-weight="normal" officeooo:rsid="00699e4e" officeooo:paragraph-rsid="0026c722" style:font-style-asian="normal" style:font-weight-asian="normal" style:font-style-complex="normal" style:font-weight-complex="normal"/>
    </style:style>
    <style:style style:name="P191" style:family="paragraph" style:parent-style-name="Standard">
      <style:text-properties fo:font-style="normal" fo:font-weight="normal" officeooo:rsid="006aae72" officeooo:paragraph-rsid="0026c722" style:font-style-asian="normal" style:font-weight-asian="normal" style:font-style-complex="normal" style:font-weight-complex="normal"/>
    </style:style>
    <style:style style:name="P192" style:family="paragraph" style:parent-style-name="Standard">
      <style:text-properties fo:font-style="normal" fo:font-weight="normal" officeooo:rsid="006bb926" officeooo:paragraph-rsid="0026c722" style:font-style-asian="normal" style:font-weight-asian="normal" style:font-style-complex="normal" style:font-weight-complex="normal"/>
    </style:style>
    <style:style style:name="P193" style:family="paragraph" style:parent-style-name="Standard">
      <style:text-properties fo:font-style="normal" fo:font-weight="normal" officeooo:rsid="006c7dd8" officeooo:paragraph-rsid="0026c722" style:font-style-asian="normal" style:font-weight-asian="normal" style:font-style-complex="normal" style:font-weight-complex="normal"/>
    </style:style>
    <style:style style:name="P194" style:family="paragraph" style:parent-style-name="Standard">
      <style:text-properties fo:font-style="normal" fo:font-weight="normal" officeooo:rsid="006e2a64" officeooo:paragraph-rsid="0026c722" style:font-style-asian="normal" style:font-weight-asian="normal" style:font-style-complex="normal" style:font-weight-complex="normal"/>
    </style:style>
    <style:style style:name="P195" style:family="paragraph" style:parent-style-name="Standard">
      <style:text-properties fo:font-style="normal" fo:font-weight="normal" officeooo:rsid="006f8831" officeooo:paragraph-rsid="0026c722" style:font-style-asian="normal" style:font-weight-asian="normal" style:font-style-complex="normal" style:font-weight-complex="normal"/>
    </style:style>
    <style:style style:name="P196" style:family="paragraph" style:parent-style-name="Standard">
      <style:text-properties fo:font-style="normal" fo:font-weight="normal" officeooo:rsid="006ec392" officeooo:paragraph-rsid="0026c722" style:font-style-asian="normal" style:font-weight-asian="normal" style:font-style-complex="normal" style:font-weight-complex="normal"/>
    </style:style>
    <style:style style:name="P197" style:family="paragraph" style:parent-style-name="Standard">
      <style:text-properties fo:font-style="normal" fo:font-weight="normal" officeooo:rsid="007115ff" officeooo:paragraph-rsid="0026c722" style:font-style-asian="normal" style:font-weight-asian="normal" style:font-style-complex="normal" style:font-weight-complex="normal"/>
    </style:style>
    <style:style style:name="P198" style:family="paragraph" style:parent-style-name="Standard">
      <style:text-properties fo:font-style="normal" fo:font-weight="normal" officeooo:rsid="007189f6" officeooo:paragraph-rsid="0026c722" style:font-style-asian="normal" style:font-weight-asian="normal" style:font-style-complex="normal" style:font-weight-complex="normal"/>
    </style:style>
    <style:style style:name="P199" style:family="paragraph" style:parent-style-name="Standard">
      <style:text-properties fo:font-style="normal" fo:font-weight="normal" officeooo:rsid="0071b191" officeooo:paragraph-rsid="0026c722" style:font-style-asian="normal" style:font-weight-asian="normal" style:font-style-complex="normal" style:font-weight-complex="normal"/>
    </style:style>
    <style:style style:name="P200" style:family="paragraph" style:parent-style-name="Standard">
      <style:text-properties fo:font-style="normal" fo:font-weight="normal" officeooo:rsid="00728465" officeooo:paragraph-rsid="0026c722" style:font-style-asian="normal" style:font-weight-asian="normal" style:font-style-complex="normal" style:font-weight-complex="normal"/>
    </style:style>
    <style:style style:name="P201" style:family="paragraph" style:parent-style-name="Standard">
      <style:text-properties fo:font-style="normal" fo:font-weight="normal" officeooo:rsid="0073169b" officeooo:paragraph-rsid="0026c722" style:font-style-asian="normal" style:font-weight-asian="normal" style:font-style-complex="normal" style:font-weight-complex="normal"/>
    </style:style>
    <style:style style:name="P202" style:family="paragraph" style:parent-style-name="Standard">
      <style:text-properties fo:font-style="normal" fo:font-weight="normal" officeooo:rsid="002f0c4c" officeooo:paragraph-rsid="002f0c4c" style:font-style-asian="normal" style:font-weight-asian="normal" style:font-style-complex="normal" style:font-weight-complex="normal"/>
    </style:style>
    <style:style style:name="P203" style:family="paragraph" style:parent-style-name="Standard">
      <style:text-properties fo:font-style="normal" fo:font-weight="normal" officeooo:rsid="0030c6e8" officeooo:paragraph-rsid="0030c6e8" style:font-style-asian="normal" style:font-weight-asian="normal" style:font-style-complex="normal" style:font-weight-complex="normal"/>
    </style:style>
    <style:style style:name="P204" style:family="paragraph" style:parent-style-name="Standard">
      <style:text-properties fo:font-style="normal" fo:font-weight="normal" officeooo:rsid="00311d4b" officeooo:paragraph-rsid="00311d4b" style:font-style-asian="normal" style:font-weight-asian="normal" style:font-style-complex="normal" style:font-weight-complex="normal"/>
    </style:style>
    <style:style style:name="P205" style:family="paragraph" style:parent-style-name="Standard">
      <style:text-properties fo:font-style="normal" fo:font-weight="normal" officeooo:rsid="0033086e" officeooo:paragraph-rsid="0033086e" style:font-style-asian="normal" style:font-weight-asian="normal" style:font-style-complex="normal" style:font-weight-complex="normal"/>
    </style:style>
    <style:style style:name="P206" style:family="paragraph" style:parent-style-name="Standard">
      <style:text-properties fo:font-style="normal" fo:font-weight="normal" officeooo:rsid="0033086e" officeooo:paragraph-rsid="0034bc8d" style:font-style-asian="normal" style:font-weight-asian="normal" style:font-style-complex="normal" style:font-weight-complex="normal"/>
    </style:style>
    <style:style style:name="P207" style:family="paragraph" style:parent-style-name="Standard">
      <style:text-properties fo:font-style="normal" fo:font-weight="normal" officeooo:rsid="0034bc8d" officeooo:paragraph-rsid="0034bc8d" style:font-style-asian="normal" style:font-weight-asian="normal" style:font-style-complex="normal" style:font-weight-complex="normal"/>
    </style:style>
    <style:style style:name="P208" style:family="paragraph" style:parent-style-name="Standard">
      <style:text-properties fo:font-style="normal" fo:font-weight="normal" officeooo:rsid="003590c5" officeooo:paragraph-rsid="003590c5" style:font-style-asian="normal" style:font-weight-asian="normal" style:font-style-complex="normal" style:font-weight-complex="normal"/>
    </style:style>
    <style:style style:name="P209" style:family="paragraph" style:parent-style-name="Standard">
      <style:text-properties fo:font-style="normal" fo:font-weight="normal" officeooo:rsid="00376b30" officeooo:paragraph-rsid="00376b30" style:font-style-asian="normal" style:font-weight-asian="normal" style:font-style-complex="normal" style:font-weight-complex="normal"/>
    </style:style>
    <style:style style:name="P210" style:family="paragraph" style:parent-style-name="Standard">
      <style:text-properties fo:font-style="normal" fo:font-weight="normal" officeooo:rsid="0065fa3f" officeooo:paragraph-rsid="00673bd9" style:font-style-asian="normal" style:font-weight-asian="normal" style:font-style-complex="normal" style:font-weight-complex="normal"/>
    </style:style>
    <style:style style:name="P211" style:family="paragraph" style:parent-style-name="Standard">
      <style:text-properties fo:font-style="normal" officeooo:rsid="0057b7ed" officeooo:paragraph-rsid="0026c722" style:font-style-asian="normal" style:font-style-complex="normal"/>
    </style:style>
    <style:style style:name="P212" style:family="paragraph" style:parent-style-name="Standard">
      <style:text-properties fo:font-style="normal" officeooo:rsid="0059abfc" officeooo:paragraph-rsid="0026c722" style:font-style-asian="normal" style:font-style-complex="normal"/>
    </style:style>
    <style:style style:name="P213" style:family="paragraph" style:parent-style-name="Standard">
      <style:text-properties fo:font-style="normal" officeooo:rsid="005ab397" officeooo:paragraph-rsid="0026c722" style:font-style-asian="normal" style:font-style-complex="normal"/>
    </style:style>
    <style:style style:name="P214" style:family="paragraph" style:parent-style-name="Standard">
      <style:text-properties fo:font-style="normal" officeooo:rsid="005aecfd" officeooo:paragraph-rsid="0026c722" style:font-style-asian="normal" style:font-style-complex="normal"/>
    </style:style>
    <style:style style:name="P215" style:family="paragraph" style:parent-style-name="Standard">
      <style:text-properties fo:font-style="normal" officeooo:rsid="005b8f12" officeooo:paragraph-rsid="0026c722" style:font-style-asian="normal" style:font-style-complex="normal"/>
    </style:style>
    <style:style style:name="P216" style:family="paragraph" style:parent-style-name="Standard">
      <style:text-properties fo:font-style="normal" officeooo:rsid="005be851" officeooo:paragraph-rsid="0026c722" style:font-style-asian="normal" style:font-style-complex="normal"/>
    </style:style>
    <style:style style:name="P217" style:family="paragraph" style:parent-style-name="Standard">
      <style:text-properties fo:font-style="normal" officeooo:rsid="005cf952" officeooo:paragraph-rsid="0026c722" style:font-style-asian="normal" style:font-style-complex="normal"/>
    </style:style>
    <style:style style:name="P218" style:family="paragraph" style:parent-style-name="Standard">
      <style:text-properties fo:font-style="normal" officeooo:rsid="005e27c5" officeooo:paragraph-rsid="0026c722" style:font-style-asian="normal" style:font-style-complex="normal"/>
    </style:style>
    <style:style style:name="P219" style:family="paragraph" style:parent-style-name="Standard">
      <style:text-properties fo:font-style="normal" officeooo:rsid="005ea01c" officeooo:paragraph-rsid="0026c722" style:font-style-asian="normal" style:font-style-complex="normal"/>
    </style:style>
    <style:style style:name="P220" style:family="paragraph" style:parent-style-name="Standard">
      <style:text-properties fo:font-style="normal" officeooo:rsid="005ff882" officeooo:paragraph-rsid="0026c722" style:font-style-asian="normal" style:font-style-complex="normal"/>
    </style:style>
    <style:style style:name="P221" style:family="paragraph" style:parent-style-name="Standard">
      <style:text-properties fo:font-style="normal" officeooo:rsid="006073ef" officeooo:paragraph-rsid="0026c722" style:font-style-asian="normal" style:font-style-complex="normal"/>
    </style:style>
    <style:style style:name="P222" style:family="paragraph" style:parent-style-name="Standard">
      <style:text-properties fo:font-style="normal" officeooo:rsid="0060aa98" officeooo:paragraph-rsid="0026c722" style:font-style-asian="normal" style:font-style-complex="normal"/>
    </style:style>
    <style:style style:name="P223" style:family="paragraph" style:parent-style-name="Standard">
      <style:text-properties fo:font-style="normal" officeooo:rsid="006123a7" officeooo:paragraph-rsid="0026c722" style:font-style-asian="normal" style:font-style-complex="normal"/>
    </style:style>
    <style:style style:name="P224" style:family="paragraph" style:parent-style-name="Standard">
      <style:text-properties fo:font-style="normal" officeooo:rsid="0061bedc" officeooo:paragraph-rsid="0026c722" style:font-style-asian="normal" style:font-style-complex="normal"/>
    </style:style>
    <style:style style:name="P225" style:family="paragraph" style:parent-style-name="Standard">
      <style:text-properties fo:font-style="normal" officeooo:rsid="00639e3e" officeooo:paragraph-rsid="0026c722" style:font-style-asian="normal" style:font-style-complex="normal"/>
    </style:style>
    <style:style style:name="P226" style:family="paragraph" style:parent-style-name="Standard">
      <style:text-properties fo:font-style="normal" officeooo:rsid="00652467" officeooo:paragraph-rsid="0026c722" style:font-style-asian="normal" style:font-style-complex="normal"/>
    </style:style>
    <style:style style:name="P227" style:family="paragraph" style:parent-style-name="Standard">
      <style:text-properties fo:font-style="normal" officeooo:rsid="00671a14" officeooo:paragraph-rsid="0026c722" style:font-style-asian="normal" style:font-style-complex="normal"/>
    </style:style>
    <style:style style:name="P228" style:family="paragraph" style:parent-style-name="Standard">
      <style:text-properties fo:font-style="normal" officeooo:rsid="006804c6" officeooo:paragraph-rsid="0026c722" style:font-style-asian="normal" style:font-style-complex="normal"/>
    </style:style>
    <style:style style:name="P229" style:family="paragraph" style:parent-style-name="Standard">
      <style:text-properties fo:font-style="normal" officeooo:rsid="0069febf" officeooo:paragraph-rsid="0026c722" style:font-style-asian="normal" style:font-style-complex="normal"/>
    </style:style>
    <style:style style:name="P230" style:family="paragraph" style:parent-style-name="Standard">
      <style:text-properties fo:font-style="normal" officeooo:rsid="006a8ef4" officeooo:paragraph-rsid="0026c722" style:font-style-asian="normal" style:font-style-complex="normal"/>
    </style:style>
    <style:style style:name="P231" style:family="paragraph" style:parent-style-name="Standard">
      <style:text-properties fo:font-style="normal" officeooo:rsid="006ae599" officeooo:paragraph-rsid="0026c722" style:font-style-asian="normal" style:font-style-complex="normal"/>
    </style:style>
    <style:style style:name="P232" style:family="paragraph" style:parent-style-name="Standard">
      <style:text-properties fo:font-style="normal" officeooo:rsid="006be6f1" officeooo:paragraph-rsid="0026c722" style:font-style-asian="normal" style:font-style-complex="normal"/>
    </style:style>
    <style:style style:name="P233" style:family="paragraph" style:parent-style-name="Standard">
      <style:text-properties fo:font-style="normal" officeooo:rsid="006ca858" officeooo:paragraph-rsid="0026c722" style:font-style-asian="normal" style:font-style-complex="normal"/>
    </style:style>
    <style:style style:name="P234" style:family="paragraph" style:parent-style-name="Standard">
      <style:text-properties fo:font-style="normal" officeooo:rsid="006ce295" officeooo:paragraph-rsid="0026c722" style:font-style-asian="normal" style:font-style-complex="normal"/>
    </style:style>
    <style:style style:name="P235" style:family="paragraph" style:parent-style-name="Standard">
      <style:text-properties fo:font-style="normal" officeooo:rsid="006d77ea" officeooo:paragraph-rsid="0026c722" style:font-style-asian="normal" style:font-style-complex="normal"/>
    </style:style>
    <style:style style:name="P236" style:family="paragraph" style:parent-style-name="Standard">
      <style:text-properties fo:font-style="normal" officeooo:rsid="006e7cab" officeooo:paragraph-rsid="0026c722" style:font-style-asian="normal" style:font-style-complex="normal"/>
    </style:style>
    <style:style style:name="P237" style:family="paragraph" style:parent-style-name="Standard">
      <style:text-properties fo:font-style="normal" officeooo:rsid="00700ad3" officeooo:paragraph-rsid="0026c722" style:font-style-asian="normal" style:font-style-complex="normal"/>
    </style:style>
    <style:style style:name="P238" style:family="paragraph" style:parent-style-name="Standard">
      <style:text-properties fo:font-style="normal" officeooo:rsid="00707c0e" officeooo:paragraph-rsid="0026c722" style:font-style-asian="normal" style:font-style-complex="normal"/>
    </style:style>
    <style:style style:name="P239" style:family="paragraph" style:parent-style-name="Standard">
      <style:text-properties fo:font-style="normal" officeooo:rsid="0071f224" officeooo:paragraph-rsid="0026c722" style:font-style-asian="normal" style:font-style-complex="normal"/>
    </style:style>
    <style:style style:name="P240" style:family="paragraph" style:parent-style-name="Standard">
      <style:text-properties fo:font-style="normal" officeooo:rsid="0071fc22" officeooo:paragraph-rsid="0026c722" style:font-style-asian="normal" style:font-style-complex="normal"/>
    </style:style>
    <style:style style:name="P241" style:family="paragraph" style:parent-style-name="Standard">
      <style:text-properties fo:font-style="normal" officeooo:rsid="0073a5e8" officeooo:paragraph-rsid="0026c722" style:font-style-asian="normal" style:font-style-complex="normal"/>
    </style:style>
    <style:style style:name="P242" style:family="paragraph" style:parent-style-name="Standard">
      <style:text-properties fo:font-style="normal" officeooo:rsid="00747cf8" officeooo:paragraph-rsid="0026c722" style:font-style-asian="normal" style:font-style-complex="normal"/>
    </style:style>
    <style:style style:name="P243" style:family="paragraph" style:parent-style-name="Standard">
      <style:text-properties fo:font-style="normal" officeooo:rsid="0074c011" officeooo:paragraph-rsid="0026c722" style:font-style-asian="normal" style:font-style-complex="normal"/>
    </style:style>
    <style:style style:name="P244" style:family="paragraph" style:parent-style-name="Standard">
      <style:text-properties fo:font-style="normal" officeooo:rsid="00758482" officeooo:paragraph-rsid="0026c722" style:font-style-asian="normal" style:font-style-complex="normal"/>
    </style:style>
    <style:style style:name="P245" style:family="paragraph" style:parent-style-name="Standard">
      <style:text-properties fo:font-style="normal" officeooo:rsid="00775d86" officeooo:paragraph-rsid="0026c722" style:font-style-asian="normal" style:font-style-complex="normal"/>
    </style:style>
    <style:style style:name="P246" style:family="paragraph" style:parent-style-name="Standard">
      <style:text-properties fo:font-style="normal" officeooo:rsid="0078009c" officeooo:paragraph-rsid="0026c722" style:font-style-asian="normal" style:font-style-complex="normal"/>
    </style:style>
    <style:style style:name="P247" style:family="paragraph" style:parent-style-name="Standard">
      <style:text-properties fo:font-style="normal" officeooo:rsid="0053c84b" officeooo:paragraph-rsid="0026c722" style:font-style-asian="normal" style:font-style-complex="normal"/>
    </style:style>
    <style:style style:name="P248" style:family="paragraph" style:parent-style-name="Standard">
      <style:text-properties fo:font-style="normal" officeooo:rsid="00368863" officeooo:paragraph-rsid="0026c722" style:font-style-asian="normal" style:font-style-complex="normal"/>
    </style:style>
    <style:style style:name="P249" style:family="paragraph" style:parent-style-name="Standard">
      <style:text-properties fo:font-style="normal" officeooo:rsid="0037d395" officeooo:paragraph-rsid="0026c722" style:font-style-asian="normal" style:font-style-complex="normal"/>
    </style:style>
    <style:style style:name="P250" style:family="paragraph" style:parent-style-name="Standard">
      <style:text-properties fo:font-style="normal" officeooo:rsid="00382147" officeooo:paragraph-rsid="0026c722" style:font-style-asian="normal" style:font-style-complex="normal"/>
    </style:style>
    <style:style style:name="P251" style:family="paragraph" style:parent-style-name="Standard">
      <style:text-properties fo:font-style="normal" officeooo:rsid="0039d1ea" officeooo:paragraph-rsid="0026c722" style:font-style-asian="normal" style:font-style-complex="normal"/>
    </style:style>
    <style:style style:name="P252" style:family="paragraph" style:parent-style-name="Standard">
      <style:text-properties fo:font-style="normal" officeooo:rsid="003d41c6" officeooo:paragraph-rsid="0026c722" style:font-style-asian="normal" style:font-style-complex="normal"/>
    </style:style>
    <style:style style:name="P253" style:family="paragraph" style:parent-style-name="Standard">
      <style:text-properties fo:font-style="normal" officeooo:rsid="003e232c" officeooo:paragraph-rsid="0026c722" style:font-style-asian="normal" style:font-style-complex="normal"/>
    </style:style>
    <style:style style:name="P254" style:family="paragraph" style:parent-style-name="Standard">
      <style:text-properties fo:font-style="normal" officeooo:rsid="00402259" officeooo:paragraph-rsid="0026c722" style:font-style-asian="normal" style:font-style-complex="normal"/>
    </style:style>
    <style:style style:name="P255" style:family="paragraph" style:parent-style-name="Standard">
      <style:text-properties fo:font-style="normal" officeooo:rsid="0042f1d0" officeooo:paragraph-rsid="0026c722" style:font-style-asian="normal" style:font-style-complex="normal"/>
    </style:style>
    <style:style style:name="P256" style:family="paragraph" style:parent-style-name="Standard">
      <style:text-properties fo:font-style="normal" officeooo:rsid="0043bc42" officeooo:paragraph-rsid="0026c722" style:font-style-asian="normal" style:font-style-complex="normal"/>
    </style:style>
    <style:style style:name="P257" style:family="paragraph" style:parent-style-name="Standard">
      <style:text-properties fo:font-style="normal" officeooo:rsid="0043e430" officeooo:paragraph-rsid="0026c722" style:font-style-asian="normal" style:font-style-complex="normal"/>
    </style:style>
    <style:style style:name="P258" style:family="paragraph" style:parent-style-name="Standard">
      <style:text-properties fo:font-style="normal" officeooo:rsid="00443034" officeooo:paragraph-rsid="0026c722" style:font-style-asian="normal" style:font-style-complex="normal"/>
    </style:style>
    <style:style style:name="P259" style:family="paragraph" style:parent-style-name="Standard">
      <style:text-properties fo:font-style="normal" officeooo:rsid="00443034" officeooo:paragraph-rsid="00747b2c" style:font-style-asian="normal" style:font-style-complex="normal"/>
    </style:style>
    <style:style style:name="P260" style:family="paragraph" style:parent-style-name="Standard">
      <style:text-properties fo:font-style="normal" officeooo:rsid="0045c324" officeooo:paragraph-rsid="0026c722" style:font-style-asian="normal" style:font-style-complex="normal"/>
    </style:style>
    <style:style style:name="P261" style:family="paragraph" style:parent-style-name="Standard">
      <style:text-properties fo:font-style="normal" officeooo:rsid="0046659b" officeooo:paragraph-rsid="0026c722" style:font-style-asian="normal" style:font-style-complex="normal"/>
    </style:style>
    <style:style style:name="P262" style:family="paragraph" style:parent-style-name="Standard">
      <style:text-properties fo:font-style="normal" officeooo:rsid="0046cf21" officeooo:paragraph-rsid="0026c722" style:font-style-asian="normal" style:font-style-complex="normal"/>
    </style:style>
    <style:style style:name="P263" style:family="paragraph" style:parent-style-name="Standard">
      <style:text-properties fo:font-style="normal" officeooo:rsid="00489aca" officeooo:paragraph-rsid="0026c722" style:font-style-asian="normal" style:font-style-complex="normal"/>
    </style:style>
    <style:style style:name="P264" style:family="paragraph" style:parent-style-name="Standard">
      <style:text-properties fo:font-style="normal" officeooo:rsid="0048d590" officeooo:paragraph-rsid="0026c722" style:font-style-asian="normal" style:font-style-complex="normal"/>
    </style:style>
    <style:style style:name="P265" style:family="paragraph" style:parent-style-name="Standard">
      <style:text-properties fo:font-style="normal" officeooo:rsid="004a5f44" officeooo:paragraph-rsid="0026c722" style:font-style-asian="normal" style:font-style-complex="normal"/>
    </style:style>
    <style:style style:name="P266" style:family="paragraph" style:parent-style-name="Standard">
      <style:text-properties fo:font-style="normal" officeooo:rsid="004b6877" officeooo:paragraph-rsid="0026c722" style:font-style-asian="normal" style:font-style-complex="normal"/>
    </style:style>
    <style:style style:name="P267" style:family="paragraph" style:parent-style-name="Standard">
      <style:text-properties fo:font-style="normal" officeooo:rsid="004d37a5" officeooo:paragraph-rsid="0026c722" style:font-style-asian="normal" style:font-style-complex="normal"/>
    </style:style>
    <style:style style:name="P268" style:family="paragraph" style:parent-style-name="Standard">
      <style:text-properties fo:font-style="normal" officeooo:rsid="004dee2e" officeooo:paragraph-rsid="0026c722" style:font-style-asian="normal" style:font-style-complex="normal"/>
    </style:style>
    <style:style style:name="P269" style:family="paragraph" style:parent-style-name="Standard">
      <style:text-properties fo:font-style="normal" officeooo:rsid="004f5bb0" officeooo:paragraph-rsid="0026c722" style:font-style-asian="normal" style:font-style-complex="normal"/>
    </style:style>
    <style:style style:name="P270" style:family="paragraph" style:parent-style-name="Standard">
      <style:text-properties fo:font-style="normal" officeooo:rsid="00511e41" officeooo:paragraph-rsid="0026c722" style:font-style-asian="normal" style:font-style-complex="normal"/>
    </style:style>
    <style:style style:name="P271" style:family="paragraph" style:parent-style-name="Standard">
      <style:text-properties fo:font-style="normal" officeooo:rsid="0052e6ca" officeooo:paragraph-rsid="0026c722" style:font-style-asian="normal" style:font-style-complex="normal"/>
    </style:style>
    <style:style style:name="P272" style:family="paragraph" style:parent-style-name="Standard">
      <style:text-properties fo:font-style="normal" officeooo:rsid="00540716" officeooo:paragraph-rsid="0026c722" style:font-style-asian="normal" style:font-style-complex="normal"/>
    </style:style>
    <style:style style:name="P273" style:family="paragraph" style:parent-style-name="Standard">
      <style:text-properties fo:font-style="normal" officeooo:rsid="0055a86a" officeooo:paragraph-rsid="0026c722" style:font-style-asian="normal" style:font-style-complex="normal"/>
    </style:style>
    <style:style style:name="P274" style:family="paragraph" style:parent-style-name="Standard">
      <style:text-properties fo:font-style="normal" officeooo:rsid="00514e54" officeooo:paragraph-rsid="00514e54" style:font-style-asian="normal" style:font-style-complex="normal"/>
    </style:style>
    <style:style style:name="P275" style:family="paragraph" style:parent-style-name="Standard">
      <style:text-properties fo:font-style="normal" officeooo:rsid="0052fffe" officeooo:paragraph-rsid="0052fffe" style:font-style-asian="normal" style:font-style-complex="normal"/>
    </style:style>
    <style:style style:name="P276" style:family="paragraph" style:parent-style-name="Standard">
      <style:text-properties fo:font-style="normal" officeooo:rsid="00538400" officeooo:paragraph-rsid="00538400" style:font-style-asian="normal" style:font-style-complex="normal"/>
    </style:style>
    <style:style style:name="P277" style:family="paragraph" style:parent-style-name="Standard">
      <style:text-properties fo:font-variant="normal" fo:text-transform="none" fo:color="#252525" style:font-name="Liberation Serif" fo:font-size="12pt" fo:letter-spacing="normal" fo:font-style="normal" fo:font-weight="normal" officeooo:rsid="0026c09b" officeooo:paragraph-rsid="0026c722" style:font-size-asian="12pt" style:font-size-complex="12pt"/>
    </style:style>
    <style:style style:name="P278" style:family="paragraph" style:parent-style-name="Standard">
      <style:text-properties fo:font-variant="normal" fo:text-transform="none" fo:color="#252525" style:font-name="Liberation Serif" fo:font-size="12pt" fo:letter-spacing="normal" fo:font-style="normal" fo:font-weight="normal" officeooo:rsid="00287c99" officeooo:paragraph-rsid="0026c722" style:font-size-asian="12pt" style:font-size-complex="12pt"/>
    </style:style>
    <style:style style:name="P279" style:family="paragraph" style:parent-style-name="Standard">
      <style:text-properties fo:font-variant="normal" fo:text-transform="none" fo:color="#252525" style:font-name="Liberation Serif" fo:font-size="12pt" fo:letter-spacing="normal" fo:font-style="normal" fo:font-weight="normal" officeooo:rsid="002a6827" officeooo:paragraph-rsid="0026c722" style:font-size-asian="12pt" style:font-size-complex="12pt"/>
    </style:style>
    <style:style style:name="P280" style:family="paragraph" style:parent-style-name="Standard">
      <style:text-properties fo:font-variant="normal" fo:text-transform="none" fo:color="#252525" style:font-name="Liberation Serif" fo:font-size="12pt" fo:letter-spacing="normal" fo:font-style="italic" fo:font-weight="normal" officeooo:rsid="0026c09b" officeooo:paragraph-rsid="0026c722" style:font-size-asian="12pt" style:font-style-asian="italic" style:font-size-complex="12pt" style:font-style-complex="italic"/>
    </style:style>
    <style:style style:name="P281" style:family="paragraph" style:parent-style-name="Standard">
      <style:text-properties fo:font-variant="normal" fo:text-transform="none" fo:color="#000000" style:font-name="Liberation Serif" fo:font-size="12pt" fo:letter-spacing="normal" fo:font-style="normal" fo:font-weight="normal" officeooo:rsid="00afb44c" officeooo:paragraph-rsid="0026c722" style:font-size-asian="12pt" style:font-weight-asian="normal" style:font-size-complex="12pt" style:font-weight-complex="normal"/>
    </style:style>
    <style:style style:name="P282" style:family="paragraph" style:parent-style-name="Standard">
      <style:text-properties fo:font-variant="normal" fo:text-transform="none" fo:color="#000000" style:font-name="Liberation Serif" fo:font-size="12pt" fo:letter-spacing="normal" fo:font-style="normal" fo:font-weight="normal" officeooo:rsid="00b094c0" officeooo:paragraph-rsid="0026c722" style:font-size-asian="12pt" style:font-weight-asian="normal" style:font-size-complex="12pt" style:font-weight-complex="normal"/>
    </style:style>
    <style:style style:name="P283" style:family="paragraph" style:parent-style-name="Standard">
      <style:text-properties fo:font-variant="normal" fo:text-transform="none" fo:color="#000000" style:font-name="Liberation Serif" fo:font-size="12pt" fo:letter-spacing="normal" fo:font-style="normal" fo:font-weight="normal" officeooo:rsid="00b25cfb" officeooo:paragraph-rsid="0026c722" style:font-size-asian="12pt" style:font-weight-asian="normal" style:font-size-complex="12pt" style:font-weight-complex="normal"/>
    </style:style>
    <style:style style:name="P284" style:family="paragraph" style:parent-style-name="Standard">
      <style:text-properties fo:font-variant="normal" fo:text-transform="none" fo:color="#000000" style:font-name="Liberation Serif" fo:font-size="12pt" fo:letter-spacing="normal" fo:font-style="normal" fo:font-weight="normal" officeooo:rsid="00b451d1" officeooo:paragraph-rsid="0026c722" style:font-size-asian="12pt" style:font-weight-asian="normal" style:font-size-complex="12pt" style:font-weight-complex="normal"/>
    </style:style>
    <style:style style:name="P285" style:family="paragraph" style:parent-style-name="Standard">
      <style:text-properties fo:font-variant="normal" fo:text-transform="none" fo:color="#000000" style:font-name="Liberation Serif" fo:font-size="12pt" fo:letter-spacing="normal" fo:font-style="normal" fo:font-weight="normal" officeooo:rsid="00b46fd8" officeooo:paragraph-rsid="0026c722" style:font-size-asian="12pt" style:font-weight-asian="normal" style:font-size-complex="12pt" style:font-weight-complex="normal"/>
    </style:style>
    <style:style style:name="P286" style:family="paragraph" style:parent-style-name="Standard">
      <style:text-properties fo:font-variant="normal" fo:text-transform="none" fo:color="#000000" style:font-name="Liberation Serif" fo:font-size="12pt" fo:letter-spacing="normal" fo:font-style="normal" fo:font-weight="normal" officeooo:rsid="00b5dcd4" officeooo:paragraph-rsid="0026c722" style:font-size-asian="12pt" style:font-weight-asian="normal" style:font-size-complex="12pt" style:font-weight-complex="normal"/>
    </style:style>
    <style:style style:name="P287" style:family="paragraph" style:parent-style-name="Standard">
      <style:text-properties fo:font-variant="normal" fo:text-transform="none" fo:color="#000000" style:font-name="Liberation Serif" fo:font-size="12pt" fo:letter-spacing="normal" fo:font-style="normal" fo:font-weight="normal" officeooo:rsid="00b5faf1" officeooo:paragraph-rsid="0026c722" style:font-size-asian="12pt" style:font-weight-asian="normal" style:font-size-complex="12pt" style:font-weight-complex="normal"/>
    </style:style>
    <style:style style:name="P288" style:family="paragraph" style:parent-style-name="Standard">
      <style:text-properties fo:font-variant="normal" fo:text-transform="none" fo:color="#000000" style:font-name="Liberation Serif" fo:font-size="12pt" fo:letter-spacing="normal" fo:font-style="normal" fo:font-weight="normal" officeooo:rsid="00b63ba4" officeooo:paragraph-rsid="0026c722" style:font-size-asian="12pt" style:font-weight-asian="normal" style:font-size-complex="12pt" style:font-weight-complex="normal"/>
    </style:style>
    <style:style style:name="P289" style:family="paragraph" style:parent-style-name="Standard">
      <style:text-properties fo:font-variant="normal" fo:text-transform="none" fo:color="#000000" style:font-name="Liberation Serif" fo:font-size="12pt" fo:letter-spacing="normal" fo:font-style="normal" fo:font-weight="normal" officeooo:rsid="00b79d7b" officeooo:paragraph-rsid="0026c722" style:font-size-asian="12pt" style:font-weight-asian="normal" style:font-size-complex="12pt" style:font-weight-complex="normal"/>
    </style:style>
    <style:style style:name="P290" style:family="paragraph" style:parent-style-name="Standard">
      <style:text-properties fo:font-variant="normal" fo:text-transform="none" fo:color="#000000" style:font-name="Liberation Serif" fo:font-size="12pt" fo:letter-spacing="normal" fo:font-style="normal" fo:font-weight="normal" officeooo:rsid="00b8bc36" officeooo:paragraph-rsid="0026c722" style:font-size-asian="12pt" style:font-weight-asian="normal" style:font-size-complex="12pt" style:font-weight-complex="normal"/>
    </style:style>
    <style:style style:name="P291" style:family="paragraph" style:parent-style-name="Standard">
      <style:text-properties fo:font-variant="normal" fo:text-transform="none" fo:color="#000000" style:font-name="Liberation Serif" fo:font-size="12pt" fo:letter-spacing="normal" fo:font-style="normal" fo:font-weight="normal" officeooo:rsid="00b901a0" officeooo:paragraph-rsid="0026c722" style:font-size-asian="12pt" style:font-weight-asian="normal" style:font-size-complex="12pt" style:font-weight-complex="normal"/>
    </style:style>
    <style:style style:name="P292" style:family="paragraph" style:parent-style-name="Standard">
      <style:text-properties fo:font-variant="normal" fo:text-transform="none" fo:color="#000000" style:font-name="Liberation Serif" fo:font-size="12pt" fo:letter-spacing="normal" fo:font-style="normal" fo:font-weight="normal" officeooo:rsid="00bad7ae" officeooo:paragraph-rsid="0026c722" style:font-size-asian="12pt" style:font-weight-asian="normal" style:font-size-complex="12pt" style:font-weight-complex="normal"/>
    </style:style>
    <style:style style:name="P293" style:family="paragraph" style:parent-style-name="Standard">
      <style:text-properties fo:font-variant="normal" fo:text-transform="none" fo:color="#000000" style:font-name="Liberation Serif" fo:font-size="12pt" fo:letter-spacing="normal" fo:font-style="normal" fo:font-weight="normal" officeooo:rsid="00bb4702" officeooo:paragraph-rsid="0026c722" style:font-size-asian="12pt" style:font-weight-asian="normal" style:font-size-complex="12pt" style:font-weight-complex="normal"/>
    </style:style>
    <style:style style:name="P294" style:family="paragraph" style:parent-style-name="Standard">
      <style:text-properties fo:font-variant="normal" fo:text-transform="none" fo:color="#000000" style:font-name="Liberation Serif" fo:font-size="12pt" fo:letter-spacing="normal" fo:font-style="normal" fo:font-weight="normal" officeooo:rsid="00bb990d" officeooo:paragraph-rsid="0026c722" style:font-size-asian="12pt" style:font-weight-asian="normal" style:font-size-complex="12pt" style:font-weight-complex="normal"/>
    </style:style>
    <style:style style:name="P295" style:family="paragraph" style:parent-style-name="Standard">
      <style:text-properties fo:font-variant="normal" fo:text-transform="none" fo:color="#000000" style:font-name="Liberation Serif" fo:font-size="12pt" fo:letter-spacing="normal" fo:font-style="normal" fo:font-weight="normal" officeooo:rsid="00bdc080" officeooo:paragraph-rsid="0026c722" style:font-size-asian="12pt" style:font-weight-asian="normal" style:font-size-complex="12pt" style:font-weight-complex="normal"/>
    </style:style>
    <style:style style:name="P296" style:family="paragraph" style:parent-style-name="Standard">
      <style:text-properties fo:font-variant="normal" fo:text-transform="none" fo:color="#000000" style:font-name="Liberation Serif" fo:font-size="12pt" fo:letter-spacing="normal" fo:font-style="normal" fo:font-weight="normal" officeooo:rsid="00bf026e" officeooo:paragraph-rsid="0026c722" style:font-size-asian="12pt" style:font-weight-asian="normal" style:font-size-complex="12pt" style:font-weight-complex="normal"/>
    </style:style>
    <style:style style:name="P297" style:family="paragraph" style:parent-style-name="Standard">
      <style:text-properties fo:font-variant="normal" fo:text-transform="none" fo:color="#000000" style:font-name="Liberation Serif" fo:font-size="12pt" fo:letter-spacing="normal" fo:font-style="normal" fo:font-weight="normal" officeooo:rsid="00c0fb6f" officeooo:paragraph-rsid="0026c722" style:font-size-asian="12pt" style:font-weight-asian="normal" style:font-size-complex="12pt" style:font-weight-complex="normal"/>
    </style:style>
    <style:style style:name="P298" style:family="paragraph" style:parent-style-name="Standard">
      <style:text-properties fo:font-variant="normal" fo:text-transform="none" fo:color="#000000" style:font-name="Liberation Serif" fo:font-size="12pt" fo:letter-spacing="normal" fo:font-style="normal" fo:font-weight="normal" officeooo:rsid="00c2a795" officeooo:paragraph-rsid="0026c722" style:font-size-asian="12pt" style:font-weight-asian="normal" style:font-size-complex="12pt" style:font-weight-complex="normal"/>
    </style:style>
    <style:style style:name="P299" style:family="paragraph" style:parent-style-name="Standard">
      <style:text-properties fo:font-variant="normal" fo:text-transform="none" fo:color="#000000" style:font-name="Liberation Serif" fo:font-size="12pt" fo:letter-spacing="normal" fo:font-style="normal" fo:font-weight="normal" officeooo:rsid="00c434d6" officeooo:paragraph-rsid="0026c722" style:font-size-asian="12pt" style:font-weight-asian="normal" style:font-size-complex="12pt" style:font-weight-complex="normal"/>
    </style:style>
    <style:style style:name="P300" style:family="paragraph" style:parent-style-name="Standard">
      <style:text-properties fo:font-variant="normal" fo:text-transform="none" fo:color="#000000" style:font-name="Liberation Serif" fo:font-size="12pt" fo:letter-spacing="normal" fo:font-style="normal" fo:font-weight="normal" officeooo:rsid="00c45b30" officeooo:paragraph-rsid="0026c722" style:font-size-asian="12pt" style:font-weight-asian="normal" style:font-size-complex="12pt" style:font-weight-complex="normal"/>
    </style:style>
    <style:style style:name="P301" style:family="paragraph" style:parent-style-name="Standard">
      <style:text-properties fo:font-variant="normal" fo:text-transform="none" fo:color="#000000" style:font-name="Liberation Serif" fo:font-size="12pt" fo:letter-spacing="normal" fo:font-style="normal" fo:font-weight="normal" officeooo:rsid="00c57746" officeooo:paragraph-rsid="0026c722" style:font-size-asian="12pt" style:font-weight-asian="normal" style:font-size-complex="12pt" style:font-weight-complex="normal"/>
    </style:style>
    <style:style style:name="P302" style:family="paragraph" style:parent-style-name="Standard">
      <style:text-properties fo:font-variant="normal" fo:text-transform="none" fo:color="#000000" style:font-name="Liberation Serif" fo:font-size="12pt" fo:letter-spacing="normal" fo:font-style="normal" fo:font-weight="normal" officeooo:rsid="00c6abfb" officeooo:paragraph-rsid="0026c722" style:font-size-asian="12pt" style:font-weight-asian="normal" style:font-size-complex="12pt" style:font-weight-complex="normal"/>
    </style:style>
    <style:style style:name="P303" style:family="paragraph" style:parent-style-name="Standard">
      <style:text-properties fo:font-variant="normal" fo:text-transform="none" fo:color="#000000" style:font-name="Liberation Serif" fo:font-size="12pt" fo:letter-spacing="normal" fo:font-style="normal" fo:font-weight="normal" officeooo:rsid="00c890fb" officeooo:paragraph-rsid="0026c722" style:font-size-asian="12pt" style:font-weight-asian="normal" style:font-size-complex="12pt" style:font-weight-complex="normal"/>
    </style:style>
    <style:style style:name="P304" style:family="paragraph" style:parent-style-name="Standard">
      <style:text-properties fo:font-variant="normal" fo:text-transform="none" fo:color="#000000" style:font-name="Liberation Serif" fo:font-size="12pt" fo:letter-spacing="normal" fo:font-style="normal" fo:font-weight="normal" officeooo:rsid="00c8faee" officeooo:paragraph-rsid="0026c722" style:font-size-asian="12pt" style:font-weight-asian="normal" style:font-size-complex="12pt" style:font-weight-complex="normal"/>
    </style:style>
    <style:style style:name="P305" style:family="paragraph" style:parent-style-name="Standard">
      <style:text-properties fo:font-variant="normal" fo:text-transform="none" fo:color="#000000" style:font-name="Liberation Serif" fo:font-size="12pt" fo:letter-spacing="normal" fo:font-style="normal" fo:font-weight="normal" officeooo:rsid="00caa736" officeooo:paragraph-rsid="0026c722" style:font-size-asian="12pt" style:font-weight-asian="normal" style:font-size-complex="12pt" style:font-weight-complex="normal"/>
    </style:style>
    <style:style style:name="P306" style:family="paragraph" style:parent-style-name="Standard">
      <style:text-properties fo:font-variant="normal" fo:text-transform="none" fo:color="#000000" style:font-name="Liberation Serif" fo:font-size="12pt" fo:letter-spacing="normal" fo:font-style="normal" fo:font-weight="normal" officeooo:rsid="00cc404b" officeooo:paragraph-rsid="0026c722" style:font-size-asian="12pt" style:font-weight-asian="normal" style:font-size-complex="12pt" style:font-weight-complex="normal"/>
    </style:style>
    <style:style style:name="P307" style:family="paragraph" style:parent-style-name="Standard">
      <style:text-properties fo:font-variant="normal" fo:text-transform="none" fo:color="#000000" style:font-name="Liberation Serif" fo:font-size="12pt" fo:letter-spacing="normal" fo:font-style="normal" fo:font-weight="normal" officeooo:rsid="00cdfad9" officeooo:paragraph-rsid="0026c722" style:font-size-asian="12pt" style:font-weight-asian="normal" style:font-size-complex="12pt" style:font-weight-complex="normal"/>
    </style:style>
    <style:style style:name="P308" style:family="paragraph" style:parent-style-name="Standard">
      <style:text-properties fo:font-variant="normal" fo:text-transform="none" fo:color="#000000" style:font-name="Liberation Serif" fo:font-size="12pt" fo:letter-spacing="normal" fo:font-style="normal" fo:font-weight="normal" officeooo:rsid="00ce5df9" officeooo:paragraph-rsid="0026c722" style:font-size-asian="12pt" style:font-weight-asian="normal" style:font-size-complex="12pt" style:font-weight-complex="normal"/>
    </style:style>
    <style:style style:name="P309" style:family="paragraph" style:parent-style-name="Standard">
      <style:text-properties fo:font-variant="normal" fo:text-transform="none" fo:color="#000000" style:font-name="Liberation Serif" fo:font-size="12pt" fo:letter-spacing="normal" fo:font-style="normal" fo:font-weight="normal" officeooo:rsid="00ce9c9d" officeooo:paragraph-rsid="0026c722" style:font-size-asian="12pt" style:font-weight-asian="normal" style:font-size-complex="12pt" style:font-weight-complex="normal"/>
    </style:style>
    <style:style style:name="P310" style:family="paragraph" style:parent-style-name="Standard">
      <style:text-properties fo:font-variant="normal" fo:text-transform="none" fo:color="#000000" style:font-name="Liberation Serif" fo:font-size="12pt" fo:letter-spacing="normal" fo:font-style="normal" fo:font-weight="normal" officeooo:rsid="00cfd5c5" officeooo:paragraph-rsid="0026c722" style:font-size-asian="12pt" style:font-weight-asian="normal" style:font-size-complex="12pt" style:font-weight-complex="normal"/>
    </style:style>
    <style:style style:name="P311" style:family="paragraph" style:parent-style-name="Standard">
      <style:text-properties fo:font-variant="normal" fo:text-transform="none" fo:color="#000000" style:font-name="Liberation Serif" fo:font-size="12pt" fo:letter-spacing="normal" fo:font-style="normal" fo:font-weight="normal" officeooo:rsid="00d0e860" officeooo:paragraph-rsid="0026c722" style:font-size-asian="12pt" style:font-weight-asian="normal" style:font-size-complex="12pt" style:font-weight-complex="normal"/>
    </style:style>
    <style:style style:name="P312" style:family="paragraph" style:parent-style-name="Standard">
      <style:text-properties fo:font-variant="normal" fo:text-transform="none" fo:color="#000000" style:font-name="Liberation Serif" fo:font-size="12pt" fo:letter-spacing="normal" fo:font-style="normal" fo:font-weight="normal" officeooo:rsid="00d1b5f9" officeooo:paragraph-rsid="0026c722" style:font-size-asian="12pt" style:font-weight-asian="normal" style:font-size-complex="12pt" style:font-weight-complex="normal"/>
    </style:style>
    <style:style style:name="P313" style:family="paragraph" style:parent-style-name="Standard">
      <style:text-properties fo:font-variant="normal" fo:text-transform="none" fo:color="#000000" style:font-name="Liberation Serif" fo:font-size="12pt" fo:letter-spacing="normal" fo:font-style="normal" fo:font-weight="normal" officeooo:rsid="00d23ae9" officeooo:paragraph-rsid="0026c722" style:font-size-asian="12pt" style:font-weight-asian="normal" style:font-size-complex="12pt" style:font-weight-complex="normal"/>
    </style:style>
    <style:style style:name="P314" style:family="paragraph" style:parent-style-name="Standard">
      <style:text-properties fo:font-variant="normal" fo:text-transform="none" fo:color="#000000" style:font-name="Liberation Serif" fo:font-size="12pt" fo:letter-spacing="normal" fo:font-style="normal" fo:font-weight="normal" officeooo:rsid="00d2456a" officeooo:paragraph-rsid="0026c722" style:font-size-asian="12pt" style:font-weight-asian="normal" style:font-size-complex="12pt" style:font-weight-complex="normal"/>
    </style:style>
    <style:style style:name="P315" style:family="paragraph" style:parent-style-name="Standard">
      <style:text-properties fo:font-variant="normal" fo:text-transform="none" fo:color="#000000" style:font-name="Liberation Serif" fo:font-size="12pt" fo:letter-spacing="normal" fo:font-style="normal" fo:font-weight="normal" officeooo:rsid="00d3bfc9" officeooo:paragraph-rsid="0026c722" style:font-size-asian="12pt" style:font-weight-asian="normal" style:font-size-complex="12pt" style:font-weight-complex="normal"/>
    </style:style>
    <style:style style:name="P316" style:family="paragraph" style:parent-style-name="Standard">
      <style:text-properties fo:font-variant="normal" fo:text-transform="none" fo:color="#000000" style:font-name="Liberation Serif" fo:font-size="12pt" fo:letter-spacing="normal" fo:font-style="normal" fo:font-weight="normal" officeooo:rsid="00d54b8a" officeooo:paragraph-rsid="0026c722" style:font-size-asian="12pt" style:font-weight-asian="normal" style:font-size-complex="12pt" style:font-weight-complex="normal"/>
    </style:style>
    <style:style style:name="P317" style:family="paragraph" style:parent-style-name="Standard">
      <style:text-properties fo:font-variant="normal" fo:text-transform="none" fo:color="#000000" style:font-name="Liberation Serif" fo:font-size="12pt" fo:letter-spacing="normal" fo:font-style="normal" fo:font-weight="normal" officeooo:rsid="00d78b5f" officeooo:paragraph-rsid="0026c722" style:font-size-asian="12pt" style:font-weight-asian="normal" style:font-size-complex="12pt" style:font-weight-complex="normal"/>
    </style:style>
    <style:style style:name="P318" style:family="paragraph" style:parent-style-name="Standard">
      <style:text-properties fo:font-variant="normal" fo:text-transform="none" fo:color="#000000" style:font-name="Liberation Serif" fo:font-size="12pt" fo:letter-spacing="normal" fo:font-style="normal" fo:font-weight="normal" officeooo:rsid="00d831d8" officeooo:paragraph-rsid="0026c722" style:font-size-asian="12pt" style:font-weight-asian="normal" style:font-size-complex="12pt" style:font-weight-complex="normal"/>
    </style:style>
    <style:style style:name="P319" style:family="paragraph" style:parent-style-name="Standard">
      <style:text-properties fo:font-variant="normal" fo:text-transform="none" fo:color="#000000" style:font-name="Liberation Serif" fo:font-size="12pt" fo:letter-spacing="normal" fo:font-style="normal" fo:font-weight="normal" officeooo:rsid="00ade86a" officeooo:paragraph-rsid="0026c722" style:font-size-asian="12pt" style:font-weight-asian="normal" style:font-size-complex="12pt" style:font-weight-complex="normal"/>
    </style:style>
    <style:style style:name="P320" style:family="paragraph" style:parent-style-name="Standard">
      <style:text-properties fo:font-variant="normal" fo:text-transform="none" fo:color="#000000" style:font-name="Liberation Serif" fo:font-size="12pt" fo:letter-spacing="normal" fo:font-style="normal" fo:font-weight="normal" officeooo:rsid="00964eca" officeooo:paragraph-rsid="0026c722" style:font-size-asian="12pt" style:font-weight-asian="normal" style:font-size-complex="12pt" style:font-weight-complex="normal"/>
    </style:style>
    <style:style style:name="P321" style:family="paragraph" style:parent-style-name="Standard">
      <style:text-properties fo:font-variant="normal" fo:text-transform="none" fo:color="#000000" style:font-name="Liberation Serif" fo:font-size="12pt" fo:letter-spacing="normal" fo:font-style="normal" fo:font-weight="normal" officeooo:rsid="00aa5285" officeooo:paragraph-rsid="0026c722" style:font-size-asian="12pt" style:font-weight-asian="normal" style:font-size-complex="12pt" style:font-weight-complex="normal"/>
    </style:style>
    <style:style style:name="P322" style:family="paragraph" style:parent-style-name="Standard">
      <style:text-properties fo:font-variant="normal" fo:text-transform="none" fo:color="#000000" style:font-name="Liberation Serif" fo:font-size="12pt" fo:letter-spacing="normal" fo:font-style="normal" fo:font-weight="normal" officeooo:rsid="00ab0b31" officeooo:paragraph-rsid="0026c722" style:font-size-asian="12pt" style:font-weight-asian="normal" style:font-size-complex="12pt" style:font-weight-complex="normal"/>
    </style:style>
    <style:style style:name="P323" style:family="paragraph" style:parent-style-name="Standard">
      <style:text-properties fo:font-variant="normal" fo:text-transform="none" fo:color="#000000" style:font-name="Liberation Serif" fo:font-size="12pt" fo:letter-spacing="normal" fo:font-style="normal" fo:font-weight="normal" officeooo:rsid="00ad04ae" officeooo:paragraph-rsid="0026c722" style:font-size-asian="12pt" style:font-weight-asian="normal" style:font-size-complex="12pt" style:font-weight-complex="normal"/>
    </style:style>
    <style:style style:name="P324" style:family="paragraph" style:parent-style-name="Standard">
      <style:text-properties fo:font-variant="normal" fo:text-transform="none" fo:color="#000000" style:font-name="Liberation Serif" fo:font-size="12pt" fo:letter-spacing="normal" fo:font-style="normal" fo:font-weight="normal" officeooo:rsid="00ad04ae" officeooo:paragraph-rsid="00465101" style:font-size-asian="12pt" style:font-weight-asian="normal" style:font-size-complex="12pt" style:font-weight-complex="normal"/>
    </style:style>
    <style:style style:name="P32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7d0f2d" officeooo:paragraph-rsid="0026c722" style:font-size-asian="12pt" style:font-weight-asian="normal" style:font-size-complex="12pt" style:font-weight-complex="normal"/>
    </style:style>
    <style:style style:name="P32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7e6a91" officeooo:paragraph-rsid="0026c722" style:font-size-asian="12pt" style:font-weight-asian="normal" style:font-size-complex="12pt" style:font-weight-complex="normal"/>
    </style:style>
    <style:style style:name="P32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80061d" officeooo:paragraph-rsid="0026c722" style:font-size-asian="12pt" style:font-weight-asian="normal" style:font-size-complex="12pt" style:font-weight-complex="normal"/>
    </style:style>
    <style:style style:name="P328" style:family="paragraph" style:parent-style-name="Standard">
      <style:text-properties fo:font-variant="normal" fo:text-transform="none" fo:color="#000000" style:font-name="Liberation Serif" fo:font-size="12pt" fo:letter-spacing="normal" fo:font-style="normal" style:text-underline-style="none" fo:font-weight="normal" officeooo:rsid="00d831d8" officeooo:paragraph-rsid="0026c722" style:font-size-asian="12pt" style:font-weight-asian="normal" style:font-size-complex="12pt" style:font-weight-complex="normal"/>
    </style:style>
    <style:style style:name="P32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95336" officeooo:paragraph-rsid="0026c722" style:font-size-asian="12pt" style:font-size-complex="12pt"/>
    </style:style>
    <style:style style:name="P33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9115c" officeooo:paragraph-rsid="0026c722" style:font-size-asian="12pt" style:font-size-complex="12pt"/>
    </style:style>
    <style:style style:name="P33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9115c" officeooo:paragraph-rsid="0133bdc9" style:font-size-asian="12pt" style:font-size-complex="12pt"/>
    </style:style>
    <style:style style:name="P33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91a0d" officeooo:paragraph-rsid="0026c722" style:font-size-asian="12pt" style:font-size-complex="12pt"/>
    </style:style>
    <style:style style:name="P33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a8ca0" officeooo:paragraph-rsid="0026c722" style:font-size-asian="12pt" style:font-size-complex="12pt"/>
    </style:style>
    <style:style style:name="P33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b778f" officeooo:paragraph-rsid="0026c722" style:font-size-asian="12pt" style:font-size-complex="12pt"/>
    </style:style>
    <style:style style:name="P33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cc920" officeooo:paragraph-rsid="0026c722" style:font-size-asian="12pt" style:font-size-complex="12pt"/>
    </style:style>
    <style:style style:name="P33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d5c7d" officeooo:paragraph-rsid="0026c722" style:font-size-asian="12pt" style:font-size-complex="12pt"/>
    </style:style>
    <style:style style:name="P33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dec21" officeooo:paragraph-rsid="0026c722" style:font-size-asian="12pt" style:font-size-complex="12pt"/>
    </style:style>
    <style:style style:name="P33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fa346" officeooo:paragraph-rsid="0026c722" style:font-size-asian="12pt" style:font-size-complex="12pt"/>
    </style:style>
    <style:style style:name="P33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0468a" officeooo:paragraph-rsid="0026c722" style:font-size-asian="12pt" style:font-size-complex="12pt"/>
    </style:style>
    <style:style style:name="P34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07b09" officeooo:paragraph-rsid="0026c722" style:font-size-asian="12pt" style:font-size-complex="12pt"/>
    </style:style>
    <style:style style:name="P34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1e4c4" officeooo:paragraph-rsid="0026c722" style:font-size-asian="12pt" style:font-size-complex="12pt"/>
    </style:style>
    <style:style style:name="P34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30575" officeooo:paragraph-rsid="0026c722" style:font-size-asian="12pt" style:font-size-complex="12pt"/>
    </style:style>
    <style:style style:name="P34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36f48" officeooo:paragraph-rsid="0026c722" style:font-size-asian="12pt" style:font-size-complex="12pt"/>
    </style:style>
    <style:style style:name="P34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54e44" officeooo:paragraph-rsid="0026c722" style:font-size-asian="12pt" style:font-size-complex="12pt"/>
    </style:style>
    <style:style style:name="P34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15cd" officeooo:paragraph-rsid="0026c722" style:font-size-asian="12pt" style:font-size-complex="12pt"/>
    </style:style>
    <style:style style:name="P34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254d" officeooo:paragraph-rsid="0026c722" style:font-size-asian="12pt" style:font-size-complex="12pt"/>
    </style:style>
    <style:style style:name="P34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7484" officeooo:paragraph-rsid="0026c722" style:font-size-asian="12pt" style:font-size-complex="12pt"/>
    </style:style>
    <style:style style:name="P34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d629" officeooo:paragraph-rsid="0026c722" style:font-size-asian="12pt" style:font-size-complex="12pt"/>
    </style:style>
    <style:style style:name="P34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84df3" officeooo:paragraph-rsid="0026c722" style:font-size-asian="12pt" style:font-size-complex="12pt"/>
    </style:style>
    <style:style style:name="P35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a3e3e" officeooo:paragraph-rsid="0026c722" style:font-size-asian="12pt" style:font-size-complex="12pt"/>
    </style:style>
    <style:style style:name="P35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bd020" officeooo:paragraph-rsid="0026c722" style:font-size-asian="12pt" style:font-size-complex="12pt"/>
    </style:style>
    <style:style style:name="P35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d0f2d" officeooo:paragraph-rsid="0026c722" style:font-size-asian="12pt" style:font-size-complex="12pt"/>
    </style:style>
    <style:style style:name="P35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359b" officeooo:paragraph-rsid="0026c722" style:font-size-asian="12pt" style:font-size-complex="12pt"/>
    </style:style>
    <style:style style:name="P35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a102" officeooo:paragraph-rsid="0026c722" style:font-size-asian="12pt" style:font-size-complex="12pt"/>
    </style:style>
    <style:style style:name="P35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e20b" officeooo:paragraph-rsid="0026c722" style:font-size-asian="12pt" style:font-size-complex="12pt"/>
    </style:style>
    <style:style style:name="P35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149fa" officeooo:paragraph-rsid="0026c722" style:font-size-asian="12pt" style:font-size-complex="12pt"/>
    </style:style>
    <style:style style:name="P35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2cb84" officeooo:paragraph-rsid="0026c722" style:font-size-asian="12pt" style:font-size-complex="12pt"/>
    </style:style>
    <style:style style:name="P35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3b2a5" officeooo:paragraph-rsid="0026c722" style:font-size-asian="12pt" style:font-size-complex="12pt"/>
    </style:style>
    <style:style style:name="P35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5554d" officeooo:paragraph-rsid="0026c722" style:font-size-asian="12pt" style:font-size-complex="12pt"/>
    </style:style>
    <style:style style:name="P36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63329" officeooo:paragraph-rsid="0026c722" style:font-size-asian="12pt" style:font-size-complex="12pt"/>
    </style:style>
    <style:style style:name="P36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8033a" officeooo:paragraph-rsid="0026c722" style:font-size-asian="12pt" style:font-size-complex="12pt"/>
    </style:style>
    <style:style style:name="P36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91d5d" officeooo:paragraph-rsid="0026c722" style:font-size-asian="12pt" style:font-size-complex="12pt"/>
    </style:style>
    <style:style style:name="P36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ae14f" officeooo:paragraph-rsid="0026c722" style:font-size-asian="12pt" style:font-size-complex="12pt"/>
    </style:style>
    <style:style style:name="P36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ca61a" officeooo:paragraph-rsid="0026c722" style:font-size-asian="12pt" style:font-size-complex="12pt"/>
    </style:style>
    <style:style style:name="P36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daf08" officeooo:paragraph-rsid="0026c722" style:font-size-asian="12pt" style:font-size-complex="12pt"/>
    </style:style>
    <style:style style:name="P36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eeb59" officeooo:paragraph-rsid="0026c722" style:font-size-asian="12pt" style:font-size-complex="12pt"/>
    </style:style>
    <style:style style:name="P36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90ba3d" officeooo:paragraph-rsid="0026c722" style:font-size-asian="12pt" style:font-size-complex="12pt"/>
    </style:style>
    <style:style style:name="P36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6f8f9" officeooo:paragraph-rsid="0026c722" style:font-size-asian="12pt" style:font-size-complex="12pt"/>
    </style:style>
    <style:style style:name="P36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6f8f9" officeooo:paragraph-rsid="0133bdc9" style:font-size-asian="12pt" style:font-size-complex="12pt"/>
    </style:style>
    <style:style style:name="P37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ff56c" officeooo:paragraph-rsid="0026c722" style:font-size-asian="12pt" style:font-size-complex="12pt"/>
    </style:style>
    <style:style style:name="P37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0764f" officeooo:paragraph-rsid="0026c722" style:font-size-asian="12pt" style:font-size-complex="12pt"/>
    </style:style>
    <style:style style:name="P37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0f4d2" officeooo:paragraph-rsid="0026c722" style:font-size-asian="12pt" style:font-size-complex="12pt"/>
    </style:style>
    <style:style style:name="P37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0f4d2" officeooo:paragraph-rsid="013288e5" style:font-size-asian="12pt" style:font-size-complex="12pt"/>
    </style:style>
    <style:style style:name="P37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17935" officeooo:paragraph-rsid="0026c722" style:font-size-asian="12pt" style:font-size-complex="12pt"/>
    </style:style>
    <style:style style:name="P37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17935" officeooo:paragraph-rsid="013288e5" style:font-size-asian="12pt" style:font-size-complex="12pt"/>
    </style:style>
    <style:style style:name="P37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25a48" officeooo:paragraph-rsid="0026c722" style:font-size-asian="12pt" style:font-size-complex="12pt"/>
    </style:style>
    <style:style style:name="P37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25a48" officeooo:paragraph-rsid="013288e5" style:font-size-asian="12pt" style:font-size-complex="12pt"/>
    </style:style>
    <style:style style:name="P37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2989a" officeooo:paragraph-rsid="0026c722" style:font-size-asian="12pt" style:font-size-complex="12pt"/>
    </style:style>
    <style:style style:name="P37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2989a" officeooo:paragraph-rsid="013288e5" style:font-size-asian="12pt" style:font-size-complex="12pt"/>
    </style:style>
    <style:style style:name="P38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497e5" officeooo:paragraph-rsid="0026c722" style:font-size-asian="12pt" style:font-size-complex="12pt"/>
    </style:style>
    <style:style style:name="P38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497e5" officeooo:paragraph-rsid="013288e5" style:font-size-asian="12pt" style:font-size-complex="12pt"/>
    </style:style>
    <style:style style:name="P38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4e381" officeooo:paragraph-rsid="0026c722" style:font-size-asian="12pt" style:font-size-complex="12pt"/>
    </style:style>
    <style:style style:name="P38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4e381" officeooo:paragraph-rsid="013288e5" style:font-size-asian="12pt" style:font-size-complex="12pt"/>
    </style:style>
    <style:style style:name="P38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6714b" officeooo:paragraph-rsid="0026c722" style:font-size-asian="12pt" style:font-size-complex="12pt"/>
    </style:style>
    <style:style style:name="P38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6714b" officeooo:paragraph-rsid="013288e5" style:font-size-asian="12pt" style:font-size-complex="12pt"/>
    </style:style>
    <style:style style:name="P38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a38fd" officeooo:paragraph-rsid="007a38fd" style:font-size-asian="12pt" style:font-size-complex="12pt"/>
    </style:style>
    <style:style style:name="P387"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officeooo:rsid="0070468a" officeooo:paragraph-rsid="0026c722" style:font-size-asian="12pt" style:font-style-asian="italic" style:font-size-complex="12pt" style:font-style-complex="italic"/>
    </style:style>
    <style:style style:name="P388"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officeooo:rsid="00895336" officeooo:paragraph-rsid="0026c722" style:font-size-asian="12pt" style:font-style-asian="italic" style:font-size-complex="12pt" style:font-style-complex="italic"/>
    </style:style>
    <style:style style:name="P389"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831d8" officeooo:paragraph-rsid="0026c722" style:font-size-asian="12pt" style:font-weight-asian="normal" style:font-size-complex="12pt" style:font-weight-complex="normal"/>
    </style:style>
    <style:style style:name="P390"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9c5ab" officeooo:paragraph-rsid="0026c722" style:font-size-asian="12pt" style:font-weight-asian="normal" style:font-size-complex="12pt" style:font-weight-complex="normal"/>
    </style:style>
    <style:style style:name="P391"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ba784" officeooo:paragraph-rsid="0026c722" style:font-size-asian="12pt" style:font-weight-asian="normal" style:font-size-complex="12pt" style:font-weight-complex="normal"/>
    </style:style>
    <style:style style:name="P392"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d81e4" officeooo:paragraph-rsid="0026c722" style:font-size-asian="12pt" style:font-weight-asian="normal" style:font-size-complex="12pt" style:font-weight-complex="normal"/>
    </style:style>
    <style:style style:name="P393"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e5634" officeooo:paragraph-rsid="0026c722" style:font-size-asian="12pt" style:font-weight-asian="normal" style:font-size-complex="12pt" style:font-weight-complex="normal"/>
    </style:style>
    <style:style style:name="P394"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e019ce" officeooo:paragraph-rsid="0026c722" style:font-size-asian="12pt" style:font-weight-asian="normal" style:font-size-complex="12pt" style:font-weight-complex="normal"/>
    </style:style>
    <style:style style:name="P395" style:family="paragraph" style:parent-style-name="Standard">
      <style:text-properties officeooo:rsid="00145ffb" officeooo:paragraph-rsid="0026c722"/>
    </style:style>
    <style:style style:name="P396" style:family="paragraph" style:parent-style-name="Standard">
      <style:text-properties officeooo:rsid="0016c570" officeooo:paragraph-rsid="0026c722"/>
    </style:style>
    <style:style style:name="P397" style:family="paragraph" style:parent-style-name="Standard">
      <style:text-properties officeooo:rsid="0017566a" officeooo:paragraph-rsid="0026c722"/>
    </style:style>
    <style:style style:name="P398" style:family="paragraph" style:parent-style-name="Standard">
      <style:text-properties officeooo:rsid="0017cc44" officeooo:paragraph-rsid="0026c722"/>
    </style:style>
    <style:style style:name="P399" style:family="paragraph" style:parent-style-name="Standard">
      <style:text-properties fo:font-style="italic" officeooo:rsid="0017cc44" officeooo:paragraph-rsid="0026c722" style:font-style-asian="italic" style:font-style-complex="italic"/>
    </style:style>
    <style:style style:name="P400" style:family="paragraph" style:parent-style-name="Standard">
      <style:text-properties fo:font-style="italic" officeooo:rsid="001c5ad8" officeooo:paragraph-rsid="0026c722" style:font-style-asian="italic" style:font-style-complex="italic"/>
    </style:style>
    <style:style style:name="P401" style:family="paragraph" style:parent-style-name="Standard">
      <style:text-properties fo:font-style="italic" officeooo:rsid="002f6bfd" officeooo:paragraph-rsid="0026c722" style:font-style-asian="italic" style:font-style-complex="italic"/>
    </style:style>
    <style:style style:name="P402" style:family="paragraph" style:parent-style-name="Standard">
      <style:text-properties fo:font-style="italic" officeooo:rsid="0026c09b" officeooo:paragraph-rsid="0026c722" style:font-style-asian="italic" style:font-style-complex="italic"/>
    </style:style>
    <style:style style:name="P403" style:family="paragraph" style:parent-style-name="Standard">
      <style:text-properties fo:font-style="italic" officeooo:rsid="0058bd82" officeooo:paragraph-rsid="0026c722" style:font-style-asian="italic" style:font-style-complex="italic"/>
    </style:style>
    <style:style style:name="P404" style:family="paragraph" style:parent-style-name="Standard">
      <style:text-properties fo:font-style="italic" officeooo:rsid="006ce295" officeooo:paragraph-rsid="0026c722" style:font-style-asian="italic" style:font-style-complex="italic"/>
    </style:style>
    <style:style style:name="P405" style:family="paragraph" style:parent-style-name="Standard">
      <style:text-properties fo:font-style="italic" officeooo:rsid="0034f860" officeooo:paragraph-rsid="0026c722" style:font-style-asian="italic" style:font-style-complex="italic"/>
    </style:style>
    <style:style style:name="P406" style:family="paragraph" style:parent-style-name="Standard">
      <style:text-properties fo:font-style="italic" officeooo:rsid="00511e41" officeooo:paragraph-rsid="0026c722" style:font-style-asian="italic" style:font-style-complex="italic"/>
    </style:style>
    <style:style style:name="P407" style:family="paragraph" style:parent-style-name="Standard">
      <style:text-properties fo:font-style="italic" officeooo:rsid="0052e6ca" officeooo:paragraph-rsid="0026c722" style:font-style-asian="italic" style:font-style-complex="italic"/>
    </style:style>
    <style:style style:name="P408" style:family="paragraph" style:parent-style-name="Standard">
      <style:text-properties fo:font-style="italic" fo:font-weight="normal" officeooo:rsid="00960d69" officeooo:paragraph-rsid="0026c722" style:font-style-asian="italic" style:font-weight-asian="normal" style:font-style-complex="italic" style:font-weight-complex="normal"/>
    </style:style>
    <style:style style:name="P409" style:family="paragraph" style:parent-style-name="Standard">
      <style:text-properties fo:font-style="italic" fo:font-weight="normal" officeooo:rsid="0098c8e9" officeooo:paragraph-rsid="0026c722" style:font-style-asian="italic" style:font-weight-asian="normal" style:font-style-complex="italic" style:font-weight-complex="normal"/>
    </style:style>
    <style:style style:name="P410" style:family="paragraph" style:parent-style-name="Standard">
      <style:text-properties fo:font-style="italic" fo:font-weight="normal" officeooo:rsid="006406f6" officeooo:paragraph-rsid="0026c722" style:font-style-asian="italic" style:font-weight-asian="normal" style:font-style-complex="italic" style:font-weight-complex="normal"/>
    </style:style>
    <style:style style:name="P411" style:family="paragraph" style:parent-style-name="Standard">
      <style:text-properties fo:font-style="italic" fo:font-weight="normal" officeooo:rsid="00677f4c" officeooo:paragraph-rsid="0026c722" style:font-style-asian="italic" style:font-weight-asian="normal" style:font-style-complex="italic" style:font-weight-complex="normal"/>
    </style:style>
    <style:style style:name="P412" style:family="paragraph" style:parent-style-name="Standard">
      <style:text-properties fo:font-style="italic" fo:font-weight="normal" officeooo:rsid="00918406" officeooo:paragraph-rsid="0026c722" style:font-style-asian="italic" style:font-weight-asian="normal" style:font-style-complex="italic" style:font-weight-complex="normal"/>
    </style:style>
    <style:style style:name="P413" style:family="paragraph" style:parent-style-name="Standard">
      <style:text-properties fo:font-style="italic" officeooo:paragraph-rsid="0026c722"/>
    </style:style>
    <style:style style:name="P414" style:family="paragraph" style:parent-style-name="Standard">
      <style:text-properties officeooo:rsid="00191dac" officeooo:paragraph-rsid="0026c722"/>
    </style:style>
    <style:style style:name="P415" style:family="paragraph" style:parent-style-name="Standard">
      <style:text-properties officeooo:rsid="001b03b4" officeooo:paragraph-rsid="0026c722"/>
    </style:style>
    <style:style style:name="P416" style:family="paragraph" style:parent-style-name="Standard">
      <style:text-properties officeooo:rsid="001c5ad8" officeooo:paragraph-rsid="0026c722"/>
    </style:style>
    <style:style style:name="P417" style:family="paragraph" style:parent-style-name="Standard">
      <style:text-properties officeooo:rsid="001da51c" officeooo:paragraph-rsid="0026c722"/>
    </style:style>
    <style:style style:name="P418" style:family="paragraph" style:parent-style-name="Standard">
      <style:text-properties officeooo:rsid="001f488d" officeooo:paragraph-rsid="0026c722"/>
    </style:style>
    <style:style style:name="P419" style:family="paragraph" style:parent-style-name="Standard">
      <style:text-properties officeooo:rsid="001f7635" officeooo:paragraph-rsid="0026c722"/>
    </style:style>
    <style:style style:name="P420" style:family="paragraph" style:parent-style-name="Standard">
      <style:text-properties officeooo:rsid="00208949" officeooo:paragraph-rsid="0026c722"/>
    </style:style>
    <style:style style:name="P421" style:family="paragraph" style:parent-style-name="Standard">
      <style:text-properties officeooo:rsid="00220a3b" officeooo:paragraph-rsid="0026c722"/>
    </style:style>
    <style:style style:name="P422" style:family="paragraph" style:parent-style-name="Standard">
      <style:text-properties officeooo:rsid="002e126b" officeooo:paragraph-rsid="0026c722"/>
    </style:style>
    <style:style style:name="P423" style:family="paragraph" style:parent-style-name="Standard">
      <style:text-properties officeooo:rsid="002e8b7c" officeooo:paragraph-rsid="0026c722"/>
    </style:style>
    <style:style style:name="P424" style:family="paragraph" style:parent-style-name="Standard">
      <style:text-properties officeooo:rsid="002e8b7c" officeooo:paragraph-rsid="005ead5f"/>
    </style:style>
    <style:style style:name="P425" style:family="paragraph" style:parent-style-name="Standard">
      <style:text-properties officeooo:rsid="002f6bfd" officeooo:paragraph-rsid="0026c722"/>
    </style:style>
    <style:style style:name="P426" style:family="paragraph" style:parent-style-name="Standard">
      <style:text-properties officeooo:rsid="002fbf86" officeooo:paragraph-rsid="0026c722"/>
    </style:style>
    <style:style style:name="P427" style:family="paragraph" style:parent-style-name="Standard">
      <style:text-properties officeooo:rsid="00232808" officeooo:paragraph-rsid="0026c722"/>
    </style:style>
    <style:style style:name="P428" style:family="paragraph" style:parent-style-name="Standard">
      <style:text-properties officeooo:rsid="0024e02d" officeooo:paragraph-rsid="0026c722"/>
    </style:style>
    <style:style style:name="P429" style:family="paragraph" style:parent-style-name="Standard">
      <style:text-properties officeooo:rsid="0026c09b" officeooo:paragraph-rsid="0026c722"/>
    </style:style>
    <style:style style:name="P430" style:family="paragraph" style:parent-style-name="Standard">
      <style:text-properties officeooo:rsid="002a6827" officeooo:paragraph-rsid="0026c722"/>
    </style:style>
    <style:style style:name="P431" style:family="paragraph" style:parent-style-name="Standard">
      <style:text-properties fo:color="#000000" style:font-name="Liberation Serif" fo:font-style="normal" fo:font-weight="normal" officeooo:rsid="00837824" officeooo:paragraph-rsid="0026c722" style:font-style-asian="normal" style:font-weight-asian="normal" style:font-style-complex="normal" style:font-weight-complex="normal"/>
    </style:style>
    <style:style style:name="P432" style:family="paragraph" style:parent-style-name="Standard">
      <style:text-properties fo:color="#000000" style:font-name="Liberation Serif" fo:font-style="normal" fo:font-weight="normal" officeooo:rsid="0083b5db" officeooo:paragraph-rsid="0026c722" style:font-style-asian="normal" style:font-weight-asian="normal" style:font-style-complex="normal" style:font-weight-complex="normal"/>
    </style:style>
    <style:style style:name="P433" style:family="paragraph" style:parent-style-name="Standard">
      <style:text-properties fo:color="#000000" style:font-name="Liberation Serif" fo:font-style="normal" fo:font-weight="normal" officeooo:rsid="0084cd8e" officeooo:paragraph-rsid="0026c722" style:font-style-asian="normal" style:font-weight-asian="normal" style:font-style-complex="normal" style:font-weight-complex="normal"/>
    </style:style>
    <style:style style:name="P434" style:family="paragraph" style:parent-style-name="Standard">
      <style:text-properties fo:color="#000000" style:font-name="Liberation Serif" fo:font-style="normal" fo:font-weight="normal" officeooo:rsid="00852e37" officeooo:paragraph-rsid="0026c722" style:font-style-asian="normal" style:font-weight-asian="normal" style:font-style-complex="normal" style:font-weight-complex="normal"/>
    </style:style>
    <style:style style:name="P435" style:family="paragraph" style:parent-style-name="Standard">
      <style:text-properties fo:color="#000000" style:font-name="Liberation Serif" fo:font-style="normal" fo:font-weight="normal" officeooo:rsid="008628be" officeooo:paragraph-rsid="0026c722" style:font-style-asian="normal" style:font-weight-asian="normal" style:font-style-complex="normal" style:font-weight-complex="normal"/>
    </style:style>
    <style:style style:name="P436" style:family="paragraph" style:parent-style-name="Standard">
      <style:text-properties fo:color="#000000" style:font-name="Liberation Serif" fo:font-style="normal" fo:font-weight="normal" officeooo:rsid="00a6bcfd" officeooo:paragraph-rsid="0026c722" style:font-style-asian="normal" style:font-weight-asian="normal" style:font-style-complex="normal" style:font-weight-complex="normal"/>
    </style:style>
    <style:style style:name="P437" style:family="paragraph" style:parent-style-name="Standard">
      <style:text-properties officeooo:rsid="008628be" officeooo:paragraph-rsid="0026c722"/>
    </style:style>
    <style:style style:name="P438" style:family="paragraph" style:parent-style-name="Standard">
      <style:text-properties officeooo:rsid="0087af18" officeooo:paragraph-rsid="0026c722"/>
    </style:style>
    <style:style style:name="P439" style:family="paragraph" style:parent-style-name="Standard">
      <style:text-properties officeooo:rsid="0088a3c9" officeooo:paragraph-rsid="0026c722"/>
    </style:style>
    <style:style style:name="P440" style:family="paragraph" style:parent-style-name="Standard">
      <style:text-properties officeooo:paragraph-rsid="0026c722"/>
    </style:style>
    <style:style style:name="P441" style:family="paragraph" style:parent-style-name="Standard">
      <style:text-properties officeooo:rsid="00512ccb" officeooo:paragraph-rsid="0026c722"/>
    </style:style>
    <style:style style:name="P442" style:family="paragraph" style:parent-style-name="Standard">
      <style:text-properties officeooo:rsid="0052a079" officeooo:paragraph-rsid="0026c722"/>
    </style:style>
    <style:style style:name="P443" style:family="paragraph" style:parent-style-name="Standard">
      <style:text-properties officeooo:rsid="0053660c" officeooo:paragraph-rsid="0026c722"/>
    </style:style>
    <style:style style:name="P444" style:family="paragraph" style:parent-style-name="Standard">
      <style:text-properties officeooo:rsid="0054cf07" officeooo:paragraph-rsid="0026c722"/>
    </style:style>
    <style:style style:name="P445" style:family="paragraph" style:parent-style-name="Standard">
      <style:text-properties officeooo:rsid="0056bdd7" officeooo:paragraph-rsid="0026c722"/>
    </style:style>
    <style:style style:name="P446" style:family="paragraph" style:parent-style-name="Standard">
      <style:text-properties officeooo:rsid="005840f4" officeooo:paragraph-rsid="0026c722"/>
    </style:style>
    <style:style style:name="P447" style:family="paragraph" style:parent-style-name="Standard">
      <style:text-properties officeooo:rsid="0058925c" officeooo:paragraph-rsid="0026c722"/>
    </style:style>
    <style:style style:name="P448" style:family="paragraph" style:parent-style-name="Standard">
      <style:text-properties officeooo:rsid="0058bd82" officeooo:paragraph-rsid="0026c722"/>
    </style:style>
    <style:style style:name="P449" style:family="paragraph" style:parent-style-name="Standard">
      <style:text-properties officeooo:rsid="0059617b" officeooo:paragraph-rsid="0026c722"/>
    </style:style>
    <style:style style:name="P450" style:family="paragraph" style:parent-style-name="Standard">
      <style:text-properties officeooo:rsid="005989fb" officeooo:paragraph-rsid="0026c722"/>
    </style:style>
    <style:style style:name="P451" style:family="paragraph" style:parent-style-name="Standard">
      <style:text-properties officeooo:rsid="0059fd1e" officeooo:paragraph-rsid="0026c722"/>
    </style:style>
    <style:style style:name="P452" style:family="paragraph" style:parent-style-name="Standard">
      <style:text-properties officeooo:rsid="005a5971" officeooo:paragraph-rsid="0026c722"/>
    </style:style>
    <style:style style:name="P453" style:family="paragraph" style:parent-style-name="Standard">
      <style:text-properties officeooo:rsid="005a5b14" officeooo:paragraph-rsid="0026c722"/>
    </style:style>
    <style:style style:name="P454" style:family="paragraph" style:parent-style-name="Standard">
      <style:text-properties officeooo:rsid="005b5f7e" officeooo:paragraph-rsid="0026c722"/>
    </style:style>
    <style:style style:name="P455" style:family="paragraph" style:parent-style-name="Standard">
      <style:text-properties officeooo:rsid="005ca9f7" officeooo:paragraph-rsid="0026c722"/>
    </style:style>
    <style:style style:name="P456" style:family="paragraph" style:parent-style-name="Standard">
      <style:text-properties officeooo:rsid="005e2cfd" officeooo:paragraph-rsid="0026c722"/>
    </style:style>
    <style:style style:name="P457" style:family="paragraph" style:parent-style-name="Standard">
      <style:text-properties officeooo:rsid="005eb0f2" officeooo:paragraph-rsid="0026c722"/>
    </style:style>
    <style:style style:name="P458" style:family="paragraph" style:parent-style-name="Standard">
      <style:text-properties fo:font-weight="normal" officeooo:rsid="005eb0f2" officeooo:paragraph-rsid="0026c722" style:font-weight-asian="normal" style:font-weight-complex="normal"/>
    </style:style>
    <style:style style:name="P459" style:family="paragraph" style:parent-style-name="Standard">
      <style:text-properties fo:font-weight="normal" officeooo:rsid="006015b2" officeooo:paragraph-rsid="0026c722" style:font-weight-asian="normal" style:font-weight-complex="normal"/>
    </style:style>
    <style:style style:name="P460" style:family="paragraph" style:parent-style-name="Standard">
      <style:text-properties fo:font-weight="normal" officeooo:rsid="00607778" officeooo:paragraph-rsid="0026c722" style:font-weight-asian="normal" style:font-weight-complex="normal"/>
    </style:style>
    <style:style style:name="P461" style:family="paragraph" style:parent-style-name="Standard">
      <style:text-properties fo:font-weight="normal" officeooo:rsid="00621e67" officeooo:paragraph-rsid="0026c722" style:font-weight-asian="normal" style:font-weight-complex="normal"/>
    </style:style>
    <style:style style:name="P462" style:family="paragraph" style:parent-style-name="Standard">
      <style:text-properties fo:font-weight="normal" officeooo:rsid="006406f6" officeooo:paragraph-rsid="0026c722" style:font-weight-asian="normal" style:font-weight-complex="normal"/>
    </style:style>
    <style:style style:name="P463" style:family="paragraph" style:parent-style-name="Standard">
      <style:text-properties fo:font-weight="normal" officeooo:rsid="00651b11" officeooo:paragraph-rsid="0026c722" style:font-weight-asian="normal" style:font-weight-complex="normal"/>
    </style:style>
    <style:style style:name="P464" style:family="paragraph" style:parent-style-name="Standard">
      <style:text-properties fo:font-weight="normal" officeooo:rsid="0065251b" officeooo:paragraph-rsid="0026c722" style:font-weight-asian="normal" style:font-weight-complex="normal"/>
    </style:style>
    <style:style style:name="P465" style:family="paragraph" style:parent-style-name="Standard">
      <style:text-properties fo:font-weight="normal" officeooo:rsid="00659fb0" officeooo:paragraph-rsid="0026c722" style:font-weight-asian="normal" style:font-weight-complex="normal"/>
    </style:style>
    <style:style style:name="P466" style:family="paragraph" style:parent-style-name="Standard">
      <style:text-properties fo:font-weight="normal" officeooo:rsid="0065f66a" officeooo:paragraph-rsid="0026c722" style:font-weight-asian="normal" style:font-weight-complex="normal"/>
    </style:style>
    <style:style style:name="P467" style:family="paragraph" style:parent-style-name="Standard">
      <style:text-properties fo:font-weight="normal" officeooo:rsid="006653bc" officeooo:paragraph-rsid="0026c722" style:font-weight-asian="normal" style:font-weight-complex="normal"/>
    </style:style>
    <style:style style:name="P468" style:family="paragraph" style:parent-style-name="Standard">
      <style:text-properties fo:font-weight="normal" officeooo:rsid="00669619" officeooo:paragraph-rsid="0026c722" style:font-weight-asian="normal" style:font-weight-complex="normal"/>
    </style:style>
    <style:style style:name="P469" style:family="paragraph" style:parent-style-name="Standard">
      <style:text-properties fo:font-weight="normal" officeooo:rsid="0066f4cb" officeooo:paragraph-rsid="0026c722" style:font-weight-asian="normal" style:font-weight-complex="normal"/>
    </style:style>
    <style:style style:name="P470" style:family="paragraph" style:parent-style-name="Standard">
      <style:text-properties fo:font-weight="normal" officeooo:rsid="00676855" officeooo:paragraph-rsid="0026c722" style:font-weight-asian="normal" style:font-weight-complex="normal"/>
    </style:style>
    <style:style style:name="P471" style:family="paragraph" style:parent-style-name="Standard">
      <style:text-properties fo:font-weight="normal" officeooo:rsid="00677f4c" officeooo:paragraph-rsid="0026c722" style:font-weight-asian="normal" style:font-weight-complex="normal"/>
    </style:style>
    <style:style style:name="P472" style:family="paragraph" style:parent-style-name="Standard">
      <style:text-properties fo:font-weight="normal" officeooo:rsid="00a6bcfd" officeooo:paragraph-rsid="0026c722" style:font-weight-asian="normal" style:font-weight-complex="normal"/>
    </style:style>
    <style:style style:name="P473" style:family="paragraph" style:parent-style-name="Standard">
      <style:text-properties fo:font-weight="normal" officeooo:rsid="004bd1ab" officeooo:paragraph-rsid="0026c722" style:font-weight-asian="normal" style:font-weight-complex="normal"/>
    </style:style>
    <style:style style:name="P474" style:family="paragraph" style:parent-style-name="Standard">
      <style:text-properties fo:font-weight="normal" officeooo:rsid="008ddd3b" officeooo:paragraph-rsid="0026c722" style:font-weight-asian="normal" style:font-weight-complex="normal"/>
    </style:style>
    <style:style style:name="P475" style:family="paragraph" style:parent-style-name="Standard">
      <style:text-properties fo:font-weight="normal" officeooo:rsid="008f97eb" officeooo:paragraph-rsid="0026c722" style:font-weight-asian="normal" style:font-weight-complex="normal"/>
    </style:style>
    <style:style style:name="P476" style:family="paragraph" style:parent-style-name="Standard">
      <style:text-properties fo:font-weight="normal" officeooo:rsid="00918406" officeooo:paragraph-rsid="0026c722" style:font-weight-asian="normal" style:font-weight-complex="normal"/>
    </style:style>
    <style:style style:name="P477" style:family="paragraph" style:parent-style-name="Standard">
      <style:text-properties fo:font-weight="normal" officeooo:rsid="00924d63" officeooo:paragraph-rsid="0026c722" style:font-weight-asian="normal" style:font-weight-complex="normal"/>
    </style:style>
    <style:style style:name="P478" style:family="paragraph" style:parent-style-name="Standard">
      <style:text-properties fo:font-weight="normal" officeooo:rsid="0093ca7c" officeooo:paragraph-rsid="0026c722" style:font-weight-asian="normal" style:font-weight-complex="normal"/>
    </style:style>
    <style:style style:name="P479" style:family="paragraph" style:parent-style-name="Standard">
      <style:text-properties fo:font-weight="normal" officeooo:rsid="00955834" officeooo:paragraph-rsid="0026c722" style:font-weight-asian="normal" style:font-weight-complex="normal"/>
    </style:style>
    <style:style style:name="P480" style:family="paragraph" style:parent-style-name="Standard">
      <style:text-properties fo:font-weight="normal" officeooo:rsid="00964eca" officeooo:paragraph-rsid="0026c722" style:font-weight-asian="normal" style:font-weight-complex="normal"/>
    </style:style>
    <style:style style:name="P481" style:family="paragraph" style:parent-style-name="Standard">
      <style:text-properties fo:font-weight="normal" officeooo:rsid="009dd6a4" officeooo:paragraph-rsid="0026c722" style:font-weight-asian="normal" style:font-weight-complex="normal"/>
    </style:style>
    <style:style style:name="P482" style:family="paragraph" style:parent-style-name="Standard">
      <style:text-properties fo:font-weight="normal" officeooo:rsid="009f4f8b" officeooo:paragraph-rsid="0026c722" style:font-weight-asian="normal" style:font-weight-complex="normal"/>
    </style:style>
    <style:style style:name="P483" style:family="paragraph" style:parent-style-name="Standard">
      <style:text-properties fo:font-weight="normal" officeooo:rsid="00a0078c" officeooo:paragraph-rsid="0026c722" style:font-weight-asian="normal" style:font-weight-complex="normal"/>
    </style:style>
    <style:style style:name="P484" style:family="paragraph" style:parent-style-name="Standard">
      <style:text-properties fo:font-weight="normal" officeooo:rsid="00a1a9d4" officeooo:paragraph-rsid="0026c722" style:font-weight-asian="normal" style:font-weight-complex="normal"/>
    </style:style>
    <style:style style:name="P485" style:family="paragraph" style:parent-style-name="Standard">
      <style:text-properties fo:font-weight="normal" officeooo:rsid="00a26655" officeooo:paragraph-rsid="0026c722" style:font-weight-asian="normal" style:font-weight-complex="normal"/>
    </style:style>
    <style:style style:name="P486" style:family="paragraph" style:parent-style-name="Standard">
      <style:text-properties fo:font-weight="normal" officeooo:rsid="00a27656" officeooo:paragraph-rsid="0026c722" style:font-weight-asian="normal" style:font-weight-complex="normal"/>
    </style:style>
    <style:style style:name="P487" style:family="paragraph" style:parent-style-name="Standard">
      <style:text-properties fo:font-weight="normal" officeooo:rsid="00a4734b" officeooo:paragraph-rsid="0026c722" style:font-weight-asian="normal" style:font-weight-complex="normal"/>
    </style:style>
    <style:style style:name="P488" style:family="paragraph" style:parent-style-name="Standard">
      <style:text-properties fo:font-weight="normal" officeooo:rsid="00a48815" officeooo:paragraph-rsid="0026c722" style:font-weight-asian="normal" style:font-weight-complex="normal"/>
    </style:style>
    <style:style style:name="P489" style:family="paragraph" style:parent-style-name="Standard">
      <style:text-properties fo:font-weight="normal" officeooo:rsid="00a5d74f" officeooo:paragraph-rsid="0026c722" style:font-weight-asian="normal" style:font-weight-complex="normal"/>
    </style:style>
    <style:style style:name="P490" style:family="paragraph" style:parent-style-name="Standard">
      <style:text-properties fo:font-weight="normal" officeooo:rsid="00a7c598" officeooo:paragraph-rsid="0026c722" style:font-weight-asian="normal" style:font-weight-complex="normal"/>
    </style:style>
    <style:style style:name="P491" style:family="paragraph" style:parent-style-name="Standard">
      <style:text-properties fo:font-weight="normal" officeooo:rsid="00a92773" officeooo:paragraph-rsid="0026c722" style:font-weight-asian="normal" style:font-weight-complex="normal"/>
    </style:style>
    <style:style style:name="P492" style:family="paragraph" style:parent-style-name="Standard">
      <style:text-properties fo:font-weight="normal" officeooo:rsid="004b13c2" officeooo:paragraph-rsid="004b13c2" style:font-weight-asian="normal" style:font-weight-complex="normal"/>
    </style:style>
    <style:style style:name="P493" style:family="paragraph" style:parent-style-name="Standard">
      <style:text-properties fo:font-weight="normal" officeooo:rsid="004cdbe4" officeooo:paragraph-rsid="004cdbe4" style:font-weight-asian="normal" style:font-weight-complex="normal"/>
    </style:style>
    <style:style style:name="P494" style:family="paragraph" style:parent-style-name="Standard">
      <style:text-properties fo:font-weight="normal" officeooo:rsid="0062dff9" officeooo:paragraph-rsid="0062dff9" style:font-weight-asian="normal" style:font-weight-complex="normal"/>
    </style:style>
    <style:style style:name="P495" style:family="paragraph" style:parent-style-name="Standard">
      <style:text-properties fo:font-weight="normal" officeooo:rsid="0064bb5c" officeooo:paragraph-rsid="0064bb5c" style:font-weight-asian="normal" style:font-weight-complex="normal"/>
    </style:style>
    <style:style style:name="P496" style:family="paragraph" style:parent-style-name="Standard">
      <style:text-properties officeooo:rsid="006015b2" officeooo:paragraph-rsid="0026c722"/>
    </style:style>
    <style:style style:name="P497" style:family="paragraph" style:parent-style-name="Standard">
      <style:text-properties officeooo:rsid="00607778" officeooo:paragraph-rsid="0026c722"/>
    </style:style>
    <style:style style:name="P498" style:family="paragraph" style:parent-style-name="Standard">
      <style:text-properties officeooo:rsid="00621e67" officeooo:paragraph-rsid="0026c722"/>
    </style:style>
    <style:style style:name="P499" style:family="paragraph" style:parent-style-name="Standard">
      <style:text-properties officeooo:rsid="006406f6" officeooo:paragraph-rsid="0026c722"/>
    </style:style>
    <style:style style:name="P500" style:family="paragraph" style:parent-style-name="Standard">
      <style:text-properties officeooo:rsid="00651b11" officeooo:paragraph-rsid="0026c722"/>
    </style:style>
    <style:style style:name="P501" style:family="paragraph" style:parent-style-name="Standard">
      <style:text-properties officeooo:rsid="0065251b" officeooo:paragraph-rsid="0026c722"/>
    </style:style>
    <style:style style:name="P502" style:family="paragraph" style:parent-style-name="Standard">
      <style:text-properties officeooo:rsid="00659fb0" officeooo:paragraph-rsid="0026c722"/>
    </style:style>
    <style:style style:name="P503" style:family="paragraph" style:parent-style-name="Standard">
      <style:text-properties officeooo:rsid="00421ed5" officeooo:paragraph-rsid="0026c722"/>
    </style:style>
    <style:style style:name="P504" style:family="paragraph" style:parent-style-name="Standard">
      <style:text-properties officeooo:rsid="0020c1ae" officeooo:paragraph-rsid="0026c722"/>
    </style:style>
    <style:style style:name="P505" style:family="paragraph" style:parent-style-name="Standard">
      <style:text-properties officeooo:rsid="0020ef86" officeooo:paragraph-rsid="0026c722"/>
    </style:style>
    <style:style style:name="P506" style:family="paragraph" style:parent-style-name="Standard">
      <style:text-properties officeooo:rsid="0022c475" officeooo:paragraph-rsid="0026c722"/>
    </style:style>
    <style:style style:name="P507" style:family="paragraph" style:parent-style-name="Standard">
      <style:text-properties officeooo:rsid="00242202" officeooo:paragraph-rsid="0026c722"/>
    </style:style>
    <style:style style:name="P508" style:family="paragraph" style:parent-style-name="Standard">
      <style:text-properties officeooo:rsid="0025ab70" officeooo:paragraph-rsid="0026c722"/>
    </style:style>
    <style:style style:name="P509" style:family="paragraph" style:parent-style-name="Standard">
      <style:text-properties officeooo:rsid="002680e2" officeooo:paragraph-rsid="0026c722"/>
    </style:style>
    <style:style style:name="P510" style:family="paragraph" style:parent-style-name="Standard">
      <style:text-properties officeooo:rsid="00463b81" officeooo:paragraph-rsid="0026c722"/>
    </style:style>
    <style:style style:name="P511" style:family="paragraph" style:parent-style-name="Standard">
      <style:text-properties officeooo:rsid="004777ed" officeooo:paragraph-rsid="0026c722"/>
    </style:style>
    <style:style style:name="P512" style:family="paragraph" style:parent-style-name="Standard">
      <style:text-properties officeooo:rsid="004992d1" officeooo:paragraph-rsid="0026c722"/>
    </style:style>
    <style:style style:name="P513" style:family="paragraph" style:parent-style-name="Standard">
      <style:text-properties style:text-underline-style="none" officeooo:rsid="0049e387" officeooo:paragraph-rsid="0026c722"/>
    </style:style>
    <style:style style:name="P514" style:family="paragraph" style:parent-style-name="Standard">
      <style:text-properties style:text-underline-style="none" officeooo:rsid="004a4ed7" officeooo:paragraph-rsid="0026c722"/>
    </style:style>
    <style:style style:name="P515" style:family="paragraph" style:parent-style-name="Standard">
      <style:text-properties style:text-underline-style="none" officeooo:rsid="004b1717" officeooo:paragraph-rsid="0026c722"/>
    </style:style>
    <style:style style:name="P516" style:family="paragraph" style:parent-style-name="Standard">
      <style:text-properties style:text-underline-style="none" officeooo:rsid="004bd1ab" officeooo:paragraph-rsid="0026c722"/>
    </style:style>
    <style:style style:name="P517" style:family="paragraph" style:parent-style-name="Standard">
      <style:text-properties style:text-underline-style="none" fo:font-weight="normal" officeooo:rsid="00a6bcfd" officeooo:paragraph-rsid="0026c722" style:font-weight-asian="normal" style:font-weight-complex="normal"/>
    </style:style>
    <style:style style:name="P518" style:family="paragraph" style:parent-style-name="Standard">
      <style:text-properties style:text-underline-style="none" fo:font-weight="normal" officeooo:rsid="004bd1ab" officeooo:paragraph-rsid="0026c722" style:font-weight-asian="normal" style:font-weight-complex="normal"/>
    </style:style>
    <style:style style:name="P519" style:family="paragraph" style:parent-style-name="Standard">
      <style:text-properties style:text-underline-style="none" fo:font-weight="normal" officeooo:rsid="004d67ee" officeooo:paragraph-rsid="0026c722" style:font-weight-asian="normal" style:font-weight-complex="normal"/>
    </style:style>
    <style:style style:name="P520" style:family="paragraph" style:parent-style-name="Standard">
      <style:text-properties officeooo:rsid="0049e387" officeooo:paragraph-rsid="0026c722"/>
    </style:style>
    <style:style style:name="P521" style:family="paragraph" style:parent-style-name="Standard">
      <style:text-properties officeooo:rsid="004b1717" officeooo:paragraph-rsid="0026c722"/>
    </style:style>
    <style:style style:name="P522" style:family="paragraph" style:parent-style-name="Standard">
      <style:text-properties officeooo:rsid="0026e4e3" officeooo:paragraph-rsid="0026c722"/>
    </style:style>
    <style:style style:name="P523" style:family="paragraph" style:parent-style-name="Standard">
      <style:text-properties officeooo:rsid="002875b6" officeooo:paragraph-rsid="0026c722"/>
    </style:style>
    <style:style style:name="P524" style:family="paragraph" style:parent-style-name="Standard">
      <style:text-properties officeooo:rsid="0029da0b" officeooo:paragraph-rsid="0026c722"/>
    </style:style>
    <style:style style:name="P525" style:family="paragraph" style:parent-style-name="Standard">
      <style:text-properties officeooo:rsid="002b584b" officeooo:paragraph-rsid="0026c722"/>
    </style:style>
    <style:style style:name="P526" style:family="paragraph" style:parent-style-name="Standard">
      <style:text-properties officeooo:rsid="002d409a" officeooo:paragraph-rsid="0026c722"/>
    </style:style>
    <style:style style:name="P527" style:family="paragraph" style:parent-style-name="Standard">
      <style:text-properties officeooo:rsid="002d985b" officeooo:paragraph-rsid="0026c722"/>
    </style:style>
    <style:style style:name="P528" style:family="paragraph" style:parent-style-name="Standard">
      <style:text-properties officeooo:rsid="002f624b" officeooo:paragraph-rsid="0026c722"/>
    </style:style>
    <style:style style:name="P529" style:family="paragraph" style:parent-style-name="Standard">
      <style:text-properties officeooo:rsid="0030b023" officeooo:paragraph-rsid="0026c722"/>
    </style:style>
    <style:style style:name="P530" style:family="paragraph" style:parent-style-name="Standard">
      <style:text-properties officeooo:rsid="003263d8" officeooo:paragraph-rsid="0026c722"/>
    </style:style>
    <style:style style:name="P531" style:family="paragraph" style:parent-style-name="Standard">
      <style:text-properties officeooo:rsid="00339408" officeooo:paragraph-rsid="0026c722"/>
    </style:style>
    <style:style style:name="P532" style:family="paragraph" style:parent-style-name="Standard">
      <style:text-properties officeooo:rsid="00342b87" officeooo:paragraph-rsid="0026c722"/>
    </style:style>
    <style:style style:name="P533" style:family="paragraph" style:parent-style-name="Standard">
      <style:text-properties officeooo:rsid="00349530" officeooo:paragraph-rsid="0026c722"/>
    </style:style>
    <style:style style:name="P534" style:family="paragraph" style:parent-style-name="Standard">
      <style:text-properties officeooo:rsid="003496f9" officeooo:paragraph-rsid="0026c722"/>
    </style:style>
    <style:style style:name="P535" style:family="paragraph" style:parent-style-name="Standard">
      <style:text-properties officeooo:rsid="0034c1b8" officeooo:paragraph-rsid="0026c722"/>
    </style:style>
    <style:style style:name="P536" style:family="paragraph" style:parent-style-name="Standard">
      <style:text-properties officeooo:rsid="0035d6c2" officeooo:paragraph-rsid="0026c722"/>
    </style:style>
    <style:style style:name="P537" style:family="paragraph" style:parent-style-name="Standard">
      <style:text-properties officeooo:rsid="00360c8e" officeooo:paragraph-rsid="0026c722"/>
    </style:style>
    <style:style style:name="P538" style:family="paragraph" style:parent-style-name="Standard">
      <style:text-properties officeooo:rsid="0036e301" officeooo:paragraph-rsid="0026c722"/>
    </style:style>
    <style:style style:name="P539" style:family="paragraph" style:parent-style-name="Standard">
      <style:text-properties officeooo:rsid="0037be3f" officeooo:paragraph-rsid="0026c722"/>
    </style:style>
    <style:style style:name="P540" style:family="paragraph" style:parent-style-name="Standard">
      <style:text-properties officeooo:rsid="0039b8e8" officeooo:paragraph-rsid="0026c722"/>
    </style:style>
    <style:style style:name="P541" style:family="paragraph" style:parent-style-name="Standard">
      <style:text-properties officeooo:rsid="003b290e" officeooo:paragraph-rsid="0026c722"/>
    </style:style>
    <style:style style:name="P542" style:family="paragraph" style:parent-style-name="Standard">
      <style:text-properties officeooo:rsid="003bef91" officeooo:paragraph-rsid="0026c722"/>
    </style:style>
    <style:style style:name="P543" style:family="paragraph" style:parent-style-name="Standard">
      <style:text-properties officeooo:rsid="003bef91" officeooo:paragraph-rsid="006ce0ca"/>
    </style:style>
    <style:style style:name="P544" style:family="paragraph" style:parent-style-name="Standard">
      <style:text-properties officeooo:rsid="003dbbd7" officeooo:paragraph-rsid="0026c722"/>
    </style:style>
    <style:style style:name="P545" style:family="paragraph" style:parent-style-name="Standard">
      <style:text-properties officeooo:rsid="003dbbd7" officeooo:paragraph-rsid="006ce0ca"/>
    </style:style>
    <style:style style:name="P546" style:family="paragraph" style:parent-style-name="Standard">
      <style:text-properties officeooo:rsid="003e599c" officeooo:paragraph-rsid="0026c722"/>
    </style:style>
    <style:style style:name="P547" style:family="paragraph" style:parent-style-name="Standard">
      <style:text-properties officeooo:rsid="004177a6" officeooo:paragraph-rsid="0026c722"/>
    </style:style>
    <style:style style:name="P548" style:family="paragraph" style:parent-style-name="Standard">
      <style:text-properties officeooo:rsid="00419bf0" officeooo:paragraph-rsid="0026c722"/>
    </style:style>
    <style:style style:name="P549" style:family="paragraph" style:parent-style-name="Standard">
      <style:text-properties officeooo:rsid="004e11e7" officeooo:paragraph-rsid="0026c722"/>
    </style:style>
    <style:style style:name="P550" style:family="paragraph" style:parent-style-name="Standard">
      <style:text-properties officeooo:rsid="00426800" officeooo:paragraph-rsid="0026c722"/>
    </style:style>
    <style:style style:name="P551" style:family="paragraph" style:parent-style-name="Standard">
      <style:text-properties officeooo:rsid="00442dea" officeooo:paragraph-rsid="0026c722"/>
    </style:style>
    <style:style style:name="P552" style:family="paragraph" style:parent-style-name="Standard">
      <style:text-properties officeooo:rsid="004e5935" officeooo:paragraph-rsid="0026c722"/>
    </style:style>
    <style:style style:name="P553" style:family="paragraph" style:parent-style-name="Standard">
      <style:text-properties officeooo:rsid="007e5998" officeooo:paragraph-rsid="0026c722"/>
    </style:style>
    <style:style style:name="P554" style:family="paragraph" style:parent-style-name="Standard">
      <style:text-properties officeooo:rsid="007fea55" officeooo:paragraph-rsid="0026c722"/>
    </style:style>
    <style:style style:name="P555" style:family="paragraph" style:parent-style-name="Standard">
      <style:text-properties officeooo:rsid="00827297" officeooo:paragraph-rsid="0026c722"/>
    </style:style>
    <style:style style:name="P556" style:family="paragraph" style:parent-style-name="Standard">
      <style:text-properties officeooo:rsid="0083b966" officeooo:paragraph-rsid="0026c722"/>
    </style:style>
    <style:style style:name="P557" style:family="paragraph" style:parent-style-name="Standard">
      <style:text-properties officeooo:rsid="0085babf" officeooo:paragraph-rsid="0026c722"/>
    </style:style>
    <style:style style:name="P558" style:family="paragraph" style:parent-style-name="Standard">
      <style:text-properties officeooo:rsid="008410cd" officeooo:paragraph-rsid="0026c722"/>
    </style:style>
    <style:style style:name="P559" style:family="paragraph" style:parent-style-name="Standard">
      <style:text-properties officeooo:rsid="00847705" officeooo:paragraph-rsid="0026c722"/>
    </style:style>
    <style:style style:name="P560" style:family="paragraph" style:parent-style-name="Standard">
      <style:text-properties officeooo:rsid="0084b6e5" officeooo:paragraph-rsid="0026c722"/>
    </style:style>
    <style:style style:name="P561" style:family="paragraph" style:parent-style-name="Standard">
      <style:text-properties officeooo:rsid="008713d0" officeooo:paragraph-rsid="0026c722"/>
    </style:style>
    <style:style style:name="P562" style:family="paragraph" style:parent-style-name="Standard">
      <style:text-properties officeooo:rsid="008723b0" officeooo:paragraph-rsid="0026c722"/>
    </style:style>
    <style:style style:name="P563" style:family="paragraph" style:parent-style-name="Standard">
      <style:text-properties officeooo:rsid="00882147" officeooo:paragraph-rsid="0026c722"/>
    </style:style>
    <style:style style:name="P564" style:family="paragraph" style:parent-style-name="Standard">
      <style:text-properties officeooo:rsid="0089ff23" officeooo:paragraph-rsid="0026c722"/>
    </style:style>
    <style:style style:name="P565" style:family="paragraph" style:parent-style-name="Standard">
      <style:text-properties officeooo:rsid="008a13b1" officeooo:paragraph-rsid="0026c722"/>
    </style:style>
    <style:style style:name="P566" style:family="paragraph" style:parent-style-name="Standard">
      <style:text-properties officeooo:rsid="008a8378" officeooo:paragraph-rsid="0026c722"/>
    </style:style>
    <style:style style:name="P567" style:family="paragraph" style:parent-style-name="Standard">
      <style:text-properties officeooo:rsid="008be9c9" officeooo:paragraph-rsid="0026c722"/>
    </style:style>
    <style:style style:name="P568" style:family="paragraph" style:parent-style-name="Standard">
      <style:text-properties officeooo:rsid="008c8054" officeooo:paragraph-rsid="0026c722"/>
    </style:style>
    <style:style style:name="P569" style:family="paragraph" style:parent-style-name="Standard">
      <style:text-properties officeooo:rsid="008cb9c4" officeooo:paragraph-rsid="0026c722"/>
    </style:style>
    <style:style style:name="P570" style:family="paragraph" style:parent-style-name="Standard">
      <style:text-properties officeooo:rsid="008d98b2" officeooo:paragraph-rsid="0026c722"/>
    </style:style>
    <style:style style:name="P571" style:family="paragraph" style:parent-style-name="Standard">
      <style:text-properties officeooo:rsid="008ddd3b" officeooo:paragraph-rsid="0026c722"/>
    </style:style>
    <style:style style:name="P572" style:family="paragraph" style:parent-style-name="Standard">
      <style:text-properties officeooo:rsid="007cf371" officeooo:paragraph-rsid="0026c722"/>
    </style:style>
    <style:style style:name="P573" style:family="paragraph" style:parent-style-name="Standard">
      <style:text-properties officeooo:rsid="0078009c" officeooo:paragraph-rsid="0026c722"/>
    </style:style>
    <style:style style:name="P574" style:family="paragraph" style:parent-style-name="Standard">
      <style:text-properties officeooo:rsid="00784194" officeooo:paragraph-rsid="0026c722"/>
    </style:style>
    <style:style style:name="P575" style:family="paragraph" style:parent-style-name="Standard">
      <style:text-properties officeooo:rsid="00793063" officeooo:paragraph-rsid="0026c722"/>
    </style:style>
    <style:style style:name="P576" style:family="paragraph" style:parent-style-name="Standard">
      <style:text-properties officeooo:rsid="0079aca3" officeooo:paragraph-rsid="0026c722"/>
    </style:style>
    <style:style style:name="P577" style:family="paragraph" style:parent-style-name="Standard">
      <style:text-properties officeooo:rsid="007aa12c" officeooo:paragraph-rsid="0026c722"/>
    </style:style>
    <style:style style:name="P578" style:family="paragraph" style:parent-style-name="Standard">
      <style:text-properties officeooo:rsid="007b072f" officeooo:paragraph-rsid="0026c722"/>
    </style:style>
    <style:style style:name="P579" style:family="paragraph" style:parent-style-name="Standard">
      <style:text-properties officeooo:rsid="007ce959" officeooo:paragraph-rsid="0026c722"/>
    </style:style>
    <style:style style:name="P580" style:family="paragraph" style:parent-style-name="Standard">
      <style:text-properties officeooo:rsid="002c8906" officeooo:paragraph-rsid="0026c722"/>
    </style:style>
    <style:style style:name="P581" style:family="paragraph" style:parent-style-name="Standard">
      <style:text-properties officeooo:rsid="002df102" officeooo:paragraph-rsid="0026c722"/>
    </style:style>
    <style:style style:name="P582" style:family="paragraph" style:parent-style-name="Standard">
      <style:text-properties officeooo:rsid="002f22be" officeooo:paragraph-rsid="0026c722"/>
    </style:style>
    <style:style style:name="P583" style:family="paragraph" style:parent-style-name="Standard">
      <style:text-properties officeooo:rsid="0030dee2" officeooo:paragraph-rsid="0026c722"/>
    </style:style>
    <style:style style:name="P584" style:family="paragraph" style:parent-style-name="Standard">
      <style:text-properties officeooo:rsid="0031adbc" officeooo:paragraph-rsid="0026c722"/>
    </style:style>
    <style:style style:name="P585" style:family="paragraph" style:parent-style-name="Standard">
      <style:text-properties officeooo:rsid="0031c13f" officeooo:paragraph-rsid="0026c722"/>
    </style:style>
    <style:style style:name="P586" style:family="paragraph" style:parent-style-name="Standard">
      <style:text-properties officeooo:rsid="00328b72" officeooo:paragraph-rsid="0026c722"/>
    </style:style>
    <style:style style:name="P587" style:family="paragraph" style:parent-style-name="Standard">
      <style:text-properties officeooo:rsid="00335eda" officeooo:paragraph-rsid="0026c722"/>
    </style:style>
    <style:style style:name="P588" style:family="paragraph" style:parent-style-name="Standard">
      <style:text-properties officeooo:rsid="00344f94" officeooo:paragraph-rsid="0026c722"/>
    </style:style>
    <style:style style:name="P589" style:family="paragraph" style:parent-style-name="Standard">
      <style:text-properties officeooo:rsid="0034f860" officeooo:paragraph-rsid="0026c722"/>
    </style:style>
    <style:style style:name="P590" style:family="paragraph" style:parent-style-name="Standard">
      <style:text-properties officeooo:rsid="0047bfa3" officeooo:paragraph-rsid="0047bfa3"/>
    </style:style>
    <style:style style:name="P591" style:family="paragraph" style:parent-style-name="Standard">
      <style:text-properties officeooo:rsid="0053c991" officeooo:paragraph-rsid="0053c991"/>
    </style:style>
    <style:style style:name="P592" style:family="paragraph" style:parent-style-name="Standard">
      <style:text-properties officeooo:rsid="005ead5f" officeooo:paragraph-rsid="005ead5f"/>
    </style:style>
    <style:style style:name="P593" style:family="paragraph" style:parent-style-name="Standard">
      <style:text-properties officeooo:rsid="007741b9" officeooo:paragraph-rsid="007741b9"/>
    </style:style>
    <style:style style:name="P594" style:family="paragraph" style:parent-style-name="Standard">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6c09b" officeooo:paragraph-rsid="0026c722" style:font-size-asian="12pt" style:font-size-complex="12pt"/>
    </style:style>
    <style:style style:name="P595" style:family="paragraph" style:parent-style-name="Text_20_body">
      <style:paragraph-properties fo:margin-top="0in" fo:margin-bottom="0in" loext:contextual-spacing="true"/>
      <style:text-properties officeooo:rsid="000a8372" officeooo:paragraph-rsid="0025b4bb"/>
    </style:style>
    <style:style style:name="P596" style:family="paragraph" style:parent-style-name="Text_20_body">
      <style:paragraph-properties fo:margin-top="0in" fo:margin-bottom="0in" loext:contextual-spacing="true"/>
      <style:text-properties officeooo:rsid="000457e2" officeooo:paragraph-rsid="0025b4bb"/>
    </style:style>
    <style:style style:name="P597" style:family="paragraph" style:parent-style-name="Text_20_body">
      <style:paragraph-properties fo:margin-top="0in" fo:margin-bottom="0in" loext:contextual-spacing="true"/>
      <style:text-properties officeooo:rsid="000457e2" officeooo:paragraph-rsid="0026c722"/>
    </style:style>
    <style:style style:name="P598" style:family="paragraph" style:parent-style-name="Text_20_body">
      <style:paragraph-properties fo:margin-top="0in" fo:margin-bottom="0in" loext:contextual-spacing="true"/>
      <style:text-properties officeooo:paragraph-rsid="0025b4bb"/>
    </style:style>
    <style:style style:name="P599" style:family="paragraph" style:parent-style-name="Text_20_body">
      <style:paragraph-properties fo:margin-top="0in" fo:margin-bottom="0in" loext:contextual-spacing="true"/>
      <style:text-properties fo:font-style="normal" fo:font-weight="normal" officeooo:rsid="00e05ba7" officeooo:paragraph-rsid="0026c722" style:font-style-asian="normal" style:font-weight-asian="normal" style:font-style-complex="normal" style:font-weight-complex="normal"/>
    </style:style>
    <style:style style:name="P600" style:family="paragraph" style:parent-style-name="Text_20_body">
      <style:paragraph-properties fo:margin-top="0in" fo:margin-bottom="0in" loext:contextual-spacing="true"/>
      <style:text-properties fo:font-style="normal" fo:font-weight="normal" officeooo:rsid="00e0fba5" officeooo:paragraph-rsid="0026c722" style:font-style-asian="normal" style:font-weight-asian="normal" style:font-style-complex="normal" style:font-weight-complex="normal"/>
    </style:style>
    <style:style style:name="P601" style:family="paragraph" style:parent-style-name="Text_20_body">
      <style:paragraph-properties fo:margin-top="0in" fo:margin-bottom="0in" loext:contextual-spacing="true"/>
      <style:text-properties officeooo:paragraph-rsid="0026c722"/>
    </style:style>
    <style:style style:name="P602" style:family="paragraph" style:parent-style-name="Text_20_body">
      <style:paragraph-properties fo:margin-top="0in" fo:margin-bottom="0in" loext:contextual-spacing="true"/>
      <style:text-properties officeooo:rsid="001a2483" officeooo:paragraph-rsid="0026c722"/>
    </style:style>
    <style:style style:name="P603" style:family="paragraph" style:parent-style-name="Text_20_body">
      <style:paragraph-properties fo:margin-top="0in" fo:margin-bottom="0in" loext:contextual-spacing="true"/>
      <style:text-properties officeooo:rsid="001b1a49" officeooo:paragraph-rsid="0026c722"/>
    </style:style>
    <style:style style:name="P604" style:family="paragraph" style:parent-style-name="Text_20_body">
      <style:paragraph-properties fo:margin-top="0in" fo:margin-bottom="0in" loext:contextual-spacing="true"/>
      <style:text-properties officeooo:rsid="001d970e" officeooo:paragraph-rsid="0026c722"/>
    </style:style>
    <style:style style:name="P605"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1d970e" officeooo:paragraph-rsid="0026c722" style:font-size-asian="12pt" style:font-size-complex="12pt"/>
    </style:style>
    <style:style style:name="P606"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55caa" officeooo:paragraph-rsid="0026c722" style:font-size-asian="12pt" style:font-size-complex="12pt"/>
    </style:style>
    <style:style style:name="P607"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75c09" officeooo:paragraph-rsid="0026c722" style:font-size-asian="12pt" style:font-size-complex="12pt"/>
    </style:style>
    <style:style style:name="P608"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7a0ec" officeooo:paragraph-rsid="0026c722" style:font-size-asian="12pt" style:font-size-complex="12pt"/>
    </style:style>
    <style:style style:name="P609"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86ad1" officeooo:paragraph-rsid="0026c722" style:font-size-asian="12pt" style:font-size-complex="12pt"/>
    </style:style>
    <style:style style:name="P610"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8d9c9" officeooo:paragraph-rsid="0026c722" style:font-size-asian="12pt" style:font-size-complex="12pt"/>
    </style:style>
    <style:style style:name="P611"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9069f" officeooo:paragraph-rsid="0026c722" style:font-size-asian="12pt" style:font-size-complex="12pt"/>
    </style:style>
    <style:style style:name="P612"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93637" officeooo:paragraph-rsid="0026c722" style:font-size-asian="12pt" style:font-size-complex="12pt"/>
    </style:style>
    <style:style style:name="P613"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a8afc" officeooo:paragraph-rsid="0026c722" style:font-size-asian="12pt" style:font-size-complex="12pt"/>
    </style:style>
    <style:style style:name="P614"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bb5c1" officeooo:paragraph-rsid="0026c722" style:font-size-asian="12pt" style:font-size-complex="12pt"/>
    </style:style>
    <style:style style:name="P615"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81b97" officeooo:paragraph-rsid="00281b97" style:font-size-asian="12pt" style:font-size-complex="12pt"/>
    </style:style>
    <style:style style:name="P616"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81b97" officeooo:paragraph-rsid="002e966c" style:font-size-asian="12pt" style:font-size-complex="12pt"/>
    </style:style>
    <style:style style:name="P617"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88cf3" officeooo:paragraph-rsid="00288cf3" style:font-size-asian="12pt" style:font-size-complex="12pt"/>
    </style:style>
    <style:style style:name="P618"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94f0e" officeooo:paragraph-rsid="00294f0e" style:font-size-asian="12pt" style:font-size-complex="12pt"/>
    </style:style>
    <style:style style:name="P619"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a7e09" officeooo:paragraph-rsid="002a7e09" style:font-size-asian="12pt" style:font-size-complex="12pt"/>
    </style:style>
    <style:style style:name="P620"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b8a54" officeooo:paragraph-rsid="002b8a54" style:font-size-asian="12pt" style:font-size-complex="12pt"/>
    </style:style>
    <style:style style:name="P621"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d88aa" officeooo:paragraph-rsid="002d88aa" style:font-size-asian="12pt" style:font-size-complex="12pt"/>
    </style:style>
    <style:style style:name="P622" style:family="paragraph" style:parent-style-name="Text_20_body">
      <style:paragraph-properties fo:margin-top="0in" fo:margin-bottom="0in" loext:contextual-spacing="true"/>
      <style:text-properties officeooo:rsid="00054ec2" officeooo:paragraph-rsid="0026c722"/>
    </style:style>
    <style:style style:name="P623" style:family="paragraph" style:parent-style-name="Text_20_body">
      <style:paragraph-properties fo:margin-top="0in" fo:margin-bottom="0in" loext:contextual-spacing="true"/>
      <style:text-properties officeooo:rsid="00101382" officeooo:paragraph-rsid="0026c722"/>
    </style:style>
    <style:style style:name="P624" style:family="paragraph" style:parent-style-name="Text_20_body">
      <style:paragraph-properties fo:margin-top="0in" fo:margin-bottom="0in" loext:contextual-spacing="true"/>
      <style:text-properties officeooo:rsid="0009b6cd" officeooo:paragraph-rsid="0026c722"/>
    </style:style>
    <style:style style:name="P625" style:family="paragraph" style:parent-style-name="Text_20_body">
      <style:paragraph-properties fo:margin-top="0in" fo:margin-bottom="0in" loext:contextual-spacing="true"/>
      <style:text-properties officeooo:rsid="00436dfc" officeooo:paragraph-rsid="0026c722"/>
    </style:style>
    <style:style style:name="P626" style:family="paragraph" style:parent-style-name="Text_20_body">
      <style:paragraph-properties fo:margin-top="0in" fo:margin-bottom="0in" loext:contextual-spacing="true"/>
      <style:text-properties officeooo:rsid="0043ccf6" officeooo:paragraph-rsid="0026c722"/>
    </style:style>
    <style:style style:name="P627" style:family="paragraph" style:parent-style-name="Text_20_body">
      <style:paragraph-properties fo:margin-top="0in" fo:margin-bottom="0in" loext:contextual-spacing="true"/>
      <style:text-properties officeooo:rsid="00458e92" officeooo:paragraph-rsid="0026c722"/>
    </style:style>
    <style:style style:name="P628" style:family="paragraph" style:parent-style-name="Text_20_body">
      <style:paragraph-properties fo:margin-top="0in" fo:margin-bottom="0in" loext:contextual-spacing="true"/>
      <style:text-properties officeooo:rsid="0046b5de" officeooo:paragraph-rsid="0026c722"/>
    </style:style>
    <style:style style:name="P629" style:family="paragraph" style:parent-style-name="Text_20_body">
      <style:paragraph-properties fo:margin-top="0in" fo:margin-bottom="0in" loext:contextual-spacing="true"/>
      <style:text-properties officeooo:rsid="0047dfcb" officeooo:paragraph-rsid="0026c722"/>
    </style:style>
    <style:style style:name="P630" style:family="paragraph" style:parent-style-name="Text_20_body">
      <style:paragraph-properties fo:margin-top="0in" fo:margin-bottom="0in" loext:contextual-spacing="true"/>
      <style:text-properties officeooo:rsid="0049aaae" officeooo:paragraph-rsid="0026c722"/>
    </style:style>
    <style:style style:name="P631" style:family="paragraph" style:parent-style-name="Text_20_body">
      <style:paragraph-properties fo:margin-top="0in" fo:margin-bottom="0in" loext:contextual-spacing="true"/>
      <style:text-properties officeooo:rsid="001e7ca7" officeooo:paragraph-rsid="0026c722"/>
    </style:style>
    <style:style style:name="P632" style:family="paragraph" style:parent-style-name="Text_20_body">
      <style:paragraph-properties fo:margin-top="0in" fo:margin-bottom="0in" loext:contextual-spacing="true"/>
      <style:text-properties officeooo:rsid="002030dc" officeooo:paragraph-rsid="0026c722"/>
    </style:style>
    <style:style style:name="P633" style:family="paragraph" style:parent-style-name="Text_20_body">
      <style:paragraph-properties fo:margin-top="0in" fo:margin-bottom="0in" loext:contextual-spacing="true"/>
      <style:text-properties officeooo:rsid="00209a25" officeooo:paragraph-rsid="0026c722"/>
    </style:style>
    <style:style style:name="P634" style:family="paragraph" style:parent-style-name="Text_20_body">
      <style:paragraph-properties fo:margin-top="0in" fo:margin-bottom="0in" loext:contextual-spacing="true"/>
      <style:text-properties officeooo:rsid="0019bf8c" officeooo:paragraph-rsid="0026c722"/>
    </style:style>
    <style:style style:name="P635" style:family="paragraph" style:parent-style-name="Text_20_body">
      <style:paragraph-properties fo:margin-top="0in" fo:margin-bottom="0in" loext:contextual-spacing="true"/>
      <style:text-properties officeooo:rsid="001bb191" officeooo:paragraph-rsid="0026c722"/>
    </style:style>
    <style:style style:name="P636" style:family="paragraph" style:parent-style-name="Text_20_body">
      <style:paragraph-properties fo:margin-top="0in" fo:margin-bottom="0in" loext:contextual-spacing="true"/>
      <style:text-properties officeooo:rsid="001cace5" officeooo:paragraph-rsid="0026c722"/>
    </style:style>
    <style:style style:name="P637" style:family="paragraph" style:parent-style-name="Text_20_body">
      <style:paragraph-properties fo:margin-top="0in" fo:margin-bottom="0in" loext:contextual-spacing="true"/>
      <style:text-properties officeooo:rsid="0065fa3f" officeooo:paragraph-rsid="0065fa3f"/>
    </style:style>
    <style:style style:name="P638" style:family="paragraph" style:parent-style-name="Standard">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1a686" officeooo:paragraph-rsid="0026c722" style:font-size-asian="12pt" style:font-weight-asian="normal" style:font-size-complex="12pt" style:font-weight-complex="normal"/>
    </style:style>
    <style:style style:name="P63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70e3d" officeooo:paragraph-rsid="0026c722" style:font-size-asian="12pt" style:font-weight-asian="normal" style:font-size-complex="12pt" style:font-weight-complex="normal"/>
    </style:style>
    <style:style style:name="P64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c83d0" officeooo:paragraph-rsid="0026c722" style:font-size-asian="12pt" style:font-weight-asian="normal" style:font-size-complex="12pt" style:font-weight-complex="normal"/>
    </style:style>
    <style:style style:name="P64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cade0" officeooo:paragraph-rsid="0026c722" style:font-size-asian="12pt" style:font-weight-asian="normal" style:font-size-complex="12pt" style:font-weight-complex="normal"/>
    </style:style>
    <style:style style:name="P64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de117" officeooo:paragraph-rsid="0026c722" style:font-size-asian="12pt" style:font-weight-asian="normal" style:font-size-complex="12pt" style:font-weight-complex="normal"/>
    </style:style>
    <style:style style:name="P64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f6506" officeooo:paragraph-rsid="0026c722" style:font-size-asian="12pt" style:font-weight-asian="normal" style:font-size-complex="12pt" style:font-weight-complex="normal"/>
    </style:style>
    <style:style style:name="P64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08fb0" officeooo:paragraph-rsid="0026c722" style:font-size-asian="12pt" style:font-weight-asian="normal" style:font-size-complex="12pt" style:font-weight-complex="normal"/>
    </style:style>
    <style:style style:name="P64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2831f" officeooo:paragraph-rsid="0026c722" style:font-size-asian="12pt" style:font-weight-asian="normal" style:font-size-complex="12pt" style:font-weight-complex="normal"/>
    </style:style>
    <style:style style:name="P64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3277e" officeooo:paragraph-rsid="0026c722" style:font-size-asian="12pt" style:font-weight-asian="normal" style:font-size-complex="12pt" style:font-weight-complex="normal"/>
    </style:style>
    <style:style style:name="P64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4d10f" officeooo:paragraph-rsid="0026c722" style:font-size-asian="12pt" style:font-weight-asian="normal" style:font-size-complex="12pt" style:font-weight-complex="normal"/>
    </style:style>
    <style:style style:name="P64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5867d" officeooo:paragraph-rsid="0026c722" style:font-size-asian="12pt" style:font-weight-asian="normal" style:font-size-complex="12pt" style:font-weight-complex="normal"/>
    </style:style>
    <style:style style:name="P64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58a32" officeooo:paragraph-rsid="0026c722" style:font-size-asian="12pt" style:font-weight-asian="normal" style:font-size-complex="12pt" style:font-weight-complex="normal"/>
    </style:style>
    <style:style style:name="P65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8c659" officeooo:paragraph-rsid="0026c722" style:font-size-asian="12pt" style:font-weight-asian="normal" style:font-size-complex="12pt" style:font-weight-complex="normal"/>
    </style:style>
    <style:style style:name="P65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9fb4f" officeooo:paragraph-rsid="0026c722" style:font-size-asian="12pt" style:font-weight-asian="normal" style:font-size-complex="12pt" style:font-weight-complex="normal"/>
    </style:style>
    <style:style style:name="P65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ab6d8" officeooo:paragraph-rsid="0026c722" style:font-size-asian="12pt" style:font-weight-asian="normal" style:font-size-complex="12pt" style:font-weight-complex="normal"/>
    </style:style>
    <style:style style:name="P65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adda3" officeooo:paragraph-rsid="0026c722" style:font-size-asian="12pt" style:font-weight-asian="normal" style:font-size-complex="12pt" style:font-weight-complex="normal"/>
    </style:style>
    <style:style style:name="P65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c8f84" officeooo:paragraph-rsid="0026c722" style:font-size-asian="12pt" style:font-weight-asian="normal" style:font-size-complex="12pt" style:font-weight-complex="normal"/>
    </style:style>
    <style:style style:name="P65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cdb2d" officeooo:paragraph-rsid="0026c722" style:font-size-asian="12pt" style:font-weight-asian="normal" style:font-size-complex="12pt" style:font-weight-complex="normal"/>
    </style:style>
    <style:style style:name="P65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e7912" officeooo:paragraph-rsid="0026c722" style:font-size-asian="12pt" style:font-weight-asian="normal" style:font-size-complex="12pt" style:font-weight-complex="normal"/>
    </style:style>
    <style:style style:name="P65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030d4" officeooo:paragraph-rsid="0026c722" style:font-size-asian="12pt" style:font-weight-asian="normal" style:font-size-complex="12pt" style:font-weight-complex="normal"/>
    </style:style>
    <style:style style:name="P65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200e0" officeooo:paragraph-rsid="0026c722" style:font-size-asian="12pt" style:font-weight-asian="normal" style:font-size-complex="12pt" style:font-weight-complex="normal"/>
    </style:style>
    <style:style style:name="P65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3db19" officeooo:paragraph-rsid="0026c722" style:font-size-asian="12pt" style:font-weight-asian="normal" style:font-size-complex="12pt" style:font-weight-complex="normal"/>
    </style:style>
    <style:style style:name="P66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211a" officeooo:paragraph-rsid="0026c722" style:font-size-asian="12pt" style:font-weight-asian="normal" style:font-size-complex="12pt" style:font-weight-complex="normal"/>
    </style:style>
    <style:style style:name="P66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502f" officeooo:paragraph-rsid="0026c722" style:font-size-asian="12pt" style:font-weight-asian="normal" style:font-size-complex="12pt" style:font-weight-complex="normal"/>
    </style:style>
    <style:style style:name="P66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ca44" officeooo:paragraph-rsid="0026c722" style:font-size-asian="12pt" style:font-weight-asian="normal" style:font-size-complex="12pt" style:font-weight-complex="normal"/>
    </style:style>
    <style:style style:name="P66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715de" officeooo:paragraph-rsid="0026c722" style:font-size-asian="12pt" style:font-weight-asian="normal" style:font-size-complex="12pt" style:font-weight-complex="normal"/>
    </style:style>
    <style:style style:name="P66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735ab" officeooo:paragraph-rsid="0026c722" style:font-size-asian="12pt" style:font-weight-asian="normal" style:font-size-complex="12pt" style:font-weight-complex="normal"/>
    </style:style>
    <style:style style:name="P66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85227" officeooo:paragraph-rsid="0026c722" style:font-size-asian="12pt" style:font-weight-asian="normal" style:font-size-complex="12pt" style:font-weight-complex="normal"/>
    </style:style>
    <style:style style:name="P66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85227" officeooo:paragraph-rsid="00747b2c" style:font-size-asian="12pt" style:font-weight-asian="normal" style:font-size-complex="12pt" style:font-weight-complex="normal"/>
    </style:style>
    <style:style style:name="P66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97723" officeooo:paragraph-rsid="0026c722" style:font-size-asian="12pt" style:font-weight-asian="normal" style:font-size-complex="12pt" style:font-weight-complex="normal"/>
    </style:style>
    <style:style style:name="P66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b706c" officeooo:paragraph-rsid="0026c722" style:font-size-asian="12pt" style:font-weight-asian="normal" style:font-size-complex="12pt" style:font-weight-complex="normal"/>
    </style:style>
    <style:style style:name="P66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ccddc" officeooo:paragraph-rsid="0026c722" style:font-size-asian="12pt" style:font-weight-asian="normal" style:font-size-complex="12pt" style:font-weight-complex="normal"/>
    </style:style>
    <style:style style:name="P67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e0b21" officeooo:paragraph-rsid="0026c722" style:font-size-asian="12pt" style:font-weight-asian="normal" style:font-size-complex="12pt" style:font-weight-complex="normal"/>
    </style:style>
    <style:style style:name="P67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e0d3c" officeooo:paragraph-rsid="0026c722" style:font-size-asian="12pt" style:font-weight-asian="normal" style:font-size-complex="12pt" style:font-weight-complex="normal"/>
    </style:style>
    <style:style style:name="P67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fe1e0" officeooo:paragraph-rsid="0026c722" style:font-size-asian="12pt" style:font-weight-asian="normal" style:font-size-complex="12pt" style:font-weight-complex="normal"/>
    </style:style>
    <style:style style:name="P67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153cb" officeooo:paragraph-rsid="0026c722" style:font-size-asian="12pt" style:font-weight-asian="normal" style:font-size-complex="12pt" style:font-weight-complex="normal"/>
    </style:style>
    <style:style style:name="P67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30aca" officeooo:paragraph-rsid="0026c722" style:font-size-asian="12pt" style:font-weight-asian="normal" style:font-size-complex="12pt" style:font-weight-complex="normal"/>
    </style:style>
    <style:style style:name="P67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40983" officeooo:paragraph-rsid="0026c722" style:font-size-asian="12pt" style:font-weight-asian="normal" style:font-size-complex="12pt" style:font-weight-complex="normal"/>
    </style:style>
    <style:style style:name="P67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40bbe" officeooo:paragraph-rsid="0026c722" style:font-size-asian="12pt" style:font-weight-asian="normal" style:font-size-complex="12pt" style:font-weight-complex="normal"/>
    </style:style>
    <style:style style:name="P67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57368" officeooo:paragraph-rsid="0026c722" style:font-size-asian="12pt" style:font-weight-asian="normal" style:font-size-complex="12pt" style:font-weight-complex="normal"/>
    </style:style>
    <style:style style:name="P67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ab7dd" officeooo:paragraph-rsid="0026c722" style:font-size-asian="12pt" style:font-weight-asian="normal" style:font-size-complex="12pt" style:font-weight-complex="normal"/>
    </style:style>
    <style:style style:name="P67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1a686" officeooo:paragraph-rsid="0026c722" style:font-size-asian="12pt" style:font-weight-asian="normal" style:font-size-complex="12pt" style:font-weight-complex="normal"/>
    </style:style>
    <style:style style:name="P68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1e3aa" officeooo:paragraph-rsid="0026c722" style:font-size-asian="12pt" style:font-weight-asian="normal" style:font-size-complex="12pt" style:font-weight-complex="normal"/>
    </style:style>
    <style:style style:name="P68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2b847" officeooo:paragraph-rsid="0026c722" style:font-size-asian="12pt" style:font-weight-asian="normal" style:font-size-complex="12pt" style:font-weight-complex="normal"/>
    </style:style>
    <style:style style:name="P68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41cc1" officeooo:paragraph-rsid="0026c722" style:font-size-asian="12pt" style:font-weight-asian="normal" style:font-size-complex="12pt" style:font-weight-complex="normal"/>
    </style:style>
    <style:style style:name="P68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42958" officeooo:paragraph-rsid="0026c722" style:font-size-asian="12pt" style:font-weight-asian="normal" style:font-size-complex="12pt" style:font-weight-complex="normal"/>
    </style:style>
    <style:style style:name="P68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548b9" officeooo:paragraph-rsid="0026c722" style:font-size-asian="12pt" style:font-weight-asian="normal" style:font-size-complex="12pt" style:font-weight-complex="normal"/>
    </style:style>
    <style:style style:name="P68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6f3ed" officeooo:paragraph-rsid="0026c722" style:font-size-asian="12pt" style:font-weight-asian="normal" style:font-size-complex="12pt" style:font-weight-complex="normal"/>
    </style:style>
    <style:style style:name="P68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8469d" officeooo:paragraph-rsid="0026c722" style:font-size-asian="12pt" style:font-weight-asian="normal" style:font-size-complex="12pt" style:font-weight-complex="normal"/>
    </style:style>
    <style:style style:name="P68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86138" officeooo:paragraph-rsid="0026c722" style:font-size-asian="12pt" style:font-weight-asian="normal" style:font-size-complex="12pt" style:font-weight-complex="normal"/>
    </style:style>
    <style:style style:name="P68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8a522" officeooo:paragraph-rsid="0026c722" style:font-size-asian="12pt" style:font-weight-asian="normal" style:font-size-complex="12pt" style:font-weight-complex="normal"/>
    </style:style>
    <style:style style:name="P68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9cf17" officeooo:paragraph-rsid="0026c722" style:font-size-asian="12pt" style:font-weight-asian="normal" style:font-size-complex="12pt" style:font-weight-complex="normal"/>
    </style:style>
    <style:style style:name="P69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a0b6b" officeooo:paragraph-rsid="0026c722" style:font-size-asian="12pt" style:font-weight-asian="normal" style:font-size-complex="12pt" style:font-weight-complex="normal"/>
    </style:style>
    <style:style style:name="P69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bd477" officeooo:paragraph-rsid="0026c722" style:font-size-asian="12pt" style:font-weight-asian="normal" style:font-size-complex="12pt" style:font-weight-complex="normal"/>
    </style:style>
    <style:style style:name="P69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5402a" officeooo:paragraph-rsid="0026c722" style:font-size-asian="12pt" style:font-weight-asian="normal" style:font-size-complex="12pt" style:font-weight-complex="normal"/>
    </style:style>
    <style:style style:name="P69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cd483" officeooo:paragraph-rsid="0026c722" style:font-size-asian="12pt" style:font-weight-asian="normal" style:font-size-complex="12pt" style:font-weight-complex="normal"/>
    </style:style>
    <style:style style:name="P69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e3cd6" officeooo:paragraph-rsid="0026c722" style:font-size-asian="12pt" style:font-weight-asian="normal" style:font-size-complex="12pt" style:font-weight-complex="normal"/>
    </style:style>
    <style:style style:name="P69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0a5a" officeooo:paragraph-rsid="0026c722" style:font-size-asian="12pt" style:font-weight-asian="normal" style:font-size-complex="12pt" style:font-weight-complex="normal"/>
    </style:style>
    <style:style style:name="P69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23e8" officeooo:paragraph-rsid="0026c722" style:font-size-asian="12pt" style:font-weight-asian="normal" style:font-size-complex="12pt" style:font-weight-complex="normal"/>
    </style:style>
    <style:style style:name="P69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835f" officeooo:paragraph-rsid="0026c722" style:font-size-asian="12pt" style:font-weight-asian="normal" style:font-size-complex="12pt" style:font-weight-complex="normal"/>
    </style:style>
    <style:style style:name="P69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1de71" officeooo:paragraph-rsid="0026c722" style:font-size-asian="12pt" style:font-weight-asian="normal" style:font-size-complex="12pt" style:font-weight-complex="normal"/>
    </style:style>
    <style:style style:name="P69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26be9" officeooo:paragraph-rsid="0026c722" style:font-size-asian="12pt" style:font-weight-asian="normal" style:font-size-complex="12pt" style:font-weight-complex="normal"/>
    </style:style>
    <style:style style:name="P70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43b8d" officeooo:paragraph-rsid="0026c722" style:font-size-asian="12pt" style:font-weight-asian="normal" style:font-size-complex="12pt" style:font-weight-complex="normal"/>
    </style:style>
    <style:style style:name="P70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717d2" officeooo:paragraph-rsid="0026c722" style:font-size-asian="12pt" style:font-weight-asian="normal" style:font-size-complex="12pt" style:font-weight-complex="normal"/>
    </style:style>
    <style:style style:name="P70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7a2b3" officeooo:paragraph-rsid="0026c722" style:font-size-asian="12pt" style:font-weight-asian="normal" style:font-size-complex="12pt" style:font-weight-complex="normal"/>
    </style:style>
    <style:style style:name="P70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918df" officeooo:paragraph-rsid="0026c722" style:font-size-asian="12pt" style:font-weight-asian="normal" style:font-size-complex="12pt" style:font-weight-complex="normal"/>
    </style:style>
    <style:style style:name="P70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b119d" officeooo:paragraph-rsid="0026c722" style:font-size-asian="12pt" style:font-weight-asian="normal" style:font-size-complex="12pt" style:font-weight-complex="normal"/>
    </style:style>
    <style:style style:name="P70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b8317" officeooo:paragraph-rsid="0026c722" style:font-size-asian="12pt" style:font-weight-asian="normal" style:font-size-complex="12pt" style:font-weight-complex="normal"/>
    </style:style>
    <style:style style:name="P70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cfcec" officeooo:paragraph-rsid="0026c722" style:font-size-asian="12pt" style:font-weight-asian="normal" style:font-size-complex="12pt" style:font-weight-complex="normal"/>
    </style:style>
    <style:style style:name="P70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e44d3" officeooo:paragraph-rsid="0026c722" style:font-size-asian="12pt" style:font-weight-asian="normal" style:font-size-complex="12pt" style:font-weight-complex="normal"/>
    </style:style>
    <style:style style:name="P70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ff779" officeooo:paragraph-rsid="0026c722" style:font-size-asian="12pt" style:font-weight-asian="normal" style:font-size-complex="12pt" style:font-weight-complex="normal"/>
    </style:style>
    <style:style style:name="P70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ea48d" officeooo:paragraph-rsid="0026c722" style:font-size-asian="12pt" style:font-weight-asian="normal" style:font-size-complex="12pt" style:font-weight-complex="normal"/>
    </style:style>
    <style:style style:name="P71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04760" officeooo:paragraph-rsid="0026c722" style:font-size-asian="12pt" style:font-weight-asian="normal" style:font-size-complex="12pt" style:font-weight-complex="normal"/>
    </style:style>
    <style:style style:name="P71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0d175" officeooo:paragraph-rsid="0026c722" style:font-size-asian="12pt" style:font-weight-asian="normal" style:font-size-complex="12pt" style:font-weight-complex="normal"/>
    </style:style>
    <style:style style:name="P71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12f23" officeooo:paragraph-rsid="0026c722" style:font-size-asian="12pt" style:font-weight-asian="normal" style:font-size-complex="12pt" style:font-weight-complex="normal"/>
    </style:style>
    <style:style style:name="P71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2db44" officeooo:paragraph-rsid="0026c722" style:font-size-asian="12pt" style:font-weight-asian="normal" style:font-size-complex="12pt" style:font-weight-complex="normal"/>
    </style:style>
    <style:style style:name="P71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3fcf0" officeooo:paragraph-rsid="0026c722" style:font-size-asian="12pt" style:font-weight-asian="normal" style:font-size-complex="12pt" style:font-weight-complex="normal"/>
    </style:style>
    <style:style style:name="P71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597a5" officeooo:paragraph-rsid="0026c722" style:font-size-asian="12pt" style:font-weight-asian="normal" style:font-size-complex="12pt" style:font-weight-complex="normal"/>
    </style:style>
    <style:style style:name="P71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6e993" officeooo:paragraph-rsid="0026c722" style:font-size-asian="12pt" style:font-weight-asian="normal" style:font-size-complex="12pt" style:font-weight-complex="normal"/>
    </style:style>
    <style:style style:name="P71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75b78" officeooo:paragraph-rsid="0026c722" style:font-size-asian="12pt" style:font-weight-asian="normal" style:font-size-complex="12pt" style:font-weight-complex="normal"/>
    </style:style>
    <style:style style:name="P71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85ea3" officeooo:paragraph-rsid="0026c722" style:font-size-asian="12pt" style:font-weight-asian="normal" style:font-size-complex="12pt" style:font-weight-complex="normal"/>
    </style:style>
    <style:style style:name="P71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8d255" officeooo:paragraph-rsid="0026c722" style:font-size-asian="12pt" style:font-weight-asian="normal" style:font-size-complex="12pt" style:font-weight-complex="normal"/>
    </style:style>
    <style:style style:name="P72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a0ef7" officeooo:paragraph-rsid="0026c722" style:font-size-asian="12pt" style:font-weight-asian="normal" style:font-size-complex="12pt" style:font-weight-complex="normal"/>
    </style:style>
    <style:style style:name="P72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604954" officeooo:paragraph-rsid="00604954" style:font-size-asian="12pt" style:font-weight-asian="normal" style:font-size-complex="12pt" style:font-weight-complex="normal"/>
    </style:style>
    <style:style style:name="P72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6b7e3d" officeooo:paragraph-rsid="006b7e3d" style:font-size-asian="12pt" style:font-weight-asian="normal" style:font-size-complex="12pt" style:font-weight-complex="normal"/>
    </style:style>
    <style:style style:name="P72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6c0309" officeooo:paragraph-rsid="006c0309" style:font-size-asian="12pt" style:font-weight-asian="normal" style:font-size-complex="12pt" style:font-weight-complex="normal"/>
    </style:style>
    <style:style style:name="P72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italic" style:text-underline-style="none" fo:font-weight="normal" officeooo:rsid="012b706c" officeooo:paragraph-rsid="0026c722" style:font-size-asian="12pt" style:font-style-asian="italic" style:font-weight-asian="normal" style:font-size-complex="12pt" style:font-style-complex="italic" style:font-weight-complex="normal"/>
    </style:style>
    <style:style style:name="P725" style:family="paragraph" style:parent-style-name="Text_20_body">
      <style:text-properties officeooo:rsid="001a0412" officeooo:paragraph-rsid="0026c722"/>
    </style:style>
    <style:style style:name="P726" style:family="paragraph" style:parent-style-name="Text_20_body">
      <style:text-properties officeooo:rsid="001b03ec" officeooo:paragraph-rsid="0026c722"/>
    </style:style>
    <style:style style:name="P727" style:family="paragraph" style:parent-style-name="Text_20_body">
      <style:text-properties officeooo:rsid="001c3f7b" officeooo:paragraph-rsid="0026c722"/>
    </style:style>
    <style:style style:name="P728" style:family="paragraph" style:parent-style-name="Text_20_body">
      <style:text-properties officeooo:rsid="001c3f7b" officeooo:paragraph-rsid="0072d913"/>
    </style:style>
    <style:style style:name="P729" style:family="paragraph" style:parent-style-name="Text_20_body">
      <style:text-properties officeooo:rsid="001d7ae8" officeooo:paragraph-rsid="0026c722"/>
    </style:style>
    <style:style style:name="P730" style:family="paragraph" style:parent-style-name="Text_20_body">
      <style:text-properties fo:font-style="normal" fo:font-weight="normal" officeooo:rsid="001d7ae8" officeooo:paragraph-rsid="0026c722" style:font-style-asian="normal" style:font-weight-asian="normal" style:font-style-complex="normal" style:font-weight-complex="normal"/>
    </style:style>
    <style:style style:name="P731" style:family="paragraph" style:parent-style-name="Text_20_body">
      <style:text-properties officeooo:paragraph-rsid="0026c722"/>
    </style:style>
    <style:style style:name="P732" style:family="paragraph" style:parent-style-name="Text_20_body">
      <style:paragraph-properties fo:margin-top="0in" fo:margin-bottom="0.1in" loext:contextual-spacing="true"/>
      <style:text-properties fo:font-style="italic" officeooo:rsid="002fbf86" officeooo:paragraph-rsid="0026c722" style:font-style-asian="italic" style:font-style-complex="italic"/>
    </style:style>
    <style:style style:name="P733" style:family="paragraph" style:parent-style-name="Text_20_body">
      <style:paragraph-properties fo:margin-top="0in" fo:margin-bottom="0.1in" loext:contextual-spacing="true"/>
      <style:text-properties fo:font-style="italic" officeooo:paragraph-rsid="0026c722" style:font-style-asian="italic" style:font-style-complex="italic"/>
    </style:style>
    <style:style style:name="P734" style:family="paragraph" style:parent-style-name="Text_20_body">
      <style:paragraph-properties fo:margin-top="0in" fo:margin-bottom="0.1in" loext:contextual-spacing="true"/>
      <style:text-properties officeooo:rsid="002fbf86" officeooo:paragraph-rsid="0026c722"/>
    </style:style>
    <style:style style:name="P735" style:family="paragraph" style:parent-style-name="Text_20_body">
      <style:paragraph-properties fo:margin-top="0in" fo:margin-bottom="0.1in" loext:contextual-spacing="true"/>
      <style:text-properties officeooo:rsid="003e34b1" officeooo:paragraph-rsid="0026c722"/>
    </style:style>
    <style:style style:name="P736" style:family="paragraph" style:parent-style-name="Text_20_body">
      <style:paragraph-properties fo:margin-top="0in" fo:margin-bottom="0.1in" loext:contextual-spacing="true"/>
      <style:text-properties officeooo:rsid="00401452" officeooo:paragraph-rsid="0026c722"/>
    </style:style>
    <style:style style:name="P737" style:family="paragraph" style:parent-style-name="Text_20_body">
      <style:paragraph-properties fo:margin-top="0in" fo:margin-bottom="0.1in" loext:contextual-spacing="true"/>
      <style:text-properties officeooo:rsid="003178b2" officeooo:paragraph-rsid="0026c722"/>
    </style:style>
    <style:style style:name="P738" style:family="paragraph" style:parent-style-name="Text_20_body">
      <style:paragraph-properties fo:margin-top="0in" fo:margin-bottom="0.1in" loext:contextual-spacing="true"/>
      <style:text-properties officeooo:paragraph-rsid="0026c722"/>
    </style:style>
    <style:style style:name="P739" style:family="paragraph" style:parent-style-name="Text_20_body">
      <style:paragraph-properties fo:margin-top="0in" fo:margin-bottom="0.1in" loext:contextual-spacing="true"/>
      <style:text-properties officeooo:rsid="006ce0ca" officeooo:paragraph-rsid="006ea8c6"/>
    </style:style>
    <style:style style:name="P740" style:family="paragraph" style:parent-style-name="Text_20_body">
      <style:paragraph-properties fo:margin-top="0in" fo:margin-bottom="0.1in" loext:contextual-spacing="true"/>
      <style:text-properties officeooo:rsid="006ea8c6" officeooo:paragraph-rsid="006ea8c6"/>
    </style:style>
    <style:style style:name="P741" style:family="paragraph" style:parent-style-name="Preformatted_20_Text">
      <style:text-properties fo:font-variant="normal" fo:text-transform="none" fo:color="#252525" style:font-name="Liberation Serif" fo:font-size="12pt" fo:letter-spacing="normal" fo:font-style="normal" fo:font-weight="normal" officeooo:rsid="0049ef61" officeooo:paragraph-rsid="0026c722" style:font-size-asian="12pt" style:font-size-complex="12pt"/>
    </style:style>
    <style:style style:name="P742" style:family="paragraph" style:parent-style-name="Preformatted_20_Text">
      <style:text-properties fo:font-variant="normal" fo:text-transform="none" fo:color="#252525" style:font-name="Liberation Serif" fo:font-size="12pt" fo:letter-spacing="normal" fo:font-style="normal" fo:font-weight="normal" officeooo:rsid="001438c1" officeooo:paragraph-rsid="0026c722" style:font-size-asian="12pt" style:font-size-complex="12pt"/>
    </style:style>
    <style:style style:name="P743" style:family="paragraph" style:parent-style-name="Preformatted_20_Text">
      <style:text-properties fo:font-variant="normal" fo:text-transform="none" fo:color="#252525" style:font-name="Liberation Serif" fo:font-size="12pt" fo:letter-spacing="normal" fo:font-style="normal" fo:font-weight="normal" officeooo:rsid="0014a091" officeooo:paragraph-rsid="0026c722" style:font-size-asian="12pt" style:font-size-complex="12pt"/>
    </style:style>
    <style:style style:name="P744" style:family="paragraph" style:parent-style-name="Preformatted_20_Text">
      <style:text-properties fo:font-variant="normal" fo:text-transform="none" fo:color="#252525" style:font-name="Liberation Serif" fo:font-size="12pt" fo:letter-spacing="normal" fo:font-style="normal" fo:font-weight="normal" officeooo:rsid="001625bb" officeooo:paragraph-rsid="0026c722" style:font-size-asian="12pt" style:font-size-complex="12pt"/>
    </style:style>
    <style:style style:name="P745" style:family="paragraph" style:parent-style-name="Preformatted_20_Text">
      <style:text-properties fo:font-variant="normal" fo:text-transform="none" fo:color="#252525" style:font-name="Liberation Serif" fo:font-size="12pt" fo:letter-spacing="normal" fo:font-style="normal" fo:font-weight="normal" officeooo:rsid="0017ebbe" officeooo:paragraph-rsid="0026c722" style:font-size-asian="12pt" style:font-size-complex="12pt"/>
    </style:style>
    <style:style style:name="P746" style:family="paragraph" style:parent-style-name="Preformatted_20_Text">
      <style:text-properties fo:font-variant="normal" fo:text-transform="none" fo:color="#252525" style:font-name="Liberation Serif" fo:font-size="12pt" fo:letter-spacing="normal" fo:font-style="normal" fo:font-weight="normal" officeooo:rsid="0019392f" officeooo:paragraph-rsid="0026c722" style:font-size-asian="12pt" style:font-size-complex="12pt"/>
    </style:style>
    <style:style style:name="P747" style:family="paragraph" style:parent-style-name="Preformatted_20_Text">
      <style:text-properties fo:font-variant="normal" fo:text-transform="none" fo:color="#252525" style:font-name="Liberation Serif" fo:font-size="12pt" fo:letter-spacing="normal" fo:font-style="normal" fo:font-weight="normal" officeooo:rsid="0019a0ce" officeooo:paragraph-rsid="0026c722" style:font-size-asian="12pt" style:font-size-complex="12pt"/>
    </style:style>
    <style:style style:name="P748" style:family="paragraph" style:parent-style-name="Preformatted_20_Text">
      <style:text-properties fo:font-variant="normal" fo:text-transform="none" fo:color="#252525" style:font-name="Liberation Serif" fo:font-size="12pt" fo:letter-spacing="normal" fo:font-style="normal" fo:font-weight="normal" officeooo:rsid="001a233e" officeooo:paragraph-rsid="0026c722" style:font-size-asian="12pt" style:font-size-complex="12pt"/>
    </style:style>
    <style:style style:name="P749" style:family="paragraph" style:parent-style-name="Preformatted_20_Text">
      <style:text-properties fo:font-variant="normal" fo:text-transform="none" fo:color="#252525" style:font-name="Liberation Serif" fo:font-size="12pt" fo:letter-spacing="normal" fo:font-style="normal" fo:font-weight="normal" officeooo:rsid="001a3c73" officeooo:paragraph-rsid="0026c722" style:font-size-asian="12pt" style:font-size-complex="12pt"/>
    </style:style>
    <style:style style:name="P750" style:family="paragraph" style:parent-style-name="Preformatted_20_Text">
      <style:text-properties fo:font-variant="normal" fo:text-transform="none" fo:color="#252525" style:font-name="Liberation Serif" fo:font-size="12pt" fo:letter-spacing="normal" fo:font-style="normal" fo:font-weight="normal" officeooo:rsid="001a937c" officeooo:paragraph-rsid="0026c722" style:font-size-asian="12pt" style:font-size-complex="12pt"/>
    </style:style>
    <style:style style:name="P751" style:family="paragraph" style:parent-style-name="Preformatted_20_Text">
      <style:text-properties fo:font-variant="normal" fo:text-transform="none" fo:color="#252525" style:font-name="Liberation Serif" fo:font-size="12pt" fo:letter-spacing="normal" fo:font-style="normal" fo:font-weight="normal" officeooo:rsid="001b7569" officeooo:paragraph-rsid="0026c722" style:font-size-asian="12pt" style:font-size-complex="12pt"/>
    </style:style>
    <style:style style:name="P752" style:family="paragraph" style:parent-style-name="Preformatted_20_Text">
      <style:text-properties fo:font-variant="normal" fo:text-transform="none" fo:color="#252525" style:font-name="Liberation Serif" fo:font-size="12pt" fo:letter-spacing="normal" fo:font-style="normal" fo:font-weight="normal" officeooo:rsid="001cff84" officeooo:paragraph-rsid="0026c722" style:font-size-asian="12pt" style:font-size-complex="12pt"/>
    </style:style>
    <style:style style:name="P753" style:family="paragraph" style:parent-style-name="Preformatted_20_Text">
      <style:text-properties fo:font-variant="normal" fo:text-transform="none" fo:color="#252525" style:font-name="Liberation Serif" fo:font-size="12pt" fo:letter-spacing="normal" fo:font-style="normal" fo:font-weight="normal" officeooo:rsid="001d9219" officeooo:paragraph-rsid="0026c722" style:font-size-asian="12pt" style:font-size-complex="12pt"/>
    </style:style>
    <style:style style:name="P754" style:family="paragraph" style:parent-style-name="Preformatted_20_Text">
      <style:text-properties fo:font-variant="normal" fo:text-transform="none" fo:color="#252525" style:font-name="Liberation Serif" fo:font-size="12pt" fo:letter-spacing="normal" fo:font-style="normal" fo:font-weight="normal" officeooo:rsid="001e3c1a" officeooo:paragraph-rsid="0026c722" style:font-size-asian="12pt" style:font-size-complex="12pt"/>
    </style:style>
    <style:style style:name="P755" style:family="paragraph" style:parent-style-name="Preformatted_20_Text">
      <style:text-properties fo:font-variant="normal" fo:text-transform="none" fo:color="#252525" style:font-name="Liberation Serif" fo:font-size="12pt" fo:letter-spacing="normal" fo:font-style="normal" fo:font-weight="normal" officeooo:rsid="001e9e8f" officeooo:paragraph-rsid="0026c722" style:font-size-asian="12pt" style:font-size-complex="12pt"/>
    </style:style>
    <style:style style:name="P756" style:family="paragraph" style:parent-style-name="Preformatted_20_Text">
      <style:text-properties fo:font-variant="normal" fo:text-transform="none" fo:color="#252525" style:font-name="Liberation Serif" fo:font-size="12pt" fo:letter-spacing="normal" fo:font-style="normal" fo:font-weight="normal" officeooo:rsid="00205d4b" officeooo:paragraph-rsid="0026c722" style:font-size-asian="12pt" style:font-size-complex="12pt"/>
    </style:style>
    <style:style style:name="P757" style:family="paragraph" style:parent-style-name="Preformatted_20_Text">
      <style:text-properties fo:font-variant="normal" fo:text-transform="none" fo:color="#252525" style:font-name="Liberation Serif" fo:font-size="12pt" fo:letter-spacing="normal" fo:font-style="normal" fo:font-weight="normal" officeooo:rsid="0021d545" officeooo:paragraph-rsid="0026c722" style:font-size-asian="12pt" style:font-size-complex="12pt"/>
    </style:style>
    <style:style style:name="P758" style:family="paragraph" style:parent-style-name="Preformatted_20_Text">
      <style:text-properties fo:font-variant="normal" fo:text-transform="none" fo:color="#252525" style:font-name="Liberation Serif" fo:font-size="12pt" fo:letter-spacing="normal" fo:font-style="normal" fo:font-weight="normal" officeooo:rsid="002385ff" officeooo:paragraph-rsid="0026c722" style:font-size-asian="12pt" style:font-size-complex="12pt"/>
    </style:style>
    <style:style style:name="P759" style:family="paragraph" style:parent-style-name="Preformatted_20_Text">
      <style:text-properties fo:font-variant="normal" fo:text-transform="none" fo:color="#252525" style:font-name="Liberation Serif" fo:font-size="12pt" fo:letter-spacing="normal" fo:font-style="normal" fo:font-weight="normal" officeooo:rsid="0024809a" officeooo:paragraph-rsid="0026c722" style:font-size-asian="12pt" style:font-size-complex="12pt"/>
    </style:style>
    <style:style style:name="P760" style:family="paragraph" style:parent-style-name="Preformatted_20_Text">
      <style:text-properties fo:font-variant="normal" fo:text-transform="none" fo:color="#252525" style:font-name="Liberation Serif" fo:font-size="12pt" fo:letter-spacing="normal" fo:font-style="normal" fo:font-weight="normal" officeooo:rsid="0026636a" officeooo:paragraph-rsid="0026c722" style:font-size-asian="12pt" style:font-size-complex="12pt"/>
    </style:style>
    <style:style style:name="P761" style:family="paragraph" style:parent-style-name="Preformatted_20_Text">
      <style:text-properties fo:font-variant="normal" fo:text-transform="none" fo:color="#252525" style:font-name="Liberation Serif" fo:font-size="12pt" fo:letter-spacing="normal" fo:font-style="normal" fo:font-weight="normal" officeooo:rsid="0027d8d1" officeooo:paragraph-rsid="0026c722" style:font-size-asian="12pt" style:font-size-complex="12pt"/>
    </style:style>
    <style:style style:name="P762" style:family="paragraph" style:parent-style-name="Preformatted_20_Text">
      <style:text-properties fo:font-variant="normal" fo:text-transform="none" fo:color="#252525" style:font-name="Liberation Serif" fo:font-size="12pt" fo:letter-spacing="normal" fo:font-style="normal" fo:font-weight="normal" officeooo:rsid="0028ba23" officeooo:paragraph-rsid="0026c722" style:font-size-asian="12pt" style:font-size-complex="12pt"/>
    </style:style>
    <style:style style:name="P763" style:family="paragraph" style:parent-style-name="Preformatted_20_Text">
      <style:text-properties fo:font-variant="normal" fo:text-transform="none" fo:color="#252525" style:font-name="Liberation Serif" fo:font-size="12pt" fo:letter-spacing="normal" fo:font-style="normal" fo:font-weight="normal" officeooo:rsid="00299e63" officeooo:paragraph-rsid="0026c722" style:font-size-asian="12pt" style:font-size-complex="12pt"/>
    </style:style>
    <style:style style:name="P764" style:family="paragraph" style:parent-style-name="Preformatted_20_Text">
      <style:text-properties fo:font-variant="normal" fo:text-transform="none" fo:color="#252525" style:font-name="Liberation Serif" fo:font-size="12pt" fo:letter-spacing="normal" fo:font-style="normal" fo:font-weight="normal" officeooo:rsid="002aedb5" officeooo:paragraph-rsid="0026c722" style:font-size-asian="12pt" style:font-size-complex="12pt"/>
    </style:style>
    <style:style style:name="P765" style:family="paragraph" style:parent-style-name="Preformatted_20_Text">
      <style:text-properties fo:font-variant="normal" fo:text-transform="none" fo:color="#252525" style:font-name="Liberation Serif" fo:font-size="12pt" fo:letter-spacing="normal" fo:font-style="normal" fo:font-weight="normal" officeooo:rsid="002c163f" officeooo:paragraph-rsid="0026c722" style:font-size-asian="12pt" style:font-size-complex="12pt"/>
    </style:style>
    <style:style style:name="P766" style:family="paragraph" style:parent-style-name="Preformatted_20_Text">
      <style:text-properties fo:font-variant="normal" fo:text-transform="none" fo:color="#252525" style:font-name="Liberation Serif" fo:font-size="12pt" fo:letter-spacing="normal" fo:font-style="normal" fo:font-weight="normal" officeooo:rsid="002cc3ce" officeooo:paragraph-rsid="0026c722" style:font-size-asian="12pt" style:font-size-complex="12pt"/>
    </style:style>
    <style:style style:name="P767" style:family="paragraph" style:parent-style-name="Preformatted_20_Text">
      <style:text-properties fo:font-variant="normal" fo:text-transform="none" fo:color="#252525" style:font-name="Liberation Serif" fo:font-size="12pt" fo:letter-spacing="normal" fo:font-style="normal" fo:font-weight="normal" officeooo:rsid="002cc3ce" officeooo:paragraph-rsid="005963a8" style:font-size-asian="12pt" style:font-size-complex="12pt"/>
    </style:style>
    <style:style style:name="P768" style:family="paragraph" style:parent-style-name="Preformatted_20_Text">
      <style:text-properties fo:font-variant="normal" fo:text-transform="none" fo:color="#252525" style:font-name="Liberation Serif" fo:font-size="12pt" fo:letter-spacing="normal" fo:font-style="normal" fo:font-weight="normal" officeooo:rsid="002d6d2b" officeooo:paragraph-rsid="0026c722" style:font-size-asian="12pt" style:font-size-complex="12pt"/>
    </style:style>
    <style:style style:name="P769" style:family="paragraph" style:parent-style-name="Preformatted_20_Text">
      <style:text-properties fo:font-variant="normal" fo:text-transform="none" fo:color="#252525" style:font-name="Liberation Serif" fo:font-size="12pt" fo:letter-spacing="normal" fo:font-style="normal" fo:font-weight="normal" officeooo:rsid="002d77b4" officeooo:paragraph-rsid="0026c722" style:font-size-asian="12pt" style:font-size-complex="12pt"/>
    </style:style>
    <style:style style:name="P770" style:family="paragraph" style:parent-style-name="Preformatted_20_Text">
      <style:text-properties fo:font-variant="normal" fo:text-transform="none" fo:color="#252525" style:font-name="Liberation Serif" fo:font-size="12pt" fo:letter-spacing="normal" fo:font-style="normal" fo:font-weight="normal" officeooo:rsid="002e2c9a" officeooo:paragraph-rsid="0026c722" style:font-size-asian="12pt" style:font-size-complex="12pt"/>
    </style:style>
    <style:style style:name="P771" style:family="paragraph" style:parent-style-name="Preformatted_20_Text">
      <style:text-properties fo:font-variant="normal" fo:text-transform="none" fo:color="#252525" style:font-name="Liberation Serif" fo:font-size="12pt" fo:letter-spacing="normal" fo:font-style="normal" fo:font-weight="normal" officeooo:rsid="002f0479" officeooo:paragraph-rsid="0026c722" style:font-size-asian="12pt" style:font-size-complex="12pt"/>
    </style:style>
    <style:style style:name="P772" style:family="paragraph" style:parent-style-name="Preformatted_20_Text">
      <style:text-properties fo:font-variant="normal" fo:text-transform="none" fo:color="#252525" style:font-name="Liberation Serif" fo:font-size="12pt" fo:letter-spacing="normal" fo:font-style="normal" fo:font-weight="normal" officeooo:rsid="0030e5b5" officeooo:paragraph-rsid="0026c722" style:font-size-asian="12pt" style:font-size-complex="12pt"/>
    </style:style>
    <style:style style:name="P773" style:family="paragraph" style:parent-style-name="Preformatted_20_Text">
      <style:text-properties fo:font-variant="normal" fo:text-transform="none" fo:color="#252525" style:font-name="Liberation Serif" fo:font-size="12pt" fo:letter-spacing="normal" fo:font-style="normal" fo:font-weight="normal" officeooo:rsid="003264cf" officeooo:paragraph-rsid="0026c722" style:font-size-asian="12pt" style:font-size-complex="12pt"/>
    </style:style>
    <style:style style:name="P774" style:family="paragraph" style:parent-style-name="Preformatted_20_Text">
      <style:text-properties fo:font-variant="normal" fo:text-transform="none" fo:color="#252525" style:font-name="Liberation Serif" fo:font-size="12pt" fo:letter-spacing="normal" fo:font-style="normal" fo:font-weight="normal" officeooo:rsid="0033b30e" officeooo:paragraph-rsid="0026c722" style:font-size-asian="12pt" style:font-size-complex="12pt"/>
    </style:style>
    <style:style style:name="P775" style:family="paragraph" style:parent-style-name="Preformatted_20_Text">
      <style:text-properties fo:font-variant="normal" fo:text-transform="none" fo:color="#252525" style:font-name="Liberation Serif" fo:font-size="12pt" fo:letter-spacing="normal" fo:font-style="normal" fo:font-weight="normal" officeooo:rsid="003465e6" officeooo:paragraph-rsid="0026c722" style:font-size-asian="12pt" style:font-size-complex="12pt"/>
    </style:style>
    <style:style style:name="P776" style:family="paragraph" style:parent-style-name="Preformatted_20_Text">
      <style:text-properties fo:font-variant="normal" fo:text-transform="none" fo:color="#252525" style:font-name="Liberation Serif" fo:font-size="12pt" fo:letter-spacing="normal" fo:font-style="normal" fo:font-weight="normal" officeooo:rsid="0035ffa9" officeooo:paragraph-rsid="0026c722" style:font-size-asian="12pt" style:font-size-complex="12pt"/>
    </style:style>
    <style:style style:name="P777" style:family="paragraph" style:parent-style-name="Preformatted_20_Text">
      <style:text-properties fo:font-variant="normal" fo:text-transform="none" fo:color="#252525" style:font-name="Liberation Serif" fo:font-size="12pt" fo:letter-spacing="normal" fo:font-style="normal" fo:font-weight="normal" officeooo:rsid="0036dc1d" officeooo:paragraph-rsid="0026c722" style:font-size-asian="12pt" style:font-size-complex="12pt"/>
    </style:style>
    <style:style style:name="P778" style:family="paragraph" style:parent-style-name="Preformatted_20_Text">
      <style:text-properties fo:font-variant="normal" fo:text-transform="none" fo:color="#252525" style:font-name="Liberation Serif" fo:font-size="12pt" fo:letter-spacing="normal" fo:font-style="normal" fo:font-weight="normal" officeooo:rsid="003971e6" officeooo:paragraph-rsid="0026c722" style:font-size-asian="12pt" style:font-size-complex="12pt"/>
    </style:style>
    <style:style style:name="P779" style:family="paragraph" style:parent-style-name="Preformatted_20_Text">
      <style:text-properties fo:font-variant="normal" fo:text-transform="none" fo:color="#252525" style:font-name="Liberation Serif" fo:font-size="12pt" fo:letter-spacing="normal" fo:font-style="normal" fo:font-weight="normal" officeooo:rsid="003b5dde" officeooo:paragraph-rsid="0026c722" style:font-size-asian="12pt" style:font-size-complex="12pt"/>
    </style:style>
    <style:style style:name="P780" style:family="paragraph" style:parent-style-name="Preformatted_20_Text">
      <style:text-properties fo:font-variant="normal" fo:text-transform="none" fo:color="#252525" style:font-name="Liberation Serif" fo:font-size="12pt" fo:letter-spacing="normal" fo:font-style="normal" fo:font-weight="normal" officeooo:rsid="003cce3e" officeooo:paragraph-rsid="0026c722" style:font-size-asian="12pt" style:font-size-complex="12pt"/>
    </style:style>
    <style:style style:name="P781" style:family="paragraph" style:parent-style-name="Preformatted_20_Text">
      <style:text-properties fo:font-variant="normal" fo:text-transform="none" fo:color="#252525" style:font-name="Liberation Serif" fo:font-size="12pt" fo:letter-spacing="normal" fo:font-style="normal" fo:font-weight="normal" officeooo:rsid="003da41a" officeooo:paragraph-rsid="0026c722" style:font-size-asian="12pt" style:font-size-complex="12pt"/>
    </style:style>
    <style:style style:name="P782" style:family="paragraph" style:parent-style-name="Preformatted_20_Text">
      <style:text-properties fo:font-variant="normal" fo:text-transform="none" fo:color="#252525" style:font-name="Liberation Serif" fo:font-size="12pt" fo:letter-spacing="normal" fo:font-style="normal" fo:font-weight="normal" officeooo:rsid="003e04a5" officeooo:paragraph-rsid="0026c722" style:font-size-asian="12pt" style:font-size-complex="12pt"/>
    </style:style>
    <style:style style:name="P783" style:family="paragraph" style:parent-style-name="Preformatted_20_Text">
      <style:text-properties fo:font-variant="normal" fo:text-transform="none" fo:color="#252525" style:font-name="Liberation Serif" fo:font-size="12pt" fo:letter-spacing="normal" fo:font-style="normal" fo:font-weight="normal" officeooo:rsid="003f02d4" officeooo:paragraph-rsid="0026c722" style:font-size-asian="12pt" style:font-size-complex="12pt"/>
    </style:style>
    <style:style style:name="P784" style:family="paragraph" style:parent-style-name="Preformatted_20_Text">
      <style:text-properties fo:font-variant="normal" fo:text-transform="none" fo:color="#252525" style:font-name="Liberation Serif" fo:font-size="12pt" fo:letter-spacing="normal" fo:font-style="normal" fo:font-weight="normal" officeooo:rsid="00409d68" officeooo:paragraph-rsid="0026c722" style:font-size-asian="12pt" style:font-size-complex="12pt"/>
    </style:style>
    <style:style style:name="P785" style:family="paragraph" style:parent-style-name="Preformatted_20_Text">
      <style:text-properties fo:font-variant="normal" fo:text-transform="none" fo:color="#252525" style:font-name="Liberation Serif" fo:font-size="12pt" fo:letter-spacing="normal" fo:font-style="normal" fo:font-weight="normal" officeooo:rsid="00431dcc" officeooo:paragraph-rsid="0026c722" style:font-size-asian="12pt" style:font-size-complex="12pt"/>
    </style:style>
    <style:style style:name="P786" style:family="paragraph" style:parent-style-name="Preformatted_20_Text">
      <style:text-properties fo:font-variant="normal" fo:text-transform="none" fo:color="#252525" style:font-name="Liberation Serif" fo:font-size="12pt" fo:letter-spacing="normal" fo:font-style="normal" fo:font-weight="normal" officeooo:rsid="0043aa47" officeooo:paragraph-rsid="0026c722" style:font-size-asian="12pt" style:font-size-complex="12pt"/>
    </style:style>
    <style:style style:name="P787" style:family="paragraph" style:parent-style-name="Preformatted_20_Text">
      <style:text-properties fo:font-variant="normal" fo:text-transform="none" fo:color="#252525" style:font-name="Liberation Serif" fo:font-size="12pt" fo:letter-spacing="normal" fo:font-style="normal" fo:font-weight="normal" officeooo:rsid="00445e4a" officeooo:paragraph-rsid="0026c722" style:font-size-asian="12pt" style:font-size-complex="12pt"/>
    </style:style>
    <style:style style:name="P788" style:family="paragraph" style:parent-style-name="Preformatted_20_Text">
      <style:text-properties fo:font-variant="normal" fo:text-transform="none" fo:color="#252525" style:font-name="Liberation Serif" fo:font-size="12pt" fo:letter-spacing="normal" fo:font-style="normal" fo:font-weight="normal" officeooo:rsid="00464aa0" officeooo:paragraph-rsid="0026c722" style:font-size-asian="12pt" style:font-size-complex="12pt"/>
    </style:style>
    <style:style style:name="P789" style:family="paragraph" style:parent-style-name="Preformatted_20_Text">
      <style:text-properties fo:font-variant="normal" fo:text-transform="none" fo:color="#252525" style:font-name="Liberation Serif" fo:font-size="12pt" fo:letter-spacing="normal" fo:font-style="normal" fo:font-weight="normal" officeooo:rsid="0047abed" officeooo:paragraph-rsid="0026c722" style:font-size-asian="12pt" style:font-size-complex="12pt"/>
    </style:style>
    <style:style style:name="P790" style:family="paragraph" style:parent-style-name="Preformatted_20_Text">
      <style:text-properties fo:font-variant="normal" fo:text-transform="none" fo:color="#252525" style:font-name="Liberation Serif" fo:font-size="12pt" fo:letter-spacing="normal" fo:font-style="normal" fo:font-weight="normal" officeooo:rsid="004980ad" officeooo:paragraph-rsid="0026c722" style:font-size-asian="12pt" style:font-size-complex="12pt"/>
    </style:style>
    <style:style style:name="P79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ac2db" officeooo:paragraph-rsid="013288e5" style:font-size-asian="12pt" style:font-size-complex="12pt"/>
    </style:style>
    <style:style style:name="P79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4e381" officeooo:paragraph-rsid="013288e5" style:font-size-asian="12pt" style:font-size-complex="12pt"/>
    </style:style>
    <style:style style:name="P79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6714b" officeooo:paragraph-rsid="013288e5" style:font-size-asian="12pt" style:font-size-complex="12pt"/>
    </style:style>
    <style:style style:name="P79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a38fd" officeooo:paragraph-rsid="0133bdc9" style:font-size-asian="12pt" style:font-size-complex="12pt"/>
    </style:style>
    <style:style style:name="P79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a38fd" officeooo:paragraph-rsid="007a38fd" style:font-size-asian="12pt" style:font-size-complex="12pt"/>
    </style:style>
    <style:style style:name="P79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91a0d" officeooo:paragraph-rsid="0135cb70" style:font-size-asian="12pt" style:font-size-complex="12pt"/>
    </style:style>
    <style:style style:name="P79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91a0d" officeooo:paragraph-rsid="0026c722" style:font-size-asian="12pt" style:font-size-complex="12pt"/>
    </style:style>
    <style:style style:name="P79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6f8f9" officeooo:paragraph-rsid="0133bdc9" style:font-size-asian="12pt" style:font-size-complex="12pt"/>
    </style:style>
    <style:style style:name="P79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135cb70" officeooo:paragraph-rsid="0135cb70" style:font-size-asian="12pt" style:font-size-complex="12pt"/>
    </style:style>
    <style:style style:name="P80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a8ca0" officeooo:paragraph-rsid="0026c722" style:font-size-asian="12pt" style:font-size-complex="12pt"/>
    </style:style>
    <style:style style:name="P80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a8ca0" officeooo:paragraph-rsid="0136b565" style:font-size-asian="12pt" style:font-size-complex="12pt"/>
    </style:style>
    <style:style style:name="P80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b778f" officeooo:paragraph-rsid="0026c722" style:font-size-asian="12pt" style:font-size-complex="12pt"/>
    </style:style>
    <style:style style:name="P80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b778f" officeooo:paragraph-rsid="0136b565" style:font-size-asian="12pt" style:font-size-complex="12pt"/>
    </style:style>
    <style:style style:name="P80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cc920" officeooo:paragraph-rsid="0026c722" style:font-size-asian="12pt" style:font-size-complex="12pt"/>
    </style:style>
    <style:style style:name="P80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cc920" officeooo:paragraph-rsid="0136b565" style:font-size-asian="12pt" style:font-size-complex="12pt"/>
    </style:style>
    <style:style style:name="P80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d5c7d" officeooo:paragraph-rsid="0136b565" style:font-size-asian="12pt" style:font-size-complex="12pt"/>
    </style:style>
    <style:style style:name="P80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d5c7d" officeooo:paragraph-rsid="0026c722" style:font-size-asian="12pt" style:font-size-complex="12pt"/>
    </style:style>
    <style:style style:name="P80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dec21" officeooo:paragraph-rsid="0026c722" style:font-size-asian="12pt" style:font-size-complex="12pt"/>
    </style:style>
    <style:style style:name="P80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dec21" officeooo:paragraph-rsid="0136b565" style:font-size-asian="12pt" style:font-size-complex="12pt"/>
    </style:style>
    <style:style style:name="P81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fa346" officeooo:paragraph-rsid="0026c722" style:font-size-asian="12pt" style:font-size-complex="12pt"/>
    </style:style>
    <style:style style:name="P81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fa346" officeooo:paragraph-rsid="0136b565" style:font-size-asian="12pt" style:font-size-complex="12pt"/>
    </style:style>
    <style:style style:name="P81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0468a" officeooo:paragraph-rsid="0026c722" style:font-size-asian="12pt" style:font-size-complex="12pt"/>
    </style:style>
    <style:style style:name="P81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07b09" officeooo:paragraph-rsid="0026c722" style:font-size-asian="12pt" style:font-size-complex="12pt"/>
    </style:style>
    <style:style style:name="P81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07b09" officeooo:paragraph-rsid="0136b565" style:font-size-asian="12pt" style:font-size-complex="12pt"/>
    </style:style>
    <style:style style:name="P81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1e4c4" officeooo:paragraph-rsid="0026c722" style:font-size-asian="12pt" style:font-size-complex="12pt"/>
    </style:style>
    <style:style style:name="P81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30575" officeooo:paragraph-rsid="0026c722" style:font-size-asian="12pt" style:font-size-complex="12pt"/>
    </style:style>
    <style:style style:name="P81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36f48" officeooo:paragraph-rsid="0026c722" style:font-size-asian="12pt" style:font-size-complex="12pt"/>
    </style:style>
    <style:style style:name="P81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36f48" officeooo:paragraph-rsid="01374a08" style:font-size-asian="12pt" style:font-size-complex="12pt"/>
    </style:style>
    <style:style style:name="P81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54e44" officeooo:paragraph-rsid="01374a08" style:font-size-asian="12pt" style:font-size-complex="12pt"/>
    </style:style>
    <style:style style:name="P82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54e44" officeooo:paragraph-rsid="0026c722" style:font-size-asian="12pt" style:font-size-complex="12pt"/>
    </style:style>
    <style:style style:name="P82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15cd" officeooo:paragraph-rsid="01374a08" style:font-size-asian="12pt" style:font-size-complex="12pt"/>
    </style:style>
    <style:style style:name="P82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15cd" officeooo:paragraph-rsid="0026c722" style:font-size-asian="12pt" style:font-size-complex="12pt"/>
    </style:style>
    <style:style style:name="P82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254d" officeooo:paragraph-rsid="0026c722" style:font-size-asian="12pt" style:font-size-complex="12pt"/>
    </style:style>
    <style:style style:name="P82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254d" officeooo:paragraph-rsid="01374a08" style:font-size-asian="12pt" style:font-size-complex="12pt"/>
    </style:style>
    <style:style style:name="P82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7484" officeooo:paragraph-rsid="0026c722" style:font-size-asian="12pt" style:font-size-complex="12pt"/>
    </style:style>
    <style:style style:name="P82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d629" officeooo:paragraph-rsid="0026c722" style:font-size-asian="12pt" style:font-size-complex="12pt"/>
    </style:style>
    <style:style style:name="P82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d629" officeooo:paragraph-rsid="01374a08" style:font-size-asian="12pt" style:font-size-complex="12pt"/>
    </style:style>
    <style:style style:name="P82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84df3" officeooo:paragraph-rsid="01374a08" style:font-size-asian="12pt" style:font-size-complex="12pt"/>
    </style:style>
    <style:style style:name="P82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84df3" officeooo:paragraph-rsid="0026c722" style:font-size-asian="12pt" style:font-size-complex="12pt"/>
    </style:style>
    <style:style style:name="P83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a3e3e" officeooo:paragraph-rsid="0026c722" style:font-size-asian="12pt" style:font-size-complex="12pt"/>
    </style:style>
    <style:style style:name="P83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a3e3e" officeooo:paragraph-rsid="01374a08" style:font-size-asian="12pt" style:font-size-complex="12pt"/>
    </style:style>
    <style:style style:name="P83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bd020" officeooo:paragraph-rsid="0026c722" style:font-size-asian="12pt" style:font-size-complex="12pt"/>
    </style:style>
    <style:style style:name="P83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bd020" officeooo:paragraph-rsid="01374a08" style:font-size-asian="12pt" style:font-size-complex="12pt"/>
    </style:style>
    <style:style style:name="P83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d0f2d" officeooo:paragraph-rsid="01374a08" style:font-size-asian="12pt" style:font-size-complex="12pt"/>
    </style:style>
    <style:style style:name="P83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061d" officeooo:paragraph-rsid="0138f6c9" style:font-size-asian="12pt" style:font-size-complex="12pt"/>
    </style:style>
    <style:style style:name="P83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359b" officeooo:paragraph-rsid="0026c722" style:font-size-asian="12pt" style:font-size-complex="12pt"/>
    </style:style>
    <style:style style:name="P83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359b" officeooo:paragraph-rsid="0138f6c9" style:font-size-asian="12pt" style:font-size-complex="12pt"/>
    </style:style>
    <style:style style:name="P83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a102" officeooo:paragraph-rsid="0026c722" style:font-size-asian="12pt" style:font-size-complex="12pt"/>
    </style:style>
    <style:style style:name="P83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a102" officeooo:paragraph-rsid="0138f6c9" style:font-size-asian="12pt" style:font-size-complex="12pt"/>
    </style:style>
    <style:style style:name="P84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e20b" officeooo:paragraph-rsid="0026c722" style:font-size-asian="12pt" style:font-size-complex="12pt"/>
    </style:style>
    <style:style style:name="P84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e20b" officeooo:paragraph-rsid="0138f6c9" style:font-size-asian="12pt" style:font-size-complex="12pt"/>
    </style:style>
    <style:style style:name="P84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149fa" officeooo:paragraph-rsid="0026c722" style:font-size-asian="12pt" style:font-size-complex="12pt"/>
    </style:style>
    <style:style style:name="P84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149fa" officeooo:paragraph-rsid="0138f6c9" style:font-size-asian="12pt" style:font-size-complex="12pt"/>
    </style:style>
    <style:style style:name="P84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2cb84" officeooo:paragraph-rsid="0026c722" style:font-size-asian="12pt" style:font-size-complex="12pt"/>
    </style:style>
    <style:style style:name="P84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2cb84" officeooo:paragraph-rsid="0138f6c9" style:font-size-asian="12pt" style:font-size-complex="12pt"/>
    </style:style>
    <style:style style:name="P84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5554d" officeooo:paragraph-rsid="0138f6c9" style:font-size-asian="12pt" style:font-size-complex="12pt"/>
    </style:style>
    <style:style style:name="P84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63329" officeooo:paragraph-rsid="0026c722" style:font-size-asian="12pt" style:font-size-complex="12pt"/>
    </style:style>
    <style:style style:name="P84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63329" officeooo:paragraph-rsid="0138f6c9" style:font-size-asian="12pt" style:font-size-complex="12pt"/>
    </style:style>
    <style:style style:name="P84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8033a" officeooo:paragraph-rsid="0026c722" style:font-size-asian="12pt" style:font-size-complex="12pt"/>
    </style:style>
    <style:style style:name="P85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8033a" officeooo:paragraph-rsid="013ade42" style:font-size-asian="12pt" style:font-size-complex="12pt"/>
    </style:style>
    <style:style style:name="P85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91d5d" officeooo:paragraph-rsid="0026c722" style:font-size-asian="12pt" style:font-size-complex="12pt"/>
    </style:style>
    <style:style style:name="P85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91d5d" officeooo:paragraph-rsid="013ade42" style:font-size-asian="12pt" style:font-size-complex="12pt"/>
    </style:style>
    <style:style style:name="P85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95336" officeooo:paragraph-rsid="013ade42" style:font-size-asian="12pt" style:font-size-complex="12pt"/>
    </style:style>
    <style:style style:name="P85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95336" officeooo:paragraph-rsid="0026c722" style:font-size-asian="12pt" style:font-size-complex="12pt"/>
    </style:style>
    <style:style style:name="P85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ae14f" officeooo:paragraph-rsid="013ade42" style:font-size-asian="12pt" style:font-size-complex="12pt"/>
    </style:style>
    <style:style style:name="P85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ae14f" officeooo:paragraph-rsid="0026c722" style:font-size-asian="12pt" style:font-size-complex="12pt"/>
    </style:style>
    <style:style style:name="P85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ca61a" officeooo:paragraph-rsid="0026c722" style:font-size-asian="12pt" style:font-size-complex="12pt"/>
    </style:style>
    <style:style style:name="P85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ca61a" officeooo:paragraph-rsid="013ade42" style:font-size-asian="12pt" style:font-size-complex="12pt"/>
    </style:style>
    <style:style style:name="P85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daf08" officeooo:paragraph-rsid="013ade42" style:font-size-asian="12pt" style:font-size-complex="12pt"/>
    </style:style>
    <style:style style:name="P86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daf08" officeooo:paragraph-rsid="0026c722" style:font-size-asian="12pt" style:font-size-complex="12pt"/>
    </style:style>
    <style:style style:name="P86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eeb59" officeooo:paragraph-rsid="0026c722" style:font-size-asian="12pt" style:font-size-complex="12pt"/>
    </style:style>
    <style:style style:name="P86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eeb59" officeooo:paragraph-rsid="013ade42" style:font-size-asian="12pt" style:font-size-complex="12pt"/>
    </style:style>
    <style:style style:name="P863" style:family="paragraph" style:parent-style-name="Standard">
      <style:text-properties fo:font-variant="normal" fo:text-transform="none" fo:color="#000000" style:font-name="Liberation Serif" fo:font-size="12pt" fo:letter-spacing="normal" fo:font-style="normal" officeooo:rsid="008eeb59" officeooo:paragraph-rsid="0026c722" style:font-size-asian="12pt" style:font-size-complex="12pt"/>
    </style:style>
    <style:style style:name="P86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7d0f2d" officeooo:paragraph-rsid="0026c722" style:font-size-asian="12pt" style:font-weight-asian="normal" style:font-size-complex="12pt" style:font-weight-complex="normal"/>
    </style:style>
    <style:style style:name="P86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7e6a91" officeooo:paragraph-rsid="0026c722" style:font-size-asian="12pt" style:font-weight-asian="normal" style:font-size-complex="12pt" style:font-weight-complex="normal"/>
    </style:style>
    <style:style style:name="P86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7e6a91" officeooo:paragraph-rsid="01374a08" style:font-size-asian="12pt" style:font-weight-asian="normal" style:font-size-complex="12pt" style:font-weight-complex="normal"/>
    </style:style>
    <style:style style:name="P86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7e6a91" officeooo:paragraph-rsid="0138f6c9" style:font-size-asian="12pt" style:font-weight-asian="normal" style:font-size-complex="12pt" style:font-weight-complex="normal"/>
    </style:style>
    <style:style style:name="P86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80061d" officeooo:paragraph-rsid="0138f6c9" style:font-size-asian="12pt" style:font-weight-asian="normal" style:font-size-complex="12pt" style:font-weight-complex="normal"/>
    </style:style>
    <style:style style:name="P86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80061d" officeooo:paragraph-rsid="0026c722" style:font-size-asian="12pt" style:font-weight-asian="normal" style:font-size-complex="12pt" style:font-weight-complex="normal"/>
    </style:style>
    <style:style style:name="T1" style:family="text">
      <style:text-properties officeooo:rsid="001556d6"/>
    </style:style>
    <style:style style:name="T2" style:family="text">
      <style:text-properties officeooo:rsid="0017370a"/>
    </style:style>
    <style:style style:name="T3" style:family="text">
      <style:text-properties officeooo:rsid="0017a0e7"/>
    </style:style>
    <style:style style:name="T4" style:family="text">
      <style:text-properties officeooo:rsid="001401be"/>
    </style:style>
    <style:style style:name="T5" style:family="text">
      <style:text-properties officeooo:rsid="00197cf0"/>
    </style:style>
    <style:style style:name="T6" style:family="text">
      <style:text-properties officeooo:rsid="001b5125"/>
    </style:style>
    <style:style style:name="T7" style:family="text">
      <style:text-properties officeooo:rsid="001c44c9"/>
    </style:style>
    <style:style style:name="T8" style:family="text">
      <style:text-properties officeooo:rsid="001d6972"/>
    </style:style>
    <style:style style:name="T9" style:family="text">
      <style:text-properties officeooo:rsid="001dfdca"/>
    </style:style>
    <style:style style:name="T10" style:family="text">
      <style:text-properties officeooo:rsid="001e27b2"/>
    </style:style>
    <style:style style:name="T11" style:family="text">
      <style:text-properties officeooo:rsid="0021a842"/>
    </style:style>
    <style:style style:name="T12" style:family="text">
      <style:text-properties officeooo:rsid="0023f269"/>
    </style:style>
    <style:style style:name="T13" style:family="text">
      <style:text-properties officeooo:rsid="0025b4bb"/>
    </style:style>
    <style:style style:name="T14" style:family="text">
      <style:text-properties officeooo:rsid="00a574c6"/>
    </style:style>
    <style:style style:name="T15" style:family="text">
      <style:text-properties officeooo:rsid="00a7f889"/>
    </style:style>
    <style:style style:name="T16" style:family="text">
      <style:text-properties officeooo:rsid="00aae1a7"/>
    </style:style>
    <style:style style:name="T17" style:family="text">
      <style:text-properties officeooo:rsid="00ac7fb2"/>
    </style:style>
    <style:style style:name="T18" style:family="text">
      <style:text-properties officeooo:rsid="00ae16dc"/>
    </style:style>
    <style:style style:name="T19" style:family="text">
      <style:text-properties officeooo:rsid="00aeaaf1"/>
    </style:style>
    <style:style style:name="T20" style:family="text">
      <style:text-properties officeooo:rsid="00aef52f"/>
    </style:style>
    <style:style style:name="T21" style:family="text">
      <style:text-properties officeooo:rsid="00b0a158"/>
    </style:style>
    <style:style style:name="T22" style:family="text">
      <style:text-properties officeooo:rsid="00b47930"/>
    </style:style>
    <style:style style:name="T23" style:family="text">
      <style:text-properties officeooo:rsid="00b5f4ae"/>
    </style:style>
    <style:style style:name="T24" style:family="text">
      <style:text-properties officeooo:rsid="0009b6cd"/>
    </style:style>
    <style:style style:name="T25" style:family="text">
      <style:text-properties officeooo:rsid="0023a90b"/>
    </style:style>
    <style:style style:name="T26" style:family="text">
      <style:text-properties officeooo:rsid="000a8372"/>
    </style:style>
    <style:style style:name="T27" style:family="text">
      <style:text-properties officeooo:rsid="00b898f0"/>
    </style:style>
    <style:style style:name="T28" style:family="text">
      <style:text-properties officeooo:rsid="00bbf414"/>
    </style:style>
    <style:style style:name="T29" style:family="text">
      <style:text-properties officeooo:rsid="00bd3075"/>
    </style:style>
    <style:style style:name="T30" style:family="text">
      <style:text-properties officeooo:rsid="00be12ce"/>
    </style:style>
    <style:style style:name="T31" style:family="text">
      <style:text-properties officeooo:rsid="00bb28cd"/>
    </style:style>
    <style:style style:name="T32" style:family="text">
      <style:text-properties officeooo:rsid="00bb973d"/>
    </style:style>
    <style:style style:name="T33" style:family="text">
      <style:text-properties officeooo:rsid="00bc5286"/>
    </style:style>
    <style:style style:name="T34" style:family="text">
      <style:text-properties officeooo:rsid="00beed92"/>
    </style:style>
    <style:style style:name="T35" style:family="text">
      <style:text-properties officeooo:rsid="00bf1ee2"/>
    </style:style>
    <style:style style:name="T36" style:family="text">
      <style:text-properties officeooo:rsid="00c06aa2"/>
    </style:style>
    <style:style style:name="T37" style:family="text">
      <style:text-properties officeooo:rsid="00c07ce4"/>
    </style:style>
    <style:style style:name="T38" style:family="text">
      <style:text-properties officeooo:rsid="00c3b218"/>
    </style:style>
    <style:style style:name="T39" style:family="text">
      <style:text-properties officeooo:rsid="00c5328e"/>
    </style:style>
    <style:style style:name="T40" style:family="text">
      <style:text-properties officeooo:rsid="00c42746"/>
    </style:style>
    <style:style style:name="T41" style:family="text">
      <style:text-properties officeooo:rsid="00c6159f"/>
    </style:style>
    <style:style style:name="T42" style:family="text">
      <style:text-properties officeooo:rsid="00c62521"/>
    </style:style>
    <style:style style:name="T43" style:family="text">
      <style:text-properties officeooo:rsid="00c7f31c"/>
    </style:style>
    <style:style style:name="T44" style:family="text">
      <style:text-properties officeooo:rsid="00c959e7"/>
    </style:style>
    <style:style style:name="T45" style:family="text">
      <style:text-properties officeooo:rsid="00ca7979"/>
    </style:style>
    <style:style style:name="T46" style:family="text">
      <style:text-properties officeooo:rsid="00ced52e"/>
    </style:style>
    <style:style style:name="T47" style:family="text">
      <style:text-properties officeooo:rsid="00cf3102"/>
    </style:style>
    <style:style style:name="T48" style:family="text">
      <style:text-properties officeooo:rsid="00d21297"/>
    </style:style>
    <style:style style:name="T49" style:family="text">
      <style:text-properties officeooo:rsid="00d32213"/>
    </style:style>
    <style:style style:name="T50" style:family="text">
      <style:text-properties officeooo:rsid="00d4ff90"/>
    </style:style>
    <style:style style:name="T51" style:family="text">
      <style:text-properties officeooo:rsid="00d5695d"/>
    </style:style>
    <style:style style:name="T52" style:family="text">
      <style:text-properties officeooo:rsid="00d69a82"/>
    </style:style>
    <style:style style:name="T53" style:family="text">
      <style:text-properties officeooo:rsid="00d80efe"/>
    </style:style>
    <style:style style:name="T54" style:family="text">
      <style:text-properties officeooo:rsid="00d8ddcf"/>
    </style:style>
    <style:style style:name="T55" style:family="text">
      <style:text-properties officeooo:rsid="00dc00c2"/>
    </style:style>
    <style:style style:name="T56" style:family="text">
      <style:text-properties officeooo:rsid="00dc2e96"/>
    </style:style>
    <style:style style:name="T57" style:family="text">
      <style:text-properties officeooo:rsid="00ddac28"/>
    </style:style>
    <style:style style:name="T58" style:family="text">
      <style:text-properties officeooo:rsid="00df10be"/>
    </style:style>
    <style:style style:name="T59" style:family="text">
      <style:text-properties officeooo:rsid="00e05ba7"/>
    </style:style>
    <style:style style:name="T60" style:family="text">
      <style:text-properties officeooo:rsid="0021b70c"/>
    </style:style>
    <style:style style:name="T61" style:family="text">
      <style:text-properties officeooo:rsid="0020fce5"/>
    </style:style>
    <style:style style:name="T62" style:family="text">
      <style:text-properties officeooo:rsid="00e2110a"/>
    </style:style>
    <style:style style:name="T63" style:family="text">
      <style:text-properties officeooo:rsid="00e31d4d"/>
    </style:style>
    <style:style style:name="T64" style:family="text">
      <style:text-properties officeooo:rsid="00e34393"/>
    </style:style>
    <style:style style:name="T65" style:family="text">
      <style:text-properties officeooo:rsid="00e723e2"/>
    </style:style>
    <style:style style:name="T66" style:family="text">
      <style:text-properties officeooo:rsid="00e8bf2c"/>
    </style:style>
    <style:style style:name="T67" style:family="text">
      <style:text-properties officeooo:rsid="00e91b0e"/>
    </style:style>
    <style:style style:name="T68" style:family="text">
      <style:text-properties officeooo:rsid="001789d3"/>
    </style:style>
    <style:style style:name="T69" style:family="text">
      <style:text-properties officeooo:rsid="0017b182"/>
    </style:style>
    <style:style style:name="T70" style:family="text">
      <style:text-properties officeooo:rsid="00183f9a"/>
    </style:style>
    <style:style style:name="T71" style:family="text">
      <style:text-properties officeooo:rsid="001a0412"/>
    </style:style>
    <style:style style:name="T72" style:family="text">
      <style:text-properties officeooo:rsid="001c3f7b"/>
    </style:style>
    <style:style style:name="T73" style:family="text">
      <style:text-properties officeooo:rsid="0026c722"/>
    </style:style>
    <style:style style:name="T74" style:family="text">
      <style:text-properties officeooo:rsid="0016c570"/>
    </style:style>
    <style:style style:name="T75" style:family="text">
      <style:text-properties officeooo:rsid="001631b8"/>
    </style:style>
    <style:style style:name="T76" style:family="text">
      <style:text-properties officeooo:rsid="0017566a"/>
    </style:style>
    <style:style style:name="T77" style:family="text">
      <style:text-properties officeooo:rsid="0017cc44"/>
    </style:style>
    <style:style style:name="T78" style:family="text">
      <style:text-properties fo:font-style="italic"/>
    </style:style>
    <style:style style:name="T79" style:family="text">
      <style:text-properties fo:font-style="italic" style:font-style-asian="italic" style:font-style-complex="italic"/>
    </style:style>
    <style:style style:name="T80" style:family="text">
      <style:text-properties fo:font-style="italic" officeooo:rsid="00401452" style:font-style-asian="italic" style:font-style-complex="italic"/>
    </style:style>
    <style:style style:name="T81" style:family="text">
      <style:text-properties fo:font-style="italic" officeooo:rsid="00a26655" style:font-style-asian="italic" style:font-style-complex="italic"/>
    </style:style>
    <style:style style:name="T82" style:family="text">
      <style:text-properties fo:font-style="italic" officeooo:rsid="00443034" style:font-style-asian="italic" style:font-style-complex="italic"/>
    </style:style>
    <style:style style:name="T83" style:family="text">
      <style:text-properties fo:font-style="italic" officeooo:rsid="00707b09" style:font-style-asian="italic" style:font-style-complex="italic"/>
    </style:style>
    <style:style style:name="T84" style:family="text">
      <style:text-properties fo:font-style="italic" officeooo:rsid="008ae14f" style:font-style-asian="italic" style:font-style-complex="italic"/>
    </style:style>
    <style:style style:name="T85" style:family="text">
      <style:text-properties fo:font-style="italic" officeooo:rsid="006ce295" style:font-style-asian="italic" style:font-style-complex="italic"/>
    </style:style>
    <style:style style:name="T86" style:family="text">
      <style:text-properties fo:font-style="italic" fo:font-weight="normal" style:font-style-asian="italic" style:font-weight-asian="normal" style:font-style-complex="italic" style:font-weight-complex="normal"/>
    </style:style>
    <style:style style:name="T87" style:family="text">
      <style:text-properties fo:font-style="italic" officeooo:rsid="006ca858" style:font-style-asian="normal" style:font-style-complex="normal"/>
    </style:style>
    <style:style style:name="T88" style:family="text">
      <style:text-properties officeooo:rsid="001b03b4"/>
    </style:style>
    <style:style style:name="T89" style:family="text">
      <style:text-properties officeooo:rsid="001c5ad8"/>
    </style:style>
    <style:style style:name="T90" style:family="text">
      <style:text-properties officeooo:rsid="001da51c"/>
    </style:style>
    <style:style style:name="T91" style:family="text">
      <style:text-properties officeooo:rsid="001f488d"/>
    </style:style>
    <style:style style:name="T92" style:family="text">
      <style:text-properties officeooo:rsid="00220a3b"/>
    </style:style>
    <style:style style:name="T93" style:family="text">
      <style:text-properties officeooo:rsid="00232808"/>
    </style:style>
    <style:style style:name="T94" style:family="text">
      <style:text-properties officeooo:rsid="002a6827"/>
    </style:style>
    <style:style style:name="T95" style:family="text">
      <style:text-properties officeooo:rsid="002e126b"/>
    </style:style>
    <style:style style:name="T96" style:family="text">
      <style:text-properties officeooo:rsid="002e8b7c"/>
    </style:style>
    <style:style style:name="T97" style:family="text">
      <style:text-properties officeooo:rsid="002fbf86"/>
    </style:style>
    <style:style style:name="T98" style:family="text">
      <style:text-properties officeooo:rsid="003178b2"/>
    </style:style>
    <style:style style:name="T99" style:family="text">
      <style:text-properties officeooo:rsid="00331ce2"/>
    </style:style>
    <style:style style:name="T100" style:family="text">
      <style:text-properties officeooo:rsid="002d758b"/>
    </style:style>
    <style:style style:name="T101" style:family="text">
      <style:text-properties officeooo:rsid="0024e02d"/>
    </style:style>
    <style:style style:name="T102" style:family="text">
      <style:text-properties officeooo:rsid="0026c09b"/>
    </style:style>
    <style:style style:name="T103" style:family="text">
      <style:text-properties fo:font-variant="normal" fo:text-transform="none" fo:color="#252525" style:font-name="Liberation Serif" fo:font-size="12pt" fo:letter-spacing="normal" fo:font-weight="normal" style:font-size-asian="12pt" style:font-size-complex="12pt"/>
    </style:style>
    <style:style style:name="T104" style:family="text">
      <style:text-properties fo:font-variant="normal" fo:text-transform="none" fo:color="#252525" style:font-name="Liberation Serif" fo:font-size="12pt" fo:letter-spacing="normal" fo:font-weight="normal" officeooo:rsid="0010dad4" style:font-size-asian="12pt" style:font-size-complex="12pt"/>
    </style:style>
    <style:style style:name="T105" style:family="text">
      <style:text-properties fo:font-variant="normal" fo:text-transform="none" fo:color="#252525" style:font-name="Liberation Serif" fo:font-size="12pt" fo:letter-spacing="normal" fo:font-style="italic" fo:font-weight="normal" style:font-size-asian="12pt" style:font-style-asian="italic" style:font-size-complex="12pt" style:font-style-complex="italic"/>
    </style:style>
    <style:style style:name="T106" style:family="text">
      <style:text-properties fo:font-variant="normal" fo:text-transform="none" fo:color="#252525" style:font-name="Liberation Serif" fo:font-size="12pt" fo:letter-spacing="normal" fo:font-style="italic" fo:font-weight="normal" officeooo:rsid="002b1943" style:font-size-asian="12pt" style:font-style-asian="italic" style:font-size-complex="12pt" style:font-style-complex="italic"/>
    </style:style>
    <style:style style:name="T107" style:family="text">
      <style:text-properties fo:font-variant="normal" fo:text-transform="none" fo:color="#252525" style:font-name="Liberation Serif" fo:font-size="12pt" fo:letter-spacing="normal" fo:font-style="normal" fo:font-weight="normal" style:font-size-asian="12pt" style:font-size-complex="12pt"/>
    </style:style>
    <style:style style:name="T108" style:family="text">
      <style:text-properties fo:font-variant="normal" fo:text-transform="none" fo:color="#252525" style:font-name="Liberation Serif" fo:font-size="12pt" fo:letter-spacing="normal" fo:font-style="normal" fo:font-weight="normal" officeooo:rsid="0026ef75" style:font-size-asian="12pt" style:font-size-complex="12pt"/>
    </style:style>
    <style:style style:name="T109" style:family="text">
      <style:text-properties fo:font-variant="normal" fo:text-transform="none" fo:color="#252525" style:font-name="Liberation Serif" fo:font-size="12pt" fo:letter-spacing="normal" fo:font-style="normal" fo:font-weight="normal" officeooo:rsid="002b1943" style:font-size-asian="12pt" style:font-size-complex="12pt"/>
    </style:style>
    <style:style style:name="T110" style:family="text">
      <style:text-properties fo:font-variant="normal" fo:text-transform="none" fo:color="#252525" style:font-name="Liberation Serif" fo:font-size="12pt" fo:letter-spacing="normal" fo:font-style="normal" fo:font-weight="normal" officeooo:rsid="002badd4" style:font-size-asian="12pt" style:font-size-complex="12pt"/>
    </style:style>
    <style:style style:name="T111" style:family="text">
      <style:text-properties fo:font-variant="normal" fo:text-transform="none" fo:color="#252525" style:font-name="Liberation Serif" fo:font-size="12pt" fo:letter-spacing="normal" fo:font-style="normal" fo:font-weight="normal" officeooo:rsid="00279580" style:font-size-asian="12pt" style:font-size-complex="12pt"/>
    </style:style>
    <style:style style:name="T112" style:family="text">
      <style:text-properties fo:font-variant="normal" fo:text-transform="none" fo:color="#252525" style:font-name="Liberation Serif" fo:font-size="12pt" fo:letter-spacing="normal" fo:font-style="normal" fo:font-weight="normal" officeooo:rsid="00287c99" style:font-size-asian="12pt" style:font-size-complex="12pt"/>
    </style:style>
    <style:style style:name="T113" style:family="text">
      <style:text-properties fo:font-variant="normal" fo:text-transform="none" fo:color="#252525" style:font-name="Liberation Serif" fo:font-size="12pt" fo:letter-spacing="normal" fo:font-style="normal" fo:font-weight="normal" officeooo:rsid="0010dad4" style:font-size-asian="12pt" style:font-size-complex="12pt"/>
    </style:style>
    <style:style style:name="T114" style:family="text">
      <style:text-properties fo:font-variant="normal" fo:text-transform="none" fo:color="#252525" style:font-name="Liberation Serif" fo:font-size="12pt" fo:letter-spacing="normal" fo:font-style="normal" officeooo:rsid="0010dad4" style:font-size-asian="12pt" style:font-style-asian="normal" style:font-size-complex="12pt" style:font-style-complex="normal"/>
    </style:style>
    <style:style style:name="T115" style:family="text">
      <style:text-properties fo:font-variant="normal" fo:text-transform="none" fo:color="#000000" style:font-name="Liberation Serif" fo:font-size="12pt" fo:letter-spacing="normal" fo:font-style="normal" fo:font-weight="normal" style:font-weight-asian="normal" style:font-weight-complex="normal"/>
    </style:style>
    <style:style style:name="T116" style:family="text">
      <style:text-properties fo:font-variant="normal" fo:text-transform="none" fo:color="#000000" style:font-name="Liberation Serif" fo:letter-spacing="normal" fo:font-weight="normal" style:font-weight-asian="normal" style:font-weight-complex="normal"/>
    </style:style>
    <style:style style:name="T117" style:family="text">
      <style:text-properties officeooo:rsid="0019f4c4"/>
    </style:style>
    <style:style style:name="T118" style:family="text">
      <style:text-properties officeooo:rsid="001b1a49"/>
    </style:style>
    <style:style style:name="T119" style:family="text">
      <style:text-properties officeooo:rsid="001a2483"/>
    </style:style>
    <style:style style:name="T120" style:family="text">
      <style:text-properties officeooo:rsid="001ed1a2"/>
    </style:style>
    <style:style style:name="T121" style:family="text">
      <style:text-properties officeooo:rsid="001cdd15"/>
    </style:style>
    <style:style style:name="T122" style:family="text">
      <style:text-properties officeooo:rsid="00355caa"/>
    </style:style>
    <style:style style:name="T123" style:family="text">
      <style:text-properties officeooo:rsid="00054ec2"/>
    </style:style>
    <style:style style:name="T124" style:family="text">
      <style:text-properties officeooo:rsid="000c877d"/>
    </style:style>
    <style:style style:name="T125" style:family="text">
      <style:text-properties officeooo:rsid="000cfd9c"/>
    </style:style>
    <style:style style:name="T126" style:family="text">
      <style:text-properties officeooo:rsid="00056cd8"/>
    </style:style>
    <style:style style:name="T127" style:family="text">
      <style:text-properties officeooo:rsid="000e5b49"/>
    </style:style>
    <style:style style:name="T128" style:family="text">
      <style:text-properties officeooo:rsid="0006cea1"/>
    </style:style>
    <style:style style:name="T129" style:family="text">
      <style:text-properties officeooo:rsid="000f548e"/>
    </style:style>
    <style:style style:name="T130" style:family="text">
      <style:text-properties officeooo:rsid="00101382"/>
    </style:style>
    <style:style style:name="T131" style:family="text">
      <style:text-properties officeooo:rsid="00081a43"/>
    </style:style>
    <style:style style:name="T132" style:family="text">
      <style:text-properties officeooo:rsid="0010fa7c"/>
    </style:style>
    <style:style style:name="T133" style:family="text">
      <style:text-properties officeooo:rsid="0012c534"/>
    </style:style>
    <style:style style:name="T134" style:family="text">
      <style:text-properties officeooo:rsid="0009833a"/>
    </style:style>
    <style:style style:name="T135" style:family="text">
      <style:text-properties officeooo:rsid="00143ca5"/>
    </style:style>
    <style:style style:name="T136" style:family="text">
      <style:text-properties officeooo:rsid="0014fb53"/>
    </style:style>
    <style:style style:name="T137" style:family="text">
      <style:text-properties officeooo:rsid="0015e52d"/>
    </style:style>
    <style:style style:name="T138" style:family="text">
      <style:text-properties officeooo:rsid="0043ccf6"/>
    </style:style>
    <style:style style:name="T139" style:family="text">
      <style:text-properties officeooo:rsid="00458e92"/>
    </style:style>
    <style:style style:name="T140" style:family="text">
      <style:text-properties officeooo:rsid="0049aaae"/>
    </style:style>
    <style:style style:name="T141" style:family="text">
      <style:text-properties officeooo:rsid="0017c7b0"/>
    </style:style>
    <style:style style:name="T142" style:family="text">
      <style:text-properties officeooo:rsid="0018ad64"/>
    </style:style>
    <style:style style:name="T143" style:family="text">
      <style:text-properties officeooo:rsid="0019bf8c"/>
    </style:style>
    <style:style style:name="T144" style:family="text">
      <style:text-properties officeooo:rsid="002030dc"/>
    </style:style>
    <style:style style:name="T145" style:family="text">
      <style:text-properties officeooo:rsid="00209a25"/>
    </style:style>
    <style:style style:name="T146" style:family="text">
      <style:text-properties officeooo:rsid="001a7c82"/>
    </style:style>
    <style:style style:name="T147" style:family="text">
      <style:text-properties officeooo:rsid="001bb191"/>
    </style:style>
    <style:style style:name="T148" style:family="text">
      <style:text-properties officeooo:rsid="000c8217"/>
    </style:style>
    <style:style style:name="T149" style:family="text">
      <style:text-properties officeooo:rsid="00386ad1"/>
    </style:style>
    <style:style style:name="T150" style:family="text">
      <style:text-properties officeooo:rsid="0038d9c9"/>
    </style:style>
    <style:style style:name="T151" style:family="text">
      <style:text-properties officeooo:rsid="0039069f"/>
    </style:style>
    <style:style style:name="T152" style:family="text">
      <style:text-properties officeooo:rsid="00401452"/>
    </style:style>
    <style:style style:name="T153" style:family="text">
      <style:text-properties officeooo:rsid="003a8afc"/>
    </style:style>
    <style:style style:name="T154" style:family="text">
      <style:text-properties officeooo:rsid="003bb5c1"/>
    </style:style>
    <style:style style:name="T155" style:family="text">
      <style:text-properties officeooo:rsid="003cf4d6"/>
    </style:style>
    <style:style style:name="T156" style:family="text">
      <style:text-properties officeooo:rsid="008bc763"/>
    </style:style>
    <style:style style:name="T157" style:family="text">
      <style:text-properties officeooo:rsid="008caac0"/>
    </style:style>
    <style:style style:name="T158" style:family="text">
      <style:text-properties officeooo:rsid="008e58f0"/>
    </style:style>
    <style:style style:name="T159" style:family="text">
      <style:text-properties officeooo:rsid="008e7984"/>
    </style:style>
    <style:style style:name="T160" style:family="text">
      <style:text-properties officeooo:rsid="0090bc77"/>
    </style:style>
    <style:style style:name="T161" style:family="text">
      <style:text-properties officeooo:rsid="0093f470"/>
    </style:style>
    <style:style style:name="T162" style:family="text">
      <style:text-properties officeooo:rsid="0095061b"/>
    </style:style>
    <style:style style:name="T163" style:family="text">
      <style:text-properties officeooo:rsid="00119402"/>
    </style:style>
    <style:style style:name="T164" style:family="text">
      <style:text-properties officeooo:rsid="0096a68a"/>
    </style:style>
    <style:style style:name="T165" style:family="text">
      <style:text-properties officeooo:rsid="0098c8e9"/>
    </style:style>
    <style:style style:name="T166" style:family="text">
      <style:text-properties officeooo:rsid="009a9276"/>
    </style:style>
    <style:style style:name="T167" style:family="text">
      <style:text-properties officeooo:rsid="009ce934"/>
    </style:style>
    <style:style style:name="T168" style:family="text">
      <style:text-properties officeooo:rsid="00a18924"/>
    </style:style>
    <style:style style:name="T169" style:family="text">
      <style:text-properties officeooo:rsid="00a194d5"/>
    </style:style>
    <style:style style:name="T170" style:family="text">
      <style:text-properties officeooo:rsid="00a50baa"/>
    </style:style>
    <style:style style:name="T171" style:family="text">
      <style:text-properties officeooo:rsid="00a5a4f7"/>
    </style:style>
    <style:style style:name="T172" style:family="text">
      <style:text-properties officeooo:rsid="00a69fed"/>
    </style:style>
    <style:style style:name="T173" style:family="text">
      <style:text-properties officeooo:rsid="00a8e669"/>
    </style:style>
    <style:style style:name="T174" style:family="text">
      <style:text-properties officeooo:rsid="00aa9696"/>
    </style:style>
    <style:style style:name="T175" style:family="text">
      <style:text-properties style:font-name="Liberation Serif"/>
    </style:style>
    <style:style style:name="T176" style:family="text">
      <style:text-properties style:font-name="Liberation Serif" fo:font-size="12pt" officeooo:rsid="0010dad4" style:font-size-asian="12pt" style:font-size-complex="12pt"/>
    </style:style>
    <style:style style:name="T177" style:family="text">
      <style:text-properties style:font-name="Liberation Serif" fo:font-size="12pt" fo:font-style="italic" officeooo:rsid="0010dad4" style:font-size-asian="12pt" style:font-style-asian="italic" style:font-size-complex="12pt" style:font-style-complex="italic"/>
    </style:style>
    <style:style style:name="T178" style:family="text">
      <style:text-properties style:font-name="Liberation Serif" fo:font-style="italic" style:font-style-asian="italic" style:font-style-complex="italic"/>
    </style:style>
    <style:style style:name="T179" style:family="text">
      <style:text-properties officeooo:rsid="00ac3564"/>
    </style:style>
    <style:style style:name="T180" style:family="text">
      <style:text-properties officeooo:rsid="00ad2aa1"/>
    </style:style>
    <style:style style:name="T181" style:family="text">
      <style:text-properties officeooo:rsid="00ad578b"/>
    </style:style>
    <style:style style:name="T182" style:family="text">
      <style:text-properties officeooo:rsid="00ad9026"/>
    </style:style>
    <style:style style:name="T183" style:family="text">
      <style:text-properties officeooo:rsid="00ae6225"/>
    </style:style>
    <style:style style:name="T184" style:family="text">
      <style:text-properties officeooo:rsid="00b0aad5"/>
    </style:style>
    <style:style style:name="T185" style:family="text">
      <style:text-properties officeooo:rsid="00b35b45"/>
    </style:style>
    <style:style style:name="T186" style:family="text">
      <style:text-properties officeooo:rsid="00b3a8f8"/>
    </style:style>
    <style:style style:name="T187" style:family="text">
      <style:text-properties officeooo:rsid="00b68f85"/>
    </style:style>
    <style:style style:name="T188" style:family="text">
      <style:text-properties officeooo:rsid="00b52a76"/>
    </style:style>
    <style:style style:name="T189" style:family="text">
      <style:text-properties officeooo:rsid="00b82bb6"/>
    </style:style>
    <style:style style:name="T190" style:family="text">
      <style:text-properties officeooo:rsid="00b8738b"/>
    </style:style>
    <style:style style:name="T191" style:family="text">
      <style:text-properties officeooo:rsid="0090bd45"/>
    </style:style>
    <style:style style:name="T192" style:family="text">
      <style:text-properties officeooo:rsid="00775c75"/>
    </style:style>
    <style:style style:name="T193" style:family="text">
      <style:text-properties officeooo:rsid="00786989"/>
    </style:style>
    <style:style style:name="T194" style:family="text">
      <style:text-properties officeooo:rsid="007911df"/>
    </style:style>
    <style:style style:name="T195" style:family="text">
      <style:text-properties officeooo:rsid="007b7bc2"/>
    </style:style>
    <style:style style:name="T196" style:family="text">
      <style:text-properties officeooo:rsid="0088e959"/>
    </style:style>
    <style:style style:name="T197" style:family="text">
      <style:text-properties officeooo:rsid="007c3514"/>
    </style:style>
    <style:style style:name="T198" style:family="text">
      <style:text-properties officeooo:rsid="007d587b"/>
    </style:style>
    <style:style style:name="T199" style:family="text">
      <style:text-properties officeooo:rsid="0081ecd3"/>
    </style:style>
    <style:style style:name="T200" style:family="text">
      <style:text-properties officeooo:rsid="00837824"/>
    </style:style>
    <style:style style:name="T201" style:family="text">
      <style:text-properties fo:color="#000000" style:font-name="Liberation Serif" fo:font-style="normal" fo:font-weight="normal" officeooo:rsid="0081ecd3" style:font-style-asian="normal" style:font-weight-asian="normal" style:font-style-complex="normal" style:font-weight-complex="normal"/>
    </style:style>
    <style:style style:name="T202" style:family="text">
      <style:text-properties fo:color="#000000" style:font-name="Liberation Serif" fo:font-style="normal" fo:font-weight="normal" officeooo:rsid="00837824" style:font-style-asian="normal" style:font-weight-asian="normal" style:font-style-complex="normal" style:font-weight-complex="normal"/>
    </style:style>
    <style:style style:name="T203" style:family="text">
      <style:text-properties officeooo:rsid="0087af18"/>
    </style:style>
    <style:style style:name="T204" style:family="text">
      <style:text-properties officeooo:rsid="0088a3c9"/>
    </style:style>
    <style:style style:name="T205" style:family="text">
      <style:text-properties officeooo:rsid="007f10d0"/>
    </style:style>
    <style:style style:name="T206" style:family="text">
      <style:text-properties style:text-underline-style="solid" style:text-underline-width="auto" style:text-underline-color="font-color"/>
    </style:style>
    <style:style style:name="T207" style:family="text">
      <style:text-properties style:text-underline-style="solid" style:text-underline-width="auto" style:text-underline-color="font-color" fo:font-weight="bold" style:font-weight-asian="bold" style:font-weight-complex="bold"/>
    </style:style>
    <style:style style:name="T208" style:family="text">
      <style:text-properties officeooo:rsid="008040eb"/>
    </style:style>
    <style:style style:name="T209" style:family="text">
      <style:text-properties officeooo:rsid="0096beb4"/>
    </style:style>
    <style:style style:name="T210" style:family="text">
      <style:text-properties officeooo:rsid="008adad3"/>
    </style:style>
    <style:style style:name="T211" style:family="text">
      <style:text-properties officeooo:rsid="008c91c6"/>
    </style:style>
    <style:style style:name="T212" style:family="text">
      <style:text-properties officeooo:rsid="008c926e"/>
    </style:style>
    <style:style style:name="T213" style:family="text">
      <style:text-properties officeooo:rsid="008d7595"/>
    </style:style>
    <style:style style:name="T214" style:family="text">
      <style:text-properties officeooo:rsid="008e0324"/>
    </style:style>
    <style:style style:name="T215" style:family="text">
      <style:text-properties officeooo:rsid="008fd25f"/>
    </style:style>
    <style:style style:name="T216" style:family="text">
      <style:text-properties officeooo:rsid="0098772e"/>
    </style:style>
    <style:style style:name="T217" style:family="text">
      <style:text-properties officeooo:rsid="009b62ea"/>
    </style:style>
    <style:style style:name="T218" style:family="text">
      <style:text-properties officeooo:rsid="009bc413"/>
    </style:style>
    <style:style style:name="T219" style:family="text">
      <style:text-properties officeooo:rsid="009d5f0a"/>
    </style:style>
    <style:style style:name="T220" style:family="text">
      <style:text-properties officeooo:rsid="0093413c"/>
    </style:style>
    <style:style style:name="T221" style:family="text">
      <style:text-properties officeooo:rsid="00964e0e"/>
    </style:style>
    <style:style style:name="T222" style:family="text">
      <style:text-properties officeooo:rsid="0053660c"/>
    </style:style>
    <style:style style:name="T223" style:family="text">
      <style:text-properties officeooo:rsid="0058925c"/>
    </style:style>
    <style:style style:name="T224" style:family="text">
      <style:text-properties officeooo:rsid="0058bd82"/>
    </style:style>
    <style:style style:name="T225" style:family="text">
      <style:text-properties officeooo:rsid="005989fb"/>
    </style:style>
    <style:style style:name="T226" style:family="text">
      <style:text-properties officeooo:rsid="0059617b"/>
    </style:style>
    <style:style style:name="T227" style:family="text">
      <style:text-properties officeooo:rsid="0059fd1e"/>
    </style:style>
    <style:style style:name="T228" style:family="text">
      <style:text-properties officeooo:rsid="005a5971"/>
    </style:style>
    <style:style style:name="T229" style:family="text">
      <style:text-properties officeooo:rsid="005a5b14"/>
    </style:style>
    <style:style style:name="T230" style:family="text">
      <style:text-properties officeooo:rsid="005e2cfd"/>
    </style:style>
    <style:style style:name="T231" style:family="text">
      <style:text-properties officeooo:rsid="005ca9f7"/>
    </style:style>
    <style:style style:name="T232" style:family="text">
      <style:text-properties fo:font-weight="normal" style:font-weight-asian="normal" style:font-weight-complex="normal"/>
    </style:style>
    <style:style style:name="T233" style:family="text">
      <style:text-properties fo:font-weight="normal" officeooo:rsid="00137bde" style:font-weight-asian="normal" style:font-weight-complex="normal"/>
    </style:style>
    <style:style style:name="T234" style:family="text">
      <style:text-properties fo:font-weight="normal" officeooo:rsid="00607778" style:font-weight-asian="normal" style:font-weight-complex="normal"/>
    </style:style>
    <style:style style:name="T235" style:family="text">
      <style:text-properties fo:font-weight="normal" officeooo:rsid="00621e67" style:font-weight-asian="normal" style:font-weight-complex="normal"/>
    </style:style>
    <style:style style:name="T236" style:family="text">
      <style:text-properties fo:font-weight="normal" officeooo:rsid="006406f6" style:font-weight-asian="normal" style:font-weight-complex="normal"/>
    </style:style>
    <style:style style:name="T237" style:family="text">
      <style:text-properties fo:font-weight="normal" officeooo:rsid="0065251b" style:font-weight-asian="normal" style:font-weight-complex="normal"/>
    </style:style>
    <style:style style:name="T238" style:family="text">
      <style:text-properties officeooo:rsid="006653bc"/>
    </style:style>
    <style:style style:name="T239" style:family="text">
      <style:text-properties officeooo:rsid="0066f4cb"/>
    </style:style>
    <style:style style:name="T240" style:family="text">
      <style:text-properties officeooo:rsid="00676855"/>
    </style:style>
    <style:style style:name="T241" style:family="text">
      <style:text-properties officeooo:rsid="006f8831"/>
    </style:style>
    <style:style style:name="T242" style:family="text">
      <style:text-properties officeooo:rsid="00699e4e"/>
    </style:style>
    <style:style style:name="T243" style:family="text">
      <style:text-properties officeooo:rsid="006aae72"/>
    </style:style>
    <style:style style:name="T244" style:family="text">
      <style:text-properties officeooo:rsid="006bb926"/>
    </style:style>
    <style:style style:name="T245" style:family="text">
      <style:text-properties officeooo:rsid="006c7dd8"/>
    </style:style>
    <style:style style:name="T246" style:family="text">
      <style:text-properties officeooo:rsid="006e2a64"/>
    </style:style>
    <style:style style:name="T247" style:family="text">
      <style:text-properties officeooo:rsid="007115ff"/>
    </style:style>
    <style:style style:name="T248" style:family="text">
      <style:text-properties officeooo:rsid="0075653d"/>
    </style:style>
    <style:style style:name="T249" style:family="text">
      <style:text-properties officeooo:rsid="007189f6"/>
    </style:style>
    <style:style style:name="T250" style:family="text">
      <style:text-properties officeooo:rsid="0071b191"/>
    </style:style>
    <style:style style:name="T251" style:family="text">
      <style:text-properties officeooo:rsid="0073ec4a"/>
    </style:style>
    <style:style style:name="T252" style:family="text">
      <style:text-properties officeooo:rsid="002d409a"/>
    </style:style>
    <style:style style:name="T253" style:family="text">
      <style:text-properties officeooo:rsid="0020ef86"/>
    </style:style>
    <style:style style:name="T254" style:family="text">
      <style:text-properties officeooo:rsid="00242202"/>
    </style:style>
    <style:style style:name="T255" style:family="text">
      <style:text-properties officeooo:rsid="0026e4e3"/>
    </style:style>
    <style:style style:name="T256" style:family="text">
      <style:text-properties officeooo:rsid="004777ed"/>
    </style:style>
    <style:style style:name="T257" style:family="text">
      <style:text-properties officeooo:rsid="0047c497"/>
    </style:style>
    <style:style style:name="T258" style:family="text">
      <style:text-properties officeooo:rsid="0049e387"/>
    </style:style>
    <style:style style:name="T259" style:family="text">
      <style:text-properties style:text-underline-style="none"/>
    </style:style>
    <style:style style:name="T260" style:family="text">
      <style:text-properties style:text-underline-style="none" officeooo:rsid="0049e387"/>
    </style:style>
    <style:style style:name="T261" style:family="text">
      <style:text-properties style:text-underline-style="none" officeooo:rsid="004a4ed7"/>
    </style:style>
    <style:style style:name="T262" style:family="text">
      <style:text-properties style:text-underline-style="none" officeooo:rsid="004bd1ab"/>
    </style:style>
    <style:style style:name="T263" style:family="text">
      <style:text-properties style:text-underline-style="none" officeooo:rsid="004d67ee"/>
    </style:style>
    <style:style style:name="T264" style:family="text">
      <style:text-properties officeooo:rsid="00527266"/>
    </style:style>
    <style:style style:name="T265" style:family="text">
      <style:text-properties officeooo:rsid="0029da0b"/>
    </style:style>
    <style:style style:name="T266" style:family="text">
      <style:text-properties officeooo:rsid="002b584b"/>
    </style:style>
    <style:style style:name="T267" style:family="text">
      <style:text-properties officeooo:rsid="0037be3f"/>
    </style:style>
    <style:style style:name="T268" style:family="text">
      <style:text-properties officeooo:rsid="002d985b"/>
    </style:style>
    <style:style style:name="T269" style:family="text">
      <style:text-properties officeooo:rsid="002f624b"/>
    </style:style>
    <style:style style:name="T270" style:family="text">
      <style:text-properties officeooo:rsid="0030b023"/>
    </style:style>
    <style:style style:name="T271" style:family="text">
      <style:text-properties officeooo:rsid="003e599c"/>
    </style:style>
    <style:style style:name="T272" style:family="text">
      <style:text-properties officeooo:rsid="004002f5"/>
    </style:style>
    <style:style style:name="T273" style:family="text">
      <style:text-properties officeooo:rsid="003263d8"/>
    </style:style>
    <style:style style:name="T274" style:family="text">
      <style:text-properties officeooo:rsid="00339408"/>
    </style:style>
    <style:style style:name="T275" style:family="text">
      <style:text-properties officeooo:rsid="00342b87"/>
    </style:style>
    <style:style style:name="T276" style:family="text">
      <style:text-properties officeooo:rsid="00349530"/>
    </style:style>
    <style:style style:name="T277" style:family="text">
      <style:text-properties officeooo:rsid="003496f9"/>
    </style:style>
    <style:style style:name="T278" style:family="text">
      <style:text-properties officeooo:rsid="0034c1b8"/>
    </style:style>
    <style:style style:name="T279" style:family="text">
      <style:text-properties officeooo:rsid="0035d6c2"/>
    </style:style>
    <style:style style:name="T280" style:family="text">
      <style:text-properties officeooo:rsid="00360c8e"/>
    </style:style>
    <style:style style:name="T281" style:family="text">
      <style:text-properties officeooo:rsid="0036e301"/>
    </style:style>
    <style:style style:name="T282" style:family="text">
      <style:text-properties officeooo:rsid="0039b8e8"/>
    </style:style>
    <style:style style:name="T283" style:family="text">
      <style:text-properties officeooo:rsid="004177a6"/>
    </style:style>
    <style:style style:name="T284" style:family="text">
      <style:text-properties officeooo:rsid="00421ed5"/>
    </style:style>
    <style:style style:name="T285" style:family="text">
      <style:text-properties officeooo:rsid="00426800"/>
    </style:style>
    <style:style style:name="T286" style:family="text">
      <style:text-properties officeooo:rsid="004e5935"/>
    </style:style>
    <style:style style:name="T287" style:family="text">
      <style:text-properties officeooo:rsid="00442dea"/>
    </style:style>
    <style:style style:name="T288" style:family="text">
      <style:text-properties officeooo:rsid="00463b81"/>
    </style:style>
    <style:style style:name="T289" style:family="text">
      <style:text-properties officeooo:rsid="00449ad8"/>
    </style:style>
    <style:style style:name="T290" style:family="text">
      <style:text-properties officeooo:rsid="0014a091"/>
    </style:style>
    <style:style style:name="T291" style:family="text">
      <style:text-properties officeooo:rsid="001625bb"/>
    </style:style>
    <style:style style:name="T292" style:family="text">
      <style:text-properties officeooo:rsid="0017ebbe"/>
    </style:style>
    <style:style style:name="T293" style:family="text">
      <style:text-properties officeooo:rsid="0019392f"/>
    </style:style>
    <style:style style:name="T294" style:family="text">
      <style:text-properties officeooo:rsid="0019a0ce"/>
    </style:style>
    <style:style style:name="T295" style:family="text">
      <style:text-properties officeooo:rsid="001a233e"/>
    </style:style>
    <style:style style:name="T296" style:family="text">
      <style:text-properties officeooo:rsid="001a3c73"/>
    </style:style>
    <style:style style:name="T297" style:family="text">
      <style:text-properties officeooo:rsid="001a937c"/>
    </style:style>
    <style:style style:name="T298" style:family="text">
      <style:text-properties officeooo:rsid="001b7569"/>
    </style:style>
    <style:style style:name="T299" style:family="text">
      <style:text-properties officeooo:rsid="001cff84"/>
    </style:style>
    <style:style style:name="T300" style:family="text">
      <style:text-properties officeooo:rsid="001d9219"/>
    </style:style>
    <style:style style:name="T301" style:family="text">
      <style:text-properties officeooo:rsid="004230d8"/>
    </style:style>
    <style:style style:name="T302" style:family="text">
      <style:text-properties officeooo:rsid="001e9e8f"/>
    </style:style>
    <style:style style:name="T303" style:family="text">
      <style:text-properties officeooo:rsid="0024809a"/>
    </style:style>
    <style:style style:name="T304" style:family="text">
      <style:text-properties officeooo:rsid="0027d8d1"/>
    </style:style>
    <style:style style:name="T305" style:family="text">
      <style:text-properties officeooo:rsid="00299e63"/>
    </style:style>
    <style:style style:name="T306" style:family="text">
      <style:text-properties officeooo:rsid="002d6d2b"/>
    </style:style>
    <style:style style:name="T307" style:family="text">
      <style:text-properties officeooo:rsid="002d77b4"/>
    </style:style>
    <style:style style:name="T308" style:family="text">
      <style:text-properties officeooo:rsid="002e2c9a"/>
    </style:style>
    <style:style style:name="T309" style:family="text">
      <style:text-properties officeooo:rsid="0030e5b5"/>
    </style:style>
    <style:style style:name="T310" style:family="text">
      <style:text-properties officeooo:rsid="003264cf"/>
    </style:style>
    <style:style style:name="T311" style:family="text">
      <style:text-properties officeooo:rsid="0035ffa9"/>
    </style:style>
    <style:style style:name="T312" style:family="text">
      <style:text-properties officeooo:rsid="0038a08c"/>
    </style:style>
    <style:style style:name="T313" style:family="text">
      <style:text-properties officeooo:rsid="0036dc1d"/>
    </style:style>
    <style:style style:name="T314" style:family="text">
      <style:text-properties officeooo:rsid="0039fadc"/>
    </style:style>
    <style:style style:name="T315" style:family="text">
      <style:text-properties officeooo:rsid="003cce3e"/>
    </style:style>
    <style:style style:name="T316" style:family="text">
      <style:text-properties officeooo:rsid="003e04a5"/>
    </style:style>
    <style:style style:name="T317" style:family="text">
      <style:text-properties officeooo:rsid="003f02d4"/>
    </style:style>
    <style:style style:name="T318" style:family="text">
      <style:text-properties officeooo:rsid="00409d68"/>
    </style:style>
    <style:style style:name="T319" style:family="text">
      <style:text-properties officeooo:rsid="0043aa47"/>
    </style:style>
    <style:style style:name="T320" style:family="text">
      <style:text-properties officeooo:rsid="00445e4a"/>
    </style:style>
    <style:style style:name="T321" style:family="text">
      <style:text-properties officeooo:rsid="00464aa0"/>
    </style:style>
    <style:style style:name="T322" style:family="text">
      <style:text-properties officeooo:rsid="004980ad"/>
    </style:style>
    <style:style style:name="T323" style:family="text">
      <style:text-properties officeooo:rsid="0049ef61"/>
    </style:style>
    <style:style style:name="T324" style:family="text">
      <style:text-properties officeooo:rsid="010cade0"/>
    </style:style>
    <style:style style:name="T325" style:family="text">
      <style:text-properties officeooo:rsid="010de117"/>
    </style:style>
    <style:style style:name="T326" style:family="text">
      <style:text-properties officeooo:rsid="01108fb0"/>
    </style:style>
    <style:style style:name="T327" style:family="text">
      <style:text-properties officeooo:rsid="0112831f"/>
    </style:style>
    <style:style style:name="T328" style:family="text">
      <style:text-properties officeooo:rsid="0113277e"/>
    </style:style>
    <style:style style:name="T329" style:family="text">
      <style:text-properties officeooo:rsid="0116fa58"/>
    </style:style>
    <style:style style:name="T330" style:family="text">
      <style:text-properties officeooo:rsid="011ab6d8"/>
    </style:style>
    <style:style style:name="T331" style:family="text">
      <style:text-properties officeooo:rsid="011e7912"/>
    </style:style>
    <style:style style:name="T332" style:family="text">
      <style:text-properties officeooo:rsid="012030d4"/>
    </style:style>
    <style:style style:name="T333" style:family="text">
      <style:text-properties officeooo:rsid="012200e0"/>
    </style:style>
    <style:style style:name="T334" style:family="text">
      <style:text-properties officeooo:rsid="0123db19"/>
    </style:style>
    <style:style style:name="T335" style:family="text">
      <style:text-properties officeooo:rsid="0125211a"/>
    </style:style>
    <style:style style:name="T336" style:family="text">
      <style:text-properties officeooo:rsid="0125502f"/>
    </style:style>
    <style:style style:name="T337" style:family="text">
      <style:text-properties officeooo:rsid="0125ca44"/>
    </style:style>
    <style:style style:name="T338" style:family="text">
      <style:text-properties officeooo:rsid="012715de"/>
    </style:style>
    <style:style style:name="T339" style:family="text">
      <style:text-properties officeooo:rsid="012735ab"/>
    </style:style>
    <style:style style:name="T340" style:family="text">
      <style:text-properties officeooo:rsid="01297723"/>
    </style:style>
    <style:style style:name="T341" style:family="text">
      <style:text-properties officeooo:rsid="012b706c"/>
    </style:style>
    <style:style style:name="T342" style:family="text">
      <style:text-properties officeooo:rsid="012e0b21"/>
    </style:style>
    <style:style style:name="T343" style:family="text">
      <style:text-properties officeooo:rsid="012e0d3c"/>
    </style:style>
    <style:style style:name="T344" style:family="text">
      <style:text-properties officeooo:rsid="013153cb"/>
    </style:style>
    <style:style style:name="T345" style:family="text">
      <style:text-properties officeooo:rsid="01330aca"/>
    </style:style>
    <style:style style:name="T346" style:family="text">
      <style:text-properties officeooo:rsid="01340983"/>
    </style:style>
    <style:style style:name="T347" style:family="text">
      <style:text-properties fo:color="#252525" officeooo:rsid="0010dad4"/>
    </style:style>
    <style:style style:name="T348" style:family="text">
      <style:text-properties fo:color="#252525" fo:font-weight="normal" officeooo:rsid="0010dad4"/>
    </style:style>
    <style:style style:name="T349" style:family="text">
      <style:text-properties officeooo:rsid="01340bbe"/>
    </style:style>
    <style:style style:name="T350" style:family="text">
      <style:text-properties officeooo:rsid="01357368"/>
    </style:style>
    <style:style style:name="T351" style:family="text">
      <style:text-properties officeooo:rsid="01389b99"/>
    </style:style>
    <style:style style:name="T352" style:family="text">
      <style:text-properties officeooo:rsid="01370e3d"/>
    </style:style>
    <style:style style:name="T353" style:family="text">
      <style:text-properties officeooo:rsid="00e1e3aa"/>
    </style:style>
    <style:style style:name="T354" style:family="text">
      <style:text-properties officeooo:rsid="00e2b847"/>
    </style:style>
    <style:style style:name="T355" style:family="text">
      <style:text-properties officeooo:rsid="00e41cc1"/>
    </style:style>
    <style:style style:name="T356" style:family="text">
      <style:text-properties officeooo:rsid="00e42958"/>
    </style:style>
    <style:style style:name="T357" style:family="text">
      <style:text-properties officeooo:rsid="00e548b9"/>
    </style:style>
    <style:style style:name="T358" style:family="text">
      <style:text-properties officeooo:rsid="00e6f3ed"/>
    </style:style>
    <style:style style:name="T359" style:family="text">
      <style:text-properties officeooo:rsid="00e8469d"/>
    </style:style>
    <style:style style:name="T360" style:family="text">
      <style:text-properties officeooo:rsid="00e86138"/>
    </style:style>
    <style:style style:name="T361" style:family="text">
      <style:text-properties officeooo:rsid="00e8a522"/>
    </style:style>
    <style:style style:name="T362" style:family="text">
      <style:text-properties officeooo:rsid="00ea0b6b"/>
    </style:style>
    <style:style style:name="T363" style:family="text">
      <style:text-properties officeooo:rsid="00ecd483"/>
    </style:style>
    <style:style style:name="T364" style:family="text">
      <style:text-properties officeooo:rsid="00f717d2"/>
    </style:style>
    <style:style style:name="T365" style:family="text">
      <style:text-properties officeooo:rsid="00f5402a"/>
    </style:style>
    <style:style style:name="T366" style:family="text">
      <style:text-properties officeooo:rsid="00ee3cd6"/>
    </style:style>
    <style:style style:name="T367" style:family="text">
      <style:text-properties officeooo:rsid="00f00a5a"/>
    </style:style>
    <style:style style:name="T368" style:family="text">
      <style:text-properties officeooo:rsid="00f023e8"/>
    </style:style>
    <style:style style:name="T369" style:family="text">
      <style:text-properties officeooo:rsid="00f0835f"/>
    </style:style>
    <style:style style:name="T370" style:family="text">
      <style:text-properties officeooo:rsid="00fb8317"/>
    </style:style>
    <style:style style:name="T371" style:family="text">
      <style:text-properties officeooo:rsid="00fcfcec"/>
    </style:style>
    <style:style style:name="T372" style:family="text">
      <style:text-properties officeooo:rsid="00fe44d3"/>
    </style:style>
    <style:style style:name="T373" style:family="text">
      <style:text-properties officeooo:rsid="00fea48d"/>
    </style:style>
    <style:style style:name="T374" style:family="text">
      <style:text-properties officeooo:rsid="00fff779"/>
    </style:style>
    <style:style style:name="T375" style:family="text">
      <style:text-properties officeooo:rsid="0100d175"/>
    </style:style>
    <style:style style:name="T376" style:family="text">
      <style:text-properties officeooo:rsid="01012f23"/>
    </style:style>
    <style:style style:name="T377" style:family="text">
      <style:text-properties officeooo:rsid="0102db44"/>
    </style:style>
    <style:style style:name="T378" style:family="text">
      <style:text-properties officeooo:rsid="010597a5"/>
    </style:style>
    <style:style style:name="T379" style:family="text">
      <style:text-properties officeooo:rsid="0103fcf0"/>
    </style:style>
    <style:style style:name="T380" style:family="text">
      <style:text-properties officeooo:rsid="0106e993"/>
    </style:style>
    <style:style style:name="T381" style:family="text">
      <style:text-properties officeooo:rsid="01075b78"/>
    </style:style>
    <style:style style:name="T382" style:family="text">
      <style:text-properties officeooo:rsid="01085ea3"/>
    </style:style>
    <style:style style:name="T383" style:family="text">
      <style:text-properties officeooo:rsid="0108d255"/>
    </style:style>
    <style:style style:name="T384" style:family="text">
      <style:text-properties officeooo:rsid="010a0ef7"/>
    </style:style>
    <style:style style:name="T385" style:family="text">
      <style:text-properties officeooo:rsid="00b094c0"/>
    </style:style>
    <style:style style:name="T386" style:family="text">
      <style:text-properties officeooo:rsid="00b25cfb"/>
    </style:style>
    <style:style style:name="T387" style:family="text">
      <style:text-properties officeooo:rsid="00b451d1"/>
    </style:style>
    <style:style style:name="T388" style:family="text">
      <style:text-properties officeooo:rsid="00b46fd8"/>
    </style:style>
    <style:style style:name="T389" style:family="text">
      <style:text-properties officeooo:rsid="00b79d7b"/>
    </style:style>
    <style:style style:name="T390" style:family="text">
      <style:text-properties officeooo:rsid="00b5dcd4"/>
    </style:style>
    <style:style style:name="T391" style:family="text">
      <style:text-properties officeooo:rsid="00b5faf1"/>
    </style:style>
    <style:style style:name="T392" style:family="text">
      <style:text-properties officeooo:rsid="00b63ba4"/>
    </style:style>
    <style:style style:name="T393" style:family="text">
      <style:text-properties officeooo:rsid="00d5986a"/>
    </style:style>
    <style:style style:name="T394" style:family="text">
      <style:text-properties officeooo:rsid="00bc3e5d"/>
    </style:style>
    <style:style style:name="T395" style:family="text">
      <style:text-properties fo:font-weight="bold" style:font-weight-asian="bold" style:font-weight-complex="bold"/>
    </style:style>
    <style:style style:name="T396" style:family="text">
      <style:text-properties officeooo:rsid="00bad7ae"/>
    </style:style>
    <style:style style:name="T397" style:family="text">
      <style:text-properties officeooo:rsid="00e32815"/>
    </style:style>
    <style:style style:name="T398" style:family="text">
      <style:text-properties officeooo:rsid="00bd174a"/>
    </style:style>
    <style:style style:name="T399" style:family="text">
      <style:text-properties officeooo:rsid="00bf026e"/>
    </style:style>
    <style:style style:name="T400" style:family="text">
      <style:text-properties officeooo:rsid="00c0fb6f"/>
    </style:style>
    <style:style style:name="T401" style:family="text">
      <style:text-properties officeooo:rsid="00c434d6"/>
    </style:style>
    <style:style style:name="T402" style:family="text">
      <style:text-properties officeooo:rsid="00c57746"/>
    </style:style>
    <style:style style:name="T403" style:family="text">
      <style:text-properties officeooo:rsid="00c8faee"/>
    </style:style>
    <style:style style:name="T404" style:family="text">
      <style:text-properties officeooo:rsid="00cc404b"/>
    </style:style>
    <style:style style:name="T405" style:family="text">
      <style:text-properties officeooo:rsid="00cdfad9"/>
    </style:style>
    <style:style style:name="T406" style:family="text">
      <style:text-properties officeooo:rsid="00ce5df9"/>
    </style:style>
    <style:style style:name="T407" style:family="text">
      <style:text-properties officeooo:rsid="00e0ea6c"/>
    </style:style>
    <style:style style:name="T408" style:family="text">
      <style:text-properties officeooo:rsid="00ce9c9d"/>
    </style:style>
    <style:style style:name="T409" style:family="text">
      <style:text-properties officeooo:rsid="00cfd5c5"/>
    </style:style>
    <style:style style:name="T410" style:family="text">
      <style:text-properties officeooo:rsid="00d23ae9"/>
    </style:style>
    <style:style style:name="T411" style:family="text">
      <style:text-properties officeooo:rsid="00d78b5f"/>
    </style:style>
    <style:style style:name="T412" style:family="text">
      <style:text-properties officeooo:rsid="00d2456a"/>
    </style:style>
    <style:style style:name="T413" style:family="text">
      <style:text-properties officeooo:rsid="00d3bfc9"/>
    </style:style>
    <style:style style:name="T414" style:family="text">
      <style:text-properties officeooo:rsid="00d831d8"/>
    </style:style>
    <style:style style:name="T415" style:family="text">
      <style:text-properties style:text-position="super 58%" style:text-underline-style="solid" style:text-underline-width="auto" style:text-underline-color="font-color" fo:font-weight="bold" style:font-weight-asian="bold" style:font-weight-complex="bold"/>
    </style:style>
    <style:style style:name="T416" style:family="text">
      <style:text-properties style:text-position="63% 58%" style:text-underline-style="solid" style:text-underline-width="auto" style:text-underline-color="font-color" fo:font-weight="bold" style:font-weight-asian="bold" style:font-weight-complex="bold"/>
    </style:style>
    <style:style style:name="T417" style:family="text">
      <style:text-properties style:text-position="63% 58%" fo:font-weight="bold" style:font-weight-asian="bold" style:font-weight-complex="bold"/>
    </style:style>
    <style:style style:name="T418" style:family="text">
      <style:text-properties style:text-position="0% 100%"/>
    </style:style>
    <style:style style:name="T419" style:family="text">
      <style:text-properties officeooo:rsid="00d9c5ab"/>
    </style:style>
    <style:style style:name="T420" style:family="text">
      <style:text-properties officeooo:rsid="00e29949"/>
    </style:style>
    <style:style style:name="T421" style:family="text">
      <style:text-properties officeooo:rsid="00de5634"/>
    </style:style>
    <style:style style:name="T422" style:family="text">
      <style:text-properties officeooo:rsid="007fea55"/>
    </style:style>
    <style:style style:name="T423" style:family="text">
      <style:text-properties officeooo:rsid="00815361"/>
    </style:style>
    <style:style style:name="T424" style:family="text">
      <style:text-properties officeooo:rsid="0083b966"/>
    </style:style>
    <style:style style:name="T425" style:family="text">
      <style:text-properties officeooo:rsid="0085babf"/>
    </style:style>
    <style:style style:name="T426" style:family="text">
      <style:text-properties officeooo:rsid="00847705"/>
    </style:style>
    <style:style style:name="T427" style:family="text">
      <style:text-properties officeooo:rsid="0084b6e5"/>
    </style:style>
    <style:style style:name="T428" style:family="text">
      <style:text-properties officeooo:rsid="00882147"/>
    </style:style>
    <style:style style:name="T429" style:family="text">
      <style:text-properties officeooo:rsid="0089ff23"/>
    </style:style>
    <style:style style:name="T430" style:family="text">
      <style:text-properties officeooo:rsid="008723b0"/>
    </style:style>
    <style:style style:name="T431" style:family="text">
      <style:text-properties officeooo:rsid="008a13b1"/>
    </style:style>
    <style:style style:name="T432" style:family="text">
      <style:text-properties officeooo:rsid="008a8378"/>
    </style:style>
    <style:style style:name="T433" style:family="text">
      <style:text-properties officeooo:rsid="0097406d"/>
    </style:style>
    <style:style style:name="T434" style:family="text">
      <style:text-properties officeooo:rsid="009ca9de"/>
    </style:style>
    <style:style style:name="T435" style:family="text">
      <style:text-properties officeooo:rsid="008cb9c4"/>
    </style:style>
    <style:style style:name="T436" style:family="text">
      <style:text-properties officeooo:rsid="009812cb"/>
    </style:style>
    <style:style style:name="T437" style:family="text">
      <style:text-properties officeooo:rsid="008d98b2"/>
    </style:style>
    <style:style style:name="T438" style:family="text">
      <style:text-properties officeooo:rsid="00918406"/>
    </style:style>
    <style:style style:name="T439" style:family="text">
      <style:text-properties officeooo:rsid="00955834"/>
    </style:style>
    <style:style style:name="T440" style:family="text">
      <style:text-properties officeooo:rsid="00964eca"/>
    </style:style>
    <style:style style:name="T441" style:family="text">
      <style:text-properties officeooo:rsid="00a0078c"/>
    </style:style>
    <style:style style:name="T442" style:family="text">
      <style:text-properties officeooo:rsid="00a26655"/>
    </style:style>
    <style:style style:name="T443" style:family="text">
      <style:text-properties officeooo:rsid="00a27656"/>
    </style:style>
    <style:style style:name="T444" style:family="text">
      <style:text-properties officeooo:rsid="00a4734b"/>
    </style:style>
    <style:style style:name="T445" style:family="text">
      <style:text-properties officeooo:rsid="00b1f484"/>
    </style:style>
    <style:style style:name="T446" style:family="text">
      <style:text-properties officeooo:rsid="00ae3f28"/>
    </style:style>
    <style:style style:name="T447" style:family="text">
      <style:text-properties officeooo:rsid="00a48815"/>
    </style:style>
    <style:style style:name="T448" style:family="text">
      <style:text-properties officeooo:rsid="00a5d74f"/>
    </style:style>
    <style:style style:name="T449" style:family="text">
      <style:text-properties officeooo:rsid="00a6bcfd"/>
    </style:style>
    <style:style style:name="T450" style:family="text">
      <style:text-properties officeooo:rsid="00a92773"/>
    </style:style>
    <style:style style:name="T451" style:family="text">
      <style:text-properties officeooo:rsid="00a9d61a"/>
    </style:style>
    <style:style style:name="T452" style:family="text">
      <style:text-properties officeooo:rsid="009a22e4"/>
    </style:style>
    <style:style style:name="T453" style:family="text">
      <style:text-properties officeooo:rsid="00984aef"/>
    </style:style>
    <style:style style:name="T454" style:family="text">
      <style:text-properties officeooo:rsid="009ab18e"/>
    </style:style>
    <style:style style:name="T455" style:family="text">
      <style:text-properties officeooo:rsid="00ade86a"/>
    </style:style>
    <style:style style:name="T456" style:family="text">
      <style:text-properties officeooo:rsid="007cfadf"/>
    </style:style>
    <style:style style:name="T457" style:family="text">
      <style:text-properties officeooo:rsid="0059abfc"/>
    </style:style>
    <style:style style:name="T458" style:family="text">
      <style:text-properties officeooo:rsid="005ab397"/>
    </style:style>
    <style:style style:name="T459" style:family="text">
      <style:text-properties officeooo:rsid="005aecfd"/>
    </style:style>
    <style:style style:name="T460" style:family="text">
      <style:text-properties officeooo:rsid="005b8f12"/>
    </style:style>
    <style:style style:name="T461" style:family="text">
      <style:text-properties officeooo:rsid="005cf952"/>
    </style:style>
    <style:style style:name="T462" style:family="text">
      <style:text-properties officeooo:rsid="005ea01c"/>
    </style:style>
    <style:style style:name="T463" style:family="text">
      <style:text-properties officeooo:rsid="0060aa98"/>
    </style:style>
    <style:style style:name="T464" style:family="text">
      <style:text-properties officeooo:rsid="0061bedc"/>
    </style:style>
    <style:style style:name="T465" style:family="text">
      <style:text-properties officeooo:rsid="0069febf"/>
    </style:style>
    <style:style style:name="T466" style:family="text">
      <style:text-properties officeooo:rsid="006a8ef4"/>
    </style:style>
    <style:style style:name="T467" style:family="text">
      <style:text-properties officeooo:rsid="007f3f66"/>
    </style:style>
    <style:style style:name="T468" style:family="text">
      <style:text-properties officeooo:rsid="006ae599"/>
    </style:style>
    <style:style style:name="T469" style:family="text">
      <style:text-properties officeooo:rsid="0080c7f5"/>
    </style:style>
    <style:style style:name="T470" style:family="text">
      <style:text-properties fo:font-style="normal" officeooo:rsid="006ca858" style:font-style-asian="normal" style:font-style-complex="normal"/>
    </style:style>
    <style:style style:name="T471" style:family="text">
      <style:text-properties fo:font-style="normal" officeooo:rsid="0078009c" style:font-style-asian="normal" style:font-style-complex="normal"/>
    </style:style>
    <style:style style:name="T472" style:family="text">
      <style:text-properties fo:font-style="normal" officeooo:rsid="0046cf21" style:font-style-asian="normal" style:font-style-complex="normal"/>
    </style:style>
    <style:style style:name="T473" style:family="text">
      <style:text-properties officeooo:rsid="007e3671"/>
    </style:style>
    <style:style style:name="T474" style:family="text">
      <style:text-properties officeooo:rsid="0071fc22"/>
    </style:style>
    <style:style style:name="T475" style:family="text">
      <style:text-properties officeooo:rsid="0074c011"/>
    </style:style>
    <style:style style:name="T476" style:family="text">
      <style:text-properties officeooo:rsid="00775d86"/>
    </style:style>
    <style:style style:name="T477" style:family="text">
      <style:text-properties officeooo:rsid="0078009c"/>
    </style:style>
    <style:style style:name="T478" style:family="text">
      <style:text-properties officeooo:rsid="00793063"/>
    </style:style>
    <style:style style:name="T479" style:family="text">
      <style:text-properties officeooo:rsid="007b072f"/>
    </style:style>
    <style:style style:name="T480" style:family="text">
      <style:text-properties officeooo:rsid="007cf371"/>
    </style:style>
    <style:style style:name="T481" style:family="text">
      <style:text-properties officeooo:rsid="00382147"/>
    </style:style>
    <style:style style:name="T482" style:family="text">
      <style:text-properties officeooo:rsid="002df102"/>
    </style:style>
    <style:style style:name="T483" style:family="text">
      <style:text-properties officeooo:rsid="002f22be"/>
    </style:style>
    <style:style style:name="T484" style:family="text">
      <style:text-properties officeooo:rsid="0031adbc"/>
    </style:style>
    <style:style style:name="T485" style:family="text">
      <style:text-properties officeooo:rsid="00328b72"/>
    </style:style>
    <style:style style:name="T486" style:family="text">
      <style:text-properties officeooo:rsid="004a5f44"/>
    </style:style>
    <style:style style:name="T487" style:family="text">
      <style:text-properties officeooo:rsid="00335eda"/>
    </style:style>
    <style:style style:name="T488" style:family="text">
      <style:text-properties officeooo:rsid="0034f860"/>
    </style:style>
    <style:style style:name="T489" style:family="text">
      <style:text-properties officeooo:rsid="00368863"/>
    </style:style>
    <style:style style:name="T490" style:family="text">
      <style:text-properties officeooo:rsid="00402259"/>
    </style:style>
    <style:style style:name="T491" style:family="text">
      <style:text-properties officeooo:rsid="0037d395"/>
    </style:style>
    <style:style style:name="T492" style:family="text">
      <style:text-properties officeooo:rsid="003b4c5f"/>
    </style:style>
    <style:style style:name="T493" style:family="text">
      <style:text-properties officeooo:rsid="003e232c"/>
    </style:style>
    <style:style style:name="T494" style:family="text">
      <style:text-properties officeooo:rsid="00511e41"/>
    </style:style>
    <style:style style:name="T495" style:family="text">
      <style:text-properties officeooo:rsid="0043bc42"/>
    </style:style>
    <style:style style:name="T496" style:family="text">
      <style:text-properties officeooo:rsid="0043e430"/>
    </style:style>
    <style:style style:name="T497" style:family="text">
      <style:text-properties officeooo:rsid="0045c324"/>
    </style:style>
    <style:style style:name="T498" style:family="text">
      <style:text-properties officeooo:rsid="0046659b"/>
    </style:style>
    <style:style style:name="T499" style:family="text">
      <style:text-properties officeooo:rsid="0046cf21"/>
    </style:style>
    <style:style style:name="T500" style:family="text">
      <style:text-properties fo:font-size="12pt" fo:font-style="italic" style:font-size-asian="12pt" style:font-style-asian="italic" style:font-size-complex="12pt" style:font-style-complex="italic"/>
    </style:style>
    <style:style style:name="T501" style:family="text">
      <style:text-properties fo:font-size="12pt" style:font-size-asian="12pt" style:font-size-complex="12pt"/>
    </style:style>
    <style:style style:name="T502" style:family="text">
      <style:text-properties officeooo:rsid="0048d590"/>
    </style:style>
    <style:style style:name="T503" style:family="text">
      <style:text-properties officeooo:rsid="004b6877"/>
    </style:style>
    <style:style style:name="T504" style:family="text">
      <style:text-properties officeooo:rsid="004d37a5"/>
    </style:style>
    <style:style style:name="T505" style:family="text">
      <style:text-properties officeooo:rsid="0052e6ca"/>
    </style:style>
    <style:style style:name="T506" style:family="text">
      <style:text-properties officeooo:rsid="0053c84b"/>
    </style:style>
    <style:style style:name="T507" style:family="text">
      <style:text-properties officeooo:rsid="00540716"/>
    </style:style>
    <style:style style:name="T508" style:family="text">
      <style:text-properties officeooo:rsid="0055a86a"/>
    </style:style>
    <style:style style:name="T509" style:family="text">
      <style:text-properties officeooo:rsid="00691a0d"/>
    </style:style>
    <style:style style:name="T510" style:family="text">
      <style:text-properties officeooo:rsid="00698433"/>
    </style:style>
    <style:style style:name="T511" style:family="text">
      <style:text-properties officeooo:rsid="0071e4c4"/>
    </style:style>
    <style:style style:name="T512" style:family="text">
      <style:text-properties officeooo:rsid="006cc920"/>
    </style:style>
    <style:style style:name="T513" style:family="text">
      <style:text-properties officeooo:rsid="006d5c7d"/>
    </style:style>
    <style:style style:name="T514" style:family="text">
      <style:text-properties officeooo:rsid="006dec21"/>
    </style:style>
    <style:style style:name="T515" style:family="text">
      <style:text-properties officeooo:rsid="00707b09"/>
    </style:style>
    <style:style style:name="T516" style:family="text">
      <style:text-properties officeooo:rsid="00736f48"/>
    </style:style>
    <style:style style:name="T517" style:family="text">
      <style:text-properties officeooo:rsid="00754e44"/>
    </style:style>
    <style:style style:name="T518" style:family="text">
      <style:text-properties officeooo:rsid="0077d629"/>
    </style:style>
    <style:style style:name="T519" style:family="text">
      <style:text-properties officeooo:rsid="00777484"/>
    </style:style>
    <style:style style:name="T520" style:family="text">
      <style:text-properties officeooo:rsid="00784df3"/>
    </style:style>
    <style:style style:name="T521" style:family="text">
      <style:text-properties officeooo:rsid="007bd020"/>
    </style:style>
    <style:style style:name="T522" style:family="text">
      <style:text-properties officeooo:rsid="007d0f2d"/>
    </style:style>
    <style:style style:name="T523" style:family="text">
      <style:text-properties officeooo:rsid="007e6a91"/>
    </style:style>
    <style:style style:name="T524" style:family="text">
      <style:text-properties officeooo:rsid="0080359b"/>
    </style:style>
    <style:style style:name="T525" style:family="text">
      <style:text-properties officeooo:rsid="0080e20b"/>
    </style:style>
    <style:style style:name="T526" style:family="text">
      <style:text-properties officeooo:rsid="008149fa"/>
    </style:style>
    <style:style style:name="T527" style:family="text">
      <style:text-properties officeooo:rsid="0082cb84"/>
    </style:style>
    <style:style style:name="T528" style:family="text">
      <style:text-properties officeooo:rsid="0083b2a5"/>
    </style:style>
    <style:style style:name="T529" style:family="text">
      <style:text-properties officeooo:rsid="0088033a"/>
    </style:style>
    <style:style style:name="T530" style:family="text">
      <style:text-properties officeooo:rsid="00891d5d"/>
    </style:style>
    <style:style style:name="T531" style:family="text">
      <style:text-properties officeooo:rsid="008ae14f"/>
    </style:style>
    <style:style style:name="T532" style:family="text">
      <style:text-properties officeooo:rsid="008daf08"/>
    </style:style>
    <style:style style:name="T533" style:family="text">
      <style:text-properties officeooo:rsid="0060764f"/>
    </style:style>
    <style:style style:name="T534" style:family="text">
      <style:text-properties officeooo:rsid="0060f4d2"/>
    </style:style>
    <style:style style:name="T535" style:family="text">
      <style:text-properties officeooo:rsid="00617935"/>
    </style:style>
    <style:style style:name="T536" style:family="text">
      <style:text-properties officeooo:rsid="00625a48"/>
    </style:style>
    <style:style style:name="T537" style:family="text">
      <style:text-properties officeooo:rsid="0062989a"/>
    </style:style>
    <style:style style:name="T538" style:family="text">
      <style:text-properties officeooo:rsid="0063c2f1"/>
    </style:style>
    <style:style style:name="T539" style:family="text">
      <style:text-properties officeooo:rsid="00695d85"/>
    </style:style>
    <style:style style:name="T540" style:family="text">
      <style:text-properties officeooo:rsid="0067f54c"/>
    </style:style>
    <style:style style:name="T541" style:family="text">
      <style:text-properties officeooo:rsid="00288cf3"/>
    </style:style>
    <style:style style:name="T542" style:family="text">
      <style:text-properties officeooo:rsid="00294f0e"/>
    </style:style>
    <style:style style:name="T543" style:family="text">
      <style:text-properties officeooo:rsid="002d88aa"/>
    </style:style>
    <style:style style:name="T544" style:family="text">
      <style:text-properties officeooo:rsid="002e966c"/>
    </style:style>
    <style:style style:name="T545" style:family="text">
      <style:text-properties officeooo:rsid="0034bc8d"/>
    </style:style>
    <style:style style:name="T546" style:family="text">
      <style:text-properties officeooo:rsid="003590c5"/>
    </style:style>
    <style:style style:name="T547" style:family="text">
      <style:text-properties officeooo:rsid="003d7719"/>
    </style:style>
    <style:style style:name="T548" style:family="text">
      <style:text-properties officeooo:rsid="00465101"/>
    </style:style>
    <style:style style:name="T549" style:family="text">
      <style:text-properties officeooo:rsid="004b13c2"/>
    </style:style>
    <style:style style:name="T550" style:family="text">
      <style:text-properties officeooo:rsid="004cdbe4"/>
    </style:style>
    <style:style style:name="T551" style:family="text">
      <style:text-properties officeooo:rsid="004fc4f5"/>
    </style:style>
    <style:style style:name="T552" style:family="text">
      <style:text-properties officeooo:rsid="0050d76f"/>
    </style:style>
    <style:style style:name="T553" style:family="text">
      <style:text-properties officeooo:rsid="0052fffe"/>
    </style:style>
    <style:style style:name="T554" style:family="text">
      <style:text-properties officeooo:rsid="00538400"/>
    </style:style>
    <style:style style:name="T555" style:family="text">
      <style:text-properties officeooo:rsid="0053c991"/>
    </style:style>
    <style:style style:name="T556" style:family="text">
      <style:text-properties officeooo:rsid="0055c68d"/>
    </style:style>
    <style:style style:name="T557" style:family="text">
      <style:text-properties officeooo:rsid="0057b500"/>
    </style:style>
    <style:style style:name="T558" style:family="text">
      <style:text-properties officeooo:rsid="005963a8"/>
    </style:style>
    <style:style style:name="T559" style:family="text">
      <style:text-properties officeooo:rsid="005ad8e8"/>
    </style:style>
    <style:style style:name="T560" style:family="text">
      <style:text-properties officeooo:rsid="005ca9b9"/>
    </style:style>
    <style:style style:name="T561" style:family="text">
      <style:text-properties officeooo:rsid="005e2e0d"/>
    </style:style>
    <style:style style:name="T562" style:family="text">
      <style:text-properties officeooo:rsid="005ead5f"/>
    </style:style>
    <style:style style:name="T563" style:family="text">
      <style:text-properties officeooo:rsid="00604954"/>
    </style:style>
    <style:style style:name="T564" style:family="text">
      <style:text-properties officeooo:rsid="0064bb5c"/>
    </style:style>
    <style:style style:name="T565" style:family="text">
      <style:text-properties officeooo:rsid="0065fa3f"/>
    </style:style>
    <style:style style:name="T566" style:family="text">
      <style:text-properties officeooo:rsid="00673bd9"/>
    </style:style>
    <style:style style:name="T567" style:family="text">
      <style:text-properties officeooo:rsid="006ce0ca"/>
    </style:style>
    <style:style style:name="T568" style:family="text">
      <style:text-properties officeooo:rsid="006d87d3"/>
    </style:style>
    <style:style style:name="T569" style:family="text">
      <style:text-properties officeooo:rsid="006f22e9"/>
    </style:style>
    <style:style style:name="T570" style:family="text">
      <style:text-properties officeooo:rsid="0070efe2"/>
    </style:style>
    <style:style style:name="T571" style:family="text">
      <style:text-properties officeooo:rsid="0072d913"/>
    </style:style>
    <style:style style:name="T572" style:family="text">
      <style:text-properties officeooo:rsid="007456ed"/>
    </style:style>
    <style:style style:name="T573" style:family="text">
      <style:text-properties officeooo:rsid="00747b2c"/>
    </style:style>
    <style:style style:name="T574" style:family="text">
      <style:text-properties officeooo:rsid="0079171c"/>
    </style:style>
    <style:style style:name="T575" style:family="text">
      <style:text-properties officeooo:rsid="007a38fd"/>
    </style:style>
    <style:style style:name="T576" style:family="text">
      <style:text-properties officeooo:rsid="007a4c4d"/>
    </style:style>
    <style:style style:name="T577" style:family="text">
      <style:text-properties officeooo:rsid="013288e5"/>
    </style:style>
    <style:style style:name="T578" style:family="text">
      <style:text-properties officeooo:rsid="0133bdc9"/>
    </style:style>
    <style:style style:name="T579" style:family="text">
      <style:text-properties officeooo:rsid="0135cb70"/>
    </style:style>
    <style:style style:name="T580" style:family="text">
      <style:text-properties officeooo:rsid="0066f8f9"/>
    </style:style>
    <style:style style:name="T581" style:family="text">
      <style:text-properties officeooo:rsid="0136b565"/>
    </style:style>
    <style:style style:name="T582" style:family="text">
      <style:text-properties officeooo:rsid="01374a08"/>
    </style:style>
    <style:style style:name="T583" style:family="text">
      <style:text-properties officeooo:rsid="0138f6c9"/>
    </style:style>
    <style:style style:name="T584" style:family="text">
      <style:text-properties officeooo:rsid="013ade4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3"/>
      <text:p text:style-name="P366">Всё это хорошо, но когда же о главном?</text:p>
      <text:p text:style-name="P366">Ира.</text:p>
      <text:p text:style-name="P366">Мои отношения с ней в тот период можно передать одним словом — мýка.</text:p>
      <text:p text:style-name="P366">Если хорошенько поднапрячься, то можно и пару слов подобрать — мýка мученическая.</text:p>
      <text:p text:style-name="P366"/>
      <text:p text:style-name="P366">Начать с того, что возобновление с ней отношений в Нежине оказалось непростым делом.</text:p>
      <text:p text:style-name="P366">Зачем возобновлять?</text:p>
      <text:p text:style-name="P366">Так ведь я ж был влюблён! С первого взгляда на той тропе через мокрые кукурузные стебли.</text:p>
      <text:p text:style-name="P366">И не следует забывать, что по своей натуре я — однолюб. Раз уж влюбился, то разлюбливать, перелюбливать уже не по мне.</text:p>
      <text:p text:style-name="P366">Недаром из крылатых выражений отец мой чаще всего повторял, что моя лень-матушка раньше меня родилась.</text:p>
      <text:p text:style-name="P366">К тому же, Нежин подтвердил правильность моей влюблённости — при всей многоликости, многоногости, многобёдрости, многогрудости выбора — ей не было равных.</text:p>
      <text:p text:style-name="P367">Начиная с одежды — в эпоху дефицита она умудрялась выглядеть по-европейски, как в фильмах итало-франко-германского производства.</text:p>
      <text:p text:style-name="P367">Переходя к белью — я в жизни ещё не видел столь утончённо женского белья.</text:p>
      <text:p text:style-name="P367">Обращаясь к самому важному — к телу.</text:p>
      <text:p text:style-name="P367">Такие тела как у неё я видел только в ванной на Объекте, сидя рядом с огнём пылающим в титане, когда рассматривал изваяния богинь, дриад и нимф Эллады на чёрно-белых иллюстрациях в книге «Легенды и мифы Древней Греции».</text:p>
      <text:p text:style-name="P367">А вот походка у неё современно немецкая — размашисто широкий шаг, решительный взмах рук.</text:p>
      <text:p text:style-name="P367">Круглое лицо, высокие скулы, нос с крохотной горбинкой, широкие, но не вывернутые губы, правильный подбородок; волосы — идеальной длины, причёска — моей излюбленной формы.</text:p>
      <text:p text:style-name="P367">Я любил смотреть как она приближается своим решительным шагом по улице ведущей к Старому корпусу, а в далёком круге её лица из нерезких, как на полной луне, разводов начинают проступать черты Иры.</text:p>
      <text:p text:style-name="P367">Но это не сразу.</text:p>
      <text:p text:style-name="P367">Поначалу она верила зловещим предсказаниям Оли и даже Вера, которая так рьяно готовила нам ложе для плотских утех и пролития в Большевике потоков сладострастья, неопределённо пожимала плечами — про него такое рассказывают!</text:p>
      <text:p text:style-name="P367">Так что первые наши встречи в Нежине не слишком обнадёживали и у меня даже закралось сомнение, что случившееся в Большевике не более, чем «колхозный» роман, в котором дочь преподавательницы попросту использовала меня.</text:p>
      <text:p text:style-name="P364"/>
      <text:p text:style-name="P329"/>
      <text:p text:style-name="P580">Спустя какое-то время ко мне в общагу пришла Аня, однокурсница Иры, и сказала, что та ждёт меня в их комнате филфаковского общежития на площади.</text:p>
      <text:p text:style-name="P580">Кляня себя за мягкотелость и всякое отсутствие мужской гордости, я отправился туда.</text:p>
      <text:p text:style-name="P580">Ира лежала на одной из коек, почему-то без кофты, но в как всегда <text:span text:style-name="T481">в </text:span>красивом женском белье. Девушки тактично оставили нас одних.</text:p>
      <text:p text:style-name="P580">Я присел на койку рядом с ней, стараясь не подавать вида насколько пленён красотой её торса и странно бледного лица.</text:p>
      <text:p text:style-name="P580">Она сказала, что у неё была беременность и молодой хирург-гинеколог сделал ей аборт на дому под наркозом.</text:p>
      <text:p text:style-name="P580">Аборт под наркозом? На дому? Молодой?</text:p>
      <text:p text:style-name="P580">Некоторые мысли лучше не начинать...</text:p>
      <text:p text:style-name="P580">К моей любви добавились чувства вины и сострадания. Я ничего не мог с собой поделать, обнял её за плечи и, <text:s/>приподняв с подушки, прижал к себе.</text:p>
      <text:p text:style-name="P580"><text:soft-page-break/>- Я люблю тебя, Ира. Всегда знай, что я тебя люблю.</text:p>
      <text:p text:style-name="P580"/>
      <text:p text:style-name="P580">И вот опять я упираюсь в несвоевременность своего рождения. Веду себя как древний грек, во времена которых именно женщины отвечали за контроль рождаемости. Притирания там всякие, амулеты.</text:p>
      <text:p text:style-name="P580">А в нынешний просвещённый век слабый пол нам уже на голову сел и ножки свесил, причём продолжает прикидываться слабым.</text:p>
      <text:p text:style-name="P580"/>
      <text:p text:style-name="P580">В дополнение к <text:span text:style-name="T482">недоразумениям из-за плотной опеки подруг, у нас на первой стадии любви никак не складывались половые отношения.</text:span></text:p>
      <text:p text:style-name="P581">То есть условия для отношений имелись. Без проблем. </text:p>
      <text:p text:style-name="P581">Стоило Ире прийти в 72-ю и мои сожители-первокурсники по собственному почину отправлялись на первый этаж общаги — переключать каналы телевизора или сидеть в буфете над бутылкой лимонада. Проблема коренилась глубже, ещё со школьной скамьи.</text:p>
      <text:p text:style-name="P581">Не сразу, но я заметил, что после наших занятий любовью у Иры портилось настроение и по дороге от общаги домой она говорила со мною о грустном.</text:p>
      <text:p text:style-name="P581">Как грустно, когда по стадиону, куда ты два года ходила на лёгкую атлетику, ветер тащит осенние листья, а ты знаешь, что тебе тут уже больше не бегать — ты зашла попрощаться после растяжения связок.</text:p>
      <text:p text:style-name="P581">Как грустно, когда за праздничным столом твои родители настолько увлечены выяснением своих отношений, что и не замечают, что ты берёшь со стола уже третью тарелку и не спеша позволяешь ей упасть на пол, где валяются осколки двух предыдущих — бздынь! <text:s/>— прежде, чем мама с папой наконец обернутся к тебе.</text:p>
      <text:p text:style-name="P581"/>
      <text:p text:style-name="P581">Дальше — больше. Смена настроения переросла в прямой саботаж. Как ещё назвать, если в конце акта партнёрша выдёргивается из-под тебя?</text:p>
      <text:p text:style-name="P581">Мне стоило немалых усилий, чтобы добиться признания — причина непостижимого поведения в явственных позывах к неудержимому мочеиспусканию.</text:p>
      <text:p text:style-name="P581">Да здравствует наша советская система образования — самая лучшая система в мире!</text:p>
      <text:p text:style-name="P581">Деревенских жителей она не смогла искалечить до такой степени — <text:span text:style-name="T483">спасало непосредственное наблюдение естественных фактов жизни. Там девушка с одного взгляда определит с чем ты на неё лезешь. Но в городе?</text:span></text:p>
      <text:p text:style-name="P582">В конце учебника анатомии за 8-й класс среди цветных иллюстраций имелось изображение мужского члена, деликатно прикрытого выпущенными кишками, на общей схеме внутренних органов. <text:s/>Картинки в конце книги дети проходили самостоятельно <text:span text:style-name="T482">—</text:span> за весь учебный год класс успевал дойти лишь до половины учебника.</text:p>
      <text:p text:style-name="P582">Откуда же бедной дочери преподавательницы знать разницу между оргазмом и мочеиспусканием?</text:p>
      <text:p text:style-name="P582">Не знаю, помогли ли мои настойчивые просьбы довериться своему собственному телу, которе мудрее чем она. Во всяком случае, выдёргиваться перестала.</text:p>
      <text:p text:style-name="P582"/>
      <text:p text:style-name="P582">Все эти мучительные кризисы в отношениях требовали восстановления сил и <text:s/>рихтовки ущемлённого самоуважения, что и привело к возникновению Светы, которая жила в общаге, и Марии, которая в общаге не жила, но туда приходила, а иногда я ходил ночевать к ней.</text:p>
      <text:p text:style-name="P582"/>
      <text:p text:style-name="P582">Несмотря на то, что Света училась на биофаке, в общаге она жила на пятом этаже. В ходе одного из визитов на третий, её покорила моя сдержанность.</text:p>
      <text:p text:style-name="P582">Я как раз вернулся с провожания Иры в подъезд её дома и мне сказали, что в 74-й на столе есть куриный суп.</text:p>
      <text:p text:style-name="P582">Одно из преимуществ студенческой столовой в том, что после неё ты в любое время суток найдёшь в себе место для куриного супа.</text:p>
      <text:p text:style-name="P583">Я зашёл, включил свет. На одной из коек лежала девушка не делавшая тайны из того, что <text:soft-page-break/>кроме простыни на ней ничего нет. На столе стояла кастрюля, а при ней пара ложек. Под крышкой оказался суп — порции две. Остывший, но куриный.</text:p>
      <text:p text:style-name="P583">Я обтёр ложку, сел на свободную койку и начал есть. Девушка с простынёй запротестовала, что свет мешает ей уснуть.</text:p>
      <text:p text:style-name="P583">Выключив свет, я распахнул дверь, поскольку есть суп в темноте неудобно и доел его в отсветах от коридорного светильника. Вкусный суп, мне понравился, хоть и остывший. И я ушёл.</text:p>
      <text:p text:style-name="P583"><text:span text:style-name="T79"><text:tab/><text:tab/><text:tab/>Чем меньше женщину мы любим, тем больше нравимся мы ей..</text:span>.</text:p>
      <text:p text:style-name="P583">Зализывать раны после мук с Ирой я подымался на пятый этаж. Света просто создана для этого.</text:p>
      <text:p text:style-name="P583">Небольшого роста, в мальчишеской стрижке, с грудями от Playboy. Она была хороша по всякому, но фирменное её достоинство это — минет. А ещё она буквально теряла голову от прикосновения к её соскам. Счастливый дар природы — и ей хорошо и тебе тоже.</text:p>
      <text:p text:style-name="P583"/>
      <text:p text:style-name="P583">Кроме физиологических проблем подаренных советской школой у меня с Ирой порою возникали непримиримые идеологические разногласия.</text:p>
      <text:p text:style-name="P583">В институте устроили субботник. Наш курс в Графском парке сгребал опавшие листья в большущие кучи и мы с Игорем Рекуном их поджигали.</text:p>
      <text:p text:style-name="P583">После перевода «Челюстей» я знал, что сжигание листьев на открытом воздухе это преступление против земной атмосферы; там есть эпизод на эту тему, но разве тут что-то докажешь?</text:p>
      <text:p text:style-name="P583">- Сергей, не ломайся! Все так делают. Мы не в Америке.</text:p>
      <text:p text:style-name="P583">С волками жить — по волчьи выть. Когда Графский парк утонул в белом дыме, мы разошлись.</text:p>
      <text:p text:style-name="P583">Возле Старого корпуса я увидел девушку в спортивке. Она меня сразу чем-то п<text:span text:style-name="T484">ри</text:span>влекла. Даже не знаю чем. <text:span text:style-name="T484">Широкая белая косынка на шее, в большой чёрный горошек, это понятно. Но не только ведь этим. И не кедами же. Подхожу ближе — ё-моё! — так это же Ира!</text:span></text:p>
      <text:p text:style-name="P584">И я до того расчувствовался, что сразу рассказал, как только что в неё заново влюбился.</text:p>
      <text:p text:style-name="P584">- Ты не знал, что это я и — влюбился?</text:p>
      <text:p text:style-name="P584">- Да! Представляешь?</text:p>
      <text:p text:style-name="P584">- Как ты мог!</text:p>
      <text:p text:style-name="P584">- Так в тебя же...</text:p>
      <text:p text:style-name="P584">- Ты не знал, что это я!</text:p>
      <text:p text:style-name="P584">- Да пойми же, раз это оказалась ты, значит у меня нет шансов полюбить другую. Могу только тебя.</text:p>
      <text:p text:style-name="P584">- Раз ты только что не меня полюбил, то сможешь и ещё!</text:p>
      <text:p text:style-name="P584">- Кого ещё? Разве не ясно, что других как ты нет?</text:p>
      <text:p text:style-name="P584">- Ты ничего не понимаешь!</text:p>
      <text:p text:style-name="P584">- Хорошо. Так мне в тебя влюбляться нельзя?</text:p>
      <text:p text:style-name="P584">- Нет!</text:p>
      <text:p text:style-name="P584">- Никогда?</text:p>
      <text:p text:style-name="P584">- Нет!</text:p>
      <text:p text:style-name="P584">Замкнутый круг. Люби меня, <text:span text:style-name="T485">но</text:span> не влюбля<text:span text:style-name="T485">йся</text:span>.</text:p>
      <text:p text:style-name="P584">А она хороша в спортивке, так классно движется.</text:p>
      <text:p text:style-name="P584"/>
      <text:p text:style-name="P585">При всех потугах выпятить себя как некую помесь записного Казановы с утончённым аристократом духа, я, в сущности, являюсь классическим примером лоха.</text:p>
      <text:p text:style-name="P585">Почему? Слишком простодушен и чересчур падок на новизну.</text:p>
      <text:p text:style-name="P585">Стоило услыхать от Илюши Липеса незнакомое слово «волы», и я увязался за ним как цуцик.</text:p>
      <text:p text:style-name="P585">- Ну, что? Пойдёшь к волам?</text:p>
      <text:p text:style-name="P585">«Волы» мне представлялись чем-то, типа, <text:span text:style-name="T486">бесплатных</text:span> гетер <text:span text:style-name="T486">без комплексов</text:span>, а оказались те <text:s/>же девушки, каких и в общаге вáлом. А у одно<text:span text:style-name="T485">й</text:span> из волиц день рождения.</text:p>
      <text:p text:style-name="P586"><text:soft-page-break/>И вот теперь эта полутёмная большая комната в доме древней застройки и мы в ней общим кругом, типа, веселимся, типа, танцуем быстрый. Оно мне надо?</text:p>
      <text:p text:style-name="P586">Потом лягу с какой-нибудь на одну из двух кроватей, она меня будет потчевать открытым верхом, закрытым низом и говорить:</text:p>
      <text:p text:style-name="P586">- Не мучай ни меня, ни себя.</text:p>
      <text:p text:style-name="P586">От этой тоски воловьей вышел я в коридор и позвонил Ире, ещё раз объясниться, что я её люблю. Лох сентименталист.</text:p>
      <text:p text:style-name="P586">А она сразу:</text:p>
      <text:p text:style-name="P586">- Это что там за музыка? Ты где?</text:p>
      <text:p text:style-name="P586">Обычно я ей из будки в вестибюле общаги звоню. Та почти звуконепроницаемая — вокруг застеклённый отсек тамбура. По полчаса говорим. Совершенно ни о чём. Просто <text:s/>люблю слушать её голос. Она там слово скажет, а я тут умлеваю.</text:p>
      <text:p text:style-name="P586">- Да, так, в одном месте, потом скажу, не телефонный разговор. Я люблю тебя. Пока.</text:p>
      <text:p text:style-name="P586">Тогда все знали, что телефоны прослушиваются, так что фраза «не телефонный разговор» исключала дальнейшие расспросы.</text:p>
      <text:p text:style-name="P586">Ну, а потом пришлось гнать парашу, будто в Нежин заехал знакомый наркодилер, попросил проводить его на блатхату, от которой у него адрес имелся, так что музыка звучала по поводу высокого гостя, а я сразу же и ушёл.</text:p>
      <text:p text:style-name="P586">Такое наплёл, что и на уши не налезет. Надо очень захотеть, чтоб такому поверить. Хотя, может, и поверила после тех икон.</text:p>
      <text:p text:style-name="P586">Ах, да, иконы...</text:p>
      <text:p text:style-name="P586">Мне сказали меня Вирич к себе зовёт, я и пошёл. Он на зимних каникулах отдыхал в Карпатах и вместе с лыжами одну ногу поломал, потому сам не ходит — загипсованный.</text:p>
      <text:p text:style-name="P586">Он с женой-студенткой в городе на квартире <text:span text:style-name="T487">жил</text:span>. <text:span text:style-name="T487">Когда она на кухню вышла, Вирич и завёл свой монолог про грязную длинную руку сионизма, что тянется за нашим культурным достоянием и духовным наследием.</text:span></text:p>
      <text:p text:style-name="P587">Это всё к тому, что у Илюши Липеса в общаге под кроватью в портфеле три, не то четыре православные иконы. Где-то сельскую церковь бомбанули, а он теперь хочет их толкнуть как редкий антиквариат. Разве такое можно допустить?</text:p>
      <text:p text:style-name="P587">Если б не гипс, Вирич не допустил бы чтоб наши святыни...</text:p>
      <text:p text:style-name="P587">Короче, могу я бомбануть их обратно и восстановить историческую справедливость?</text:p>
      <text:p text:style-name="P587">Насчёт разности религиозных конфессий это он зря старался. В Зевса, или там Посейдона, я б ещё мог поверить, а все теперешние боги у меня особых симпатий не вызывают; но что характерно — в атеизм я тоже не верю.</text:p>
      <text:p text:style-name="P587">А вот с просьбой бомбануть, это он по адресу. Нет проблем. Мне ведь что скажут, я и делаю.</text:p>
      <text:p text:style-name="P587"/>
      <text:p text:style-name="P587">Дождался когда все утром на занятия уйдут. Ногой в запертую дверь саданул — замок сразу выскочил. Всё точно: под койкой портфель, в портфеле иконы. Вот у них нюх у этих сербов, даже в третьем поколении.</text:p>
      <text:p text:style-name="P587">Портфель я оставил, а иконы вынес в отсек умывальника. Примерно такие, как у бабы Кати висела, только доски побольше.</text:p>
      <text:p text:style-name="P587">А там меня уже чёрный дипломат дожидался, куда я их <text:s text:c="2"/>аккуратной стопочкой сложил. И тут прочувствовал справедливость поговорки «курей воровал».</text:p>
      <text:p text:style-name="P587">- Чё это у тебя руки так дрожат? Курей воровал, что ли?</text:p>
      <text:p text:style-name="P587">Пальцы просто ходуном ходили в неудержимом треморе. Но не такая дрожь, как после того перевертухеса в УАЗе. Та была напряжённо мелкая, а эта крупно так бьёт. Вот до чего святотатство-то доводит.</text:p>
      <text:p text:style-name="P588">За отпечатки я не переживал. Илюша же не пойдёт в уголовный розыск:</text:p>
      <text:p text:style-name="P588">- Снимите, пожалуйста, отпечатки с моего портфеля, где я держал иконы из ограбленного храма.</text:p>
      <text:p text:style-name="P588">Однако, и сразу к Виричу тащить добычу неправильно. Попросил Иру пару дней подержать дипломат у себя дома, только не заглядывать. Она как раз болела.</text:p>
      <text:p text:style-name="P588"><text:soft-page-break/>Потом, как, примерный студент, на занятия сходил; а после столовой подымаюсь на третий этаж — там шум стоит. В комнате Липеса дверь сломали! Я пошёл посмотрел — действительно дверь выбита. Это надо же! А что пропало?</text:p>
      <text:p text:style-name="P588">Молчит Илюша, только цыкает от расстройства.</text:p>
      <text:p text:style-name="P588">А потом я решил окончательно порвать с Ирой. Ну, сколько можно мучится? Тем более, раз у неё совершенно нет ко мне никакого доверия.</text:p>
      <text:p text:style-name="P588">Получаю письмо:</text:p>
      <text:p text:style-name="P588">«Сергей, я давно увлечена тобою, но сказать не решалась. Сегодня буду ждать тебя в 7 часов возле Старого корпуса. Люба».</text:p>
      <text:p text:style-name="P588">В тот вечер, когда проводил Иру, в ней вдруг в подъезде такое плаве страсти воспылало:</text:p>
      <text:p text:style-name="P588">- Не уходи, ещё побудь немного.</text:p>
      <text:p text:style-name="P588">А я смотрю на часах уже без десяти семь.</text:p>
      <text:p text:style-name="P588">- Да, ребята там ждут. Договорились «пулю» расписать.</text:p>
      <text:p text:style-name="P588">- Подождут, куда денутся.</text:p>
      <text:p text:style-name="P588">Еле вырвался. <text:s/>К Старому корпусу успел ровно в семь; я на подходе под фонарём часы проверил.</text:p>
      <text:p text:style-name="P588">А на площади перед Старым корпусом — ни души.</text:p>
      <text:p text:style-name="P588">Но я не стал там останавливаться, курить, ждать. Нет. <text:s/>Пересёк наискосок пустую площадь. Только малость шаг замедлил. Могу же я на ходу полюбоваться природой зимнего вечера? Вон та сосна на кедр похожа. Может и вправду кедр? <text:span text:style-name="T488">До того густые ветки — там сова живёт, <text:s/>ей за теми ветками даже и днём сумерки. А на сугробе под кедровой сосной остатки её трапез мелкими грызунами. Санитар природы.</text:span></text:p>
      <text:p text:style-name="P589">И, кстати, я ни капли не соврал. Захожу в 72-ю, а Славик с Двойкой тут как тут:</text:p>
      <text:p text:style-name="P589">- Чё? Запишем «пульку»?</text:p>
      <text:p text:style-name="P589">Я не сразу узнал, что то письмо подружка Иры под её диктовку написала. Все клюют на новизну, но лохи ещё и попадаются.</text:p>
      <text:p text:style-name="P589"/>
      <text:p text:style-name="P589">Ну, и к тому же появилась Мария.</text:p>
      <text:p text:style-name="P589">Брюнетка Бальзаковского возраста.</text:p>
      <text:p text:style-name="P589">Когда она мне улыбнулась на тротуаре, я не сразу понял с чего это. Оказывается, она на пару минут заходила тогда к волам на день рожденья. Вобщем, объяснила в каком доме живёт и номер квартиры сказала.</text:p>
      <text:p text:style-name="P589">У меня тот день напряжённый был — вечером концерт в актовом зале Старого корпуса — но я нашёл время и деньги на бутылку водки.</text:p>
      <text:p text:style-name="P589">Нёс её по способу Алимоши, в рукаве; такой твёрдый бицепс получается. Пришёл по адресу; четвёртый этаж. Дверь налево.</text:p>
      <text:p text:style-name="P589">Она открыла. Мы немного пообедали и — на диван.</text:p>
      <text:p text:style-name="P589">Не люблю кончать едва начав, но и такое бывает.</text:p>
      <text:p text:style-name="P589">- Извини, - говорю,- спешу. В пять часов концерт.</text:p>
      <text:p text:style-name="P589">Какой? Где?</text:p>
      <text:p text:style-name="P589">Она во втором ряду сидела, <text:span text:style-name="T489">когда я со сцены, уже с бас-гитарой, уже как ведущий вокалист, орал:</text:span></text:p>
      <text:p text:style-name="P405"><text:tab/><text:tab/><text:tab/><text:span text:style-name="T489">Ты помнишь плыли в вышине-е-е!..</text:span></text:p>
      <text:p text:style-name="P405"><text:tab/><text:tab/><text:tab/><text:span text:style-name="T489">И вдруг погасли две звезды-ы-ы?!..</text:span></text:p>
      <text:p text:style-name="P248">Третьекурсник Витя К<text:span text:style-name="T490">о</text:span>ноневич играл на ритм-гитаре и подпевал в терцию; а на барабанах тоже с его курса — Лёша, кажется? — из местных жевжиков.</text:p>
      <text:p text:style-name="P248">После концерта мы с ней гуляли. Она повела к какой-то своей подруге и та вынесла в подъезд кружку спирта. Медицинский, от него язык прилипает к нёбу. Зато с тех пор наши акты с Марией по продолжительности не уступали актам в пьесах Шекспира.</text:p>
      <text:p text:style-name="P248">У неё был сын шестиклассник, но я его ни разу не видел — не пересекались как-то. </text:p>
      <text:p text:style-name="P248">Уютная однокомнатная квартира. Кроме дивана — широкая двуспальная кровать, а рядом с ней ламповы радиоприёмник на тумбочке. Всю ночь негромко играет себе чего-то на средних <text:soft-page-break/>волнах и шкала мерцает жёлтым.</text:p>
      <text:p text:style-name="P248">Кончала она красиво.</text:p>
      <text:p text:style-name="P248">- Ещё! Ещё! А! Ещё хочу-у-у!</text:p>
      <text:p text:style-name="P248">Может и отработанное, но всё равно красиво.</text:p>
      <text:p text:style-name="P248">И не переносила запаха семени, просила сразу же пойти в ванную. Я шёл беспрекословно — оно того стоило.</text:p>
      <text:p text:style-name="P248">За это она делала мне массаж, такая у неё специальность. Не понимаю почему за ним так с ума сходят. Ах, массаж! Но я и тут не прекословил.</text:p>
      <text:p text:style-name="P248">Иногда, даже совсем поздно, в дверь звонили. Она подымалась из кровати, накидывала длинный халат и выходила на площадку объяснить несвоевременность визита.</text:p>
      <text:p text:style-name="P248">Я не был в претензии, понимал, что медицинской сестре, даже и массажистке, как-то приходится выживать в этом мире.</text:p>
      <text:p text:style-name="P248">Тело у неё было красивое, как <text:span text:style-name="T491">на чёрно-белых фотках советской любительской порнографии, да и сама она тоже в таком закарпатском стиле. Но в постели сорочку не снимала, или совсем редко, говорила какая-то проблема с грудью, мастит, что ли. А меня после стольких упоров в «открытый верх, закрытый низ» такая перемена даже освежала. Тем более, что низом она знала как пользоваться.</text:span></text:p>
      <text:p text:style-name="P248">- <text:span text:style-name="T491">А можно я так?</text:span></text:p>
      <text:p text:style-name="P249">И устроит такое, чего я и не воображал возможным, да и вообще не воображал. Ещё как можно!</text:p>
      <text:p text:style-name="P249">Когда она заглядывала в 72-ю, то умело пользовалась тамошней незамысловатой мебелью.</text:p>
      <text:p text:style-name="P249">Отношения между актами у нас были дружескими и благожелательными. Она делилась планами покупки домашних тапочек для меня и обещала вылечить, когда заболею венерическим заболеванием.</text:p>
      <text:p text:style-name="P249">Она рассказывала... </text:p>
      <text:p text:style-name="P249">Впрочем, это неважно, а то я никогда не кончу. Как после кружки спирта.</text:p>
      <text:p text:style-name="P249">Одним словом, хочу сказать: Бальзак — не дурак, хоть и француз.</text:p>
      <text:p text:style-name="P249"/>
      <text:p text:style-name="P250">Первого мая, если ты один из всего четырёх мальчиков на курсе, то, хочешь, не хочешь, придётся нести на демонстрации портрет какого-нибудь члена Политбюро ЦК КПСС.</text:p>
      <text:p text:style-name="P250">Пройдя в институтских колоннах по площади, этого члена надо ещё отнести в Старый корпус и сдать завхозу.</text:p>
      <text:p text:style-name="P250">Когда я уже вышел от завхоза, Славик меня предупредил, что перед корпусом видел Иру и она его спрашивала где я.</text:p>
      <text:p text:style-name="P250">Славик знал, что у меня с ней уже скоро месяц как всё кончено, потому и предупредил.</text:p>
      <text:p text:style-name="P250">Разлука эта мне давалась нелегко.</text:p>
      <text:p text:style-name="P250">Пустынно тянулись вечера без её голоса по телефону. И мне не хватало её немецкой походки издалека. Случайно увидев её в институте, я ещё раз убеждался, что красивее неё нет никого и у меня сжималось сердце. Но лучше уж перетерпеть и поставить, в конце концов, точку.</text:p>
      <text:p text:style-name="P250">Поэтому, во избежание невыносимой мучительной встречи, я решил отсидеться в Старом корпусе пока она уйдёт.</text:p>
      <text:p text:style-name="P250">Тем более, что накануне, на загородной вылазке с Марией, мы условились провести Первомай у неё.</text:p>
      <text:p text:style-name="P250">Для вылазки мы поехали на вокзал и в лучах заката пошли вдоль путей в лесок на окраине. Навстречу попались двое мужиков рабочих. Один начал что-то вякать, но я не обратил внимания — кто угодно позавидует, когда идёшь в лесок с такой красоткой, а вокруг соловьи надрываются настолько густыми непрерывными трелями, что те просто стеной стоят.</text:p>
      <text:p text:style-name="P250">Мы нашли поляну и в наступившей темноте я разложил костёр. Было совсем тепло и она даже плащ сняла. С вином мы обошлись без стаканов.</text:p>
      <text:p text:style-name="P250">- Ещё! Ещё!</text:p>
      <text:p text:style-name="P250">Костёр, оказывается уже догорел и в переливчатом мерцании его углей неразборчивая тень метнулась поперёк поляны. Собака.</text:p>
      <text:p text:style-name="P251"><text:soft-page-break/>Как же она испугалась! Нет ничего умилительней женских страхов. Ты, типа, былинный витязь и охранительно приобнимаешь её за плечи. Мне даже опять захотелось.</text:p>
      <text:p text:style-name="P250">- Ещё! Ещё!</text:p>
      <text:p text:style-name="P251">Возвращались уже среди ночи и долго ждали автобус. Это оказался последний, что везёт рабочих оборонного завода «Прогресс» после второй смены. Вернее работниц — в салоне почти сплошь женщины. Они так неприязненно смотрели на Марию. Мы-то пашем, а эта сучка стерва заполночь с хахалем вожжается.</text:p>
      <text:p text:style-name="P251">Весной даже бабы звереют.</text:p>
      <text:p text:style-name="P251"/>
      <text:p text:style-name="P251">То есть эта встреча с Ирой мне уже была ненужна.</text:p>
      <text:p text:style-name="P251">Я ещё минут двадцать поволынил, прежде чем выйти из Старого корпуса.</text:p>
      <text:p text:style-name="P251">- Серёжа!</text:p>
      <text:p text:style-name="P251">Она всё-таки дождалась между колоннами высокого крыльца.</text:p>
      <text:p text:style-name="P251">Ну, что я могу поделать, если она такая красивая? Если у меня стискивает дыхание и ёкает сердце?</text:p>
      <text:p text:style-name="P251">Мы зашли за угол с доской «Здесь учился Н. В. Гоголь» и остановились для разговора у высокого цоколя стены под старинными окнами.</text:p>
      <text:p text:style-name="P251">Меня поразила её бледность. Не серовато-болезненная, а словно <text:span text:style-name="T492">тонкий</text:span> фарфор. <text:span text:style-name="T492">До прозрачности</text:span> белый фарфор. Уже не знаю от чего больше сжимается сердце: от её красоты, или жалости к ней.</text:p>
      <text:p text:style-name="P252">Конечно же, я тупая скотина, столько мучил и себя и её. Я снова её обнимаю. Она смеётся и плачет у меня на груди. Как я люблю её!</text:p>
      <text:p text:style-name="P252">Этот проклятый месяц она приходила домой и просто пластом лежала. Боль буквально физическая. И всё безразлично. Мама не знала что и делать.</text:p>
      <text:p text:style-name="P252">- Что с тобой, Ирочка?</text:p>
      <text:p text:style-name="P252">- Ничего.</text:p>
      <text:p text:style-name="P252">Скотина. Подлец. До чего бледная. Какая красивая.</text:p>
      <text:p text:style-name="P252">- Приходи. В комнате никого.</text:p>
      <text:p text:style-name="P252">Она радостно отправилась домой переодеться и сказать маме, что празднует и ночует у подружки.</text:p>
      <text:p text:style-name="P252"/>
      <text:p text:style-name="P252">В советских праздниках мне больше всего нравилось именно это вот затишье после демонстрации. Улицы пустеют, машин и пешеходов почти нет, Люди разошлись по домам, начинают праздновать.</text:p>
      <text:p text:style-name="P252">Общага тоже стоит пустая. Кроме 72-й комнаты на третьем этаже. Это наша комната, наш этаж, наша общага, наш праздник. Праздник примирения.</text:p>
      <text:p text:style-name="P252">Света чуть было не испортила праздник. </text:p>
      <text:p text:style-name="P252">Пользуясь <text:s/>царящими вокруг безлюдьем и тишью, я вышел в туалет в одних трусах, а потом зашёл в умывальник. Тут она меня и прищучила.</text:p>
      <text:p text:style-name="P252">- Это что за дела?</text:p>
      <text:p text:style-name="P252">И пошла причёсывать мне ухо, что не допустит расширения штата без предварительного согласования. Она мне прощает Ирку, прощает Машку, но что это за новая лярва у меня в комнате?!</text:p>
      <text:p text:style-name="P252">- <text:span text:style-name="T493">Да ты что?! Это же Ира!</text:span></text:p>
      <text:p text:style-name="P253">Нет, она только что туда заглянула, а та спиной стоит у окна — откуда может быть у Ирки такой пеньюар?</text:p>
      <text:p text:style-name="P253">Как будто я знаю. Сам первый раз вижу.</text:p>
      <text:p text:style-name="P253"/>
      <text:p text:style-name="P253">На второй день я утром вышел из общаги. В гастрономе на площади продавали редкий дефицит — бело-синие банки сгущёнки.</text:p>
      <text:p text:style-name="P253">Гордый своей добычей, я вернулся в 72-ю, а Ира с койки у окна сказала:</text:p>
      <text:p text:style-name="P253">- Что? Сгущёнку принёс?</text:p>
      <text:p text:style-name="P253"><text:soft-page-break/>Я ох.. опешил, то есть.</text:p>
      <text:p text:style-name="P253">- Это ты как это?</text:p>
      <text:p text:style-name="P253">- У тебя такой нос довольный, сразу видно.</text:p>
      <text:p text:style-name="P253">И с такими способностями писать подмётные письма? Что-то тут не то.</text:p>
      <text:p text:style-name="P253"/>
      <text:p text:style-name="P253">Так я сдался и мы стали жить-поживать одной общей дружной семьёй. Полигамия называется. <text:span text:style-name="T494">Мне в ней досталась роль связующего звена.</text:span></text:p>
      <text:p text:style-name="P253"><text:s/>Связующее звено должен усвоить одно золотое правило — никаких имён.</text:p>
      <text:p text:style-name="P253">«Милая» — самое оно; и ей приятно и недоразумений нет. Возможно, кто-то предпочтёт «зайку», или «рыбку», это дело вкуса, но, по моему скромному мнению к чему лишний зоопарк разводить?</text:p>
      <text:p text:style-name="P253">- Да, милая. Конечно, милая.</text:p>
      <text:p text:style-name="P253"/>
      <text:p text:style-name="P253">Сцен Света больше не устраивала. Она чётко знала своё место: после Иры, перед Марией.</text:p>
      <text:p text:style-name="P253">Официально девушки не были представлены, но знали о существовании друг дружки.</text:p>
      <text:p text:style-name="P253">Ира и Света наверняка, а Мария, скорей всего — да.</text:p>
      <text:p text:style-name="P253">В общении с милыми я особо эту тему не затрагивал — кто что знает, чего не знает, но Нежин провинциальный городок, где все всё про всех.</text:p>
      <text:p text:style-name="P253">Когда на третьем курсе я проходил педагогическую практику во школе № 2, какая-то из преподавательниц на перемене начала выдавать информацию о Марии. Она старательно смотрела не на меня, а на мою однокурсницу, что тоже проходила там практику.</text:p>
      <text:p text:style-name="P253">Это была очень старательная студентка. И она очень старательно готовилась к своему первому уроку. <text:span text:style-name="T490">У себя дома она собрала всех-всех своих кукол и куколок, усадила на крышку пианино и готовилась:</text:span></text:p>
      <text:p text:style-name="P253">- <text:span text:style-name="T490">Good morning, children!</text:span></text:p>
      <text:p text:style-name="P253"/>
      <text:p text:style-name="P254">Инфантилизм — смертоносное оружие, он для меня страшнее пулемёта. То есть, хочу сказать, от него меня на рвоту тянет.</text:p>
      <text:p text:style-name="P254">То ли дело молодожёны на нашем этаже.</text:p>
      <text:p text:style-name="P254">Когда они поженились, им отдали целую комнату. В смысле студентов отселили, а мебель осталась.</text:p>
      <text:p text:style-name="P254">Иногда, чтобы расслабиться после напряжённого умственного труда в ходе учебного процесса, они устраивали «скачки» по субботам.</text:p>
      <text:p text:style-name="P254">Приглашали в гости какую-нибудь парочку с ночёвкой и после ужина начинали заезды со сменой партнёров, или партнёрш меняли. Детали мне не известны, я в скачках не участвовал. Витя Кононевич гостевал там как основной жокей.</text:p>
      <text:p text:style-name="P254">По-моему, если честно, секс — занятие лишь для двоих, настолько он интимен.</text:p>
      <text:p text:style-name="P254">Понимаю, что я старомоден, но таким уж уродился.</text:p>
      <text:p text:style-name="P254"/>
      <text:p text:style-name="P255">Летом на пионерскую практику я поехал в лагерь «Юный строитель» рядом с Седневым. Во время Черниговского княжества там крепость стояла для обороны от татар, литвы, <text:s/>или новгородцев — это уж кто нагрянет.</text:p>
      <text:p text:style-name="P255"><text:s/>А теперь от крепости одна башня осталась. От башни крутой спуск к реке Снов с песчаными берегами; за мостом и сосновым лесом два лагеря бок о бок: «Юный строитель» и «Юный химик», а дальше уже пшеничные поля.</text:p>
      <text:p text:style-name="P255">В «Строителе» я практиковался на должности подменного воспитателя, То есть когда воспитатель какого-нибудь отряда уезжала в Чернигов, я присматривал как дежурные отряда расставляют в столовой еду на завтрак-обед-полдник-ужин и при выводе пионеров на речной пляж следил, чтобы те не плескались вне огороженной железной сеткой-решёткой части русла реки.</text:p>
      <text:p text:style-name="P255">Уезжали они не часто — дорога до Чернигова не близкая — так что основная моя работа заключалась в <text:span text:style-name="T495">передачи музыки из радиоузла и в объявлении отбоя на «мёртвый» час и на </text:span><text:soft-page-break/><text:span text:style-name="T495">ночь.</text:span> <text:span text:style-name="T495">Я почему-то делал это пидарастическим голосом:</text:span></text:p>
      <text:p text:style-name="P255">- <text:span text:style-name="T495">Внимания! В лагири абивляица аутбой. Павтаряйу — аутбой!</text:span></text:p>
      <text:p text:style-name="P256">Дальше по коридору, после радиоузла, где заодно жила старшая пионервожатая, находился небольшой спортзал, но без всякого оборудования, кроме одной койки, на которой я спал.</text:p>
      <text:p text:style-name="P256">Пару раз спортзал послужил трапезной для послеотбойного застолья воспитателей и вожатых.</text:p>
      <text:p text:style-name="P256">Дверь в дальней стене спортзала выходила на сцену небольшого зрительного зала в окружении сосен под открытым небом.</text:p>
      <text:p text:style-name="P256">Я валялся где попало, читал что подвернётся в лагерной библиотеке и отпускал бороду, потому что после лагеря собирался ехать в студенческий стройотряд. Одним словом, вёл образ жизни небритого отщепенца.</text:p>
      <text:p text:style-name="P256">Должность старшей пионервожатой исполняла моя однокурсница, Ирина из Бахмача. Мне как-то не сразу дошло, что она меня обхаживает, пока не пригласила в ту старинную башню Седнева, куда встроен романтический ресторан. </text:p>
      <text:p text:style-name="P256">Стены в полтора метра, а по равнине далеко внизу галопом пролетают тени от облаков, как всадники разбойной ватаги.</text:p>
      <text:p text:style-name="P256">Она угощала ликёром из ежевики. Мне не понравился — слишком приторная хрень.</text:p>
      <text:p text:style-name="P256">За два года обучения у неё явно поменялись приоритеты и взгляд на жизнь, по сравнению с той ночью, что мы с ней провели на первом курсе.</text:p>
      <text:p text:style-name="P256">Однако, всерьёз воспринять её в практических целях я не мог. <text:span text:style-name="T496">И дело вовсе не в злопамятности, типа «ах, не дала, так теперь иди погуляй». Нет, я не такой.</text:span></text:p>
      <text:p text:style-name="P257">Всё из-за моей послушной исполнительности; мне один раз скажут «нет» и я послушно отступлю, а чтобы впоследствии снова приступил нужно сказать «иди сюда». Она же понадеялась обойтись намёками.</text:p>
      <text:p text:style-name="P257">Не мог я сосредоточиться и на другой практикантке, тоже Ирине, но из Нежина; дочери проректора Будовского. Во-первых, мне не импонировала его лысина и моральный облик, а во-вторых, сразу ж видно, что она ещё целка.</text:p>
      <text:p text:style-name="P257">Так что лавры первенства неизбежно достались блондинке-физруку, опять-таки Ирине, но из соседнего лагеря.</text:p>
      <text:p text:style-name="P257">Сначала мы встречались на берегу реки в компании с её «спидолой», но в спортзале оказалось теплее.</text:p>
      <text:p text:style-name="P257">Один раз ко мне приезжала группа гостей: Славик, Двойка и Петюня для игры в преферанс и Света для всего остального.</text:p>
      <text:p text:style-name="P257">После игры мальчики побегали по спортзалу за ёжиком, которого принесли ко мне пионеры, Я попросил их не мучить животное и они переключились на подслушивание эротических арий из радиоузла, где Ирина из Бахмача принимала приехавшего к ней в тот же день гостя из Бахмача.</text:p>
      <text:p text:style-name="P257">Я выдал мальчикам лагерные одеяла — не спать же им на голых досках, и выключил свет.</text:p>
      <text:p text:style-name="P257">Света, имевшая законное право на часть моей койки, исполнила с этого возвышения концерт для флейты без оркестра для трёх вдруг притихших меломанов на полу.</text:p>
      <text:p text:style-name="P257">Один раз я съездил в Нежин, типа, на выходной, но там повёл себя как свинья. Облопался колёсами и в столовой на вокзале чуть не уснул на тарелке с борщом. Ира возмутилась и ушла. Пришлось Славику, который тоже ехал в Чернигов, тащить меня как овощ в дизель-поезд. Потому что ветка до Чернигова не электрофицирована.</text:p>
      <text:p text:style-name="P257">В поезде я проспался, но мне всё равно было нудно. Как и большую часть той практики.</text:p>
      <text:p text:style-name="P257">Нудно, что соврал мужику в поле, который спросил из какого я лагеря. Зачем сказал, что из «Химика»?</text:p>
      <text:p text:style-name="P258">Нудно, что когда в лес заехали малолетки из Чернигова на чьей-то папиной «волге», начали блатовать и один достал нож-тесак, я заоглядывался за какой-нибудь палкой, хотя видно же было — он только и ждёт, чтобы у него отняли.</text:p>
      <text:p text:style-name="P258">Секунда промедления, момент упущен и трофей достался шофёру лагеря.</text:p>
      <text:p text:style-name="P258">Нудно, что ныряя с обрыва чересчур запрокинулся и, типа, вывихнул хребет.</text:p>
      <text:p text:style-name="P258"><text:soft-page-break/>Нудно, что при ночном купании в реке, когда на берег заехала легковушка и начала светить фарами на девушек, которые передумали купаться, мне пришлось выходить из воды в чём мать родила, вооружённому лишь перекошенным выражением небритого лица.</text:p>
      <text:p text:style-name="P259"><text:span text:style-name="T573">Не знаю какую аборигеновую маску изобразил мой анфас, н</text:span>о фары <text:span text:style-name="T573">потушили</text:span>. </text:p>
      <text:p text:style-name="P259">Потом Ирина из Бахмача насмешки строила — вот уж не знала, что у меня такой маленький. Меня и это не задело — как-то всё нудно...</text:p>
      <text:p text:style-name="P440"><text:span text:style-name="T82"><text:tab/><text:tab/><text:tab/></text:span><text:bookmark text:name="L1"/><text:span text:style-name="T79">Дар напрасный, дар случайный,<text:line-break/></text:span><text:bookmark text:name="L2"/><text:span text:style-name="T79"><text:tab/><text:tab/><text:tab/>Жизнь, зачем ты мне дана?.</text:span>.</text:p>
      <text:p text:style-name="P258">А вот что на день Посейдона пионеры двух лагерей меня поймали и бросили в пруд рядом с речкой не нудно, а правильно. Сперва обидно, мокро, а потом смешно — молодцы, шпингалеты! Так и надо!</text:p>
      <text:p text:style-name="P258">В ночь перед отъездом мы с Ириной физруком опять сидели над рекой. <text:s/>Звёзд высыпало столько, что за ними и неба не видно и меня охватило томление, что как-то всё уходит, утрачивается.</text:p>
      <text:p text:style-name="P258">Она не дала и мы просто сидели, опёршись спиной в спину. <text:span text:style-name="T497">Звёзды светили снизу, из широкого плёса тихого Снова и сверху тоже. Вот они были и будут, а удержать их всё равно невозможно. Всё утекает.</text:span></text:p>
      <text:p text:style-name="P260">Это «спидола» виновата, начала вдруг читать проповедь на английском. О чём конкретно я не понял, потому что не про семью Паркеров из институтских текстов, но догадался, что проповедь.</text:p>
      <text:p text:style-name="P260">Я проводил её до «Химика». Она зашла и заперла ворота, но я её снова окликнул. Мы взобрались на ворота с двух сторон и простились по-лагерному — поцелуем поверх решётки.</text:p>
      <text:p text:style-name="P260">Прости-прощай, утрата.</text:p>
      <text:p text:style-name="P260"/>
      <text:p text:style-name="P260">С городом Прилуки я знаком был давно, но заочно. На пачках «Примы» сзади напечатано «сигаретна ф-ка м. Прилуки».</text:p>
      <text:p text:style-name="P260">Город Прилуки построили немцы во время его оккупации, поэтому улицы в нём строго параллельны и методично перпендикулярны друг другу. За исключением той окраинной, где впоследствии построили автовокзал.</text:p>
      <text:p text:style-name="P260"/>
      <text:p text:style-name="P260">Командир студенческого отряда — Владимир Майба с физмата. Комиссаром — Игорь, украинский националист. Он подозревает Майбу, что тот сексот и потому постоянно над ним насмехается и всячески подрывает авторитет.</text:p>
      <text:p text:style-name="P260">А я, типа, ведущий специалист, потому что у меня в военном билете написано «каменщик».</text:p>
      <text:p text:style-name="P260">В отряде две девушки и пятнадцать студентом, не считая командного звена.</text:p>
      <text:p text:style-name="P260">Нас разместили в общежитии «химиков», но только на одну ночь — утром поедем <text:span text:style-name="T498">в 4-ю автобазу, что на шоссе между селом Ивковцы и посёлком Ладан.</text:span></text:p>
      <text:p text:style-name="P260">«<text:span text:style-name="T498">Химики» это заключённые, которых за примерное поведение выпускают из зоны доматывать свой срок «на химии». Какой-нибудьь завод, или фабрика с вредным для здоровья производством, шахта, стройка — всё годится, чтобы стать «химией» для примерных зэков.</text:span></text:p>
      <text:p text:style-name="P261">Контроль за «химиками» довольно жёсткий — в общагу являться не позже указанного часа, не попадаться с выпивкой, блядей не приводить <text:s/>и много других «не», но всё-таки не под конвоем и спишь не в кубрике общей спальни. Опять же какая-никакая зарплата. А если мент-воспитатель на тебя в обиде, то отвезут обратно на зону.</text:p>
      <text:p text:style-name="P261"/>
      <text:p text:style-name="P261">После душа мы с Игорем, который хоть и националист, но говорит на чисто русском и мечтает о Питере — культурной столице, вышли ознакомится с геометрической правильностью Прилук.</text:p>
      <text:p text:style-name="P261">- Катраниха! Ни хрена себе! Это ты?</text:p>
      <text:p text:style-name="P261">- Тише ты! Мои ученики могут увидеть. Я ж тут учительница.</text:p>
      <text:p text:style-name="P261">Ну, конечно, извини запамятовал. Она уже год как сеет тут разумное, доброе вечное.</text:p>
      <text:p text:style-name="P261"/>
      <text:p text:style-name="P261"><text:soft-page-break/>4-я автобаза сама по себе — ни в селе, ни в городе; <text:span text:style-name="T499">сразу за лесополосой вдоль шоссе.</text:span></text:p>
      <text:p text:style-name="P262">Сначала будет двухэтажное старое здание. На первом этаже какие-то запертые склады, а на втором просторный зал с койками для студентов и небольшая комната для девушек.</text:p>
      <text:p text:style-name="P262">Потом одноэтажное здание кочегарки, а дальше обширная территория автобазы за высоким кирпичным забором.</text:p>
      <text:p text:style-name="P262">На территории — гаражи, столовая и много других строений, часть которых ещё не достроена; посередине вырыт большой глубокий котлован. Над котлованом натянуты проволочные провода — вдоль и поперёк. Под местами пересечения проводов нашему отряду надо забетонировать армированные площадки, на них собрать опалубки из дощатых щитов и заполнить из бетоном, чтоб получились стаканы, куда в дальнейшем установят опорные колонны. </text:p>
      <text:p text:style-name="P262">Но это в дальнейшем, а пока — вот лопаты и — «бери больше, кидай дальше». Так всё знакомо. Только форма другая.</text:p>
      <text:p text:style-name="P262">После работы кочегары-«химики», Юра и Помидор, открывают задвижку и из железной трубы высоко в стене кочегарки бьёт широкая струя воды. Становись на излёте струи и — купайся. Вода, конечно, холодная, но ведь сейчас лето.</text:p>
      <text:p text:style-name="P262">Через неделю командир отряда созвал общее собрание. Вопрос один — питание, потому что то, чем кормят в столовой не еда, а...</text:p>
      <text:p text:style-name="P262">Ну, не знаю, хавка, как хавка.</text:p>
      <text:p text:style-name="P262">Постановили — питаться собственными силами на аванс, который командир возьмёт у автобазы в счёт наших будущих трудовых побед. Девушки теперь не только санитарки, но и поварихи.</text:p>
      <text:p text:style-name="P262">С наступлением темноты, группами из трёх стройотрядовцев делаем набеги на картофельное поле близлежащего колхоза. Ну, и ещё какая там подвернётся зелень.</text:p>
      <text:p text:style-name="P440"><text:span text:style-name="T472"><text:tab/><text:tab/><text:tab/></text:span><text:span text:style-name="T500">Яростный стройотряд.<text:line-break/><text:tab/><text:tab/><text:tab/>Словно степной пожар..</text:span><text:span text:style-name="T501">.</text:span></text:p>
      <text:p text:style-name="P263">Студенты нахваливают стряпню девушек. </text:p>
      <text:p text:style-name="P263">Вобщем, да, горячее, чем в столовой, а в остальном такая же хавка, как хавка.</text:p>
      <text:p text:style-name="P263">Пару раз вечером ездили на танцы в село Ивковцы на водовозке с молодым водителем. Девушки в кабине, а мы кто как уцепится вокруг цистерны. Танцуем под хиты Лещенко:</text:p>
      <text:p text:style-name="P251"><text:tab/><text:tab/><text:tab/><text:span text:style-name="T79">Из полей уносится печаль,<text:line-break/><text:tab/><text:tab/><text:tab/>Из души уходит прочь тревога,<text:line-break/><text:tab/><text:tab/><text:tab/>Впереди у жизни только даль.</text:span>..</text:p>
      <text:p text:style-name="P263">После танцев сквозь ночь на цистерне с ветерком,</text:p>
      <text:p text:style-name="P263">Один раз поехали в Ладан.</text:p>
      <text:p text:style-name="P263">Многосмысленное имя. Но у меня имидж не лыком шит — до смысла не враз докопаешься. Патлы ниже ушей, бородёнка кучерявая, а на волосах жгутом скрученный грязный бинт, чтоб на глаза не падали. То ли поп-расстрига, то ли мастеровой, или Рембо с чёрно-белых фоток?</text:p>
      <text:p text:style-name="P263">Но когда в буфете Рембо потребовал, чтоб бутылку биомицина разом вылили в пивной бокал, всё встало на свои места — алкаш с автобазы.</text:p>
      <text:p text:style-name="P263">Третьекурсник Саша Чалов подъехал из Прилук, он там живёт. Как раз после ладанской бормотухи. Подъехал с другом своим и винищем. «Солнце в бокале». А ведь научились всё же в нашей стране делать поэтичные наклейки.</text:p>
      <text:p text:style-name="P263">Я после этого «солнца» поверх того плодово-ягодного почувствовал, что отлежаться надо. Хотел в кустах лесополосы, но Саша с другом отволокли меня на второй этаж на койку. </text:p>
      <text:p text:style-name="P263">Вот это и называется «медвежья услуга»; пришлось блевать в окно, как та струя из кочегарки.</text:p>
      <text:p text:style-name="P263">Они приезжали сказать, что им бас-гитарист нужен для «халтур» на свадьбах <text:span text:style-name="T502">в городе</text:span>. </text:p>
      <text:p text:style-name="P264">Две свадьбы отхалтурили на выходные, но бесплатно — родственники музыкантов оказались. Работа за харчи. Так на вторую я трёх физматовцев прихватил с собою, типа, звукооператоры.</text:p>
      <text:p text:style-name="P264">«Химик» Помидор свою кликуху внешним видом заслужил — кожа лица красная, <text:span text:style-name="T486">как из бани,</text:span> и <text:span text:style-name="T486">волосы оранжево-</text:span>рыжи<text:span text:style-name="T486">е</text:span>.</text:p>
      <text:p text:style-name="P264"><text:soft-page-break/>Он самый жизнерадостный «химик» на свете. И я бы радовался жизни, если б умел вот также манипулировать колодой карт. Потасует, сдаст и у него на руках вос<text:span text:style-name="T486">ьмерная в</text:span> черв<text:span text:style-name="T486">ях</text:span>. И не заметишь как.</text:p>
      <text:p text:style-name="P265">В котловане мы работали неумело, но с энтузиазмом, пока в конце месяца прораб не закрыл наряды. По ним получалось, что заработок, после вычета аванса, равняется месячной стипендии. А тут ещё и гвозди кончились, нечем сколачивать опалубку. Энтузиазм иссяк, а до окончания стройотряда ещё десять дней. Без гвоздей получится простóй, в котором мы проедим и то, что заработали.</text:p>
      <text:p text:style-name="P265">Отряд направил делегацию для переговоров с директором автобазы. В неё включили меня, как ведущего специалиста, и одну из девушек. Она ничего не смыслила в строительстве и гвоздях нужного размера, зато была блондинка, что придаёт правильный импульс процессу любых переговоров.</text:p>
      <text:p text:style-name="P265">Главный инженер сказал, что директора нет, тот вторую неделю на уборочной страде — жнёт <text:s/>урожай на колхозных полях, но скоро на полевой стан отправляется машина с запчастями, может и нас отвезти. Без б<text:span text:style-name="T503">лондинки вряд ли бы он догадался упомянуть про машину, потому что он сам её вёл, а она сидела между нами.</text:span></text:p>
      <text:p text:style-name="P266">Меня удивило, как это среди встречных машин на шоссе он распознаёт автобазовские задолго до того, как завиднеются их номерные знаки.</text:p>
      <text:p text:style-name="P266">Главный инженер объяснил, что своих он видит по рогам и спросил не знаю ли я Чомбе.</text:p>
      <text:p text:style-name="P266">Конечно, я знал Чомбе, который расстрелял Патриса Лумумбу из пулемёта, <text:span text:style-name="T504">когда я был ещё пионером. Однако, я засомневался при чём тут диктатор из не помню <text:s/>уж какой африканской страны, потому что тогда я ещё был пионером. Так что я сказал, что нет, не знаю.</text:span></text:p>
      <text:p text:style-name="P267">Главный инженер пояснил, что Чомбе это директор четвёртой автобазы, к которому мы сейчас едем. </text:p>
      <text:p text:style-name="P267">Этот местный Чомбе распорядился нарисовать белой краской большую римскую цифру пять на радиаторах всех машин автобазы. Отметина видна издалека и без проблем опознаёшь своих, а шофера кроют Чомбе по матери, потому что труднее делать левые ходки.</text:p>
      <text:p text:style-name="P267">Впрочем, его и раньше звали Чомбе, ещё до этих рогов.</text:p>
      <text:p text:style-name="P267">На полевом стане из четырёх вагончиков с колёсами на краю сжатого поля директора не оказалось. Сказали, что он косит на другом.</text:p>
      <text:p text:style-name="P267">Главный инженер с запчастями и блондинка из нашего отряда остались возле вагончиков, а я поехал к Чомбе.</text:p>
      <text:p text:style-name="P267">Новенькую водовозку марки УАЗ вёл десятилетний мальчик, сын диктатора.</text:p>
      <text:p text:style-name="P268">По жёлтому жаркому полю в облаке густой пыли ездил коричневый комбайн с надписью «Нива» на боку. Я пошёл к нему навстречу, но он проехал мимо и пришлось бежать следом и вспрыгивать на короткую лесенку, что ведёт в наклонную кабину комбайна.</text:p>
      <text:p text:style-name="P268">Комбайн стучал и грохотал и ехал сквозь пыль дальше. Впервые в жизни я поднялся на борт комбайна, но всё шло само собой — вот лесенка, вот дверь.</text:p>
      <text:p text:style-name="P268">В тесной кабине сидел человек в кепке, глядя через стекло передней стенки на густые колосья, которые валил и втягивал его комбайн. Я захлопнул дверь, чтоб отсечь стук в бункере за спиной и тоже начал смотреть на ряды колосьев и рассказывать поверх кепки, что наш стройотряд сидит без дела, гвоздя кончились и мы ничего не заработаем.</text:p>
      <text:p text:style-name="P268">Под грохот мотора колосья дёргались и падали на широкий вращающийся вал и клочьями плыли вверх по транспортёру.</text:p>
      <text:p text:style-name="P268">Директор сказал, что посмотрит что можно сделать и пусть к нему заедет главный инженер.</text:p>
      <text:p text:style-name="P268">Я вылез из кабинки в пыль из бункера, спустился по лесенке и спрыгнул на ходу.</text:p>
      <text:p text:style-name="P268">Ни лица, ни цвета кожи человека в кепке я так и не увидел, но чувствовал, что некоторые диктаторы достойны уважения.</text:p>
      <text:p text:style-name="P269">В вагончике с длинным столом под клеёнкой шёл обед и нас тоже накормили.</text:p>
      <text:p text:style-name="P269">Такой обед не назвать хавкой, это уже харч.</text:p>
      <text:p text:style-name="P269">Повар в несвежей, но белой куртке положил в громадную миску полчерпака сметаны и залил её черпаком красного дымящегося борща. Сверху положил кус мяса.</text:p>
      <text:p text:style-name="P269"><text:soft-page-break/>Съев всё это я переполнился до краёв.</text:p>
      <text:p text:style-name="P269">Повар подал золотисто обжаренные клубни молодой картошки с укропом и мясным соусом. Очень вкусно, но некуда. Так что второе я съел просто из принципа.</text:p>
      <text:p text:style-name="P269">Заливать компот было <text:span text:style-name="T494">совершенно некуда</text:span>, но <text:span text:style-name="T494">постепенно </text:span>я вцедил и его.</text:p>
      <text:p text:style-name="P269">Поблагодарив, я насилу встал, очень осторожно спустился по ступенькам приставного крыльца, расстегнул ремень и походкой циркуля двинулся в примыкающий к полю сад.</text:p>
      <text:p text:style-name="P269">Там я аккуратно повалился на охапку сухого сена под яблоней в надежде отлежаться прежде, чем лопну.</text:p>
      <text:p text:style-name="P270">А, таки, попустило!</text:p>
      <text:p text:style-name="P270">К тому времени, когда в сад пришла блондинка, я чувствовал себя в норме.</text:p>
      <text:p text:style-name="P270">Она села под ту же яблоню, опёрлась на неё спиной и пару раз мне мило улыбнулась.</text:p>
      <text:p text:style-name="P270">Меня поразило до чего точное стечение обстоятельств — она и я в саду под яблоней, не хватает только змея. И я с умилением начал думать про Иру и гордиться, что я ей так верен — совсем даже не подкатываюсь к этой блондинке с физмата, несмотря на то, что созданы все условия — сено под яблоней в райском саду.</text:p>
      <text:p text:style-name="P270">На следующее утро мы с главным инженером и длинной рулеткой размечали где проложить стены двух смотровых ям в строящихся боксах. Чомбе придумал чем нас занять.</text:p>
      <text:p text:style-name="P270">За пару дней до окончания стройотряда на автобазу снова приехал Саша Чалов. Просто так — распить солнце в бокале.</text:p>
      <text:p text:style-name="P270">Слегка встряхнув свой портфель, он, как обычно, продекламировал своё любимое четверостишье:</text:p>
      <text:p text:style-name="P406"><text:tab/><text:tab/><text:tab/>Одна звенеть не будет,</text:p>
      <text:p text:style-name="P406"><text:tab/><text:tab/><text:tab/>А две звенят не так,</text:p>
      <text:p text:style-name="P406"><text:tab/><text:tab/><text:tab/>Когда такие люди</text:p>
      <text:p text:style-name="P270"><text:span text:style-name="T79"><text:tab/><text:tab/><text:tab/>В стране советской есть</text:span>.</text:p>
      <text:p text:style-name="P270">Последняя строка, безусловно, ломает всякую рифму, но это ни в коей мере не снижает оптимистичность <text:span text:style-name="T505">звучания и воодушевляющий посыл.</text:span></text:p>
      <text:p text:style-name="P271">Кочегары-«химики» помогли разобраться с содержимым портфеля, вышло по бутылке на рыло — никто не ужрался и Саша Чалов уехал.</text:p>
      <text:p text:style-name="P271">Помидор с Юрой хотели уже уходить, но по дороге постучали в дверь комнаты девушек. Дверь оказалась запертой. Они постучали настойчивее, а потом расшалились, вспомнили своё школьно-хулиганское отрочество и начали засовывать под дверь листки горящей бумаги. Девушки <text:s/>за дверью оборонялись водой из чайника.</text:p>
      <text:p text:style-name="P271">Валяясь на койке я занял позицию подстрекателя и орал в потолок:</text:p>
      <text:p text:style-name="P271">- Ату их!</text:p>
      <text:p text:style-name="P271">Во мне вдруг вспыхнула злоба на весь женский род, типа, из-за них всё так наперекос<text:span text:style-name="T104">я́</text:span>к, что и сам не знаю чего мне надо. И я продолжал орать гадости.</text:p>
      <text:p text:style-name="P271">Будь дверь открыта с самого начала, «химики» просто зашли бы потрандели и вышли, но теперь в них играл охотничий азарт.</text:p>
      <text:p text:style-name="P271">Разумеется, пребывая под дамокловым мечом отправки обратно на зону, они не собирались усугублять ситуацию, но бедным девушкам было не до всех этих логических выкладок.</text:p>
      <text:p text:style-name="P271">К ним в комнату ломились зэки и, что ещё страшнее, я дурнуватым голосом вопил из общей спальни:</text:p>
      <text:p text:style-name="P271">- Суки! Волчары! Пидараски!</text:p>
      <text:p text:style-name="P271">Наконец, один из физматовцев подошёл к моей койке и сказал, что так нельзя.</text:p>
      <text:p text:style-name="P271">Я крикнул Помидору, что хватит и они с Юрой сразу умотали. У «химиков» с логикой полный порядок.</text:p>
      <text:p text:style-name="P271">Назавтра я постучал в дверь девушек. Она была не заперта. Я зашёл и попросил прощения.</text:p>
      <text:p text:style-name="P271">- Боишься, что из института полетишь за это? - спросила та, которая шатенка.</text:p>
      <text:p text:style-name="P271">Вряд ли бы она поверила, что мне просто стыдно. И вряд ли б поняла, что я уж и сам в толк не возьму — боюсь, или хочу исключения.</text:p>
      <text:p text:style-name="P271">А всё же до чего иногда хочется плюнуть самому себе в рожу. Но из песни слова не <text:soft-page-break/>выкинешь и вся эта мерзость это тоже — я.</text:p>
      <text:p text:style-name="P271"/>
      <text:p text:style-name="P271">Из заработанных в стройотряде грошей я купил Лене куклу.</text:p>
      <text:p text:style-name="P271">Конечно, сам бы не догадался, но радиостанция «Маяк» по три раза на дню крутила самый модный шлягер:</text:p>
      <text:p text:style-name="P407"><text:tab/><text:tab/><text:tab/>Папа подари!</text:p>
      <text:p text:style-name="P407"><text:tab/><text:tab/><text:tab/>Папа подари!</text:p>
      <text:p text:style-name="P271"><text:span text:style-name="T79"><text:tab/><text:tab/><text:tab/>Папа подари мне куклу!.</text:span>.</text:p>
      <text:p text:style-name="P271">Так что по ходу дня где-нибудь её да и услышишь. Или сама по себе начинает крутиться в голове, пока — клац! — а ведь это идея!</text:p>
      <text:p text:style-name="P271">За куклой я поехал в Универмаг, но кукол там не оказалось. Одно из двух — или эпоха дефицита, или идея дошла мне с запозданием.</text:p>
      <text:p text:style-name="P271">Пришлось покупать собаку. <text:span text:style-name="T506">Тоже самую дорогую и большую, в метр ростом; одета в штаны и рубаху. Та же, практически, кукла, только голова собачья.</text:span></text:p>
      <text:p text:style-name="P271"/>
      <text:p text:style-name="P247">Лена росла здоровым ребёнком, ходила в детский комбинат «Солнышко», недалеко, тоже на Посёлке.</text:p>
      <text:p text:style-name="P247">Весь сентябрь я отводил её туда и приходил за нею, <text:s/>потому что кто работал в стройотряде освобождается от шефской помощи колхозам.</text:p>
      <text:p text:style-name="P247">Бороду я сбрил, а патлы оставил и один раз пошёл с братом на танцы.</text:p>
      <text:p text:style-name="P247">В Лунатике на танцах уже играли не «Шпицы», а Саша Баша. </text:p>
      <text:p text:style-name="P247">А мой брат уже отслужил два года срочной службы на космодроме Байконур и с него взяли подписку, чтоб двадцать лет не покидал страну, даже на курорты социалистической Болгарии нельзя, а вдруг проболтается , что на Байконуре кроме космонавтов каждую неделю экспериментальные баллистические ракеты запускают.</text:p>
      <text:p text:style-name="P247">Кроме длинных патлов на мне ещё были тёмные очки в оправе «мона лиза». Вечером тёмные очки ни к чему, но тонкая оправа «мона лиза» считалась попсóвым символом модного чувака. <text:s/>Так же, как и потёртые джинсы.</text:p>
      <text:p text:style-name="P247">Их толкали по 120-150 руб., что больше среднемесячной зарплаты рабочего. </text:p>
      <text:p text:style-name="P247">В Конотоп их привозили смуглокожие алжирцы, что обучались в инженерно-строительном техникуме.</text:p>
      <text:p text:style-name="P247">Эти алжирцы до того наивные.</text:p>
      <text:p text:style-name="P247">- Он говориль выйдем будем поговориль. Я выйдиль он меня ногой удариль. Зачему?</text:p>
      <text:p text:style-name="P247">Но, при всей наивности, цену на джинсы они не спускали.</text:p>
      <text:p text:style-name="P247">Так что на мне <text:span text:style-name="T507">была джиннóта за 30 руб., какая-то непонятная бразильская хрень, и не трётся вовсе, не то что Лялькины «Levi's».</text:span></text:p>
      <text:p text:style-name="P272">Так что хотя в тёмных очках вечером плохо видно, на танцах им есть оправдание.</text:p>
      <text:p text:style-name="P272">На площадку мы зашли уже после перерыва, толкучка полным ходом. Брат пошёл свою девушку искать, а я стою недалеко от сцены — слушаю.</text:p>
      <text:p text:style-name="P272">Соло-гитарист у Баши неплохой, без натуги играет.</text:p>
      <text:p text:style-name="P272">Какой-то хлюст из толпы нарисовался и вылупился на меня. Ну, ещё бы — такие патлы, столичный вид. Он ушёл.</text:p>
      <text:p text:style-name="P272">Я дальше стою и минут через несколько смотрю — опять он, но уже с каким-то кентом. Подваливают ко мне, синхронно так назад откачнулись и — летят в меня два кулака.</text:p>
      <text:p text:style-name="P272">Я в плечо принял, но общая масса двойного удара меня смела и я, типа, улетел в другое пространство.</text:p>
      <text:p text:style-name="P272">Без балды — другое, будто под воду. </text:p>
      <text:p text:style-name="P272">Звук танцев моментально отключился и я лечу, вернее, качусь по бетону площадки. А с разных сторон несутся ноги и стараются нанести удар. <text:span text:style-name="T508">Причём ноги почему-то не цельные, а только от ступни до колена. Так и просвистывают тут и там, только беззвучно. Но не попали.</text:span></text:p>
      <text:p text:style-name="P273">Я вскочил и запрыгнул на скамейку под круговой оградой. Спиной к трубам. Тут и звук вернулся. Девушки визжат, Баша в микрофон:</text:p>
      <text:p text:style-name="P273"><text:soft-page-break/>- Друзья, пожалуйста, соблюдайте...</text:p>
      <text:p text:style-name="P273">А перед скамейкой несколько хлопцев лицом ко мне и один, плотный такой кричит:</text:p>
      <text:p text:style-name="P273">- Ты кто? Ты кто? Очки сними!</text:p>
      <text:p text:style-name="P273">Я «мону лизу» сдёрнул и кто-то крикнул:</text:p>
      <text:p text:style-name="P273">- Из Орфеев!</text:p>
      <text:p text:style-name="P273">Это оказались хлопцы с Посёлка, хоть я их и не знал. Они взяли меня в плотное кольцо и с площадки вывели, а сами вернулись на общую разборку.</text:p>
      <text:p text:style-name="P273">В тот день резаки с Деповской хотели доказать, что Лунатик их территория.</text:p>
      <text:p text:style-name="P273">На выходе из парка я сошёлся с братом. У него была бровь разбита. Пришлось идти на Вокзал и замывать кровь под краном в мужском туалете.</text:p>
      <text:p text:style-name="P247"/>
      <text:p text:style-name="P211"/>
      <text:p text:style-name="P211">Труднее всего найти рукавицы, что сам же заткнул себе за пояс.</text:p>
      <text:p text:style-name="P211">Я ходил грабить плантации конопли аж чуть ли не до Кандыбино, а тут за забором, в соседском огороде густая рощица растёт. Ограниченный кругозор — вдаль смотрю, а под носом не вижу.</text:p>
      <text:p text:style-name="P211">Пришлось восстанавливать историческую справедливость. Чтоб замести следы, я перебросил срубленные кусты через другой забор соседа на улицу, а потом уже через свою калитку в сарай.</text:p>
      <text:p text:style-name="P211">Проба показала, что качество на высоте. Я отнёс малость Ляльке, чтоб и ему запушистилось, не зря же он меня эти два года подогревал.</text:p>
      <text:p text:style-name="P211"/>
      <text:p text:style-name="P211">Подвалила удача — растворяй ворота. В Нежине, в Графском парке, напротив кинотеатра стоит неприметная хата, а рядом кусточков пять и совсем без забора. Как не пошефствовать?</text:p>
      <text:p text:style-name="P211">Но встала проблема хранения собранного без потерь.</text:p>
      <text:p text:style-name="P211">Отнести в общагу? Под койку? Не смешно.</text:p>
      <text:p text:style-name="P211">Я обошёл здание выискивая подходящий закуток, <text:span text:style-name="T457">но всё безрезультатно, пока в умывальнике на четвёртом этаже не увидел стол. Не такой, как в комнатах студентов, а с ящиком под столешницей. Не знаю как он там оказался и долго ли ещё простоит, но от безвыходности — не бросать же в парке под кустом — взял всю траву и в ящик тот засунул. Только развернул весь стол и к стене придвинул, чтобы в глаза не бросалось. Потом по мере надобности заходил отщипнуть на день-два потребления.</text:span></text:p>
      <text:p text:style-name="P211"/>
      <text:p text:style-name="P212">Мои однокурсницы вернулись из колхоза в шоке. <text:span text:style-name="T458">Притихшие такие, призадумавшиеся о смысле жизни. То есть, правильно ли они в ней разобрались?</text:span></text:p>
      <text:p text:style-name="P213">Оказывается, во время шефской помощи какому-то колхозу два тамошних хлопца подрались на ножах. Из-за кого? Из-за Тани, что в одной со мной группе учится.</text:p>
      <text:p text:style-name="P213">В прошлом году эти твари безжалостные — мои однокурсницы — попросили меня прикинуться, будто я влюбился в неё. Для смеху, до того она неприметная и невзрачная. А меня — тупого лосяру — долго подбивать не надо:</text:p>
      <text:p text:style-name="P213">- Таня, я тебя люблю всей глубиной! А какое у тебя взаимное чувство?</text:p>
      <text:p text:style-name="P213">Два дня на переменах приставал, пока не попросила оставить её в покое. Чуть не плакала. Я устыдился и отстал.</text:p>
      <text:p text:style-name="P213">А теперь — нате вам, стервы! Кого хлопцы избрали до беспамятства?</text:p>
      <text:p text:style-name="P213">И теперь девушки на неё уважительно косятся, а она ходит такая торжественно задумчивая, словно что-то узнала про себя, чего и сама не ждала. И на меня уже не так враждебно смотрит — а вдруг я тогда всерьёз приставал? Не придуривался?</text:p>
      <text:p text:style-name="P213">Спасибо хлопцам за алиби.</text:p>
      <text:p text:style-name="P213"/>
      <text:p text:style-name="P213">Но мне не давала покоя неправильность хранения конопли в ящике стола. Человек с понятиями враз её унюхает в том умывальнике; опять же у физматовцев могут ненужные вопросы зародиться: чего это я в их умывальник зачастил?</text:p>
      <text:p text:style-name="P213"><text:soft-page-break/>И по первому ноябрьскому снежку я понёс её на новое место хранение, <text:span text:style-name="T459">предварительно высмотрев, что на крыше Старого корпуса есть слуховое окно, а с обратной стороны здания имеется добротно сваренная лестница прямиком на крышу</text:span>.</text:p>
      <text:p text:style-name="P214">Меня сопровождали Славик, Двойка и Ира, типа государственная комиссия при запуске космонавта с площадки в Байконуре.</text:p>
      <text:p text:style-name="P214">Я отдал пальто и шапку Ире, сунул свёрток под рубаху и — стартовал. Первые минуты подъёма проходили в штатном режиме. Вибрация лестницы не зашкаливала, вот только железяка оказалась холодной и очень длинной — во времена Гоголя этажи строили в два-три раза выше нынешних. При выходе на крышу возникли непредвиденные проблемы. Лестница заканчивалась под карнизом, пришлось цепляться за жесть ж<text:span text:style-name="T460">ё</text:span>лоба и переваливать через него. Из этого момента мне запомнилась беспросветная тьма позднего вечера. Нас было только трое — жесть, темень и я.</text:p>
      <text:p text:style-name="P214"><text:span text:style-name="T460">Сама крыша оказалась довольно скользкой, хоть и не слишком крутой. Пришлось передвигаться наступая на гребешки жести. </text:span>Когда я <text:span text:style-name="T460">добрался до слухового окна, оно оказалось наглухо заколоченным толстыми досками изнутри. От ворот поворот.</text:span></text:p>
      <text:p text:style-name="P215">На подходе к месту, где нужно было перевалить через жёлоб, я вдруг оскользнулся, но не упал, выпрямился,стиснул зубы и ощерившись проговорил:</text:p>
      <text:p text:style-name="P215">- На публику играешь, падла?</text:p>
      <text:p text:style-name="P215">Потом я опустился на четвереньки, свесил ноги через выступ карниза и нащупал ими перекладины лестницы. На обратном спуске я подумал, что ещё ничего, если б просто упал, а вдруг на кого-нибудь?</text:p>
      <text:p text:style-name="P215">Некоторые мысли лучше не начинать думать...</text:p>
      <text:p text:style-name="P215"/>
      <text:p text:style-name="P215">И снова я высадил дверь. Что примечательно — ту же самую. Только Илюша Липес там уже не жил, а жил Витя Кононевич, который имел неосторожность попросить у Жоры Ильченко книгу «Godfather» и англо-английский словарь Hornby из индийского привоза.</text:p>
      <text:p text:style-name="P215">С каких незначительных, на первый взгляд, мелочей начинаются повороты в жизни. Допустим, скажешь: «Жора, дай «Godfather'a» почитать», а потом приходишь — у тебя в комнате дверь выбита.</text:p>
      <text:p text:style-name="P216">Кстати, на этот раз никаких трясущихся пальцев не наблюдалось.</text:p>
      <text:p text:style-name="P216">Как всё-таки быстро формируются навыки.</text:p>
      <text:p text:style-name="P216">Возможно сказалось и то, что я работал не на Вирича, а на себя.</text:p>
      <text:p text:style-name="P216"/>
      <text:p text:style-name="P216">Роман Марио Пьюзо «Крёстный отец» я украл не из праздного любопытства (затрясутся ли пальцы?), и не для повышения квалификации дверобоя, а чтобы перевести его на русский язык.</text:p>
      <text:p text:style-name="P216">Роман, как и его автор, довольно толстый — страниц за четыреста и, с учётом образа действий, благодаря которым он попал ко мне <text:s/>в руки, работа над переводом велась исключительно в Конотопе.</text:p>
      <text:p text:style-name="P216">Потребовалось несколько месяцев труда, чтобы превратить книгу издательства <text:s/>Penguin в кипу толстых пронумерованных тетрадей исписанных моим почерком на русском языке.</text:p>
      <text:p text:style-name="P216">Эту кипу я передал для прочтения Ляльке и его жене Валентине, но последующие передвижений и дальнейшая судьба «Крёстного отца» мне не известны, как и в случае с «Челюстями».</text:p>
      <text:p text:style-name="P275"/>
      <text:p text:style-name="P216"/>
      <text:p text:style-name="P216">В ходе работы, примерно на полпути до завершения, своими критическими замечаниями со мной поделился отец.</text:p>
      <text:p text:style-name="P216">У Пьюзо речь шла о вечерах отдыха голливудских кинозвёзд в специально оборудованном для этого клубе. Мне никак не удавалось передать на русском американский термин «blow job». <text:s/><text:span text:style-name="T461">Описательные варианты казались слишком длинными, а варианты краткие чересчур нецензурными.</text:span></text:p>
      <text:p text:style-name="P217"><text:soft-page-break/>Одну из неудачных попыток я выдрал из тетради и сунул в плиту-печь на растопку.</text:p>
      <text:p text:style-name="P217">Вечером мой отец открыл чугунную дверцу, чтобы положить дрова в топку, достал смятый тетрадный листок и, ознакомившись с одержимым, спросил :</text:p>
      <text:p text:style-name="P217">- Что ты тут за … …?</text:p>
      <text:p text:style-name="P217">Я не стал оспаривать его мнение по двум причинам.</text:p>
      <text:p text:style-name="P217">Во-первых, то, что в печатном тексте воспринимается как эротика, в переписанном от руки виде смотрится как пошлая порнуха.</text:p>
      <text:p text:style-name="P217">Достаточно вспомнить рукописный рассказ в тонкой тетрадке, ходивший среди учеников старших классов конотопской средней школы номер тринадцать. Там имелся такой пассаж: «...она вскинула свои ажурные ножки ему на плечи...»</text:p>
      <text:p text:style-name="P217">Не знаю почему, но у меня эти «ажурные ножки» сразу же и неразрывно заассоциировались с Эйфелевой башней. Спрашивается: какая может быть эротика с Эйфелевой башней на плечах?</text:p>
      <text:p text:style-name="P217">При этом, <text:s/>неизвестно ещё как на меня подействовали бы те же ножки, попадись они мне в ровной строке типографского набора. По одёжке встречают.</text:p>
      <text:p text:style-name="P217">Во-вторых, я всегда с уважением относился к тонкому литературному чутью моего отца.</text:p>
      <text:p text:style-name="P217">В газете «Труд» он читал лишь телепрограмму на неделю, а остальному содержанию, бегло взглянув на заголовки, давал следующее определение:</text:p>
      <text:p text:style-name="P217">- Ни в склад, ни в лад — поцелуй блоху в кирпич.</text:p>
      <text:p text:style-name="P217">Точнее не скажешь.</text:p>
      <text:p text:style-name="P217">Кроме того, он обладал поразительной лингвистической изобретательностью. Возможно, тут сказались его рязанские корни. Рязанщина всегда лежала на перепутьи языковых контактов.</text:p>
      <text:p text:style-name="P218">Ну, например. </text:p>
      <text:p text:style-name="P218">Напряжённо сдвинув поседелые брови над пластмассовой оправой очков, он за кухонным столом мастерит какую-то «железку». Вправляет «энту» в «энту».</text:p>
      <text:p text:style-name="P218">Я прохожу между столом и плитой-печью от двери к окну, потом от окна к двери. Не отрывая взгляд от «железки», он говорит:</text:p>
      <text:p text:style-name="P218">- Чё ты тыркаешься?</text:p>
      <text:p text:style-name="P218">Ни в одном словаре не найти этого слова. </text:p>
      <text:p text:style-name="P218">Но до чего сочный глагол! Сколько в нём упругой пластики; как точно ухвачена суть действия и состояние того, кто производить это действие. И главное, слово родилось спонтанно, только что; покуда эта поебéнь никак не хочет влазить в ту.</text:p>
      <text:p text:style-name="P218">- А как же мне не тыркаться? Коли сикулька запенькала?</text:p>
      <text:p text:style-name="P218">Он роняет «железку» на стол. Долгий взгляд поверх оправы очков. Потом произносит:</text:p>
      <text:p text:style-name="P218">- Тьфу!</text:p>
      <text:p text:style-name="P218">И тут, кстати, вся суть проблемы отцов и детей — наплодят себе подобных, а потом тьфукают.</text:p>
      <text:p text:style-name="P218"/>
      <text:p text:style-name="P218">Возвращаясь к «Крёстному отцу». </text:p>
      <text:p text:style-name="P218">В американской литературе не осталось писателей — Селинджер, Пирсон, Карвер — и <text:s text:c="2"/>обчёлся. Остальные пишут лишь затем, чтобы их продукцию купил Голливуд для экранизации. Составители мультяшных сюжетов и мыльнооперных диалогов.</text:p>
      <text:p text:style-name="P218">Вон у того же британца Моэма — первый абзац рассказа как аккорд, вступление в фугу.</text:p>
      <text:p text:style-name="P218">В первом абзаце, помимо поверхностных деталей, рассыпаны узелки-зёрнышки, <text:span text:style-name="T462">что перерастут в дальнейшее повествование и развязку, которая перекликается с первым абзацем.</text:span></text:p>
      <text:p text:style-name="P219">Вот где мастерство ремесла. А у Голливудописцев ремесло без мастерства. Отец мой сказал бы:</text:p>
      <text:p text:style-name="P219">- Тьфу!</text:p>
      <text:p text:style-name="P275">Вот и Пьюзо из той же когорты. Он стал первым, кто за своё творение выручил <text:span text:style-name="T554">шестизначную сумму долларов — бухгалтерный первопроходец, но его «Крёстный отец» страдает общим для боевичных бестселлеров недомоганием: покуда герои борются за своё существование в неблагоприятной среде из прочих мафиозных кланов, читать ещё можно, но </text:span><text:soft-page-break/><text:span text:style-name="T554">при переходе к раздаче слоников, то есть к планомерному истреблению плохих парней, которые не изловчились <text:s/>прикончить шустряков, интерес иссякает.</text:span></text:p>
      <text:p text:style-name="P276">Та <text:s/>же самая беда и с 19-й песней в «Одиссее» Гомера — герой вернулся из странствий и одного за другим мочит женихов своей жены Пенелопы со всеми подробностями кому и как он выпускал кишки; я не смог дочитать эту песню даже в переводе на украинский язык, скучно стало.</text:p>
      <text:p text:style-name="P219"/>
      <text:p text:style-name="P219">Я заметил его на долю секунды раньше, чем он меня. Сцепившись взглядами, мы сближались на тротуаре вдоль здания Профком отделения дороги.</text:p>
      <text:p text:style-name="P219">Мы знали, что в живых останется только один. Или никто.</text:p>
      <text:p text:style-name="P219">Боковым зрением я отмечал редких прохожих, но пространство между нами оставалось свободным.</text:p>
      <text:p text:style-name="P219">Мы сходились. Поединок неизбежен.</text:p>
      <text:p text:style-name="P219">Его рука метнулась к правому бедру, но ладонь успела лишь охватить рукоять «смит-энд-вессона», когда выхваченный мною «кольт» разразился серией выстрелов слившихся в гремящее стакатто. </text:p>
      <text:p text:style-name="P219">Если хочешь выжить в Конотопе, ты должен выхватывать пистолет первым.</text:p>
      <text:p text:style-name="P219">Его руки вскинулись к изрешечённой пулями груди. Он зашатался и скрючился над шеренгой стриженных кустиков газона, чтоб в следующий миг свалиться на них.</text:p>
      <text:p text:style-name="P219">Я сунул «кольт» обратно в кобуру, он распрямился и мы обнялись:</text:p>
      <text:p text:style-name="P219">- Куба!</text:p>
      <text:p text:style-name="P219">- Серый!</text:p>
      <text:p text:style-name="P220">Прохожие обходят нас стороной. Да — это Куба. </text:p>
      <text:p text:style-name="P220">Он лыбится золотом сменившим его зубы, утраченные в портовых драках дальних странствий, но это — Куба.</text:p>
      <text:p text:style-name="P220">- Как ты?</text:p>
      <text:p text:style-name="P220"/>
      <text:p text:style-name="P220">Странно, все меняются — <text:s/>полнеют, лысеют, стареют — кроме друзей.</text:p>
      <text:p text:style-name="P220">Один раз встречаешься глазами и — всё; ты уже не видишь шрамов, вставных зубов и прочего. Ты видишь своего друга Кубу, с которым гонял на Кандёбу, на Сейм, ходил в Детский сектор.</text:p>
      <text:p text:style-name="P220">Просто теперь Кубе есть что рассказать про жизнь бороздящую Мировой океан.</text:p>
      <text:p text:style-name="P221">Мы сидим у него дома. Старики на работе, но нашлось три яйца для яишницы, а в трёхлитровой банке прозрачно-убойного самогона лимонные корки плавают чуть ниже середины.</text:p>
      <text:p text:style-name="P221">Мы пьём, закусываем и слушаем рассказы морехода Кубы.</text:p>
      <text:p text:style-name="P221">Как один раз он не успел из отпуска к выходу своего судна в море и его на месяц приписали к самоходной барже, пока подвернётся подходящий корабль.</text:p>
      <text:p text:style-name="P221">Экипаж состоял из него одного, но он соблюдал морской этикет; громко кричал с мостика:</text:p>
      <text:p text:style-name="P221">- Отдать швартовые!</text:p>
      <text:p text:style-name="P221">Затем перебегал на нос баржи, стоявшей у дальнего причала в устье реки и кричал:</text:p>
      <text:p text:style-name="P221">- Есть отдать швартовые!</text:p>
      <text:p text:style-name="P221">Перепрыгивал на причал и отвязывал канат, а потом заскакивал обратно — отдать и выполнить команду «малый назад!»</text:p>
      <text:p text:style-name="P221">Молодец! Это по-нашенски! Выпьем!</text:p>
      <text:p text:style-name="P221">А заграницей в портах есть специальные дома отдыха моряков. Оборудованы как люкс-отель.</text:p>
      <text:p text:style-name="P221">Ресторан, номера, бассейн.</text:p>
      <text:p text:style-name="P221">Наши как нырнут в бассейн сразу вокруг каждого малиновое пятно. Они там что-то в воду добавляют и та от мочи малиновой стаёт. Ну, а у наших же привычка...</text:p>
      <text:p text:style-name="P221">Вобщем, спускают из бассейна воду и наполняют снова, а немцы часа полтора сидят за столиками над своим пивом и ждут.</text:p>
      <text:p text:style-name="P221">- Русише швайнен!</text:p>
      <text:p text:style-name="P221"><text:soft-page-break/>Сами они свиньи. Фашистюги недорезанные! Выпьем!</text:p>
      <text:p text:style-name="P221">В Гонконге, не то Таиланде, наши пришвартовались, сходили в город, идут обратно по пирсу.</text:p>
      <text:p text:style-name="P221">А там бригада ихних грузчиков — щуплые все такие, <text:span text:style-name="T463">живут же на одном рисе и морепродуктах. </text:span></text:p>
      <text:p text:style-name="P222">Наш боцман — богатырь, два метра ростом — одного взял за шиворот, от земли поднял.</text:p>
      <text:p text:style-name="P222">- Эх, браток! Так вот всю жизнь и маешься, да? Тоска!</text:p>
      <text:p text:style-name="P222">Поставил обратно и дальше пошёл. Так этот жёлтый не понял братской солидарности и славянской широты души не оценил. Забегает наперёд, кричит «йа!» - подпрыгнул и боцмана пяткой в нос. Того потом час на пирсе водой отливали.</text:p>
      <text:p text:style-name="P222">Пральна! За Брюса Ли! Выпем!</text:p>
      <text:p text:style-name="P222">Не, Куба жениться и не думает. Они же все бляди.</text:p>
      <text:p text:style-name="P222">Кораблю на рейде перед отплытием. Жена на буксирном катере подошла. Счастливого плавания, милый!</text:p>
      <text:p text:style-name="P222">На обратном пути в рубке двум мотористам и рулевому по очереди дала.</text:p>
      <text:p text:style-name="P222">За свободу! За блядей! Выпем!</text:p>
      <text:p text:style-name="P222">А товар из загрáнки трудно провозить. У замполита корабля в команде не меньше двух сексотов. Ящик вискаря везёшь, и то — всýчат.</text:p>
      <text:p text:style-name="P222">- Так я не поял. На корабле там замполит есть?</text:p>
      <text:p text:style-name="P222">- Обзательно.</text:p>
      <text:p text:style-name="P222">- Так лучче я и дальше буду сухопутной крысой!</text:p>
      <text:p text:style-name="P222">Пральна! За крыс! Выпем!</text:p>
      <text:p text:style-name="P222"/>
      <text:p text:style-name="P222">Но я чётко помнил, что шёл в аптеку; мать попросила до отъезда в Нежин съездить за лекарством.</text:p>
      <text:p text:style-name="P222">Поэтому я тепло попрощался с водоплавающим Кубой, хотя лимонные корки ещё не скребли по дну трёхлитровой банки, а в сковородке от яишницы кое-где поблёскивали не вытертые хлебом капли масла.</text:p>
      <text:p text:style-name="P222">- Не! Не! Я сё зна, сё бу ништяк!</text:p>
      <text:p text:style-name="P223">На Переезде я пересел в трамвай до Универмага, за которым была та самая аптека.</text:p>
      <text:p text:style-name="P223">Я чётко сошёл с трамвая, обогнул Универмаг, зашёл в стеклянную дверь, подошёл к стеклу перегородки и на вопрос женщины в белом вдохнул воздух, но понял, что даже если бы я вспомнил название лекарства, то всё равно не смог бы выговорить.</text:p>
      <text:p text:style-name="P223">С горьким сожалением пришлось выдохнуть, я молча развернулся и сокрушённо вышел.</text:p>
      <text:p text:style-name="P223">Площадь я всё же как-то пересёк, но понял, что дальше — кранты, и переключился в режим подчинения ангелу-хранителю.</text:p>
      <text:p text:style-name="P223">Он завернул меня в дворы пятиэтажек, выбрал правильный подъезд и проследил, чтоб я не сверзился на тёмной лестнице в незнакомый подвал. Затем он повёл меня по длинному коридору до того места, где рассеянный свет из проёма приямка обнаруживал опёртую о стену кроватную сетку. Оставалось лишь опустить её на пол и самому опуститься на неё. Кожух и шапка послужили спальным мешком.</text:p>
      <text:p text:style-name="P223">Проснулся я в негнущемся состоянии, но всё же успел на последнюю электричку до Нежина.</text:p>
      <text:p text:style-name="P223">На следующий выходной я снова вызвался сходить в аптеку за лекарством, если мать напомнит название, но она сказала, что уже не надо.</text:p>
      <text:p text:style-name="P223"/>
      <text:p text:style-name="P223">В фойе Нового корпуса проводился предновогодний вечер танцев для студентов. </text:p>
      <text:p text:style-name="P223">Мы с Ирой танцевали там и какая-то преподавательница с биофака пришла в восторг и объявила нам, что мы созданы друг для друга. </text:p>
      <text:p text:style-name="P223">Приятно такое слышать, тем более от специалиста разбирающегося в особях.</text:p>
      <text:p text:style-name="P223">Но потом у меня разошёлся зиппер на джинсах. <text:span text:style-name="T464">Длины свитера не хватало прикрыть эту прореху. Тогда в пустой аудитории я попытался пристегнуть свитер к низу ширинки неизвестно откуда взявшейся у Славика булавкой.</text:span></text:p>
      <text:p text:style-name="P224">Это не помогло, потому что стреловидно оттянутый свитер начал напоминать девочкóвый <text:soft-page-break/>купальник-трико, а меня мучило постоянное опасение, что булавка расстегнётся и уколет не в одно, так в другое что-нибудь.</text:p>
      <text:p text:style-name="P224">Пришлось пойти в общагу переодеть джинсы. Обычно запасной одежды я в комнате не держал — в чём приехал из Конотопа, в том и уехал. Однако, в тот раз как-то так сложилось — я привёз нарядные джинсы для танцев.</text:p>
      <text:p text:style-name="P224">По возвращении в фойе, я застал Иру в увлечённой беседе с каким-то молодым человеком. Он мне сразу не понравился, несмотря на то, что был её давним знакомым.</text:p>
      <text:p text:style-name="P224">Вероятно, я не смог скрыть своей к нему неприязни, которая оказалась взаимной. До рукоприкладства дело не дошло, но мы с ним перешли на угрожающие тона.</text:p>
      <text:p text:style-name="P224">В какой-то момент я отвлёкся от этого противостояния, взглянул на Иру и — поразился. Она цвела счастьем. Никогда прежде я не видел столько радости в её глазах.</text:p>
      <text:p text:style-name="P224">По пути домой она доказывала мне неправильность моего подхода к сложившейся ситуации, а я в пол-уха оборонялся и укладывал в голове новое открытие.</text:p>
      <text:p text:style-name="P225">Женщина — это самка, для которой миг наивысшего блаженства тот, когда два самца готовы сшибиться ради неё рогами. <text:span text:style-name="T549">За призовую самку.</text:span></text:p>
      <text:p text:style-name="P225">Вот так. </text:p>
      <text:p text:style-name="P225">Пигмалионишь, превращая статую в живую плоть; пашешь как папа Карло, а кто-то придёт на готовенькое? Неадекватно получается.</text:p>
      <text:p text:style-name="P225">Новый год Ира встречала в общаге. До её прихода я сервировал стол на двоих, а потом вдруг решил сделать ей сюрприз, точнее — новогодний подарок.</text:p>
      <text:p text:style-name="P225">Меня как-то приучили думать, что чем дольше, тем лучше. В смысле большая продолжительность акта является показателем его качественности.</text:p>
      <text:p text:style-name="P225">Человечеством найдены разнообразные пути для повышения качества. Простейший — хряпнуть стакан-другой, но тут нужна правильная закусь; Проспер Мериме рекомендует блюда из петушиных гребней. У меня не было даже сала.</text:p>
      <text:p text:style-name="P225">Пришлось изыскивать иные средства, с опорой на жизненный опыт. Он подсказывал, что из двух актов второй всегда длиннее. Так что я решил предварить акт актом.</text:p>
      <text:p text:style-name="P225">По коридору как раз бегала Пляма.</text:p>
      <text:p text:style-name="P225">Я не стал ей излагать всю подоплёку моего вдруг возникшего к ней интереса и объяснять, что собираюсь использовать её в целях исключительно технического содействия.</text:p>
      <text:p text:style-name="P226">Такая откровенность её бы не задела. Она и не такое видела в киевском университете, откуда перевелась на наш англофак во избежание отчисления за блядство.</text:p>
      <text:p text:style-name="P226">Возможно, имелись и другие причины — она упоминала, что её муж вообще ничего не носит под джинсами. Ну, не знаю; для меня всё это слишком сложно.</text:p>
      <text:p text:style-name="P226">Техническая помощь проводилась в нейтральной, разумеется, комнате и орогенитальным способом, но, увы, безрезультатно.</text:p>
      <text:p text:style-name="P226">Возможно из-за её предупреждения не мять ей груди — у неё там нет эрогенных зон; не помогли даже кудряшки цвета воронова крыла и очки, которые она так и не снимала.</text:p>
      <text:p text:style-name="P226">А ведь какой был стройный план!</text:p>
      <text:p text:style-name="P226">И какая готовность к беззаветному самопожертвованию!</text:p>
      <text:p text:style-name="P226">Минет Пляме, которая понятия не имеет где у неё вообще эти эрогенные зоны — что может явиться более ярким свидетельством любви и заботы по отношению к девушке?</text:p>
      <text:p text:style-name="P226">Но я не сказал Ире, что пошёл на всё ради того, чтобы ей было хорошо.</text:p>
      <text:p text:style-name="P226">У меня нет привычки подчёркивать свои положительные стороны и афишировать благородные поступки.</text:p>
      <text:p text:style-name="P226">Позднее в ту новогоднюю ночь, когда мы с Ирой опять сели за стол, обернувшись в простыни как в тоги, Пляма прошла мимо открытой двери в коридор. Там стоял шум поздравлений друг друга с Новым годом теми, кто встречал его в общаге.</text:p>
      <text:p text:style-name="P226">Она вежливо постучала в дверной косяк, была приглашена за стол, угощена вином и стала расспрашивать Иру о её житье-бытье.</text:p>
      <text:p text:style-name="P226">Ира прогнала ей дуру, будто она замужем и её муж-геолог редко бывает дома.</text:p>
      <text:p text:style-name="P226">Пляма, которая недавно перевелась из Киева в Нежин, верила всему, а мы хохотали.</text:p>
      <text:p text:style-name="P226"><text:soft-page-break/>Заносчивые наивные римляне в простынных тогах, мы потешались над легковерной Плямой, не зная, что любая шутка — это правда, которой просто не пришло ещё время исполниться.</text:p>
      <text:p text:style-name="P226"/>
      <text:p text:style-name="P227">Закончилась зимняя сессия и мы с Ирой поехали в Борзну — её подруга Вера выходила замуж за жениха в солидном чине майора. В отличие от моей первой борзнянской свадьбы, эту гуляли не на дому, а большой кафе-столовой на главной площади райцентра и аж два дня.</text:p>
      <text:p text:style-name="P227">После первого дня мы с Ирой провели ночь в небольшой хате среди заснеженных огородов.</text:p>
      <text:p text:style-name="P227">Её хозяйке, дальней родственнице Веры, нас представили как мужа и жену и та, посидев на свадебном пиру, ушла ночевать к своей другой родственнице, потому что хата состояла всего из одной комнаты с побелённой печью и кровать там тоже была одна.</text:p>
      <text:p text:style-name="P228">Кровать стояла у окна с широким подоконником, где в ярком свете полной луны контрастно прочертилась тень оконного переплёта и поблёскивало стекло пустой трёхлитровой банки.</text:p>
      <text:p text:style-name="P228">Мне нравилось тут всё — и земляной пол из крепко засохшей и прометённой глины, и кровать с досками вместо сетки и матрасом неравномерно набитым сеном.</text:p>
      <text:p text:style-name="P228">Свою одежду мы сбросили на стул и табурет и взошли на супружеское ложе каким оно было и сто и двести лет назад в таких же вот затерянных среди сугробов хатах.</text:p>
      <text:p text:style-name="P228">Хозяйка вряд ли поверила, что мы муж с женой; во время застолья я пару раз улавливал её усмешливо подшпоривающий взгляд из-за стола, где она сидела среди прочих пожилых баб в <text:s/>парадных чёрных телогрейках-«плюшках» и в распахнутых на плечи толстых клетчатых платках.</text:p>
      <text:p text:style-name="P228">Луна поднялась повыше нависающей над окном стрехи и уже не заглядывала что мы тут вытворяем — пара молодожёнов прессующих сено в разных концах кровати на земляном полу древней хаты.</text:p>
      <text:p text:style-name="P228">На второй день пиршества Ира приревновала меня к местной красотке, которая вызвала меня из зала через брата Веры по кличке Моцарт. </text:p>
      <text:p text:style-name="P228">Не слишком врубаясь что-почём, я вышел из кафе-столовой в задний двор, где вобщем-то красивая красотка закатывала театральную истерику в руках двух подружек тоже в лёгких платьях на утоптанном снегу. <text:span text:style-name="T465">Вокруг гомонила группа зрителей из вышедшей на воздух молодёжи.</text:span></text:p>
      <text:p text:style-name="P229">Я развернулся уходить и упёрся в непрощающий взгляд Иры.</text:p>
      <text:p text:style-name="P229">За столом пришлось долго её убеждать, что я никак не содействовал выбрыкам перебравшей красотки. Меня поддерживала сидевшая по ту сторону Иры крупная молодая женщина замечательного телосложения — что называется «баба в теле». Рядом с ней сидел не очень крупный армянин.</text:p>
      <text:p text:style-name="P229">Его армянская принадлежность выяснилась, когда он в сумерках повёз нас прокатиться на его «жигулях». На улице ведущей к московской трассе он притормозил и крупнотелая Валя вышла из машины повоспитывать своего сына-пятикласника по имени Толик.</text:p>
      <text:p text:style-name="P229">С мамой он разговаривал на украинском языке и меня это как-то сбивало с толку из-за резкого контраста окружающей зимы и его тёмно-коричневого негритянского лица.</text:p>
      <text:p text:style-name="P229">Позднее Ира мне говорила, что Валя родила Толика после работы официанткой в Киеве, или стала официанткой после родов — тут я не уверен.</text:p>
      <text:p text:style-name="P229">Армянин — текущий спутник её жизни — не вмешивался в воспитательный процесс.</text:p>
      <text:p text:style-name="P229">Мы выехали на трассу и через пару километров остановились на заснеженной обочине. <text:span text:style-name="T466">Водитель включил магнитофон и достал бутылку шампанского с завёрнутым в фольгу горлышком.</text:span></text:p>
      <text:p text:style-name="P230"><text:span text:style-name="T467">Красота а</text:span>рмянск<text:span text:style-name="T467">ой</text:span> музык<text:span text:style-name="T467">и</text:span> <text:span text:style-name="T467">открывается не сразу</text:span>, к ней нужно обвыкнуться; <text:s/><text:span text:style-name="T467">в тот раз она ещё была непостижимой для меня, но я терпел: кто катает — того и музыка</text:span>.</text:p>
      <text:p text:style-name="P230">На дороге остановилась патрульная машина и два милиционера в шинелях и фуражках, несмотря на зиму, подошли к «жигулям».</text:p>
      <text:p text:style-name="P230">Армянин вышел вести переговоры, что тут всё путём.</text:p>
      <text:p text:style-name="P230">Валя начала возмущаться, что нас с Ирой определили на постой в такую древнюю хату и взяла на себя обязательство донести это возмущение до родителей невесты, которые ей тоже <text:soft-page-break/>родственники.</text:p>
      <text:p text:style-name="P230">Поэтому вторую ночь мы провели в большой обустроенной хате кого-то из зажиточных родственников.</text:p>
      <text:p text:style-name="P230">Луны не было, а был неяркий свет через стеклянную дверь смежной веранды. Сетка кровати чересчур проваливалась и стучала; пришлось сбросить матрас на крашенные доски пола. Вобщем, тоже ничего, хоть и не так романтично.</text:p>
      <text:p text:style-name="P230"/>
      <text:p text:style-name="P230">В Нежин нас отвёз армянин. По пути я почему-то думал про негритёнка Толика, вслед которому тюкают и крестятся борзнянские старухи.</text:p>
      <text:p text:style-name="P230">Каково это — видеть, что ты не такой как все?</text:p>
      <text:p text:style-name="P230">Дед Пушкина тоже был чистопородный эфиоп, но тот хоть в детстве пообщался с нормальными людьми.</text:p>
      <text:p text:style-name="P230">Когда мы вышли из «жигулей» возле общаги, армянин отозвал меня спросить адрес красотки с театральными замашками. Она тут учится в каком-то техникуме. </text:p>
      <text:p text:style-name="P230">Я не знал и знать не хотел.</text:p>
      <text:p text:style-name="P230">Мы с Ирой поднялись в комнату и после получасовой качки на более упругой сетке, она сказала, что ощутила нечто такое, чего с <text:s/>ней раньше не случалось.</text:p>
      <text:p text:style-name="P230">Ну, спасибочки! Выходит я не зря пыхтел эти полтора года. Или ей просто стало меня жалко?</text:p>
      <text:p text:style-name="P230"/>
      <text:p text:style-name="P230">Как уже говорилось, в феврале я на полторы недели попал в больницу из-за своей принципиальности. После недели лечения меня нашла там моя сестра Наташа.</text:p>
      <text:p text:style-name="P230">В Конотопе на улице Декабристов телефон <text:span text:style-name="T468">имелся у соседей</text:span> за четыре хаты от родителей, <text:span text:style-name="T468">но я не знал номера, а если би знал, то вряд ли б догадался позвонить. Полторы недели — не два года.</text:span></text:p>
      <text:p text:style-name="P231">Я вышел из палаты к Наташе и в конце коридора мы спустились на один марш по лестнице ведущей в подвал. Она достала свои сигареты с фильтром, а я забил в папиросу косяк и мы смешали дымы.</text:p>
      <text:p text:style-name="P231">- Ну, а ещё ты как вообще?- спросила сестра, когда я рассказал про оборзевшую Пилюлю.</text:p>
      <text:p text:style-name="P231">- А ещё у меня есть Ира,- сказал я и стал доказывать сестре, что Ира не такая как все.</text:p>
      <text:p text:style-name="P231">- Ну-ну,- неопределённо ответила Наташа.</text:p>
      <text:p text:style-name="P231"/>
      <text:p text:style-name="P231">При выписке я вдруг почувствовал, что отдал слишком много сил борьбе за правое дело. </text:p>
      <text:p text:style-name="P231">Я даже распустил уши кроличьей шапки-ушанки по пути в общагу.</text:p>
      <text:p text:style-name="P231">Такого я не делал даже в жуткий мороз, при котором лишь потирал свои уши о поднятый воротник кожуха и требовал от продавщицы привокзального киоска продать мне бутылку отмороженного пива и, несмотря на её увещевания, пил его мелкими глотками, а на горлышке намерзало колечко льда.</text:p>
      <text:p text:style-name="P231">А теперь? Ничто не губит нам здоровье хуже больницы.</text:p>
      <text:p text:style-name="P231"/>
      <text:p text:style-name="P274">Пришла весна и ко мне подошёл Витёк с музпеда, с древне-римскими завитками коротких светлых волос на голове. Тот самый, кому на первом курсе я давал гитару, а на втором он дал мне ключ от комнаты на пятом этаже. Теперь у него просьба за своего приятеля Володю.</text:p>
      <text:p text:style-name="P274">Но почему тот сам не подошёл? Ведь мы с ним участвовали в сборной музпеда с англофаком в КВН против остальных факультетов и заняли почётное третье место из трёх.</text:p>
      <text:p text:style-name="P274">Ну, он, типа, от скромности попросил, чтобы со мною говорил Витёк. Вобщем, у него жена забеременела, а для аборта ему надо кровь сдавать, а у него ещё курс лечения не закончился. Три пера, понимаешь? </text:p>
      <text:p text:style-name="P274">А чё тут непонятного? Конечно, схожу сдам за него. Они ж ведь мне тогда ключ дали для нашей любви с Надькой. Подумаешь — стакан крови. Весной мне такого добра не жалко. А Надька такого стóила.</text:p>
      <text:p text:style-name="P231"/>
      <text:p text:style-name="P232">Мужской туалет на третьем этаже общаги, помимо прямого своего назначения, заставлял <text:soft-page-break/>студенческую массу очнуться от аморфной спячки.</text:p>
      <text:p text:style-name="P232">Масса расклеивающая листовки, не такая уж и аморфная масса.</text:p>
      <text:p text:style-name="P233">Не думаю, что это делал кто-то один, просто это вошло в моду.</text:p>
      <text:p text:style-name="P233">Однако, КГБ, при всех его сексотах, тут поживиться было нечем — в сортире клеили заголовки вырезанные из центральной прессы.</text:p>
      <text:p text:style-name="P233">Вместе с тем, оказавшись на внутренней стороне двери кабинки с унитазом, эти заголовки приобретали вдруг некий подспудный смысл и заставляли взглянуть на <text:span text:style-name="T469">них</text:span> под иным углом, не предусмотренным редакцией печатного органа.</text:p>
      <text:p text:style-name="P233">Сидя на корточках на краю унитаза, по другому воспринимаешь вполне обыденные</text:p>
      <text:p text:style-name="P440"><text:span text:style-name="T87"><text:tab/><text:tab/><text:tab/>На заботу партии ответим делом</text:span><text:span text:style-name="T470"> </text:span></text:p>
      <text:p text:style-name="P413"><text:tab/><text:tab/><text:tab/>Каждым звеном цепь крепка </text:p>
      <text:p text:style-name="P413"><text:tab/><text:tab/><text:tab/>Все те же 45 минут </text:p>
      <text:p text:style-name="P440"><text:span text:style-name="T470"><text:tab/><text:tab/><text:tab/></text:span><text:span text:style-name="T78">Качество - прежде всего </text:span></text:p>
      <text:p text:style-name="P413"><text:tab/><text:tab/><text:tab/>По ускоренному графику</text:p>
      <text:p text:style-name="P413"><text:tab/><text:tab/><text:tab/>Никакой амнистии бракоделам!</text:p>
      <text:p text:style-name="P413"><text:tab/><text:tab/><text:tab/>Во имя мира и процветания</text:p>
      <text:p text:style-name="P234">Туалетный юмор выплёскивался даже на кафель стенки над писсуарами.</text:p>
      <text:p text:style-name="P234">Я, как обычно, проскочил мимо первого с заголовком </text:p>
      <text:p text:style-name="P404"><text:tab/><text:tab/><text:tab/>Воды севера потекут на юг</text:p>
      <text:p text:style-name="P234">и тормознулся у второго с двумя заголовками</text:p>
      <text:p text:style-name="P404"><text:tab/><text:tab/><text:tab/>Биатлон — спорт мужественных</text:p>
      <text:p text:style-name="P404"><text:tab/><text:tab/><text:tab/>Наша цель - коммунизм</text:p>
      <text:p text:style-name="P234">и, заканчивая мочеиспускание, ощутил вдруг непонятно жжение, опустил взгляд и проследил как из прорези мочеточного канала лениво выползла непонятная мутная капля.</text:p>
      <text:p text:style-name="P235">Я похолодел. <text:span text:style-name="T85">Биатлон</text:span></text:p>
      <text:p text:style-name="P235">Неужто?.. Да, нет, не может быть!..</text:p>
      <text:p text:style-name="P235">Но факт остаётся фактом, что за три дня до этого по дурацкому стечению обстоятельств свет в комнатах вырубили в тот момент, когда в нашей не было никого кроме одной четверокурсницы, которую я уложил на ближайшую койку. Чисто машинально. Рефлекс сработал.</text:p>
      <text:p text:style-name="P235">Она во мне никогда ничего не вызывала. Говорю же — стечение обстоятельств. И с ней я почувствовал не больше, чем партнёры Люси Манчини из «Крёстного отца» до того хирургического вмешательства. Типа, как в колокол.</text:p>
      <text:p text:style-name="P235">Зуд и жжение не унимались. Всё полигамию пришлось отменить на неопределённый срок.</text:p>
      <text:p text:style-name="P235">Двойка посоветовал проконсультироваться у доктора Гриши. Тот понимающе покивал и сообщил, что в общаге уже отмечены несколько случаев заражения гонореей.</text:p>
      <text:p text:style-name="P235">В смысле триппер? Да. Симптомы очень похожи, но чтобы знать наверняка необходим лабораторный анализ семени.</text:p>
      <text:p text:style-name="P235">Ни хрена себе! Но я же не умею, в жизни не дрочил. Гриша вызвался помочь.</text:p>
      <text:p text:style-name="P235">Мы заперлись в одной из комнат — он, я и Света, ну, на всякий, типа, на подхвате.</text:p>
      <text:p text:style-name="P235">Гриша достал из большого мягкого портфеля стеклянную пробирку с пробкой и дал её мне — собрать то, что польётся.</text:p>
      <text:p text:style-name="P235">Я спустил джинсы с трусами до колен и сел на стул. Гриша опустился на койку напротив, Света рядом с ним.</text:p>
      <text:p text:style-name="P235">Он принялся гонять мою крайнюю плоть вверх-вниз. Мы втроём с напряжённым вниманием уставились на торчащий член, по которому металась кисть Гриши.</text:p>
      <text:p text:style-name="P235">Через пару минут Гриша начал взволнованно глотать слюну и объявил, что член слишком сух — нужно смочить.</text:p>
      <text:p text:style-name="P236">Меня порадовало присутствие Светы и я сказал, что ладно, ничего, я сам как-нибудь, только пробирку заберу.</text:p>
      <text:p text:style-name="P236">Я застегнул джинсы и Гриша дал мне из портфеля хорошее средство — «рефадин» в капсулах.</text:p>
      <text:p text:style-name="P236"><text:soft-page-break/>Памятуя посулы Марии вылечить меня в случае венерического заболевания, я позвонил ей и она мне назначила придти в тот же вечер.</text:p>
      <text:p text:style-name="P236">Когда я объяснил, что у меня гонорее и нужно добыть семя для анализа, она раскрыла постель и начала раздеваться. Я снова объяснил ей, что у меня гонорея, но она сказала, что это ничего.</text:p>
      <text:p text:style-name="P236">Тогда я тоже начал раздеваться, но предупредил, что соберу семя в пробирку. Она согласилась.</text:p>
      <text:p text:style-name="P236">Возможно, та её пружина предохраняет не только от беременности, но и от триппера тоже.</text:p>
      <text:p text:style-name="P236">Я просто положил пробирку на тумбочку рядом с приёмником и мы приступили.</text:p>
      <text:p text:style-name="P236">Таис Афинская дала Александру Македонскому какое-то снадобье, чтоб они смогли заниматься этим всю ночь.</text:p>
      <text:p text:style-name="P236">Не могу сказать, что всю нашу ночь с Марией у меня была непрестанная эрекция.</text:p>
      <text:p text:style-name="P236">После её очередных «Ещё! Ещё!» мы отдыхали, а потом приступали вновь, потому что я не мог кончить до самого наступления рассвета.</text:p>
      <text:p text:style-name="P236">Может меня сдерживало соседство откупоренной ампулы? Не знаю, я не специалист.</text:p>
      <text:p text:style-name="P236">Уже при свете льющегося от балконной двери утра я сопроводил её «Ещё! Ещё!» своими стонами и выдернулся.</text:p>
      <text:p text:style-name="P236">- Нет! Нет!- <text:span text:style-name="T473">крикнула она вслед.-</text:span> В меня!- но было поздно.</text:p>
      <text:p text:style-name="P236">С чувством исполнения долга, я излился в лабораторную пробирку и накрепко захлопнул крышку.</text:p>
      <text:p text:style-name="P236">Она осталась <text:span text:style-name="T473">явно </text:span>недовольна, но таков был уговор.</text:p>
      <text:p text:style-name="P236"><text:s/>Наивно возомнив, что самое трудное позади, я поспешил с пробиркой к Грише и радостно показал добытую с таким трудом влагу за стеклом.</text:p>
      <text:p text:style-name="P236">Он снял свой белый докторский халат, взял большой мягкий портфель и мы покинули его рабочий кабинет.</text:p>
      <text:p text:style-name="P237">В тот день во многих местах Нежина можно было наблюдать его портфель рядом с шарнирными телодвижениями его ягодиц с одной стороны и моей удручённо-встревоженной походкой с другой. Пробирка с непроанализированным семенем не отставала, затаившись в заднем кармане моих джинсов.</text:p>
      <text:p text:style-name="P237">Мне кажется, Гриша искренне хотел помочь. Просто день оказался таким, что кож-вен не работал, в какой-то лаборатории кто-то уехал, в другой что-то кончилось и так далее. </text:p>
      <text:p text:style-name="P237">Часам к двум мы вчетвером — он, портфель, я и пробирка — оказались даже зачем-то на вокзале и решили, что хватит; симптомы и без анализа сходятся. </text:p>
      <text:p text:style-name="P237">Пробирку я выбросил в трубообразную серую урну рядом с большим белым бюстом Ленина на полпути между вокзалом и высокой платформой. Там ещё стояла телефонная будка в жёлто-красной масляной краске у стены багажного отделения.</text:p>
      <text:p text:style-name="P237">Выбрасывать было жалко — как-то, типа- сроднился, да и досталась такой дорогой ценой, но и таскать её дальше с собой не находилось причин.</text:p>
      <text:p text:style-name="P237">Я поехал в общагу а потом снова вернулся на вокзал. Неделя заканчивалась и мне нужно было показаться в Конотопе, чтобы родители не переживали.</text:p>
      <text:p text:style-name="P237">До электрички оставалось ещё минут десять и меня вдруг что-то потянуло к бюсту Ленина.</text:p>
      <text:p text:style-name="P237">Увиденное там буквально меня ошарашило.</text:p>
      <text:p text:style-name="P237">Из жерла серой урны упруго и неудержимо выпирала густая зелёная поросль.</text:p>
      <text:p text:style-name="P237">Не сразу получилось догадаться, что это должно быть туда всунули кусты обстриженные вокруг пьедестала.</text:p>
      <text:p text:style-name="P238">Шагая по платформе к вагону электрички, я напоследок гордо оглянулся — кусты кустами, но в этом семени ядрёная сила! Если вовремя абстрагироваться от излишних подробностей.</text:p>
      <text:p text:style-name="P238"/>
      <text:p text:style-name="P238">«Рефадин» от Гриши придал моей моче жизнерадостно бардовую окраску и больше ничего. Превозмогая зуд и жжение, благодаря капсулам я ссал жизнерадостно-бардовым и проклинал свою несдержанность с Люси Манчини.</text:p>
      <text:p text:style-name="P238">Мария тоже умыла руки, вероломно обидевшись, что я предпочёл какую-то стекляшку её <text:soft-page-break/>природной вазе.</text:p>
      <text:p text:style-name="P238"/>
      <text:p text:style-name="P238">Меня исцелила Ира. Просто отвела к своей знакомой пожилой женщине в какую-то детскую больницу барачного типа.</text:p>
      <text:p text:style-name="P238">Женщина в белом завела меня за ширму в коридоре, чтоб скрыть от взоров очереди. Я расстегнулся, чуть прогнулся и получил укол в ягодицу. И всё. Больше ничего не потребовалось.</text:p>
      <text:p text:style-name="P238">И наступило лето.</text:p>
      <text:p text:style-name="P238"/>
      <text:p text:style-name="P239">Как я провёл лето.</text:p>
      <text:p text:style-name="P239">Как и любое ничем не примечательное лето — пристойно, прилежно, трудолюбиво.</text:p>
      <text:p text:style-name="P239">Прежде всего я стал селекционером; этим словом за бугром называют мичуринцев.</text:p>
      <text:p text:style-name="P239">Среди грядок вскопанных в конце огорода на Декабристов 13 росли и крепли дружные всходы конопли.</text:p>
      <text:p text:style-name="P239">Посевным материалом послужили семена из награбленных у соседа кустов. Хотя называть их «кустами» язык не поворачивается. <text:span text:style-name="T474">Они больше смахивают на раскидистые саженцы молодых деревьев.</text:span></text:p>
      <text:p text:style-name="P240">Деревца дружно разрастались и буйно устремлялись вверх, превращаясь в плотную стену, которую, разумеется, необходимо прореживать в ходе селекционной выбраковки. С улицы эту стену видно не было, но от соседей ничего не утаишь.</text:p>
      <text:p text:style-name="P240">Соседка справа спросила мою мать о назначении выращиваемой культуры. Мать ответила, что конопля обильно производит семечки — такие маленькие, круглые — и на Базаре их просто расхватывают любители канареек на корм своим певучим птичкам.</text:p>
      <text:p text:style-name="P240">Ах, до чего изобретательна материнская любовь! Я б в жизнь не догадался прогнать такую дуру; наплёл бы что-нибудь о компрессах и ножных ваннах от варикоза с отложением солей. <text:s/>И это было бы ошибкой, потому что на Посёлке канареек никто не держит, а ветеранов труда с подорванным здоровьем сколько угодно. Непродуманная реклама может повредить деловой деятельности.</text:p>
      <text:p text:style-name="P241">Кстати, вопрос задавала жена ограбленного соседа, который помимо пенсии пристроился ещё и сторожем в ПМС. И в этом нет моей вины, что сокращённое название Путевой Машинной Станции совпадает с аббревиатурой предменструального синдрома.</text:p>
      <text:p text:style-name="P241">Особых угрызений совести я не испытывал — оставшееся после грабительского налёта вполне достаточно, чтоб он дотянул до следующего сезона. Это лишь теперь, ретроспективно, возникает мысль о возможности наличия у него своих клиентов с канарейками.</text:p>
      <text:p text:style-name="P241">К тому времени минуло уже несколько лет, как мать моя перетрудоустроилась из КЭМЗа в Рембазу, где занималась комплектацией не знаю чего для вертолётов. </text:p>
      <text:p text:style-name="P241">Физически работа её не изнуряла и вернувшись домой после рабочего дня она, по большей части, делилась новостями об отношениях в коллективе комплектовки, где трудились одни только женщины за исключением начальника и мастера. </text:p>
      <text:p text:style-name="P242">На работе она исполняла роль конфликтотушителя и забавлялась игрой в комплименты. То есть сказанную кому-либо очередную приятность она засчитывала себе как очко.</text:p>
      <text:p text:style-name="P242">Нужна хорошая школа, чтобы одаривая комплиментами не скатиться в повторение уже сказанного.</text:p>
      <text:p text:style-name="P242">Иногда начальник комплектовки крутил головой, приговаривая:</text:p>
      <text:p text:style-name="P242">- Вот ведь жидовка! И тут умудрилась.</text:p>
      <text:p text:style-name="P242">А мать моя радостно смеялась и ему в ответ, и дома, пересказывая свой новый зачётный комплимент.</text:p>
      <text:p text:style-name="P242">Мой брат Саша работал в ПМС — ездил с бригадой менять шпалы и трамбовать гальку насыпей вибратором типа «штопка» на перегонах железнодорожных магистралей. Только он из всех рабочих бригады имел среднетехническое <text:s/>образование с железнодорожным уклоном.</text:p>
      <text:p text:style-name="P242">Наша сестра Наташа, пока нет работы, водила мою дочь Лену в детский сад-комбинат и <text:soft-page-break/>обратно.</text:p>
      <text:p text:style-name="P242">Меня же, по ходатайству отца в отделе кадров Рембазы, <text:span text:style-name="T475">временно приняли туда до конца лета в строительный цех. В Рембазе я ломал и строил какие-то стены вместе с тремя постоянными рабочими. Самым трудным было дождаться пока подвезут цементный раствор. Заработок составлял фиг да ни фига, но и работа — где сядешь, там и встанешь.</text:span></text:p>
      <text:p text:style-name="P243">От нечего делать я снова оброс бородой и рабочие Рембазы окрестили меня Фиделем Кастро. Отцу моему это нравилось, скорее всего оттого, что Фидель был его одногодком.</text:p>
      <text:p text:style-name="P243">Когда кончалось курево я ходил стрелять у отца. Он работал слесарем в цеху с культурным режимом, где запрещалось курить в других местах кроме открытой беседки во дворе.</text:p>
      <text:p text:style-name="P243">В цеху к отцу относились с уважением за его золотые руки и за готовность показать как это делается.</text:p>
      <text:p text:style-name="P243">Когда видишь, что человек и сам мается и работу мучает можно посмеяться втихаря, да и пойти дальше. Отец мой не таков, он не терпел безграмотности. Постоит в сторонке болезненно дёргая щекой, подойдёт, возьмёт инструмент — покажет.</text:p>
      <text:p text:style-name="P243">- Ну, что ж тут такого заумного?</text:p>
      <text:p text:style-name="P243">Поэтому его и уважали и не обижались, что он бурчит:</text:p>
      <text:p text:style-name="P243">- <text:span text:style-name="T473">Всё-то у вас с</text:span><text:span text:style-name="T104">и́</text:span><text:span text:style-name="T473">кось-нáкось! </text:span>Чему вас только учат?</text:p>
      <text:p text:style-name="P243">Многие рабочие Рембазы пришли туда из близлежащего села Поповки и в «бурсах» не обучались.</text:p>
      <text:p text:style-name="P244">Поповка настолько интегрировалась с Рембазой, что в селе попадались изгороди с применением вертолётных лопастей. Списанных, конечно. Но одно дело, если лопасть примотана проволокой и совсем другой коленкор, когда она аккуратно приболтована на крепление подсказанное дядей Колей.</text:p>
      <text:p text:style-name="P244"/>
      <text:p text:style-name="P244">В необлицованной половине хаты на Декабристов проживала пенсионерка тётя Зина. Она заплетала полуседые волосы в крепкие девичьи косы и подвязывала их крендельками. На крыльце её, у двери, большую часть года <text:s text:c="2"/>висела жёлто-высохшая <text:s text:c="2"/>круговая коса с вплетёнными в неё луковицами. </text:p>
      <text:p text:style-name="P244">В жизнь двора хаты тётя Зина не вмешивалась и всем улыбалась, потому что сын её никогда не приезжал из-за Уральского хребта. </text:p>
      <text:p text:style-name="P244">Весной, по слову отца, мы с братом вскапывали её часть огорода. <text:span text:style-name="T476">Когда-то она очень дружила с Ольгой и на меня затаила обиду из-за развода, но всё равно улыбалась.</text:span></text:p>
      <text:p text:style-name="P245">Жилплощади в облицованной половине хаты хватало всем — три комнаты, кухня, веранда плюс летняя комната во дворе под одной крышей с сараем.</text:p>
      <text:p text:style-name="P245">Среди обитателей этой площади одна только пятилетняя Лена была некурящей.</text:p>
      <text:p text:style-name="P245">Все, за исключение Наташи с её «Столичными» по 40 коп., смолили «Беломор-канал» за 22 коп. </text:p>
      <text:p text:style-name="P245">Сестра однажды подсчитала, что в семье за месяц на курево уходит 25-30 руб.</text:p>
      <text:p text:style-name="P245"/>
      <text:p text:style-name="P245">Лето кончилось и перед моим первым отъездом на четвёртый курс англофака, мать моя спросила, может я всё же привезу нежинскую Иру познакомить с ней.</text:p>
      <text:p text:style-name="P245">Об Ире она знала от Наташи и из последующих <text:s/>расспросов у меня. Она её даже видела — на общей фотографии с борзнянской свадьбы.</text:p>
      <text:p text:style-name="P245">Снимок был сделан в фотоателье райцентра, где гости и родственники молодых стояли в три ряда на скамейках нисходящей высоты, позади жениха и невесты на стульях.</text:p>
      <text:p text:style-name="P245">Мать попросила показать которая там Ира, а я сказал:</text:p>
      <text:p text:style-name="P245">- Сама найди.</text:p>
      <text:p text:style-name="P246">На снимке рядом со мной стоят три девушки, а Ира в диагонально противоположном углу. Палец матери тронул её лицо.</text:p>
      <text:p text:style-name="P246">- Она?</text:p>
      <text:p text:style-name="P246">Я чувствовал, что её почему-то ужасно не хочется, чтобы это оказалась она, но я не мог соврать матери:</text:p>
      <text:p text:style-name="P246"><text:soft-page-break/>- Как ты угадала?</text:p>
      <text:p text:style-name="P246">- Не знаю.</text:p>
      <text:p text:style-name="P440"><text:span text:style-name="T471">Первым произведением в прозе на украинском языке явилась повесть «Конотопская ведьма» </text:span>Григория Квитки-Основьяненко, <text:span text:style-name="T477">написанная в 1833 году.</text:span></text:p>
      <text:p text:style-name="P573">Спроси «почему?» и тебе любой ответит «не знаю».</text:p>
      <text:p text:style-name="P573">Поэтому в сентябре, вслед за безмятежным летом 1977-го, последовало знакомство твоей матери и бабки.</text:p>
      <text:p text:style-name="P573"/>
      <text:p text:style-name="P573">Конечно, Иру я и до этого привозил в Конотоп, знакомил с местным высшим светом. Мы побывали в Лунатике, где в честь её приезда прошли показательные гладиаторские бои на паркете, мне даже пришлось, на всякий, загородить её собою рядом со сценой.</text:p>
      <text:p text:style-name="P574">Потом Лялька повёл нас на хату своего кента, у которого в шкатулке сделанной из человеческого черепа он хранил травку «инвалидка», по имени поставщика. </text:p>
      <text:p text:style-name="P574">Кент проживал на четвёртом этаже со своей кошкой и швырял её обо что попадя. Не все дрессируют животных лаской. </text:p>
      <text:p text:style-name="P574">Зато ночью он иногда просыпался от нежного прикосновения её клыков к своему кадыку. Она не прокусывала кожу, а просто давала понять кто правит балом по ночам.</text:p>
      <text:p text:style-name="P574">Когда мы собирались уходить, Ира обнаружила пропажу своих перчаток. Кент клялся что не видел, я от стыда стал строить предположения, что перчатки забыты в Лунатике, но Лялька настоял на продолжении поисков и те всё-таки нашлись позади зеркала в прихожей. </text:p>
      <text:p text:style-name="P574">Эти кошки <text:s/>порой хуже сорок-воровок.</text:p>
      <text:p text:style-name="P574">Света в подъезде, конечно, не было и я шёл первым, нащупывая ступеньки ногами <text:span text:style-name="T478">и даже не держался за перила, как бравый оловянный солдатик; или одноглазый поводырь шараги слепцов из фильма «Уленшпигель», потому что в кромешной тьме у меня на плече лежала рука Иры, а Лялькина у неё. Так мы и спускались. </text:span></text:p>
      <text:p text:style-name="P575">В тот раз мы ночевали у Чепы, который уже стал примаком, жил в добротной хате, где в гараже стояли два мотоцикла «Ява» — один его, второй подрастающего брата жены. </text:p>
      <text:p text:style-name="P575">Нам предоставили целую спальню и, выходя, Чепа с женой многозначительно оставили на спинке кровати махровое полотенце. Когда мы легли и из «спидолы» раздались звуки вступления к моему любимому «Since I'm loving you» от <text:s/>Led Zeppelin, я понял, что ничего лучшего не смог бы предоставить даже и Лас-Вегас.</text:p>
      <text:p text:style-name="P576">В другой раз мы даже побывали на Декабристов 13 — в дневное, конечно, время, когда там никого — и после шампанского и косяка настолько расшалились, что всполошившаяся тётя Зина начала тарабанить во входную дверь, ей за стеной показалось, что здесь вообще полный hardcore.</text:p>
      <text:p text:style-name="P576">С моими сестрой и братом Ира познакомилась в Лунатике, а Лену знала по фотографиям из фотосессии вокруг голубятни Раба, которые я наклеил на обои над своей койкой в общаге. </text:p>
      <text:p text:style-name="P576"/>
      <text:p text:style-name="P576">Кроме Иры, в целях знакомства с родителями, <text:s/>в Конотоп я привёз ещё Славика.</text:p>
      <text:p text:style-name="P576">Моя сеста и он насторожённо обмеряли друг друга внимательными взглядами, но обнюхиваться не стали.</text:p>
      <text:p text:style-name="P576">И это правильно, потому что Славика я привёз с другой целью — постоять на стрёме.</text:p>
      <text:p text:style-name="P576"/>
      <text:p text:style-name="P576">«Нет более страшной силы, чем сила привычки...» <text:span text:style-name="T478">— </text:span>сказал в одном из 58-ми томов своих произведений В. И. Ленин; и, цитируя беляка-полковника и кинофильма «Чапаев»:</text:p>
      <text:p text:style-name="P576">- И в этом большевистский вождь прав...</text:p>
      <text:p text:style-name="P576"/>
      <text:p text:style-name="P577">У меня солидная плантация конопли, которой хватит до следующего сезона и даже ещё останется, несмотря на хвостопадов Славика и Двойку.</text:p>
      <text:p text:style-name="P577">И у меня же привычка грабить чужие плантации.</text:p>
      <text:p text:style-name="P577">Кто победит <text:span text:style-name="T478">— </text:span>расчёт или привычка? Делайте ставки, господа!</text:p>
      <text:p text:style-name="P577">С Лениным иногда не поспоришь.</text:p>
      <text:p text:style-name="P577"><text:soft-page-break/>Но что ещё, кроме привычки, ломает все расчёты?</text:p>
      <text:p text:style-name="P577">Что нас вдаль ведёт? Что толкает к новому, неизведанному?</text:p>
      <text:p text:style-name="P577">Надежда <text:span text:style-name="T478">— «</text:span>а вдруг повезёт?»</text:p>
      <text:p text:style-name="P577">Вера <text:span text:style-name="T478">— «</text:span>ведь есть же, где-то же есть!..»</text:p>
      <text:p text:style-name="P577">Любовь к познанию и переменам...</text:p>
      <text:p text:style-name="P577"/>
      <text:p text:style-name="P577">Проезжая трамваем «тройка» вдоль улицы Первомайской, я всё лето отслеживал рост конопли во дворе Батюка и верил, надеялся, мечтал — а вдруг окажется такой же сорт, как тогда у Рабентуса?</text:p>
      <text:p text:style-name="P577">Батюк когда-то был легендой и образцом для юношества не только Посёлка, но и города.</text:p>
      <text:p text:style-name="P577">Все знали Батюка, которому плевать на всю ГАИ с милицией впридачу. Им его не догнать и не оштрафовать за езду на мотоцикле без шлема, в одних трепещущих под ветром патлах.</text:p>
      <text:p text:style-name="P577">Кто сказал, что пьяный? А ты догони, проверь!</text:p>
      <text:p text:style-name="P577">Облаву на него устроили на Зеленчаке, так он скакнул меж тополей и по трамвайной рельсе ушёл.</text:p>
      <text:p text:style-name="P577">Слово «байкер» притащилось в Конотоп намного позже — у нас был Батюк.</text:p>
      <text:p text:style-name="P577">И вдруг весть, сотрясшая хлопцев как Вавилонскую башню — Батюк погиб!</text:p>
      <text:p text:style-name="P577">- Да, не — живой! В хирургическом.</text:p>
      <text:p text:style-name="P577">А скорость была всего 60, правда, автобус навстречу тоже ехал, когда Батюк втаранился бесшлемной головой ему в радиатор.</text:p>
      <text:p text:style-name="P577">- <text:span text:style-name="T479">Ото ж, хлопцы! Шлём нужная вещь — потом мозги соскребать не надо; всё в шлёме аккуратно остаётся.</text:span></text:p>
      <text:p text:style-name="P578">Батюк выжил, только сшитое из лоскутков лицо стало клетчатым. Мотоцикл у него отобрали и права тоже. С тех пор так и не выдают.</text:p>
      <text:p text:style-name="P578">В знак протеста он облысел. Устроился куда-то грузчиком. Вобщем, Батюк уже не легенда.</text:p>
      <text:p text:style-name="P578">Правда, мопед купил. Обделал по самое «не балýйся» <text:span text:style-name="T478">— </text:span>ветровое стекло, зеркала заднего вида, висюльки там всякие; все дела. Седло под длинным белым мехом.</text:p>
      <text:p text:style-name="P578">И, что примечательно, на мопед без шлёма не садится. Мотоциклетный шлём, тоже белый.</text:p>
      <text:p text:style-name="P578"/>
      <text:p text:style-name="P578">Теперь спрашивается — пойду я бомбануть его коноплю, а он вдруг выскочит — откуда мне знать что у него под тем белым шлёмом осталось?</text:p>
      <text:p text:style-name="P578">Вобщем, Славика я тоже привёз, раз уж места на всех хватает.</text:p>
      <text:p text:style-name="P578">Когда уже хорошо стемнело, мы с ним вышли.</text:p>
      <text:p text:style-name="P578"><text:span text:style-name="T79"><text:tab/><text:tab/><text:tab/>Раз пошли на дело — я и Рабинович..</text:span>.</text:p>
      <text:p text:style-name="P578">Ира очень нервничала и попросила запереть её в летней комнате.</text:p>
      <text:p text:style-name="P578">- В чём проблема? Изнутри запрись.</text:p>
      <text:p text:style-name="P578">- Нет — ты.</text:p>
      <text:p text:style-name="P579">Ну, запер снаружи и ключ ей обратно через форточку отдал — неизвестно ж когда вернёмся...</text:p>
      <text:p text:style-name="P579"/>
      <text:p text:style-name="P579">Всё-таки, много чего я никогда, <text:span text:style-name="T456">наверно,</text:span> так и не смогу понять...</text:p>
      <text:p text:style-name="P579"/>
      <text:p text:style-name="P579">Когда мы вернулись с добычей, Ира её продегустировала.</text:p>
      <text:p text:style-name="P579">Нет, она даже сигарет не курила, но по запаху травки определяла — «даст», или нет. С точностью до 80%.</text:p>
      <text:p text:style-name="P579">Вобщем «батюковка» оказалась из оставшихся 20%; я у себя на плантации <text:span text:style-name="T456">такую </text:span>б<text:span text:style-name="T456"> </text:span>не <text:span text:style-name="T456">сажал</text:span>.</text:p>
      <text:p text:style-name="P579"/>
      <text:p text:style-name="P579">А в Нежине, рядом с мостом через Остёр, что у базарной площади, Славик тоже выявил плантацию. Позвал меня, показал — пышные такие красотули, как перья страусиные.</text:p>
      <text:p text:style-name="P579">Но весь участок высоким забором обнесен, не то, что в Графском парке.</text:p>
      <text:p text:style-name="P579">Ну, пошли мы; а куда денешься — привычка...</text:p>
      <text:p text:style-name="P579">Значит, через забор я перелез и призрачной походкой краснокожего приблизился к однолетним деревцам.</text:p>
      <text:p text:style-name="P579"><text:soft-page-break/>Хата в стороне стоит, не мешает; свет лишь в одном окошке.</text:p>
      <text:p text:style-name="P579">Ну, пусть человек свою телепрограмму смотрит, я не против.</text:p>
      <text:p text:style-name="P579">Но только я шелестнýл пышными крас<text:span text:style-name="T480">отк</text:span>ами, смотрю — а по земле от хаты такие пульсирующие толчки докатываются «ты-дын! ты-дын!»; и свет <text:span text:style-name="T456">окна </text:span>закрылся силуэтом этой галопирующей собаки Баскервилей.</text:p>
      <text:p text:style-name="P572">Всё решилось в доли мгновенья, причём без меня — инстинктом, заложенным в наш спинной мозг бесчисленными поколениями загрызенных предков.</text:p>
      <text:p text:style-name="P572">Мне оставалось только наблюдать, как забор скакнул <text:s/>навстречу и моя правая толчковая лягнула его верхнюю рейку.</text:p>
      <text:p text:style-name="P572">Где-то невообразимо далеко внизу, возле мерцающей в ночной тьме узкой прожилки Остра, толчком волкодава сотрясся неразличимый уже забор.</text:p>
      <text:p text:style-name="P572">Я покинул верхние слои стратосферы, но на полпути к луне опомнился, что запаса воздуха в лёгких не хватит для возвращения на родную землю.</text:p>
      <text:p text:style-name="P572">Так я не стал «Аполлоном-14»...</text:p>
      <text:p text:style-name="P572">Славика спасло только то, что он успел отбежать от точки моего приземления.</text:p>
      <text:p text:style-name="P572">Потому что среди предков, формировавших наш спинной мозг, немало <text:span text:style-name="T456">кого расплющили</text:span>.</text:p>
      <text:p text:style-name="P553"/>
      <text:p text:style-name="P553">Четвёртый курс в колхоз не посылали, мы проходили школьную практику, но уже не в городских, а в сельских школах. На этот раз вместо отзыва школьного учителя — <text:s/>какие мы замечательные будущие педагоги — которым завершалась практика на третьем курсе, <text:span text:style-name="T422">каждую сборную группу практикантов отдавали под надзор кого-то из преподавателей с кафедры английского языка для оценки нашей профпригодности по результатам практики.</text:span></text:p>
      <text:p text:style-name="P554">Око за око, так сказать, ведь мы их тоже оценивали на протяжении четырёх лет.</text:p>
      <text:p text:style-name="P554"><text:span text:style-name="T423">Когда нас, первокурсников, разделили на группы обучения, к</text:span>уратор<text:span text:style-name="T423">ом</text:span> моей <text:span text:style-name="T423">стала Лидия Панова, влюблённая безответной любовью незамужней женщины в замдекана Близнюка, который, в свою очередь, безответно любит свою красавицу-жену.</text:span></text:p>
      <text:p text:style-name="P555">При помощи своей должности он её трудоустроил преподавательницей англофака сразу как только получила диплом об окончании НГПИ, но она его бросила и уехала с кем-то в Киев.</text:p>
      <text:p text:style-name="P555">Панова, с её гормональными усиками, широкими очками и толстым слоем марафета на лице, не имела шансов окрутить Близнюка, хотя девочки моей группы за неё болели, а сама она затевала с ним разговоры на английском языке, когда Близнюк имел неосторожность пройти под её балконом в пятиэтажке институтских преподавателей в Графском парке, по ту сторону Старого корпуса и здания музпеда.</text:p>
      <text:p text:style-name="P555">Куратором второй группы была Нонна, тоже в очках, но моложе Пановой и без косметической штукатурки. Однажды на каком-то субботнике Вирич подослал меня к ней со стаканом белого вина, типа, не хотите ли ситра — жажду утолить? Она улыбнулась мне приятной улыбкой и — отказалась. Нонна всем приятно улыбалась, но никого не арканила.</text:p>
      <text:p text:style-name="P555">Куратор третьей группы опять-таки носила очки, была блондинкой и полнейшей дурой. <text:span text:style-name="T424">Английским она владела в пределах упражнений учебника Гальперина для первого курса и неосознанно любила Сашу Брюнчугина — мальчика своей группы.</text:span></text:p>
      <text:p text:style-name="P556">К такому выводу меня склонила её привычка на каждом общем собрании факультета склонять его имя. Типа того римского сенатора, с его неизменным призывом разрушить Карфаген.</text:p>
      <text:p text:style-name="P556">Местный мальчик из зажиточной семьи, никому не грубит, пару раз в месяц появляется на занятиях. Чего ещё надо?</text:p>
      <text:p text:style-name="P556">Она буквально всех заколебала своим гласом вопиющей в пустыне.</text:p>
      <text:p text:style-name="P556">На четвёртом уже курсе в большой четвёртой аудитории опять вышла к кафедре:</text:p>
      <text:p text:style-name="P556">- Полюбуйтесь! Брюнчугин даже на общее собрание не изволил явиться!</text:p>
      <text:p text:style-name="P556">И тут даже ветер снаружи не выдержал и с размаху захлопнул раскрытые по случаю наступившей весны рамы высоких окон. Чуть стёкла не вылетели. Она аж пригнулась и позабыла что там дальше идёт про Карфаген.</text:p>
      <text:p text:style-name="P556">И, наконец, куратор без очков, куратор не женского пола, куратор четвёртой группы — Рома <text:soft-page-break/><text:span text:style-name="T425">Гуревич</text:span>. Он тоже еврей, как <text:span text:style-name="T425">остальные, известные мне Гуревичи </text:span>и <text:span text:style-name="T425">тот же </text:span><text:s/>Близнюк, <text:span text:style-name="T425">только</text:span> постарше и полысее. </text:p>
      <text:p text:style-name="P557">И он вечно чем-то занят и с кем-то говорит, и пылко жестикулирует. </text:p>
      <text:p text:style-name="P558">Один раз я пересдавал ему зачёт в Старом, разумеется, корпусе. </text:p>
      <text:p text:style-name="P558">Я проследил как он вышел и Нового корпуса в правильном направлении, вернулся к Старому и стал дожидаться его подхода. </text:p>
      <text:p text:style-name="P558">Через десять минут я забеспокоился и прочесал двести метров асфальтной дорожки между Старым и Новым корпусом. <text:s/>Он ещё только дошёл до угла Нового, постоянно останавливаясь и оживлённо дебатируя с каждым встречным-поперечным преподавателем.</text:p>
      <text:p text:style-name="P558">Я вернулся на исходную позицию, но уже сел на скамье под берёзами. Ещё через двадцать минут он, наконец, завиднелся возле большого печального бюста Гоголя. Есть середина пути! А куда денешься, если у тебя несданный зачёт?</text:p>
      <text:p text:style-name="P558">Шестьдесят две минуты ушло у Ромы, чтоб преодолеть эти грёбанные двести метров, <text:span text:style-name="T426">но, думаю, это не предел его возможностей. За это я и дал ему кличку «кипучий бездельник».</text:span></text:p>
      <text:p text:style-name="P559">Официальным его прозвищем было «Рома-Фонетист».</text:p>
      <text:p text:style-name="P559">Среди преподавателей он отличался самым чистым произношением звука «th» за что и начитывал магнитофонные плёнки с текстами про Паркеров, чтобы студенты их слушали и повторяли в кабинках лингафонной лаборатории. Не зря же его звали «Фонетист».</text:p>
      <text:p text:style-name="P559">Кроме фонетики была ещё масса других предметов, различных и нужных.</text:p>
      <text:p text:style-name="P559">К примеру, Сравнительная Лексикосемантографоструктуросиология — язык сломаешь, пока экзамен сдашь.</text:p>
      <text:p text:style-name="P559">Эту самую Лексикос.. ну, вобщем — ...логию <text:span text:style-name="T427">нам преподавала потомственная преподавательница. На ней эта династия обрывалась, потому что она была девственницей-пенсионеркой и целомудренно застёгивала свой преподавательский плащ огромной булавкой под самое горло.</text:span></text:p>
      <text:p text:style-name="P560">Заменить её никто не мог — она по этому предмету даже учебник написала. Тощая такая брошюрка со смазанным типографским шрифтом, автор... Фамилия такая... на <text:s/>свистящий, <text:span text:style-name="T425">кажется, </text:span><text:s/>звук, или, <text:span text:style-name="T425">всё-таки,</text:span> на шипящий?.. вобщем, короче, чем название предмета.</text:p>
      <text:p text:style-name="P560">Если она на лекции начинала позволять себе лишнее, ну, ходить там, по проходам между длинных столов-парт, типа — а как тут мои сравнительно шрифто-смазанные перлы конспектируются? — то ничего не стоило поставить её на место.</text:p>
      <text:p text:style-name="P560">Расстёгиваешь рубаху на груди, на две-три пуговицы, и слегка пощипываешь волосы на солнечном сплетении. </text:p>
      <text:p text:style-name="P560">Всё.</text:p>
      <text:p text:style-name="P560">Шипящая свистопляска кончилась — до звонка сидит как миленькая за преподавательским столом и упорно пялиться в свой план лекции, которую наизусть знает. </text:p>
      <text:p text:style-name="P560">Обожаю девственниц.</text:p>
      <text:p text:style-name="P560">Жомнир говорил, что после даже самого краткого разговора с нею его тянет принять ванну, <text:span text:style-name="T428">но о вкусах не спорят</text:span>.</text:p>
      <text:p text:style-name="P557">Не помню, пошёл ли я в душ после экзамена по этой самой сравнительной <text:span text:style-name="T427">— </text:span>как её? <text:span text:style-name="T427">—</text:span> на котором тоже пришлось грудь чесать.</text:p>
      <text:p text:style-name="P557">Но это всё предметы по специальности, а были ж ещё и общие, на которые являлись преподаватели с других факультетов и кафедр. И каждый мнил себя доном Корлеоне и вымогал уважения; типа, своей лекцией он сделал мне предложение, от которого я не смогу отказаться и, вернувшись в общагу, погружусь в штудирование преподанного предмета.</text:p>
      <text:p text:style-name="P557">Ага, как только — так сразу.</text:p>
      <text:p text:style-name="P561">Единственным, кто вызвал мою симпатию был С<text:span text:style-name="T429">а</text:span>мородницкий, по какой-то из философий. Он на экзамене закурил. Открыто так, вальяжно и вместе с тем культурно — достал пепельницу с крышкой и туда стряхивал. </text:p>
      <text:p text:style-name="P561">На его экзамен я пришёл из общаги и погнал какую-то околёсицу <text:span text:style-name="T429">совершенно от фонаря</text:span>, возможно даже из другой философии, но он вдруг заинтересовался и поставил мне четвёрку. Сказал, что мне нужно сменить факультет и что он мною займётся, но вскоре уехал в <text:soft-page-break/>Израиль.</text:p>
      <text:p text:style-name="P561"/>
      <text:p text:style-name="P561">Таким образом, практику я проходил в школе при сахарном заводе на станции Носовка — двадцать с чем-то минут от Нежина киевской электричкой и руководителем практикантов поставлен был Жомнир.</text:p>
      <text:p text:style-name="P561">Рано утром мы отправлялись туда с высокой платформы вокзала — сборная из десяти разногруппных студентов и он в своём широком преповском плаще и берете в сочетании с аксессуаром из <text:s/>портфеля с ввалившимися боками.</text:p>
      <text:p text:style-name="P561">Каждый одевается под свой имидж. <text:s/>Берет, плащ, портфель — читай «преподаватель».</text:p>
      <text:p text:style-name="P561">Можешь представить сантехника в таком же прикиде? То-то же.</text:p>
      <text:p text:style-name="P561"/>
      <text:p text:style-name="P561">Мне мать накануне практики пошила куртку. <text:span text:style-name="T430">Покроем как энцефалитка у геологов, но из толстой брезентухи зелёного цвета. Мне она понравилась, особенно цвет — робингудовский такой.</text:span></text:p>
      <text:p text:style-name="P562"/>
      <text:p text:style-name="P562">Самым ярким впечатлением от практики стала встреча по футболу между командами сахарного завода и локомотивного депо станции Фастов. Эта игра в чемпионате на кубок профкома <text:span text:style-name="T429">Ю</text:span>го-<text:span text:style-name="T429">З</text:span>ападной железной дороги проходила на пришкольном футбольном поле.</text:p>
      <text:p text:style-name="P562">Я вышел посмотреть на перемене и — приторчал.</text:p>
      <text:p text:style-name="P563">Стоял сентябрьский, подогретый солнцем денёк. По зелёной траве поля десятка два мужиков гонялись за одним мячом, а отдельный мужик гонялся за ними и свистел заливистыми трелями.</text:p>
      <text:p text:style-name="P563">Зрителей было раз-два и — обчёлся: во-первых, нахмуренный мужик в рабочей робе, во-вторых, я.</text:p>
      <text:p text:style-name="P563">Он считался «во-первых» потому, что первым тут стоял и стоял упорнее — мне понадобилось ненадолго отойти за деревья на краю поля, чтобы забить косяк.</text:p>
      <text:p text:style-name="P563">Вернувшись, я не стал приближаться ко второму зрителю, чтоб понапрасну не дразнить его обоняние; просто стоял на расстоянии двух пенальти и наслаждался игрой чемпионата.</text:p>
      <text:p text:style-name="P563">Оса укусом в шею обломала мне кайф.</text:p>
      <text:p text:style-name="P563">Я отшатнулся, дёрнулся и в паре метров за спиной увидел Игоря Рекуна, что крался с коварной усмешкой.</text:p>
      <text:p text:style-name="P563">Я не стал скрывать ни косяка, ни дыма.</text:p>
      <text:p text:style-name="P563">-Игорёк, если хочешь что-то спросить, говори прямо и спереди.</text:p>
      <text:p text:style-name="P564">Улыбка стёрлась, мол, нет, ничего, и он ушёл в школу, где прозвенел очередной звонок.</text:p>
      <text:p text:style-name="P564"><text:s/>Юный велосипедист доставил местным мужикам на поле допинг и они, погурголив с горлá, передавали бутылки друг другу, чтобы взбодрённо ринуться дальше.</text:p>
      <text:p text:style-name="P564">Правый полузащитник команды гостей передал пас своему центральному нападающему. Тот прошёл до угла штрафной и несильным, но точным ударом отправил мяч в нижний левый угол ворот.</text:p>
      <text:p text:style-name="P564">- Гол!- закричал нападающий и вся команда гостей.</text:p>
      <text:p text:style-name="P564">- Нету!- заорали местные мужики.</text:p>
      <text:p text:style-name="P564">Отбегая на свою половину поля, нападающий наткнулся на стенку из трёх местных.</text:p>
      <text:p text:style-name="P564">- Гола не было!- рыкнули они на него.</text:p>
      <text:p text:style-name="P564">- А я ничего и не говорю!- ответил он, оббегая вокруг выстроившейся стенки с нескрываемо довольной улыбкой.</text:p>
      <text:p text:style-name="P564">Говорить и доказывать не имело смысла — в воротах отсутствовала сетка, а судья в момент гола хлестал из поднесённой местными бутылки, задрав её горлышко к солнцу.</text:p>
      <text:p text:style-name="P564">Я подошёл ко второму зрителю и спросил напрямик:</text:p>
      <text:p text:style-name="P564">- Чё, был гол, или как?</text:p>
      <text:p text:style-name="P564">Рабочий молча хмуро кивнул.</text:p>
      <text:p text:style-name="P564">Я порадовался, что хоть и немая, но есть, таки, правда на свете.</text:p>
      <text:p text:style-name="P564">Судья назначил назначил свободный от ворот местных. Матч за первенство в чемпионате на <text:soft-page-break/>кубок <text:s/><text:span text:style-name="T430">профкома </text:span>Ю<text:span text:style-name="T430">го-</text:span>З<text:span text:style-name="T430">ападной железной дороги </text:span>закончился вничью, со счётом 0:0.</text:p>
      <text:p text:style-name="P564"/>
      <text:p text:style-name="P564">Жомнир предупредил, что, как руководитель практики, не может поставить мне больше тройки за хроническое ненаписание планов-конспектов к урокам. <text:s/>А я не мог себя заставить даже списать эти планы у Игорька; у меня физически не получалось рассаживать кукол вдоль крышки пианино.</text:p>
      <text:p text:style-name="P564">Я сказал, что пусть он не переживает и ставит что хочет. Мне это действительно было абсолютно... без разницы.</text:p>
      <text:p text:style-name="P564">Когда рядом с факультетским расписанием на третьем этаже Старого корпуса вывесили результаты практики четвёртого курса, моя тройка оказалась единственной.</text:p>
      <text:p text:style-name="P564">Жомнир всполошился, стал доказывать деканше, что это неправильно и он не знал что я всего один такой. Она неприступно ответила, что думать надо до заседания кафедры.</text:p>
      <text:p text:style-name="P564">Деканша косила под Алису Фрейндлих из «Служебного романа», просто ей Мягков не подвернулся, вот и зациклилась на неприступном официозе, поскольку была в разводе из-за половой несовместимости, а девушки англофака не выдают непроверенную инфу.</text:p>
      <text:p text:style-name="P564"/>
      <text:p text:style-name="P564">Ладно, хватит о посторонних.</text:p>
      <text:p text:style-name="P564">Местом твоего зачатия послужил четвёртый этаж общаги, причём место это приготовила сама Ира, <text:span text:style-name="T431">поскольку в той комнате проживали девушки, а я на физмате знал только ту пару из стройотряда, но они жили в городе.</text:span></text:p>
      <text:p text:style-name="P565">Перед этим я в очередной раз влюбился в Иру, но сперва прекратил полигамию.</text:p>
      <text:p text:style-name="P565">А как же? Ведь только Ире я обязан спасительным уколом от триппера.</text:p>
      <text:p text:style-name="P565">Так что на четвёртый курс я приехал осознавшим и перекованным, о чём сухо оповестил Свету при её поползновениях к прежней фамильярности. Мы стали шапочным знакомством.</text:p>
      <text:p text:style-name="P565">И Марии я вернул книжку Бабеля, правда, зачем-то выбрав для этого поздний вечер.</text:p>
      <text:p text:style-name="P565">Она открыла дверь на лестничную площадку в незастёгнутом халате поверх ночной сорочки.</text:p>
      <text:p text:style-name="P565">Если предположить возможность сдвигов времени, то в тот момент в её постели вполне мог лежать я и думать когда уже этому придурку дойдёт, что он не вовремя.</text:p>
      <text:p text:style-name="P565">Я не стал развивать эту теорию, а просто сдал книгу, поблагодарил и ушёл.</text:p>
      <text:p text:style-name="P565">И с тех пор свою любовь безраздельно дарил только Ире. Тем более, что опять же ж влюбился.</text:p>
      <text:p text:style-name="P565">Встретив её <text:s/>в филфаковском крыле на третьем этаже Старого корпуса, я уговорил Иру не ходить на пару и после звонка мы украдкой прошли по широкому пустому коридору к боковой лестничной клетке.</text:p>
      <text:p text:style-name="P565">Там мы свернули не вниз, а вверх, хотя четвёртого этажа в Старом корпусе нет и подъём преграждает перегородка с запертой дверью на чердак.</text:p>
      <text:p text:style-name="P565">Поднявшись до середины ступеней, мы поцеловались.</text:p>
      <text:p text:style-name="P565">Её классическая грудь под вязаным зелёным свитером оттенка речных водорослей — под стать её русалочьей причёске; шёлковая юбка на крепких бёдрах — <text:span text:style-name="T432">абстрактно тонкие белые гроздья на чёрном фоне, от портнихи Марии Антоновны, матери Ляльки; высокие австрийские сапоги на танкетке; её глаза, улыбка; стройный белый лотарингский крест переплёта в высоком окне у неё за спиной, которое смотрит в лазурную синь неба яркую, как на полотнах эпохи Возрождения; всплеск крыльев белых голубей за крестом — всё сложилось в картину, которую я буду видеть и вспоминать всю жизнь.</text:span></text:p>
      <text:p text:style-name="P566">Но я не хотел только лишь вспоминать, я хотел оставить её себе, или самому остаться в ней, среди этой до отчаянье невыразимой красоты.</text:p>
      <text:p text:style-name="P566">Поцелуи не помогли остановить мгновенье.</text:p>
      <text:p text:style-name="P566">У меня не оставалось иного выхода кроме как влюбиться.</text:p>
      <text:p text:style-name="P566"/>
      <text:p text:style-name="P566">Тем же вечером на лестнице в общаге Ира дала мне ключ от комнаты физматовок, чтоб я открыл и зашёл, а она придёт через минуту в целях конспирации.</text:p>
      <text:p text:style-name="P566">Мы не включили свет.</text:p>
      <text:p text:style-name="P566"><text:soft-page-break/>Это была койка у окна на невидимый за темнотой берег Остра.</text:p>
      <text:p text:style-name="P566">С Ирой предохранялся всегда я, то есть следил за тем, чтоб вовремя убраться во избежание абортов под наркозом или без.</text:p>
      <text:p text:style-name="P566">Но в тот вечер...</text:p>
      <text:p text:style-name="P566">...ещё немного!.. я ведь контролирую!.. рано ещё!.. ещё чуть-чуть!.. одну капелюшечку!.. у-у!.. опаньки!.. поздно... поезд ушёл...</text:p>
      <text:p text:style-name="P566"/>
      <text:p text:style-name="P566">Ты была в том поезде среди толпы точно таких же попутчиков, но оказалась чуть-чуть пошустрее.</text:p>
      <text:p text:style-name="P566"/>
      <text:p text:style-name="P566">Ну, а дальше — плавный переход к отработанной уже однажды технологии: как благородный человек я обязан жениться.</text:p>
      <text:p text:style-name="P566"/>
      <text:p text:style-name="P567">Когда Ира ещё училась в школе, то на мосту через Остёр нашла колечко. Обычное жёлтое колечко, какими торгуют киоски среди прочей бижутерии. Ира принесла его домой и её мама, Гаина Михайловна, огорчилась и опечалилась, но ничего не сказала дочери.</text:p>
      <text:p text:style-name="P567"/>
      <text:p text:style-name="P567">Был ли брак Иры с разведённым мною мезальянсом?</text:p>
      <text:p text:style-name="P567">Несомненно и неоспоримо.</text:p>
      <text:p text:style-name="P567">Достаточно сопоставить родительские пары:</text:p>
      <text:p text:style-name="P567">комплектовщица Рембазы — преподавательница немецкого языка Нежинского ордена Трудового Красного знамени государственного педагогического института имени Николая Васильевича Гоголя;</text:p>
      <text:p text:style-name="P567">слесарь Рембазы — заместитель директора Нежинского хлебокомбината.</text:p>
      <text:p text:style-name="P567">Однако, фактор наличия тебя, пусть даже ещё нерождённой, смягчал кастовые предрассудки, которые, кстати, давно уж были упразднены советским строем.</text:p>
      <text:p text:style-name="P567">И всё-таки, даже в эпоху развитого социализма всё восставало и противилось нашему браку.</text:p>
      <text:p text:style-name="P567">Начать с того, что во время поездки с Ирой в Киев у меня был кол в анусе.</text:p>
      <text:p text:style-name="P567">В Киеве предстояло отоварить талоны в салонах для новобрачных. </text:p>
      <text:p text:style-name="P567">Мне, со штампом о разводе в паспорте, никаких скидок на обручальное кольцо не полагалось, но моя сеста Наташа пообещала одолжить узкое золотое колечко, которое зачем-то носила на большом пальце руки.</text:p>
      <text:p text:style-name="P568">Что касается кола, то снаружи он не торчал, но внутри причинял невыносимую острую боль, превратив мою походку в шаркающее волочение ног полупаралитического старца или же молодого запорожца, <text:s/>снятого с <text:span text:style-name="T433">упомянутого</text:span> орудия казни по <text:span text:style-name="T433">чуть</text:span> запоздалой амнистии. Добейте меня, паны-братья!</text:p>
      <text:p text:style-name="P568">Бедная Ира! <text:span text:style-name="T434">О таком ли спутнике в </text:span>салон для новобрачных <text:span text:style-name="T434">мечтает любая</text:span> девушка в <text:span text:style-name="T433">своих</text:span> <text:span text:style-name="T434">заветных</text:span> грёзах? <text:s/><text:span text:style-name="T433">Отнюдь и ещё раз</text:span> отнюдь!</text:p>
      <text:p text:style-name="P568"/>
      <text:p text:style-name="P590">Мне же те мýки служат наглядным напоминанием истины от Гераклита: в одну и ту же речку не ходи — надерут задницу. Увы, премудрости былого нас ничему не учат, пока не сядем на ежа собственной голой ….</text:p>
      <text:p text:style-name="P590"/>
      <text:p text:style-name="P568">Тем не менее в ту поездку невеста была укомплектована, а мне куплены коричневые туфли голландской фирмы Topman. Они оказались на размер больше, но условия эпохи дефицита приучают не выпускать синицу из рук и через месяц я подарил их тестю — пришлись как раз впору.</text:p>
      <text:p text:style-name="P568">Вот для кого я волочил тот кол.</text:p>
      <text:p text:style-name="P568"/>
      <text:p text:style-name="P568">Мне вскоре полегчало и мы приступили к поискам костюма жениху. Мы прочесали универмаги крупных станций между Нежином и Киевом — Носовка, Кобыжчи, Бобровица — безрезультатно.</text:p>
      <text:p text:style-name="P568">Отыскался он лишь в Чернигове — вдали от электрофицированных магистралей — <text:span text:style-name="T435">и сидел </text:span><text:soft-page-break/><text:span text:style-name="T435">вполне прилично.</text:span></text:p>
      <text:p text:style-name="P568"/>
      <text:p text:style-name="P569">За неделю до свадьбы я оставил общагу и перешёл жить в трёхкомнатную квартиру родителей Иры.</text:p>
      <text:p text:style-name="P569">Старший из их четверых детей, Игорь, служил майором непонятных войск в Киеве; следующая за ним, Виктория, жила в Чернигове и работала в тамошнем музее. </text:p>
      <text:p text:style-name="P569">Затем шла Тоня, которая, по распределению после НГПИ, учила русскому языку и литературе детишек в закарпатской деревушке, покуда местный хлопец Иван с бандеровскими замашками не добился от неё взаимности.</text:p>
      <text:p text:style-name="P569">Не <text:span text:style-name="T436">в силах </text:span>преодолеть языковый барьер, он постучал в дверь юной учительницы и <text:span text:style-name="T436">немо </text:span>наставил на неё двустволку. В смысле, будь моей, или ничьей не будешь. Братья Ивана успели его обезоружить, но глубина чувств влюблённого тронула Тоню, чтоб выжить среди красот <text:s/>природы <text:span text:style-name="T436">Закарпатья</text:span>.</text:p>
      <text:p text:style-name="P569">Она вышла за него замуж, родила двоих детей и всей своей дружной молодой семьёй жила в одной из двух узких спален трёхкомнатной квартиры родителей.</text:p>
      <text:p text:style-name="P569">Её родителям оставался складной диван в проходной гостиной комнате с широким окном позади телевизора на большом квадратном столе, с которого можно снять клеёнку, раз<text:span text:style-name="T437">л</text:span>ожить и сделать праздничным. <text:s/><text:span text:style-name="T437">Ещё там стоял шкаф с зеркалом и лакированный сервант с посудой, над которым висела Неизвестная Крамского, презрительно взирая из-под страусиного пера <text:s text:c="2"/>на всю эту белиберду и сватовство майора на противоположной стене комнаты.</text:span></text:p>
      <text:p text:style-name="P570">Балкона в квартире не было по причине её расположения на первом этаже, но имелась «ниша» — кладовка с дверью из ДСП, <text:s/>в проходе между гостиной и спальней Тониной семьи.</text:p>
      <text:p text:style-name="P570">Меня с Ирой поместили во вторую, более узкую спальню с большим шифонером времён ХХ-го съезда КПСС и таким же трюмо-ветераном в промежутке между дверью и окном.</text:p>
      <text:p text:style-name="P570">Вдоль стены с таким же почти ковром, как у моих родителей, стояла двуспальная кровать для молодожёнов.</text:p>
      <text:p text:style-name="P570">Оставалось только пожениться.</text:p>
      <text:p text:style-name="P570"/>
      <text:p text:style-name="P571">Вечером накануне бракосочетания Гаина Михайловна предложила свои услуги для глажки брюк моего свадебного костюма. Гладила она, по её словам, виртуозно.</text:p>
      <text:p text:style-name="P571">Во время немецкой оккупации молодую девушку Гаину из глухого украинского села увезли в Германию и она там более двух лет работала как «гастарбайтер» в зажиточной немецкой семье, где и овладела этим искусством.</text:p>
      <text:p text:style-name="P49">Гладить брюки нужно с четырёх сторон.</text:p>
      <text:p text:style-name="P474">Во мне проснулся дух непокорённых юных пионеров-партизан и я отклонил её предложение. Мне тоже не впервой гладить брюки через кусок влажной марли.</text:p>
      <text:p text:style-name="P474">Закончив глажку я повесил брюки на стул в гостиной и ушёл спать.</text:p>
      <text:p text:style-name="P474">Меня разбудил плач Иры.</text:p>
      <text:p text:style-name="P474">Я вышел в гостиную и под угрюмо-траурное молчание Гаины Михайловны различил отпечаток утюга на одной из брючин на спинке стула.</text:p>
      <text:p text:style-name="P475">Бедная Ира!</text:p>
      <text:p text:style-name="P475">Ожёг, пусть и без чётких очертаний, явственно менял дымчастый оттенок тёмно-серых брюк во что-то зеленоватое. Я готов был поклясться, что накануне не видел ничего такого, но пропалина приходилась на одну из двух проглаженных мною сторон.</text:p>
      <text:p text:style-name="P475">Мне с трудом удалось уговорить Иру всё же поехать в ЗАГС — нам через слишком многое пришлось пройти, чтобы теперь пойти на попятную.</text:p>
      <text:p text:style-name="P475">Я торжественно пообещал ей прятать брючину в складки её длинного подвенечного платья. И почему это невесты перед свадьбой всегда плачут?</text:p>
      <text:p text:style-name="P475">Бедная Ира!</text:p>
      <text:p text:style-name="P475">В ЗАГСе пришлось очень долго ждать, потому что этот сволочь, мой свидетель Славик, явился лишь после того, как мой брат Саша поставил подпись вместо него. Хорошо хоть паспорт не проверили.</text:p>
      <text:p text:style-name="P475"><text:soft-page-break/>Да, мо<text:span text:style-name="T433">и</text:span> брат <text:span text:style-name="T433">и</text:span> сестр<text:span text:style-name="T433">а</text:span> приехали из Конотопа на бракосочетание, а пятичасовой электричкой отбыли обратно.</text:p>
      <text:p text:style-name="P475">И вот он — головокружительный миг обмена кольцами в знак любви и верности. <text:span text:style-name="T438">Палец невесты окольцован — жёлтое с бледным, золото поверх слоновой кости. Теперь уж не невеста, а жена берёт с блюдца кольцо для меня. <text:s/>Мой палец вдвигается... вдвигается палец... </text:span></text:p>
      <text:p text:style-name="P476">Колечко от Наташи застряло, сука, на суставе, хотя в предварительных пробах вроде, типа, <text:span text:style-name="T433">на</text:span>лазило... Я вполголоса обещаю молодой жене, что потом всуну и сжимаю руку в кулак для маскировки недонатянутого <text:s/>кольца.</text:p>
      <text:p text:style-name="P412"><text:tab/><text:tab/><text:tab/>Обручальное кольцо-О!</text:p>
      <text:p text:style-name="P476"><text:span text:style-name="T79"><text:tab/><text:tab/><text:tab/>Не простое украшенье..</text:span>.</text:p>
      <text:p text:style-name="P477">Бедная Ира!</text:p>
      <text:p text:style-name="P477">Но что ей оставалось делать? Зарождающийся материнский инстинкт не позволял оставить тебя незаконнорóжденной.</text:p>
      <text:p text:style-name="P477">Зато мой брат Саша на фотографиях из ЗАГСа вышел очень хорошо; смотрится как молодой сицилианский мафиозо.</text:p>
      <text:p text:style-name="P477">Потом молодые со свидетелями (Славик уже подменил Сашу) по нежинской традиции поехали прокатиться на такси.</text:p>
      <text:p text:style-name="P477">Мы заехали бибикнуть на привокзальной площади — автомобильный мост над железнодорожными путями уже был завершён; потом до городской черты по шоссе на Прилуки, где распили бутылку шампанского и вернулись на улицу Красных партизан, дом 26, квартира 11.</text:p>
      <text:p text:style-name="P478">Свадьбу гуляли скромно, по семейному — за исключением двух свидетелей, все свои.</text:p>
      <text:p text:style-name="P478">Телевизор сослали в угол, <text:s/>раздвижной стол накрыли пиршественными яствами — Гаина Михайловна нарезала целый эмалированный таз салата оливье — и напитками из сказочных концов «...мёд-пиво пил...» , только без мёда.</text:p>
      <text:p text:style-name="P478">Гаина Михайловна, как всякая правильно эрудированная женщина, давно прибрала мужа к рукам, скрутила в бараний рог и вила из него верёвки, <text:span text:style-name="T439">пользуясь паническим страхом мужиков пред перспективой стать рогатиком. Ходи по струнке и ограничивайся двумя стаканами пива в праздник, если тебе их не наставили пока что...</text:span></text:p>
      <text:p text:style-name="P479">Весьма растяжимое «если», однако.</text:p>
      <text:p text:style-name="P479">Тоня и Ваня по очереди держали малютку-дочку в своей спальне, а их трёхлетний Игорёк тоже сидел за столом.</text:p>
      <text:p text:style-name="P479">Потом и малютку принесли в гостиную, а молодые со свидетелями сменили её в спальне, которая, хоть и узкая, но позволяла потанцевать вчетвером под магнитофон принéсенный из общаги.</text:p>
      <text:p text:style-name="P479"/>
      <text:p text:style-name="P479">Когда мы с Ирой удалились в свою спальню для первой брачной ночи, я включил транзисторный радиоприёмник на столике перед трюмо.</text:p>
      <text:p text:style-name="P479">В ногах постели на побелённой стене висел ночник-бра, лампочка которого создавала полумрак с переливами красноватого света, словно светильник факел в средневековом замке. Одеяло оказалось слишком толстым и мы отбросили его сплетаясь в узаконенных супружеских объятиях.</text:p>
      <text:p text:style-name="P479">Всё шло не так уж плохо, но потом дверь в спальню распахнулась и мой тесть выключил транзистор.</text:p>
      <text:p text:style-name="P479">Я не стал прятать свою наготу, просто остановился сидя. Ира тоже замерла.</text:p>
      <text:p text:style-name="P479">Иван Алексеевич, не поднимая глаз вышел из спальни в беззвучном мерцании факела из ниши между ковром и шифонером. <text:span text:style-name="T440">Владетельный принц трёхкомнатного замка. </text:span></text:p>
      <text:p text:style-name="P480">Откуда я знал, что ему это громко? Мог бы просто крикнуть с дивана. Ладно, начнём сначала.</text:p>
      <text:p text:style-name="P480"/>
      <text:p text:style-name="P480">Потом три дня пришлось есть оливье, но пол-таза всё равно прокисло. А кто бы сомневался? Попробуй столько съесть без выпивки.</text:p>
      <text:p text:style-name="P480"/>
      <text:p text:style-name="P480"><text:soft-page-break/>Так, в общих чертах, заключаются мезальянсные браки.</text:p>
      <text:p text:style-name="P480"/>
      <text:p text:style-name="P481">Тесть, вобщем-то, мне нравился и я прощал ему отсутствие нормальных инструментов на полках ниши и его неверие в мои способности починить древний утюг. К тому же, когда трёхлетний Игорёк вытащил из кармана моих джинсов пригоршню конопляного семени и отнёс на табурет на кухне, тесть не стал усугублять разоблачение излишними вопросами, а уж он-то по должности своей разбирался в сортах зерна. </text:p>
      <text:p text:style-name="P481"/>
      <text:p text:style-name="P481">Сын брянского крестьянина, 18-летним новобранцем он попал в Харьковскую мясорубку, когда, очнувшись после поражения под Москвой, германский вермахт показала, что знает своё дело, искрошив несколько советских армий.</text:p>
      <text:p text:style-name="P482">Оглушённый мощью и потрясённый зрелищем артиллерийского расстрела, Ваня в толпе десятков тысяч прочих уцелевших <text:s text:c="2"/>был увезён в лагерь для военнопленных на территории Германии.</text:p>
      <text:p text:style-name="P482"/>
      <text:p text:style-name="P482">Между воюющими тогда сторонами имелась негласная договорённость — возмещать друг другу расходы на содержание пленных через нейтральные банки.</text:p>
      <text:p text:style-name="P482">Одна лишь страна Советов оставалась в стороне от этой договорённости, поскольку всякий попавший в плен красноармеец автоматически становился предателем родины.</text:p>
      <text:p text:style-name="P482">Отсюда разница в хавке для пленных различной национальности.</text:p>
      <text:p text:style-name="P482">Чтоб хоть чем-то кормить пленных красноармейцев, с оккупированных советских территорий в лагеря иногда приходили эшелоны с награбленными сельхозпродуктами.</text:p>
      <text:p text:style-name="P482"/>
      <text:p text:style-name="P482">В одном из вагонов такого эшелона оказалось несколько мешков чёрных семечек.</text:p>
      <text:p text:style-name="P482">Немцы не могли угадать назначение этого продукта — он не описан ни в одной кулинарной книге. Когда военнопленные показали как пользоваться семечками, рациональные немцы так и не смогли взять в толк, что важен не конечный результат — раскусывание мизерного зёрнышка, а сам процесс — грызи и плюй в предвкушении.</text:p>
      <text:p text:style-name="P482">Так эти мешки и валялись, нерационально загр<text:span text:style-name="T441">о</text:span>м<text:span text:style-name="T441">о</text:span>ж<text:span text:style-name="T441">д</text:span>ая складское помещение, <text:span text:style-name="T441">покуда один охранник не сообразил как их применить.</text:span></text:p>
      <text:p text:style-name="P483">Он <text:s/>организовал спортивное мероприятие — забеги на сто метров. Победитель получал пакет семечек.</text:p>
      <text:p text:style-name="P483">Под крики охранников-болельщиков, молодой и рослых, хотя и отощавший Ваня прибежал первым и получил приз. <text:s/>Во втором забеге он снова был недосягаем, но охранник сказал, что хватит с него и отдал семечки пришедшему вторым.</text:p>
      <text:p text:style-name="P483">Мой тесть обиделся и перестал принимать участие в последующих соревнованиях, но мне рассказывал, что те семечки были самыми вкусными в его жизни.</text:p>
      <text:p text:style-name="P483"/>
      <text:p text:style-name="P483">Пленные бегали не только на 100 метров, но и из лагеря тоже. Их ловили, привозили обратно и показательно казнили, что не останавливало последующих беглецов.</text:p>
      <text:p text:style-name="P483">И это понятно, ведь иногда чувствуешь, что да пошло оно всё, потому что тебе уже пó …</text:p>
      <text:p text:style-name="P483"/>
      <text:p text:style-name="P483">Когда у Вани подкатил такой момент, он, учитывая опыт предыдущих товарищей, не пошёл на восток, а свернул на запад и потому оказался во Франции.</text:p>
      <text:p text:style-name="P483">Около года семья французского фермера прятала его в сарае от немецких патрулей, а в отсутствие патрулей он помогал по хозяйству.</text:p>
      <text:p text:style-name="P483">Потом американцы открыли второй фронт и освободили его. Но они не остановились на достигнутом, а продвигались всё дальше и дальше, пока не освободили украинскую девушку Гаину от работы в зажиточной немецкой семье.</text:p>
      <text:p text:style-name="P483"/>
      <text:p text:style-name="P483">Когда Сталин потребовал от своих союзников вернуть всех освобождённых из немецкого плена, американцы не стали спорить.</text:p>
      <text:p text:style-name="P483"><text:soft-page-break/>Ваню и Гаину, среди множества таких же как они, отвезли во французский портовый город, где они, кстати, и познакомились, а оттуда пароходом в город Ленинград.</text:p>
      <text:p text:style-name="P484">Судьба благоволила им — подавляющее большинство побывавших в Германии пленных на восток повезли в железнодорожных составах, а на границе с СССР, где у путей меняется ширина между рельсами, их перегружали в эшелоны товарных вагонов и гнали составы по необъятным просторам нашей родины в лагеря ГУЛАГа, в Сибирь и на Крайний Север.</text:p>
      <text:p text:style-name="P484">За что?</text:p>
      <text:p text:style-name="P484">Заранее. Чтоб<text:span text:style-name="T442">ы</text:span> воспоминаниями о пережитом в немецком плен <text:s/>не подпортили <text:span text:style-name="T442">б</text:span>, часом,картину <text:span text:style-name="T442">старательно слагаемую в умах и памяти советского народа</text:span>.</text:p>
      <text:p text:style-name="P484"><text:span text:style-name="T79"><text:tab/><text:tab/><text:tab/></text:span><text:span text:style-name="T81">Ничто не забыто, никто не забыт..</text:span><text:span text:style-name="T442">.</text:span></text:p>
      <text:p text:style-name="P485">При условии, что воспоминания <text:s/>правильно процензурированы.</text:p>
      <text:p text:style-name="P484">Даже у меня, воспитанного на ярких примерах <text:s/>из советской литературы и кинематографа, рухнуло немало стереотипов, когда я случайно услыхал разговор тёщи по телефону с её подругой, тоже прошедшей ад немецкого плена:</text:p>
      <text:p text:style-name="P484">- ...а помнишь, как на 23 февраля мы купили шампанское и пошли поздравить наших ребят-лётчиков?</text:p>
      <text:p text:style-name="P484"><text:span text:style-name="T443">Т</text:span>а-<text:span text:style-name="T443">д</text:span>ах!!!</text:p>
      <text:p text:style-name="P484">Оказывается, не только Штирлиц пил спиртное в этот день, но и пленённые советские асы тоже...</text:p>
      <text:p text:style-name="P484"/>
      <text:p text:style-name="P484">В Ленинграде Ваня и Гаина оформили свой брак и тут же завербовались на работу в одну из советских центральноазиатский республик. И это правильно, там они смогли пересидеть последующие отловы бывших военнопленных <text:span text:style-name="T442">и прочих, повидавших несоветскую жизнь.</text:span></text:p>
      <text:p text:style-name="P485">В советских лагерях им не пришлось бы угощаться семечками. Наша лагерная система самая гуманная в мире и не продляет твои муки унизительными призами за спортивные достижения.</text:p>
      <text:p text:style-name="P485"/>
      <text:p text:style-name="P485">Прочтя в центральной прессе о ликвидации последствий культа Сталина, <text:s/>они переехали на Украину, для начала осев в сельской местности, а потом доросли и до Нежина.</text:p>
      <text:p text:style-name="P485"/>
      <text:p text:style-name="P485">Когда-то мой отец пытался объяснить мне, что продвижение жизни вперёд происходит по спирали. Я так его и не понял, хотя для наглядности он рисовал в воздухе <text:s/>круги указательным пальцем.</text:p>
      <text:p text:style-name="P485"/>
      <text:p text:style-name="P485">Судьба Ивана Алексеевича может послужить доводом в пользу этой теории.</text:p>
      <text:p text:style-name="P485">Мы ходим по кругу одних и тех же событий в своей жизни, но из-за спиралевидности они обрастают новыми <text:s/>признаками и <text:s/>подробностями, поэтому и не распознаём их повторения, двигаясь мимо и — дальше.</text:p>
      <text:p text:style-name="P485">Не знаю проводил ли мой тесть какие-то параллели между выигранными им семечками и своей должностью на нежинском хлебокомбинате. Ведь суть одна — распоряжение зерном.</text:p>
      <text:p text:style-name="P485">Хотя зачем ему это.</text:p>
      <text:p text:style-name="P485"/>
      <text:p text:style-name="P486">На четвёртом курсе я стал почти примерным студентом — <text:s/>посещаемость занятий возросла у меня неимоверно.</text:p>
      <text:p text:style-name="P486">Не мог же я оставаться в квартире, когда Ира идёт в институт.</text:p>
      <text:p text:style-name="P486">На лекциях я углублялся в долгую историю Иосифа и его братьев. Она становилась намного выпуклее и неторопливей после выкуренного косяка.</text:p>
      <text:p text:style-name="P486">По звонку после последней пары я спускался в раздевалку на первом этаже, дожидался Иру и помогал ей одеть пальто в рукава. Затем среди шума и гама одевающихся студентов я отыскивал белую пушинку на своём пальто, снимал её, одевал его и мы шли домой...</text:p>
      <text:p text:style-name="P486">Эта белая паутинная пушинка появлялась на пальто всякий раз, если я выкуривал косяк в учебном заведении.</text:p>
      <text:p text:style-name="P486"><text:soft-page-break/>Да, вместо кожуха я ходил уже в демисезонном тёмно-верблюжьем пальто, которое купил ещё у Алёши Очерета, когда тот был на последнем курсе.</text:p>
      <text:p text:style-name="P486">Феномен пушинки я про себя окрестил «бог шельму метит». <text:span text:style-name="T444">Иногда, в виде эксперимента, я воздерживался и она не появлялась. Так что прежде, чем одеть пальто я осматривал его в поисках белой метки. Она ни разу не подвела.</text:span></text:p>
      <text:p text:style-name="P486"/>
      <text:p text:style-name="P487">Моя любовь к Ире всё углублялась. Иногда она просила не смотреть на неё так упорно, особенно на людях, а я всё ещё надеялся остановить мгновенье.</text:p>
      <text:p text:style-name="P487"><text:span text:style-name="T79"><text:tab/><text:tab/><text:tab/>Он смотрел на неё, как смотрит пёс на хрустальную вазу..</text:span>.</text:p>
      <text:p text:style-name="P487">Изредка мы приходили в общагу, чтобы чинно расписать пулю в 72-й комнате.</text:p>
      <text:p text:style-name="P487">Из-за того, что она в положении, за преферансом мы не курили. Только Двойка иногда, с выучкой корнета лейб-гвардии просил её разрешения и дымил на зависть мне и Славику, пока Ира, сидя на койке у окна, кромсала ножницами взятую у меня «беломорину».</text:p>
      <text:p text:style-name="P487">Она не делала секрета из своей беременности, ещё на втором месяце заказала у Лялькиной матери просторный элегантный сарафан из коричневой материи.</text:p>
      <text:p text:style-name="P487">Однажды уже по весне, она первой вышла из общаги пока я задержался в вестибюле с Двойкой. Когда я вышел, она стояла возле здания и скандалила со студентом в окне этажа <text:span text:style-name="T445">биофака</text:span>. Не поняв смысла сарафана, <text:span text:style-name="T445">второкурсник</text:span> попытался зацепить её; <text:span text:style-name="T446">борзый второкурсник</text:span>. Я потребовал от него извинений даме и получил наглый отказ. <text:span text:style-name="T447">Пока я подымался к нему в комнату ко мне присоединился Двойка, но и их оказалось трое. </text:span></text:p>
      <text:p text:style-name="P488">Последовала неразборчивая драка с переменным успехом, из соседних комнат подбегало подкрепление. Мне запомнился момент, когда я стоял на койке, а один из них явно хотел получить от меня удар ногой в лицо, но я сдержался. </text:p>
      <text:p text:style-name="P488">Под конец я лежал на полу заваленный телами трёх противников, которые старались меня обездвижить, а где-то в углу Двойка отбивался от остальных. </text:p>
      <text:p text:style-name="P488">В этот момент дверь распахнулась и на пороге встала Ира с неизвестно где взятой линейкой в руках и громким криком:</text:p>
      <text:p text:style-name="P488">- Всех перережу!</text:p>
      <text:p text:style-name="P488">Меня настолько поразила абсурдность ситуации — пиратский крик Иры, эта деревянная линейка и ты у неё в животе — что я захохотал. Все присутств<text:span text:style-name="T448">ующие последовали моему примеру.</text:span></text:p>
      <text:p text:style-name="P489"><text:span text:style-name="T445">Не получается</text:span> всерьёз драться с кем только что смеялся заодно. Мне помогли подняться и мы ушли.</text:p>
      <text:p text:style-name="P489"/>
      <text:p text:style-name="P489">Невозможность остановить мгновенье заставила меня поменять приоритеты.</text:p>
      <text:p text:style-name="P489">Моей задачей стало охранять её. Охранять от суматохи в раздевалке. От её подружек со змеиными жалами:</text:p>
      <text:p text:style-name="P489">- Привет. Ой, ты как-то подурнела сегодня.</text:p>
      <text:p text:style-name="P489">Охранять от всего этого мира, готового в любой момент нанести удар откуда не ждёшь. Поэтому я затаился и следил за ним.</text:p>
      <text:p text:style-name="P489">Такая моя позиция привела к отчуждению от общаги, от курса, от института.</text:p>
      <text:p text:style-name="P489">Только с <text:s/>Жомниром я продолжал общаться. Он стал научным руководителем моей курсовой работы «Ирония в рассказе В. С. Моэма «The Judgement Seat». </text:p>
      <text:p text:style-name="P489">Кроме того он был нужен мне, чтобы в этом недоброжелательном мире отгородить место для нас с Ирой. Он обещал «засватать» мои переводы в какое-нибудь из книжных издательств в Киеве, где у него есть связи. Для сборника понадобится 202-25 рассказов.</text:p>
      <text:p text:style-name="P489">Я продолжал приходить к нему домой и он в шутку говорил, что его жена, Мария Антоновна, в меня влюбилась.</text:p>
      <text:p text:style-name="P489">Они жили в трёхкомнатной квартире на пятом этаже по улице Шевченко, потому что их дети уже повзрослели и отделились. Сыновья — в Россию, дочка — замуж.</text:p>
      <text:p text:style-name="P489">Жили они только в двух комнатах, третью Жомнир превратил в архивный кабинет — стол, стул и стеллажи до потолка из толстых досок, заваленные кипами папок с завязками, <text:soft-page-break/><text:span text:style-name="T449">стопками книг и просто бумагами, да ещё окно в стене напротив двери.</text:span></text:p>
      <text:p text:style-name="P472">Мне это нравилось.</text:p>
      <text:p text:style-name="P472">Ещё мне понравился рассказ Иры о бесчеловечности Жомнира. Его семья тогда жила в пятиэтажке родителей Иры и во время ремонта квартиры он поделил площадь полов на количество членов семьи, покрасил причитающуюся ему квадратуру, поставил кисть в банку с водой, пожелал остальным трудовых успехов и — умыл руки.</text:p>
      <text:p text:style-name="P472">Жена Жомнира, Мария Антоновна, бесшумная женщина с седыми до чистой белизны волосами, <text:s/>дала мне книгу стихов Цветаевой и заставила её полюбить.</text:p>
      <text:p text:style-name="P472">Прежде я считал, что поэтессы способны лишь кружева плести, в смысле, выдавать дамское рукоделье за высокую поэзию.</text:p>
      <text:p text:style-name="P472">Марина не такая, она умеет, когда надо, насиловать слова.</text:p>
      <text:p text:style-name="P472"/>
      <text:p text:style-name="P472">Я вспомнил её в тамбуре электрички, когда ехал из Конотопа. Туда я продолжал ездить, хотя и не так часто. Из чувства долга перед Леночкой. </text:p>
      <text:p text:style-name="P472">Она всегда была хорошим ребёнком и я её даже любил. Просто не умею играть и сюсюкать с детишками. Больше, чем на десять минут меня не хватает.</text:p>
      <text:p text:style-name="P472">В тамбуре я покурил и вдруг ни с того, ни с сего начал ощупывать лацкан своего верблюжьего пальто. В его уголке пряталась длинная портновская игла целиком вонзённая между слоями материи.</text:p>
      <text:p text:style-name="P472">Достать её оказалось непросто. Тоже самое повторилось и со вторым лацканом.</text:p>
      <text:p text:style-name="P472">Вонзённая игла — точь-в-точь как в той ранней поэме Цветаевой.</text:p>
      <text:p text:style-name="P472">Я выбросил иглы в прорези над стеклом в дверях грохочущей к Нежину электрички.</text:p>
      <text:p text:style-name="P472">Откуда они взялись? Воткнула мать, как в той поэме? Или купил их вместе с пальто у Алёши? И что заставило меня найти их?</text:p>
      <text:p text:style-name="P472">На некоторые вопросы я так и не смогу узнать ответа. Никогда...</text:p>
      <text:p text:style-name="P472"/>
      <text:p text:style-name="P472">Тёщу мою беспокоили мои визиты к Жомниру. Она переживала чем меня там угощают — лишь бы не варёной колбасой.</text:p>
      <text:p text:style-name="P472">По-видимому, она боялась, что колбасой можно перепрограммировать человека, сделать из него зомби, как в фильме «Матрица». Она не знала, что я — робот нового поколения, которые зомбируются через печатный текст.</text:p>
      <text:p text:style-name="P472">Гаина Михайловна, а ничего, что Жомнир дал мне книгу Гессе, в прозе которого один абзац может тянуться страницы две?</text:p>
      <text:p text:style-name="P472">О том, что печатный текст через <text:s/>зомбированного меня <text:s/>воздействует на окружающую действительность мне стало известно из личного опыта.</text:p>
      <text:p text:style-name="P472">Например, в туалете квартиры родителей Иры для гигиены нарезан журнал «За рулём». Сидя на унитазе, я прочитываю статью о большегрузных автомобилях, прежде, чем употребить её в качестве туалетной бумаги. Выхожу из дому — опаньки! Улицу Красных партизан невозможно перейти — запружена потоком КАМАЗов и БЕЛАЗов. Потом мне, конечно, вкручивают, будто на московской трассе ремонтировали дорожное покрытие и направили движение в объезд, через Нежин.</text:p>
      <text:p text:style-name="P472">Так они с этим ремонтом ждали пока схожу прочесть нарезку из журнала «За рулём»?</text:p>
      <text:p text:style-name="P472"/>
      <text:p text:style-name="P472">Отношения с Гаиной Михайловной у меня сложились по классическому образцу «зять — тёща», но с поправкой на интеллигентность относящихся.</text:p>
      <text:p text:style-name="P472">Сперва всё шло нормально, но через пару недель она вдруг начала застёгивать отложной воротник своего халата булавкой под горлом.</text:p>
      <text:p text:style-name="P490">Халат домашний, с глубоким вырезом, но я этого даже как-то и не замечал. Но теперь деваться некуда — между булавкой и верхней пуговицей образовалась широкая прореха, а любая прореха притягивает взгляд.</text:p>
      <text:p text:style-name="P490">Я не стал интересоваться у предыдущего зятя случался ли такой симптом <text:s/>раньше и с какой периодичностью. Просто пришлось держать взгляд на привязи. Хотя что там увидишь? <text:soft-page-break/>Женщина давно привяла.</text:p>
      <text:p text:style-name="P490"/>
      <text:p text:style-name="P490">Однажды мы с ней остались наедине во всей квартире. За окном вечерело.</text:p>
      <text:p text:style-name="P490">Я сидел на диване, она стояла опёршись спиной на шкаф с зеркалом и рассказывала мне как её везли эшелоном в Германию. Её и много других молодых девушек.</text:p>
      <text:p text:style-name="P490">Под стук колёс вагон пошатывало на стыках рельсов. Страшила неизвестность того, что будет дальше и очень хотелось пить. Некоторые девушки плакали.</text:p>
      <text:p text:style-name="P490">Эшелон остановился в поле. Охранники распахнули двери вагонов и что-то кричали — она ещё не знала немецкого.</text:p>
      <text:p text:style-name="P490">Неподалёку в ложбине протекал ручей. Им показали, что можно к воде. Они радостно бросились к ручью; пили, умывали лица.</text:p>
      <text:p text:style-name="P490">Вдруг раздались крики и застрочил автомат — одна из девушек хотела убежать и её убили.</text:p>
      <text:p text:style-name="P490">Обратно к вагонам их всех провели мимо убитой. Она лежала на спине с открытыми глазами и была такая красивая.</text:p>
      <text:p text:style-name="P490">В комнате сгустились сумерки, Гаина Михайловна стояла приложив ладони к дверце шкафа за спиной, опустив голову над убитой красавицей. Сейчас она была там и чувствовала себя той молодой Гаиной.</text:p>
      <text:p text:style-name="P490">Мне жалко было убитую и жалко Гаину Михайловну, пережившую этот ужас. Хотелось что-то сделать или сказать, но я не знал что именно, поэтому встал с дивана и молча щёлкнул выключателем.</text:p>
      <text:p text:style-name="P490">Свет люстры всё разбил — вместо испуганной девушки Гаины у шкафа стояла пожилая женщина с нелепой прорехой из воротники и злым взглядом из-под крашенной пряди волос.</text:p>
      <text:p text:style-name="P490">А нечего чары ломать.</text:p>
      <text:p text:style-name="P490">Так я оказался <text:span text:style-name="T450">классически неприемлемым зятем.</text:span></text:p>
      <text:p text:style-name="P490"/>
      <text:p text:style-name="P491">Лично я особого антагонизма к тёще не испытывал, но не могу не отметить, что у бабушки твоей порою чувства брали верх над разумом.</text:p>
      <text:p text:style-name="P491">Она была непримиримой антисемиткой. Наверное, сказывались годы проведённые в зажиточной немецкой семье. Люди склонны подражать чувствам окружающих.</text:p>
      <text:p text:style-name="P491">Снятый из деканов англофака Антонюк, за то, что вечерами партизанил с карандашом против фамилий Близнюка и Гуревича, так и остался в её глазах героем.</text:p>
      <text:p text:style-name="P491">Её возмущало, что кругом одни евреи и возмущало безразличие мужа к её возмущениям против эскалации сионизма.</text:p>
      <text:p text:style-name="P491">Развернёт перед носом газету и, когда уже никто не помнит о чём с ним говорила, отвечает:</text:p>
      <text:p text:style-name="P491">- Что? <text:span text:style-name="T451">Ну, д</text:span>а...</text:p>
      <text:p text:style-name="P491">Опора в жизни называется.</text:p>
      <text:p text:style-name="P491"/>
      <text:p text:style-name="P491">В своей борьбе с сионизмом она даже ходила на приём к недавно назначенному ректору — открыть глаза на вопиющее размножение колен Израилевых по всем факультетам.</text:p>
      <text:p text:style-name="P491">До смешного доходит — пойти к ректору, одесскому еврею Арвату, — жаловаться на засилье нежинских евреев в НГПИ!</text:p>
      <text:p text:style-name="P320"><text:span text:style-name="T452">E</text:span>ine <text:span text:style-name="T453">lächerlich</text:span> Wasserkunst!.. <text:span text:style-name="T454">или как там у Рильке.</text:span></text:p>
      <text:p text:style-name="P320"/>
      <text:p text:style-name="P321">Но жизнь не стояла на месте, живот у Иры рос. По нему уже начали пробегать волны от твоих коленок и пяток. Довольно крепкие были — мой нос это помнит.</text:p>
      <text:p text:style-name="P322">И вот однажды Ира испуганным голосом сказала мне позвать её маму. Та пришла в спальню.</text:p>
      <text:p text:style-name="P322">- Что это, мама?</text:p>
      <text:p text:style-name="P322">На безупречно гладкой статуэтной коже, внизу, под совсем уже большим животом наметились неровные бороздки.</text:p>
      <text:p text:style-name="P322">- Затяжки.</text:p>
      <text:p text:style-name="P322">- Это пройдёт после родов?</text:p>
      <text:p text:style-name="P322">Гаина Михайловна, хмуро опустив голову, промолчала.</text:p>
      <text:p text:style-name="P322"><text:soft-page-break/>Началась экзаменационная сессия. Иру почти не спрашивали, сразу говорили дать зачётку.</text:p>
      <text:p text:style-name="P322"/>
      <text:p text:style-name="P322">Вечером 14 июня у Иры отошли воды и мы с ней пошли в роддом.</text:p>
      <text:p text:style-name="P322">Там удивились, что роженица явилась пешком, отдали мне её одежду, а саму Иру увели в предродовую палату.</text:p>
      <text:p text:style-name="P322">Там я уже не мог её охранять.</text:p>
      <text:p text:style-name="P322">Одежду я отнёс домой и пришёл обратно.</text:p>
      <text:p text:style-name="P322">Метров за двести от роддома у тротуара виднелся большой КАМАЗ-фургон с потушенными фарами. Только поверх кабинки светились, словно в гребне дракона, три горящие красноватой злобою глаза.</text:p>
      <text:p text:style-name="P322">При моём приближении КАМАЗ вдруг прыгнул вперёд и из длинной лужи на мостовой грянула поверх бордюра волна грязной пены. Я успел подпрыгнуть; пена с шипением уползла восвояси. Я приземлился на мокрый тротуар.</text:p>
      <text:p text:style-name="P322">Убирайся, дракон, в своё логово — некогда с тобой возиться, сегодня у меня миссия поважнее. КАМАЗ уфырчал в сторону Красных партизан.</text:p>
      <text:p text:style-name="P322">В приёмной мне сказали, что ещё нет и роды состоятся утром.</text:p>
      <text:p text:style-name="P322">Роддом находился в длинном одноэтажном здании, вход с торца. Сбоку от здания стояла шатрообразная беседка, как в стройбате, но пошире и без выемки-урны в центре.</text:p>
      <text:p text:style-name="P322">Я зашёл в беседку, сел на брусья скамьи вдоль её круглой стенки и начал ждать. В пустой узкой <text:s/>спальне без Иры мне нечего делать.</text:p>
      <text:p text:style-name="P322">От ворот к приёмной прошла пара — мужчина вёл беременную. Обратно он ушёл один. Значит, не только мы так. Наверно, день такой.</text:p>
      <text:p text:style-name="P322">Высоко над роддомом светила полная луна. Я выкурил косяк и она стала далёким выходом из длинного туннеля с пульсирующими стенками.</text:p>
      <text:p text:style-name="P323">Окно родильной палаты смотрело <text:s/>на беседку и было распахнуто настежь. Что это родильная я догадался, когда там вспыхнул свет зачернённый мелкой металлической сеткой от комаров и раздались крики роженицы.</text:p>
      <text:p text:style-name="P323">Это кричала не Ира, не её голос, наверное, та, что пришла второй. Когда свет погас, я на всякий сходил в приёмную. А вдруг роды меняют голос.</text:p>
      <text:p text:style-name="P323">Мне сказали, что нет ещё.</text:p>
      <text:p text:style-name="P323">Косяков я больше не курил, тот первый остался единственным.</text:p>
      <text:p text:style-name="P323">Когда закричала вторая, я узнал родной голос — Ира!</text:p>
      <text:p text:style-name="P323">Но в приёмной мне сказали, что нет ещё.</text:p>
      <text:p text:style-name="P323">Меня послали к окну предродовой, с другой стороны здания.</text:p>
      <text:p text:style-name="P323">Ира приподнялась к подоконнику и через полуприспущенные от боли веки недоверчиво смотрела, что я ещё тут. Она сказала мне уходить, что роды будут в девять.</text:p>
      <text:p text:style-name="P323">Она не понимала, что я её охраняю от этого мира с его КАМАЗАМи-драконами и старшей акушеркой Кердун, к которой Ира так боялась попасть, она такая грубая — все на неё жалуются.</text:p>
      <text:p text:style-name="P323">- Кердун на смене?</text:p>
      <text:p text:style-name="P323">- Нет.</text:p>
      <text:p text:style-name="P323">Я вернулся в беседку. Сидел обхватив себя руками от холода. В белёсых предрассветных сумерках круг беседки пересёк непонятный <text:s/>тёмный шар с белым цилиндром спереди. Только когда он скрылся в траве, я догадался, что это ёжик, чья мордочка застряла в стаканчике из-под мороженого.</text:p>
      <text:p text:style-name="P323">Лучи солнца протянулись к белым облакам. Скоро согреюсь. Из центра крыши вдруг пробежала отвесная нить паутины с тяжёлым пауком на конце. Едва он достиг пола, поперёк беседки пропорхнул воробей.</text:p>
      <text:p text:style-name="P324">Видеть я умею знаки; жаль читать их <text:span text:style-name="T548">не могу</text:span>.</text:p>
      <text:p text:style-name="P323">Ёжик, паук, птица. Трое волхвов?</text:p>
      <text:p text:style-name="P323">В родильной опять кто-то начал кричать. Когда <text:s/>крики стихли <text:span text:style-name="T455">две женщины за сеткой позвали меня подойти. Одна из них держала младенца в воздетых руках. Между ножек что-то </text:span><text:soft-page-break/><text:span text:style-name="T455">болталось.</text:span></text:p>
      <text:p text:style-name="P323">«<text:span text:style-name="T455">Сын!»- успел я подумать.</text:span></text:p>
      <text:p text:style-name="P323">- <text:span text:style-name="T455">Поздравляем с дочкой!</text:span></text:p>
      <text:p text:style-name="P323">«<text:span text:style-name="T455">Пупок»,- поправил я сам себя.</text:span></text:p>
      <text:p text:style-name="P319">Тёща встретила меня улыбкой и поздравлениями — она позвонила в роддом по телефону.</text:p>
      <text:p text:style-name="P319">Я занял деньги у Тони и побежал на базар.</text:p>
      <text:p text:style-name="P319">Тоня дала мне 25 руб., более мелких у неё не нашлось.</text:p>
      <text:p text:style-name="P319">Я метался по базару, скупая букеты роз. Розы, мне только розы. Пока не кончились 25 руб.</text:p>
      <text:p text:style-name="P319">Тогда я снова поспешил к роддому, таща этот шар из букетов. Одноногий инвалид на костылях рядом с пятиэтажкой тёщи радостно мне улыбнулся — он знал куда я спешу.</text:p>
      <text:p text:style-name="P319">Сестре в приёмной роддома пришлось позвать на помощь ещё двух, чтоб занести цветы в коридор.</text:p>
      <text:p text:style-name="P319">Ира потом рассказывала, что ещё лежала там на каталке и её ненадолго покрыли теми розами, потому что в палату цветы нельзя.</text:p>
      <text:p text:style-name="P319">Потом букеты поделили между медсёстрами и акушерками, и те забрали по домам. Достался даже и Кердун, которая с утра заступила на смену.</text:p>
      <text:p text:style-name="P319">Неважно! Главное — <text:s/>что ты родилась.</text:p>
      <text:p text:style-name="P319"><text:span text:style-name="T79"><text:tab/><text:tab/><text:tab/>Миллион, миллион, миллион алых роз..</text:span>.</text:p>
      <text:p text:style-name="P731"/>
      <text:p text:style-name="P731">Египтологи до сих пор спорят зачем прекрасным женским лицам сфинксов приделывали висячую бороду.</text:p>
      <text:p text:style-name="P281">Разгадку показала Ира. То есть сначала она показала мне в окно тебя. Белая ткань туго обвивала тебя с головой, оставляя лишь кружок лица с накрепко зажмуренными глазами. Такая же ткань угловато топорщилась поверх волос Иры, а половина её лица пряталась под широкой повязкой, как у грабителей банков только белой.</text:p>
      <text:p text:style-name="P281">Она отнесла тебя куда-то, снова вернулась к стеклу окна и сказала, что глаза у тебя синие-пресиние, просто ты уже спишь после кормления. Чтобы сказать это, она отвязала верхние тесёмки повязки, оставив нижние как было, и повязка повязка повисла под подбородком.</text:p>
      <text:p text:style-name="P281">Прекрасное лицо под ним бородка! Сфинксы только что покормили детёнышей — вот что изображали египтяне.</text:p>
      <text:p text:style-name="P281"/>
      <text:p text:style-name="P281">Увидев тебя зажмуренную в роддоме, я понял, что теперь мне надо охранять не только Иру, но вас обеих.</text:p>
      <text:p text:style-name="P281">По возвращении на Красных партизан 15, я ужаснулся от вида двери в нашу узкую спальню. Просто таки обляпана грязью; из одного сгустка даже свисала волосина. Я нагрел воды и вымыл дверь с обеих сторон, а потом и оконную раму.</text:p>
      <text:p text:style-name="P281">Чистота послужит линией обороны, как охранительный меловой круг Хомы Брута от Вия и прочей нежити.</text:p>
      <text:p text:style-name="P281">Когда Тоня <text:span text:style-name="T385">передала мне</text:span> коляску своих детей, <text:span text:style-name="T385">чтоб тебе было где спать, то её я тоже вымыл во дворе под окном спальни и понял, что прав, когда из сборчатых складок верха выгреб кусок засохшего детского кала.</text:span></text:p>
      <text:p text:style-name="P282">Нет, я никому ничего не сказал, тут никто ни при чём — у нас с миром один на один.</text:p>
      <text:p text:style-name="P282"/>
      <text:p text:style-name="P281">В институте <text:span text:style-name="T386">у Иры оставался ещё один госэкзамен. Если пропустить, то придётся ждать целый год и сдавать со следующим выпускным курсом. Однако, ты родилась удачно — сразу после предыдущего экзамена, так что для вашего пребывания в роддоме оставалась неделя отведённая для подготовки да ещё три дня, потому что на курсе четыре группы и они сдают не в один день, а друг за другом.</text:span></text:p>
      <text:p text:style-name="P283">На шестой день Ира вышла в комнату <text:span text:style-name="T387">для</text:span> посетител<text:span text:style-name="T387">ей</text:span> и сказала, что у тебя уже всё в порядке и можно хоть сейчас домой, если выпишут.</text:p>
      <text:p text:style-name="P283">Я развил бурную деятельность; побежал к заведующей родильным отделением, доказывал ей <text:soft-page-break/>необходимость немедленной выписки в связи с госэкзаменом. <text:span text:style-name="T387">Она начала колебаться, но сказала, что нужно распоряжение от какого-то ещё роддомного начальства, которое сидит аж в каком-то переулке от улицы Шевченко. Я попросил велосипед у незнакомой медсестры — он ждал конца работы прислонившись к стенке — и погнал туда.</text:span></text:p>
      <text:p text:style-name="P284">На автобусных остановках густыми рядами накапливались ожидающие под бездонным небом с галактическими облаками в недосягаемой вышине. Велосипед мчал мимо них, как метла Маргариты. Когда я спрыгивал с него у затаившегося в переулке учреждения, ведьмацкое отродье лягнул меня задним колесом в пах и беззвучно, но радостно заигогокал.</text:p>
      <text:p text:style-name="P284">Я вбежал в кабинет, где две женщины дожидались окончания рабочего дня. Опять начались переговоры и уговоры. Они куда-то позвонили и заявили наотрез — без БЦЖ никакой выписки; завтра сделают прививку и — пожалуйста.</text:p>
      <text:p text:style-name="P284">Обратно я ехал помедленней, удручённо вправляя часто спадавшую цепь, вернул велосипед и зашёл в комнату посетителей, где оказалась Тоня. Я с жаром начал убеждать её, что мы запросто можем похитить Иру и ребёнка, вот только за вещами сбегаю. </text:p>
      <text:p text:style-name="P284">Тоня <text:span text:style-name="T388">начала</text:span> обмахивать меня мягким пояском вязаной кофты — жестом «окстись, окаянный!» — <text:s/>и я перестал её пугать, хотя прекрасно понимал, что если не вытащить сейчас Иру отсюда, я её непременно потеряю.</text:p>
      <text:p text:style-name="P285">В комнату пришла Ира и вместе с Тоней стала объяснять мне, что один день не играет никакой роли.</text:p>
      <text:p text:style-name="P285">Наступил вечер, я проводил Тоню до квартиры их родителей, но оставаться в спальне даже с помытой дверью я не мог.</text:p>
      <text:p text:style-name="P285">Я снова пошёл к роддому, однако не стал заходить в беседку. Снова выслушивать крики и вой рожениц у меня не хватило бы сил. Поэтому я отправился в дозор. Как последний воин-охранитель из дружины дядьки Черномора.</text:p>
      <text:p text:style-name="P285">Шёл я замедленной походкой, потому что впереди была ещё целая ночь. </text:p>
      <text:p text:style-name="P285">Она оказалась такой тёмной, что проходя мимо пятиэтажки Жомнира я угодил правой ногой в <text:s/>глубокую лужу-выбоину на тротуаре. Надо же! От дракона увернулся, но рядом с логовом Лавана так опростоволосился.</text:p>
      <text:p text:style-name="P285">Я пошёл дальше и под водонапорной колонкой <text:span text:style-name="T389">через дорогу от</text:span> запертых ворот нежинского консервного комбината помыл ногу и выстирал носок.</text:p>
      <text:p text:style-name="P285">Из-за поворота к заводу «Прогресс» выдребезжала кавалькада ярко освещённых изнутри, но совершенно пустых автобусов. Я накрепко выжал носок и одел его обратно.</text:p>
      <text:p text:style-name="P285">Так, в одном сухом, втором влажном носке, я пришёл на вокзал. </text:p>
      <text:p text:style-name="P285">Дозорному нельзя останавливаться.</text:p>
      <text:p text:style-name="P285">Я сделал круг по полутёмному кассовому залу, потом по залу ожидания возле запертого ресторана. Поднялся на второй этаж.</text:p>
      <text:p text:style-name="P285">Никогда прежде я не замечал как по ночам <text:s/>меняются <text:s/>глаза людей. Не у всех. Но у некоторых они становятся неестественно остекленелыми. <text:s/>Моё появление их пугало и они прятали свой стеклянный блеск, но я без труда их различал среди ничего не подозревающих пассажиров полудремлющих в ночной тиши вокзала. Знайте — дозор здесь!</text:p>
      <text:p text:style-name="P285">На автомобильном мосту меня застиг дождь. Тихий летний дождь.</text:p>
      <text:p text:style-name="P285">Я не собирался идти в Прилуки, поэтому по<text:span text:style-name="T390">шё</text:span>л обратно <text:span text:style-name="T390">на Красных партизан. Дождь не усиливался и не переставал. Мы так и шли вдвоём — не спеша.</text:span></text:p>
      <text:p text:style-name="P286">Дверь открыл Иван Алексеевич, в прихожей за его спиной виднелась Гаина Михайловна.</text:p>
      <text:p text:style-name="P286">- Ты где бродишь? Дождь идёт.</text:p>
      <text:p text:style-name="P286">- Он тёплый.</text:p>
      <text:p text:style-name="P286">- Может побить тебя?</text:p>
      <text:p text:style-name="P286">- Не стоит.</text:p>
      <text:p text:style-name="P286">В спальне я сбросил всю мокрую одежду и лёг голым. Как и во все предыдущие ночи я расправил ночнушку Иры во всю длину и обнял вокруг, чтобы хоть так охранять.</text:p>
      <text:p text:style-name="P286">Много позже я узнал, что семья решила будто в ту ночь я ходил на блядки.</text:p>
      <text:p text:style-name="P286"/>
      <text:p text:style-name="P286"><text:soft-page-break/>Вечером следующего дня я принёс тебя из роддома, завёрнутую в стёганное атласное одеяло и какие-то кружева с тюлью. Ира шла рядом, с букетом цветов, которые заранее купила Тоня. Не розы.</text:p>
      <text:p text:style-name="P286"/>
      <text:p text:style-name="P286">Наутро Ира сдала последний госэкзамен. Я ждал её под колоннами у входа и, обняв за талию, помог спуститься по крутым ступеням. На ней была жёлтая вязаная кофта с рукавами на три-четверти. Староста моей группы, Лида, смотрела со стороны нам вслед и растроганно улыбалась.</text:p>
      <text:p text:style-name="P286">Та жёлтая кофта мне нравилась и попалась случайно, когда в универмаг на главной площади завезли товар и Ира послала меня посмотреть что дают.</text:p>
      <text:p text:style-name="P286">Как всегда в таких случаях, туда набилась толпа народу. Кофта оказалась последней и как раз Ириного размера. Пока я радовался удаче, её ухватили какая-то девушка с матерью. Явно из села.</text:p>
      <text:p text:style-name="P286">Девушка примеряла и вопросительно посмотрела на мать, которая <text:s/>держала снятую ею куртку.</text:p>
      <text:p text:style-name="P286">В универмаг я ходил со Славиком. Мы встали сбоку и начали комментировать.</text:p>
      <text:p text:style-name="P286">- Так ничего, только рукава слишком уж короткие.</text:p>
      <text:p text:style-name="P286">- Ну, давай ещё чего-нибудь посмотрим.</text:p>
      <text:p text:style-name="P286">Мать покачала головой и девушка неохотно сняла кофту. Я тут же схватил и послал Славика выбить чек.</text:p>
      <text:p text:style-name="P286">Ире даже понравилось, что рукава именно на три-четверти.</text:p>
      <text:p text:style-name="P286">Всё это было ещё до т<text:span text:style-name="T391">еб</text:span>я.</text:p>
      <text:p text:style-name="P287">А за твоё рождение, по старинному красивому славянскому обычаю с меня полагался «магарыч».</text:p>
      <text:p text:style-name="P287">В ресторане «Чайка» на площади, Славик, Двойка и я распили пару графинчиков водки. На официантке было платье в чёрно-белую полоску и Двойке понравилось как я её назвал — <text:s/>«строката сукня». <text:s/>Он потребовал тост.</text:p>
      <text:p text:style-name="P286">- <text:span text:style-name="T391">Это не просто за рождение, это начало новой жизни, а жизнь есть переход из одной формы в другую,- сказал я.- Выпьем же за то, чтоб отныне и впредь мы наполняли лишь прекрасные формы.</text:span></text:p>
      <text:p text:style-name="P287">Двойка начал выступать, что насчёт форм это я спёр у Томаса Манна. Он тоже читал «Иосифа и его братьев».</text:p>
      <text:p text:style-name="P287">Следующий тост я поднял за девочку с прекрасными синими глазами, то есть за тебя.</text:p>
      <text:p text:style-name="P287">Двойка сделал умный вид и начал толкать про какие-то каузальные гены — он же с биофака — и что цвет через месяц изменится на карий, возможно, тёмно-карий. Сучара биофачная со своими каузальными генами!</text:p>
      <text:p text:style-name="P287"/>
      <text:p text:style-name="P287">Перед выдачей дипломов и распределений выпускников всех факультетов собрали в актовом зале Нового корпуса. Малость потрандели про честь НГПИ, которую надо держать там, где окажемся. </text:p>
      <text:p text:style-name="P287">Потом на сцену поднялся чернявый незнакомец и сказал, что каждым из нас на входе в зал получен лист бумаги и карандаш.</text:p>
      <text:p text:style-name="P287">Не всё ещё хорошо и правильно в наших школах и сейчас нужно описать что нам не понравилось во время практик в школе или даже когда мы сами ещё учились. <text:span text:style-name="T392">Когда какой-нибудь педагог неправильно повёл себя, на наш взгляд, или не то говорил. Начать нужно такими словами «А ещё помню как...», а дальше оно само пойдёт.</text:span></text:p>
      <text:p text:style-name="P288">Он закончил инструкцию и мне стало ясно насколько я отстал от жизни. <text:s/>КГБ освоили конвейерное производство шестёрок. Сотни сексотов в один <text:span text:style-name="T389">присест</text:span>! <text:span text:style-name="T393">И без каких-либо наживок в виде разведшколы.</text:span></text:p>
      <text:p text:style-name="P288">Не напишу — а вдруг диплом не выдадут или зашлют в дыру дальше некуда?</text:p>
      <text:p text:style-name="P288">Ладно, напишу: один раз — не пидарас...</text:p>
      <text:p text:style-name="P288">А именно с этого раза и начинается. Потом подойдут в той дыре, сочинение это покажут, ещё <text:soft-page-break/>чевой-то продиктуют...</text:p>
      <text:p text:style-name="P288">Ладно, бляди, напишу!</text:p>
      <text:p text:style-name="P288">В спинку каждого столика в актовом зале была вделана, типа, досочка из пластмассы. Отстёгивешь в переднем кресле и — пиши на ней.</text:p>
      <text:p text:style-name="P288">Я отстегнул и написал.</text:p>
      <text:p text:style-name="P288">«А ещё помню как в четвёртом классе моя классная руководительница, Серафима Сергеевна, сказала: «Молодец, Сергейка! Ты больше всех принёс макулатуры!» и меня переполнила гордость и радость.»</text:p>
      <text:p text:style-name="P288">Этот донос в КГБ я подписал своим настоящим именем <text:span text:style-name="T389">и горжусь им поныне</text:span>.</text:p>
      <text:p text:style-name="P288"/>
      <text:p text:style-name="P289">Великое открытие Карла Маркса по поводу возникновения прибавочной стоимости осталось, к сожалению, половинчатым.</text:p>
      <text:p text:style-name="P289">Он верно отметил, что часть рабочего времени работник пашет на себя, а другую часть на хозяина, но это далеко не всё — главный подвох в том, что невозможно определить на кого конкретно он пашет в ту или <text:s/>иную долю той или иной секунды.</text:p>
      <text:p text:style-name="P289">И эта недооткрытая Марксом истина приложима не только к способам производства, но и любой другой сфере <text:s/>человеческой деятельности.</text:p>
      <text:p text:style-name="P289">(Успели записать? Ну, дописывайте, пока я открою вторую бутылку...)</text:p>
      <text:p text:style-name="P290">Отсюда вытекает, что в мире нет плохих людей, но не существует и хороших. Добро от зла отделяет доля секунды.</text:p>
      <text:p text:style-name="P290">Он — <text:s/>хороший человек? Наивненький ты мой! Да <text:s/>просто ты ему подвернулся в правильную долю секунды. На полмгновенья раньше или позже и этот вампир оставил бы тебя бездыханным трупом с насухо высосанной кровяной системой и обглоданными лимфатическими узлами!</text:p>
      <text:p text:style-name="P290">Или те же ведьмы, которых пачками жгли на кострах освещая мрак средневековья. Мракобесы не понимали, что горят вовсе не те и совсем не в ту секунду.</text:p>
      <text:p text:style-name="P290">И так всегда — на костре, на колу, на гильотине, на электрическом стуле, в петле, у стенки ; да как угодно! <text:s/>— казнят всегда невинных. Это — не те; те — не эти. Но даже и те в миг злодеяния всего лишь исполняли приказ.</text:p>
      <text:p text:style-name="P290">Чей? На кого пахал?</text:p>
      <text:p text:style-name="P290"><text:span text:style-name="T394">Да знай я</text:span> ответ, разве б я <text:span text:style-name="T395">тут</text:span> жил?</text:p>
      <text:p text:style-name="P290">Ясно одно — от исполнителя до дона мафии тянется цепочка из нескольких звеньев, отследить которую практически невозможно. Потому что, перефразируя излюбленное выражение моего дяди Вади, которое он вынес с уроков истории в средней школе, — «зомби моего зомби — не мой зомби».</text:p>
      <text:p text:style-name="P290"/>
      <text:p text:style-name="P290">Услышав твой душераздирающий крик из спальни, я поспешил туда и успел как раз вовремя. Ты надрывалась в коляске под распахнутой форточкой окна, а твоя бабушка склонялась над тобой льстиво уговаривая:</text:p>
      <text:p text:style-name="P290">- Ангелочек! Ангелочек!</text:p>
      <text:p text:style-name="P290">И ты буквально разрывалась от крика.</text:p>
      <text:p text:style-name="P290">- Гаина Михайловна! Это не ангелочек, а девочка!</text:p>
      <text:p text:style-name="P291">В ответном взгляде тёщи мелькнул отблеск злобы пославшего её, но аргументировано опровергнуть моё утверждение она не могла и молча вышла.</text:p>
      <text:p text:style-name="P291">Я точно знал, что уговаривать ребёнка с неокрепшей психикой, ещё плохо ориентирующегося в мире — неправильно. Да ещё с открытой форточкой! Типа, лети туда, где хорошо, где порхают такие же ангелочки!</text:p>
      <text:p text:style-name="P291">Я начал убеждать тебя, что девочка Лилечка, а никакой не ангелочек.</text:p>
      <text:p text:style-name="P291">Ты всё ещё плакала, но уже не так истошно — душа не пыталась оторваться от тела.</text:p>
      <text:p text:style-name="P291">Но что же не так? Я переложил тебя на постель и раскрыл пелёнку. Ты плакала, выгибаясь младенческим тельцем. Причина обнаружилась на подошвах крошечных ступней — их покрывал белесый паутинный налёт той же фактуры, как у пушинок метивших моё пальто. Я <text:soft-page-break/>снял его с обеих ножек. Изумлённо распахнув свои синие глаза, ты умолкла.</text:p>
      <text:p text:style-name="P291">Я снова запеленал тебя и отнёс в коляску. Ты уснула.</text:p>
      <text:p text:style-name="P291"/>
      <text:p text:style-name="P291">Твои пелёнки гладил я, чтоб всё держать под бдительным контролем.</text:p>
      <text:p text:style-name="P291">И я же развешивал стирку на общих верёвках во дворе. Они солнцеобразно расходились от центрального столба. Там я узнал, что в этом мире у меня есть союзники.</text:p>
      <text:p text:style-name="P291">Проблема в том, что мне <text:s text:c="2"/>неизвестно было как правильнее развешивать пелёнки — изнанкой на верёвку, или лицом?</text:p>
      <text:p text:style-name="P291">Первую я повесил так, вторую эдак. И тут с небес на столб в центре спустился белый голубь и протестующе взворковал...</text:p>
      <text:p text:style-name="P291">Спасибо, друг! Буду знать!</text:p>
      <text:p text:style-name="P291">С тех пор все пелёнки я вешал лишь лицевой стороной к верёвке.</text:p>
      <text:p text:style-name="P291"/>
      <text:p text:style-name="P291">Жомнир вдруг утратил интерес к моим переводам Моэма; перестал жизнерадостно грозиться повезти их в Киев на «засватання», начал вяло пояснять, что нужно учитывать коньюктуру. <text:s/><text:span text:style-name="T396">На будущий год исполняется столетие со дня рождения другого английского писателя. Было бы легче. А Моэм, вообще-то, голубой...</text:span></text:p>
      <text:p text:style-name="P292">Ну, допустим, переводя рассказ про самоубийцу пианиста я и сам слегка догадался о его голубизне. Однако, в какой сточной канаве был бы сейчас этот мир без голубого Чайковского? Или Моэм, или ничего.</text:p>
      <text:p text:style-name="P292">Он пожал плечами.</text:p>
      <text:p text:style-name="P292">В гостиной на Красных партизан, я пожаловался Ире на двурушничество Жомнира в присутствии Гаины Михайловны. Они знали о моих неясных намерениях стать литературным переводчиком.</text:p>
      <text:p text:style-name="P292">Ира заохала, а тёща, без комментариев, вышла и вернулась с пудреницей. Она открыла её, припудрила лицо перед зеркалом шкафа и так же молча унесла обратно.</text:p>
      <text:p text:style-name="P292">Всё.</text:p>
      <text:p text:style-name="P292">Вечером в дверь квартиры позвонил Жомнир и пригласил меня выйти во двор.</text:p>
      <text:p text:style-name="P292">У дверей подъезда стоял его велосипед. Под тёмной листвой густых вишен уже собирались сумерки и ползли к белью стирок на общих верёвках. От предыдущей пятиэтажки № 13 группа Eagles выдавала «Отель Калифорния»:</text:p>
      <text:p text:style-name="P292"><text:span text:style-name="T79"><text:tab/><text:tab/><text:tab/>Warm smell of colitas rising up in the air..</text:span>.</text:p>
      <text:p text:style-name="P292">Тогда я ещё не знал до чего трагически жуткий у неё конец, а просто балдел от гитарной партии...</text:p>
      <text:p text:style-name="P292">Жомнир явно завидовал окружающей атмосфере, но перешёл к делу — мои переводы уже не черновик, но всё ещё «серовик». Он не настаивает на смене автора, но пусть это станет беловиком.</text:p>
      <text:p text:style-name="P292">Он уехал, а я уважительно восхитился мастерству старой школы. Пускай они понятия не имеют <text:s/>о программировании через текст и наивно верят в чары варёной колбасы, но одним припудриванием взять Жомнира за жабры!.. Ай, да тёща!</text:p>
      <text:p text:style-name="P292"/>
      <text:p text:style-name="P292">Пелёнки я гладил не только из охранных соображений, но и чтоб время скоротать.</text:p>
      <text:p text:style-name="P292">Ира, как мать с ребёнком освобождалась от отработки за диплом. Меня распределили куда-то в Закарпатье, но я не очень-то вникал куда, потому что работать в школе не собирался нигде и никогда.</text:p>
      <text:p text:style-name="P292">Гаина Михайловна — раз уж я такой храбрый — подала идею последовать примеру комсомольцев былых поколений — они <text:s/>безоглядно отправлялись строить новые города, которых и на карте ещё нет. Вот, кстати, статья в газете, что возле Одессы строится город-порт Южный.</text:p>
      <text:p text:style-name="P293">Было принято решение, что я отправлюсь туда, когда тебе исполнится один месяц, потому что Ире пока одной трудно. </text:p>
      <text:p text:style-name="P293">Вот я и коротал предстартовый месяц пелёнками и прогулками с коляской, в которой спала <text:soft-page-break/>ты. Только мне настрого было наказано не опускать верх с наброшенной тюлью, чтоб не сглазили. А когда ты пройдёшь медосмотр в конце месяца, тюль можно снять и ограничиваться одной булавкой против сглаза.</text:p>
      <text:p text:style-name="P293"/>
      <text:p text:style-name="P293">Из Конотопа приехал мой брат Саша и ты совершила свой первый выезд в Графский парк.</text:p>
      <text:p text:style-name="P293">С нами пошли ещё Славик и Ира. Мы со Славиком раскумарились возле озера, а брат мой таким не баловался.</text:p>
      <text:p text:style-name="P293">Возвращались мы через калитку возле здания музпеда, где надо переступать железную полосу приваренную высоко на землёй, <text:s/>а коляске не проехать. Я томно попросил Славика помочь перенести, но как только он протянул руки ухватить её за перед, Саша вдруг вызверился и без обиняков гаркнул на Славика:</text:p>
      <text:p text:style-name="P293">- Пошёл отсюда!</text:p>
      <text:p text:style-name="P293">Славик стушевался и тебя перенесли мы с Сашей. Мне было гордо и приятно, что у меня такой брат, а <text:s/>теб<text:span text:style-name="T397">е</text:span> заботливый дядя — <text:span text:style-name="T397">не уступил тебя Славику</text:span>.</text:p>
      <text:p text:style-name="P293"/>
      <text:p text:style-name="P293">Второй твой выезд туда же состоялся по приезду из Киева брата Иры.</text:p>
      <text:p text:style-name="P293">Игорь был с женой и она его постоянно шпыняла, а он примирительным тоном пытался сглаживать острые углы. Мне подумалось, что у неё, наверно, ПМС, но в дальнейшем выяснилось, что ПМС этот у неё пожизненно.</text:p>
      <text:p text:style-name="P293">Во время прогулки она то и дело раскрывала свой зонт и тут же начинался дождик.</text:p>
      <text:p text:style-name="P293">На десятый раз Ире тоже дошло в чём причина и следствие. Она попросила жену Игоря больше не раскрывать зонт. Та обрадовалась, что её заметили и оценили и на обратном пути дождя не было.</text:p>
      <text:p text:style-name="P293"/>
      <text:p text:style-name="P294">Семейным прозвищем Ивана Алексеевича было «князь» и такое обращение его тешило. Ну, ещё бы — из крестьянских мальчиков да в князья!</text:p>
      <text:p text:style-name="P294">Хотя внешне оно ему тоже подходило, особенно когда раскроет газету — весь такой сытно вальяжный в белой майке и синих спортивных штанах.</text:p>
      <text:p text:style-name="P294">Вобщем, баловали его этим прозвищем и было за что; ведь он — добытчик.</text:p>
      <text:p text:style-name="P294">В эпоху дефицита не только свадебные костюмы дефицит, но и некоторые виды продуктов. А тесть мой их добывал. Однажды привёз даже целый мешок гречки.</text:p>
      <text:p text:style-name="P294">Привёз и поставил на кухне, у батареи центрального отопления под подоконником. В левом углу от окна газовая плита, в правом высокий титан для нагрева воды, а как раз посередине этот мешок гречки. И правильно — есть чем гордиться; люди специально в Москву за гречкой ездят, а тут вон целый мешок. <text:span text:style-name="T553">Это как предмет гордости, охотничий трофей, типа бивней на стене, или меча от рыбы, или … эти, ветвистые... вобщем, тоже на стену вешают...</text:span></text:p>
      <text:p text:style-name="P294">Ну, погордись ты неделю, пусть — две, а то уж скоро месяц, как его обходить приходится, уже и тёща ворчит.</text:p>
      <text:p text:style-name="P294">- Что? Ну, да...</text:p>
      <text:p text:style-name="P294">И тут мне подвернулась одна из прочитанных газет, а в ней статья на археологическую тему. Саму статью я не стал читать, мне просто заголовок понравился. Броский такой. Мне даже туалет общаги вспомнился.</text:p>
      <text:p text:style-name="P294">Сложил я эту газету определённым образом, чтоб заголовок только видно было, отнёс вечером на кухню и нежно так — голубоватым жестом — разместил его поверх мешка с гречкой. Потом вернулся к двери, <text:s/>потушил свет и ушёл спать, оставив в темноте мешок с заголовком «Гробница князя».</text:p>
      <text:p text:style-name="P294">Утром мешка не было. <text:span text:style-name="T398">Всё-таки</text:span>, <text:span text:style-name="T398">как</text:span> зять, <text:s/>я — <text:s/>классический «от<text:span text:style-name="T347">э́</text:span> падло».</text:p>
      <text:p text:style-name="P294"/>
      <text:p text:style-name="P295">За день дол отъезда я побывал в Конотопе, чтоб повидать Леночку, которая <text:s/>отдыхала в пионерлагере на Сейму. Она подтвердила, что я ей папа и отрядная воспитательница позволила нам покинуть территорию.</text:p>
      <text:p text:style-name="P295">В сосновом лесу Леночка подобрала серое перо неизвестной птицы и я сунул его ей в <text:soft-page-break/>волосы. Оно так и держалось там.</text:p>
      <text:p text:style-name="P295">Индейцы не дураки — такие перья делают человека частью свободного мира, возникает контакт и взаимопонимание.</text:p>
      <text:p text:style-name="P295">Когда мы возвращались в лагерную цивилизацию, вовремя подбежавший порыв ветра встрепенул ей волосы и унёс перо. Она даже не заметила.</text:p>
      <text:p text:style-name="P295"/>
      <text:p text:style-name="P295">В день отъезда всё висело на волоске, точнее на паутинке.</text:p>
      <text:p text:style-name="P295">Я это заметил, когда вышел в подъезд раскумариться. В квартире я вообще не курил.</text:p>
      <text:p text:style-name="P295">Паутинка свисала от верхней перекладины рассохшейся дверной рамы входа и на конце её болталась обгорелая спичка. Долго ли продержится?</text:p>
      <text:p text:style-name="P295">Горелые спички в щель над рамой всегда засовывал я, потому что в подъезде урны не было. После того как Тонин Игорёк изобличил мою связь с коноплей, мне было без разницы что в моём дыму унюшат проходящие мимо соседи. Сколько выдержит паутинка?</text:p>
      <text:p text:style-name="P295">Я выглянул из тени подъезда во двор. В расплавленном от зноя небе проплывала эскадрилья чёрных воронов. Они не шевелили крыльями — слишком жарко — и даже чёрные перья на концах крыльев держали врастопырку, зависнув в парении на северо-восток.</text:p>
      <text:p text:style-name="P295">Успею ли?</text:p>
      <text:p text:style-name="P295">Ира провожала меня на электричку до Киева. Когда мы подымались в автобус, мне вслед с какого-то балкона пятиэтажки взрыднула Пугачёва:</text:p>
      <text:p text:style-name="P295"><text:span text:style-name="T79"><text:tab/><text:tab/><text:tab/>Приезжай хоть на денёк!.</text:span>.</text:p>
      <text:p text:style-name="P295">Вещей у меня немного было — портфель с книгой рассказов Моэма на английском языке, в мягкой розовой обложке, издательства «Просвещение»; <text:span text:style-name="T399">тонкая школьная тетрадка с началом перевода рассказа «Дождь», черновой карандашный вариант с исправлениями; паспорт, трудовая книжка, военный билет и принадлежности для бритья. В синей спортивной сумке с плечевым ремнём уложена смена белья, джинсы и пошитая матерью зелёная куртка.</text:span></text:p>
      <text:p text:style-name="P296">В электричке я забросил их на полку из тонких трубок и вышел обратно на перрон. Ира нервничала, что двери захлопнутся и электричка уедет без меня. Я поднялся на одну ступеньку и стоял там, ухватившись за никелированный поручень.</text:p>
      <text:p text:style-name="P296">- Дома на подоконнике я что-то оставил — пусть так и будет до моего приезда.</text:p>
      <text:p text:style-name="P296">- Что?</text:p>
      <text:p text:style-name="P296">- Сама увидишь. Я приеду за вами ровно через месяц.</text:p>
      <text:p text:style-name="P296">- Как туда доедешь, сразу позвони.</text:p>
      <text:p text:style-name="P296">Это был последний вагон. На перрон прибежала какая-то старуха, о чём-то спрашивала, но я не слушал и не слышал — смотрел на Иру, пока динамики в вагоне не прокричали «Осторожно! Двери закрываются!» и те отрезали меня от неё. Электричка потянула, прибавила ходу и застучала по рельсам в сторону Киева.</text:p>
      <text:p text:style-name="P296"/>
      <text:p text:style-name="P296">Накануне вечером мы с Ирой выходили за покупками, но универмаг оказался уже закрытым, хорошо хоть киоск рядом с ним работал. Там сидела дебелая цыганка средних лет и я купил у неё новый прибор для бритья, помазок, зеркальце и два платочка.</text:p>
      <text:p text:style-name="P296">По полю каждого бежали ряды волнистых тонких линий, типа, море, а в центре — кружочек.</text:p>
      <text:p text:style-name="P296">У одного в кружочке маленький парусник-яхта, а у другого — якорь. <text:span text:style-name="T400">Когда я приеду, приложу их — кружок к кружку. Кораблик на якорь. Это будет ритуал возвращения.</text:span></text:p>
      <text:p text:style-name="P297">А поздно вечером Гаина Михайловна вдруг начала сомневаться и говорить, что никуда не надо ехать, а купленный в предварительной кассе билет ещё не поздно сдать обратно.</text:p>
      <text:p text:style-name="P297">Я ошалел — как обратно?</text:p>
      <text:p text:style-name="P297">В разговоре ещё участвовала Тоня и Ира, а тестя срочно вызвали на хлебокомбинат.</text:p>
      <text:p text:style-name="P297">Не подымая глаз от клеёнки на столе, тёща невнятно говорила про какое-то сложное положение, вон и Ваня не смог пробиться.</text:p>
      <text:p text:style-name="P297">Муж Тони, Ваня, за неделю до этого поехал было в Закарпатье, но через день вернулся из Киева — я так и не понял почему — и теперь сидел в спальне со своими детьми.</text:p>
      <text:p text:style-name="P297">На тот момент я уже понимал, что в мире идёт непрестанная битва — но между кем и кем?</text:p>
      <text:p text:style-name="P297"><text:soft-page-break/>Конечно, всё это прикрывается поверхностным слоем обыденной жизни, но я уже начал подмечать прогалы, нестыковки, тайные сигналы; начал улавливать, когда люди проговариваются о чём-то запредельном для обычной жизни.</text:p>
      <text:p text:style-name="P297">Точно — люди?..</text:p>
      <text:p text:style-name="P297">Ну, я не знаю как ещё назвать.</text:p>
      <text:p text:style-name="P297">Проговариваются? О чём?</text:p>
      <text:p text:style-name="P297">О том, чего не бывает в жизни к которой нас приучают... Ваню отрядили, как эмиссара, он не пробился... а вы за кого?.. ЧП на хлебокомбинате — часть вселенской битвы... Кто за кого? Кто на кого?..</text:p>
      <text:p text:style-name="P297">За чёрным окном гостиной грянула гроза. Шум воды перемежался раскатами грома. Сверкали вспышки молний. Столб ослепительного свет ударил в трансформаторную будку во дворе. Вокруг воцарил мрак.</text:p>
      <text:p text:style-name="P297">Тоня ушла в свою спальню — успокоить детей и Ваню.</text:p>
      <text:p text:style-name="P297">Она вернулась оттуда с горящей свечой. В её мерцающем свете я увидел, что говорю с матерями. С теми самыми, которых так вскользь и с опаской упомянул Гёте.</text:p>
      <text:p text:style-name="P297">Три матери — старая, но могучая, средняя и начинающая — Ира. Она мне не союзник, она одна из них. Мне нужно их убедить, иначе ничего не выйдет.</text:p>
      <text:p text:style-name="P298">С бушующей за стёклами грозой и моргающей свечой на столе, я всё же получил «добро» от матерей. В заключение Гаина Михайловна сказала:</text:p>
      <text:p text:style-name="P298">- Если что-то не так... совсем... в крайнем <text:s/>случае... обращайся к главному.</text:p>
      <text:p text:style-name="P298"/>
      <text:p text:style-name="P298">Ночью я видел вещий сон.</text:p>
      <text:p text:style-name="P298">В помещении из бледно-серых стен с потолком я затаившись лежал на каталке под холодным флуоресцентным светом, а вокруг стояли кто-то в белых халатах. Стоявший у меня над головой проговорил:</text:p>
      <text:p text:style-name="P298">- Если убрать жир, то может и получится...</text:p>
      <text:p text:style-name="P298">И я знал, что тот в белом халате, который это сказал — это тоже я. Я посмотрел на свой живот лежащего на каталке и сквозь прозрачную кожу увидел тонкое напластование желтоватого жира...</text:p>
      <text:p text:style-name="P298"/>
      <text:p text:style-name="P298">Я вышел в тамбур и забил косяк. В небе за пыльным стеклом дверей плыла стая морских коньков, подвернув хвосты колечком себе под брюшка; по росту — от большого к маленькому. Любят строй, как те белые слоники.</text:p>
      <text:p text:style-name="P298">Электричка спешила дальше, но не могла убежать от них.</text:p>
      <text:p text:style-name="P298">В тамбур вышел мужик с рядочком медалей на пиджаке. Ветеран войны. Вот кто знал с кем и за что...</text:p>
      <text:p text:style-name="P298">Мы завели дружелюбную болтовню ни о чём. На остановке с перрона зашёл человек со связкой длинных реек. Он разделил нас ими и прошёл в вагон. Ветеран вдруг испуганно уставился в верхний угол тамбура позади меня. Я знал, что там ничего нет, но раз <text:span text:style-name="T401">он разглядел</text:span>, значит есть <text:span text:style-name="T401">и я зашёл в вагон под полку с моими вещами, потому что приближался Киев.</text:span></text:p>
      <text:p text:style-name="P299">На вокзале я отнёс вещи в прохладный подземный зал автоматических камер хранения и в правом углу привокзальной площади спустился по крутой и длинной лестнице к столовой, которую ещё нам с Ольгой показал Лёха Кузько.</text:p>
      <text:p text:style-name="P299">Я на ходу курил косяк, но перестал затягиваться, когда навстречу от столовой притопал взвод милиционеров. Так и пришлось пройти сквозь строй с косяком в руках.</text:p>
      <text:p text:style-name="P299">Поев, я вернулся на вокзал и начал обходить его. Стеклянноглазых было меньше, чем в ночь обхода нежинского вокзала, но попадались и тоже сразу делали вид, что они тут просто так.</text:p>
      <text:p text:style-name="P299">Я даже поднялся на третий этаж, где комната матери и ребёнка, и объяснил дежурной в коридоре, что через месяц буду тут проездом с женой и дочерью-младенцем, вот и ознакамливаюсь с условиями. Ничего — чисто. Спасибо.</text:p>
      <text:p text:style-name="P299">Возле туалетов на первом этаже молодой милиционер с тёмно-фиолетовым фингалом под <text:soft-page-break/>глазом старательно не смотрел на меня, хотя мы оба знали что фингал ему навешен за то, что я прошёл сквозь их строй и, потерпевший во вселенской битве, он мне этого не простит.</text:p>
      <text:p text:style-name="P299">Потом я долго стоял перед прилавком «Союзпечать», <text:s/>с разложенными по стопкам номерами <text:s/>различных газет, журналами, почтовыми конвертами.</text:p>
      <text:p text:style-name="P299">Но я всё время смотрел только на одну открытку. Там было синее-синее небо.</text:p>
      <text:p text:style-name="P300">Мне пришлось долго ждать, пока не раздались шаги за спиной. Я не оборачивался. Шаги остановились. На синий цвет легла монетка размером с радужку. Я повернулся и не оглядываясь ушёл — теперь никакие каузальные гены не сменят цвет твоих глаз на <text:span text:style-name="T402">карий</text:span>.</text:p>
      <text:p text:style-name="P301">Только тут ко мне прорвался голос вокзальных репродукторов:</text:p>
      <text:p text:style-name="P301">- Поезд Киев-Одесса отправляется от третьей платформы. Просим провожающих покинуть вагоны.</text:p>
      <text:p text:style-name="P301"/>
      <text:p text:style-name="P301">В ту пору никакие, даже самые смелые умы в своих безудержных полётах фантазии не помышляли об установке камер наблюдения в общественных местах.</text:p>
      <text:p text:style-name="P301">Что же, в таком случае, стало причиной непонятной сцены случившейся вечером того же дня в очереди пассажиров ожидающих автобус «Полёт» на остановке у киевского автовокзала междугороднего сообщения?</text:p>
      <text:p text:style-name="P301">Ответ один — бдительность таксиста.</text:p>
      <text:p text:style-name="P302">Под «причиной» подразумевается привычное понимание данного термина в описании окружающей реальной действительности с ортодоксальными причинно-следственными связями. Сам же я в тот момент был слишком поглощён попытками увязать открывшуюся мне прерывистую цепь трансцендентальных символов и знаков различной значимости с тем, чтобы выйти на новый уровень понимания мира и моей роли в нём.</text:p>
      <text:p text:style-name="P302">Итак, вернёмся к водителю такси на стоянке у подземного перехода к залу автоматических камер хранения при железнодорожном вокзале поездов дальнего следования.</text:p>
      <text:p text:style-name="P302">В 17:06 из перехода поднялся молодой человек лет двадцати пяти-семи, рост один метр семьдесят восемь сантиметров, шатен, волосы прямые, с <text:s/>подстриженными усами. На нём был серый пиджак и серые брюки, несовпадающего с пиджаком оттенка. Под пиджаком виднелась летняя рубаха синего цвета.</text:p>
      <text:p text:style-name="P303">Шатен был явно чем-то расстроен и, сев в такси, предложил водителю спуститься вместо него к камерам хранения и принести портфель и сумку из указанной камеры с шифром, который он назовёт.</text:p>
      <text:p text:style-name="P303">Водитель, естественно, отказался.</text:p>
      <text:p text:style-name="P303">Шатен впал в задумчивость, крутя в пальцах обгорелую спичку, затем вздохнул, сломал спичку, стиснув её в пальцах правой руки, попросил немного подождать и скрылся в подземном переходе.</text:p>
      <text:p text:style-name="P303">Через пять минут он появился снова и попросил отвезти его на автовокзал. Прибыв в <text:s/>указанное место, он расплатился, повесил сумку на левое плечо, взял портфель в ту же руку и, захлопнув дверцу, протёр её никелированную ручку полой своего пиджака, типа, незаметно, по всем канонам криминальных фильмов — уничтожить отпечатки пальцев; после чего скрылся в здании вокзала.</text:p>
      <text:p text:style-name="P303">Что оставалось делать водителю? Он позвонил оперативному работнику, у которого числился секретным сотрудником с псевдонимом «Трактор».</text:p>
      <text:p text:style-name="P303">Чему стала свидетелем очередь пассажиров, в которую встал и я, вернувшись из здания автовокзала после посещения там мужского туалета и пятиминутной остановки в вестибюле для разглядывания большого плаката «Летайте самолётами Аэрофлота!» с улыбающейся стюардессой в пилотке?</text:p>
      <text:p text:style-name="P303">Неподалёку от остановки резко остановилась чисто вымытая машина «жигули» ярко-красного цвета. Из неё вышел темноволосый мужчина в очках, подошёл ко мне и, протянув ключ зажигания на связке с другими ключами сказал:</text:p>
      <text:p text:style-name="P303">- Садись в машину, сейчас поедем.</text:p>
      <text:p text:style-name="P303">Я отвернулся.</text:p>
      <text:p text:style-name="P303"><text:soft-page-break/>Мужчина проследовал в здание автовокзала. Вскоре из-за правого угла здания появились два молодых человека — один в форме милиционера, второй в гражданке — и заняли позицию сбоку очереди.</text:p>
      <text:p text:style-name="P303">Из-за левого угла вышел мужчина в очках со спутником невысокого роста, в кепке. Мужчина остановился с другой стороны очереди, а человек в кепке — явный ханыга и алкаш — смешавшись с очередью, приблизился ко мне.</text:p>
      <text:p text:style-name="P303">Он стал тереться об меня сзади. Очередь непонимающе оглядывалась. <text:span text:style-name="T403">Я безучастно стоял с сумкой на одном плече и портфелем в другой руке. Неприглядную сцену прекратило появление автобуса с надписью «Полёт» на борту.</text:span></text:p>
      <text:p text:style-name="P304">По пути в Борисполь я не отвечал на недоуменные взгляды попутчиков, возвращаясь умственным взором к тому, чего не подсмотрела <text:s/>тогда ещё не установленная камера наблюдения в пустом мужском туалете автовокзала.</text:p>
      <text:p text:style-name="P304">Я подошёл к наклонному корыту общего писсуара и высыпал туда горчично-коричневый порошок всей «дури», что была при мне. Упаковочный лист бумаги я смял и бросил в урну.</text:p>
      <text:p text:style-name="P304">Всё по канонам криминальных фильмов с участием Бельмондо в главной роли.</text:p>
      <text:p text:style-name="P304">Так что меня можно программировать не только текстом, но и через фильмы тоже.</text:p>
      <text:p text:style-name="P304">В дальнейшей жизни и вплоть до настоящего времени я не курил ни «дури», ни анаши, ни «дряни» ни иже с ними.</text:p>
      <text:p text:style-name="P304">В аэропорту Борисполя я сдал багаж в неавтоматическую камеру хранения — пускай проверят и убедятся, что нет смысле тереть об меня своих ханыг-провокаторов.</text:p>
      <text:p text:style-name="P304">Билет до Одессы на пролетающий из Москвы самолёт стоил 17 руб., а у меня оставалось ещё 20 руб. для прожития до аванса на стройках города-порта Южный.</text:p>
      <text:p text:style-name="P304">Одесский аэропорт я в темноте не разглядел, оттуда автобусом доехал до автовокзала, который оказался абсолютной копией киевского и где все кассы были <text:s/>уже заперты, но камера хранения ещё работала и имелись спальни для ночёвки сидя.</text:p>
      <text:p text:style-name="P304"/>
      <text:p text:style-name="P305">Конечно, я чувствовал себя победителем, что сумел прорваться через Киев, несмотря ни на что. Головокружение от успеха заверяло меня в своей неуязвимости. </text:p>
      <text:p text:style-name="P305">Возвращение к реальному положению вещей оказалось не слишком приятным, когда шеренга <text:s/>пассажиров потянулись друг за другом к заднему выходу на первый автобус вдоль скамьи, где дремал я <text:span text:style-name="T404">и</text:span> <text:span text:style-name="T404">с наглостью </text:span>победител<text:span text:style-name="T404">я</text:span> <text:span text:style-name="T404">демонстрировал открытую шею поверх её спинки.</text:span></text:p>
      <text:p text:style-name="P306">Почувствовав иглу <text:s/>правее кадыка, я схватился за кожу в районе сонной артерии.</text:p>
      <text:p text:style-name="P306">Разумеется, никакой иглы там не оказалось, <text:span text:style-name="T405">но ощущение глубоко вонзённой или, скорее, впопыхах выдернутой оттуда иглы долго не проходило. Ближайшие полчаса я морщился и потирал пустую шею.</text:span></text:p>
      <text:p text:style-name="P307">В кассе мне ответили, что в Южный отсюда рейсов нет, туда ходят автобусы местного сообщения и мне нужно на автостанцию номер три у <text:span text:style-name="T406">Нового базара</text:span>.</text:p>
      <text:p text:style-name="P307">Добравшись туда и стоя перед расписанием <text:s/>где в нескольких строках повторялось «Южный», я решил, что до отъезда надо прогуляться по Одессе, ведь это же — боже ты мой!чёрт побери! <text:s/>— <text:s/>Одесса-мама!</text:p>
      <text:p text:style-name="P307">Ё-моё — я в Одессе!</text:p>
      <text:p text:style-name="P307">У глухой стены небольшого зала автостанции стояли всего две секции автоматических камер хранения. Все камеры оказались запертыми, за исключением одной в верхнем ряду.</text:p>
      <text:p text:style-name="P307">Я положил туда вещи, набрал шифр, опустил в щель 15 копеек и захлопнул дверцу. Она не заперлась; потому-<text:span text:style-name="T406">то</text:span> и камера не занята.</text:p>
      <text:p text:style-name="P307">Я достал портфель, вынул документы и рассовал по внутренним карманам пиджака, потом поставил портфель обратно и тихонько прикрыл дверцу, чтоб не распахивалась.</text:p>
      <text:p text:style-name="P307">На гребне подкатывающей эйфории я вышел из автостанции в Одессу.</text:p>
      <text:p text:style-name="P307"/>
      <text:p text:style-name="P308">Не каждому выпадает в жизни испытать полное счастье. Я — счастливчик; более того — могу указать время и место испытанного мною абсолютного счастья. Это те несколько часов первого выхода в Одессу.</text:p>
      <text:p text:style-name="P308"><text:soft-page-break/>Я шёл по улицам наполненным радостными бликами солнца. Я был частью всего вокруг и всё было частью меня в этом незнакомом городе, где меня знали и так давно ждали. Я знал о чём думают люди и мысленно отвечал им.</text:p>
      <text:p text:style-name="P308">Вот идёт навстречу женщина, радуясь собственной красоте. И есть чему! Ах, хороша! И она победно расцветает. Но у меня есть Ира. Женщина грустнеет и потупясь проходит мимо.</text:p>
      <text:p text:style-name="P308">Скучающему кавказцу средних лет я подбросил мысль «Э, Джавад! Помню твой удар кинжалом!» и плечи его <text:span text:style-name="T407">горестно </text:span>осели, дёрнув усом, <text:span text:style-name="T407">он заугрюмился от нежданно всплывшего воспоминания про вероломный выпад неизвестного ему Джавада</text:span>.</text:p>
      <text:p text:style-name="P308"><text:s/>Ладно, не будем о грустном!</text:p>
      <text:p text:style-name="P308">Мимо спешит быстроногая стайка пионерского звена в алых галстуках <text:span text:style-name="T408">и белых рубашках</text:span>. <text:span text:style-name="T407">Спешат на торжества по случаю прибытия меня.</text:span></text:p>
      <text:p text:style-name="P309">Я захожу в большой книжный магазин, сделать выбор на будущее. Общаюсь с продавцами и посетителями не раскрывая рта.</text:p>
      <text:p text:style-name="P309">Прохожу по знаменитой лестнице с памятником Ришелье, который не кардинал. В зелёной роще неподалёку опять пионеры, но другое звено и мне приходится подать голос — слишком уж увлеклись наблюдением обыденных вагонов с товарами для порта.</text:p>
      <text:p text:style-name="P309">- Пионеры! Кораблю красивее вагонов! - кричу я им.</text:p>
      <text:p text:style-name="P309">Они, оглянувшись, улыбаются — узнали меня.</text:p>
      <text:p text:style-name="P309">Таксист отвозит меня в ресторан «Братислава», который днём столовая; показывает откуда надо заходить по будням, но сегодня праздник — мой приезд и он тоже знает, что это долгожданный я.</text:p>
      <text:p text:style-name="P309">Помыв руки и освежив лицо под краном в туалете, я подымаюсь на верхний этаж.</text:p>
      <text:p text:style-name="P309">Официантка приносит суп. На скатерти заглаженная утюгом складка. Я провожу по ней ладонью — складка исчезает. Ну, ещё бы — столько пелёнок перегладил.</text:p>
      <text:p text:style-name="P309">Я приступаю есть рыбный суп по рецептам портового города. Зал пуст.</text:p>
      <text:p text:style-name="P309">Неподалёку возвышение с колонками и усилителями ресторанной группы. Что бы такое послушать? <text:span text:style-name="T409">Ну, пусть будет Smokie. Я щёлкаю пальцами. Тишина. Что такое? Я не всемогущий?!! Или по другому включается?</text:span></text:p>
      <text:p text:style-name="P310">И тут меня охватывает сокрушительное, как нежданный удар, чувство просчёта. Где-то допущен непоправимый просчёт. Где-то я ошибся.</text:p>
      <text:p text:style-name="P310">Не могу есть суп. Рис превратился в мелко дроблёные ракушки и те осели на дно тарелки слоем мелких перламутровых осколков. Где-то я ошибся. Что-то я забыл. Но что?</text:p>
      <text:p text:style-name="P310">Я начинаю ходить от стола к столу. Подошедшей официантке объясняю, что я не могу есть, я что-то забыл.</text:p>
      <text:p text:style-name="P310">- Что?</text:p>
      <text:p text:style-name="P310">- Я забыл пиджак в туалете,- говорю я первое, что взбрело на ум.</text:p>
      <text:p text:style-name="P310">Дверь в зал открывается и аккуратненький пенсионер объявляет, что меня зовут в раздевалку. </text:p>
      <text:p text:style-name="P310">Я спускаюсь вниз к барьеру раздевалки, где женщина с одесским выговором отдаёт мне пиджак, который тот старичок принёс ей из туалета.</text:p>
      <text:p text:style-name="P310">- А ведь полные карманы были,- с укором говорит мне она.</text:p>
      <text:p text:style-name="P310">Я подымаюсь заплатить за суп из перламутра.</text:p>
      <text:p text:style-name="P310"/>
      <text:p text:style-name="P310">Это как в той настольной игре, когда подымаешься всё выше и выше по извилистой дорожке из цифр, а потом стремительно скатываешься в трубу прочерченную до самого низа. </text:p>
      <text:p text:style-name="P310">Я выкатываюсь на улицу из ресторана «Братислава», где сознательно оставил в туалете свой пиджак, потому что в нём документы и деньги, а я вступил и был принят в новый сверкающий мир, где деньги и документы ни к <text:s/>чему.</text:p>
      <text:p text:style-name="P310">По пути на автостанцию я замечаю длинную прореху у себя на брюках. На бедре. От правого кармана. И уже дальше иду прикрывая её пиджаком с пустыми карманами — без даров от нового мира, которые не сумел сохранить.</text:p>
      <text:p text:style-name="P310">В автоматической камере хранения моих вещей не оказалось.</text:p>
      <text:p text:style-name="P311">На последний рубль я покупаю билет в Южный и вместе с копейками сдачи прячу в задний <text:soft-page-break/>карман.</text:p>
      <text:p text:style-name="P311">Автобус битком; пассажиры стоят в проходе. Моя соседка по сиденью неслышно вздыхая трёт неровное пятно на своей юбке.</text:p>
      <text:p text:style-name="P311">Я знаю — пятно моя вина, как и то, что душный автобус останавливается у каждого светофора — красный. Потом он долго стоит на перекопанной траншеями улице, пропуская нескончаемую дружину недовольных пионеров, что плетутся в пыли вдоль земляных куч. Моя вина — испортил праздник.</text:p>
      <text:p text:style-name="P311">За городом пассажиры понемногу покидают автобус на остановках; я тоже выхожу на предпоследней — неправильно явиться в Южный с такой прорехой на бедре, как раненый копьём в ногу Спартак.</text:p>
      <text:p text:style-name="P311"/>
      <text:p text:style-name="P311">На окраине посёлка я уважительно здороваюсь с пацаном лет двенадцати и прошу иголку с ниткой.</text:p>
      <text:p text:style-name="P311">Он понимающе отводит меня в укромный бурьян позади забора из крупных каменных кубиков с широкими швами раствора кладки, уходи и возвращается с другом, у которого есть игла с длинной чёрной ниткой.</text:p>
      <text:p text:style-name="P312">Пацаны садятся на забор спиной ко мне, я снимаю брюки и начинаю зашивать разошедшийся шов. По ту сторону забора гремят колёса и моторы машин по непростым дорогам <text:s/>нескончаемой вселенской битвы. Пацаны сидят, как будто вовсе не при делах, пряча за спиной раненого члена РВС в бурьянах. С благодарностью возвращаю им иглу и нитку.</text:p>
      <text:p text:style-name="P312">Оставшись один, достаю «Беломор» <text:s/>и закуриваю, Обгорелую спичку целиком вгоняю в землю. Как она взвыла! Истошным, отчаянным голосом та пегая корова под соседним деревом. Да я же не знал!</text:p>
      <text:p text:style-name="P312">Я пошёл через заросли ивняка, над которым зависла большущая как аист птица в сопровождении эскорта из птиц поменьше. Так вот он — главный. <text:s/>Бог ты или дьявол уже не понять, слишком всё сплелось и спуталось в этом мире.</text:p>
      <text:p text:style-name="P312">А тут вот он я, без всего — документы, блокнотик, ручка и платочек с корабликом. Давай заключать договор, <text:span text:style-name="T410">так </text:span>уж положено.</text:p>
      <text:p text:style-name="P313">Я достаю ручку и автобусный билет. Как составлять такой договор я не знаю, поэтому просто ставлю подпись рядом с цифрами выбитыми кассовым аппаратом автостанции. <text:s/>Прячу ручку и кладу билет на листья гибкой ивовой ветки. Я оборачиваюсь спиной к договору — не подглядываю.</text:p>
      <text:p text:style-name="P313">Порыв ветра взвихрил кусты, но когда я обернулся билет был всё там же, только перевёрнут на обратную, чистую сторону. Значит такая у тебя подпись? <text:span text:style-name="T411">Чётко — не подделаешь!</text:span></text:p>
      <text:p text:style-name="P313"/>
      <text:p text:style-name="P313">Я вышел к кирпичному корпусу похожему на центральный склад завода КПВРЗ и пошёл искать отдел кадров. Мне сказали, что всё уже закрыто, но после второй смены пойдёт автобус в город, надо ждать. Я долго ждал, потом долго ехал сквозь ночь маленьким автобусом ПАЗ. </text:p>
      <text:p text:style-name="P313">Работники выходили по двое-трое на тускло освещённых улицах, пока водитель не сказал и мне сходить на углу большой пустынной площади.</text:p>
      <text:p text:style-name="P313">Я пошёл вдоль заборов неширокой улицы, потом свернул налево. Следующий поворот тоже был налево. У себя за спиной я слышал цоканье когтей по асфальту. Судя по звуку, это была очень большая <text:span text:style-name="T412">собака, но я совсем не боялся и не оглядывался, а просто шёл дальше.</text:span></text:p>
      <text:p text:style-name="P314">Впереди открылась та же площадь и, не доходя до неё метров двадцать, я остановился.</text:p>
      <text:p text:style-name="P314">Да, точно, здесь мой пост.</text:p>
      <text:p text:style-name="P314">И я там стоял в льющемся от фонарного столба свете и видел как от тёмной пятиэтажки слева через дорогу крадучись прошла кошка во двор одноэтажного собственного дома и оттуда раздалось радостное позвякивание цепи пса, к которому пришла на свидание кошка. Рабам тоже перепадает.</text:p>
      <text:p text:style-name="P314">Когда сзади подъехал самосвал, я не уступил дорогу, а лишь вскинул вверх правую руку — ведь это мой пост. У сидящих в кабине не было голов, непроглядно чёрная тьма отрезала их <text:soft-page-break/>им по плечи освещённые фонарём на столбе. Спустившийся водитель оказался с головой и даже в кепке. Он бережно отвёл меня в сторону. Я не оказывал сопротивления. Самосвал уехал, увозя второго с аспидно-чёрной тьмой на плечах. На дороге остались чёрные следы покрышек. Так нельзя оставлять по этим знакам последует тьма. Я принялся затирать следы подошвами своих туфлей. Надолго их хватит? <text:span text:style-name="T413">Подымался ветер, от площади прибежала и потёрлась мне об ногу распахнутая газета. Я различил заголовок «Гробница князя». Долго же ты добиралась. Она прощально шелестнула и поскользила дальше по асфальту.</text:span></text:p>
      <text:p text:style-name="P315">Небо стало сереть. Усталая, но довольная кошка осторожно вернулась через дорогу к пятиэтажке продолжать свою <text:span text:style-name="T411">великосветскую </text:span>барскую жизнь в благородном сословии; вслед ей раздавался молящий скулёж и бряцанье цепи.</text:p>
      <text:p text:style-name="P315">Наступил рассвет, но я так и стоял на посту, пока далеко не площади не появилась женщина в белом платье. Она прошла влево, к невидному от моего поста краю площади. Вскоре вслед за ней появилась старуха в чёрном и пошла туда же, толкая перед собой детскую коляску. Но я знал, что в коляске нет никакого ребёнка. Там у неё яйца — белые круглые яйца. Гроздьями. И я понял, что теперь мне можно оставить этот постт и вышел на площадь.</text:p>
      <text:p text:style-name="P315"/>
      <text:p text:style-name="P315">Я шёл по пустым улицам, пока не свернул в дверь проходной какой-то фабрики. В тесной дежурке я попросил воды у высокого старика в очках, чёрной робе и кепке.</text:p>
      <text:p text:style-name="P315">Он дал мне стакан воды и мы <text:span text:style-name="T411">с ним </text:span>оба <text:span text:style-name="T411">внимательно </text:span>следили проглочу ли я чёрную соринку, что плавала на поверхности.</text:p>
      <text:p text:style-name="P315">Я выпил до дна, Соринка осталась на стенке. Чёрный старик сказал мне как пройти в Бюро по трудоустройству.</text:p>
      <text:p text:style-name="P315">Бюро оказалось запертым, но потом пришла женщина с ключом и открыла. Я сказал, что ищу работу, а она ответила, что нужно подождать ещё одну работницу, которая скоро придёт.</text:p>
      <text:p text:style-name="P315">Недалеко от Бюро нашлось открытое молочное кафе. На остававшиеся копейки я купил большую бутылку молока, но выпил только половину. Над высоким стаканом из тонкого стекла я произнёс последнюю фразу Ромео:</text:p>
      <text:p text:style-name="P315">- Пью за тебя, любовь!</text:p>
      <text:p text:style-name="P315">И потом выпил.</text:p>
      <text:p text:style-name="P315"/>
      <text:p text:style-name="P315">Когда я вернулся в Бюро, вторая работница тое уже пришла.</text:p>
      <text:p text:style-name="P315">Намётанным глазом я сразу определил, что она — это смерть, а та, что пришла первой — любовь.</text:p>
      <text:p text:style-name="P316">Смерть просмотрела мои документы и недовольно объявила, что я уже бывал в разводе, а любовь улыбнулась и сказала — ну, и что?</text:p>
      <text:p text:style-name="P316">Потом она вышла в другую комнату позвонить, а я остался с недовольной смертью, чем-то похожей на Ольгу. Возможно крашенными волосами, только длиннее.</text:p>
      <text:p text:style-name="P316">Вернувшаяся любовь сказала, что для меня нашлось место в одесском шахтоуправлении, мне надо пойти на площадь Полярников и встретиться с главным инженером и ещё передать ему, чтобы он прислал ей машину, а то она забыла сказать. Хорошо? Машину для Марии.</text:p>
      <text:p text:style-name="P316"/>
      <text:p text:style-name="P317">Главный инженер сказал, что в самом управлении мест нет, а есть только работа крепильщика на шахте, но у меня высшее образование. Я заверил, что оно не помешает и он повёз меня загород в кузове грузовика.</text:p>
      <text:p text:style-name="P317">Вместе со мной в кузове ехал высокий белый, но обшарпанный холодильник и две чёрные цепи, как от бензопилы, но намного длиннее. Они походили на змей и от тряски всё ближе подбирались ко мне по доскам пола.</text:p>
      <text:p text:style-name="P317">В посёлке Вапнярка мы заехали на территорию производственного вида. Инженер сказал мне сбросить цепи и я швырнул проклятых змеищ через борт в глубокую лужу, хотя там было и сухое место.</text:p>
      <text:p text:style-name="P317">- Ты что творишь?!- крикнул главный, но я видел, что ему понравилась эта расправа.</text:p>
      <text:p text:style-name="P317">Водитель поволок утопленниц в раскрытую дверь склада.</text:p>
      <text:p text:style-name="P317"><text:soft-page-break/>В другом месте посёлка мы сгрузили холодильник в один из дачных домиков за общим забором. Главный воткнул его шнур в розетку для пробы и тот довольно заурчал.</text:p>
      <text:p text:style-name="P317">- Чуть не забыл, Мария просила прислать ей машину,- сказал я, хотя на самом деле всё время помнил, просто выбирал правильный момент.</text:p>
      <text:p text:style-name="P317">Главный показал где на улице водопроводный кран. Я пошёл туда, скинул пиджак и вымыл руки по локоть, лицо и шею. С одной стороны стояли два милиционера в офицерских погонах, с другой двое военных в общевойсковой форме и терпеливо ждали пока я плескаюсь, потому что я с главным <text:span text:style-name="T414">и после воды из этого крана никакая игла не прокусит мне шею.</text:span></text:p>
      <text:p text:style-name="P318">Я отошёл утираясь сразу промокшим крошечным платочком.</text:p>
      <text:p text:style-name="P318">Грузовик снова выехал на шоссе и повёз меня дальше. Дорого пошла резко вниз и справа открылось пустое пространство. Необозримое поле. Я не понимал что это такое, но через секунду оно пришло в движение и длинные невысокие волны с белыми гребешками побежали к берегу. Так это же море!</text:p>
      <text:p text:style-name="P318">Я достал блокнотик и, сверяясь с часами на руке, вписал рядом с задней обложкой:</text:p>
      <text:p text:style-name="P318"><text:tab/><text:tab/><text:tab/>«20 июля 1979 г.</text:p>
      <text:p text:style-name="P318"><text:tab/><text:tab/><text:tab/>13 <text:span text:style-name="T415">30 </text:span><text:span text:style-name="T416">15</text:span></text:p>
      <text:p text:style-name="P328"><text:span text:style-name="T417"><text:tab/><text:tab/><text:tab/></text:span><text:span text:style-name="T418">Ира</text:span></text:p>
      <text:p text:style-name="P389"><text:tab/><text:tab/><text:tab/>Сергей</text:p>
      <text:p text:style-name="P389"><text:tab/><text:tab/><text:tab/>Лилиана»</text:p>
      <text:p text:style-name="P389">Шоссе пошло вгору. Наверху подъёма грузовик свернул влево на грунтовку и через окраину посёлка выехал в поля, где дорога пошла вдоль лесополосы, а через два километра, после длинного пологого спуска подвела к двум-трём строениям барачного типа, миновала их и ещё через сотню метров закончилась в широком котлован<text:span text:style-name="T419">е</text:span> с туннелем под одной из стен, куда уходили рельсы узкоколейки мимо домика конторы шахты «Дофиновка».</text:p>
      <text:p text:style-name="P389"/>
      <text:p text:style-name="P390">В затенённой комнате стояли три старых кресла с деревянными подлокотниками. В одном, спиной к шторам окна, сидел мастер шахты; лет сорока пяти, лысеватый, с усами.</text:p>
      <text:p text:style-name="P390">Из кресла напротив главный инженер со смехом рассказывал, как сбросил цепных змей в воду.</text:p>
      <text:p text:style-name="P390">Мастер не разделял веселья по поводу моего промаха.</text:p>
      <text:p text:style-name="P390">Инженер послушно стих и по его настороженной уважительности к сидящему напротив было видно, кто тут на самом деле главный.</text:p>
      <text:p text:style-name="P390">Я сидел справа от мастера и, по его слову, протянул ему свой паспорт, малость стесняясь замызганности страниц.</text:p>
      <text:p text:style-name="P390">Он раскрыл книжицу и, не прикасаясь к страничкам, провёл над ними правой ладонью. Бумага на моих глазах просветлела и наполнилась жизнью, словно только что из типографии; от неё даже исходило прозрачное сияние. Мы с главным инженером заворожённо наблюдали; <text:s/>нам не дано творить чудес и теперь яснее ясного — <text:s/>кто здесь главнее.</text:p>
      <text:p text:style-name="P390">Похоже, я, таки, дошёл до самого главного.</text:p>
      <text:p text:style-name="P390">Он давно покинул облака и принял вид мастера на неприметной шахте.</text:p>
      <text:p text:style-name="P390">Его имя? Нельзя поминать всуе, могу лишь поделиться, что отчеством он «Яковлевич».</text:p>
      <text:p text:style-name="P390">Я сказал, что все мои вещи пропали на автостанции и у меня совсем нет денег, а мне нужно позвонить жене — она волнуется.</text:p>
      <text:p text:style-name="P390">Главный инженер тут же протянул мне синюю пятирублёвку и сказал, что жить я буду в общежитии, что у въезда в котлован.</text:p>
      <text:p text:style-name="P390">Я понимал, что и общежитие и шахта — это просто видимость, поэтому снял с купюры тёмную пушинку-метку и нежно положил её на подлокотник кресла.</text:p>
      <text:p text:style-name="P390"/>
      <text:p text:style-name="P391">Помимо своих непосредственных обязанностей — сначала крепильщика, а затем помощника камнерезной машины; не считая сопутствующих заданий — я напряжённо искал ответ: что же скрывается за всей этой видимостью?</text:p>
      <text:p text:style-name="P391"><text:soft-page-break/>Его искал я и в Одессе, где нередко бывал, чтобы звонить в Нежин по междугороднему телефону из переговорного пункта на улице Пушкинской.</text:p>
      <text:p text:style-name="P391">Откуда деньги? Занимал у общежитии до аванса или зарплаты у Славика Аксянова, или его жены Люды.</text:p>
      <text:p text:style-name="P391">Якобы, общежитие, <text:s/>из, якобы, фермы, якобы, переделанной имелись четыре комнаты по сторонам длинного — из конца в конец — коридора.</text:p>
      <text:p text:style-name="P391">В одной комнате жила бездетная молодая семья Аксяновых, в другой <text:span text:style-name="T420">бессарабская семья</text:span> с годовалым ребёнком, в третьей пожилой одиночка-электрик и в четвёртой, откуда вынесли рацию, но оставили решётку, поселился я.</text:p>
      <text:p text:style-name="P391">Первым делом я снял решётку и выставил её в бурьян под окном, побелил стены и целый вечер бил на них несметное полчище вампиров-комаров скрученной в трубочку газетой.</text:p>
      <text:p text:style-name="P391">Наутро Славик с побитым видом спросил что это я там делал весь вечер после ремонта.</text:p>
      <text:p text:style-name="P391">- Сафари,- кратко ответил я, не вдаваясь в подробности — вид у него и без того был слишком жалким.</text:p>
      <text:p text:style-name="P392">Другие двери в коридоре были заперты, кроме первой направо от входа, где находился душ.</text:p>
      <text:p text:style-name="P391">Остальных работников шахты привозил по утрам грузовик из Вапнярки и Новой Дофиновки.</text:p>
      <text:p text:style-name="P392">Подъезжая они гикали и свистели в кузове как черти, но сами себя называли махновцами.</text:p>
      <text:p text:style-name="P392">Через день, парами, они наполняли большой бак душа водой, которую таскали из неприметной будки сложенной из кубика, где был глубокий колодец с ведром на цепи.</text:p>
      <text:p text:style-name="P392">Электрические тэны нагревали воду задолго до конца рабочей смены.</text:p>
      <text:p text:style-name="P392">В стороне от барака-общежития, на поросшем бурьяном склоне стояла обитая жестью будка туалета типа сортир. Дверь в ней отсутствовала, поэтому приближаясь нужно было подать голос, чтоб никого не застать в позе орла на насесте. Из туалета открывался великолепный вид на водную гладь лимана и крутой противоположный берег.</text:p>
      <text:p text:style-name="P392"/>
      <text:p text:style-name="P392">Существует такое понятие — «поток сознания». Суть его заключается в том, что человек в своих мыслях комментирует всё, что видит вокруг себя, либо думает о постороннем, не имеющем, на первый взгляд, ничего общего с происходящим.</text:p>
      <text:p text:style-name="P392">Создателем «потока» считается ирландец Джеймс Джойс, хотя тот всё валит на другого — французского писателя, у которого, якобы, перенял его.</text:p>
      <text:p text:style-name="P392">Гораздо раньше, хотя и не в таких масштабах, этот поток встречается у несостоявшейся тёщи князя Мышкина в романе Достоевского «Идиот». Похоже, он одно из тех открытий, котор<text:span text:style-name="T421">ы</text:span>е <text:span text:style-name="T421">приходится </text:span>дела<text:span text:style-name="T421">ть</text:span> неоднократно и в разных местах; <text:span text:style-name="T421">в данном случае о том, что человек способен обмениваться мыслями сам с собой.</text:span></text:p>
      <text:p text:style-name="P392"/>
      <text:p text:style-name="P393">Происходившее со мной в Одессе в то сумасшедшее лето, которое на поверку оказалось самым прекрасным летом моей жизни, никак нельзя назвать «потоком сознания».</text:p>
      <text:p text:style-name="P393">Какой там поток? Это был водопад!</text:p>
      <text:p text:style-name="P393">Я обменивался мыслями не только сам с собою, но и с каждым встречным поперечным, от мелкого камешка на пыльной обочине дороги и до ночных звёзд влажно мерцающих в вышине.</text:p>
      <text:p text:style-name="P393">- Вы видели такое?</text:p>
      <text:p text:style-name="P393">А звёзды равнодушно отвечали:</text:p>
      <text:p text:style-name="P393">- <text:span text:style-name="T407">Видали и похлеще</text:span>...</text:p>
      <text:p text:style-name="P393">И продолжали <text:span text:style-name="T407">перемаргиваться</text:span> дальше, как миллионы миллионов лет до нашей эры.</text:p>
      <text:p text:style-name="P393">И меня это ничуть не напрягало — эта постоянная и напряжённая работа мысли. В конце концов, возможности человеческого мозга задействованы всего лишь на 10%, так пусть разомнётся, сметёт паутину и пыль скопившиеся в остальных процентах.</text:p>
      <text:p text:style-name="P394">Разумеется, в рабочее время интенсивность мозгового проветривания у меня снижалась — окружавшая там среда была более устоявшейся, по сравнению с ежесекундными изменениями обстоятельств на улицах города. Однако с гордостью могу сказать, что и на глубине 38 метров под поверхностью земли напряжённость моего умственного труда далеко <text:soft-page-break/>перехлёстывала десятипроцентный стандарт.</text:p>
      <text:p text:style-name="P391"/>
      <text:p text:style-name="P638"/>
      <text:p text:style-name="P679">Шахта «Дофиновка» добывала кубик — в виде каменных блоков 20х20х40 см нарезанных из залегающих под землёй пластов известняка.</text:p>
      <text:p text:style-name="P679">Для этой цели из котлована круто, но не вертикально под 38-метровую толщу других напластований уходил центральный тоннель, от которого в глубине расходились штольни — тоже тоннели, но пониже и поуже — как ветви от ствола дерева.</text:p>
      <text:p text:style-name="P679">В конце каждой такой ветви-штольни стояла камнерезная машина, которая и нарезала кубики в стене перед своим носом.</text:p>
      <text:p text:style-name="P679">Такова общая картина.</text:p>
      <text:p text:style-name="P679"/>
      <text:p text:style-name="P679">А в деталях — моего наставника в крепильном деле звали Ростиславом, <text:span text:style-name="T353">только он на это имя не откликался, настолько привык, что его все зовут Чарликом.</text:span></text:p>
      <text:p text:style-name="P680">Первым делом он меня повёл в штольню машины № 3, потому что на ней работал Капитонович, которого Чарлик звал только по отчеству и побаивался. Сам-то он всего лишь мелкий бес, а Капитонович крутой чертяка отбывший срок в десять лет.</text:p>
      <text:p text:style-name="P680">Мы светили себе под ноги фонарями, которые <text:span text:style-name="T354">перед уходом в шахту</text:span> получали от ламповщицы Люды в зарядочной наверху. Без фонаря окажешься в тьме кромешной, не разглядишь тонкие рельсы узкоколейки <text:span text:style-name="T354">поверх изредка подложенных шпал, за что-нибудь запнёшься и навернёшься так, что мало не покажется.</text:span></text:p>
      <text:p text:style-name="P681">Поэтому в шахте все носят пластмассовые каски и каждое утро перед спуском в неё расписываются в журнале, что получили инструктаж по технике безопасности и знают на что идут.</text:p>
      <text:p text:style-name="P681">Температура в шахте всегда плюсовая, даже зимой, в штольнях постоянный штиль и сурдокамерная тишина, если рядом не разговаривают и не работают механизмы.</text:p>
      <text:p text:style-name="P681">Мы долго шли по узкому коридору, у которого одна стена сплошной камень в засечках от камнерезной пилы, а другая — кладка из обломков кубика сложенных насухую. Кладка довольно высокая, но до потолка не достаёт.</text:p>
      <text:p text:style-name="P681">В шахте потолок называется кровлей, но об этом чуть позже.</text:p>
      <text:p text:style-name="P681">Впереди показался жёлтый свет пары облепленных пылью лампочек <text:span text:style-name="T355">прицепленных белым проводом на стену. Камнерезная машина была сдвинута к другой стене и на её открытом сиденьи сидел и ждал нас Капитонович в тишине и безветрии.</text:span></text:p>
      <text:p text:style-name="P682">Он работал без напарника, мечтая о заработке в 300 руб. в месяц.</text:p>
      <text:p text:style-name="P682">Квадратная стена перед машиной — 2,5х2,5 м — уже была расквадрачена бороздами «зарисовки»; глубокие параллельные пропилы от одной боковой стены до другой и от потолка до пола образовывали торцы будущих кубиков.</text:p>
      <text:p text:style-name="P682">Теперь в какую-нибудь щель надо вогнать толстый лом и выломить брус кубика. Потом ещё парочку, а остальные можно выламывать ударами кувалды.</text:p>
      <text:p text:style-name="P682">Капитонович ждал нас, потому что за пару дней машина далеко отодвинула стенку распиловки кубиков от окончания узкоколейки.</text:p>
      <text:p text:style-name="P682">Мы с Чарликом продляем её парой 3-метровых рельсов и теперь по ним можно подогнать две-три вагонетки поближе <text:span text:style-name="T356">для укладки наломанных кубиков.</text:span></text:p>
      <text:p text:style-name="P683">Вагонетки в шахте, в отличие от заводских, называют «вагонками» или «капелевками». <text:soft-page-break/>Возможно в честь белогвардейского генерала Каппеля, но достоверно не знаю.</text:p>
      <text:p text:style-name="P683">Если вагонка сходит с рельс про неё говорят, что она «забýрилась» и её приходится подымать обратно двум-трём рабочим вручную, это называется способом «пердячего пара».</text:p>
      <text:p text:style-name="P683">Потом из котлована спустится маленький рудничный локомотив и увезёт вагонки на-горá, попутно прицепляя подогнанные к выходам из других штолен.</text:p>
      <text:p text:style-name="P683">Напиленные в стене кубики обламываются не идеально, поэтому перед следующей «зарисовкой» особо торчащие куски сшибают всё той же кувалдой. Эти обломки, а также брак — обломленные слишком коротко или расщеплённые из-за трещин в породе кубики — укладываются в продолжение кладки вдоль одной из стен. Без этой кладки некуда было б девать песок.</text:p>
      <text:p text:style-name="P683">Откуда тут песок?</text:p>
      <text:p text:style-name="P683"><text:span text:style-name="T357">Когда машина, мешая вой электромотора с лязгом цепной пилы, делает пропил в стене, от цепи бьёт струя песка, а не опилок. <text:s/>Он скапливается как бархан вокруг машины и, если его не перебросать совковой лопатой в «карман» позади</text:span> <text:span text:style-name="T357">кладки, не останется места для узкоколейки.</text:span></text:p>
      <text:p text:style-name="P684">После трудовой победы на укладке рельс, Чарлик снимает каску с головы, садится сверху, как на горшок — так удобней, чем сидеть на полу, на песке или <text:s/>обломках. Он закуривает «Приму» и спрашивает Капитоновича откуда на правой стене эти большие красные пятна в породе.</text:p>
      <text:p text:style-name="P684">Капитонович с расстановкой поясняет, что когда тут было море, на нём горел пароход, так в породе и остался. Чарлик подхалимски хихикает, а я стараюсь не думать, что десять лет дают за убийство, потому что Капитонович мне нравится.</text:p>
      <text:p text:style-name="P684"/>
      <text:p text:style-name="P684">Перед уходом мы крепи кровлю. Для этого под самым потолком боковой стены Капитонович выпиливает ряд коротких горизонтальных щелей разделённых пластинами не нарезанного камня. Когда пластины сломаны ломом, образуется глубокая ниша 20х20 см. Точно такая же делается на противоположной стене. Теперь в одну из них мы с Чарликом запихиваем конец не слишком толстого бревна, до упора. <text:span text:style-name="T358">Второй конец мы подымаем к противоположной нише и и заводим внутрь, но не до конца, чтоб не вытащить бревно из первой. </text:span></text:p>
      <text:p text:style-name="P685">Это бревно называется «площак».</text:p>
      <text:p text:style-name="P685">Площак мы подпираем двумя брёвнами покороче — «стояками» — впритык к боковым стенам. Крепление кровли шахты готово.</text:p>
      <text:p text:style-name="P685">Откуда брёвна?</text:p>
      <text:p text:style-name="P685">Ну, метров на тридцать ушли в темноту штольни и вытащили из предыдущих креплений. Откуда ж ещё?</text:p>
      <text:p text:style-name="P685">За три месяца моей работы в шахте «Дофиновка» туда поступило ровно три новых бревна. Я лично обдирал с них кору приспособой под названием «струг», а потом Славик Аксянов увёз их на вагонке в шахту.</text:p>
      <text:p text:style-name="P685">Так что кровля держалась на сэкономленных материалах.</text:p>
      <text:p text:style-name="P685">Иногда кровля начинала «капать» или «дождить». Это когда она трещит и трескается и от неё отрываются и падают вниз куски породы. Типа обвала, но не наглухо.</text:p>
      <text:p text:style-name="P685">Чарлика у меня на глазах привалило, когда вытаскивал очередной площак. Но ему повезло, он лежал на песке под потолком и отделившаяся от кровли плита не имела места для разгона. Просто мягко так легла ему на грудь. Не очень большая, полметра на полметра и толщиной <text:soft-page-break/>всего сантиметров десять.</text:p>
      <text:p text:style-name="P685">Он тут сразу вспомнил про Алика армянина. Когда у того над головой «задождило», тот метров шестнадцать пятился назад. Бегом, конечно. Просто развернуться времени не оставалось. Кровля трещит и валится, <text:span text:style-name="T359">догоняет</text:span>. <text:s/>Так задом наперёд и бежал, крича при этом:</text:p>
      <text:p text:style-name="P685">- Ебал шахту! Ебал деньги!</text:p>
      <text:p text:style-name="P685">Но про кого он это орал — вот в чём вопрос.</text:p>
      <text:p text:style-name="P686">Так что «кровля» шахты это вовсе не крыша.</text:p>
      <text:p text:style-name="P686">Кроме действующих, в шахте есть ещё и заброшенные штольни, это где пласт хорошего камня кончился и дальше продолжать нет смысла. Ход в такую штольню замуровывают бракованным кубиком, который называется «бут», но его кладут на растворе, чтоб сквозняки не получались. Но замурованы не все.</text:p>
      <text:p text:style-name="P686">Однажды мастер показал мне аварийный выход. Через такой вот не замурованный ход в бывший стволовой тоннель, где когда-то лошади вагонки таскали, и тоннель выводит в тот же котлован, только повыше нынешнего. Так у того ствола тоже свои штольни. Когда Чарлик в отпуск ушёл и я остался один в крепильщиках, то из тех штолен площаки добывал. </text:p>
      <text:p text:style-name="P686">Возвращаюсь на новую половину шахты в штольню четвёртой машины весь из себя такой гордый — ну, как же! — в одиночку бревно припёр; ещё и острю тупым концом:</text:p>
      <text:p text:style-name="P686">- Для вас по спецзаказу из Рио-де-Жанейро!</text:p>
      <text:p text:style-name="P686">Бревно с плеча сбросил, а оно — хрясь! — и ровно надвое; слишком древний материал.</text:p>
      <text:p text:style-name="P686">Потом про меня сплетни распускали, будто я по заброшенным штольням без фонаря шастаю. Но это потому, что когда чей-нибудь фонарь горит, я свой выключал. Не знаю почему; всё равно ж после смены Люда его на зарядку поставит.</text:p>
      <text:p text:style-name="P686">Фонарь с чёрным проводом <text:span text:style-name="T360">в брезентовую сумочку с лямкой, чтоб носить на плече. В сумочке коробка аккумулятора и на ней цифра 16. Это — мой.</text:span></text:p>
      <text:p text:style-name="P687">В заброшенных штольнях я его включал и один раз в его свете увидел неземную красоту.</text:p>
      <text:p text:style-name="P687">Даже не понял что это такое белое висит под кровлей. Описать не берусь — чисто белая, клочкасто-лапчатая инопланетная структура, или из глубин океана, куда батискафы не доныривают, и в ней, типа, мелкие бриллианты под фонарём переливаются.</text:p>
      <text:p text:style-name="P687">Красиво, аж жуть берёт.</text:p>
      <text:p text:style-name="P687">А у меня в руке топор для проверки площаков на гнилость. Я топором сверху махнул и белое на пол упало. Смотрю — а вместо красоты большой плевок. Тут только догадался — это плесень была.</text:p>
      <text:p text:style-name="P687">Потом ещё такие же гирлянды попадались, но уже только коричневые — в наказание, что красоту убил.</text:p>
      <text:p text:style-name="P687"/>
      <text:p text:style-name="P687">Потом Чарлик вернулся, на шахту поступил Вася. Он стал крепильщиком, а меня перевели <text:s/>в помощники машиниста камнерезной машины.</text:p>
      <text:p text:style-name="P687">Ну, тут не так романтично и шума намного больше, <text:s/>а <text:span text:style-name="T361">нос и рот</text:span> надо завязывать от пыли. Зато — ба! — знакомые всё лица! Лом, лопата и кувалда.</text:p>
      <text:p text:style-name="P687"/>
      <text:p text:style-name="P688">Но всё это на первый взгляд непосвящённого. </text:p>
      <text:p text:style-name="P688">Что же на самом деле производила шахта «Дофиновка» под негласным началом самого главного — Яковлевича?</text:p>
      <text:p text:style-name="P688">Да, разное. Кому что.</text:p>
      <text:p text:style-name="P688"><text:soft-page-break/>Инженера шахты Пугачёва, с его пирамидально правильным носом, который появлялся внизу раз в месяц, а наверху и того меньше, интересовало только золото. Вернее золотой песок. Прицыкнет клыком в золотой коронке и у машиниста негромко спрашивает:</text:p>
      <text:p text:style-name="P688">- Что, есть песочек?</text:p>
      <text:p text:style-name="P688">После этого в я начал <text:s/>конце каждой смены вытряхивать песок из карманов робы — меня на золото не купишь! Тем более, что не знаю как его превращать в презренный металл. Толик со второй машины, когда увидел, очень удивился.</text:p>
      <text:p text:style-name="P688">Но из него точно золото изготовляли, а потом под видом алюминиевых отливок штабелевали в бурьяне возле общежития. Точь-в-точь как слитки банковского золотого запаса, только <text:s text:c="2"/>алюминиевого цвета, для маскировки.</text:p>
      <text:p text:style-name="P688">Мастер мне почто прямо об этом сказал, когда мы с ним проходили мимо:</text:p>
      <text:p text:style-name="P688">- Такая ценность, а никто не догадается поднять. Валяются тут.</text:p>
      <text:p text:style-name="P688">А зачем на шахте алюминиевые слитки?</text:p>
      <text:p text:style-name="P688"/>
      <text:p text:style-name="P688">Что до кубиков, то это были души.</text:p>
      <text:p text:style-name="P688">Пятая машина, где машинистом Гитлер, он же Адольф — ну, так его все звали — производила души людей.</text:p>
      <text:p text:style-name="P689">Ваня, с первой, всё обижался, что наверху с его вагонок много кубика бракуют, а от Адольфа всё проходит, хот<text:span text:style-name="T362">я</text:span> чуть ли не половина <text:span text:style-name="T362">вывезенного на-горá с пятой машины</text:span>— полный «бут».</text:p>
      <text:p text:style-name="P689">Но, если вдуматься, так оно и есть — многие человеческие души с изъянами бывают.</text:p>
      <text:p text:style-name="P689">И что парадоксально, тёзка Гитлера столько душ загубил, а он их <text:span text:style-name="T362">тут </text:span>штампует, пусть и с большим процентом брака, да ещё над Ваней посмеивается.</text:p>
      <text:p text:style-name="P689">Для кого пилят души остальными машинами я мог<text:span text:style-name="T362">у</text:span> только догадываться. Архангелам? Демонам? Титанам?</text:p>
      <text:p text:style-name="P689"/>
      <text:p text:style-name="P690">Именно это больше всего меня и удручало — моё невежество. </text:p>
      <text:p text:style-name="P690">Да, я чувствовал <text:s/>свою избранность, но оставался до слёз безграмотным избранным. Продвижение к пониманию шло наощупь, по наитию.</text:p>
      <text:p text:style-name="P690">Иногда находило озарение, как в том случае, когда после смены я поехал на грузовике в Новую Дофиновку за съестным на завтрашний обед.</text:p>
      <text:p text:style-name="P690">В кузове среди остальных находилась пожилая работница шахты с косынкой на голове. Грузовик как раз отъезжал от общежития, когда в дверях показалась бессарабка с ребёнком на руках.</text:p>
      <text:p text:style-name="P690">- Ой, какая деточка-красавичка!- произнося эти слова, пожилая женщина в кузове распустила косынку у себя на голове и снова её завязала, но как-то по иному.</text:p>
      <text:p text:style-name="P690">Домой я вернулся через поля вдоль лесополосы. Я зашёл в свою комнату, но отдыхать не получалось — годовалая девочка бессарабской семьи захлёбывалась визжащим криком, а её мать, не зная как унять ребёнка, носила её по коридору — из конца в конец, качала на руках, приговаривала «а-а-á!», но ничего не помогало.</text:p>
      <text:p text:style-name="P690">Я плохо переношу детский плач. </text:p>
      <text:p text:style-name="P690">Вдруг мне вспомнилась попутчица, завязавшая свою косынку по-другому по ходу нахваливания тогда ещё молчавшего ребёнка. Я вышел в коридор и молча, но упорно глядя на мать, вынул платок из кармана, расправил его <text:s/>и снова сложил, но уже на другую сторону, <text:soft-page-break/>после чего вышел к колодцу.</text:p>
      <text:p text:style-name="P690">Когда я вернулся, женщина стояла в коридоре и с благодарностью смотрела на меня; девочка у неё на руках была совершенно спокойна — на голове у неё появилась косынка завязанная узелком на лбу. Бинго!</text:p>
      <text:p text:style-name="P690"/>
      <text:p text:style-name="P690">Но случались и осечки. Петух у входа в общежитие не понял моих благих намерений и презрительно отвернулся от предложенных ему крупинок синьки, забытой кем-то на широкой лавке.</text:p>
      <text:p text:style-name="P691">Моё предложение исходило из добрых побуждений и свежеприобретенного опыта — в тот день я углядел, что сочетание синего и чёрного есть знаком силы, а петух как раз имел чёрное оперение.</text:p>
      <text:p text:style-name="P691"/>
      <text:p text:style-name="P691">В том, что за мной, как за избранником, присматривают и оберегают, я убедился когда ко мне подкрадывался стеклянноглазый в явно <text:s/>нехороших целях.</text:p>
      <text:p text:style-name="P691"/>
      <text:p text:style-name="P691">Есть три разновидности стеклянноглазых. </text:p>
      <text:p text:style-name="P691">Те, у кого они ярко прозрачные — безвредны. Они, конечно, одержимы, но всего лишь с целью получения информации — что тут и как. </text:p>
      <text:p text:style-name="P691">Кто получатель? Когдатошние жители Олимпа в своих нынешних оболочках.</text:p>
      <text:p text:style-name="P691">Те, у которых муть в стекле, работают сами на себя — ищут где бы «кровцы испить», или как-то по-другому подзарядиться из тебя.</text:p>
      <text:p text:style-name="P691">- Там будет подземный переход, он для людей, но и нам можно, - сказала мне одна из таких, приняв, как видно, за своего, когда в незнакомом <text:span text:style-name="T363">и плохо освещённом </text:span>районе ночной Одесс<text:span text:style-name="T363">ы</text:span> я спросил у неё как пройти к автовокзалу — <text:s/>излюбленной их кормушке.</text:p>
      <text:p text:style-name="P692">Именно они поджидали меня с разодранным бедром за дверью «Братиславы» и торопили женщину из раздевалки, чтоб мало говорила, а поскорее выпускала дичь — меня.</text:p>
      <text:p text:style-name="P692">При обходе медицинской комиссии анализ крови мне делали в Вапнярке. Захожу, а кроме медсестры ещё дама сидит; глаза в такой же вот мути, а из угла рта тонкая длинная трубка выходит. Медсестра пояснила, что это зонд и она не помешает. Будто я по глазам не вижу зачем та тут. <text:span text:style-name="T364">М</text:span>едсестра мне палец проколола и сдавила, то кровь, вместо того, чтоб каплей проступить, ударила вдруг фонтанчиком толщиной с иголку, <text:span text:style-name="T364">как при сцеживании молока из груди женщины. Я в жизни такого не видел, а у той дамы аж зонд из распахнутой челюсти выпал. Типа, алкаш подставлял стопарик, а ему туда плеснули всю трёхлитровую банку. Столько добра пропадает!</text:span></text:p>
      <text:p text:style-name="P693">Насчёт добычи крови клыками — это <text:span text:style-name="T365">бабушкины </text:span>сказки. Они подпитываются неприметнее, по неизвестной мне технологии, но эффективно.</text:p>
      <text:p text:style-name="P693"/>
      <text:p text:style-name="P693">Нацелившийся на меня стеклянноглазый водил «волгу» и, пока его начальник зашёл в общежитие переговорить с инженером о погрузке кубика, начал подкрадываться, <text:span text:style-name="T366">когда</text:span> я мыл руки под рукомойником на столбе, <text:span text:style-name="T366">выйдя из <text:s/>шахты, чтоб пообедать в общежитии.</text:span></text:p>
      <text:p text:style-name="P694">Меня он не знал, потому что посторонний и держал в руке особым способом изогнутую проволоку алюминиевого цвета, сантиметров двадцати. </text:p>
      <text:p text:style-name="P694">Увидев в его глазах сталисто-сизую поволоку и то, как мягко он ко мне подкрадывается, я понял, что мне кранты. Ему оставалось лишь протянуть руку, но тут из бурьянов выскочил <text:soft-page-break/>маленький котёнок <text:s/>и тернýлся загривком о брючину моей чёрной робы. Сизеглазый моментально утратил ко мне всякий интерес, убрал свою проволоку и вернулся к машине. Котёнок-спаситель снова скрылся в зарослях.</text:p>
      <text:p text:style-name="P694"/>
      <text:p text:style-name="P694">Но чаще приходилось полагаться только лишь на собственную осмотрительность.</text:p>
      <text:p text:style-name="P694">Как на узком пляже под обрывом Чабанки. </text:p>
      <text:p text:style-name="P694">Я хотел поплавать в море и даже зашёл уже в спокойно набегающие волны, <text:span text:style-name="T367">но остановился — между морем и мной, на двух выступающих из воды валунах — стояли два рыбака в плавках с удочками в руках. Между ними оставалось достаточно места, чтобы проплыть вперёд, но я-то понимал, что удилища это шлагбаум запирающий путь в море. Выждав момент, когда они одновременно вскинули свои удочки, я нырнул и поплыл прочь от пляжа.</text:span></text:p>
      <text:p text:style-name="P695">Плыл я долго; иногда отдыхал лёжа на воде и удивляясь — почему это мой отец говорил будто солёная вода моря поддерживает пловца? Никакой разницы.</text:p>
      <text:p text:style-name="P695">Потом я снова плыл на спине, покуда не почувствовал прикосновение к своему плечу.</text:p>
      <text:p text:style-name="P695">Я оглянулся и увидел медузу в воде, светловато-прозрачную и широкую как большая миска. Я обплыл её, но мне стали попадаться ещё и ещё — обплывая вокруг одной, упираешься в следующую. Приподнявшись из воды, я посмотрел вперёд и увидел, что тут их целое стадо и они превратили спокойные залитые солнцем волны в какой-то медузий кисель своими полупрозрачными телами. Тогда я развернулся и поплыл обратно к далёкому уже берегу.</text:p>
      <text:p text:style-name="P695">Пляж Чабанки покрывает разноцветная галька, но попадаются и песчаные полосы. На одной такой полосе у кромки воды я хотел написать слово «ИРА», но волны не позволяли — набегали и заравнивали мокрый песок; <text:s/>никак не <text:span text:style-name="T563">получалось</text:span> выписать все три буквы <text:span text:style-name="T368">до конца</text:span>.</text:p>
      <text:p text:style-name="P721">Крохотные острые обломки ракушек в песке расцарапали мой палец до крови и я сдался.</text:p>
      <text:p text:style-name="P695"/>
      <text:p text:style-name="P696">А самый первый раз я зашёл в море на пляже Новой Дофиновки. Я туда пошёл после работы, вдоль лимана.</text:p>
      <text:p text:style-name="P696">Воды в нём мелкая и прозрачная. Я шёл пока не увидел в воде автомобильные покрышки, которые туда сбросил какой-то придурок. Сняв брюки, я зашёл в воду и вытащил их на берег, но за поворотом лимана увидел, что в нём вообще свалка — жизни не хватит всё повытаскивать, а уже вечер. Потом пошли заросли камышей и шоссе, за которым — море.</text:p>
      <text:p text:style-name="P696">Если от шахты к Новой Дофиновке пойти по грунтовке, то иногда над полями висят громадные корабли. Это они, конечно, в море стоят, но море сливается с небом, поэтому смотришь — поле, а над ним корабль, а ещё выше красный шар заходящего солнца. Корабли эти настолько большие, что в порту, наверное, не помещаются, вот и стоят прямо в море.</text:p>
      <text:p text:style-name="P696"/>
      <text:p text:style-name="P696">Со Славиком Аксяновым у меня сперва были нормальные отношения, хотя я видел, что в прошлой жизни он служил нацистским офицером в лагере смерти, а в нынешней чересчур любит привлекать к себе внимание пустыми базарами.</text:p>
      <text:p text:style-name="P696">Я ему даже помогал доски пилить для топчана.</text:p>
      <text:p text:style-name="P696">От Чабанки до шахты тоже два километра и тоже по грунтовке через поле, но без лесополосы. И в том поле за мной всегда мухи увязывались целым роем. Летят и не отстают. А я не хотел привести за собою «хвост» и тем самым выдать местоположение шахты; и нашёл способ ухода от мух.</text:p>
      <text:p text:style-name="P696"><text:soft-page-break/>Перед общежитием стояло длинное здание бывшей фермы. Я его использовал как дезинфекционный шлюз космического корабля — заходил в это здание с одно<text:span text:style-name="T369">го конца; мухи, роем, следом — и шёл на выход в другом конце. Они, от запаха навоза засохшего ещё в эпоху старины глубокой, впадали в растерянность и бросались кто куда в активном поиске дерьма, а я выходил на воздух с купленными в Чабанке продуктами без единой жужжалки за спиной.</text:span></text:p>
      <text:p text:style-name="P697">Славик попросил разрешения взять доски с пола в старой ферме, чтоб сделать себе с женой топчан, потому что ожидал приезда тёщи.</text:p>
      <text:p text:style-name="P697">Мы с ним пошли и понавыдёргивали ломом досок. Ничего, крепкие оказались, только прибиты слишком длинными гвоздями.</text:p>
      <text:p text:style-name="P697">Потом он стал советоваться о размерах будущего топчана.</text:p>
      <text:p text:style-name="P697">У меня на тот момент уже имелась целая, хорошо разработанная нумерологическая система. С цифрами <text:s/>была полная ясность; что 22 — «смерть», 24 — «жена», 10 — «секс» и так далее.</text:p>
      <text:p text:style-name="P697">С учётом назначения изделия, я ему предложил оптимальный вариант — 2 метра 10 сантиметров. В смысле 10 на двоих, самое оно для молодой семьи.</text:p>
      <text:p text:style-name="P697">А он упёрся — хочу 2 метра 30 сантиметров!</text:p>
      <text:p text:style-name="P697">Ну, тебе видней, чего ты хочешь.</text:p>
      <text:p text:style-name="P697">Он откуда-то притащил «козёл», на котором дрова пилят. Доску на «козла»; рулеткой отметку, и — поехали! Потом остановились перекурить.</text:p>
      <text:p text:style-name="P698">Тут проходит мимо его жена, Люда, пальцем на «козла» показывает и Славику, возмущённо так, заявляет:</text:p>
      <text:p text:style-name="P698">- Если ты думаешь, что я на <text:span text:style-name="T207">это</text:span> лягу, то не надейся!!!</text:p>
      <text:p text:style-name="P698">Так я окончательно убедился, что она частица иного мира. Какая нормальная женщина «козла» не видала?</text:p>
      <text:p text:style-name="P698">К тому же она ещё умела мысли читать.</text:p>
      <text:p text:style-name="P698">Я один раз в ихнюю комнату зашёл — Славик борщ наяривал и телевизор смотрел. От борща я отказался, сел у двери и жду пока доест. А у него за спиной холодильник, а на холодильнике зеркало лицом вниз положено, а у зеркала на рамке сзади две пластмассовые ножки, чтобы стояло, когда не в лежачем положении.</text:p>
      <text:p text:style-name="P698">С того стула, где я сижу картина — Славик ест глазами телевизор, а сам борщ уминает, а из волос его две зелёные ножки в форме лирообразных рогов торчат.</text:p>
      <text:p text:style-name="P698">Тут я и подумал про себя, в уме то есть: «Так ты не только нацист, а ещё и рогатик!»</text:p>
      <text:p text:style-name="P698">Люда эти мысли прочитала, сразу к холодильнику подошла и ножки не опустила. Доедал он уже без рогов.</text:p>
      <text:p text:style-name="P698">Вобщем, когда Славик тот топчан системы «аэродром» в комнату свою уволок, у них на этом станке игральном нестыковка какая-то обнаружилась — через три дня он его из общежития выволок и ножовкой укорачивал. Называется подгонка методом тыка.</text:p>
      <text:p text:style-name="P698">А когда его тёща приехала, он вообще звереть начал. Приходил ко мне в комнату и рожи корчил. Мне-то цель его гримас без объяснений понятна — хотел, чтобы я с ума сошёл.</text:p>
      <text:p text:style-name="P698">Один раз Ваня, машинист с первой машины, позвал меня разделить с ним трапезу в штольне.</text:p>
      <text:p text:style-name="P698">Его жена работала в столовой военного училища, где обучались негры из стран пробудившейся Африки. Так эти негры не слишком голодные, судя по тому сколько провизии она оттуда домой приносила.</text:p>
      <text:p text:style-name="P699">Ваня когда снял крышку с той алюминиевой кастрюли, так там доверху всё рёбра с мясом. Мы втроём — Ваня с помощником и я — насилу ту гекатомбу съели и костей получилась <text:soft-page-break/>целая куча. А тут Славик за какой-то запчастью пришёл, увидел груду обглоданных костей — его аж перекосило от зависти, наверно, тёщин борщик вспомнил.</text:p>
      <text:p text:style-name="P699">Поздно вечером, когда жители общежития наслаждались прохладой на лавке у входа, он на меня буром попёр. Даже один слиток из золотого запаса в бурьянах выхватил. Двумя руками над головой вскинул и — в меня запустил.</text:p>
      <text:p text:style-name="P699">Красивое зрелище получилось — полная луна льёт свет на дугообразную траекторию, по которой слиток летит и поблескивает белым цветом.</text:p>
      <text:p text:style-name="P699">Может я всё-таки ошибался и на шахте добывали платину?</text:p>
      <text:p text:style-name="P699">Теперь уже мне пришлось ретироваться задом наперёд по способу армянина Алика.</text:p>
      <text:p text:style-name="P699">Жена Люда увела его с арены показательных выступлений.</text:p>
      <text:p text:style-name="P699">В следующее своё посещение Одессы я зашёл в юридическую консультацию — вывеска на глаза попалась. Спросил, без обнародования имён и географических координат, <text:s/>какие у них рекомендации, если сосед по общежитию донимает.</text:p>
      <text:p text:style-name="P699">- Обратитесь в комсомольскую организацию предприятия.</text:p>
      <text:p text:style-name="P700">И эти не от мира сего. Я же говорю — они на каждом шагу.</text:p>
      <text:p text:style-name="P698"/>
      <text:p text:style-name="P701">Но, если самый главный это Яковлевич, то кто же тогда главный инженер?</text:p>
      <text:p text:style-name="P701">Догадаться не сложно — кто антипод Творца? <text:s/>Князь тьмы и повелитель всех нечистых, кто ж ещё.</text:p>
      <text:p text:style-name="P701">Это заметно даже по их взаимоотношениям — уважительный, но вооружённый нейтралитет.</text:p>
      <text:p text:style-name="P702">Помню стоят в стволовом тоннеле, корректно так разговаривают. Мастер в чёрной робе, а главный инженер в летней рубашечке, широкий носовой платок поверх воротника заломил — чтоб пыль не садилась, вот только вместо пробкового колонизаторского шлема — пластмассовая каска, а так полный «я тут хозяин». Хотя, конечно, под землёй <text:s/>его вотчина.</text:p>
      <text:p text:style-name="P701"/>
      <text:p text:style-name="P701">Ты скажешь: неужели возможен контакт между столь диаметральными противоположностями. Не забывай — на дворе стоял двадцатый век, вторая его половина, когда всё настолько переплелось и перепуталось, что простая геометрия уже не помогала...</text:p>
      <text:p text:style-name="P701"/>
      <text:p text:style-name="P702">Я занял позицию сочувствующего мастеру, он нравился мне и без чудес; с меня, собственно, и одного хватило.</text:p>
      <text:p text:style-name="P702">Кстати, главный после главного тоже свои верительные грамоты предъявил. Однажды в обеденный перерыв приехал провести профсоюзное собрание. Расположились под деревьями рядом с общежитием. Сел он на стул, ещё и туфли с носками скинул: а где, мол, копыта? Нетути! </text:p>
      <text:p text:style-name="P702">Но меня-то иллюзорностями не провести. </text:p>
      <text:p text:style-name="P702">Чертяки-махновцы в траве разлеглись в своих чёрных робах. Один я в белой нейлоновой рубахе, которую в шахте под куртку одевал и каждый день стирал под душем.</text:p>
      <text:p text:style-name="P702">Нейлон отлично стирается: раз-два и — чистый, а сохнет и того быстрее.</text:p>
      <text:p text:style-name="P702">Каску я тоже снял, типа, ты бескопытность тут демонстрируешь, так полюбуйся на мою безрогость. Все остальные в касках, особенно Славик Аксянов.</text:p>
      <text:p text:style-name="P703">Минут десять в таком раскладе попрофсоюзились и вдруг — петух закукарекал. Батюшки-светы! Главный секундально — носки в карман, туфли на ноги, на грунтовку выскочил, а там уже, как из-под земли, чёрный мотоциклист нарисовался в кожаном ребристом шлеме, как у <text:soft-page-break/>шахтёров первых пятилеток. И — усвистали в сторону Новой Дофиновки.</text:p>
      <text:p text:style-name="P703">Не ясно, что ли? Кто бежит при петушином крике?</text:p>
      <text:p text:style-name="P703"/>
      <text:p text:style-name="P703">С ним у меня не то, чтобы противостояния, но трения случались.</text:p>
      <text:p text:style-name="P703">Один раз когда у заднего хода общежития самосвал угля на зиму ссыпали и я весь тот антрацит в кочегарку перебросил. А он по окончанию работы приехал из Вапнярки и так высокомерно спрашивает:</text:p>
      <text:p text:style-name="P703">- Ну, что тебе заплатить? Троячки хватит?</text:p>
      <text:p text:style-name="P703">Меня тут заело — полдня под солнцем карячился, а он, как ханыге какому-то три рубля предлагает. Ты, конечно, князь тьмы, но и я избранный, пусть хоть и не посвящённый.</text:p>
      <text:p text:style-name="P703">- Нет, пусть мне заплатят по расценкам.</text:p>
      <text:p text:style-name="P703">- По расценкам ты и этого не получишь.</text:p>
      <text:p text:style-name="P703">Я ему не поверил, на следующий день взял отгул и поехал в шахтуправление. Мне показали где сидит главный бухгалтер Вицман. Только я к нему в кабинет — у него зазвонил телефон.</text:p>
      <text:p text:style-name="P703">Он трубку снял:</text:p>
      <text:p text:style-name="P703">- Вас слушают.</text:p>
      <text:p text:style-name="P704">Именно так, слово в слово — <text:s/>«вас слушают». <text:s/>Чисто, гладко, описательно. Ни с какого боку не уцепиться. Вот что значит Вицман!</text:p>
      <text:p text:style-name="P704">Я изложил ему суть дела, он сразу понял и достал толстую книгу в мягкой серой обложке «Единые нормы и расценки»; нашёл где там про погрузку-выгрузку сыпучего угля сказано и дал мне почитать.</text:p>
      <text:p text:style-name="P704">Там чёрным по белому стоит, что даже если бы тот уголь я разгружал за Полярным кругом, по самым высоким северным коэффициентам, и каждую лопату угля, прежде чем <text:s/>заброшу в кочегарку, три раза обносил бы вокруг общежития, то по расценкам мне полагается 1 руб. 20 коп.</text:p>
      <text:p text:style-name="P704"/>
      <text:p text:style-name="P704">И открылось мне, не ведавшему истины доселе, <text:span text:style-name="T370">что в ножки поклониться надлежит мастерам, прорабам, инженерам и прочему т. д., за их приписки и туфту в нарядах на выполнение работ. Без них рабочий класс давно бы вымер вместе с семьями. Кормильцы они и благодетели. Вот только какая падла те расценки составляла? Я б с ним по-братски лопатой поделился.</text:span></text:p>
      <text:p text:style-name="P704"/>
      <text:p text:style-name="P705">А в другой раз выплату аванса задержали и я к главному инженеру на дом пошёл, в Одессу. По случаю субботы отгул не понадобился.</text:p>
      <text:p text:style-name="P705">Он возле Горбатого моста окопался в собственном доме с женой и сыном пятиклассником. Угостил меня томатным соком домашнего приготовления. Ага...</text:p>
      <text:p text:style-name="P705">Всё, как положено — красная, густая, солоноватая жидкость. А куда денешься? Маргарита тоже пила.</text:p>
      <text:p text:style-name="P705">Зато чёрный чай я до сих пор по его рецепту завариваю, как он объяснял.</text:p>
      <text:p text:style-name="P705">В тот вечер он ещё воспоминанием поделился про <text:span text:style-name="T371">трудовую деятельность</text:span> в Заполярье, <text:span text:style-name="T371">где он после работы клал пару кирпичей на электроплитку и сверху жену свою усаживал для приведения в рабочее состояние на ночь.</text:span></text:p>
      <text:p text:style-name="P705"/>
      <text:p text:style-name="P705"/>
      <text:p text:style-name="P706"><text:soft-page-break/>Один раз нечистые путч затеяли, хотели поменять расклад устройства мира. Накануне инженер Пугачов приехал и в общежитии одну из запертых дверей открыл, под видом раздачи продовольственных продуктов до зарплаты.</text:p>
      <text:p text:style-name="P706">Я по коридору проходил, Славик Аксянов мне кричит:</text:p>
      <text:p text:style-name="P706">- Иди и ты получай!</text:p>
      <text:p text:style-name="P706">В комнате человек пять махновцев и на столе ящик с пачками «Примы». Пугачов им по 5-10 пачек раздаёт. Продукты, да? Боеприпасами снабжает!</text:p>
      <text:p text:style-name="P706">- Спасибо, но я «Беломор» курю.</text:p>
      <text:p text:style-name="P706">На выходе я ещё услышал, как Славик Аксянов чертяк подбадривает:</text:p>
      <text:p text:style-name="P706">- Ничего! Молодость всё спишет!</text:p>
      <text:p text:style-name="P707">На следующий день в Одессе не работал ни один светофор. Весь день творился полный бедлам. Троллейбусы прыгали как угорелые. Стрельбы, конечно, не было; ведь путч шёл на ином уровне, но, по моим оценкам, провалился, потому что я успел купить «Атлас мира» в мягкой нежно-зелёной обложке.</text:p>
      <text:p text:style-name="P706"/>
      <text:p text:style-name="P706">В Одессе той поры самым устойчивым и общеупотребительным выражением одобрения было «то, шо любишь!». </text:p>
      <text:p text:style-name="P706">- <text:span text:style-name="T372">Как вам Сонечкин жених?</text:span></text:p>
      <text:p text:style-name="P706">- <text:span text:style-name="T372">То, шо любишь!</text:span></text:p>
      <text:p text:style-name="P707">А вместо «нет» говорили «хуй маме!», но поскольку вокруг была Одесса-мама это звучало даже патриотично.</text:p>
      <text:p text:style-name="P707">- Так «Черноморец» выиграл, или <text:span text:style-name="T562">что</text:span>?</text:p>
      <text:p text:style-name="P707">- Хуй маме!</text:p>
      <text:p text:style-name="P707"/>
      <text:p text:style-name="P708">В сквере на Дерибасовской деревья непонятные, как будто сами с себя кору сбросили, а вечером на танцплощадке там духовой оркестр играл, почти как при Иоганне Штраусе, но редко.</text:p>
      <text:p text:style-name="P708">А в каком-то парке, но уже днём, я прыгнул в бассейн с пятиметровой вышки. При полёте аж в ушах свистело. Чуть погодя два парня вместе прыгнули, но они ногами вниз летели; один в чёрных носках. Так они мой след заметали.</text:p>
      <text:p text:style-name="P708"/>
      <text:p text:style-name="P708">В переговорном на Пушкинской меня не слабо подкололи. Я заказ сделал, подождал, потом на тротуар у открытой двери вышел. Только я закурил, в динамик кричат:</text:p>
      <text:p text:style-name="P708">- Нежин! Кто-нибудь ожидает Нежин?!</text:p>
      <text:p text:style-name="P708">Я папиросу в урну, вбегаю обратно:</text:p>
      <text:p text:style-name="P708">- Я! Я ожидаю!</text:p>
      <text:p text:style-name="P708">А телефонистка в микрофон:</text:p>
      <text:p text:style-name="P708">- Ну, вот и ждите!</text:p>
      <text:p text:style-name="P708">Весь зал так и грохнул.</text:p>
      <text:p text:style-name="P708">Это тоже меня <text:s/>от чего-то уберегали.</text:p>
      <text:p text:style-name="P708">Мужик там один стоял. Его номер соединили:</text:p>
      <text:p text:style-name="P708">- Челябинск на линии! Зайдите в пятую кабину!</text:p>
      <text:p text:style-name="P708">А мужик так разочарованно:</text:p>
      <text:p text:style-name="P708">- Э-э!..</text:p>
      <text:p text:style-name="P708"><text:soft-page-break/>И пошёл куда сказано. Вот это — просвещённый! По одному лишь номеру кабины знает наперёд чем разговор закончится.</text:p>
      <text:p text:style-name="P708"/>
      <text:p text:style-name="P707">С Одессой я тогда хорошо познакомился. В основном пешком.</text:p>
      <text:p text:style-name="P707">Нашёл публичную библиотеку № 2. И Привоз нашёл, где грузчики в синих халатах толкают перед собой вокзальные тележки и кричат «ноги! Ноги!», чтоб им дорогу уступали. </text:p>
      <text:p text:style-name="P707">Там старая цыганка по своим обрядам на меня заклятье наложила, когда я гроздь винограда <text:s/>ел. <text:span text:style-name="T373">Не знаю за что, но ей виднее.</text:span></text:p>
      <text:p text:style-name="P707">«<text:span text:style-name="T373">Фабрика желудочного сока» <text:s/>— <text:s/>я и не представлял, что такие предприятия бывают.</text:span></text:p>
      <text:p text:style-name="P709">Когда я проходил через дворы пятиэтажек, забивающие «козла» мужики сильнее грохали костяшками об стол — отпугивали кошек, чтоб те мне тротуар не перебегали. Союзники.</text:p>
      <text:p text:style-name="P709">В Одессу я ездил автобусом, только пару раз пешком — там всего километров двадцать. И один раз от Вапнярки до Новой Дофиновки прошёл вдоль берега моря; по обрыву.</text:p>
      <text:p text:style-name="P709">Там в одном месте какая-то военная установка за колючей проволокой. Часовой закричал оттуда, что ходить нельзя, стал документы спрашивать. Я ему через проволоку платочек показал, с корабликом в кружочке. Он понял, что уровень иной.</text:p>
      <text:p text:style-name="P709">- Ладно, иди куда шёл.</text:p>
      <text:p text:style-name="P709"/>
      <text:p text:style-name="P709">С того обрыва вид моря очень красивый. Спокойное, почти гладкое. Под солнцем отблёскивает. Иногда набегал ветер, чтоб <text:s/>рябью по воде <text:span text:style-name="T374">изображать</text:span> различные виды галактик, спиральные в основном; <text:span text:style-name="T374">он их срисовывал с облаков над морем.</text:span></text:p>
      <text:p text:style-name="P709"/>
      <text:p text:style-name="P710">В трамвае на пляж Аркадии я увидел Серого, который в стройбате из себя пахана стоил. Меня только удивило — четыре года прошло, а он такой молоденький <text:span text:style-name="T375">и почему-то </text:span>в чёрной матросской форме, бескозырка с ленточками. Я поближе встал и тихонько спрашиваю:</text:p>
      <text:p text:style-name="P710">- Серый — это ты?</text:p>
      <text:p text:style-name="P710">Он не отозвался, хотя точно слышал.</text:p>
      <text:p text:style-name="P710"/>
      <text:p text:style-name="P711">А в другой раз это оказался мой отец. Возле газетного киоска. На отца он совсем не был похож, я его только по голосу и узнал. Именно этим голосом он изображал душегуба, которого начальник лагеря довёл до нового убийства.</text:p>
      <text:p text:style-name="P711">Когда он ко мне обратился, я прикинулся, что чересчур рассматриваю портрет психиатра Бурденко на обложке журнала «Огонёк», который висел за стеклом, так что ему киоскёр отвечал.</text:p>
      <text:p text:style-name="P711"/>
      <text:p text:style-name="P711">Такие встречи кого угодно доведут задаться вопросом: что происходит?</text:p>
      <text:p text:style-name="P711">Но тут без монады не разобраться.</text:p>
      <text:p text:style-name="P711">Монада — это такая прибамбаса из философии, которую каждый понимает по-своему.</text:p>
      <text:p text:style-name="P711">Для кого-то это — единичность, а для другого — совокупность единичностей. Например, когда парень девушку спрашивает:</text:p>
      <text:p text:style-name="P711">- Скажи! Я для тебя один из многих, или из многих один?</text:p>
      <text:p text:style-name="P711">Тут второй «один» и есть та самая монада, а может и наоборот.</text:p>
      <text:p text:style-name="P711">В одной индийской библии есть яркая такая картинка: ребёнок по траве ползёт, а на шаг впереди него пацанёнок бежит, перед которым мужчина шагает — вот-вот догонит <text:soft-page-break/>скрюченного старика, а потом опять трава. Картинка называется «Круг жизни». В смысле, из ничего в ничего.</text:p>
      <text:p text:style-name="P711">Вот все вместе они и есть монада, потому что один и тот же человек.</text:p>
      <text:p text:style-name="P711">Теперь остаётся лишь предположить, что монады могут складываться по разным признакам; <text:span text:style-name="T376">например, тембр голоса; и всё становится на свои места.</text:span></text:p>
      <text:p text:style-name="P712">Смотря каким концом к тебе монада развёрнута: отсюда — отец, с того края — бомж у киоска с Бурденко разговаривает.</text:p>
      <text:p text:style-name="P712">Конечно, это малость посложнее, чем выучить наизусть: «когда споткнёшься на левую ногу — всё будет как надо; споткнулся на правую — лучше и не пробуй, заворачивай обратно», зато многое объясняет.</text:p>
      <text:p text:style-name="P712"/>
      <text:p text:style-name="P712">Один одесский преферансист был в молодости частью преступного мира. Затем он перековался и сотрудничал с телестудией Одессы в качестве комментатора свежих криминальных новостей. </text:p>
      <text:p text:style-name="P712">Ещё он даже книжку написал о впечатлениях полученных в своём бандитском прошлом. <text:s/>Так в ней он утверждает, что год твоего рождения и особенно лето, в Одессе проходили в необычайно бурной криминогенной обстановке.</text:p>
      <text:p text:style-name="P712">Редкий случай, когда печатный текст не смог меня убедить. В то лето я сам был там и ничего такого не заметил.</text:p>
      <text:p text:style-name="P712">Что говорит в пользу теории существования параллельных миров. Каждый из нас двоих жил в своём параллельном мире, от которого и получал впечатления.</text:p>
      <text:p text:style-name="P712">За все мои неоднократные обходы и проходы по Одессе мною были отмечены всего два случая взаимопроникновения наших параллельных миров.</text:p>
      <text:p text:style-name="P712"/>
      <text:p text:style-name="P712">Первый <text:span text:style-name="T377">случился</text:span> утром в <text:s/>автобусе Гвардейское — Одесса, <text:span text:style-name="T377">когда молодой парень на втором сиденьи справа сделал замечание водителю по поводу незначительного изменения маршрута в черте города. По прибытии к Новому базару водитель прибежал в салон с извинениями и несколько даже подобострастными объяснениями перед парнем. </text:span></text:p>
      <text:p text:style-name="P713">Он был прощён при содействии сидевшей рядом с парнем его молодой спутницы.</text:p>
      <text:p text:style-name="P713"/>
      <text:p text:style-name="P713">Второй случай имел место в здании железнодорожного вокзала, где я обратился к милиционеру с вопросом о количестве населения в городе Одесса. Он меня послал за ответом в отделение милиции на первом этаже.</text:p>
      <text:p text:style-name="P713">Дежурный лейтенант, услыхав тот же вопрос, сказал мне малость подождать.</text:p>
      <text:p text:style-name="P713">Послушно облокотившись на разделяющую нас стойку, я наблюдал как красные червячки его губ похотливо охватывают, стискивают и перебирают цилиндрик незажжённой сига<text:span text:style-name="T378">р</text:span>еты, пока у меня за спиной раздавались вскрики, удары и вопли.</text:p>
      <text:p text:style-name="P713">Мельком обернувшись, я отметил распахнутую дверь в камеру напротив, где женщина в косынке и чёрном халате уборщицы вырубала ханыгу в одних только красных трусах, кажется шваброй.</text:p>
      <text:p text:style-name="P713">Больше я туда не смотрел до самого конца экзекуции, тем более что на мне под брюками были точно такие же трусы.</text:p>
      <text:p text:style-name="P713">Получив полагающееся ему по службе наслаждение, лейтенант всё-таки закурил и сказал, что миллиона пока нет; может тысяч шестьсот.</text:p>
      <text:p text:style-name="P713"><text:soft-page-break/></text:p>
      <text:p text:style-name="P713">Вот почему после очередного обхода я выбрал для ночёвки круглый сквер перед вокзалом. Он оказался совершенно безлюдным, поскольку вход в него проложен через неосвещённый подземный переход.</text:p>
      <text:p text:style-name="P713">Выбрав скамейку подальше от фонарного столба, я лёг; а когда вспомнил, что <text:span text:style-name="T379">Эдгара По зарезали в Центральном парке города Нью-Йорк ради $40 только что полученного им гонорара, то полувытащил из нагрудного кармана рубахи аванс полученный на площади Полярников, типа, кокетливый платочек из трёхрублёвок для самовоспитания храбрости.</text:span></text:p>
      <text:p text:style-name="P714">Машины вокруг сквера почти перестали ездить, но лежать было жёстко. Однако, я принципиально не разжмуривал глаз, потому что ночь — для сна.</text:p>
      <text:p text:style-name="P714">И я не спал, когда услышал осторожные шаги вдоль закруглённой аллейки. Он подошёл и на протяжении минуты смотрел на меня — усатого, в синей рубахе с коротким рукавом, из кармана которой торчали деньги, прежде чем так же тихо удалиться. Я их принципа не посмотрел кто.</text:p>
      <text:p text:style-name="P714">Утром я очнулся на скамейке достаточно озябший и задубевший, но, в отличие от Эдгара По, живой. Я засунул деньги поглубже и встал.</text:p>
      <text:p text:style-name="P714">Взмахивая крыльями, в рассветном небе с карканьем пролетела группа воронов. По виду те же самые, что планировали над Нежином в северо-восточном направлении. Долго же добирались.</text:p>
      <text:p text:style-name="P714">От крыла одного из них отделилось перо и зигзагообразно кувыркаясь начало падать в сквер.</text:p>
      <text:p text:style-name="P714">Запрокинув голову, я следил за траекторией пера и шёл на сближение, невзирая на вскопанные грядки с чахлыми цветами.</text:p>
      <text:p text:style-name="P714">Подставив ладонь под перо, я поймал его, вернулся обратно на тротуар аллеи и нежно опустил в урну со словами:</text:p>
      <text:p text:style-name="P714">- Не при мне пожалуйста.</text:p>
      <text:p text:style-name="P714"/>
      <text:p text:style-name="P714">Малоизвестный немецкий поэт первой половины ХХ-го века однажды посетовал, что поэт он <text:span text:style-name="T378">никудышный</text:span>, иначе не допустил бы мировой бойни.</text:p>
      <text:p text:style-name="P715">Мало кто из маститых подымаются до подобного понимания ответственности поэта за судьбы мира. Они инертно цепляются за общепринятые обряды и ритуалы своего времени, а ведь если вдуматься...</text:p>
      <text:p text:style-name="P715"/>
      <text:p text:style-name="P715">Впрочем, только лишь думать — мало, надо ещё и придумывать; как сказал где-то Валентин Батрак, он же Лялька.</text:p>
      <text:p text:style-name="P715"/>
      <text:p text:style-name="P715">Когда вышел оговóренный срок и пришло время ехать а тобой и Ирой, то привозить вас было, фактически, некуда. Однако, мною дано было слово приехать через месяц и выбора не оставалось; а заодно объясню причины отсрочки переезда.</text:p>
      <text:p text:style-name="P715">Денег не было не только у меня, но и у всех, кого я спрашивал, и тогда явилась идея сдать обручальное кольцо в ломбард.</text:p>
      <text:p text:style-name="P715"/>
      <text:p text:style-name="P715">Пока я его нашёл, он уже успел открыться и очередь начиналась от входной двери.</text:p>
      <text:p text:style-name="P715">Ломбард — это длинная комната с барьерами-стойками вдоль трёх стен, а над ними окошечки в листовом стекле, <text:span text:style-name="T380">а одно даже с решёткой. К нему-то, самому дальнему, и </text:span><text:soft-page-break/><text:span text:style-name="T380">толпилась очередь.</text:span></text:p>
      <text:p text:style-name="P716">Когда ломбард закрывался на обед и всех попросили выйти на улицу, я был в очереди четвёртым. В нагрудном кармане рубашки у меня лежало кольцо, которое накануне вечером я насилу снял с пальца даже при помощи мыла и рукомойника на дереве рядом с общежитием. Во время этих мучений я вспоминал кинобудку Парка КПВРЗ и сочувствовал Ольге.</text:p>
      <text:p text:style-name="P716">Простояв ещё час после обеда, я с волнением отдал кольцо в окошко с решёткой, потому что та, которая предо мной стояла, ушла ни с чем — её серёжки оказались не из золота.</text:p>
      <text:p text:style-name="P716">С моим такого не случилось и я получил 30 руб. и квитанцию ломбарда.</text:p>
      <text:p text:style-name="P716">На следующее утро я приехал на Новый базар и купил синюю пластмассовую сетку, а в неё четыре килограмма абрикосов, немного твердоватых, правда. Потом я зашёл в цветочный ряд и сказал, что мне нужны три красные розы.</text:p>
      <text:p text:style-name="P716">Для цветочницы это прозвучало как условный пароль и она из укромного места достала тёмно-красные небольшие розы, ровно три, на длинных стеблях.</text:p>
      <text:p text:style-name="P716">- Эти?</text:p>
      <text:p text:style-name="P716">- Да.</text:p>
      <text:p text:style-name="P716">Оттуда я поехал в аэропорт, не намного лучше ставропольского, и до обеда простоял в очереди, а когда касса закрылась, так и остался стоять, словно статуя с тремя красными розами в руке, только абрикосы поставил на пол под окошечком. За час перерыва четыре кило и руку оборвут.</text:p>
      <text:p text:style-name="P716">После приобретения билета до вылета оставалось пять часов, а я уже устал жить с занятыми руками. <text:span text:style-name="T381">Я отнёс цветы и фрукты к автоматическим камерам хранения, но положить их внутрь <text:s/>не смог — жалко стало, они там задохнуться без воздуха и света.</text:span></text:p>
      <text:p text:style-name="P717">Осматривая небольшой коридор, я обнаружил комнату уборщиц и попросил согласия оставить розы с абрикосами у них. Они их приняли, а я вышел в город, но далеко не отходил.</text:p>
      <text:p text:style-name="P717">В шесть часов я пришёл за розами. Уборщицы дружно мыли коридор и одна из них сказала, что надо подождать — так будет лучше. Я настоял на незамедлительном получении, потому что у меня вылет через полчаса.</text:p>
      <text:p text:style-name="P717">Уборщица усмехнулась, но не стала спорить <text:span text:style-name="T382">и отдала мне розы торчавшие из жестяного ведра с водой</text:span>, только предупредила, что они попробовали абрикосы.</text:p>
      <text:p text:style-name="P717">С билетом я прошёл в длинную открытую беседку и вместе с другими пассажирами ждал до полуночи, потому что репродуктор каждые полчаса объявлял, что вылет на Киев откладывается. Попутчики тоже попробовали абрикосы и им понравились.</text:p>
      <text:p text:style-name="P717">В начале первого <text:span text:style-name="T382">под холодным бризом с моря и резким светом дуговых ламп на взлётном поле,</text:span> две стюардессы пересчитали нас на трапе, чтобы получилось не больше 27 человек, потому что нас подсаживали в другой самолёт.</text:p>
      <text:p text:style-name="P717">Вот что значит спорить с уборщицей.</text:p>
      <text:p text:style-name="P717"/>
      <text:p text:style-name="P717">При взлёте я всё думал и переживал, чтобы без меня не привезли асфальт.</text:p>
      <text:p text:style-name="P717">На том профсоюзном собрании главный инженер объявил, что строители не успели завершить работы — у них пошли «диезные дела». <text:s/>Для незнакомых с нотной записью он приложил <text:span text:style-name="T382">два пальца правой руки к двум на левой, крест-накрест, изобразив решётку.</text:span></text:p>
      <text:p text:style-name="P718">Поэтому заканчивать придётся тем, кто будет жить.</text:p>
      <text:p text:style-name="P718">Речь шла о здании позади общежития, тоже бывшей ферме, которое тоже переделывалось в общежитие, но уже не из отдельных комнат, а из квартир по две в одной.</text:p>
      <text:p text:style-name="P718"><text:soft-page-break/>На переезд в незавершёнку записалась семья Аксяновых и я, а бессарабцы не захотели.</text:p>
      <text:p text:style-name="P718">Комнаты в будущем общежитии оказались просторными и высокими. Я выбрал те, что смотрели на лиман. Правда, в них надо ещё <text:s/>оштукатурить стены из цементных плит и вставить оконные стёкла; и дверей пока тоже не было, как и пола.</text:p>
      <text:p text:style-name="P718">Для пола один раз привезли кучу чёрного горячего асфальта. Аксянов с помощником на тачке завозил асфальт к себе в квартиру, а я двумя вёдрами в свою. Они успели покрыть пол в одной из комнат, а я только в половине, зато качественнее.</text:p>
      <text:p text:style-name="P718">Вот почему, пока самолёт набирал высоту, я не хотел чтоб без меня привозили асфальт.</text:p>
      <text:p text:style-name="P718">Потом я начал смотреть в иллюминатор. В безоблачном небе луны не было, но светили звёзды — множество далёких звёзд. Далеко внизу тоже светили огоньки городов и посёлков, такие же маленькие, как звёзды. Я подымал подумал: не заблудился бы лётчик среди всех этих звёзд. <text:span text:style-name="T383">Но тут внизу под крылом я увидел одно из двух известных мне созвездий ночного неба — Малую Медведицу — и успокоился: с путеводной Полярной звездой невозможно сбиться с пути.</text:span></text:p>
      <text:p text:style-name="P718"/>
      <text:p text:style-name="P719">В шесть утра я сошёл с поезда Киев-Москва на нежинском вокзале и первым автобусом приехал на Красных партизан, 15.</text:p>
      <text:p text:style-name="P719">Дверь открыл Иван Алексеевич и начал удивляться, что я так исхудал.</text:p>
      <text:p text:style-name="P719">Я отнёс синюю пластмассовую сетку с абрикосами на кухню, а сам с красными розами пошёл в спальню мимо дивана в гостиной, на котором начинала уже шевелиться тёща.</text:p>
      <text:p text:style-name="P719">Вы ещё спали.</text:p>
      <text:p text:style-name="P719">Я положил розы на стол перед трюмо и заглянул за тюлевую занавеску окна — на подоконнике платочка с якорем не было. Ладно, потом спрошу.</text:p>
      <text:p text:style-name="P719">Я разделся, лёг и обнял Иру в длинной белой ночнушке.</text:p>
      <text:p text:style-name="P719">- Ой! Это ты?</text:p>
      <text:p text:style-name="P719">- Да.</text:p>
      <text:p text:style-name="P719">- Ой! Ты что такой тощий?!</text:p>
      <text:p text:style-name="P719">- Тише, ребёнка разбудишь.</text:p>
      <text:p text:style-name="P719"/>
      <text:p text:style-name="P719">Потом Ира рассказала, что её сеста Вита тоже ездила в Одессу к родственникам. Она хотела проведать меня на шахте, доехала до Новой Дофиновки, но жительница посёлка, Наталья Курило, отсоветовала продолжать путь — слишком дорога негодная.</text:p>
      <text:p text:style-name="P719">- Да, она у нас в конторе сидит.</text:p>
      <text:p text:style-name="P719">- Она жаловалась, что ты вообще никого слушать не хочешь, только мастера.</text:p>
      <text:p text:style-name="P719">- Ей откуда знать, она наверху сидит.</text:p>
      <text:p text:style-name="P719">- Значит, знает. А как там?</text:p>
      <text:p text:style-name="P719">- Там — класс... Море такое — вообще... Корабли над полем...</text:p>
      <text:p text:style-name="P719">- Совсем как кощей стал... Ты там был с кем-нибудь?</text:p>
      <text:p text:style-name="P719">- Ты что?!</text:p>
      <text:p text:style-name="P719">- Тихо, ребёнка разбудишь! Ну... ты так делал... раньше никогда так не делал...</text:p>
      <text:p text:style-name="P719">- А-а... У камнерезной машины перенял. Её диски так движутся.</text:p>
      <text:p text:style-name="P719">- Какая у тебя там должность?</text:p>
      <text:p text:style-name="P719">- Длинная — помощник машиниста камнерезной машины. Но сам себя я покороче называю — фалличный ассоциатор.</text:p>
      <text:p text:style-name="P719"><text:soft-page-break/>- Это что?</text:p>
      <text:p text:style-name="P719">- Из древне-греческого. Долго рассказывать.</text:p>
      <text:p text:style-name="P719">- <text:span text:style-name="T384">А жилищные условия там как?</text:span></text:p>
      <text:p text:style-name="P719">- <text:span text:style-name="T384">Две комнаты будут. Большие. Толик с четвёртой машины говорил хорошо расположены. Зимой ветер задувать не будет. Он с другой стороны. А под окнами — лиман.</text:span></text:p>
      <text:p text:style-name="P719">- <text:span text:style-name="T384">Ну, ты худющий!</text:span></text:p>
      <text:p text:style-name="P719">- <text:span text:style-name="T384">Тише, ребёнка разбудишь.</text:span></text:p>
      <text:p text:style-name="P719"/>
      <text:p text:style-name="P720">Но ты всё равно проснулась.</text:p>
      <text:p text:style-name="P720"/>
      <text:p text:style-name="P720">- Слушай, а платочек где, что я на подоконнике оставил?</text:p>
      <text:p text:style-name="P720">- Какой платочек? Я не видела.</text:p>
      <text:p text:style-name="P720">Вобщем, всё верно. Чтобы увидеть надо знать что ищешь. Вон и я в первую минуту море не признал...</text:p>
      <text:p text:style-name="P720"/>
      <text:p text:style-name="P720">Так кораблик не нашёл своё пристанище, а потом и вовсе пропал.</text:p>
      <text:p text:style-name="P720">Может до сих пор бороздит где-то просторы вселенной.</text:p>
      <text:p text:style-name="P719"/>
      <text:p text:style-name="P720">Конечно, не слишком-то приятно было услышать, когда Ира сказала, что в роддоме ей сказали, что её девственная плева не была прорвана и тебе пришлось сделать это с обратной стороны.</text:p>
      <text:p text:style-name="P720">Я, со своей стороны, никаких перемен не ощутил после такой неортодоксальной утраты девственности. Особого чувства вины я тоже не испытывал, потому что всегда старался как мог. К тому же, истории известен по крайней мере один случай, когда рожала дева.</text:p>
      <text:p text:style-name="P720">Что касается случая в нашем, не святом семействе, то это результат программирования через роман француза Эрве Базена, который я читал ещё в отрочестве. Там, правда, до родов не дошло, но всё-таки мне не всё можно давать читать.</text:p>
      <text:p text:style-name="P720"/>
      <text:p text:style-name="P678">Я съездил в Конотоп за тёплыми вещами — кожух, резиновые сапоги. Отец отдал мне свой чёрный флотский бушлат с пуговицами в два ряда. Я даже гитару взял, потому что ехал обосновываться всерьёз и надолго.</text:p>
      <text:p text:style-name="P678">В Конотопе тоже все охали, что от меня только половина осталась, но я себя великолепно <text:s/>чувствовал.</text:p>
      <text:p text:style-name="P678">Моя мать зашила вещи в белую холстину. Получился большой и плотный тюк.</text:p>
      <text:p text:style-name="P678">Но нужно было сделать ещё <text:s/>одно дело. Сделать и — унести ноги. Сделать и залечь на дно в шахте «Дофиновка».</text:p>
      <text:p text:style-name="P640"/>
      <text:p text:style-name="P640">На протяжении этих пяти с чем-то лет я знал что за всё надо платить; ничто не даётся даром. И речь идёт не о деньгах за плитку, или ком запаренной анаши; это — само собой. Я имею в виду плату по большому счёту за «пушнину», приходы и улёты.</text:p>
      <text:p text:style-name="P640"><text:s/>И чем ближе к финальной черте в корыте общего писсуара на киевском автовокзале, тем явственнее я осознавал, что мне известно даже кто платит непомерно высокую, дороже всяких денег, цену за мой кайф.</text:p>
      <text:p text:style-name="P640">У меня не было ни желания, ни возможности разделить это знание с кем-либо — настолько <text:s/><text:soft-page-break/>это полный бред и ахинея. Вот почему я глушил его и прятал даже от самого себя, но оно неумолимым фактом всплывало снова и снова — причём не только по укурке — что я в неоплатном долгу перед многострадальным народом Камбоджи, парящимся в субэкваториальном климате юго-восточной Азии. И нет мне прощения.</text:p>
      <text:p text:style-name="P640">Ничто не берётся ниоткуда, это — непреложная истина.</text:p>
      <text:p text:style-name="P640">Тактильные ощущения первого моего улёта <text:span text:style-name="T324">в кочегарке стройбата установили неразрывную связь между кайфом и получением по мозгам. Впоследствии эти ощущения сгладились, но кайф продолжал поступать.</text:span></text:p>
      <text:p text:style-name="P641">Вопрос: если не я, то кто же получает по мозгам?</text:p>
      <text:p text:style-name="P641">К концу 5-(с-чем-то)-летнего срока употребления пришёл ответ.</text:p>
      <text:p text:style-name="P641">Отряды красных кхмеров, захватывая очередную деревню, убивали жителей-крестьян, таких же камбоджийцев, как и сами. Для экономии патронов они убивали их ударами бамбуковых палок по черепу. Затем они переворачивали трупы на спину и фотографировали мёртвые лица, как для паспорта. На этих снимках правый глаз зажмурен, а левый выпучен. Многорядные ленты таких снимков — мертвецы с кошачьим выражением лица — регулярно помещались в центральных газетах. Я их видел. Мне было за что испытывать чувство вины.</text:p>
      <text:p text:style-name="P641">Конечно, с учётом событий сопровождавших мой первый вылет в Одессу, красные кхмеры вышибали крестьянские мозги уже не для меня, но продолжали вышибать, чтоб кто-то кайфовал.</text:p>
      <text:p text:style-name="P641">В Одессе я оказался в самой гуще вселенской битвы неизвестно кого неизвестно с кем. </text:p>
      <text:p text:style-name="P641">В ходе непостижимых перипетий я стал кому-то союзником, а кому-то врагом, оставаясь в полном неведении — кому? </text:p>
      <text:p text:style-name="P641">Ясно одно — те, с кем я волею судеб оказался по разные стороны баррикад, не преминут меня выследить и свести счёты.</text:p>
      <text:p text:style-name="P641">Недаром, сходя — ни свет, ни зар<text:span text:style-name="T325">я</text:span>— в Нежине с поезда Киев-Москва, я отметил как в одном вагоне открылось окно и стеклянноглазый — по виду явно из монады главного инженера — выплюнул длинную струю слюны на перрон. <text:span text:style-name="T325">Это — несомненная отметина для других боевиков их тёмного легиона, что здесь они смогут напасть на мой дальнейший след и уже отсюда проследить мои последующие передвижения до Конотопа, что им не составит труда. И там они неизбежно выйдут на плантацию конопли в конце огорода хаты моих родителей на Посёлке. С неисчислимыми и невообразимыми последствиями самого ужасного свойства.</text:span></text:p>
      <text:p text:style-name="P642">Мой долг перед союзниками и недобитыми крестьянами жалких деревушек в мокрых джунглях юго-восточной Азии подсказывал единственно верное решение.</text:p>
      <text:p text:style-name="P642">В сарае на Декабристов 13 я взял штыковую лопату и направился к плантации на крайней грядке.</text:p>
      <text:p text:style-name="P642">Они стояли махрово-гордые своим почти трёхметровым ростом. Налитые, пронзительно пахучие.</text:p>
      <text:p text:style-name="P642">...простите меня вы тоже хотите жить но так надо иначе произойдёт непоправимое это не месть за моё опоздание на одесский поезд это необходимость я делаю то что должен простите...</text:p>
      <text:p text:style-name="P643">И они падали — одна за другой, одна рядом с другой, одна на другую — от ударов штыка вглубь, отделяющих от корней, обрывающих жизнь.</text:p>
      <text:p text:style-name="P643">Я сложил их в высокую груду, снова пошёл в сарай и вернулся с канистрой бензина. Высоко поднялось трескучее пламя, поплыл густой белый дым.</text:p>
      <text:p text:style-name="P643"><text:soft-page-break/>Всполошившаяся тётя Зина позвала мою мать, та встревоженно поспешила в огород.</text:p>
      <text:p text:style-name="P643">- Серёжа!.. Что ты... Зачем... Как это...</text:p>
      <text:p text:style-name="P643">Не отрывая глаз от огня я ответил на застрявший вопрос:</text:p>
      <text:p text:style-name="P643">- Так надо!</text:p>
      <text:p text:style-name="P643">Она ушла и вместо неё пришёл мой брат Саша.</text:p>
      <text:p text:style-name="P643">- Серёга, ты что это делаешь?</text:p>
      <text:p text:style-name="P643">- Так надо!</text:p>
      <text:p text:style-name="P643">Мо брат всегда верил, будто я знаю что делаю, даже когда я не знал.</text:p>
      <text:p text:style-name="P643">Он перестал меня спрашивать, а просто стоял рядом и мы вместе смотрели на огонь, который обращал густую зелень сваленных на груду стволов и веток в чёрные обугленные палки и белый мелкий пепел.</text:p>
      <text:p text:style-name="P643"/>
      <text:p text:style-name="P643">В Одессу я прилетел затемно, зато успел на 6-часовой автобус от Нового базара проходивший через Новую Дофиновку.</text:p>
      <text:p text:style-name="P643">За городом на меня начал наваливаться необоримый сон и я проспал свою остановку и проснулся только метров через триста. По моей просьбе водитель остановил автобус наверху подъёма и я пересёк лесополосу.</text:p>
      <text:p text:style-name="P643">В огороде крайнего дома среди редеющих сумерков минувшей ночи пожилой мужик в одном исподнем и баба в белой ночной сорочке зачем-то обметали грядки вениками. Двигались они как-то странно, словно роботы. <text:span text:style-name="T326">В глазах мужика застыла остекленелость, а глаз бабы я не видел — она их прятала.</text:span></text:p>
      <text:p text:style-name="P644">Необъяснимая картина в такую рань, но меня уже трудно было чем-либо удивить.</text:p>
      <text:p text:style-name="P644"/>
      <text:p text:style-name="P644">За моё 4-дневное отсутствие асфальт не привозили, а розовую старую побелку здания общежития зачем-то забрызгали синими пятнами и разводами, типа, маскировочный камуфляж.</text:p>
      <text:p text:style-name="P644">Я снова втянулся в трудовые будни.</text:p>
      <text:p text:style-name="P644">Погода поменялась, потому что возвращаясь как-то из Одессы я обнаружил, что в кармане у меня осталась одна лишь трёхкопеечная монета позеленевшей меди.</text:p>
      <text:p text:style-name="P644">«Ну, это не деньги,»- подумал я и швырнул монету через плечо между деревьев лесополосы.</text:p>
      <text:p text:style-name="P644">Ровно три дня после этого с моря дул холодный ветер, опровергая моё пренебрежительное мнение о трёх копейках и заставляя чётко уяснить смысл выражения «бросать деньги на ветер».</text:p>
      <text:p text:style-name="P644"/>
      <text:p text:style-name="P644">Умер электрик-одиночка, не доходя до общежития от Чабанки. Его нашли на третий день.</text:p>
      <text:p text:style-name="P644">Я всегда знал, что это опасный отрезок пути; летом там постоянно летают круглые шарообразные пушинки, похожие на морские мины, но, конечно, белые. Наверное, он не увернулся.</text:p>
      <text:p text:style-name="P644">Его хоронили на обрыве между шоссе и морем. На кладбище посёлка.</text:p>
      <text:p text:style-name="P644">Капитонович нёс впереди деревянный крест, словно знамя наизготовку, а сам обвязался узким длинным рушником, как на свадьбе.</text:p>
      <text:p text:style-name="P644">Что с них взять? Они людских обычаев не знают, просто слыхали звон.</text:p>
      <text:p text:style-name="P644">В отцовском бушлате моряка с жёлтыми пуговицами я изображал колоритную фигуру, типа, мы — из Кронштадта, но тоже помогал засыпать могилу.</text:p>
      <text:p text:style-name="P644"><text:soft-page-break/>Потом мы на автобусе вернулись в общежитие, где работницы шахты приготовили поминальную тризну из своих домашних припасов.</text:p>
      <text:p text:style-name="P644">Я облопался не меньше, чем на полевом стане у Чомбе.</text:p>
      <text:p text:style-name="P644"/>
      <text:p text:style-name="P645">В общежитие снова привезли рацию и мне пришлось переехать в комнату покинутую электриком. Потом ко мне подселили Васю, нового крепильщика.</text:p>
      <text:p text:style-name="P645">Я поначалу засомневался какого он пола, когда случайно заметил красно-бурые следы на простыни его койки, как от менструации.</text:p>
      <text:p text:style-name="P645">Он сказал, что ему под одеяло закатился помидор и он во сне его ногами раздавил, хотя я его ни о чём не спрашивал. Просто остров Беллами какой-то. Но до чего простые объяснения порой находятся для непостижимых, на первый взгляд, фактов.</text:p>
      <text:p text:style-name="P645"/>
      <text:p text:style-name="P645">Осень вступила в свои права. Я застеклил окно в одной из комнат нашей будущей квартиры, но асфальт всё не привозили.</text:p>
      <text:p text:style-name="P645">Так всё и шло до того дня, когда главный инженер приехал из Вапнярки и сказал, что на меня объявлен всесоюзный розыск — в шахтуправление пришло письмо из НГПИ, будто у них скрывается беглец от работы по распределению.</text:p>
      <text:p text:style-name="P644">- <text:span text:style-name="T327">Так что пиши заявление.</text:span></text:p>
      <text:p text:style-name="P644">- <text:span text:style-name="T327">Какое?</text:span></text:p>
      <text:p text:style-name="P644">- <text:span text:style-name="T327">С просьбой уволить тебя по собственному желанию.</text:span></text:p>
      <text:p text:style-name="P644">- <text:span text:style-name="T327">У меня такого желания нет.</text:span></text:p>
      <text:p text:style-name="P644">- <text:span text:style-name="T327">После такого письма оставить тебя тут не можем.</text:span></text:p>
      <text:p text:style-name="P645">Поскольку я и дальше упорствовал в своём нежелании увольняться, был найден компромисс — увольнение по имеющейся в кодексе о трудовом законодательстве статье «по соглашению сторон». Так, вместо избранного, я стал всего лишь стороною.</text:p>
      <text:p text:style-name="P645"/>
      <text:p text:style-name="P645">Напоследок я гулял по Одессе в кожухе нараспашку, как махновец из крестьянской армии Нестора Ивановича, и в резиновых сапогах, которым не страшны лужи от недавних дождей.</text:p>
      <text:p text:style-name="P645">Потом в общежитии я упаковал его в тюк с остальной одеждой, завернув в неё инструменты, которыми уже тихо начал обрастать — молоток, топор, пила, утюг, кипятильник и белый эмалированный чайник.</text:p>
      <text:p text:style-name="P645"/>
      <text:p text:style-name="P645">Когда я привозил чайник из Одессы, то пришлось всю дорогу от Новой Дофиновки до общежития петь ему песни, чтоб не боялся. Вечер был поздний и очень тёмный, как в заброшенных штольнях без фонаря. Приходилось по памяти вписываться в повороты грунтовки, нащупывая её ногами.</text:p>
      <text:p text:style-name="P645"/>
      <text:p text:style-name="P645">Тюк я отправил багажом с железнодорожного вокзала. <text:span text:style-name="T328">Потом вернулся в общежитие, где оставались недавно купленный портфель, болгарская <text:s/>спортивная сумка «Аэробика» и гитара, чтобы наутро ехать в аэропорт.</text:span></text:p>
      <text:p text:style-name="P645"/>
      <text:p text:style-name="P646">В нашу комнату заглянул Славик Аксянов. Мы съели полную сковороду жареной картошки под «Болеро» Равеля из радиоприёмника Васи.</text:p>
      <text:p text:style-name="P646">Я сказал Славику, чтоб он навесил дверь на будку туалет а над лиманом. Она валяется в <text:soft-page-break/>бурьянах, я видел.</text:p>
      <text:p text:style-name="P646">Он пообещал исполнить мою последнюю просьбу. Однако, я, на всякий, сказал, что если не сделает — я буду являться ему, как тень отца Гамлета.</text:p>
      <text:p text:style-name="P646">В его глазах мелькнул неподдельный испуг.</text:p>
      <text:p text:style-name="P646">Кто бы мог подумать, что они тоже боятся привидений!</text:p>
      <text:p text:style-name="P646"/>
      <text:p text:style-name="P647">Ира сказала, что когда из Закарпатья пришёл сигнал о моей неявке по распределению, Гаину Михайловну вызвали к ректору с требованием открыть моё местопребывание.</text:p>
      <text:p text:style-name="P647">Припёртая к стенке свидетельским показанием ректора Арвата, что летом он встречал меня в Одессе, она вынуждена была сдать меня вплоть до шахты «Дофиновка».</text:p>
      <text:p text:style-name="P647">Теперь ей грозили неприятности на работе, а у меня отнимут диплом, если только министерство просвещение не аннулирует моё распределение.</text:p>
      <text:p text:style-name="P647">Пришлось мне срочно ехать в Киев до остановки метро им. Карла Маркса и вверх по улице напротив площади Октябрьской революции до серокаменного дома в ряду таких же, но с вывеской министерства, чтобы подняться на второй этаж по лестнице из белого мрамора.</text:p>
      <text:p text:style-name="P647">Завотделом министерства Баранов (фамилии иногда соответствуют сути учреждения), выглядел лет на пять старше меня, но куда более отёсанным, заточенным и отшлифованным.</text:p>
      <text:p text:style-name="P647">Единственное, к чему можно было придраться - <text:s/>одинокий волосок на плече его пиджака, под которым виднелся тонкий шерстяной жилет, а под ним галстук в полоску на рубашке в мелкую тетрадочную клеточку — непробиваемые латы.</text:p>
      <text:p text:style-name="P647">Он объяснил, что государство четыре года тратило средства, давая мне бесплатное образование; пробил час возместить бесплатность работой в Закарпатьи, либо — диплом на бочку.</text:p>
      <text:p text:style-name="P648">Свою защиту я построил на страстном желании трудиться на ниве просвещения и именно на склонах Карпатских гор, но с семьёй как?</text:p>
      <text:p text:style-name="P648">Он предложил мне забрать тебя и Иру с собою.</text:p>
      <text:p text:style-name="P648">А как же вторая, вернее, первая дочь?</text:p>
      <text:p text:style-name="P648">Наличие Леночки оказалось для него сюрпризом. Он, по инерции, хотел и её отправить со всеми вместе. Мне пришлось показать паспорт, что она от предыдущего брака и с горечью признать отсутствие данных о местонахождении её матери.</text:p>
      <text:p text:style-name="P648">Это был шах и мат. С подобными казусами гроссмейстер Баранов ещё не сталкивался и, попав в цугцванг, вынужденно признал, что у меня слишком лихо закрученный сюжет. </text:p>
      <text:p text:style-name="P648">Я получу свободный диплом, если представлю справку от уличкома в Конотопе, что Леночка действительно проживает на Декабристов 13.</text:p>
      <text:p text:style-name="P648"/>
      <text:p text:style-name="P648">Тем временем в Нежин прибыл тюк отправленный мною из Одессы.</text:p>
      <text:p text:style-name="P648">Больше, чем инструменты, <text:s/>Ивана Алексеевича обрадовало ситечко для заварочного чайника. Он давно мечтал о таком, но в магазинах нигде нет.</text:p>
      <text:p text:style-name="P648">Мы с Ирой уже начинали обсуждать в какую строительную организацию Нежина поступить мне на работу для наискорейшего получения квартиры, как она вдруг сказала, что мне сначала надо провериться. Так советует её мама.</text:p>
      <text:p text:style-name="P648">Но ведь при поступлении на работу везде проходят медкомиссию, и без маминых советов. </text:p>
      <text:p text:style-name="P648">Пришлось мне уяснить, что возникла необходимость в специальной проверке — на нормальность.</text:p>
      <text:p text:style-name="P649"><text:soft-page-break/>Моё поведение вселяло опасения и в будущем могло дискредитировать добропорядочную семью её родителей в глазах общественности.</text:p>
      <text:p text:style-name="P649">Во-первых, я недавно гулял в драных туфлях, а ещё я собираю ниточки с пола вокруг твоей коляски, самые элементарные вопросы вызывают у меня слишком долгую задумчивость, а когда она была в роддоме, я явился среди ночи и заявил, что дождь — тёплый.</text:p>
      <text:p text:style-name="P649">К тому же, Иру потрясло известие из Конотопа о моём изуверском всесожжении плантации конопли, что, хоть и не включалось в список отклонений, говорило о многом.</text:p>
      <text:p text:style-name="P649">Крыть мне было нечем — она права по всем пунктам.</text:p>
      <text:p text:style-name="P649"/>
      <text:p text:style-name="P649">Незадолго перед этим, пользуясь ясным и тихим осенним днём, я вышел на прогулку в туфлях. Не драных — нет! — но крепко поношенных по тротуарам Одессы и просёлочным дорогам прилегающего к ней Коминтерновского района.</text:p>
      <text:p text:style-name="P649">Прогулка навеяла элегическое настроение. Вспоминались далёкие галактики на глади моря под обрывистыми берегами Вапнярки, нескончаемо длинная улица Дорога Котовского и совсем короткая им. Шолом Алейхема, по которым носили меня эти кожаные коричневые туфли с продольной вставкой на носу.</text:p>
      <text:p text:style-name="P649">Они словно космический корабль по возвращении из экспедиции на другой край вселенной — ещё живы, но уже не модны...</text:p>
      <text:p text:style-name="P649">Когда я снимал их в прихожей, Гаина Михайловна заметила, что пора переходить на ботинки, или сапоги. Меня порадовала такая заботливая внимательность со стороны тёщи.</text:p>
      <text:p text:style-name="P649">Не поспоришь и с заторможенностью моих ответов. <text:span text:style-name="T329">Всякий обращённый ко мне вопрос с гулом запускал в моём уме компьютер — о существовании которых я тогда не догадывался — для вычисления вариаций возможного ответа и выбора из них такого, что не утратит свою валидность даже и в необозримом будущем.</text:span></text:p>
      <text:p text:style-name="P650">Идиот! Всего-то и требовалось:</text:p>
      <text:p text:style-name="P650">- А? Да...</text:p>
      <text:p text:style-name="P650">Ну, а насчёт ниточек и стерильных линиях обороны вокруг твоей коляски я тебе уже рассказывал.</text:p>
      <text:p text:style-name="P650">Но в то время я даже и не думал спорить и что-либо доказывать — тем более, что за дождь с конопле нет у меня оправданий — а просто пошёл туда, куда меня повела Ира.</text:p>
      <text:p text:style-name="P650">Это оказался коридор второго этажа незнакомого мне здания с широким и досками крашеного пола.</text:p>
      <text:p text:style-name="P650">Было людно. На стене висел лист ватмана с рисунком в стиле журнала «Весёлые картинки», где чайник, обращаясь к мочалке, говорил:</text:p>
      <text:p text:style-name="P650">- Ты зачем сказала блюдцу, что я дуршлаг?</text:p>
      <text:p text:style-name="P650">Скорее всего дар от кого-то из меценатствующих посетителей.</text:p>
      <text:p text:style-name="P650">Молодой человек в офицерском бушлате, но без знаков различия, радостно рассматривал эту картину. Фуражку он носил сдвинутой набекрень, но немного чересчур по озорному.</text:p>
      <text:p text:style-name="P651">Ира зашла в какой-то кабинет изложить жалобы. Потом позвали и меня, но разговор не получился. Врач сказал, что в подобных случаях он не компетентен и меня надо везти в Чернигов.</text:p>
      <text:p text:style-name="P651">В точности, как говорил мой отец:</text:p>
      <text:p text:style-name="P651">- Сидят, деньги получают, а обратишься — я не Копенгаген, я не Копенгаген!</text:p>
      <text:p text:style-name="P651"/>
      <text:p text:style-name="P651"><text:soft-page-break/>Черниговская психбольница находится за четыре километра от города. Остановка так и называется: «4-й километр».</text:p>
      <text:p text:style-name="P651">Это большой комплекс зданий в современном стиле крупноблочной архитектуры. Вот только от города далеко.</text:p>
      <text:p text:style-name="P651">Обширная территория обнесена бетонным забором, но ворота недалеко от остановки.</text:p>
      <text:p text:style-name="P651">Мы прошли во двор обложенных красноватой плиткой зданий различной высоты; некоторые соединялись переходами, или зданиями пониже.</text:p>
      <text:p text:style-name="P651">Иру заметно угнетал этот Bau Stile; если честно, работы архитектора Корбюзье мне тоже больше нравятся.</text:p>
      <text:p text:style-name="P651">Я сопроводил погрустневшую Иру до нужного отделения.</text:p>
      <text:p text:style-name="P651">В небольшом кабинете с одним окном нас приняла темноволосая женщина в белом халате — Тамара... отчество не помню, а врать не хочу.</text:p>
      <text:p text:style-name="P651">Она предложила нам сесть вдвоём на диване, а сама села в кресло напротив. Чуть в стороне, за столом у окна сидел мужчина спортивного сложения в белом халате.</text:p>
      <text:p text:style-name="P651">Когда на вопрос Тамары какая мне нравится музыка он стал подсказывать «эстрада, конечно!», я понял, что он тут не просто для обеспечения безопасности Тамары <text:span text:style-name="T330">в случае невменяемости моих отклонений от нормы. Пришлось честно признаться, что таких у меня две — Элла Фицджеральд и Иоганн Себастьян Бах. Когда речь заходит о чём-то знáчимом, я дуру не гоню.</text:span></text:p>
      <text:p text:style-name="P652">Тамара сказала Ире, что такие отклонения не слишком опасны, но если Ира хочет и я не возражаю, то меня можно оставить для наблюдения.</text:p>
      <text:p text:style-name="P652">Я не возражал, только сказал, что в субботу у моего брата свадьба, на которую мы с Ирой приглашены и, если Тамара позволит, <text:s/>я явлюсь сюда сам в понедельник. Даю слово.</text:p>
      <text:p text:style-name="P652">Тамара согласилась и проводила нас в коридор. Из-за стеклянной двери в конце его доносился приглушённый шум <text:s/>многоголосого скопления людей.</text:p>
      <text:p text:style-name="P652"/>
      <text:p text:style-name="P653">К тому времени мой брат давно уже перешёл из ПМС в ХАЗ и работал на каком-то сложном фрезерно-шлифовальном станке. ХАЗ был не сам ХАЗ, а только филиал Харьковского авиационного завода. Самолётов там не собирали, а изготовляли детали всевозможных конфигураций, упаковывали их в ящики и отсылали в ХАЗ, или другие его филиалы.</text:p>
      <text:p text:style-name="P653">Конотопский филиал в Конотопе называли ХАЗ и стремились туда устроиться из-за высоких заработков. Саша получал там 200 руб. в месяц! Остальные поменьше, потому что сверхточный станок был только один.</text:p>
      <text:p text:style-name="P653">Ещё одно преимущество ХАЗа — его расположение на Посёлке — можно ходить домой обедать.</text:p>
      <text:p text:style-name="P653">Недостатолк в том, что работать приходилось более 8 часов в день.</text:p>
      <text:p text:style-name="P653">Нет, трудовое законодательство не нарушалось, ровно в пять Саша уходил домой, но работа настигала его и там. Он жаловался мне, что даже когда смотрит футбол по телевизору, составляет в уме рабочие планы — какие детали начнёт завтра делать с утра, а какие после обеда.</text:p>
      <text:p text:style-name="P653">Мне было жалко брата, но я ничем не мог ему помочь.</text:p>
      <text:p text:style-name="P653"/>
      <text:p text:style-name="P653">С зарплатой в 2020 руб. на Посёлке можно смело обзаводиться семьёй.</text:p>
      <text:p text:style-name="P653">Сашина избранница, Люда, работала в «Оптике» на Зеленчаке, а сама тоже была с Посёлка и <text:soft-page-break/>завидной невестой — две отдельные хаты: папина и мамина. У молодых сразу решается жилищный вопрос и остаётся только жить припеваючи.</text:p>
      <text:p text:style-name="P653">Так мой брат стал примаком.</text:p>
      <text:p text:style-name="P653"/>
      <text:p text:style-name="P653">В подарок молодым Ира хотела купить постельное бельё, но оно уже несколько месяцев как исчезло из магазинов. Это объяснялось тем, что на следующий год Москва принимала всемирную Олимпиаду и постельное бельё понадобиться для застилки кроватей в Олимпийской Деревне.</text:p>
      <text:p text:style-name="P653">Забегая вперёд, скажу, что и два года спустя постельное бельё оставалось одним из дефицитов. Не представляю, что они там с ним делали в этой деревне.</text:p>
      <text:p text:style-name="P653"/>
      <text:p text:style-name="P653">Тогда Ира купила симпатичный кувшин прозрачно-красного стекла с набором стаканов, мудро рассудив, что бельё быстро изнашивается, а кувшин — если не разбить — простоит в серванте и до золотой свадьбы.</text:p>
      <text:p text:style-name="P653"/>
      <text:p text:style-name="P654">Поскольку свадебная суббота совпадала с днём рождения нашей мамы, я решил подарить ей цветы.</text:p>
      <text:p text:style-name="P654">Гаина Михайловна сказала: какие могут быть цветы 24 ноября? Но я всё равно пошёл на базар.</text:p>
      <text:p text:style-name="P654">На мосту через Остёр я увидел мужчину с букетом в руках, стоявшего в сопровождении двух дам. Вид у всех троих не имел ничего общего с торговлей, но я почувствовал, что это неспроста, подошёл и спросил — не продаст ли он мне цветы?</text:p>
      <text:p text:style-name="P654">Изумлению тёщи не было границ, а я чувствовал, что где-то в Одессе, или параллельных ей мирах сделал что-то правильное и благодарные союзники это не забыли.</text:p>
      <text:p text:style-name="P654"/>
      <text:p text:style-name="P654">На свадьбу мы с Ирой поехали трёхчасовой электричкой. Событие проходило в трёхкомнатной хате на улице Сосновской, где цветы тоже вызвали удивление.</text:p>
      <text:p text:style-name="P654">Все ещё больше удивились, что вручил их я не невесте. Тут Саша вспомнил какой это день и успокоил гостей.</text:p>
      <text:p text:style-name="P654">Дальше всё шло как на обычной Поселковой свадьбе примака. Небольшое отличие состояло в том, что на ней я бросил курить.</text:p>
      <text:p text:style-name="P654">Сосед за столом начал мне доказывать о невозможности избавиться от этой привычки, тем более на вечеринке любого рода.</text:p>
      <text:p text:style-name="P654">Я потушил недокуренную сигарету и — всё.</text:p>
      <text:p text:style-name="P654">На данный момент я тоже некурящий.</text:p>
      <text:p text:style-name="P654"/>
      <text:p text:style-name="P654">Утром следующего дня на Декабристов 13 Ира объявила о предстоящей мне поездке на 4-й километр от Чернигова. Последовал бурный обмен мнениями с моими родителями. Они категорически воспротивились и требовали, чтобы я отказался от этой поездки.</text:p>
      <text:p text:style-name="P654">Мне никак не удавалось объяснить присутствующим, что я обещал быть там в понедельник.</text:p>
      <text:p text:style-name="P654">Как выжить в мире где не можешь положиться даже на собственное слово?</text:p>
      <text:p text:style-name="P654">Тут Ира перешла на сторону моих родителей и дальше они <text:s/>продолжали убеждать меня втроём. Только Леночка молчала, сидя в уголке дивана.</text:p>
      <text:p text:style-name="P654">- Что?! Выучила на свою голову?!- шумел мой отец на мою мать. Потом он обратился ко мне.</text:p>
      <text:p text:style-name="P654"><text:soft-page-break/>- Всё для тебя делали. Теперь ты сделай как тебе говорят. Или родители тебе не такие? Чем это? Скажи!</text:p>
      <text:p text:style-name="P654">- А и скажу!- ответил я и пристукнул кулаком по столу.- Почему ты перестал писать стихи?</text:p>
      <text:p text:style-name="P655">Отец смутился, пряча глаза от жены и невестки. Даже в глубоких морщинах на лбу пролегла небывалая прежде застенчивость.</text:p>
      <text:p text:style-name="P655">- Ну... я молодой был... тогда война была...</text:p>
      <text:p text:style-name="P655">Вот жизнь, а? Начнёшь гнать дуру, а нарываешься на чистосердечное признание.</text:p>
      <text:p text:style-name="P722">А нынче на поэзии у него поставлен крест. Перешёл к ораторской карьере. </text:p>
      <text:p text:style-name="P723">Долгими зимними вечерами, одев валенки, выходит под фонарь на столбе возле хаты Колесниковых — на сходку соседей своего возраста. Стоят на утоптанном снегу, перетирают новости из вчерашней программы «Время», порою схлёстываются в дебатах — стоящий мужик Муар<text:span text:style-name="T574">мар</text:span> Каддафи, или <text:s/><text:span text:style-name="T574">такой же клоун как Ясир Арафат</text:span>?</text:p>
      <text:p text:style-name="P655"/>
      <text:p text:style-name="P655">В виде компромисса решили, что до отъезда в Чернигов я с матерью схожу к местному психиатру Тарасенко, от которого, жестоко прищурив глаз сообщил мой отец, никто не уходил.</text:p>
      <text:p text:style-name="P655">Потом я проводил Иру на электричку и по пути она снова уговаривала меня не ездить на 4-й километр. Но моё слово <text:s/>Тамаре уже вылетело — не поймаешь.</text:p>
      <text:p text:style-name="P655"/>
      <text:p text:style-name="P655">В большом и светлом здании конотопского медицинского центра, недалеко от стадиона «Локомотив», <text:s/>под каждой дверью стояли люди и только к психиатру Тарасенко очередь отсутствовала.</text:p>
      <text:p text:style-name="P655">Когда мы с матерью зашли в кабинет, он объяснил это несознательностью населения, а вот у них, за океаном, каждый четвёртый ходит на приём.</text:p>
      <text:p text:style-name="P655">Тарасенко работал не один, а с напарницей в непривычно обставленном кабинете.</text:p>
      <text:p text:style-name="P655">Странность заключалась в расположении стола. Он находился почти по центру, развёрнутый дверцами и ящиками ко входу в кабинет. Мне предложили сесть за него.</text:p>
      <text:p text:style-name="P655">Мать села на стул у стены, а медработники остались стоять по сторонам от стола.</text:p>
      <text:p text:style-name="P655">Мне не понравилась такая диспозиция призванная для раздувания во мне мании величия — сидишь, как председатель Мао, а эти в белом стоят вокруг, типа, золотые рыбки на посылках. Поэтому я чуть отодвинул стул назад , развернул на 90 градусов и, сидя на нём, вытянул ноги, положив одну на другую в позе ковбоя на привале.</text:p>
      <text:p text:style-name="P655">Тут Тарасенко с напарницей, как по команде, кинулись хлопать дверцами стола, выдёргивать и с треском задвигать его ящики.</text:p>
      <text:p text:style-name="P656">Ноги я, конечно, подтянул, но стул не покинул, хотя и насторожился.</text:p>
      <text:p text:style-name="P656">Убедившись, что я не выскочил за дверь и не попытался вскарабкаться на жалюзи окна, Тарасенко прекратил тест и объявил, что я здоров, как бык.</text:p>
      <text:p text:style-name="P655">- <text:span text:style-name="T331">Вот ему скажите!- воскликнула, всхлипывая, моя мать.- Хочет в Чернигов ехать в психбольницу.</text:span></text:p>
      <text:p text:style-name="P655">- <text:span text:style-name="T331">Зачем?</text:span></text:p>
      <text:p text:style-name="P655">- <text:span text:style-name="T331">Его жена посылает.</text:span></text:p>
      <text:p text:style-name="P655">- <text:span text:style-name="T331">Она что — врач?</text:span></text:p>
      <text:p text:style-name="P655">- <text:span text:style-name="T331">Нет!</text:span></text:p>
      <text:p text:style-name="P655">- <text:span text:style-name="T331">Тогда зачем? Мало кого куда посылают. Он ей раб, что ли?</text:span></text:p>
      <text:p text:style-name="P655"><text:soft-page-break/>- <text:span text:style-name="T331">Да! Да! Раб!</text:span></text:p>
      <text:p text:style-name="P656">Так-то вот, Иосиф Яковлевич, по кличке Прекрасный, тебя в рабство продавали твои братья, а <text:s/>как бы тебе понравилось, если б сдала родная мать? </text:p>
      <text:p text:style-name="P656">Тарасенко ещё раз, уже как рабу, предписал мне никуда не ехать и мы покинули кабинет.</text:p>
      <text:p text:style-name="P656">По пути к трамвайной остановке моя мать спросила:</text:p>
      <text:p text:style-name="P656">- Ну, что — убедился?</text:p>
      <text:p text:style-name="P656">- Это ничего не меняет.</text:p>
      <text:p text:style-name="P656">- Если с тобой что-то сделают, я её убью,- сказала моя мать и заплакала.</text:p>
      <text:p text:style-name="P656">- Мама,- ответил я,- что за книжку ты недавно прочитала?</text:p>
      <text:p text:style-name="P656">Разумеется, <text:s/>я прекрасно знал, что мать моя давным-давно уж не читает книг, но надо же как-то поддержать разговор.</text:p>
      <text:p text:style-name="P656"/>
      <text:p text:style-name="P656">Из-за приёма со сдачей в рабство и нестыковки в расписаниях движения поездов, на 4-й километр под Черниговом я добрался уже поздним вечером.</text:p>
      <text:p text:style-name="P656">Однако, обусловленный понедельник ещё не истёк и я стал бить в железо ворот, вызвал недовольные крики охраны в проходной. <text:span text:style-name="T332">Там включили свет и спросили чего надо. Имя Тамары послужило паролем. Подошли ещё два санитара в синих байковых халатах и меня отвели в приёмное отделение.</text:span></text:p>
      <text:p text:style-name="P657">Там я сдал свою одежду и получил взамен пижаму и пару кирзовых сапог. Левый ничего, но правый очень жал. Наверное, в отместку, что потревожил в поздний час. Затем через холод и темноту меня отвели в пятое отделение и сдали тамошнему дежурному медбрату.</text:p>
      <text:p text:style-name="P657">Он завёл меня в широченный коридор, где по причине позднего часа светились только несколько дежурных плафонов, отблёскивая в тёмном стекле дальних окон <text:s/>противоположного конца коридора. <text:span text:style-name="T333">Вдоль стен — тоже остеклённые — двери в палаты.</text:span></text:p>
      <text:p text:style-name="P658">Дежурный привёл меня в одну из них, указал свободную койку и вышел.</text:p>
      <text:p text:style-name="P658">В скудном свете проникающем сквозь стекло двери, я различил полдюжины коек, на которых лежали укрытые фигуры, и белые тумбочки. Разделся и лёг, подавляя невольный страх. </text:p>
      <text:p text:style-name="P658">По-видимому, моё появление заставило обитателей палаты затаиться, но постепенно они оттаяли.</text:p>
      <text:p text:style-name="P658">Кто-то невидимый спросил меня из угла я ли это; на него зашикали и он умолк. Я воздержался от ответа. Из коридора за стеклянной дверью донёсся далёкий вопль и тоже умолк.</text:p>
      <text:p text:style-name="P658">Я лежал — укрытая фигура, как и все — и радовался, что всё-таки успел в понедельник, и чувствовал приливы настороженности, понимая среди кого я нахожусь.</text:p>
      <text:p text:style-name="P658">- А что, Костя, хотел бы сейчас домашней колбаски?- спросил один из невидимых фигур невидимого другого.</text:p>
      <text:p text:style-name="P658">Мне стало смешно до чёртиков. Как быстро меня вычислили!</text:p>
      <text:p text:style-name="P658">Уезжая в прошлы раз из Чернигова с Ирой, мы купили кольцо спиралевидной скрученной домашней колбасы. Вкусная.</text:p>
      <text:p text:style-name="P658">Они продолжи экспертное обсуждение той самой колбасы, а я давился смехом и выфыркивал его через нос, стиснув зубами уголок подушки, чтобы меня не приняли за психа. В какой-то момент я не сумел сдержаться и они испуганно затихли.</text:p>
      <text:p text:style-name="P658"/>
      <text:p text:style-name="P658">Утро начиналось с шарканье подошв в широком коридоре. <text:span text:style-name="T334">С ярмом из вафельного полотенца </text:span><text:soft-page-break/><text:span text:style-name="T334">на шее, я вышел туда в сапогах и, следуя потоку движения, нашёл умывальник и туалет.</text:span></text:p>
      <text:p text:style-name="P659">На завтрак была хавка, как хавка.</text:p>
      <text:p text:style-name="P659">Когда из города приехали врачи, Тамара заглянула в огромный коридор и окликнула меня по фамилии. Я приблизился с извинениями за поздний приезд. Она меня простила и ушла.</text:p>
      <text:p text:style-name="P659"/>
      <text:p text:style-name="P659">Коридорное общество было смешанным, многолюдным, многообразным и пребывало в состоянии шумного броуновского движения. Абсолютно бессистемного.</text:p>
      <text:p text:style-name="P659">В сапогах кроме меня оказался лишь один, с по-зэковски обритой головой. Он в основном валялся возле белых радиаторов центрального отопления под окнами в дальнем конце; иногда прижимался к заду другого пациента, что валялся там же, но тот вяло его отталкивал.</text:p>
      <text:p text:style-name="P659">Вокруг бродили другие, в шлёпанцах, погружённые в свой внутренний мир, временами выныривая из него с непонятными для посторонних возгласами. </text:p>
      <text:p text:style-name="P659">Только инвалид на низенькой тележке не бродил, а ездил, отталкиваясь от пола руками. Он явно руководил частью общества способного понимать указания и распоряжения, у них шла тусовка в стиле чёрного рынка. </text:p>
      <text:p text:style-name="P659">Два-три щёголя держались вместе, <text:span text:style-name="T335">прогуливаясь сквозь общую суматоху. Темноволосый косил на пахана с интеллектуальным уклоном.</text:span></text:p>
      <text:p text:style-name="P660">Юноша среднеазиатской наружности пригласил меня поиграть в шашки за столиком в дальнем углу. Каждый его глаз двигался отдельно от другого, как бывает когда полушария мозга не вмешиваются в суверенные внутренние дела соседнего и каждое управляет своим глазом.</text:p>
      <text:p text:style-name="P660">В шашки играть он не умел и когда на доске у него осталась всего одна, я предложил ничью и больше не играл. Не играл и в карты с щёголями.</text:p>
      <text:p text:style-name="P660">У окна между запертой дверью во двор и застеклённой дверью в коридорчик кабинетов врачей, сидела белая фигура медсестры и ни во что не вмешивалась. Она подымалась с места только после обеда — сопроводить столик на колёсиках, привозимый из коридорчика.</text:p>
      <text:p text:style-name="P660">В толпе пациентов раздавался радостный крик:</text:p>
      <text:p text:style-name="P660">- Лекарства!</text:p>
      <text:p text:style-name="P660">Они сбегались вокруг столика, хватая кому что нравится из таблеток разного цвета и величины. Впоследствии у многих стекленели глаза, а обмен на чёрном рынке оживлялся.</text:p>
      <text:p text:style-name="P660">Для заполнения свободного времени я пошёл путём Ленина и Дина Рида — мерить камеру шагами из конца в конец.</text:p>
      <text:p text:style-name="P660">Только коридор не одиночка: приходилось уклоняться от столкновений, тем более, что <text:s/>ходил я скорым шагом.</text:p>
      <text:p text:style-name="P660">Я выписывал длинный эллипс от двух окон <text:span text:style-name="T336">в одном конце до окна и запертой двери в другом конце коридора. Некоторые обратили внимание. Щёголь-блондин начал выбивать ритм индейских барабанов по обложке толстой книги, которую постоянно носил подмышкой, в такт топанью моих сапог по полу.</text:span></text:p>
      <text:p text:style-name="P659">- <text:span text:style-name="T336">Чё ты дуру гонишь? Оно тебе надо?- крикнул мне темноволосый щёголь.</text:span></text:p>
      <text:p text:style-name="P659">- <text:span text:style-name="T336">Попробуй — приколешься!- крикнул я в ответ, уносясь к противоположному концу.</text:span></text:p>
      <text:p text:style-name="P661">Один из участников броуновского движения под стенами вдруг раскусил в чём суть. Он радостно вскрикнул и тоже начал выписывать эллипсы орбиты, правда не вдоль, а поперёк коридора.</text:p>
      <text:p text:style-name="P661">- Огольцов заразил Баранова!- закричал какой-то шестёрка к медсестре на стуле.</text:p>
      <text:p text:style-name="P661"><text:soft-page-break/>Но та ни во что не вмешивалась.</text:p>
      <text:p text:style-name="P661">Ходить было больно, потому что правый оказался «испанским сапогом» из арсенала пыток инквизиции — на два размера меньше. Я продержался всего день, а на второй решил, что хватит из себя Русалочку строить и обратился к медсестре; она дала мне пару таких же шлёпанцев как и у всех, только драные. Зато <text:span text:style-name="T337">движение</text:span> по орбите стало безболезненным.</text:p>
      <text:p text:style-name="P661"/>
      <text:p text:style-name="P662">Коготок увяз — всей птичке пропасть.</text:p>
      <text:p text:style-name="P662">Начинаешь что-то поправлять и следом вылазит другое нестерпимое неудобство.</text:p>
      <text:p text:style-name="P662">Пуговица на поясе пижамных штанов постоянно расстёгивалась — слишком петля раздолбана. Мне надоело поддерживать штаны рукой и я вновь вывел медсестру из состояния невмешательства просьбой об игле и нитке.</text:p>
      <text:p text:style-name="P662">Как только ремонт был завершён, из коридорчика врачей появилась ещё одна медсестра и огласила список идущих в клуб. Я оказался в числе десятка оглашённых. </text:p>
      <text:p text:style-name="P662">Мы долго шли гуськом за медсестрой — караван в пижамах; только на замыкающем была чёрная роба рабочего. После лестницы начался длинный коридор — переход в другое здание.</text:p>
      <text:p text:style-name="P662">За окнами виднелось предзимнее пожухлое поле с далёкими чёрно-жёлтыми стрелками, что указывают самолётам путь к аэродрому.</text:p>
      <text:p text:style-name="P662">На подоконниках стояли кактусы в горшочках и лежала писаная от руки инструкция для слишком сердобольных: «кактусы не поливать!»</text:p>
      <text:p text:style-name="P662">Клуб оказался классическим — сцена, зал с креслами, наглядная агитация на стенах: «хлеб — всему голова!», « экономика должна быть экономной», «будет хлеб — будет и песня!», <text:span text:style-name="T338">а также цитаты более мелким шрифтом.</text:span></text:p>
      <text:p text:style-name="P663">Наш замыкающий тормознулся у первой же цитаты от входа и прикипел к ней, задрав голову и иногда почёсывая кепку, для чего ему приходилось разнимать руки навеки сцепленные за спиной.</text:p>
      <text:p text:style-name="P663">Я сел в последний ряд. Над сценой включились софиты и на неё вышел человек в белом халате, чем-то недовольный, с баяном.</text:p>
      <text:p text:style-name="P663">В дверь зала ещё две медсестры завели следующий караван — десяток женщин в серых халатах поверх казённо белого исподнего белья. Две-три из них сели на креслах посреди зала. К ним тут же присоседились щёголи из нашего каравана.</text:p>
      <text:p text:style-name="P663">Баянист заиграл и в проходе перед сценой начались танцы.</text:p>
      <text:p text:style-name="P663">По центральному проходу женщина лет сорока скорым шагом пронесла милую улыбку в конец зала и пригласила меня на белый танец.</text:p>
      <text:p text:style-name="P663">- Извините, вальс не для меня.</text:p>
      <text:p text:style-name="P663">Она ушла опустив голову. Утрата. Утрата.</text:p>
      <text:p text:style-name="P663">Несмотря на «Дунайские волны» вальс никто и не танцевал, а просто кому что взбредёт, но парами. Две пары поднялись на сцену — в одной из них юноша с асинхронными глазами, но теперь оба его взгляда <text:span text:style-name="T339">устремлены на высокий мягкий пух серой мохеровой шапочки его партнёрши — медсестры в белом халате. Кто из них приглашал?</text:span></text:p>
      <text:p text:style-name="P664">Женщин увели первыми, потом наш караван. Замыкающий нас рабочий оторвался от цитаты в настенном плакате и занял своё место в строю, так и не сменив зэковской сцепки рук.</text:p>
      <text:p text:style-name="P664"/>
      <text:p text:style-name="P664">Помимо прогулок по коридорной орбите и участия в клубном балу, я ещё и читал. Попросил ту толстую из подмышки блондина, по которой он барабанил, и он охотно дал почитать. Это <text:soft-page-break/>оказался перевод с грузинского рассказов Тамаза Чиладзе. Мне очень понравились, а в оригинале, наверное, ещё лучше.</text:p>
      <text:p text:style-name="P664">На следующий день я сидел у окна рядом с запертой дверью во двор, где тихо спускался первый снег, и то смотрел на него, то читал уже следующую, когда-то читанную «Судья и палач» Дюренматта. За спиной у меня скрежетал и суетился весь этот современный мир в срезе и преломлении пятым отделением четвёртого километра. Он мне уже надоел.</text:p>
      <text:p text:style-name="P665">Но дочитать я не успел — снаружи в окно постучали. На тонком покрове мягкого снега стояла Ира и улыбалась мне. Тихие снежинки опускались вокруг её лица, охваченного плотной шапочкой из чёрных ниток. Так красиво.</text:p>
      <text:p text:style-name="P666">Медсестра принесла мою одежду и я зашёл в палату переодеться. Увидев меня в гражданке, коридор был огорошен, что я так скоро покидаю их. Прячась за броуновским движением, кто-то со злостью крикнул, что так нельзя; но я уверен — это не Баранов, он — жизнерадостный. </text:p>
      <text:p text:style-name="P666"><text:span text:style-name="T573">Взвинченный близостью освобождения,</text:span> я <text:span text:style-name="T573">по-ораторски сделал шаг вперёд</text:span> <text:span text:style-name="T573">и вы</text:span>крикнул, <text:span text:style-name="T573">что благодарен всем за всё и</text:span> обеща<text:span text:style-name="T573">ю</text:span> помнить. <text:span text:style-name="T573">В ответ вспыхнул стихийный митинг, но я уже вышел в коридор.</text:span></text:p>
      <text:p text:style-name="P665">По пути к Тамаре в одном из кабинетов я увидел одинокую старуху в халате и платке. Она ползала на четвереньках выстраивая в две линии на полу большие, как кирпич, кубики.</text:p>
      <text:p text:style-name="P665">Тамара сказала Ире, что <text:span text:style-name="T340">моё лечение ещё не начиналось, но раз так настаивает пусть забирает и не слишком переживает — такие отклонения как у меня не редкость среди докторов наук. Это она так её утешала.</text:span></text:p>
      <text:p text:style-name="P667">На меня этот капкан не сработал — к тому времени я уже нашёл эффективный способ держать свою мегаломанию в узде; а вот Ира, по-моему, поверила. Во всяком случае, два годя спустя на мой день рождения она подарила мне книгу сочинений Валентина Плеханова, того самого, что завёз марксизм в Россию. На обратной стороне толстой обложки она написала пожелание мне стать таким же умным, как и он, потому что она ждёт этого. Ждала, как минимум, два года, хотя у Фрейда сказано про полтора.</text:p>
      <text:p text:style-name="P667">Обращаясь ко мне, Тамара прописала мне средство возвращения в себя — каждый день по вечерам смотреть <text:span text:style-name="T573">информационную </text:span>программу «Время».</text:p>
      <text:p text:style-name="P667">В результате на протяжении нескольких лет я неукоснительно исполнял её рецепт и мог уже с точностью в три дня предсказывать авиакатастрофы и прибытие в Москву делегации компартии Парагвая с кратким рабочим визитом. <text:span text:style-name="T341">Потом мне это надоело и я перестал под предлогом, что горбатого могила исправит, вот тогда и стану как все.</text:span></text:p>
      <text:p text:style-name="P667"/>
      <text:p text:style-name="P668">Как прекрасен этот мир, если не заглядывать ему в корень!</text:p>
      <text:p text:style-name="P668">«...состоялся симпозиум под эгидой ЮНЕСКО...»</text:p>
      <text:p text:style-name="P668">Когда узнаёшь, что «эгида» <text:s/>— <text:s/>это шкура козла, а «симпозиум» — групповая пьянка; особо остро осознаёшь, что в групповой попойке под козлиной шкурой только Юнески и не хватало...</text:p>
      <text:p text:style-name="P724"><text:tab/><text:tab/><text:tab/>Как прекрасен этот мир, посмотри-и</text:p>
      <text:p text:style-name="P668"><text:span text:style-name="T79"><text:tab/><text:tab/><text:tab/>Как прекра-а-асен этот мир..</text:span>.</text:p>
      <text:p text:style-name="P668"/>
      <text:p text:style-name="P668">СМП-615, он же строительно-монтажный поезд по тем же номером, находится примерно там, где я когда-то жевал траву, оголодав в велосипедной поездке на Сейм, только по другую <text:soft-page-break/>сторону дороги. Тогда там Конотопа не было, а был лишь конотопский район, но город рос и это место стало частью его — городским районом именуемым «На семи ветрах». Конотопчанам не занимать поэтического видения мира.</text:p>
      <text:p text:style-name="P668"/>
      <text:p text:style-name="P669">В начале декабря я пришёл в СМП-615, поскольку туда нет ни трамвайных, ни автобусных маршрутов — это же у чёрта на куличках, на семи ветрах.</text:p>
      <text:p text:style-name="P669">Начальник отдела кадров корчил рожи почище Славика Аксянова. В какой-то момент он даже схватил со стола широкую деревянную линейку и прикрыл её свой левый глаз. Не спугнуть мень? Не сглазить? </text:p>
      <text:p text:style-name="P669">Сказать: что это его так с похмелья корёжило не получается — шла вторая половина дня. </text:p>
      <text:p text:style-name="P669">Тем не менее, на работу он меня принял и объяснил, что от каждого построенного жилого дома организации полагается 10% его квартир, которые распределяются среди работников СМП в порядке установленной очереди. На данный момент ведётся строительство 110-квартирного дома, а в очереди <text:s/>на улучш<text:span text:style-name="T342">ение</text:span> свои жилищны<text:span text:style-name="T342">х</text:span> услови<text:span text:style-name="T342">й </text:span><text:s/>23 желающих.</text:p>
      <text:p text:style-name="P670">Я написал заявление и стал 24-м в очереди. Меня не пугало даже то обстоятельство, что после сдачи 110-квартирного я стану в очереди тринадцатым. Зато ещё через один дом мне точно достанется квартира для своей семьи.</text:p>
      <text:p text:style-name="P670">Тогда я ещё не знал, что не всё так арифметически просто, а начальник отдела кадров не успел мне этого объяснить — он поменял место работы и на эту должность пришёл моложавый пенсионер из вооружённых сил. С этим всё было предельно ясно и субординатно — отставной майор Петухов держал выражения лица под контролем.</text:p>
      <text:p text:style-name="P670"/>
      <text:p text:style-name="P670">Впрочем, не очень-то и важно какими оказались начальники отдела кадров, потому что главными людьми в моей жизни на предстоящие шесть лет стала бригада каменщиков.</text:p>
      <text:p text:style-name="P670">В СМП-615 насчитывалась всего одна такая бригада; <text:s/>все остальные: штукатуры, сварщики, плотники, сантехники — приходили после нас. Рабочие растворно-бетонного узла, крановщики, водителя, грузчики работали на нас; ну, и ещё куда пошлют. <text:span text:style-name="T343">Даже инженерно-технические работники и бухгалтерия были вторичны, по сравнению с нами.</text:span></text:p>
      <text:p text:style-name="P671">Именно мы приходили в глубокие котлованы и заполняли их кладкой многотонных бетонных блоков при содействии <text:s/>автокрановщика Гавкалова. </text:p>
      <text:p text:style-name="P671">Затем начиналась эпопея роста стен и «начинки» здания <text:s/>методом «кирпич на кирпич», в чём помогали крановщики башенного крана — Виталя, Коля и другой Коля.</text:p>
      <text:p text:style-name="P671">Менялись крановщики, менялись сварщики, но мы оставались, ибо кто, если не мы изменит пространство?</text:p>
      <text:p text:style-name="P671">Там где прежде находилось лишь заполненная воздухом пустота для пролёта ворон, пролегли лестничные марши, по которым жильцы подымаются к своим домашним очагам на недосягаемые прежде высоты. Воронам пришлось пересмотреть свои маршруты.</text:p>
      <text:p text:style-name="P671">Конечно, многоквартирные жилые дома результат труда всех перечисленных и не упомянутых звеньев СМП, но остриём продвижения к осуществлению вековечной мечты человечества о нормальных жилищных условиях являлись мы — каменщики.</text:p>
      <text:p text:style-name="P672">Непросто быть остриём. Ни стены кабинетов, ни стёкла кабин, ни шпангоуты бортов не укроют тебя от капризов и взбрыков погодных условий.</text:p>
      <text:p text:style-name="P672">Вся твоя защита — спецовка и башмаки; зимой добавится бушлат и шапка; всё остальное — не укрытое ими — становится добычей палящего солнца, секущих дождей режущих вихрей <text:soft-page-break/>и трескучих морозов.</text:p>
      <text:p text:style-name="P672">Не всякий выдержит, не каждому дано день за днём оставаться каменщиком.</text:p>
      <text:p text:style-name="P672">Много с кем довелось мне работать и в СМП-615, и за его пределами, но именно эти двенадцать для меня навсегда останутся «нашей бригадой».</text:p>
      <text:p text:style-name="P672">Микола Хижняк — бригадир; </text:p>
      <text:p text:style-name="P672">два Петра — Лысун и Кирпа — каменщики;</text:p>
      <text:p text:style-name="P672">два Григория — Григорий и Гриня, он же Мелехов (после показа экранизации «Тихого Дона» по центральному телевидению) — каменщики;</text:p>
      <text:p text:style-name="P672">две Адреевны — Любовь и Анна — каменщицы;</text:p>
      <text:p text:style-name="P672">Лида и Вита — каменщицы;</text:p>
      <text:p text:style-name="P672">строповщицы — Катерина и Вера Шарапова; и </text:p>
      <text:p text:style-name="P672">Сергей Огольцов — каменщик.</text:p>
      <text:p text:style-name="P672"/>
      <text:p text:style-name="P672">В Конотопе легко отличить дома построенные нашей бригадой; все они — полосатые.</text:p>
      <text:p text:style-name="P672">Начиная этаж, круговой пояс <text:s/>мы ложили из красного кирпича <text:span text:style-name="T344">(6х12х25см)</text:span> с клеймом «КК» на ребре — «<text:span text:style-name="T344">конотопский кирпичный». «З» <text:s text:c="2"/>— <text:s/>«завод» — отсутствовала, вместо неё стояли палочки: «I» — выработан в первую смену, «II» — вторая смена, и так далее.</text:span></text:p>
      <text:p text:style-name="P673">Подняв пояс на высоту, где начинаются окна, мы выкладывали столбики по сторонам их проёмов и проёмов балконных дверей из белого силикатного кирпича (9х12х25см).</text:p>
      <text:p text:style-name="P673">Столбики соединялись бетонными перемычками, которые подносит башенный кран, и, поверх перемычек, заключительная сплошная полоса красного кирпича.</text:p>
      <text:p text:style-name="P673">Глядя со стороны — ещё один этаж готов. Но быстро лишь сказка сказывается...</text:p>
      <text:p text:style-name="P673">Теперь нужно сделать «начинку»: поднять внутренние стены — осевую «капиталку» и между квартирами разных подъездов, сложить перегородки разделяющие каждую квартиру на коридоры и комнаты из гипсовых плит (8х40х80см), и поставить раздельные санузлы из красного кирпича на ребро; и только из него, потому что силикатный, как и гипс, боится влаги.</text:p>
      <text:p text:style-name="P673">Вот теперь этаж можно перекрывать бетонными плитами, которые подносит башенный кран на стальных тросах с крючками, которые <text:span text:style-name="T345">Катерина и Вера Шарапова завели в четыре петли верхней плиты в штабеле таких же плит длиною в 5,6 метров и шириною 1,2 метров, или <text:s/>в 1 метр ровно. Разница в ширине нужна, чтобы точно уложиться в расстояние между стенами <text:s/>лестничной клетки одного подъезда и другого. Перекрывать такие стены наглухо нельзя — в них выложены вентиляционные каналы кухонь.</text:span></text:p>
      <text:p text:style-name="P674">А если завезены плиты только одной ширины и варьировать нечем? (В эпоху плановой экономики и дефицитов выбирать не приходится — завозишь что подвернётся, пока хоть это есть.)</text:p>
      <text:p text:style-name="P674">Тоже не беда! </text:p>
      <text:p text:style-name="P674">Имеется лом, кувалда, два Петра, два Григория, один Серёга и Микола — сменяя друг друга, доведут плиту до нужной ширины.</text:p>
      <text:p text:style-name="P674">Перекрытие этажа — ответственные момент, первые год-полтора мне такая честь не выпадала.</text:p>
      <text:p text:style-name="P674">Кран опускает плиту, соединяя две стены — наружную и внутреннюю «капиталку». Бригадир и доверенный каменщик ложатся на неё животами и свешивают головы ниже плиты — проверить как она вписывается в ряд предыдущих, ведь её брюхо станет потолком <text:soft-page-break/>квартиры. Если нужно, кран приподымет плиту снова и в мест<text:span text:style-name="T346">е </text:span>её опирания на стену будет добавлен раствор, <text:span text:style-name="T346">или наоборот счищен. Ведь тут людям жить!</text:span></text:p>
      <text:p text:style-name="P675">Наконец, придирчивые взгляды двух свешенных голов удовлетворены её соответствием общей ровности перекрытия и бригадир кричит долгожданное слово:</text:p>
      <text:p text:style-name="P675">- Поед<text:span text:style-name="T347">я́</text:span>т!</text:p>
      <text:p text:style-name="P675">Это так он переиначил слово «пойдёт!»</text:p>
      <text:p text:style-name="P675">Кран ослабляет натяжение тросов, крючки высвобождаются из дыр с петлями в двух концах уложенной плиты, стрела крана приподымается и разворачивается, унося свой массивный крюк с висячими на нём четырьмя тросами-стропами «паука». Погромыхивая ажурно-железной башней, он катит по рельсам подкранового пути к штабелю плит, где на верхней уже стоят в ожидании Вера и Катерина, <text:s/>чтобы растащить крючки строп по дырам с петлями на её концах.</text:p>
      <text:p text:style-name="P675">Технология выверенная десятилетиями.</text:p>
      <text:p text:style-name="P675"/>
      <text:p text:style-name="P675">Рабочие СМП-615 собирались на привокзальной площади к половине восьмого, когда от угла мощного двухэтажного <text:s/>здания вокзала выплеснет поток прибывших <text:s/>первой утренней электричкой <text:s/>рабочих и служащих из Бахмача, Халимоно<text:span text:style-name="T349">во</text:span>, Хутора Халимоново и Куколки.</text:p>
      <text:p text:style-name="P676">Мы образовывали широкий круг, но хоровод не водили, а стоя на месте обменивались новостями, приколами, или глазели вокруг и комментировали жизнь привокзальной площади.</text:p>
      <text:p text:style-name="P676">Движения автотранспорта на ней практически не наблюдалось, а стояли круги других организаций; но наш самый широкий и весёлый.</text:p>
      <text:p text:style-name="P676">В кругу есть что-то семейное, зачаток общности; в нём ты видишь больше лиц, чем в строю.</text:p>
      <text:p text:style-name="P676">Наконец, из улицы Ленина показывался наш автобус — «наша чаечка» (от тех «чаек» что встречают правительственные делегации в Шереметьевском аэропорту).</text:p>
      <text:p text:style-name="P676">Он не спеша пересекал трамвайные пути, миновал одноэтажное строение вокзальной милиции и столб у дальнего угла вокзала со знаком стоянки такси, которые почему-то крайне редко под ним показывались. Завершая свой неторопливый круг почёта по площади, он останавливался возле нашего круга и распахивал двери.</text:p>
      <text:p text:style-name="P676">Отсюда <text:span text:style-name="T350">он повезёт нас мимо Лунатика, мимо двенадцатой школы, мимо трамвайного парка на Семь Ветров, где наша бригада сойдёт возле 110-квартирного, а автобус поедет дальше, увозя В СМП остальных его работников.</text:span></text:p>
      <text:p text:style-name="P677">Но не все из нашей бригады приезжали автобусом; большая часть её жила в 50-квартирном и в бараках общежития, тоже на Семи Ветрах, и они приходили пешком.</text:p>
      <text:p text:style-name="P677"/>
      <text:p text:style-name="P677">Мы переодевались в вагончике из длинных окрашенных коричневой краской досок. В небольшом тамбуре-прихожей толпилась груда опёртых на стену лопат в засохшем цементном растворе вперемешку с покорёженными жестяными вёдрами, из которых торчат рукояти наших кельм и кирочек, поверх железных отвесов. За тамбуром открывалась низкая комната с одним окном, столом и узкими шкафчиками для одежды. Большую часть комнаты занимал короб из азбесто-цементных плит, в котором прятались электро-тэны <text:s/>для отопления.</text:p>
      <text:p text:style-name="P677">Женщины переодевались в вагончике мастера. Тот, в отличие от нашего, стоял не на земле, а на высоких колёсах и потому нуждался в приставном крыльце. И в нём было два окна — он разделялся на два отсека, один для мастера и пухлых пачек чертежей, второй — женский.</text:p>
      <text:p text:style-name="P677">Ночью в отсеке мастера спали сменявшие друг друга сторожа-пенсионеры.</text:p>
      <text:p text:style-name="P677"><text:soft-page-break/>Один из них, с боевой фамилией Рогов, носил гимнастёрку <text:span text:style-name="T351">с орденскими планками, </text:span><text:s/>офицерски<text:span text:style-name="T351">й</text:span> рем<text:span text:style-name="T351">ень</text:span>, галифе и хромовые сапоги. <text:span text:style-name="T352">На голове суконную фуражку по моде тридцатых годов, как у маршала Жукова на Халкин-Голе, когда тот ещё был комбригом. Из-под длинного суконного козырька у Рогова виднелось изношенное в походах лицо римского легионера-ветерана и обида на кого-то из руководителей собеса. Источником обиды стала реплика начальника своему заместителю по поводу Рогова:</text:span></text:p>
      <text:p text:style-name="P677">- <text:span text:style-name="T352">Ладно, потерпи, их уже немного осталось.</text:span></text:p>
      <text:p text:style-name="P639">Второй сторож одевался в цивильное, а прежде носил форму милиционера и устраивал садистский тест поддатым мужикам; если смогут выговорить «Джавахарлал Неру» — отпускал, а если нет — в вытрезвитель. </text:p>
      <text:p text:style-name="P639">Конотоп есть Конотоп, тут и милиционеры знакомы с первым президентом Индии.</text:p>
      <text:p text:style-name="P639">Во время своего дежурства бывший милиционер закрывал окно в отсеке мастера изнутри листом картона. Иначе он не мог заснуть.</text:p>
      <text:p text:style-name="P639">В молодости он служил в частях направленных на борьбу с бандеровцами и там в казармах окна закрывали на ночь щитами из толстых досок, чтоб сон военнослужащих не потревожили бандитские гранаты через стекло.</text:p>
      <text:p text:style-name="P639"><text:span text:style-name="T79"><text:tab/><text:tab/><text:tab/>Привычка свыше нам дана, замена счастию она..</text:span>.</text:p>
      <text:p text:style-name="P742"/>
      <text:p text:style-name="P742">После переодевания вся бригада сходилась в вагончике каменщиков на обмен новостями Семи Ветров, общежитий и поезда. Правда иногда Григорий начинал катить на Гриню, что в 8:00 тот обязан стоять на линии, звенеть кельмой и мантулить кирпич на кирпич. Гриня в ответ хихикал и говорил:</text:p>
      <text:p text:style-name="P742">- А как же!</text:p>
      <text:p text:style-name="P742">Покуда не привезут раствор и кран не подаст его на линию, делать там каменщику нечего.</text:p>
      <text:p text:style-name="P742">Раствор привезёт самосвал. Он задерёт свой кузов над рядами пустых растворных ящиков из листового железа и раствор поползёт по крутому наклону, но весь не вывалится. Хорошо, если половина.</text:p>
      <text:p text:style-name="P742">Во-первых, по пути от РВУ раствор осел и уплотнился — в ящики скатилась выжатая из раствора вода, во-вторых, железо кузова покрыто коркой от налипшего, застывшего, примёрзшего раствора из предыдущих привозов. Надо подняться на отвисший задний борт, который качается под ногами в своих петлях; упереть для устойчивости одну ногу в боковой борт и, стоя второй ногой на узкой кромке заднего борта, подрезать лопатой застрявший в кузове раствор, чтоб он пластами соскальзывал в кучу на ящиках. Когда такой пласт свалиться, кузов вздрагивает и бурно шатается от облегчения. Тут важно сохранить равновесие.</text:p>
      <text:p text:style-name="P742">Самосвал уезжает оставив горку раствора на 4-5 ящиках. Это неверно — каждому каменщику полагается отдельный ящик. Катерина и Вера Шарапова лопатами восстанавливают справедливость. Хотя у ящика имеется четыре петли для крючков, его цепляют только за две, по диагонали, <text:s/>чтобы кран в один подъём подал раствор сразу двум каменщикам. Больше не получается — на «пауке» только четыре крючка.</text:p>
      <text:p text:style-name="P742">А тем временем каменщики подняли из вагончика на линию свои инструменты. Та часть стены, на которой предстоит работать бригаде, называется «захватка». <text:span text:style-name="T290">Из конца в конец захватки зачаливается «шнýрка» — толстая леска местами испачканная присохшим раствором, с хвостатыми узлами в тех местах, где неосторожный удар кельмой перебил её, туго натянутую вдоль укладываемых кирпичей, вызывая восклицания остальных каменщиков:</text:span></text:p>
      <text:p text:style-name="P742">- <text:span text:style-name="T290">Какая опять падла?..</text:span></text:p>
      <text:p text:style-name="P743">Шнýрка нужна для соблюдения общей горизонтальности кладки.</text:p>
      <text:p text:style-name="P743">Справа от каменщика кран оставляет ящик с раствором, он же «банка». Объём ящика-банки <text:soft-page-break/>невелик — всего четверть тонны. Когда раствор из банки выработан, порожняя тара краном же отправляется к строповщицам для наполнения из оставшейся кучи.</text:p>
      <text:p text:style-name="P743">Если раствор в ящике утрачивает свою эластичность, для её восстановления нужно просто добавить воды, принесённой помятым жестяным ведром из многотонной ёмкости неподалёку от линии, и перемешать его с ней совковой лопатой. Поэтому из каждого ящика торчит черенок лопаты.</text:p>
      <text:p text:style-name="P743">Правда, основное её назначение — перебрасывать раствор из ящика на кладку. Затем лопата возвращается в ящик, каменщик берёт свою кельму — размером с большой кухонный нож, но формой как лопатка — и разравнивает её раствор поверх предыдущего ряда кирпичей для укладки следующего.</text:p>
      <text:p text:style-name="P743">Слева от каменщика стоит поддон кирпичей, 300-400 штук, <text:span text:style-name="T291">уложенных в плотные ряды друг на друге. Выхватив кирпич с поддона, каменщик кладёт его на раствор и постукиванием окованной железом рукоятки кельмы подгоняет его до соответствия с линией натянутой </text:span>шнýрк<text:span text:style-name="T291">и, если это лицевой ряд, либо с лицевым рядом, если кладётся ряд задний.</text:span></text:p>
      <text:p text:style-name="P744">Когда нужен кирпич особого размера — половинка, трёхчетвёрка или «чекушка» — каменщик пускает в ход кирочку — кайло в миниатюре — обрубая лишнее.</text:p>
      <text:p text:style-name="P744">Когда кирпич на поддоне заканчивается, крановщик подаёт следующий, зацепленный Верой и Катериной.</text:p>
      <text:p text:style-name="P744">Такая вот ритмическая смена движений: наклон — бросок; наклон — удар; а с учётом пребывания на открытом воздухе — чистой воды аэробика с приправой из тяжёлой атлетики.</text:p>
      <text:p text:style-name="P744">Упорядочено и последовательно зацикленное движение, можно даже сказать спиралевидное.</text:p>
      <text:p text:style-name="P744">Уяснила?</text:p>
      <text:p text:style-name="P744"><text:s/>Ну, а теперь можешь наплевать и забыть, потому что стройка это не цирк с ровным пес<text:span text:style-name="T292">оч</text:span>ком арены.</text:p>
      <text:p text:style-name="P744">Стройка — опасная зона, где в непредвиденных местах затаились <text:s/>торчащие куски арматуры, <text:span text:style-name="T292">под ногой обламывается крепкий с виду кусок доски,</text:span> с крыши падает ведро кипящей смолы <text:span text:style-name="T570">(и хорошо, если истошный крик «беги!» заставит без раздумий метнуться в сторону: а не разевать варежку кверху: а чего это там?); под стеной врезается в землю </text:span><text:s/>чугунный радиатор отопления — <text:s/><text:span text:style-name="T292">вернувшийся с</text:span> зоны блатной швырнул <text:span text:style-name="T570">с четвёртого этажа, </text:span>просто так, не глядя — «на кого бог пошлёт».</text:p>
      <text:p text:style-name="P745">По большому счёту, стройка — это жизнь. И тут, как в жизни, надо не только жить, но и — извини за патетику — выживать.</text:p>
      <text:p text:style-name="P745">Да и каменщики не роботы, а люди. А люди, если хорошенько окрысятся, то кого угодно выживут... хотя, о чём это я?.. <text:s/>Ах, да — стройка!</text:p>
      <text:p text:style-name="P745">На стройке каменщику мало остаётся времени для толкования изотерический посланий от посвящённых избранным, для дешифровки знаков начертанных вязью облаков. Дождись перекура и — пожалуйста! <text:span text:style-name="T293">Вплетай какой угодно символ куда душе угодно... Пока бригадир Хижняк не поднял <text:s/>шнýрку на следующий ряд и не прокричал вдоль линии «захватки»:</text:span></text:p>
      <text:p text:style-name="P745">- <text:span text:style-name="T293">Гоним-гоним!</text:span></text:p>
      <text:p text:style-name="P746">А Пётр Лысун скажет:</text:p>
      <text:p text:style-name="P746">- Чё? Опять вперёд? А где перёд?</text:p>
      <text:p text:style-name="P746">Вот тут хватай лопату и живи дальше.</text:p>
      <text:p text:style-name="P746"/>
      <text:p text:style-name="P746">В позапрошлом веке на границе с Англией, а может с Шотландией, один фермер неслáбо зарабатывал на исцелениях. Причём без всякого шарлатанства.</text:p>
      <text:p text:style-name="P746">Целил он душевнобольных. При условии, чтоб его близких и близко не было.</text:p>
      <text:p text:style-name="P746">Привозят к нему такого, скажем, страждущего, который всех домашних заколебал особым видением мира, где он — чайник:</text:p>
      <text:p text:style-name="P746">- Ах, осторожней, я фарфоровый! Разобьёте!</text:p>
      <text:p text:style-name="P746">И наутро фермер выводит его в поле с разнокалиберными представителями от других сервизов — хрустальные фужеры, там, солонки без <text:s/>крышечки; бижутерия тоже всякая — и аккуратно запрягает всё компанию в плуг. А затем, разумеется, пашет поле.</text:p>
      <text:p text:style-name="P746"><text:soft-page-break/>К вечеру дня 88% стеклотары вспоминали о своём происхождении и <text:span text:style-name="T294">делали</text:span> ему <text:span text:style-name="T294">замечания</text:span>, что с <text:s/><text:span text:style-name="T294">человеком </text:span>нельзя так обращаться. </text:p>
      <text:p text:style-name="P746">Самые упорные скороварки на второй день начинали прикидываться людьми и фермер возвращал семье и обществу вполне восстановленных членов. <text:span text:style-name="T294">За плату, конечно; плюс бонус — поле вспаханное надурня́к.</text:span></text:p>
      <text:p text:style-name="P746"/>
      <text:p text:style-name="P747">Ира не верила в трудотерапию на свежем воздухе, она больше полагалась на народные средства. В ту зиму она повезла меня в ичнянский район черниговской области к колдуну.</text:p>
      <text:p text:style-name="P747">В село мы приехали вечером — зимой быстро темнеет. До отправления автобуса обратно оставалось полчаса и местные дети на улице, с какой-то даже гордостью, указали нам дом колдуна.</text:p>
      <text:p text:style-name="P747">Дверь в добротную хату открыла обычная сельская баба. На кухне оказалась ещё пара посетителей, но не из автобуса; я бы их запомнил. Значит, откуда-то неподалёку.</text:p>
      <text:p text:style-name="P747">Молодая пара, с виду супруги. Сидят, <text:span text:style-name="T295">он</text:span> борщ <text:span text:style-name="T295">ест, а она, типа, присматривает</text:span>. Время малость не совсем для борща, но я не вмешиваюсь — может <text:span text:style-name="T295">это так</text:span> колдун прописал.</text:p>
      <text:p text:style-name="P747">Баба провела Иру в следующую комнату и через две минуты оттуда вышел колдун.</text:p>
      <text:p text:style-name="P747">Черноволосый, лет под пятьдесят в рубахе хаки от общевойсковой парадки.</text:p>
      <text:p text:style-name="P748">Мы с ним посмотрели друг на друга и <text:s/>он вернулся к Ире. Вскоре она вышла вся взволнованная и мы пошли на автобус.</text:p>
      <text:p text:style-name="P748">По пути в Нежин Ира поделилась, что я такой из-за того, что мне давали «дання» и случилась передозировка, но сегодня меня лечить бесполезно, потому что не та «кватера» — то есть луна находится не в той, как надо фазе. Больше мне у колдуна делать нечего — меня должен подменить какой-нибудь единокровный родственник.</text:p>
      <text:p text:style-name="P748">Так что потом вместо меня с Ирой пару раз ездила моя сестра Наташа.</text:p>
      <text:p text:style-name="P748">Всем известно: что «дання» это приворотное зелье; применяется женским полом, чтоб в них влюблялись. Избранной жертве предлагают угоститься чем-то съестным, куда <text:s/>подмешана кровь от менструации приворачивающей.</text:p>
      <text:p text:style-name="P748">Всё-таки, эксперименты на людях они первыми начали ставить.</text:p>
      <text:p text:style-name="P748"/>
      <text:p text:style-name="P748">У меня нет веры во всякие там суеверия, но когда звякаешь кельмой о кирпич, или раствор лопатишь, то голова остаётся, в основном, свободной и в ней чего только не переворачивается.</text:p>
      <text:p text:style-name="P748">Если, чисто гипотетически, допусти<text:span text:style-name="T296">т</text:span>ь, что дання имело место, тогда — кто, где, когда?</text:p>
      <text:p text:style-name="P749">Не помню на котором году работы в СМП, в голове всплыли два предположения:</text:p>
      <text:p text:style-name="P749">1) кефир, который принесла мне Мария, когда я принципиально лежал в нежинской городской больнице;</text:p>
      <text:p text:style-name="P749">2) варёная колбаса, <text:s/>которую мне скормила однокурсница Валя со сросшимися на переносице чёрными бровями, по ходу нашей совместной школьной практики на станции Носовка, хотя не очень-то и хотелось есть.</text:p>
      <text:p text:style-name="P749">Однако, поскольку я ни на одну из них не запал, гипотеза с треском проваливается, а ичнянский колдун остаётся с носом и уходит на скамейку шарлатанов.</text:p>
      <text:p text:style-name="P749"/>
      <text:p text:style-name="P749">Когда Гаина Михайловна, потупя взгляд, осторожно спросила как ко мне относятся в бригаде, я прекрасно видел куда она клонит — как меня там терпят с моей подмоченной репутацией?</text:p>
      <text:p text:style-name="P749">Вобщем-то, да, не каждый коллектив потерпит в своих рядах кого-то с высшим образованием на должности не соответствующей диплому. Именно этим объясняется крик души крепильщика Васи на шахте «Дофиновка» :</text:p>
      <text:p text:style-name="P749">- Ты своим дипломом позоришь нашу шахту!</text:p>
      <text:p text:style-name="P749">То есть, делаешь из неё какой-то непонятный сброд.</text:p>
      <text:p text:style-name="P749">В СМП-615 репутацию мне подмочила кассирша Комос. Она знала, что я учился в Нежине и знала даже на кого. Когда её дочь Алла имела затяжные серьёзные отношения с моим братом <text:soft-page-break/>Сашей, то я однажды приходил к ним в гости; но потом Алла постригла свои дивные длинные волосы, а Саша пошёл в приймы к Люде.</text:p>
      <text:p text:style-name="P749">Кассирша Комос выдавала нам зарплату. Для этого автобус привозил нас со стройки на базу, в СМП-615, <text:s/>и в вестибюле на первом этаже административного корпуса мы получали деньги из квадратного окошечка в стене.</text:p>
      <text:p text:style-name="P749">Но сначала надо было стоять во взволнованной очереди, а потом сгибаться и засовывать голову в проём окошечка, чтобы там расписаться в ведомости. </text:p>
      <text:p text:style-name="P749">Вот эта заключительная поза мне как раз <text:span text:style-name="T297">и </text:span>не нравилась. Голова твоя где-то там, непонятно где, <text:span text:style-name="T297">а зад торчит снаружи на милость и усмотрение взволнованной очереди.</text:span></text:p>
      <text:p text:style-name="P750">Когда я дошёл до окошка, то не стал сгибаться, а прсто придвинул ведомость к себе — на край подоконничка — и расписался. Тем более, что Комос видела, что это я на подходе.</text:p>
      <text:p text:style-name="P750">Тут она и закричала из-за стекла:</text:p>
      <text:p text:style-name="P750">- Серёжа! А где голова?</text:p>
      <text:p text:style-name="P750">- Меня гильотинировали.</text:p>
      <text:p text:style-name="P750">- Чего?! Да что ты из себя строишь? Думаешь диплом получил, так и — всё? Ты ведь с Ольгой к нам в гости приходил. Мы вместе самогон пили!</text:p>
      <text:p text:style-name="P750">Вот чего не люблю, так это панибратства, поэтому кассирше Комос так прямо и сказал:</text:p>
      <text:p text:style-name="P750">- Вы ошибаетесь. У вас в гостях мы пили спирт и берёзовый сок, а самогона не было.</text:p>
      <text:p text:style-name="P750">Вобщем, поставил её на место; но зарплату она мне выдала и даже хватило вернуть Тоне те 25 руб., которые она мне одолжила на цветы, когда вы в роддоме были. До этого всё никак не получалось.</text:p>
      <text:p text:style-name="P750">Так что мне не удалось скрыть от бригады свою дипломированность.</text:p>
      <text:p text:style-name="P750">Но особой дискриминации ко мне не применяли, а года через четыре я даже привинтил на спецовку значок-«поплавок», который вместе с дипломом выдаётся.</text:p>
      <text:p text:style-name="P750">Думаю: а чего он валяется в серванте? Взял и привинтил. Летом, конечно.</text:p>
      <text:p text:style-name="P750">Очень даже неплохо смотрелось — нежно-голубая эмаль значка с золотистой книжечкой на чёрной выгоревшей спецовке х/б. </text:p>
      <text:p text:style-name="P750">Месяца полтора так ходил, а потом утром открываю шкафчик — спецовка на месте, а от значка только дырочка осталась. Но это не наши, тогда на объект много кого нагнали.</text:p>
      <text:p text:style-name="P750"/>
      <text:p text:style-name="P750">Так что тёще, в следующий свой приезд, я дал вполне предсказуемый ответ:</text:p>
      <text:p text:style-name="P750">- Гаина Михайловна, в нашей бригаде десять человек ко мне относятся хорошо, а один положительно.</text:p>
      <text:p text:style-name="P750">- Откуда ты знаешь?</text:p>
      <text:p text:style-name="P750">- Анкетирование провёл. Устное, по отдельности.</text:p>
      <text:p text:style-name="P750">- Так прямо и спрашивал «как вы ко мне относитесь?»</text:p>
      <text:p text:style-name="P750">Интересно, а откуда бы я эти цифры взял? Кстати, некоторые потом тоже спрашивали:</text:p>
      <text:p text:style-name="P750">- А ты ко мне как?</text:p>
      <text:p text:style-name="P750"/>
      <text:p text:style-name="P750">Да, жизнь перевернулась: прежде я на выходные ездил из Нежина в Конотоп, а теперь из Конотопа в Нежин.</text:p>
      <text:p text:style-name="P750">В пятницу, после работы, электричкой в Нежин; в понедельник <text:span text:style-name="T298">утренней, шестичасовой — обратно.</text:span></text:p>
      <text:p text:style-name="P751">Три раза утреннюю проспал и начал возвращаться по воскресеньям — опасался, что опоздания на моё место в очереди на квартиру повлияют.</text:p>
      <text:p text:style-name="P751">Когда в Америке существовало рабство негров, некоторые семьи оказались разделёнными. Допустим, муж на плантации у одного хозяина, а жена за несколько миль у другого. По праздникам муж её навещал. </text:p>
      <text:p text:style-name="P751">Такая жена называлась «broad wife». Я когда узнал, то пожалел, что английский знаю, очень меня это, почему-то, расстроило.</text:p>
      <text:p text:style-name="P750"/>
      <text:p text:style-name="P751">Из-за того, что в Нежине нет трамваев, автобусы, пользуясь своей незаменимостью, <text:soft-page-break/>совершенно распоясались.</text:p>
      <text:p text:style-name="P751">На столбах возле их остановок висят жестяные таблички с указанием точного времени, когда автобус номер имярек должен тут появиться. Так на эти таблички лучше не смотреть — одно расстройство. По расписанию на жестянке уже три пятых номера должны были пройти, а ты ещё и одного не дождался. <text:s/><text:span text:style-name="T299">Потом покажется вдали, даря надежду — наконец-то! — и пройдёт мимо не останавливаясь, потому что и так битком.</text:span></text:p>
      <text:p text:style-name="P752">Но в тот вечер нам с Ирой повезло. Только мы вышли на остановку, тут и автобус подошёл.</text:p>
      <text:p text:style-name="P752">Был вечер субботы, а вышли мы потому, что позвонил Двойка и пригласил к себе на преферанс. На последнем курсе он жил уже не в общаге, а где-то на квартире, вот мы и условились встретиться на главной площади.</text:p>
      <text:p text:style-name="P752">Туда всего-то две остановки, так что не подвернись тот автобус, мы бы и пешком дошли. Ира держалась бы за мою руку, чтоб не скользить в сапогах по снегу, а он бы ярко белел в конусах света фонарных ламп.</text:p>
      <text:p text:style-name="P752">Когда перед выходом Ира одевалась в спальне, то попросила меня подать пояс от её платья — длинную матерчатую полоску. Спальня узкая и, чтобы не протискиваться между постелью и коляской, я просто бросил ей пояс. Но один его конец держал в руке, на всякий, если не поймает.</text:p>
      <text:p text:style-name="P752">Но она в этот момент наклонилась застегнуть замок на сапогах и второй конец пояса охлестнул её согнутую спину.</text:p>
      <text:p text:style-name="P752">Меня поразило до чего точь-в-точь как в кинофильме «Цыган», когда Будулай перед уходом на фронт хлестнул кнутом свою жену. Типа, у них такой обычай перед долгой разлукой.</text:p>
      <text:p text:style-name="P752">Ира даже и не заметила, а я утешился мыслью, что я не цыган, и сейчас не война.</text:p>
      <text:p text:style-name="P752">Когда автобус торопливо въехал на площадь, на остановке народу уже скопилась столько, что и в два не влезут.</text:p>
      <text:p text:style-name="P752">Я сошёл первым и подал Ире руку — поддержать. </text:p>
      <text:p text:style-name="P752">Она едва успела спуститься, как толпа ломанулась в двери автобуса, но я успел отгородить Иру спиной.</text:p>
      <text:p text:style-name="P752">И тут <text:s/>раздался вскрик какой-то девушки — её чуть не сшибли с ног, но она успела ухватиться за борт автобуса у двери, чтоб не упасть, <text:span text:style-name="T300">а стадо так и пёрло по ступенькам в салон</text:span>.</text:p>
      <text:p text:style-name="P753">Мне, как <text:span text:style-name="T301">человеку не <text:s/>только благородному, но и галантному</text:span>, это показалось абсолютно неправильным, тем более при моей жене, и я, со своей стороны потока, крикнул девушке за всех:</text:p>
      <text:p text:style-name="P753">- Извините!</text:p>
      <text:p text:style-name="P753"><text:span text:style-name="T301">Кто-то в толпе не захотел уступать мне в галантности</text:span> и он решил, что это я толкнул, а может ему было всё равно кого — лишь бы наказать, но, крутанувшись из давки, он нанёс мне удар по скуле.</text:p>
      <text:p text:style-name="P753">И тогда я громко сказал — мне показалось, что тиснувшиеся вокруг вдруг позабыли про автобус и обернулись на мои слова; даже полная луна в небе как-то внимательно застыла, когда я раздельно произнёс:</text:p>
      <text:p text:style-name="P753">- При всём своём непротивленстве, такое не могу стерпеть.</text:p>
      <text:p text:style-name="P753">И я ответил ударом на удар.</text:p>
      <text:p text:style-name="P753">Наверное, он был там не один, или взъярённые ожиданием хлопцы вмиг обернулись сворой, потому что на меня посыпались удары со всех сторон — нашли на ком сорвать.</text:p>
      <text:p text:style-name="P753">Я смог лишь закрывать лицо и голову согнутыми в локтях руками, но, по-моему, моё тело всё это делало само по себе, без моего участия. Мне оставалось только слышать невразумительные крики — кто, кому, о чём? </text:p>
      <text:p text:style-name="P754">Когда донеслось рычание заводящегося мотора, я почему-то был уже с обратной стороны автобуса в перекрёстном свете фонарей окружающих площадь, но всё ещё на ногах, только без шапки. Наверное, распсихованных оказалось слишком много и они помешали друг другу сбить меня на укатанный снег площади.</text:p>
      <text:p text:style-name="P754"><text:s/>Свора разбежалась, чтобы успеть вскочить в захлопывающиеся с той стороны двери. </text:p>
      <text:p text:style-name="P754"><text:soft-page-break/>Автобус уехал и я вернулся на остановку, где, среди десятка так и не втиснувшихся, стояла Ира с моей кроличьей шапкой в руках. В стороне, у тёмного киоска виднелся Двойка, что пришёл нас встречать.</text:p>
      <text:p text:style-name="P754">Он отвёл нас на свою квартиру, которую снимал в частном доме вместе с Петюней Рафаловским и я расписал пулю с ними.</text:p>
      <text:p text:style-name="P754">Потом они вышли провожать нас с Ирой. На узком тротуаре идти получалось лишь по двое. Ира и Двойка шли впереди: он в длинном кожухе и мохнатой шапке, она в пальто прямого кроя и круглой шапочке; а я с Петюней сзади.</text:p>
      <text:p text:style-name="P754">Мне было нестерпимо горько из-за того, что она идёт не со мной; но что оставалось делать — устраивать сцену? Оттаскивать Иру от Двойки? Кто я такой?</text:p>
      <text:p text:style-name="P754">Побитый стадом Ахуля в демисезонном пальто от Алёши Очерета? На такого не всякая позарится, пусть даже она тебе и жена. <text:span text:style-name="T302">В побоище на площади мне так и не смогли нанести повреждений, но как же <text:s/>было больно идти рядом с Петюней!</text:span></text:p>
      <text:p text:style-name="P755">Они с Двойкой проводили нас до остановки, а потом даже и до моста через Остёр. Тут мы всё-таки смогли расстаться.</text:p>
      <text:p text:style-name="P755">Только Двойка, пряча от меня взгляд и затягиваясь сигаретой, рассказал как недавно имел одну из своих биофачных прошмандовок и та закинула ему ноги на пояс, а он таскал её по комнате, ухватив руками за титьки.</text:p>
      <text:p text:style-name="P755">Меня буквально оглушила эта самореклама самца победителя. Я бы таким не стал делиться даже при его прошмандовках. Мразь.</text:p>
      <text:p text:style-name="P755">Когда мы шли на Красных партизан, Ира не держалась за мою руку и всё больше отмалчивалась. Пришлось и мне заткнуться. Вот и извиняйся после этого перед незнакомыми девушками.</text:p>
      <text:p text:style-name="P754"/>
      <text:p text:style-name="P756">Руководство СМП-615 изыскало способ хотя бы отчасти сгладить факт наличия в нём каменщика с высшим образованием.</text:p>
      <text:p text:style-name="P756">Меня назначили в заседатели товарищеского суда.</text:p>
      <text:p text:style-name="P756">Такой суд рассматривает правонарушения не входящие в свод статей уголовного кодекса, или предусмотренные, но не слишком наказуемые: если хулиганство, то мелкое, а кража, опять-таки, по мелочам. Товарищеский суд это скорее мера морального воздействия, чем сурового воздаяния по всей строгости закона.</text:p>
      <text:p text:style-name="P756">Должность заседателя не оплачивается и она выборная. Однако, не всегда удаётся провести чёткую грань между избранием и назначением.</text:p>
      <text:p text:style-name="P756">Когда на профсоюзном собрании звучит вопрос «кто за?», то для присутствующих это не вопрос, а просто сигнал поднять руку. Классический пример вторичного рефлекса, не хуже, чем у собаки Павлова.</text:p>
      <text:p text:style-name="P756">Точно такая же рефлексология и на комсомольских собраниях. Правда, в СМП-615 за моё там бытность состоялось только одно комсомольское собрание, да и то по причине проверяющего из горкома комсомола.</text:p>
      <text:p text:style-name="P756">Вряд ли он сам стремился, скорее всего послали посмотреть каким ключом <text:s/>бьёт задорная молодая жизнь поезда в возрасте до 28 лет.</text:p>
      <text:p text:style-name="P756">Его настолько удручило всякое отсутствие полемики даже по самым актуальным вопросам современности, что под конец катастрофически скоропостижно катящегося к своему завершению собрания, он обратился к нему с вопросом</text:p>
      <text:p text:style-name="P756">- Да что ж вы такие пассивные?</text:p>
      <text:p text:style-name="P756">Тут уже мне пришлось встать с места и ответить риторическим вопросом на вопрос:</text:p>
      <text:p text:style-name="P756">- А кого, интересно, начнут вести активные, когда пассивных не останется?</text:p>
      <text:p text:style-name="P756">Всё-таки диплом обязывает к определённой линии поведения.</text:p>
      <text:p text:style-name="P756">Проверяющий оказался не подкованным для такого вопроса и собрание благополучно закрылось.</text:p>
      <text:p text:style-name="P756"/>
      <text:p text:style-name="P756">Вот руководство и решило, что оно проявит дань уважения системе высшего образования <text:soft-page-break/>наше страны, если меня, как носителя диплома о таком образовании, воткнёт заседателем в товарищеский суд.</text:p>
      <text:p text:style-name="P756">Такому суду, помимо председателя, требуются два заседателя, сроком на один год — до следующего отчётно-выборного профсоюзного собрания.</text:p>
      <text:p text:style-name="P757">Пожалуй, на этой должности я проявил себя латентным тираном, предлагаю слишком драконовские меры пресечения.</text:p>
      <text:p text:style-name="P757"/>
      <text:p text:style-name="P757">Месяц одиночных исправительных работ для штукатура Трепетилихи в производственном корпусе на территории СМП. </text:p>
      <text:p text:style-name="P757">Да для неё, считай, и день пропал, если за смену плюс проезды автобуса от вокзала и обратно она двоих-троих не забалакает до комы!</text:p>
      <text:p text:style-name="P757">Конечно, от производственного корпуса до сторожки у ворот всего метров 200. В сторожке днём сидит Свайциха и у той язык тоже <text:s/>кошками не обволóчен, но суд приговорил на три месяца снять Трепетилиху с должности бригадира; <text:s/>а это по десятке в месяц.</text:p>
      <text:p text:style-name="P757">Она ещё дёшево отделалась, поскольку её правонарушение могло иметь политический резонанс.</text:p>
      <text:p text:style-name="P757">Судебное разбирательство выяснило, что дело было так:</text:p>
      <text:p text:style-name="P757">Трепетилиха высунулась из окна 110-квартирного, где уже шли отделочные работы и увидела, что работница бухгалтерии СМП-615 идёт домой.</text:p>
      <text:p text:style-name="P758">Ну, а почему не идти? Живёт она на Семи Ветрах — идти не далеко, а время уже полпятого.</text:p>
      <text:p text:style-name="P758">Её ошибка в том, что она ответила на вопрос торчащей из окна Трепетилихи:</text:p>
      <text:p text:style-name="P758">- А шо ты там ото несёшь?</text:p>
      <text:p text:style-name="P758">- Рыбу.</text:p>
      <text:p text:style-name="P758">Слово «рыба» послужило детонатором.</text:p>
      <text:p text:style-name="P758">Трепетилиха всколонтырилась, собрала баб своей бригады и, с протяжными интонациями, оповестила их о несправедливом распределении жизненных благ, несмотря на эпоху развитого социализма.</text:p>
      <text:p text:style-name="P758">- Они в конторе там сидят! В добре, в тепле! У каждой сучки нагреватель под сракой! А мы тут на холоде загибаемся! А рыбу — им?!! Всё, бабоньки, собирайте мастерки и тёрки! Да ещё нагло так: «рыбу я несу!» А у нас семей нет?!</text:p>
      <text:p text:style-name="P758">Дело в том, что нашим автобусом-«чаечкой» <text:s/>иногда иногда привозили продукты от ОРСа. Один раз свежие булочки на 110-квартирный, а на 100-квартирный минеральную воду в бутылках по 0,5 литра.</text:p>
      <text:p text:style-name="P758">Что и когда возилось в административно-бытовой корпус СМП-615 мне не известно, но бабы бригады Трепетилихи на следующее утро тоже не работали, а это, как ни крути — забастовка.</text:p>
      <text:p text:style-name="P758">Не знаю рыбу им подвезли, или другой эквивалент, но отделочные работы продолжились, а Трепетилиха пошла под суд. Наш, товарищеский.</text:p>
      <text:p text:style-name="P758">Не отреагировать на факт простоя с политическим оттенком руководство не могло, тем более, что заместитель главного технолога носил галстук с изображением серпа и молота. <text:span text:style-name="T303">А это о многом говорит.</text:span></text:p>
      <text:p text:style-name="P759">Да, на моём шарфике тоже красовался Кремль поверх пяти олимпийских колец и надпись «Москва-80», <text:s/>но мне выбирать было не из чего; но расцветки галстуков в Универмаге дефицитом не страдали — как минимум пять.</text:p>
      <text:p text:style-name="P759">По зрелому размышлению, мне кажется, что отклонив моё предложение о переводе Трепетилихи на базу, народный суд принял мудрое решение. Держать её там равносильно игре с огнём на пороховой бочке. Не приведи, господи, чего-то там завезли, а ей не досталось — она и базу разнесла б. </text:p>
      <text:p text:style-name="P759"><text:span text:style-name="T79"><text:tab/><text:tab/><text:tab/>Есть женщины в русских селеньях..</text:span>.</text:p>
      <text:p text:style-name="P759">Без ложной скромности скажу, что в сёлах конотопского района есть и покруче, чей потенциал возможно измерить только в мегатоннах.</text:p>
      <text:p text:style-name="P759">- Шо за народ пошёл! Навалились всем селом! Еле-еле одгавкалась.</text:p>
      <text:p text:style-name="P759"><text:soft-page-break/></text:p>
      <text:p text:style-name="P759">Сварщика Володю Шевцова я вообще хотел в ссылку отправить.</text:p>
      <text:p text:style-name="P760">Очень профессиональный сварщик, двадцать лет работал в заводе КЭМЗ, и в нём чувствовалась какая-то наследственная интеллигентность. Может потому он и спивался.</text:p>
      <text:p text:style-name="P760">При взгляде на его тронутые сединой кудри, у меня, почему-то, всплывали ассоциации с городом на Неве. Такой вот у него интеллигентный флёр... фонтаны Петергофа...</text:p>
      <text:p text:style-name="P760">Но чемерг<text:span text:style-name="T304">é</text:span>сил по чёрному, особенно с получки.</text:p>
      <text:p text:style-name="P760">На заседании суда председатель так и заявил:</text:p>
      <text:p text:style-name="P760">- <text:span text:style-name="T304">Н</text:span>а вокзале после работы сходим, т<text:span text:style-name="T304">ак</text:span> Володя, пока до первого светофора дойдёт — уже готовый.</text:p>
      <text:p text:style-name="P761">Ну, это он снаивничал: от вокзала до светофора на Переезде — два гастронома, не считая павильона «Встреча».</text:p>
      <text:p text:style-name="P761">Тогда-то я и предложил отправить Володю в ссылку. В какую-нибудь сельскую местность, где светофоры не висят, с их сатанинским подмигиванием, и у Володи не останется повода пить до <text:s/>упаду.</text:p>
      <text:p text:style-name="P761">Суд отклонил подобную бесчеловечность, а сам Володя на меня обиделся, хотя виду не подал.</text:p>
      <text:p text:style-name="P761">А жаль, он так интеллигентно матерился:</text:p>
      <text:p text:style-name="P761">- Идите Вас на х..., пожалуйста.</text:p>
      <text:p text:style-name="P761">Так и веет набережными культурной столицы.</text:p>
      <text:p text:style-name="P761"/>
      <text:p text:style-name="P761">СМП-615 базировался в Конотопе, но имел свои филиалы и в других местах: пару грузчиков в Киеве; стройбригаду с автокраном в Бахмаче; бригаду с трактором «Беларусь» в Ворожбе...</text:p>
      <text:p text:style-name="P761"/>
      <text:p text:style-name="P761">По третьему делу проходил мастер-прораб бахмацкой бригады.</text:p>
      <text:p text:style-name="P761">Там закончили какой-то строительный объект и одолженный в других организациях бульдозер делал зачистку — равнял прилегающую площадь.</text:p>
      <text:p text:style-name="P761">Прораб заметил, что груда земли скапливается на бракованной панели перекрытия, что осталась после строительства. Эту панель он перебросил во двор какого-то знакомого, или родственника для перекрытия погреба вырытого в земле.</text:p>
      <text:p text:style-name="P761">Объект благополучно завершили, а прораба кто-то заложил: расхищение социалистической собственности.</text:p>
      <text:p text:style-name="P761">На заседании суда у меня к преступнику был всего один вопрос:</text:p>
      <text:p text:style-name="P761">- Что стало бы с треснувшей панелью, если бы ею не перекрыли погреб?</text:p>
      <text:p text:style-name="P761">Он недовольно пожал плечами и ответил:</text:p>
      <text:p text:style-name="P761">- А что может стать? Осталась бы под грунтом.</text:p>
      <text:p text:style-name="P762">Я потребовал объявить прорабу благодарность за вклад в повышение общего благосостояния советского народа. Неважно, кто кому родственник, но мы — единая семья.</text:p>
      <text:p text:style-name="P762">И этот мой вердикт не прокатил.</text:p>
      <text:p text:style-name="P762">На следующем отчётно-выборном профсоюзном собрании никто и не заикнулся выбирать меня в товарищеский суд. Как будто у меня того диплома в жизни и не было.</text:p>
      <text:p text:style-name="P762"/>
      <text:p text:style-name="P762">Когда тебе исполнился один год, ты приезжала в Конотоп. На неделю, или две — не надолго.</text:p>
      <text:p text:style-name="P762">В то лето шли частые грозы. После одной из них я повёз тебя в коляске на прогулку.</text:p>
      <text:p text:style-name="P762">Моя мать и Ира долго были против, а мне не хотелось сидеть в доме и <text:s/>ждать следующего ливня. Наконец, Ира позволила и они легли спать дальше — в дождь на сон тянет.</text:p>
      <text:p text:style-name="P762">На дороге было много больших луж, но мы с тобой дали круг чуть ли не по всему Посёлку — от конечной трамвая до богдана Хмельницкого и обратно по Профессийной.</text:p>
      <text:p text:style-name="P762">Ты была тепло одета и спала под поднятым верхом и застёгнутым фартуком коляски.</text:p>
      <text:p text:style-name="P762">Только уже в конце Профессийной, когда с обода переднего колеса соскочило кольцо резины, ты проснулась, села и схватила кольцо, которое я положил поверх застёгнутого фартука.</text:p>
      <text:p text:style-name="P762">Ты схватила его обеими руками, как рулевое колесо, но я отобрал эту мокрую резину.</text:p>
      <text:p text:style-name="P762"><text:soft-page-break/>Ты захныкала, но не надолго. До Декабристов оставалось уже не далеко и мы доехали на одной паре колёс коляски.</text:p>
      <text:p text:style-name="P762">Кстати, твой дед Коля так и не научился выговаривать слово «коляска». Он называл её тележкой. Наверное, это стереотип впечатанный <text:s/>в гены рязанских крестьян. На колясках ездили одни лишь баре, а наши обходились телегами.</text:p>
      <text:p text:style-name="P762">Через пару дней погода разгулялась и я вывез тебя на поле рядом с конечной трамвая.</text:p>
      <text:p text:style-name="P762">Я достал тебя из неё и поставил на зелёную траву. Ты стояла не слишком твёрдо, опиралась на неё рукой.</text:p>
      <text:p text:style-name="P762">Я лёг в траву рядом. Зелёное поле уходило вверх, в синее небо, и над ним пели жаворонки. Громко. Звонко.</text:p>
      <text:p text:style-name="P762">Ты так и стояла. Пока на красных колготках не проступило тёмное пятно <text:span text:style-name="T305">влаги. Пришлось увозить тебя на переодевание.</text:span></text:p>
      <text:p text:style-name="P762"/>
      <text:p text:style-name="P763">В другой раз я взял запасные и повёз тебя на пруд Шаповаловки, куда мы с Кубой ездили на великах. Недалеко, километров пять. Ты спала всё дорогу.</text:p>
      <text:p text:style-name="P763">Шаповаловский пруд большой. Я поставил коляску на низком песчаном берегу — посмотреть как ты среагируешь на незнакомый мир. Ведь ты прудов ещё не видела.</text:p>
      <text:p text:style-name="P763">Это как выход из космического корабля на неведомую планету.</text:p>
      <text:p text:style-name="P763">Ты проснулась и села. Я стоял позади поднятого верха, чтоб не мешаться с первыми впечатлениями. Ты повернулась влево — из коляски видно было лишь ширь пруда подёрнутую мелкой рябью; направо тоже оказалась непонятная, невиданная субстанция — и ты разревелась. Ну ещё бы! Проснуться неизвестно где и совсем одной.</text:p>
      <text:p text:style-name="P763">Мне пришлось показаться и мы покатили обратно.</text:p>
      <text:p text:style-name="P763"/>
      <text:p text:style-name="P763">На Декабристов 13 от калитки к стойке крыльца веранды была натянута бельевая верёвка. На ней висело высохшее бельё, а ты сидела в коляске рядом. Моя мать стояла перед ней с тазиком — вышла снять стирку.</text:p>
      <text:p text:style-name="P764">Ты вдруг ухватилась за что-то висевшее рядом и встала в коляске.</text:p>
      <text:p text:style-name="P764">Моя мать сказала мне убрать ребёнка, а ты отпустила бельё и подняла обе руки, как в танце. Вот как умею!</text:p>
      <text:p text:style-name="P764">В глазах моей матери мелькнуло что-то такое тёмное и жуткое, что я инстинктивно отдёрнул тебя. Вернее, я потянул на себя ручку коляски и тем самым выдернул её дно у тебя из под ног. Ты кувыркнулась через бортик на землю двора, хорошо, что мягкую, хорошо, что на спину.</text:p>
      <text:p text:style-name="P764">Я тут же подхватил тебя орущую на руки, но мимо сарая уже неслась пантерьими прыжками Ира — колотить меня кулаками по голове и по плечам, потому что руки мои были заняты.</text:p>
      <text:p text:style-name="P764">Обратно в Нежин мы везли тебя переполненной электричкой. Народу набилось столько, что в проходе стояли. Когда я относил твой пластмассовый горшок с крышкой в туалет в тамбуре, пришлось держать его над головой, как официант с подносом.</text:p>
      <text:p text:style-name="P764"/>
      <text:p text:style-name="P764">У меня в памяти есть два набора картинок — апокалиптические и душещемящие.</text:p>
      <text:p text:style-name="P764">Первые — это где мрак и вой, холодный ужас и бегущие толпы; вторые смотреть приятно, но они оставляют томление по несбыточному, или несбывшемуся.</text:p>
      <text:p text:style-name="P764">Типа той, где в раскрытую дверь автобуса, остановившегося повыше Вапнярки, виден бетонный столбик с голубой жестянкой 379, а рядом уходит вверх просёлок, где пацан лет восьми взмахнул рукой между тесных берегов склонённых колосьев солнечного пшеничного поля, такого же цвета, как его волосы.</text:p>
      <text:p text:style-name="P764">То есть, я хочу сказать, что все картинки где ты, у меня во втором наборе.</text:p>
      <text:p text:style-name="P764"/>
      <text:p text:style-name="P765">После возвращения из Одессы я жил в постоянной агонии страха перед тем, что неизбежно должно произойти, а возможно уже и случилось. Страх сопровождался муками ревности не к кому-то конкретно, а к тому, что отнимет у меня мою Иру. Этот страх и муки я скрывал, как нечто постыдное, но они постоянно сопровождали меня.</text:p>
      <text:p text:style-name="P765"><text:soft-page-break/>Мне легчало лишь когда Ира была рядом, когда запахивал на стройке и когда работал над переводом рассказов. Но и в таких случаях сокрушающая тревога, которая давила меня постоянно, не исчезала совершенно, а только отступала на второй план.</text:p>
      <text:p text:style-name="P765">Физическая боль милосерднее — часть мозга, куда приходят её сигналы, через какое-то время отключается и боль перестаёт доходить.</text:p>
      <text:p text:style-name="P765">Я не делал попыток поправить своё положение; во-первых, потому, что никогда не умею анализировать и составлять план действий — просто живу, молча терпя нестерпимое.</text:p>
      <text:p text:style-name="P765">Во-вторых, альтернатива этой агонии представлялась не менее жуткой.</text:p>
      <text:p text:style-name="P765"/>
      <text:p text:style-name="P765">Нашу бригаду перебросили на остановку «Присеймовье», строить 2-квартирный дом для обходчиков рядом с железнодорожным мостом через Сейм.</text:p>
      <text:p text:style-name="P765">В обеденный перерыв я постелил снятую спецовку на траву возле мелких трещинах иссушённой солнцем тропинки, по которой бегали муравьи и лёг сверху.</text:p>
      <text:p text:style-name="P766">Для заполнения времени перерывов я читал журнал «Всесвит», на который подписывался каждый год по совету Жомнира. Толстый журнал с переводами на украинский язык из всемирной литературы всех времён и народов.</text:p>
      <text:p text:style-name="P766">Скоро мне это надоело и я опустил голову на страницу раскрытого журнала.</text:p>
      <text:p text:style-name="P767">Вокруг шёл солнечный день заполненный деловитой летней жизнью. Муравьи что-то таскали по растресканной тропинке, трава покачивалась от редких порывов прохладительного ветерка и по ней трепетала резная тень листвы деревьев. Воздух гудел от непрерывного жужжания слепней, пчёл и просто <text:span text:style-name="T558">мух</text:span>.</text:p>
      <text:p text:style-name="P766">Ленивый ветерок время от времени приподымал страницу рядом с той, на которой лежала моя голова, и тогда всё вокруг застилалось белым с размытыми букв поднесённых к зрачку слишком близко.</text:p>
      <text:p text:style-name="P766">За взъерошенной страницей уже не видны быки моста через реку с длинным пустым островком намытого течением песка. <text:span text:style-name="T306">Рыбак с длинной удочкой на краю островка тоже пропадал за белой запоной с нерезкими пятнами слов.</text:span></text:p>
      <text:p text:style-name="P768">Потом страница опадала и оказывалось, что рыбак уже вошёл в течение по щиколотки своих резиновых сапог. Леска согнула хлыст удочки и он выхватил из бурной воды трепыхающийся блеск рыбы. Снял и бросил у себя за спиной, где она продолжила биться на песке. Он снова закинул и, следя за поплавком не <text:s/>увидел речной чайки, что бочком подкрадывается к биению рыбы. Схватив добычу, птица взлетела. Рыбак не видел этого и того, что со стороны моста на чайку спикировала ещё одна такая же. Птицы сшиблись и рыба упала с пятиметровой высоты обратно в воду. Рыбак ничего этого не видел, он упорно следил за поплавком.</text:p>
      <text:p text:style-name="P768">Видел только я, но меня ничто не трогало; я даже не придерживал страницу, чтоб не мешала досмотреть. Я смотрел и видел, что всё это — <text:s/>Ничто. Вся эта переполненная событиями бурлящая жизнь — лишь серия картинок поверх Ничего. Я смотрел, а мог и не смотреть — ничего Ничего не меняло. <text:span text:style-name="T307">Всё утопало в Ничего. Даже всегдашняя боль отступила, её затопило Ничего, от которого мне ничего не надо.</text:span></text:p>
      <text:p text:style-name="P769">Я лежал, как тот протянувшийся островок, вокруг которого журчит и плещет течение жизни, но он знает, что всё это одно и то же полное Ничего.</text:p>
      <text:p text:style-name="P769">Это очень страшное знание. Как с таким жить? Как жить, когда ничего не хочешь и ничего не ждёшь? </text:p>
      <text:p text:style-name="P769">Так что выбор у меня был невелик — или Ира и с нею агония, либо Ничего.</text:p>
      <text:p text:style-name="P769"/>
      <text:p text:style-name="P769">В Конотоп Ира приезжала и одна. <text:span text:style-name="T308">Например, на Владину свадьбу в начале зимы.</text:span></text:p>
      <text:p text:style-name="P770">Он женился на Алле, у которой уже был ребёнок и которая работала в большой столовой.</text:p>
      <text:p text:style-name="P770">Свадьбу тоже устроили в той столовой на окраине города, где останавливается дизель-поезд на Дубовязовку.</text:p>
      <text:p text:style-name="P770">«Живая музыка» включала в себя крепко облысевшего Чепу и, пока ещё, кучерявого Чубу. Владя тоже начал петь с ними по просьбе гостей. Всё было вкусно, громко и весело.</text:p>
      <text:p text:style-name="P770">Но это было на второй день её приезда, а вечером первого дня меня ждали два открытия.</text:p>
      <text:p text:style-name="P770"><text:soft-page-break/>Во-первых, о скрытых ресурсах человеческого организма. </text:p>
      <text:p text:style-name="P770">Поздно вечером мы с Ирой вышли через веранду в пристроенную комнату. Зимой она не отапливается и туда просто снесены всякие домашние вещи.</text:p>
      <text:p text:style-name="P771">На плечи Ира набросила какую-то из курток с вешалки в кухне. Ей всегда нравилось что-то примерять.</text:p>
      <text:p text:style-name="P771">В комнате среди прочего стояли два старых кресла, ещё с Объекта, с деревянными подлокотниками под жёлтым лаком и мы занялись любовью.</text:p>
      <text:p text:style-name="P771">В такие моменты я не думаю ни о каких агониях...</text:p>
      <text:p text:style-name="P771">Мне показалось, что кончили мы вместе, но Ира, с полузакрытыми глазами, стала стонать:</text:p>
      <text:p text:style-name="P771">- Ещё!.. Ещё!..</text:p>
      <text:p text:style-name="P771">До сих пор я твёрдо знал, что после оргазма нужно отлежаться хотя бы полчаса.</text:p>
      <text:p text:style-name="P771">- Ещё!..</text:p>
      <text:p text:style-name="P771">И я снова встал и мы снова продолжили над свежевыплеснутым семенем на досках пола.</text:p>
      <text:p text:style-name="P771">Это невозможно, но так бывает.</text:p>
      <text:p text:style-name="P771"/>
      <text:p text:style-name="P771">Второе открытие — о белых пятнах в области сознания — случилось, когда мы с Ирой вернулись в гостиную.</text:p>
      <text:p text:style-name="P771">Отец мой уже ушёл в спальню, а моя мать, которая в тот вечер совсем расклеилась, сидела на диване раскинув руки на сиденье, не глядя на включённый телевизор.</text:p>
      <text:p text:style-name="P771">На экран смотрела только Леночка из пока что не разложенного кресла-кровати.</text:p>
      <text:p text:style-name="P771">Свет горел только в гостиной и здесь же негромко бубнил телевизор.</text:p>
      <text:p text:style-name="P771">Моя мать немного поохала и попросила меня с Ирой отвести её в спальню, а то сил больше нет. Мы взяли её под руки с двух сторон и помогли подняться.</text:p>
      <text:p text:style-name="P771">Всё так же охая и шаркая тапочками по полу, она, при нашей поддержке, двинулась к двери в <text:s/>тёмную кухню. Так, втроём. Мы миновали середину комнаты <text:span text:style-name="T309">под пятью белыми плафонами люстры, из которых только один рисовал круг желтоватого электрического света на потолке.</text:span></text:p>
      <text:p text:style-name="P772">Когда до двери оставалось метра два, круг вдруг исчез, я оказался посреди темноты, вернее темно не было, потому что я видел, что занимаюсь этим со своей матерью в основной позе нецивилизованных приматов. От ужаса меня встряхнуло разрядом. До выхода на кухню оставался ещё метр пути.</text:p>
      <text:p text:style-name="P772">Я испуганно взглянул на Иру поверх белого платка на голове моей матери. Ира, сосредоточенно сдвинув брови, смотрела на опущенный профиль моей матери и ничего не заметила. Это было видением, но более длительным, чем та секунда бега через греческую ночь.</text:p>
      <text:p text:style-name="P772">Попросив Иру остановиться, я выскочил на кухню и включил там свет. Мы отвели её в спальню и посадили на кровать, где что-то сонно пробормотал мой отец.</text:p>
      <text:p text:style-name="P772">Мы вернулись в гостиную. Я разложил кресло-кровать для Леночки и раздвинул диван для нас.</text:p>
      <text:p text:style-name="P772">Скоро в хате настало сонное царство. </text:p>
      <text:p text:style-name="P772">Только мне по вискам стучало тиканье настенных часов над телевизором. Оно тоже не знало что это было и за что мне такое.</text:p>
      <text:p text:style-name="P772"/>
      <text:p text:style-name="P772">Жомнир, принимая тетрадки с рукописями моих переводов, по-прежнему <text:s/>вскидывал кустистую бровь и начинал читать, вставляя карандашные пометки между широко расставленных строк, хотя и соглашался, что и его варианты — не то.</text:p>
      <text:p text:style-name="P772">- Ваша беда, Сергей, что мова не родной ваш язык. <text:span text:style-name="T310">Вы не впитали её с молоком матери.</text:span></text:p>
      <text:p text:style-name="P773">Я не стал доказывать, что первые месяцы жизни меня прикармливали молоком гуцульских коров.</text:p>
      <text:p text:style-name="P773">Он вышел в свою архивную камеру и вернулся с небольшой книжкой.</text:p>
      <text:p text:style-name="P773">- Рассказы Гуцало... Вот как надо писать.</text:p>
      <text:p text:style-name="P773">Жомнир начал вычитывать оттуда отдельные предложения, прищёлкивая языком в конце особо «красномовных», потом отдал книжечку мне — учиться.</text:p>
      <text:p text:style-name="P774"><text:soft-page-break/>Я прочёл этот сборник и другие книжечки Гуцало. Что поделать, если меня не цепляют описания перезвона утренней росы на огуречной рассаде?</text:p>
      <text:p text:style-name="P774">(За что, кстати, Есенина тоже не люблю, хотя он и рязанский.)</text:p>
      <text:p text:style-name="P774">К тому же, после «Зачарованной Десны» Гончара в эту тематику соваться стыдно — тут ты обречён на <text:s/>жалкое крохоборство.</text:p>
      <text:p text:style-name="P774">А когда Гуцало начал писать о жизни в городе, то скатился до уровня фейлетонов журнала «Перець». Не спорю, в одном из рассказов он замечает красноватую кирпичную пыль на чёрных телогрейках каменщиков, но эта деталь у него ни к чему не пристёгнута. Болтается как вялый в необъятной.</text:p>
      <text:p text:style-name="P774">Детали должны работать на конструкцию в целом.</text:p>
      <text:p text:style-name="P774">Созвездие Южного Креста и рыжие волосы доктора под фонарём на пустой палубе исподволь готовят читателя, что в «Дожде» Моэм расскажет о столкновении проституции и священослужительства.</text:p>
      <text:p text:style-name="P775">Но Жомниру виднее и я начал восполнять недостатки молочного питания в моём младенчестве ликвидацией своей безграмотности в украинской литературе.</text:p>
      <text:p text:style-name="P775">На обложке тонкой тетрадки я написал «Укр. Лит-ра» и прочитал все книги на украинском языке с двух длинных полок в библиотеке Клуба КПВРЗ, записывая в тетрадку имена авторов и названия их творений.</text:p>
      <text:p text:style-name="P775">Тут и Леся Украинка со своей мамой Олёной Пчёлкой, и Панас Мирный с его волами, и великий Кобзар, и Вовчок, и Франко, и Янковский (кумир Жомнира) и много кого ещё в алфавитном порядке. Про некоторых даже сам Жомнир знал лишь из обзорных лекций в свои студенческие годы.</text:p>
      <text:p text:style-name="P775">Просеяв всё это сквозь решето и сито внимательного чтения, могу сказать, что в плане художественной ценности большинство из них не потянули сотворить что-либо превосходящее <text:span text:style-name="T311">уровень фразы </text:span>«Мороз крепчал» из рассказа Чехова про писательницу-надомницу.</text:p>
      <text:p text:style-name="P775">Украинская народная пословица гласит «где нет соловья, будешь слушать и воробья». </text:p>
      <text:p text:style-name="P776">Во всех странах Европы есть писатели, давайте и у себя заведём. Заводные так и остались пересказчиками европейских мод, за что честь им и хвала — родная мова печатается на бумаге; но это уже политика, а я говорю о литературе.</text:p>
      <text:p text:style-name="P776">В <text:span text:style-name="T312">украинской </text:span>литературе всего трое не ударят лицом в грязь перед <text:span text:style-name="T312">мировыми </text:span>стандартами.</text:p>
      <text:p text:style-name="P776">Поэт Кандыба, он же Олесь, <text:span text:style-name="T313">который столько</text:span> лет ходи<text:span text:style-name="T313">л</text:span> по колено в крови на киевской бойне <text:span text:style-name="T313">и</text:span> при этом писал <text:span text:style-name="T312">мировые</text:span> стихи.</text:p>
      <text:p text:style-name="P777">Писатель Василь Стефáник.</text:p>
      <text:p text:style-name="P777">Писатель Лесь Мартóвич.</text:p>
      <text:p text:style-name="P777">Мастер знает что хочет сказать и умеет сказать это. Остальные просто динькают валдайскими колокольчиками в попытке изобразить новомодные вальсы Штрауса, которые тот пишет к восторгу и восхищению приличной европейской публики.</text:p>
      <text:p text:style-name="P777"/>
      <text:p text:style-name="P777">Так что после работы мне было чем заниматься.</text:p>
      <text:p text:style-name="P777"/>
      <text:p text:style-name="P778">Из электрички тоже получился неплохой рабочий кабинет. Полтора часа — то огромный кус времени. Поэтому по пятницам я выходил на работу с портфелем, а после работы, в вагоне электрички, доставал из него тонкую тетрадь, ручку и томик рассказов Моэма на английском языке.</text:p>
      <text:p text:style-name="P778">Склоняясь над страницей <text:span text:style-name="T314">плотных строчек </text:span>из чёрных значков <text:span text:style-name="T314">шрифта, я оказывался в густой ласковой ночи экзотических южных морей, <text:s/>где ароматы цветущих джунглей разносятся за много миль от островов; вынырнув оттуда с парой корявых строк для тетрадки, я укладывал добычу в арифметические клеточки и погружался вновь.</text:span></text:p>
      <text:p text:style-name="P779">Там я снова брёл по песку пляжа вдоль белопенного даже ночью прибоя <text:s/>и заторможено взглядывал через стекло окна... Приостёрный?.. Так быстро? Следующая Нежин.</text:p>
      <text:p text:style-name="P779">Это было вкусное время.</text:p>
      <text:p text:style-name="P779"><text:soft-page-break/></text:p>
      <text:p text:style-name="P779">Раскрытые тетрадка с книгой не помещались на портфеле, но проблеме письменного стола нашлось элегантное решение.</text:p>
      <text:p text:style-name="P779">Переодевшись после работы, я вынимал из шкафчика кусок фанеры, что служил там полкой для головных уборов. Кусок фанеры 50х60см подмышкой не бросается в глаза и не мешает движению пешеходов.</text:p>
      <text:p text:style-name="P779">По прибытии в Нежин письменный стол отлично умещался в ячейке автоматической камеры хранения, а портфель ехал на Красных партизан, <text:span text:style-name="T315">там в узкой спальне рядом с окном был стол под тюлевой скатертью, на котором стояло старое трюмо, но места хватало.</text:span></text:p>
      <text:p text:style-name="P780">Расходы на хранение фанеры в ячейке составляли 30 коп.; 15 коп. — <text:s/>чтобы установить шифр внутри дверцы и захлопнуть её, <text:s text:c="2"/>15 коп. — <text:s/>чтобы открыть, набрав шифр с наружной стороны.</text:p>
      <text:p text:style-name="P780">Один раз на обратном пути ячейку заклинило. В таких случаях её вскрывает дежурная по вокзалу ключом и в присутствии дежурного милиционера. Он спросил у меня какие вещи там поставлены. Чтобы не напрягать мужика, я даже и не заикнулся про стол, так он и в кусок фанеры не поверил! Когда дежурная открыла, а я вытащил эти 50х60см и отошёл, он ещё долго <text:s/>заглядывал в пыльную пустоту ячейки. Как говорит наш бригадир, Микола Хижняк — «зазирав, як сорока у кiстку».</text:p>
      <text:p text:style-name="P780"/>
      <text:p text:style-name="P780">А иногда в портфеле я привозил ещё и вещи для стирки, потому что Ира так сказала. Мне это приятно было, это как бы делало нас семьёй, пусть даже и в тёщиной стиральной машинке.</text:p>
      <text:p text:style-name="P780">А вот первый семейный праздник у нас не удался.</text:p>
      <text:p text:style-name="P780">Когда тебе исполнился ровно год и я пригласил Иру сходить в ресторан, она отказалась, потому что Гаина Михайловна была против хождений по ресторанам.</text:p>
      <text:p text:style-name="P780">Ира немного колебалась — идти, или нет? Ноя так и не смог её уговорить из-за своего косноязычия.</text:p>
      <text:p text:style-name="P780">Чаще всего оно на меня нападает в бытовых ситуациях — не умею объяснять того, что и так понятно.</text:p>
      <text:p text:style-name="P780">- Да, ну, пойдём, чё ты.</text:p>
      <text:p text:style-name="P781">Тогда как стоящая рядом тёща аргументировано доказывает, что для выхода в ресторан нужно готовиться два дня.</text:p>
      <text:p text:style-name="P781">- Ну, чё ты, пойдём, да.</text:p>
      <text:p text:style-name="P781">А сказать, что это же у дочки самый первый день рождения в жизни и что такое не повторится уже никогда, а экспромты бывают даже лучше спланированных мероприятий — на такое у меня язык не поворачивается.</text:p>
      <text:p text:style-name="P781">Это только на отвлечённые темы я за словом в карман не лезу.</text:p>
      <text:p text:style-name="P781">Когда Брежнев в первый и последний раз проезжал через Конотоп на поезде, там на месяц раньше срока поставили жестяный щит выше самого Вокзала, а на нём гигантским Ум, Честь и Совесть со звёздами Героя Советского Союза на пиджаке. Вот глянет из окна проходящего поезда из трёх вагонов и увидит как гигантски Его тут любят.</text:p>
      <text:p text:style-name="P781">Вокзал за два часа заранее оцепили милиционерами за триста метров во все стороны, хоть этот поезд пройдёт без остановки.</text:p>
      <text:p text:style-name="P781">Меня забыли предупредить и я шёл с Посёлка вдоль путей, пока сержант милиции не остановил и не сказал, что на Вокзал нельзя.</text:p>
      <text:p text:style-name="P781">Ладно, говорю, мне Вокзал без надобности, я на Переезд иду — вон по той служебной дорожке обогну, чтобы джинсы об мазутные рельсы не пачкать.</text:p>
      <text:p text:style-name="P781">Хлопцу в милицейской форме Брежнев был точно так же до фени, как и мне. Однако, с учётом сопутствующих обстоятельств — человек без формы пытается что-то доказать человеку в форме, у которого, к тому же, приказ — <text:span text:style-name="T316">он изадал мне абсолютно обоснованный вопрос:</text:span></text:p>
      <text:p text:style-name="P781">- <text:span text:style-name="T316">Ты что — больной?</text:span></text:p>
      <text:p text:style-name="P782">И тогда, гордо приосанившись, я выдал:</text:p>
      <text:p text:style-name="P782"><text:soft-page-break/>- Я неизлечимо болен жизнью!</text:p>
      <text:p text:style-name="P782">Во сказанул — аж самому понравилось! Сержант, от восхищения, не нашёлся чем ответить, но всё равно не пропустил.</text:p>
      <text:p text:style-name="P782"/>
      <text:p text:style-name="P782">Так что семейный праздник я отмечал в одиночку, хотя Ира и Гаина Михайловна дуэтом предрекали, что ничего хорошего из этого не выйдет.</text:p>
      <text:p text:style-name="P782">И, таки, не вышло.</text:p>
      <text:p text:style-name="P782">В «Полесье» мне насилу дали стопку водки — последняя, говорят, а коньяк даём только бутылкой. Но я же не алкаш, чтоб столько в одиночку на грудь принять.</text:p>
      <text:p text:style-name="P782">Ограничился стопкой водки под размышления о том, что меньше надо спорить с матерями и что в условиях матриархата между тёщей и официанткой наверняка имеется система сообщающихся сосудов.</text:p>
      <text:p text:style-name="P782">«Чайка» от Красных партизан подальше отстоит и там мне удалось купить бутылку шампанского, которое я закусил салатом из петрушки.</text:p>
      <text:p text:style-name="P782">А на обратном пути шампанское ударило мне в мочевой пузырь. </text:p>
      <text:p text:style-name="P782">В то время — чтобы уклониться от неизбежного — я старался всё делать правильно. Это было чем-то вроде страховки — не может же жена изменить праведнику; <text:span text:style-name="T317">во всяком случае, давало робкую надежду</text:span>.</text:p>
      <text:p text:style-name="P783">Мочиться на тротуар — неправильно, поэтому я пошёл в туалет на базаре.</text:p>
      <text:p text:style-name="P783">Ворота базара оказались давно уже запертыми и мне пришлось перелезть через них.</text:p>
      <text:p text:style-name="P783">Это тоже не совсем правильно, но в темноте не очень заметно.</text:p>
      <text:p text:style-name="P783">К тому моменту, когда в углу безлюдного и тёмного базара я подошёл к железной двери в туалет, на ней уже стояла надпись мелом «Ремонт». А шампанскому стало настолько невмоготу, что пришлось излить негодование по поводу диктатуры сообщающихся сосудом на ту же дверь, но надпись я не трогал.</text:p>
      <text:p text:style-name="P783">Ну, и кто бы сомневался, что спускаясь по трубам ворот я был встречен нарядом милиции.</text:p>
      <text:p text:style-name="P783">Добро пожаловать на родную землю.</text:p>
      <text:p text:style-name="P783">Конечно, они не поверили, что кто-то пойдёт искать туалет, когда вокруг столько тротуара в темноте. Меня отвезли в вытрезвитель.</text:p>
      <text:p text:style-name="P783">Тамошний врач для проверки моей стадии опьянения предложил выполнить несколько приседания.</text:p>
      <text:p text:style-name="P783">- Пятки вместе — носки врозь?- уточнил я, просто чтоб пообщаться.</text:p>
      <text:p text:style-name="P783">Но этот капилляр усложнил задачу и пришлось приседать со сдвинутыми ступнями.</text:p>
      <text:p text:style-name="P783">Врач спросил сколько и чего я выпил, <text:span text:style-name="T318">получил чёткую информацию, пожал плечами и передал меня лейтенанту.</text:span></text:p>
      <text:p text:style-name="P784">Тот спросил меня о месте работы и, узнав что я не местный, взял номер моей тёщи и позвонил Гаине Михайловне для опознания моего голоса по телефону.</text:p>
      <text:p text:style-name="P784">Потом мне просто указали на дверь, отказавшись хоть немного подвезти, а то вообще прикроют, если много буду варнякать.</text:p>
      <text:p text:style-name="P784">Так, несмотря на жёсткое противодействие женского начала и его приспешников, твой первый день рождения всё-таки стал неповторимым и единственным случаем, когда я попадал в вытрезвитель.</text:p>
      <text:p text:style-name="P784"/>
      <text:p text:style-name="P785">Развитие наших с Ирой отношений шло постепенно и совершенно предсказуемо.</text:p>
      <text:p text:style-name="P785">На первых порах, когда я приезжал после рабочей недели в Нежин и взволнованно нажимал кнопку звонка, Ира сразу открывала мне дверь, я обнимал её в прихожей и мы целовались.</text:p>
      <text:p text:style-name="P785">Она даже смазывала глицерином мои запястья с потрескавшейся от мороза кожей.</text:p>
      <text:p text:style-name="P785">- Ну, какой же ты дурачок!- говорила она и мне было очень приятно, хотя и больно.</text:p>
      <text:p text:style-name="P785">На следующем этапе мы перестали целоваться.</text:p>
      <text:p text:style-name="P785">Ещё позднее вместо объятий обходились <text:s/>дежурными:</text:p>
      <text:p text:style-name="P785">- Как ты?</text:p>
      <text:p text:style-name="P785">- Нормально.</text:p>
      <text:p text:style-name="P785"><text:soft-page-break/>И это правильно — что-то же надо говорить.</text:p>
      <text:p text:style-name="P785">Отношения на этом не остановились и дверь мне начали открывать её родители. Тесть, в основном.</text:p>
      <text:p text:style-name="P785">Иногда мне уже приходилось звонить в дверь дважды.</text:p>
      <text:p text:style-name="P785">В зимы, когда состояние кожи моих рук не вызывало интереса, я перестал их обмораживать. Опытнее стал должно быть, или кожа поняла, что глицерина ей всё равно не дождаться.</text:p>
      <text:p text:style-name="P785"/>
      <text:p text:style-name="P785">При нашем последнем поцелуе в прихожей я сразу понял, что что-то не так. Отняв губы, Ира как-то по виноватому изогнула шею и от неё пахнýло пóтом лисицы. <text:s/>Я никогда не нюхал лисьих самок, но моментально определил — лисою пахнет.</text:p>
      <text:p text:style-name="P785">Позднее в тот приезд она мне рассказала, что была дома одна, <text:span text:style-name="T319">в дверь позвонили и это оказался какой-то её одноклассник, он на кухне упал перед нею ниц, обнимал и целовал её колени, но она велела ему уйти и ничего не было.</text:span></text:p>
      <text:p text:style-name="P786">У меня, конечно, случился очередной приступ агонии, но я до онемения зажал зубами неправильно стучащее сердце и стал жить дальше. </text:p>
      <text:p text:style-name="P786"/>
      <text:p text:style-name="P786">Из прихожей я направлялся в ванную, помыть руки, а оттуда в гостиную — сказать всем «добрый вечер» и сесть за большой стол придвинутый к подоконнику.</text:p>
      <text:p text:style-name="P786">Посреди стола стоял телевизор, но на клеёнке оставалось достаточно места для тарелки, вилки и хлебницы, чтобы я поужинал.</text:p>
      <text:p text:style-name="P786">Экран я не загораживали и никому не мешал; разве что эстетически — демонстрацией своего жующего профиля слева от телевизора.</text:p>
      <text:p text:style-name="P786">Потом я относил посуду на кухню и мыл её. А заодно и ту, что осталась от обеда и общего ужина в этот день. Мыть посуду я не стыдился даже когда на кухню заходил Ваня, Тонин муж. Наоборот, я был горд, что Гаина Михайловна мне доверяет, после пары придирчивых проверок качества результата.</text:p>
      <text:p text:style-name="P786">Посуду я мыл в большой миске, поставив её в раковину. Воду для мытья приходилось нагревать в чайнике на газовой плите, потому что в титане греть слишком долго и надо дрова нести из подвала.</text:p>
      <text:p text:style-name="P786">Цивилизация тогда ещё не докатилась до моющих средств с тому подобным, так что я использовал большой кусок марли, которую намыливал хозяйственным мылом. Ну, а полоскал, конечно, под краном. Всё по технологии, которую показала Гаина Михайловна.</text:p>
      <text:p text:style-name="P786">Мне даже нравилось мыть посуду, особенно когда смотришь на синий цвет горящего газа под чайником.</text:p>
      <text:p text:style-name="P786">Ещё мне доверяли выбивать ковёр с пола в гостиной.</text:p>
      <text:p text:style-name="P786">Он был очень потёртый, так что и бить не жалко. Иногда Ира выходила во двор, где я его мутузил, и говорила, что хватит уже, а то соседей по дому жалко. А Гаина Михайловна однажды сказала, что по метод<text:span text:style-name="T320">у</text:span> моего выбивания сразу виден переводчик. <text:span text:style-name="T320">Не представляю, где она видела переводчиков выбивающих ковёр.</text:span></text:p>
      <text:p text:style-name="P787">Иногда я сам вызывался что-нибудь сделать. Один раз Гаина Михайловна очень переживала, что её сын Игорь попал в Киеве в госпиталь по болезни, а она не может поехать и узнать как он и я предложил, что съезжу.</text:p>
      <text:p text:style-name="P787">Игорь очень удивился и никак не мог поверить, что в Киеве у меня нет других целей кроме как навестить его. Четыре часа в электричке ради разговора с шурином, с которым не знаю о чём говорить. Если б я ему сказал, что у меня имелся, таки, свой интерес и за эти четыре часа я наконец-то прочитал «Путешествие из Петербурга в Москву» Радищева ему полегчало бы?</text:p>
      <text:p text:style-name="P787">Потом пришлось долго рассказывать тёще как выглядит её сын, а выглядел он вполне нормально, но как монах. В этом офицерском госпитале всем выдают длинные синие халаты, а фуражки не забирают; <text:span text:style-name="T321">дивное получается сочетание в одежде, особенно если смотреть как пара пациентов гуляет вдоль аллеи — синие рясы и кокарды надо лбом. Особый орден: монахи-фуражканцы.</text:span></text:p>
      <text:p text:style-name="P787"/>
      <text:p text:style-name="P788"><text:soft-page-break/>Но наибольшее доверие мне оказали при покраске полов квартиры красной краской. Не в один присест, конечно, потому что и во время ремонта где-то надо жить. Так, за пару приездов. А кухню и прихожую Иван Алексеевич красил в моё отсутствие.</text:p>
      <text:p text:style-name="P788">Он мне очень помог, когда я решил сделать книжные полки в виде широкой этажерки, которая полностью разбиралась бы; для нашей будущей семейной библиотеки. </text:p>
      <text:p text:style-name="P788">В ней уже собрались десять томов Словаря Украинской Мовы. Его продавали только подписчикам, но многие потом не захотели и магазин выставлял тома отказников на продажу. А на четырёхтомник Квитки-Основьяненко я успел подписаться. Кроме того были книги на английском и просто разнобой из книжных магазинов.</text:p>
      <text:p text:style-name="P788"/>
      <text:p text:style-name="P788">В СМП-615 подходящего материала для полок не оказалось и тогда я попросил тестя, чтоб мне прострогали рейки в мастерской его хлебокомбината и список дал с размерами.</text:p>
      <text:p text:style-name="P788">Он когда привёз их в связке и поставил в прихожей, то начал мне доказывать, что ничего не выйдет; потом ещё и Иру позвал, говорит:</text:p>
      <text:p text:style-name="P788">- Сама посмотри — разве из такого полки получатся?</text:p>
      <text:p text:style-name="P789">Действительно, они казались слишком тонкими, но, прежде чем дать заказ, я долго обдумывал, чтоб полки получились лёгкими и прочными.</text:p>
      <text:p text:style-name="P789">Материал, конечно, отвёз на Декабристов 13 — в Нежине нет ни условий, ни инструмента для такого дела.</text:p>
      <text:p text:style-name="P789">И когда я нарезал шипы на рейках, выдолбил гнёзда и посадил на казеиновый клей, а потом ещё прошкурил и лаком покрыл, то полки даже моему отцу понравились. Вот только Ира, когда в Конотоп приезжала никак не отреагировала — ну, полки, как полки.</text:p>
      <text:p text:style-name="P789">А Иван Алексеевич не виноват, что ошибся в прогнозах — ему, наверно, рабочий в той строгальной мастерской сказал, что невозможно, вот он и стал повторять.</text:p>
      <text:p text:style-name="P789"/>
      <text:p text:style-name="P789">Но потом мой маршрут в доме родителей Иры стал ещё короче.</text:p>
      <text:p text:style-name="P789">Один раз тесть мне долго не открывал и, заходя в в прихожую, я услышал шум скандала. В семьях они случаются.</text:p>
      <text:p text:style-name="P789">Вон Ваня на повышенных тонах в гостиной раздаётся; Тоня с заплаканным лицом промелькнула на кухню и обратно; ещё голоса вмешиваются. Ира показалась из-за двери в гостиную:</text:p>
      <text:p text:style-name="P789">- Я хлеб поставила, остальное сам положи.</text:p>
      <text:p text:style-name="P789">И скрылась опять — пререкаться с Ваней.</text:p>
      <text:p text:style-name="P789">Ради моего появления <text:s/>театр боевых действий перенёсся в спальню Тониной семьи. В гостиной только слышно, что Ваня там в углу занял круговую оборону, а тёща, тесть и золовка по очереди и хором выкрикивали ему у кого что наболело. <text:span text:style-name="T322">К словам я не прислушивался, но различал, что Ваня отвечает короткими очередями, по бандеровски.</text:span></text:p>
      <text:p text:style-name="P790">Иногда атакующие выбегали в гостиную — вспомнить чего ещё не высказали, и снова бросались в гущу боя. За исключением Тони, которая спальню не покидала, а монотонно гнула там свою линию. Я хоть туда не заглядывал, но всё и так понятно было — семейные скандалы не блещут разнообразием диспозиции.</text:p>
      <text:p text:style-name="P790">И всё это бурлило на фоне воплей бунтующих дехкан в Центральной Азии, потому что по телевизору шёл сериал «Человек меняет кожу», где они метались от одного края экрана к другому. Отсюда и голоса. Потом они настолько обнаглели, что выскочили из телевизора и продолжили свою беготню по клеёнке стола. Воспользовались моментом, пока зрители отвлеклись на личные разборки в спальне.</text:p>
      <text:p text:style-name="P790">Но мне-то известно, что от этого телевизора чего угодно можно ожидать.</text:p>
      <text:p text:style-name="P790">Однажды в воскресенье тёща приготовила суп из голой кости и мою тарелку рядом с ним поставила, а там тогда какой-то мафиозный клан заставил судью с собой покончить. Вот он пулю себе в висок пустил и мозги мне прямо в тарелку — плюх!</text:p>
      <text:p text:style-name="P790">А тёща рядом стоит для контроля — проявлю ли я правильное уважение её стряпне. Куда денешься? Пришлось хлебать с пылу, с жару.</text:p>
      <text:p text:style-name="P790"><text:soft-page-break/></text:p>
      <text:p text:style-name="P790">Но <text:span text:style-name="T323">никто не уйдёт от</text:span> возмездия и теперь, <text:span text:style-name="T323">безнаказанно </text:span>пользуясь <text:span text:style-name="T323">моментом, </text:span><text:s/>что мы с ним один на один, я <text:s/>— щёлк! — и на другой канал <text:span text:style-name="T323">его</text:span>. </text:p>
      <text:p text:style-name="P741">Оказалось самое оно — скрипичный квартет камерной музыки.</text:p>
      <text:p text:style-name="P741">Но тут тесть из спальни выскочил на подзарядку. И чует — что-то оно его не стимулирует, как ожидалось. </text:p>
      <text:p text:style-name="P741">Ему не сразу дошло, что это виолончель. Но причём виолончель к Центральной Азии?</text:p>
      <text:p text:style-name="P741">А когда понял — на прежний канал перебросил. Дехкане ему оттуда дружным хором:</text:p>
      <text:p text:style-name="P741">- Ала-ла-а!!!</text:p>
      <text:p text:style-name="P741">Он глотнул, как живящий глоток, и, с пополненным боезапасом — снова ринулся в бой. </text:p>
      <text:p text:style-name="P741"/>
      <text:p text:style-name="P741">Вот с тех пор, после прихожей и ванной, я прямиком на кухню. Сам себе положу и ужинаю. В холодильник не заглядываю, чтобы Гаина Михайловна потом Ире тихие выговоры не делала.</text:p>
      <text:p text:style-name="P741">По ходу ужина и ты на кухню прибегаешь, начинаешь что-то говорить на своём, пока ещё не очень понятном языке...</text:p>
      <text:p text:style-name="P741">Впрочем, это я опять вперёд забежал.</text:p>
      <text:p text:style-name="P504"/>
      <text:p text:style-name="P504">Чтобы удержать Иру, мою Иру, чтобы она оставалась моей и только моей, я ступил на путь праведной жизни.</text:p>
      <text:p text:style-name="P504">Кодекс праведника в киоске на купишь, но он мне и не нужен был. Любой человек и без кодексов знает когда он правильно поступил, а когда нет.</text:p>
      <text:p text:style-name="P504">Даже если твоему неправильному поступку есть тонны оправданий и обоснований, или даже писаных законов, и даже если все вокруг поддержат: «молодец! хорошо и делаешь!», ты всё же знаешь, про себя, что так совсем не надо, и в этом будешь прав, потому что себя не обманешь — <text:span text:style-name="T252">уж ты-то</text:span> знаешь, что правильно, а что нет. Они похвалят и разойдутся, а тебе жить дальше и стараться забыть о том, что сделал, или глушить это ещё бóльшими неправильностями.</text:p>
      <text:p text:style-name="P504">В моём стремлении к праведности имел место личный интерес: если я всё делаю правильно, то и по отношению ко мне не может случиться что-то неправильное; так слишком несправедливо. Вот на что я рассчитывал.</text:p>
      <text:p text:style-name="P504">Эту надежду и упование я тогда и не пытался даже определить словами, а просто очень старался всё и во всём делать правильно.</text:p>
      <text:p text:style-name="P504">Вот почему у каменщика Петра Лысуна на кладку санузла уходило на 2-3 часа меньше, чем у меня; <text:span text:style-name="T253">нет деревянных закладных? Ничего — гоним дальше, при установке двери плотники чего-нибудь схимичат.</text:span></text:p>
      <text:p text:style-name="P504"><text:span text:style-name="T253">Можно сказать «поедят!» и оставить «пузо» в перегородке, всё равно после нас <text:s/>придут</text:span> <text:span text:style-name="T253">штукатуры и заровняют толстым намётом раствора.</text:span></text:p>
      <text:p text:style-name="P505">Но это неправильно.</text:p>
      <text:p text:style-name="P505">Поэтому моей специализацией в бригаде были гипсовые перегородки, а у Петра — санузлы.</text:p>
      <text:p text:style-name="P505">Что, впрочем, не догма — всегда случаются моменты для «гоним-гоним!» и вынужденных рокировок.</text:p>
      <text:p text:style-name="P505"/>
      <text:p text:style-name="P505">Но и этого мало. Помимо праведной стези в текущей жизни, я пытался исправить свои проступки в жизни прошлой. А тут уже без покаяния не обойтись.</text:p>
      <text:p text:style-name="P505"/>
      <text:p text:style-name="P505">Когда я пришёл в общагу, бывший первокурсник Сергейка из Яблунивки уже доучивался на англофаке, но жил по-прежнему в 72-й комнате. Я вернул ему толстый англо-русский словарь под редакцией Мюллера.</text:p>
      <text:p text:style-name="P505">- О! А это откуда?</text:p>
      <text:p text:style-name="P505">- Я у тебя его украл.</text:p>
      <text:p text:style-name="P505">После секундного замешательства все бывшие в комнате разразились громким хохотом, к которому невольно присоединился и я.</text:p>
      <text:p text:style-name="P505"><text:soft-page-break/>Что тут весёлого? В рассказе «Джейн» Моэм поясняет — нет ничего смешнее правды.</text:p>
      <text:p text:style-name="P505">В библиотеке Клуба КПВРЗ никто не смеялся, когда я вернул пару украденных оттуда книг и объяснил, что одной не хватает, но я готов возместить. Извините.</text:p>
      <text:p text:style-name="P505">Они простили меня без возмещения и даже не аннулировали мой формуляр читателя.</text:p>
      <text:p text:style-name="P506">Через две недели мой отец стал говорить мне, что я веду себя как будто не того. Он ожесточённо крутанул выставленным из кулака указательным пальцем возле своего правого виска. Я перевёл его жест на язык Писания:</text:p>
      <text:p text:style-name="P506">- Пойдите и возьмите Его, ибо Он не в себе.</text:p>
      <text:p text:style-name="P506">- Опять херню сморозил! Заучился! Тебя за этим в институт посылали?</text:p>
      <text:p text:style-name="P506">Тогда я понизил планку и перешёл на украинский фольклёр.</text:p>
      <text:p text:style-name="P506">- А когда батькова хата сгорит — в какой стрехе воробьям прятаться?</text:p>
      <text:p text:style-name="P506">Отец мой не понял юмора, эту притчу <text:s/>он не знал и в последующие неделю-две куда-то запропастились спички от <text:s/>газовой плиты на веранде; но потом всё устаканилось <text:s/>и вернулось на круги своя.</text:p>
      <text:p text:style-name="P506">- <text:span text:style-name="T254">Мне перед людьми стыдно! <text:s/>В трамвай зайдёшь и — застыл как статуя, только в окно смотришь.</text:span></text:p>
      <text:p text:style-name="P507">Так что мне в том трамвае чечётку бить?</text:p>
      <text:p text:style-name="P507">- Нет! Просто будь как все: «привет!», «здорово!», «как <text:s/>дела?». Не будь же ты отщепенцем!</text:p>
      <text:p text:style-name="P507"/>
      <text:p text:style-name="P507">Но тут в программе «Время» показали работника архивного отдела Центральной библиотеки им. Ленина в Москве, который в сером халате пришёл с повинной, что на протяжении ряда лет крал ценные издания с места работы.</text:p>
      <text:p text:style-name="P507">Мне стало ясно, что я не один такой «не того». Но его-то что довело до праведничества?</text:p>
      <text:p text:style-name="P507">- Шубовидная форма шизофрении.</text:p>
      <text:p text:style-name="P507">Нежданно зайдя на кухню услыхал я как мой отец пересказывает моей матери диагноз, которым, как видно, Тамара поделилась с Ирой на четвёртом километре.</text:p>
      <text:p text:style-name="P507"/>
      <text:p text:style-name="P507">А вот ичнянский колдун, после двух визитов к нему моей сестры Наташи, сказал, что дело сделано и я — здоров.</text:p>
      <text:p text:style-name="P507">Иру это очень обрадовало, а меня нет.</text:p>
      <text:p text:style-name="P507">Жить стало скучно. Затих гудевший мощью поток сознания, в котором нужно было выбирать фарватер, как плотогонам при спуске по бурлящей пене водопадистых карпатских рек. </text:p>
      <text:p text:style-name="P508">Я всё ещё мог видеть в мире где все, как все, прорывы невозможного, но уже как бы через ту пыльную решётку из романа Булгакова, которая отменяет пиратские бригантины среди неведомых морей.</text:p>
      <text:p text:style-name="P508">Пропал накал и полнокровное биение сопричастности. Одно дело, если ты в натуре несёшься на этом плоту с прыгающими под ногами брёвнами, и совсем другое, если это всего лишь компьютерная игра и в любой момент можно нажать паузу, когда закипит чайник.</text:p>
      <text:p text:style-name="P508">- Верните мне мою шизофрению,- с искренней грустью сказал я Наташе, но было поздно.</text:p>
      <text:p text:style-name="P507"/>
      <text:p text:style-name="P508">На нежинском перроне, возле того угла вокзального здания, где висят круглые часы на торчащей из стены штанге, мы с Ирой ждали электричку в Конотоп.</text:p>
      <text:p text:style-name="P508">На ней была жёлтая кофта с рукавами в три-четверти. И день тоже был солнечный, летний. Ира улыбнулась мне и сказала:</text:p>
      <text:p text:style-name="P508">- Когда я стану плохой, ты меня такую помни, когда я люблю тебя.</text:p>
      <text:p text:style-name="P508">- Что ты болтаешь? Ты не можешь стать плохой.</text:p>
      <text:p text:style-name="P508">- Не спорь. Я знаю.</text:p>
      <text:p text:style-name="P508">- Как ты можешь знать?</text:p>
      <text:p text:style-name="P508">- Знаю. Я — ведьма.</text:p>
      <text:p text:style-name="P508">Глаза её погрустнели и в них закралась лёгкая косинка. Такая же лёгкая, как и моё разочарование: а мне-то думалось, что она — влюблённый дьявол, как из той книги, которую я украл для Новоселицкого.</text:p>
      <text:p text:style-name="P508"><text:soft-page-break/>- Не переживай,- сказал я.- Я ведь тоже ведьмак.</text:p>
      <text:p text:style-name="P508">Хотя какой я ведьмак, самое большее — чернокнижник.</text:p>
      <text:p text:style-name="P508"/>
      <text:p text:style-name="P508">На эту мысль меня натолкнул цвет обложки «Феноменологии духа» Гегеля, которую я купил в Одессе и читал в вагончике во время обеденных перерывов.</text:p>
      <text:p text:style-name="P509">Ну, ладно, <text:s/>«читал» <text:s/>— слишком громко сказано. Больше страницы за один обед осилить я не мог — необоримо засыпал. Интересно, переводчик понимал что он переводит, или переводил «недоумевающим умом»?</text:p>
      <text:p text:style-name="P509">В том магазине мне эту книгу не хотели продавать. Две продавщицы мялись, переглядывались. В ту пору мне без слов понятно было, что они ждали не меня — за этой книгой должен был придти другой чернокнижник; а теперь уже не знаю что и думать. Какая разница кто что покупает в мире, где все, как все? Лишь бы план продаж выполнить.</text:p>
      <text:p text:style-name="P509"/>
      <text:p text:style-name="P509">Гегеля я держал в шкафчике. Они у нас без замков, но оттуда ничего не пропадало, если не считать значка и книжки одного московского литератора, которую мне и читать-то не хотелось; просто из чувства долга. Жаль только, что она была из серванта тёщи.</text:p>
      <text:p text:style-name="P509">Тогда-то я и принёс «Феноменологию», в виде эксперимента. Нет; пришлось читать до самого конца. В конце оказалось, что это вообще не Гегель писал, а какой-то Розенкранц записывал его лекции, а потом публиковал свои конспекты, чтоб переводили на русский, чтобы мне слаще дремалось в вагончике. И на том спасибо.</text:p>
      <text:p text:style-name="P509">Иногда себя спрашиваю: а изначальный лектор сам-то понимал о чём толкует, или просто зарабатывал на жизнь тем, что изобрёл <text:span text:style-name="T255">заковыристый способ жонглировать «вещью в себе», «вещью на себе» и прочими вещами в различных позициях? Но одно место я досконально понял — там где он рассуждает, что германскому каменщику для выполнения дневной нормы надо съесть полфунта сала и фунт хлеба, тогда как французский и одной гроздью винограда обходится.</text:span></text:p>
      <text:p text:style-name="P509"/>
      <text:p text:style-name="P510">Летом на Декабристов 13 началась реконструкция. Мой отец решил сделать ход в пристроенную комнату прямиком из гостиной, а дверь с веранды заложить. Зимой туда будет доходить тепло от печки и можно жить. Заодно и всей хате сделали капитальный ремонт.</text:p>
      <text:p text:style-name="P510">После перестройки я переехал в комнату, а к Наташе приехала её подруга из Шостки. Они вместе учились в техникуме.</text:p>
      <text:p text:style-name="P510">Потом подруга вышла замуж, развелась, но не жалела, потому что умеет шить джинсы как Levi's просто материал не совсем тот, но всё равно хорошо зарабатывала.</text:p>
      <text:p text:style-name="P510">Невысокого роста, смуглая такая, но волосы крашенные и очень даже симпатичная фигура.</text:p>
      <text:p text:style-name="P510">Но я, конечно, держал себя в узде и глазам воли не давал; даже и не спрашивал отпуск у неё или как. Вернувшись с работы, я садился за стол и читал со словарём книги на английском языке или газету британских коммунистов «Morning Star», которую продавали в киосках по 13 коп., а после ужина работал над переводами, так что с гостьей особого общения не поддерживал.</text:p>
      <text:p text:style-name="P510">Не знаю, откуда Ира узнала про пополнение на Декабристов 13, но она вдруг начала меня расспрашивать про Наташину подругу, а потом сказала, что сама хочет переехать в Конотоп, и чтоб я поговорил об том с моими родителями.</text:p>
      <text:p text:style-name="P510">В Конотоп я вернулся как на крыльях <text:span text:style-name="T256">и сразу же позвал отца с матерью во двор. Они сели на лавочку под деревом, а я на ступеньку крыльца веранды и рассказал о желании Иры переехать сюда. Я был совершенно не готов к тому, что произошло дальше.</text:span></text:p>
      <text:p text:style-name="P511">Моя мать скрестила руки на груди и сказала, что Иру она не примет, потому что вдвоём им тут не ужиться.</text:p>
      <text:p text:style-name="P511">Я слышал её слова, но не понимал как же так — моя мать всегда была за меня, а теперь сидит на лавочке скрестив руки и говорит, что Иру сюда не пустит. Я обратился за помощью к отцу — он пожал плечами:</text:p>
      <text:p text:style-name="P511">- А что я? Хата на неё записана, она тут хозяйка.</text:p>
      <text:p text:style-name="P511"><text:soft-page-break/>Во дворе давно уже было темно, но в свете лампочки из веранды я видел насколько непримиримо спокойно сидит моя мать — её ничем не уговоришь.</text:p>
      <text:p text:style-name="P511">Отец ушёл в дом, а я так и сидел на ступеньке и тупо молчал.</text:p>
      <text:p text:style-name="P511">Звякнула калитка и вошла Наташина подруга, но одна, без Наташи.</text:p>
      <text:p text:style-name="P511">- А что это вы такие?- и она присела на лавочку рядом с моей матерью.</text:p>
      <text:p text:style-name="P511">Та сразу оживилась и начала говорить, что завтра они вчетвером — мои родители, Наташа и Леночка — поедут на Сейм в рембазовский лагерь отдыха на всю неделю, но холодильник полный — что надо себе сготовите.</text:p>
      <text:p text:style-name="P511">Подруга поддакивала и повернулась так, что свет из веранды рельефно обрисовал её большие груди обтянутые мягкой водолазкой.</text:p>
      <text:p text:style-name="P511">Даже ошарашенный результатом переговоров с родителями, я понял, что обречён, и что оставшись один на один с такой грудью, без никого во всей хате, никакая узда не выдержит. <text:span text:style-name="T257">Себя-то я знаю — за эту неделю меня не спасёт даже совпадение её имени с именем моей матери. И неважно чем заполнен холодильник, но преуготованный к закланию невинный агнец — это я.</text:span></text:p>
      <text:p text:style-name="P511"/>
      <text:p text:style-name="P512">На следующий день после работы я не пошёл, ка обычно, вдоль путей и заводской стены, а сел на поселковый трамвай и доехал до тринадцатой школы. Оттуда я двинулся вдоль по Нежинской, заходя во дворы хат с одним и тем же вопросом:</text:p>
      <text:p text:style-name="P512">- Где тут можно найти квартиру?</text:p>
      <text:p text:style-name="P512">В тридцать каком-то номере мне сказали, что в хате под берёзой напротив Нежинского магазина, кажется, сдают.</text:p>
      <text:p text:style-name="P512">Берёза нашлась где сказано и до того старинная, что кирпичная хата под ней смотрелась совсем маленькой, хотя на самом деле состояла из двух комнат и кухни, не считая полутёмного коридора-веранды.</text:p>
      <text:p text:style-name="P512">Хозяйка хаты, одинокая пенсионерка Прасковья Хвост, с подозрением осмотрела меня, но показала комнатушку два на три метра, окно которой выходило на широкий ствол берёзы в запущенном палисаднике. </text:p>
      <text:p text:style-name="P512">Треть комнаты занимала железная кровать довоенного образца. Вход был из кухни, а вместо двери в нём висела пара шторок; направо из той же кухни, за такими же шторками находилась хозяйкина комната.</text:p>
      <text:p text:style-name="P512">Для меня очень важно было уйти с Декабристов сегодня же <text:span text:style-name="T258">и мы условились за 20 руб. в </text:span><text:span text:style-name="T260">месяц. Впоследствии Лида из нашей бригады мне говорила, что на Семи Ветрах можно найти квартиру и за 18 руб., но я даже смотреть не ходил.</text:span></text:p>
      <text:p text:style-name="P513">Придя на улицу Декабристов, я одолжил у соседа Колесникова возок, поставил его у калитки, а уж потом зашёл во двор.</text:p>
      <text:p text:style-name="P513">Галя сидела в кресле гостиной и смотрела телевизор.</text:p>
      <text:p text:style-name="P513">Я вежливо поздоровался, сказал, что не голоден и прошёл в свою комнату — снимать книги с полок и разбирать этажерку. Окна комнаты не открываются в них сделаны только форточки и, чтобы всякий раз не переобуваться в домашники на веранде, через гостиную и кухню я простелил развёрнутые листы «Morning Star»; молодая женщина непонимающе следила за моими манипуляциями из своего кресла. По этому газетному мостику я перетаскал книги и запчасти этажерки в ожидающий на улице возок.</text:p>
      <text:p text:style-name="P513">Всё уместилось, только ехать пришлось медленно — лежащие сверху лакированные полки скользили друг по дружке.</text:p>
      <text:p text:style-name="P513">В хате на Нежинской к домохозяйке успела присоединиться ещё какая-то старуха и они, притихнув, смотрели как подпольщик заносит стопки нелегальной литературы на свою новую явочную квартиру.</text:p>
      <text:p text:style-name="P513">Я вернул возок, собрал постельное и кое-что из одежды <text:s/>- одесский портфель уже стоял наготове — и очень вежливо попрощался с Галей, оставляя её наедине с телевизором, потому что я умею побеждать с достоинством.</text:p>
      <text:p text:style-name="P520"><text:span text:style-name="T259">В принципе это не её вина, что угодила в самую гущу семейной распри; зато потом она </text:span><text:soft-page-break/><text:span text:style-name="T259">смогла выйти замуж за хлопца с Посёлка, хотя </text:span><text:span text:style-name="T261">и</text:span><text:span text:style-name="T259"> не насовсем, но это уже её история...</text:span></text:p>
      <text:p text:style-name="P520"/>
      <text:p text:style-name="P514">Домохозяйка любила цитировать своего покойного мужа и часто бухала со своим подругами ветеранками; но не на кухне, а за шторками своей комнаты, а я сидел в своей и ни во что не вмешивался — красиво жить не запретишь.</text:p>
      <text:p text:style-name="P514">С Декабристами 13 я полностью не порывал — пришлось попросить моего отца, чтобы сделал мне в Рембазе стойку и трубочку с креплениями, а моя мать пошила из дешёвого материала стенки и получился ситцевый гардероб, как когда-то в прихожей на Объекте. Но с той поры передовые технологии шагнули далеко вперёд и я накрыл его лёгким куском толстого пенопласта, которым утепляют вагоны на заводе КПВРЗ.</text:p>
      <text:p text:style-name="P514">Явочной моя квартира так и не стала — конспираторы не появлялись. Поэтому я стал считать её кельей монаха-затворника, но мне она нравилась, особенно черно-белая кора могучей берёзы за окном; иногда я отвлекался от перевода и просто смотрел на неё.</text:p>
      <text:p text:style-name="P514">Моя мать в сопровождении отца приходила посмотреть как я обустроился. <text:s/>Она и Прасковья смерили друг друга непримиримыми взглядами на кухне. Потом мои родители повздыхали, стоя <text:s/>под висящей из потолка голой лампочкой на провóдке. Я отвечал односложно. Но вежливо и они ушли.</text:p>
      <text:p text:style-name="P514">В начале осени посреди недели приехала Ира из Нежина. Она нашла нашу стройку на Семи Ветрах, я переоделся в вагончике и мы ушли.</text:p>
      <text:p text:style-name="P514">Мне всегда нравился её романтически широкий плащ ниже колен.</text:p>
      <text:p text:style-name="P514">Мы сходили в гости к Ляльке. Его жена, Валентина, с облегчением обрадовалась, что у нас всё хорошо.</text:p>
      <text:p text:style-name="P515">Пару ра, когда у нас с Ирой случались размолвки и она приезжала потом из Нежина, то просила Валентину съездить за мной на Посёлок. Потом мы с Ирой мирились на диване с жёстким ковром в гостиной Валентины и Ляльки.</text:p>
      <text:p text:style-name="P521"/>
      <text:p text:style-name="P515">Но «размолвки» слишком громко сказано, просто иногда на Иру находило настроение покричать.</text:p>
      <text:p text:style-name="P515">Почему я такой некрасивый?!</text:p>
      <text:p text:style-name="P515">Это когда мы сходили на какую-то комедию четвёртого творческого объединения с голубоватым оттенком.</text:p>
      <text:p text:style-name="P515">Или — никому они не нужны, эти твои переводы!</text:p>
      <text:p text:style-name="P515">Но ссор между нами не получалось, потому что я её косноязычно уговаривал, что это же не наша роль, мы чужие слова повторяем.</text:p>
      <text:p text:style-name="P515">Тупо так выходит; сам-то, вроде, и понимаю, а высказать не могу.</text:p>
      <text:p text:style-name="P515">Только один раз я себя неправильно повёл, когда привёз получку из СМП-615 и положил возле трюмо.</text:p>
      <text:p text:style-name="P515">Ира спросила сколько там и начала кричать, что разве это деньги? Ей таких денег не надо.</text:p>
      <text:p text:style-name="P515">Тогда я взял эту тощую стопочку, но не стал мелочиться, а порвал ровно надвое и выбросил в форточку.</text:p>
      <text:p text:style-name="P515">Пока Ира во двор выскакивала, я себе места не находил из-за своей глупой несдержанности.</text:p>
      <text:p text:style-name="P515">В следующий мой приезд Ира <text:s/>с какой-то стыдливостью сказала, что банк принимает склеенные купюры.</text:p>
      <text:p text:style-name="P515">И это правильно, ведь банку тоже деньги нужны, а 70 руб. на дороге не валяются, В крайнем случае под форточкой первого этажа, да и то в порванном состоянии.</text:p>
      <text:p text:style-name="P515">Меня конкретно удивило плохое качество бумаги применяемой для печатания денег. <text:s/>Допустим, нарезать из газеты такое же количество бумажек — труднее было бы порвать, чем ту получку. Буквально сами собой и — надвое.</text:p>
      <text:p text:style-name="P521"/>
      <text:p text:style-name="P521"><text:span text:style-name="T259">Потом мы ещё зашли в новый Дом Культуры завода КПВРЗ, рядом с Базаром. </text:span><text:span text:style-name="T262">Говорят на строительство затрачено шесть миллионов рублей. Директором там Бомштейн стал — перешёл из Лунатика. Там на втором этаже бар и танцзал со столиками.</text:span></text:p>
      <text:p text:style-name="P516"><text:soft-page-break/>Когда мы пришли ко мне на квартиру, у Прасковья как раз выпроваживала свою оргию вековух. Я представил её и Иру друг другу на кухне.</text:p>
      <text:p text:style-name="P516">Домохозяйка внимательно её осмотрела и, по-моему, ей тоже плащ Иры понравился. Она её даже вдруг поцеловала, а потом и меня заодно и ушла спать к себе за шторки.</text:p>
      <text:p text:style-name="P516">Ира хоть и состроила гримаску непонимания, но не посмела воспротивиться, а мне так и всё равно.</text:p>
      <text:p text:style-name="P516">Однажды мы с ней ехали в электричке и меня начал клеить сидевший напротив голубой. Ира так разъярилась! Даже пререкаться с ним начала. А мне просто смешно, я ж к ним безразличен; меня вон папа Саши Чалова в щёчку целовал, теперь полуподвыпившая Хвост. Какая разница?</text:p>
      <text:p text:style-name="P516">За всю свою жизнь мне не доводилось ощутить более <text:span text:style-name="T264">сладостного, вожделеюще </text:span>нежного и, вместе с тем, столь жадно <text:span text:style-name="T264">льнущего</text:span> <text:span text:style-name="T264">и облегающего </text:span>влагалища, чем в ту ночь; даже и с Ирой.</text:p>
      <text:p text:style-name="P516">Что стало решающим фактором? Обстановка монастырской кельи, или поцелуй от Прасковьи Хвост?</text:p>
      <text:p text:style-name="P517">На некоторые вопросы я так и не смогу узнать ответа. Никогда...</text:p>
      <text:p text:style-name="P472"/>
      <text:p text:style-name="P518">Осенью меня послали в командировку на станцию Ворожба на строительство 3-этажного Дома Связи. Коробка и крыша уже готовы были, я там перегородки клал. И там же я ещё раз убедился, что человеческий организм во много раз умнее, чем он сам.</text:p>
      <text:p text:style-name="P518">Между вторым и третьим этажами там два лестничных пролёта, в одном уже успели положить наборные ступени, а во втором нет. Я, когда подымался в первый раз, не знал об этом, смотрю — впереди ступенек нет, только наклонный швеллер до площадки проложен.</text:p>
      <text:p text:style-name="P518">Спускаться и идти на другой <text:s/>конец здания, где лестница готова полностью, я поленился и решил подняться по швеллеру. Ширины в 10 см вполне достаточно.</text:p>
      <text:p text:style-name="P518">Я повернулся боком и, встав лицом к стене, сделал пару острожных шагов вверх.</text:p>
      <text:p text:style-name="P518">Тут мне и открылась моя ошибка — швеллер положен слишком близко к стене и мой центр тяжести совпадает с её гранью, чуть отклонюсь и, по законам физики, <text:s/>рухну вниз с ускорением свободного падения на груды кирпичного боя и криво торчащие прутья арматуры. Из этой позиции начала восхождения по швеллеру я не мог даже сделать те же два шага обратно — стена не позволяла развернуть лицо к левому плечу, настолько зашкаливал этот центр тяжести.</text:p>
      <text:p text:style-name="P518">Я прижался к стене из красного кирпича как к чему-то самому родному и близкому и увидел незабываемую картину.</text:p>
      <text:p text:style-name="P518">Кисти моих рук превратились в крохотных осьминогов; каждый палец жил особой жизнью, изгибался <text:s/>во всех направлениях и отыскивал расселины между кирпичинами.</text:p>
      <text:p text:style-name="P518">Когда руки вцеплялись как надо, я осторожно протаскивал ступни ног вверх по наклонному швеллеру. </text:p>
      <text:p text:style-name="P473"><text:span text:style-name="T259">Так мы и выбрались. Но я до сих пор уверен, что если б швы кладки в той стене были заполнены как положено, а не «гоним-гоним!», </text:span><text:span text:style-name="T263">то фиг бы меня спасли даже внутренние резервы организма.</text:span></text:p>
      <text:p text:style-name="P519">Из последовавшего прилива волны адреналина я понял за что скалолазы любят горы, но я бы так не рисковал.</text:p>
      <text:p text:style-name="P513"/>
      <text:p text:style-name="P509"/>
      <text:p text:style-name="P522">В ту зиму всю Профессийную перекопали; по слухам для прокладки канализации, но получился длинный котлован в полкилометра и глубиной метра в четыре, местами пересечённый толстым подземным кабелем телефонной связи. Там внизу даже бульдозер работал и заезжали КАМАЗы с гравием.</text:p>
      <text:p text:style-name="P522">Вдоль бетонной стены завода КПВРЗ остался метровый выступ с протоптанной тропкой по холмистым грудам грунта.</text:p>
      <text:p text:style-name="P522">По этой тропке я и шёл с целлофановым пакетом: вверх-вниз, вверх-вниз. </text:p>
      <text:p text:style-name="P522">Когда я увидал идущую впереди девочку в пальто из ткани в крупную жёлтую и серую <text:soft-page-break/>клетку, то понял — дальше мне нельзя. Это не мой путь. </text:p>
      <text:p text:style-name="P522">Тут, к счастью, подвернулся телефонный кабель провисающий над котлованом до его другой стены. Я свернул на него и пошёл, не замедляя походки. Мне даже не мешало, что в одной руке пакет.</text:p>
      <text:p text:style-name="P522">Но метра через два случилась обычная история. Я начал усомняться — разве я канатоходец, чтоб ходить по кабелям? Из-за такого же вот сомнения Симон, он же Камень, вместо прогулки по воде начал в неё проваливаться.</text:p>
      <text:p text:style-name="P523">Кабель затрепетал, стал ходить ходуном, увеличивая амплитуду; я взмахнул руками и полетел вниз.</text:p>
      <text:p text:style-name="P523">Хорошо, что пролетая успел уцепиться руками за кабель.</text:p>
      <text:p text:style-name="P523">Повисев пару секунд, я отпустился и, как парашютист, спрыгнул на дно котлована. Там я склонился над распростёртым лицом проститутки в широкополой шляпе с красным подбоем.</text:p>
      <text:p text:style-name="P523">Она смотрела вверх мимо меня.</text:p>
      <text:p text:style-name="P523">Откуда здесь проститутка на снегу? Зачем тут я?</text:p>
      <text:p text:style-name="P523">С ней понятно — при падении вылетела из целлофана. И я тут правильно — мой путь закончился на том кабеле; отсюда начинается другой...</text:p>
      <text:p text:style-name="P523">И я пошёл по дну котлована в далёкий его конец, чтобы выйти по спуску для КАМАЗов и поехать на работу, а после неё сойти с «чаечки» у автовокзала и купить билет и вбежать, размахивая им, в уже зафырчавший автобус:</text:p>
      <text:p text:style-name="P523">- У меня билет! У меня билет!</text:p>
      <text:p text:style-name="P523">Потому что Ира мне рассказала про свою загородную поездку в Заячьи Сосны, чтобы блюсти мне верность несмотря на шампанское в бардачке. Потому что — что мне ещё остаётся?</text:p>
      <text:p text:style-name="P523">Так я поехал в Ромны.</text:p>
      <text:p text:style-name="P523"/>
      <text:p text:style-name="P523">В Ромнах было совсем темно и холодно, но я нашёл гостиницу.</text:p>
      <text:p text:style-name="P523">Дежурная не знала куда определить постояльца с тощим целлофаном в руках и выделила мне <text:s/>четырёхместный номер одному. Хотя могла бы присоединить к тем двум командировочным, что пришли следом за мной с автобуса.</text:p>
      <text:p text:style-name="P523">Номер оказался комнатой-пеналом на четверых, <text:span text:style-name="T265">пустым и свежепокрашенным поверх двадцати предыдущих ремонтов. На спинках коек висели толстые махровые полотенца и радио на стене пело романсы про утро холодное, утро седое.</text:span></text:p>
      <text:p text:style-name="P524">Делать мне было нечего, я выключил радио и свет, лёг и смотрел в темноту, пока не уснул.</text:p>
      <text:p text:style-name="P524">Утро, вопреки прогнозу, оказалось солнечным и ярким и я быстро нашёл психбольницу.</text:p>
      <text:p text:style-name="P524">Целлофан я оставил на снегу газона под большим деревом и, без поклажи, вошёл в распахнутые ворота, не пряча свободных рук.</text:p>
      <text:p text:style-name="P524">Когда сторожа поняли, что я никого не навещаю, а хочу сам тут остаться, меня отвели в небольшой кабинет.</text:p>
      <text:p text:style-name="P524">Молодой человек, похожий на лейтенанта милиции, но в белом халате, спросил зачем я пришёл.</text:p>
      <text:p text:style-name="P524">- Мне нужна справка, что я не сумашедший.</text:p>
      <text:p text:style-name="P524">Я прекрасно сознавал, что этими словами полностью сжигаю все корабли за собой и теперь меня точно прикроют.</text:p>
      <text:p text:style-name="P524">- А кто говорит, что вы сумасшедший?</text:p>
      <text:p text:style-name="P524">- Ну, в трамвае...</text:p>
      <text:p text:style-name="P524">Он оживился и начал выспрашивать какую мне желательно печать на справку — круглую, или треугольную?</text:p>
      <text:p text:style-name="P524">- Это неважно, лишь бы <text:span text:style-name="T547">с </text:span>подпись<text:span text:style-name="T547">ю</text:span>.</text:p>
      <text:p text:style-name="P524">Он вызвал молодую врачиху и пожилую нянечку, чтобы мен отвели в душ, а потом в пятое отделение.</text:p>
      <text:p text:style-name="P524">Перед душем нянечка парикмахерской машинкой состригла мне наголо волосы в паху. Я стеснялся, но не противился — в чужой монастырь со своим уставом не лезут.</text:p>
      <text:p text:style-name="P524">После душа врачиха взяла у меня интервью. Для закрепления успеха, я прогнал пару дур; она <text:soft-page-break/>только ахала и торопливо строчила в толстой тетради.</text:p>
      <text:p text:style-name="P524">Когда мы вышли во двор, я сказал, что оставил целлофан за воротами. Нянечка отказывалась верить, но сходила и с изумлением принесла пакет. А что удивляться? У кого хватит духу стянуть целлофан <text:span text:style-name="T266">поставленный, как приманка, у ворот областной психбольницы?</text:span></text:p>
      <text:p text:style-name="P525">Врачиха его проверила и позволила взять с собой вместе с тетрадкой, ручкой и книгой на английском языке, где женский портрет на всё обложку.</text:p>
      <text:p text:style-name="P525"/>
      <text:p text:style-name="P525">Пятое отделение ромненской психбольницы находится на высоте третьего этажа. Строительство велось по сталинским проектам и лестничные марши смонтированы не впритык, а образуют колодец в лестничной клетке. Поперёк колодца натянута железная сетка — на случай, что если кто-то сиганёт его постигла б неудача.</text:p>
      <text:p text:style-name="P525">Лестница заканчивается широкой площадкой перед запертой дверью <text:span text:style-name="T267">с</text:span> <text:span text:style-name="T267">парой </text:span>деревянн<text:span text:style-name="T267">ых</text:span> скам<text:span text:style-name="T267">е</text:span>й <text:span text:style-name="T267">по бокам</text:span>.</text:p>
      <text:p text:style-name="P526">За дверью, как и положено, начинается коридор. Его началом служит единственное, вертикально зарешечённое окно налево от двери, и он тянется к дальней, глухой, стене с краном и раковиной.</text:p>
      <text:p text:style-name="P526">По обе стороны его прямоугольные входы в палаты, которые сперва кажутся пещерами из-за отсутствия дверей. Свет внешнего мира проникает в них через решётку стёкла окон и только потом добирается до коридора; так что в пасмурную погоду в нём приходится включать электрические лампочки. Они скорее подчёркивают, чем разгоняют сумрак.</text:p>
      <text:p text:style-name="P526">На полпути вдоль коридора влево не хватает одной палаты, вместо неё тут холл с двумя окнами.</text:p>
      <text:p text:style-name="P526">В углу рядом с правым окном тогда стояло высокое трюмо, а в возвращающейся к коридору стене белая дверь с табличкой «манипуляционный кабинет».</text:p>
      <text:p text:style-name="P526">В левом углу — высокий ящик с выключенным телевизором, госпитальная кушетка под стеной и ещё одна белая дверь «старшая медсестра». <text:span text:style-name="T268">Кабинет с табличкой «главврач» давно пройден, он был сразу у окна в начале коридора.</text:span></text:p>
      <text:p text:style-name="P527">На полу уложены квадратики коричнево однотонной керамической плитки, что не слишком радовала глаз своей гаммой среди общей сумрачности, зато была очень чистой — привилегированные больные мыли её дважды в день мокрыми тряпками на швабрах.</text:p>
      <text:p text:style-name="P527"/>
      <text:p text:style-name="P527">Для выяснения насколько я опасен, меня сначала поместили в палату наблюдения напротив холла.</text:p>
      <text:p text:style-name="P527">В коридоре рядом с её бездверным входом стояло кресло на трубочках никелированных ножек, обтянутое коричневым кожзаменителем. В нём сидел пожилой, но крепкий мужик в белом халате и белой шапочке — медбрат. </text:p>
      <text:p text:style-name="P527">Одним ухом он был обращён в палату, а лицом посматривал вдоль коридора с редкими прохожими в пижамах и ещё одним медбратом, что маячил у дальних палат в таком же кресле и о чём-то беседовал с молодым человеком в пижаме и сапогах, который сидел перед ним на корточках, свесив руки поверх колен.</text:p>
      <text:p text:style-name="P527">Центровой медбрат завёл меня в палату и бряцнул своей связкой ключей по спинке <text:span text:style-name="T269">первой от входа </text:span>койки, <text:span text:style-name="T269">где лежал белобрысый хлопец в ярко-красной пижаме и мастурбировал, накрывшись простынёй. Из угла напротив грянул театрально мефистофелев хохот, но тут же осёкся.</text:span></text:p>
      <text:p text:style-name="P528">Медбрат высмотрел мне третью от окна койку и я смиренно лёг.</text:p>
      <text:p text:style-name="P528">Между мной и окном лежал плотно укутанный синим халатом молодой человек с обритой головой и вглядывался в потолок. Вскоре он повернул ко мне внимательный взгляд поверх синеватых кругов под глазами и спросил не зовут ли моего брата Сашей и есть ли у меня сестра.</text:p>
      <text:p text:style-name="P528">Потом он зажал голову ладонями и рассказал, что учился с ними в техникуме, но как-то вечером отец послал его собрать коров и на Подлипное наполз туман мохнатый от мороза и простудил ему голову без шапки, которая с тех пор и болит. <text:span text:style-name="T270">Короткими окриками он шуганул </text:span><text:soft-page-break/><text:span text:style-name="T270">одного-двух сопалатников, что подходили к спинке моей койки с неразборчиво прибабахнутыми вопросами, сказал, что его тоже зовут Саша, отвернулся и уснул.</text:span></text:p>
      <text:p text:style-name="P529">Сопалатники начали приставать к белобрысому, чтоб спел и он визгливо завёл свежий шлягер:</text:p>
      <text:p text:style-name="P529"><text:tab/><text:tab/><text:tab/><text:span text:style-name="T79">Спасите, спасите, спасите разбитое сердце моё,</text:span></text:p>
      <text:p text:style-name="P529"><text:span text:style-name="T79"><text:tab/><text:tab/><text:tab/>Найдите, найдите, найдите, найдите, найдите её..</text:span>.</text:p>
      <text:p text:style-name="P529">Через два часа, убедившись, что я не буйствую, меня позвала медсестра из коридора и отвела в девятую палату в первой половине коридора.</text:p>
      <text:p text:style-name="P529">Эта выглядела намного уютнее — всего пять коек, <text:span text:style-name="T271">только </text:span>дверной проём <text:span text:style-name="T271">слишком бли</text:span>з<text:span text:style-name="T271">ко к</text:span> угл<text:span text:style-name="T271">у</text:span> <text:span text:style-name="T271">и оттуда</text:span> немного вытарчива<text:span text:style-name="T272">ет</text:span> белый столик с белым табуретом под ним, но когда двери нет это не слишком мешает. И зоосадные вопли из соседних палат скоро тоже становятся обыденными звуками, перестаёшь обращать внимание.</text:p>
      <text:p text:style-name="P529">Вечером в коридоре раздался крик «на кухню!» и к выходу прошла группа привилегированных вместе с медбратом. <text:span text:style-name="T273">Через полчаса они вернулись и торопливо прошагали обратно, ускоряемые тяжестью двух котлов термосов с завинченными крышками. Ещё через несколько минут из конца коридора донеслось:</text:span></text:p>
      <text:p text:style-name="P529">- <text:span text:style-name="T273">Рабочие, на ужин!</text:span></text:p>
      <text:p text:style-name="P530">В столовую всегда первым делом звали рабочих, которые после завтрака и обеда куда-то ходили и носили чёрные спецовки вместо пижам.</text:p>
      <text:p text:style-name="P530">Потом кричали:</text:p>
      <text:p text:style-name="P530">- Вторая смена, на ужин!</text:p>
      <text:p text:style-name="P530">И, в последнюю очередь:</text:p>
      <text:p text:style-name="P530">- Третья смена, на ужин!</text:p>
      <text:p text:style-name="P530">В конце коридора в левой стене шли три запертые двери — душ, раздатка и столовая. На них табличек не было, но все знали где что.</text:p>
      <text:p text:style-name="P530">В душе брали вёдра и швабры для мытья полов под присмотром медбрата с ключом на связке, но всё равно один больной ухитрился там повеситься. Правда со второй попытки и не в один и тот же день.</text:p>
      <text:p text:style-name="P530">А для приёма пищи отпиралась раздатка, куда вносили котлы, и столовая для больных. Раздатка была очень узкой из-за больших стеллажей, на которых лежали целлофаны с передачами от посетителей. Раза два в неделю в коридоре во второй половине дня кричали «Передача! У кого передача?! В столовую!» и кто знал, что у него там есть передача не доеденная во время свидания с родственниками, шёл в столовую, чтобы доесть. Некоторые об этом не знали, <text:span text:style-name="T274">или не желали знать, но таки помогали знающие сопалатники и даже отводили их в столовую, чтобы вместе съесть передачу.</text:span></text:p>
      <text:p text:style-name="P531">К рабочим я не относился и ел во вторую смену. <text:s/>Мы выстраивались в шумливую разнообразно одетую, но одинаково голодную очередь вдоль стены <text:s/>у двери, где стоял медбрат, пока внутри сметут со столов после предыдущих.</text:p>
      <text:p text:style-name="P531">Медбрат, <text:span text:style-name="T275">который заодно следил, чтоб кто-то не зашёл по второму разу,</text:span> говорил «давай!» и мы с шумом вливались через непривычно узкую дверь в комнату с тремя окнами и длинными, как в трапезной, столами. Они стояли в три ряда от стены до стены и узкий проход посередине делил их нашестеро.</text:p>
      <text:p text:style-name="P531">Мы садились за них, переступая через прибитые к полу лавки. Среди оживлённого шума и жестикуляций мы ждали пока вечно дежурный белобрысый мастурбант принесёт широкий фанерный поднос с алюминиевыми мисками, ложками и хлебом. Кому доставалось — начинали есть, а остальные продолжали ждать дальше пока больной чмо-<text:span text:style-name="T271">раздатчик</text:span> <text:span text:style-name="T271">за окошком</text:span> наполняет следующий поднос. </text:p>
      <text:p text:style-name="P531">Мы съедали всё и начинали ждать поднос уставленный кружками с тягучим кисло-сладким киселём, чью пенку я так ненавидел в детстве.</text:p>
      <text:p text:style-name="P531">Один раз я проспал в палате и м<text:span text:style-name="T275">не</text:span> пришлось есть с третьей сменой. Тяжкое зрелище.</text:p>
      <text:p text:style-name="P531">Там люди обращаются <text:span text:style-name="T275">со своими лицами как с пластилином, выкорёживая что попало. Зато я узнал кто издаёт крики бабуина, когда я лежу в своей палате, и кто отвечает ему рёвом </text:span><text:soft-page-break/><text:span text:style-name="T275">раненного слона. Членораздельных разговоров в третью смену не ведут.</text:span></text:p>
      <text:p text:style-name="P532">Иногда, правда, кто-то из второсменников замешивался в третью партию и вовсе не из любви к живой природе — успевали съесть пайку соседа, пока он корчит рожи оконной решётке.</text:p>
      <text:p text:style-name="P532">Саша, знавший моего брата Сашу, односторонне дружил с контингентом третьей смены и часто ел с ними как раз для обуздания таких полоумных, но хитрых нахлебников.</text:p>
      <text:p text:style-name="P532">Эти трапезы были самым шумным временем суток в пятом отделении. Если кто-то начинал чересчур шуметь в неурочный час, к нему сбегались пара медбратьев и, огрев связкой ключей по голове, фиксировали. То есть распинали в лежачем положении, привязывая его запястья и щиколотки к железным уголкам <text:span text:style-name="T276">вдоль сетки </text:span>койки с помощью полос белой ткани, явно надранных из б<text:span text:style-name="T276">ы</text:span>вших, <text:span text:style-name="T267">пожелтевших от употребления</text:span> простыней.</text:p>
      <text:p text:style-name="P533">Поев, все расходились по своим палатам или прогуливались неспешными парами по коричневой плитке коридорного пола.</text:p>
      <text:p text:style-name="P533">Не скажу, что мы там голодали — хавка, как хавка. Один раз на ужин раздали даже по два оладья. Пусть хоть холодные и без хлеба, они были смазаны каплей какого-то джема. </text:p>
      <text:p text:style-name="P533">Отдельной строкой стоит непостижимый пир горой, случившийся однажды в холле поздно вечером — откуда-то появились два <text:span text:style-name="T277">бельевых </text:span>таза с колбасой: в одном ливерка, в другом кровянка и кто сколько хотел, столько и брал. За исключением пары третьесменников, на которых <text:span text:style-name="T277">тоже </text:span>вдруг напало просветление — банковавший на пиршестве толстяк-больной отгонял их от тазиков. <text:span text:style-name="T277">Дискриминация случается где угодно.</text:span></text:p>
      <text:p text:style-name="P534">Но главную усладу в жизнь отделения вносила статная льноволосая медсестра наволочкой от подушки, через которую угловато бугрились куски сахара рафинада.</text:p>
      <text:p text:style-name="P534">Эту наволочку она заносила в кабинет «старшая медсестра» и каждый день, кто догадывался зайти и попросить, получал несколько кусочков не прессованного, а настоящего рафинада. Я, например, догадывался по два раза на дню.</text:p>
      <text:p text:style-name="P534"><text:s/>Есть сахар приходилось неприметно, потому что те, кому не хватало ума обратиться к первоисточнику в наволочке, догадывались просить у меня. Я пытался соврать, будто кончился, но вспомнив, что это неправильно, делился из второго кармана пижамы.</text:p>
      <text:p text:style-name="P534">Раз в двадцать дней в холл между половинами коридора приходила черноволосая женщина с тонким носом и, конечно, в белом халате. <text:span text:style-name="T278">Сразу чувствовалось, что из породы стекляноглазых, но я с этим уже завязал и поэтому принимал версию <text:s/>больных со стажем, что раньше она работала профессиональной акробаткой в цирке.</text:span></text:p>
      <text:p text:style-name="P535">Акробатка машинкой состригала нам щетину с лиц, а ножницами делала причёску, если не попросить, чтоб и голову тоже «под ноль».</text:p>
      <text:p text:style-name="P535">Культурную жизнь обеспечивал телевизор — час до и час после программы время, с перерывом на процедуры. Он собирал человек десять зрителей, что притаскивали табуреты и стулья из своих палат; медбрат от палаты наблюдения тоже придвигался поближе.</text:p>
      <text:p text:style-name="P535">На ночь в палатах включали свет. Наверное, чтоб никто ничего себе не сделал, или соседу.</text:p>
      <text:p text:style-name="P535">Спать при свете неудобно, потому что если во сне гуляешь на воле, то и там чувствуется эта неугасимая лампочка. В коридоре свет горел не так ярко, чтобы дежурные медбратья могли нормально отдыхать в своих креслах.</text:p>
      <text:p text:style-name="P535">Часам к двум ночи в девятую палату захаживал молодой хлопец — показать как ловко он жонглирует парой варёных яиц из передачи. Иногда он показывал небольшую, но мастерски исполненную жанровую картинку, где голый мужик сосредоточенно бежал за девкой в одних сапогах и кокошнике; та на бегу взмахивала длинной туго заплéтенной косой и испуганно оглядывалась на метровый член целеустремлённого преследователя. Судя по всему — копия с оригинала первой половины XIX столетия.</text:p>
      <text:p text:style-name="P535"><text:span text:style-name="T279">Забирать хлопца приходил щуплый мужик с неуловимыми глазами.</text:span> <text:span text:style-name="T279">По его версии, в психушку его забрали, когда он палкой перебил все стёкла в сельсовете.</text:span></text:p>
      <text:p text:style-name="P536">Он целовал хлопца в темечко под неотросшими волосами, называл «мнемормышем» и уводил обратно в свою палату. Он всех молодых хлопцев целовал в темечко, даже совсем чокнутых, и каждому говорил «мнемормыш», я никогда раньше такого слова не слыхал, но звучит ласково, как «тюленёнок».</text:p>
      <text:p text:style-name="P536"><text:soft-page-break/>Медбратья объявляли подъём стуча своими связками ключей по спинкам коек, чтобы к приходу заведующей и медсестёр жизнь уже текла обычным руслом.</text:p>
      <text:p text:style-name="P536">Первым делом все стекались в уже туалет.</text:p>
      <text:p text:style-name="P536">2 унитаза на 80 человек слишком мало, поэтому очередь начиналась ещё в коридоре, внутри она продолжалась вдоль стен. Там со мной впервые в жизни случился обморок. Совершенно ни с того, ни с чего. В глазах потемнело и я сполз спиной по стене на пол и сидел там в темноте, но полностью не отключился и слышал эхо дальних голосов, которые объясняли друг другу, что это у меня обморок. Потом стало светлеть, я открыл глаза и вернулся в очередь.</text:p>
      <text:p text:style-name="P536">Для тех, кому совсем невтерпёж, за два метра не доходя до унитазов на плитках пола стоял жестяный таз с ручками. <text:span text:style-name="T280">Когда он наполнялся, говно руками вылавливали в отдельное ведро, чтоб вылить в унитаз, а мочу сливали в трап в углу.</text:span></text:p>
      <text:p text:style-name="P537">Засидеться не получалось, потому что выждав определённую квоту времени ближайшая очередь начинала роптать, а когда нарекания учащались, какой-нибудь глухонемой из конца очереди <text:s/>сдёргивал тебя с унитаза без объяснения причин.</text:p>
      <text:p text:style-name="P537">Перед завтраком туалет запирался до окончания обеда, когда дверь его была опять открыта пока там мыли пол. Последняя помывка приходилась на заключительные полчаса после ужина.</text:p>
      <text:p text:style-name="P537">Рассеянный образ моей предыдущей жизни не позволил мне вышколить свой мочевой пузырь в достаточной мере, чтоб соответствовать такому расписанию. Ощутив позывы, я впадал в панику, что не дотерплю до следующего получаса открытых дверей.</text:p>
      <text:p text:style-name="P537">Обращаться к медбратьям, в связке которых имелся вожделенный ключ, не имело смысла; ответ один и тот же:</text:p>
      <text:p text:style-name="P537">- Иди отсюда! Туда нельзя — там помыто.</text:p>
      <text:p text:style-name="P537">Чтоб не получить связкой по голове приходилось слушаться.</text:p>
      <text:p text:style-name="P537">Однажды, доведённый до отчаяния, я попытался помочиться в раковину в конце коридора и получил по рёбрам от больного, который часто курил там втихаря, любуясь её, как фонтаном парка.</text:p>
      <text:p text:style-name="P537">Во время другого кризиса, преодолев стыд, я обратился к пожилой медсестре с ключами, пытаясь поделикатней объяснить свою нужду и бедственное положение. </text:p>
      <text:p text:style-name="P537">Она долго не понимала моего бормотанья про мочевой пузырь, потом отперла дверь в души указав на трап, сказала:</text:p>
      <text:p text:style-name="P537">- Сцы тута!</text:p>
      <text:p text:style-name="P537">Недаром их называли сёстрами милосердия.</text:p>
      <text:p text:style-name="P537">В баню тоже водили партиями в какое-то другое здание.</text:p>
      <text:p text:style-name="P537">Надо было встать под душ в скользкую чугунную ванну с бурой прозеленью на стенках, <text:span text:style-name="T281">заново намылить мочалку и смыть пену под не очень тёплой водой. А рядом с ванной уже стоял следующий, такой же голый, но пока сухой и подёргивался упёршись взглядом в никуда под низким потолком.</text:span></text:p>
      <text:p text:style-name="P538">Вафельное полотенце промокало раньше, чем успеваешь обтереться и остальную влагу впитывало исподнее бельё.</text:p>
      <text:p text:style-name="P538">А днём к окнам холла лучше и не подходить. Через стекло виднеются пара башенных кранов, медленно разворачивающих свои стрелы на далёких стройках, а с автовокзала долетают невнятные объявления счастливого пути автобусам неразборчивого направления. Светит солнце, тает снег. Там жизнь жизнь идёт и продолжается, а ты с этой стороны вертикальной решётки.</text:p>
      <text:p text:style-name="P539">Суббота в пятом отделении — день приёма посетителей, в другие дни не принимают.</text:p>
      <text:p text:style-name="P539">Когда <text:s/>в дверь позвонят, ближайшая медсестра выглянет посмотреть к кому это, и кричит фамилию вдоль коридора, а уж тому скажут, чтоб шёл за дверь на свидание.</text:p>
      <text:p text:style-name="P539">Мои родители проведали меня в первую же субботу.</text:p>
      <text:p text:style-name="P539">Я очень удивился, потому что никому ничего не сказал, уезжая в Ромны. Оказывается, они на следующий день позвонили в СМП-615, наши сказали где я сходил накануне. На автовокзале <text:soft-page-break/>меня тоже кто-то припомнил и — клубок распутался.</text:p>
      <text:p text:style-name="P539">Свидание проходило на лестничной площадке перед дверью пятого отделения; на одной из длинных скамеек.</text:p>
      <text:p text:style-name="P539">Мы сидели втроём рядом, <text:span text:style-name="T282">моя мать, сдвинув серый пуховой платок на плечи, говорила:</text:span></text:p>
      <text:p text:style-name="P539">- <text:span text:style-name="T282">Как же это с</text:span><text:span text:style-name="T113">ы́</text:span><text:span text:style-name="T282">ночка?- и начинала плакать, а отец, чтобы её успокоить, говорил:</text:span></text:p>
      <text:p text:style-name="P539">- <text:span text:style-name="T282">Ну, началá! Началá!</text:span></text:p>
      <text:p text:style-name="P540">Он шапку не снимал и не плакал, а смотрел на скамейку напротив, где двое других родителей кормили всякими вкусностями из целлофана своего больного — худого парня, который вообще не разговаривал, потому что его укусил энцефалитный клещ.</text:p>
      <text:p text:style-name="P540">Я тоже ел; моя мать привезла всякие домашние пирожки и плюшки и пирожные эклер с заварным кремом из магазина «Кондитерские товары» на Переезде. Она знала что я люблю.</text:p>
      <text:p text:style-name="P540">Ещё в целлофане было сало, но я отказался наотрез и моя мать в конце свидания отдала его медсестре, чтобы положили в раздатке — когда захочу, тогда и съем; но я принципиально не ходил в столовую, когда зазывали есть передачи.</text:p>
      <text:p text:style-name="P540">В другие субботы приезжали мой брат и сестра. Брат был без шапки, но хмурился как и наш отец и говорил:</text:p>
      <text:p text:style-name="P540">- Ну, чё ты, Серёга? Это ты зря.</text:p>
      <text:p text:style-name="P540">А Наташа не плакала, она делала мне выговоры:</text:p>
      <text:p text:style-name="P540">- Вот скажи, оно тебе надо? Молодец!</text:p>
      <text:p text:style-name="P540">Она сказала, что Ира не приезжала, но она ей звонила, чтобы сказать.</text:p>
      <text:p text:style-name="P540">Ира и в Ромны не приехала ни разу, но я понимал, что ей надо смотреть за ребёнком.</text:p>
      <text:p text:style-name="P540">8-го марта на столике-каталке в коридор вывезли пустые поздравительные открытки и я заполнил одну в Нежин Ире, что поздравляю и люблю. Когда написал, то и сам ужаснулся до чего почерк дрожащий и совсем не мой. Наверное, <text:span text:style-name="T567">из-за уколов</text:span>.</text:p>
      <text:p text:style-name="P540">Заведующая отделением разговоры про музыку не вела — она меня лечила.</text:p>
      <text:p text:style-name="P541">Мне делали уколы аминазина внутримышечно — три раза в день.</text:p>
      <text:p text:style-name="P541">Первые дни ещё можно было терпеть, но потом на ягодицах не осталось живого места, укол попадал на укол и образовывались желваки, зад ниже поясницы покрыли плотно напухшие бугры и стало трудно делать пешие прогулки по коридору, туда и обратно. Кожа тоже не выдерживала и начала понемногу кровоточить, пачкая больничные кальсоны.</text:p>
      <text:p text:style-name="P541">Труднее всего давался заключительный — третий укол в день. Его делали в девять вечера, и когда я слышал как в коридоре позвякивают коробки со шприцами на столике-каталке, то зубы стискивались как от судороги.</text:p>
      <text:p text:style-name="P541">Когда столик доезжал и до нашей палаты, к нам заходила медсестра со шприцем в руке и после укола возвращалась за следующим, для другого больного.</text:p>
      <text:p text:style-name="P541">Один раз она меня пропустила и я притворился спящим, чтоб ей не напоминать, а когда услыхал, что столик звякает уже от восьмой палаты, не мог поверить собственному счастью.</text:p>
      <text:p text:style-name="P541">Через полчаса медсестра окликнула меня от входа в палату, в руке она держала шприц и победно улыбалась:</text:p>
      <text:p text:style-name="P541">- Думал, что всё, Огольцов?</text:p>
      <text:p text:style-name="P541">В манипуляционном кабинете они перед обходом заряжают эти шприцы по списку, когда в коробках на столике остался один лишний, она поняла, что кто-то пропущен.</text:p>
      <text:p text:style-name="P541">Ты вспомнила — молодец, а улыбаться-то зачем?</text:p>
      <text:p text:style-name="P542">В этот момент она мне напомнила Свету из моего полигамийного прошлого. Причёской, наверное.</text:p>
      <text:p text:style-name="P542">Ещё мне кололи инсулин внутривенно, но сперва заведующая предупредила родителей, чтобы они согласились.</text:p>
      <text:p text:style-name="P542">Бельтюков, молодой, но опытный сосед по палате, говорил, что инсулин добывают из печени быков, больше неоткуда. </text:p>
      <text:p text:style-name="P542">Назначение таких уколов в том, чтобы довести больного до комы. Это им помогает, кроме того процента на кого он неправильно действует. Но выживших больше.</text:p>
      <text:p text:style-name="P542">Главное успеть вывести больного обратно из коматозного состояния.</text:p>
      <text:p text:style-name="P542"><text:soft-page-break/>Инсулин делали мне и Бельтюкову по утрам. Один укол в вену перед локтевым сгибом руки. Потом медсестра звала ближайшего медбрата и тот приходил с помощником из больных, они фиксировали нас к железу коек, только за руки, чтоб мы не дёргались, когда нас поведут обратно.</text:p>
      <text:p text:style-name="P543">Минут через 15-20 медсестра возвращалась и садилась за белый столик заполнять какие-то журналы — вот зачем он там <text:span text:style-name="T567">стоял </text:span>— <text:span text:style-name="T567">она следила за нами как за молоком на огне, </text:span>чтобы не <text:span text:style-name="T567">убежало</text:span>. </text:p>
      <text:p text:style-name="P545">Мы с Бельтюковым лежали на соседних койках, привязанные, и разговаривали, глядя в потолок, он был общительный и смахивал на стройбатовского водителя Виталика из Симферополя, а может и не очень. </text:p>
      <text:p text:style-name="P545">Когда наш разговор переходил в бессвязные восклицания: у него про засилье блядского матриархата, а у меня, что все люди братья, ну, как же вы этого не видите? — при этом голова у меня заламывалась назад до отказа, чтобы посмотреть вдоль позвоночника, только подушка мешала, и медсестра бросала свои журналы, потому что — пора, и нас выводили <text:span text:style-name="T567">из коматозы</text:span> уколами глюкозы внутривенн<text:span text:style-name="T567">о</text:span>.</text:p>
      <text:p text:style-name="P544">Потом нас отвязывали и давали по стакану воды с густым раствором сахара, потому что во рту было очень горячо и всё горело.</text:p>
      <text:p text:style-name="P544">Это не означает, что мы с Бельтюковым всякий раз кричали одно и тоже, просто основной тематикой наших психических расстройств была такой, когда под инсулином.</text:p>
      <text:p text:style-name="P544">По воскресеньям нам его не кололи.</text:p>
      <text:p text:style-name="P544">Самым трудным для меня оказался укол серы. Её, вообще-то, колют алкашам в виде наказания, но, возможно, у заведующей имелись какие-то экспериментаторские соображения. Она же хотела как лучше.</text:p>
      <text:p text:style-name="P544">Это тоже укол в ягодицу, но последствия распространяются и ниже по кости. Два дня приходится волочить ногу и испытывать болевые ощущения, будто сустав берцовой кости мелко раздроблён.</text:p>
      <text:p text:style-name="P544">Укол серы сломил мою волю.</text:p>
      <text:p text:style-name="P544"><text:s/><text:span text:style-name="T271">Я пошкандыбал в столовую, чтобы есть сало из передачи, но когда больной чмо-раздатчик выдал мне целлофан, оттуда пахло как из моего портфеля в четвёртом классе, когда я забыл съесть бутерброд с ветчиной и она там пролежала все зимние каникулы. Пришлось выбросить.</text:span></text:p>
      <text:p text:style-name="P546">Отношения с другими больными у меня были ровными — я и тут оставался отщепенцем.</text:p>
      <text:p text:style-name="P546">Запредельно отщипнувшимся до меня, конечно, дела не было, а которые соображали, по мере возможностей, те уважали ради сочувствия, что мне колю инсулин.</text:p>
      <text:p text:style-name="P546">Только молодой хлопец, Подрез, какое-то время передо мною лебезил непонятно с чего, а потом в очереди в столовую ударил в живот, непонятно зачем.</text:p>
      <text:p text:style-name="P546">Минут через пять Бельтюков в той же очереди сделал Подрезу захват и так и удерживал. Он ничего мне не сказал, даже и взглядом, но тут и без намёков понятно, что прификсировал Подреза, чтобы я врезал от души куда захочу. Но я не стал — бить душевнобольных жалко, хоть и живот болит. </text:p>
      <text:p text:style-name="P546">Куда более ощутимый удар нанесла пропажа книги на английском, <text:span text:style-name="T283">на белом столике осталась только тетрадка с уже оконченным переводом.</text:span></text:p>
      <text:p text:style-name="P547">Я очень расстроился: эту книгу дал мне Жомнир, одолжив её у другой преподавательницы с кафедры английского языка — улыбчивой Нонны.</text:p>
      <text:p text:style-name="P547">Но когда в таком встревоженном состоянии я обратился к заведующей, она с непонятным безразличием сказала, что никуда эта книга не денется. И оказалась права.</text:p>
      <text:p text:style-name="P547">Через три дня мне её вернули больные, отобрав у полуотщипнутого похитителя из седьмой палаты. Дольше он не смог её утаивать.</text:p>
      <text:p text:style-name="P547">Я его понимаю, в Советской Союзе не умели делать такие глянцевые мягкие обложки на книгах, а тут женщина в цвете, крупным планом, на фоне пятого отделения, Кто бы удержался?</text:p>
      <text:p text:style-name="P547">Он ни капли её не помял, только на обратной стороне обложки лёгкими прикосновениями <text:soft-page-break/>карандаша излил своё обожание. Слегка напоминало набросок коры головного мозга. Или нежные клубы дыма. А может формулы какого-то научного языка из запредельного будущего. Только я с этим уже завязал.</text:p>
      <text:p text:style-name="P548">Больные все очень разные, по кому-то сразу скажешь, что чокнутый — он и внешностью показывает сдвиг сознания; <text:s/>а по другому и не подумал бы.</text:p>
      <text:p text:style-name="P548">Вобщем, всякие бывают. Есть общительные, как тот брюнет толстяк, который на кушетке в холле начал мне исповедоваться, что кого-то там убил; всегда жизнерадостный такой, а тут вдруг посмурнел весь. Может и врал — убийц во втором отделении держат, где медбратья вообще звери.</text:p>
      <text:p text:style-name="P548">Есть лгуны — у него на руке татуировка «Коля»: а он всем доказывает, что его зовут Петя, ещё и обижается при этом.</text:p>
      <text:p text:style-name="P548">Цыба поразил меня своей эрудицией — начал рассказывать про неудачные попытки Хемингуэя, пока не догадался, что пистолетом надёжнее. А я до этого его за полностью того держал.</text:p>
      <text:p text:style-name="P548">Один, с виду нормальный, до того деликатным оказался — очень расстраивался, когда услышит, что <text:s/>мы всегда в дурдоме. И тут дурдом, и там дурдом.</text:p>
      <text:p text:style-name="P548">- Не говорите так, это — психбольница.</text:p>
      <text:p text:style-name="P548">Одного мужика я долго считал немым, а он — любознательный; просто долго вопросы готовит. Через месяц подошёл ко мне с глазу на глаз и спросил за самое наболевшее:</text:p>
      <text:p text:style-name="P548">- А твоя жена была целомудре<text:span text:style-name="T284">н</text:span>ной?</text:p>
      <text:p text:style-name="P503">Во-первых, немым такие слова неизвестны, а во-вторых, я ей в уши не заглядывал, как говорил Рабентус.</text:p>
      <text:p text:style-name="P503">А немой, как услыхал такое — плакать начал; молчит, а слёзы капают.</text:p>
      <text:p text:style-name="P503">В целом — довольно смурной дурдом.</text:p>
      <text:p text:style-name="P503">Ещё больные всё-всё знают; за четыре дня предупредили, что в пятницу меня позовут на комиссию, решать будут: выпустить меня, или лечить дальше.</text:p>
      <text:p text:style-name="P503">На комиссии сидел главврач психушки, заведующая и медсестра. Я очень боялся сказать что-нибудь не так и торопливо со всеми во всём соглашался:</text:p>
      <text:p text:style-name="P503">- Да-да, конечно, да.</text:p>
      <text:p text:style-name="P503">Заведующая сказала, что меня будут готовить к выписке, но не выпустят пока родственники не заберут.</text:p>
      <text:p text:style-name="P503">Как же я испугался, что в субботу никто не приедет! Ведь уже была одна такая — ждал, да не дождался.</text:p>
      <text:p text:style-name="P503">Целый вечер я насилу сдерживал себя, чтоб не расплакаться. Буквально давил рыдание в горле — ещё неделю уколов я не выдержу.</text:p>
      <text:p text:style-name="P503">И утром всё время хотелось плакать, пока в коридоре не крикнули, что ко мне посетители. Мои родители приехали вдвоём и нас позвали в кабинет заведующей.</text:p>
      <text:p text:style-name="P503">Она сказала, что на воле мне надо продолжить лечение таблетками аминазина. Моя мать очень её благодарила, а отец достал из кармана куртки деньги и отдал моей матери. Она подошла к заведующей и положила деньги в карман её белого халата, но та даже и не заметила. </text:p>
      <text:p text:style-name="P503">Как потом выяснилось, сумма составляла сорок рублей — дневной заработок бригады каменщиков из 6 человек. <text:span text:style-name="T285">В тот день на выписку пошли трое, значит она за утро заработала мою месячную зарплату. Как говорят в Конотопе — кто на что учился.</text:span></text:p>
      <text:p text:style-name="P549">В автобусе из Ромнов в Конотоп моя мать осторожно мне сообщила, что <text:s/>мои вещи перевезены с квартиры напротив Нежинского магазина обратно на Декабристов. Меня огорчила эта новость, но противиться не нашлось сил.</text:p>
      <text:p text:style-name="P503"/>
      <text:p text:style-name="P550">Поначалу наша бригада встретила меня с осторожностью, как человека вернувшегося из Ромнов. Однако, на стройке подобные отношения быстро сглаживаются — до конца дня никого не огрел лопатой и с этажа не прыгнул — значит, как все.</text:p>
      <text:p text:style-name="P550">Правда, Лида заметила <text:span text:style-name="T286">как</text:span> я прикорнул к поддону с кирпичом и задремал на солнышке, пока <text:soft-page-break/>раствор не подвезли — такого раньше не <text:span text:style-name="T286">случалось</text:span>. И Григорий сказал Грине, что я не тот стал и в доказательство отвёл его на лестничную площадку, где над нишей для электросчётчиков я неправильно положил перемычку — один край на пять сантиметров ниже другого. Гриня сказал, что и так поедят, всё равно за ящиком не будет видно. Пришлось в обеденный перерыв переделывать, а раньше я бы не допустил такого. </text:p>
      <text:p text:style-name="P550">Ну, а в целом, я стал намного покладистей. Единственное, <text:span text:style-name="T287">в чём лечение не дало результатов, </text:span><text:s/>— что так и не начал опускаться на четыре кости, когда <text:span text:style-name="T287">выводим стену до уровня панелей между этажами. Все это делают на четвереньках — так и удобней и безопаснее, а я хоть мучаюсь, но ниже корточек не опускаюсь. Вита тоже иногда оставалась коленонепреклонной.</text:span></text:p>
      <text:p text:style-name="P551">В чём-то так и не удаётся выбить из себя юного пионера — «<text:span text:style-name="T288">лучше нахитнутся с пятого этажа, чем класть угол стоя на коленях</text:span>»...</text:p>
      <text:p text:style-name="P551"/>
      <text:p text:style-name="P551">Когда я поехал в Нежин, то следил за собой, чтоб держать глаза чуть прижмуренными, а то больно жуткий вид у меня был — нижние веки обвисли, как будто заставляли документальный сериал смотреть про лагеря смерти, газовые камеры и крематории. <text:span text:style-name="T289">Как у Заводного Апельсина, про которого я читал в кочегарке стройбата статью в журнале «Москва».</text:span></text:p>
      <text:p text:style-name="P551"/>
      <text:p text:style-name="P551">Потом я заметил, что у меня стал наклёвываться второй подбородок и выбросил 200-граммовую баночку с таблетками в сливную яму на Декабристов 13. Моя мать заметила это и начала кричать, что пожалуется психиатру Тарасенко о моём нарушении наказа заведующей.</text:p>
      <text:p text:style-name="P551">- Мама, как ты не понимаешь? Эти таблетки делают меня ненормальным.</text:p>
      <text:p text:style-name="P551">Я всегда гордился своей стройной поджаростью, хоть и сутуловат.</text:p>
      <text:p text:style-name="P551"/>
      <text:p text:style-name="P551">Всё стало как раньше. Почти.</text:p>
      <text:p text:style-name="P551">Стройка. </text:p>
      <text:p text:style-name="P551">Нежин; <text:span text:style-name="T286">в</text:span>еки вернулись на своё место, уже не надо жмуриться. </text:p>
      <text:p text:style-name="P551"><text:span text:style-name="T286">П</text:span>ереводы. </text:p>
      <text:p text:style-name="P552">Стихи.</text:p>
      <text:p text:style-name="P441"/>
      <text:p text:style-name="P441">Стихи начали появляться с началом моей строительной карьеры в СМП-615.</text:p>
      <text:p text:style-name="P441">Вернее, появлялись не стихи, а словосочетания; какое-то привлекало чередованием звуков в нём, другое своей двусмысленностью, но на в смысле охальности, а тем, что можно по разному его истолковать.</text:p>
      <text:p text:style-name="P441">По ходу трудового процесса, незаметно для коллег-каменщиков, я переворачивал эти слова, переиначивал, выбрасывал из головы к чёртовой матери, или чертям собачьим, но самые упорные возвращались вновь.</text:p>
      <text:p text:style-name="P441">Тогда оставалось последнее средство — перенести слова на бумагу и забыть.</text:p>
      <text:p text:style-name="P441">За шесть лет таких незваных проходимцев собралось штук 30, на двух языках, потому что каждый приходил на каком ему вздумается.</text:p>
      <text:p text:style-name="P441">Среди них были чисто графические, срисованные с натуры, типа, <text:s/>«яблоко неба пронзённое шпагой луча», были и звукоподражательные — «каркаломна баркарола», <text:s/>философские, как про съеденного Бога, и просто ритмо-шагательные «ах, о чём мы хохочем».</text:p>
      <text:p text:style-name="P441"/>
      <text:p text:style-name="P442">Одно из первых я показал Ире и она сразу встрепенулась — кто это та мадонна в телогрейке?</text:p>
      <text:p text:style-name="P442">А мне откуда знать — случайно увидел в рабочей столовой в очереди на обед.</text:p>
      <text:p text:style-name="P442">Про стихи на «На музыку В. Косма» она ничего не спросила: сразу видно, что про неё. А когда сказала, что ей сказали, что это неплохое стихотворение, то я перестал ей показывать. Наверное, из ревности к неизвестному кому-то, кому она их дала на оценку.</text:p>
      <text:p text:style-name="P442">Когда я прочитал своему брату Саше «Интервью скифа...», его реакция была мгновенной:</text:p>
      <text:p text:style-name="P442">- Я тебя заложу!</text:p>
      <text:p text:style-name="P442">Если на твоё стихотворение сразу выныривает мысль про КГБ, то это хорошая публицистика.</text:p>
      <text:p text:style-name="P442"><text:soft-page-break/>Плотнику Ивану почему-то понравилась строка про капусту на жале ножа. Полгода спустя он попросил ещё раз про капусту. Не знаю, что он в ней нашёл.</text:p>
      <text:p text:style-name="P442">Случалось, что до конца обеденного перерыва ещё минут пять есть, а делать нечего, тогда в вагончике женщины-каменщицы просили прочитать чего-нибудь новенькое, а потом Гриня кричал:</text:p>
      <text:p text:style-name="P442">- Серёга! Коней огнём не подковывают, для этого подковы есть! Мерин ты перерваный!</text:p>
      <text:p text:style-name="P442">Он вырос в селе Красное и сызмальства <text:span text:style-name="T222">разбирался в</text:span> таких вещах.</text:p>
      <text:p text:style-name="P442"/>
      <text:p text:style-name="P442">Когда количество стихов перевалило за 20, то у меня качественно поменялось отношение к ним. Чего будут валяться? Жалко же.</text:p>
      <text:p text:style-name="P442">И я начал рассылать их в редакции журналов и книжных издательств. Как Мартин Иден из одноимённого романа Джека Лондона. И они возвращались ко мне , как и к нему, но с ответами на печатной машинке. <text:span text:style-name="T222">Они смахивали на один и тот же ответ напечатанный через лист копировальной бумаги: про несоответствие основной тематике их издания, про переполненный редакторский портфель и ни одного слова о самих стихах. Рецензия Грини так и осталась непревзойдённой:</text:span></text:p>
      <text:p text:style-name="P442">- <text:span text:style-name="T222">Мерин ты перерванный!</text:span></text:p>
      <text:p text:style-name="P443">Правда, какой-то литсотрудник известил меня, что в подобном стиле писали в 30-е годы. Может, он хотел указать на устарелость, а на самом деле осчастливил: у стихов есть стиль!</text:p>
      <text:p text:style-name="P443">Да ещё какой! В 30-е Союз Писателей ещё не был выхолощен чистками и репрессиями, в те времена люди ещё писали, а не готовили материалы к преддверию съездов.</text:p>
      <text:p text:style-name="P443">Мне исподволь начало доходить, что для людей кормящихся на непыльной должности всякие там «шпаги в небе» нужны не больше, чем занозы в заднице.</text:p>
      <text:p text:style-name="P443">Окончательным вразумлением послужил отзыв из журнала «Москва» на «усталую Аллу».</text:p>
      <text:p text:style-name="P443">Сразу видно, что литсотрудник проявил серьёзный и вдумчивый подход при рассмотрении полученного стихотворения. Одно слово оказалось ему неизвестным и он даже посмотрел в словаре что оно значит. Он забыл стереть в моём стихе свои карандашные пометки. </text:p>
      <text:p text:style-name="P443">Слово «вожделенье» осталось подчёркнутым, а рядом добавлено его толкование «похоть». Не знаю в каком словаре он это нашёл, но меня оно оскорбило.</text:p>
      <text:p text:style-name="P443">Последний удар нанесла фамилия рецензента под его ответом — Пушкин!</text:p>
      <text:p text:style-name="P444">Я представил Пушкина, который смотрит в словаре слово «вожделенье» и понял, что со стихами пора завязывать.</text:p>
      <text:p text:style-name="P444">Больше я их никуда не отсылал — не получился из меня Мартин Иден и фиг мне тут, а не Америка.</text:p>
      <text:p text:style-name="P444"/>
      <text:p text:style-name="P444">Летом ты опять приехала в Конотоп, но, конечно, уже без коляски.</text:p>
      <text:p text:style-name="P444">Наша бригада строила тогда 50-квартирный рядом с Переездом и строповщица Катерина мне снизу покричала, что ко мне пришли. Я вышел на тротуар за воротами.</text:p>
      <text:p text:style-name="P444">Ты стояла рядом с Ирой, на ней был красный сарафан с белыми монгольскими узорами, а что на тебе я не помню. Зато помню как классно ты улыбалась. </text:p>
      <text:p text:style-name="P444">Я осторожно опустил свою пластмассовую каску на твои светлые прямые волосы и она сползла тебе аж до носа, но не смогла погасить твою довольную улыбку. Я помню эту улыбку из-под каски.</text:p>
      <text:p text:style-name="P444">Потом вы ушли по тротуару, а я смотрел вслед и вместе со мной смотрели Катерина и Вера Шарапова, такие вдруг притихшие и погруснелые, потому что такая красота уходит — женщина в красном и ребёнок со светлыми прямыми волосами.</text:p>
      <text:p text:style-name="P444"/>
      <text:p text:style-name="P444">Тебе как раз исполнилось три года и я решил, что лучшим подарком на день рождения станет привычное лицо среди незнакомцев на Декабристов 13.</text:p>
      <text:p text:style-name="P444">Я поехал в Нежин и, несмотря на своё косноязычие, сумел-таки упросить Тоню, чтоб отпустила со мной своего сына Игорька к тебе на день рождения, а Иван Алексеевич приедет на следующий день и увезёт его обратно. Тоня очень смелая женщина — не побоялась моей <text:soft-page-break/>репутации вконец промокшей после Ромнов.</text:p>
      <text:p text:style-name="P444">Электричка оказалась переполненной и мы с ним до самого Бахмача <text:s/>стояли в проходе. Зато как вы потом обрадовались друг другу! Столько визга...</text:p>
      <text:p text:style-name="P444"/>
      <text:p text:style-name="P444">А на следующей неделе у меня начался отпуск и мы поехали на Сейм вчетвером — ты, Ира, я и Леночка. Мои родители взяли в Рембазе путёвку для нас в их лагерь отдыха.</text:p>
      <text:p text:style-name="P444">Там на его территории между больших сосен стоят деревянные домики на четыре койки каждый и окна в них вкруговую, как на веранде.</text:p>
      <text:p text:style-name="P444">Когда мы в первый раз вышли на пляж, там все обомлели — туда ещё ни разу не показывались статуи греческих богинь, да ещё с такой белоснежной кожей, как у Иры.</text:p>
      <text:p text:style-name="P444">Ещё мы вчетвером ходили искать грибы в лесопосадке у хутора Таранский. На полпути нам встретились пара лошадей, но испугалась только Ира — она их всегда боялась.</text:p>
      <text:p text:style-name="P445">Лесопосадка состояла из длинных коридоров тонкоствольных сосен и с натянутыми поперёк них <text:s/>длинными паутинами; но под хвоей попадались маслята. Мы прочёсывали эти коридоры: туда и обратно.</text:p>
      <text:p text:style-name="P445">Тебе захотелось пить и я попросил Леночку отвести тебя в лагерь — там всего метров триста по широкой тропе, потому что ужасно хотел Иру.</text:p>
      <text:p text:style-name="P445">Ты долго не соглашалась, но, наконец, пошла, а через минуту в конце соснового коридора раздался твой рёв и Леночка объяснила, что ты совсем не слушаешься, хотя лошадей давно нет.</text:p>
      <text:p text:style-name="P445">Вечером был сильный дождь с грозой, но ты не боялась, а наоборот хохотала, потому что я лежал на койке и ты топталась у меня по животу. Кому-то весело, а кому и больно — в три года ты была увесистым ребёнком, но Ира прикрикнула, чтобы терпел своё дитятко. Я ещё немного потерпел, а потом еле-еле тебя уговорил, что хватит уже. Это было хорошее лето.</text:p>
      <text:p text:style-name="P445"/>
      <text:p text:style-name="P445">В день отъезды ты опять сводила счёты с бельевой верёвкой, которой совсем не место от калитки до стойки крыльца.</text:p>
      <text:p text:style-name="P445">Ты взяла швабру и начала стукать её по полувысохшим простыням стирки. Моя мать на тебя закричала и жутко потемнела лицом, но ты уже крепко стояла на ногах, только пришлось отнять у тебя швабру.</text:p>
      <text:p text:style-name="P445">Когда мы выходили на трамвай, то Леночка вызвалась повезти тебя до конечной на своём дамской велосипеде с багажником. Все согласились, кроме меня, потому что у меня возникло плохое предчувствие, когда увидел какими взглядами обменялись моя мать и Леночка.</text:p>
      <text:p text:style-name="P446">Они посмотрели не друг на друга, а друг другу подноги, но в их спрятанных взглядах слышался диалог:</text:p>
      <text:p text:style-name="P446">- Да?</text:p>
      <text:p text:style-name="P446">- Сделай это!</text:p>
      <text:p text:style-name="P446">Я не выдумываю и не передёргиваю — этот диалог состоялся до того, как случилось остальное.</text:p>
      <text:p text:style-name="P446">Мы с Ирой тоже вышли за калитку. Я очень торопился и даже ушёл вперёд с сумками. </text:p>
      <text:p text:style-name="P446">Не доходя до поворота, я убедился, что спешу не зря, когда услыхал твой рёв.</text:p>
      <text:p text:style-name="P446">Ты стояла и орала широко раскрыв рот, Леночка держала свой дамский велосипед и пыталась тебя уговорить не плакать, но ты не слушала. Рядом торчал из земли врытый в неё швеллер полуметровой высоты.</text:p>
      <text:p text:style-name="P446">Единственная железяка на всём полукилометре от Декабристов 13 до конечной трамвая номер три.</text:p>
      <text:p text:style-name="P446">Мне всё стало ясно и я очень сдержанно попросил Леночку ехать домой — дальше мы сами.</text:p>
      <text:p text:style-name="P446">Подошедшая Ира начала тебя утешать, но ты проревела всю дорогу из-за такой большой шишки на лбу.</text:p>
      <text:p text:style-name="P446">Мы ехали молча, Ира была чем-то недовольна, а я совершенно опустошён.</text:p>
      <text:p text:style-name="P446">Как жить в мире, <text:s/>где бабушка благославляет свою внучку на убийство второй своей внучки, вот этой прекрасной малявки, что всхлипывает сейчас с прижатым ко лбу медным пятаком, <text:soft-page-break/>который держит её мама?</text:p>
      <text:p text:style-name="P446">Ира до самого Нежина оставалась недовольной, а я молчал и ничего ей не сказал.</text:p>
      <text:p text:style-name="P446"/>
      <text:p text:style-name="P446">Теперь у Леночки двое своих детей — красивые дочери.</text:p>
      <text:p text:style-name="P446">Вы с ней незнакомые друг другу женщины и никто ничего не помнит. Тем более она. Человек устроен забывать о плохом.</text:p>
      <text:p text:style-name="P446">Моя мать впоследствии стала свидетельницей Иеговы и собрала множество глянцево-радужных журналов для спасённых, или тех, кто хочет спастись.</text:p>
      <text:p text:style-name="P446">И только я во всём виноват, но честное слово, в том лагере отдыха я не выдержал бы Леночку на своём животе — ей было уже девять лет.</text:p>
      <text:p text:style-name="P446"/>
      <text:p text:style-name="P446">Когда я вернулся из отпуска, тротуар перед 50-квартирным оказался перерыт поперечной траншеей для врезки в магистральные коммуникации, но плотники сколотили мостик с перилами для удобства пешеходов.</text:p>
      <text:p text:style-name="P446">Я работал лопатой на дне траншеи, когда увидел Бельтюкова на том мостике, <text:span text:style-name="T223">разодетого в пижонисто-колониальном стиле. Я не хотел привлечь его внимание, но он меня узнал, несмотря на спецовку и каску — поздоровался и представил своей маме, даме в агрессивном декольте. </text:span></text:p>
      <text:p text:style-name="P447">Потом они пошли дальше — он нервничал, а она его плотно опекала и я понял истоки его негодования на матриархат, когда он под инсулином.</text:p>
      <text:p text:style-name="P447">Ещё я подумал, что это не последняя была его отбывка в психбольнице он же ходит там поверху, беззащитный. То ли дело — я, в траншее, в каске, заморятся меня достать гады.</text:p>
      <text:p text:style-name="P447">А в Ромнах я был добровольцем и полученных там университетов мне выше горла хватит.</text:p>
      <text:p text:style-name="P447"/>
      <text:p text:style-name="P447">При сдаче очередного рассказа Жомнир подогрел меня толстой книгой в твёрдой обложке.</text:p>
      <text:p text:style-name="P447">Монография про шизофрению.</text:p>
      <text:p text:style-name="P447">Он её купил, когда его дочь страдала тем же; ещё до замужества.</text:p>
      <text:p text:style-name="P447">Монография значит сборник статей различных авторов, но объединённых одной темой.</text:p>
      <text:p text:style-name="P447">Я проштудировал предложенный от всего сердца фолиант. В конце концов, это не варёная колбаса с добавками.</text:p>
      <text:p text:style-name="P447">Авторы рассматривают заглавный предмет с очень и очень разнообразных позиций, соответственно специализации каждого. Кто-то сравнивает биохимический состав крови отъявленных шизофреников <text:span text:style-name="T224">в момент обострения их духовной деятельности с периодами относительного затишья. Увы, уровень аминокислот в лейкоцитах остаётся без изменений.</text:span></text:p>
      <text:p text:style-name="P448">Другой исследователь скрупулёзно меряет всё, что подвернётся с не менее неутешительным результатом.</text:p>
      <text:p text:style-name="P448">Третий просто садится рядом с койкой и записывает дуру гонимую прификсированным фантазёром. Как тот шёл на троллейбус, никого не трогал, и вдруг оказался голым за исключением тряпки на бёдрах, а вокруг куча таких же тощих, палимых солнцем и почти голых, как и он и вдруг из-за песчаного бугра выскочил отряд всадников и начал убивать их, безоружных.</text:p>
      <text:p text:style-name="P448"/>
      <text:p text:style-name="P448">Но в целом полезная монография, потому что авторы, несмотря на поголовную их зарубежность, обладают смелостью настоящих учёных, чтобы развести руками и честно сказать:</text:p>
      <text:p text:style-name="P448">- Ну, х.. её знает, что она такое, шизофрения эта.</text:p>
      <text:p text:style-name="P403"><text:tab/><text:tab/><text:tab/>А подойди-ка с ласкою,</text:p>
      <text:p text:style-name="P403"><text:tab/><text:tab/><text:tab/>Да загляник-ка в глазки ей,</text:p>
      <text:p text:style-name="P448"><text:span text:style-name="T79"><text:tab/><text:tab/><text:tab/>Откроешь клад какого не видал.</text:span>..<text:tab/></text:p>
      <text:p text:style-name="P448">На данном этапе и при используемой <text:span text:style-name="T225">ныне </text:span>методологии, у науки имеется всего лишь только термин — «шизофрения», всё остальное покрыто туманом неопределённости.</text:p>
      <text:p text:style-name="P448">Главный козырный туз, он же лакмусова бумажка, это — голоса. <text:span text:style-name="T226">Их встретишь в любом </text:span><text:soft-page-break/><text:span text:style-name="T226">учебнике по психиатрии.</text:span></text:p>
      <text:p text:style-name="P449">Если тебе слышатся голоса, а вокруг ни души, значит ты — шизофреник.</text:p>
      <text:p text:style-name="P449">Но если эти голоса говорят тебе:</text:p>
      <text:p text:style-name="P449">- Спаси Францию!</text:p>
      <text:p text:style-name="P449">Значит ты — святая, Жанна Д'Арк.</text:p>
      <text:p text:style-name="P449">В той монографии явно не хватало специалиста-теолога. Достаточно вспомнить святую Инес, чьё тело секундально покрылось длинным мехом, который и не позволил насильникам сломать её целомудренность.</text:p>
      <text:p text:style-name="P449"/>
      <text:p text:style-name="P450">Не жизнь, а малина специалисту от науки, где и светилам её не ясно что она такое. Поставить диагноз — проще, чем два пальца об асфальт. <text:span text:style-name="T227">Берём так и не определённый термин и прибавляем к нему прилагательные: шизофрения — какая? круглая... <text:s/>двуствольная... шубовидная... Годится! Как у святой Инес.</text:span></text:p>
      <text:p text:style-name="P451">Тамара на 4-м километре ещё не знала про все мои подвиги. За сожжение плантации конопли вполне могла бы мне впаять «шизофрению аутодафного вида с комплексом Торквемады», в честь того абсолютно нормального инквизитора, что пачками отправлял еретиков на костёр.</text:p>
      <text:p text:style-name="P451"/>
      <text:p text:style-name="P451">Сам термин, как и большинство его научных собратьев, взят из греческого и при исследовании корней обозначает «надтреснутый ум».</text:p>
      <text:p text:style-name="P451">«Надтреснутый ум в виде шубы».</text:p>
      <text:p text:style-name="P451">Ну, и кто из нас шизик?!</text:p>
      <text:p text:style-name="P451"/>
      <text:p text:style-name="P451">Они думают, что если обрядились в белые халаты и козыряют терминологией, в которой <text:s/>сами ни хрена не смыслят, то я им поверю больше, чем ичнянскому колдуну в рубахе цвета хаки, который <text:s/>теревенит про «кватеру»?</text:p>
      <text:p text:style-name="P451">Эскулапики вы мои дорогие! Да я ж из Конотопа. Мой одноклассник Володя Шерудило говорил:</text:p>
      <text:p text:style-name="P451">- Я не могу игнорировать данных квази-псевдоиллюзий, во избежание ультра диффузии моей транскоммуникабельности.</text:p>
      <text:p text:style-name="P451">После 8-го класса он ушёл в «бурсу», она же ПТУ-4, не то сейчас воглавлял бы Академию Наук <text:span text:style-name="T228">и сидели б вы у него в приёмной в трепетном ожидании — примет он, или нет, вас, ханориков созоровских?</text:span></text:p>
      <text:p text:style-name="P451"/>
      <text:p text:style-name="P452">Короче, пока никто не знает откуда берётся шизофрения, куда девается и сколько берёт за визит, то идите вы... да не просто идите, а идите вы... Вот именно.</text:p>
      <text:p text:style-name="P452"/>
      <text:p text:style-name="P452">С наступлением осени я уже знал, что это последняя наша осень вместе. Мне никто этого не говорил, но я чувствовал; постоянно.</text:p>
      <text:p text:style-name="P452">Когда я приезжал из Конотопа, мы втроём шли в детсад в узких улочках частного сектора неподалёку. По субботам он не работал и вся игровая площадка доставалась тебе, с этими его теремками, горками.</text:p>
      <text:p text:style-name="P452">Качель на железных прутьях пронзительно вскрикивала — кратко, душераздирающе. Ира стояла в отдалении. Потом ты начинала бегать по жёлтым листьям на площадке от меня к ней и обратно; но даже это нас не сближало.</text:p>
      <text:p text:style-name="P452">Мы возвращались теми же улочками без тротуаров.</text:p>
      <text:p text:style-name="P452">Я держал тебя за руку и не сводил глаз с плавной игры круглых бёдер под лёгким платьем шагающей впереди Иры.</text:p>
      <text:p text:style-name="P452"/>
      <text:p text:style-name="P452">Тоня получила квартиру для своей семьи где-то на улице Шевченко. Гаина Михайловна строила планы сдавать комнату кому-нибудь из военных лётчиков с аэродрома в авиагородке, что по вторникам и пятницам выли в небе своими тренировочными полётами.</text:p>
      <text:p text:style-name="P452">Меня ни в каких планах не было, да и быть не могло — <text:span text:style-name="T229">со мной Леночка; а оставить её ещё и </text:span><text:soft-page-break/><text:span text:style-name="T229">без папы я не мог.</text:span></text:p>
      <text:p text:style-name="P453">Наши размолвки с Ирой стали менее отчаянными, но более частыми. Я чувствовал неуклонно продвижение к концу, когда уже стану совершенно отрезанным ломтём.</text:p>
      <text:p text:style-name="P453">Наверное, это же чувствовал Достоевский, когда его везли на эшафот, а он по знакомым улицам вычислял сколько ещё осталось до казни.</text:p>
      <text:p text:style-name="P453">Разница лишь в том, что я не мог знать сколько осталось до этих слов Иры, но знал, что услышу:</text:p>
      <text:p text:style-name="P453">- Уезжай в свой Конотоп! И чтоб ноги твоей в Нежине не было!</text:p>
      <text:p text:style-name="P453"/>
      <text:p text:style-name="P453">Когда Ира так сказала, то вместе с болью пришло и маленькое облегчение — не стало чего бояться. Свершилось.</text:p>
      <text:p text:style-name="P453"/>
      <text:p text:style-name="P453">Я уехал в Конотоп и начал жить половинчатой жизнью. Работал в нашей бригаде, читал, писал, разговаривал, но половина меня куда-то пропала — отрезалась цель, ради которой я всё это делал раньше.</text:p>
      <text:p text:style-name="P453">Меня немного развеяла командировка в Киев.</text:p>
      <text:p text:style-name="P453">От СМП-615 там оказался я один и не знаю откуда съехались остальные рабочие на реконструкцию какого-то молочного завода.</text:p>
      <text:p text:style-name="P453">Мы жили в пассажирском вагоне загнанном в тупик на его территории. Нам выдали постельное бельё жёлтое от ветхости, но из-за этого же ласково мягкое. Я занимал вторую полку плацкартного купе, чтобы не сворачивать матрас.</text:p>
      <text:p text:style-name="P453">Повсюду звучала одна и та же песня:</text:p>
      <text:p text:style-name="P453"><text:span text:style-name="T79"><text:tab/><text:tab/><text:tab/>Листья жёлтые по городу кружатся..</text:span>.</text:p>
      <text:p text:style-name="P454">Вспоминались листья на площадке безлюдного детсада.</text:p>
      <text:p text:style-name="P454">По выходным я ездил в библиотеку Киевского Университета, в корпусе налево от памятника Тарасу Шевченко. Туда пускают и без диплома, с одним только паспортом.</text:p>
      <text:p text:style-name="P454">В огромном тихом читальном зале с длинными столами, для каждого читателя своя лампа с абажурчиком. Там я читал в оригинале трактат Джона Милля «О свободе».</text:p>
      <text:p text:style-name="P454">Вот где настоящая философия!</text:p>
      <text:p text:style-name="P454">Он показал мне, что существует всего лишь две разновидности людей:</text:p>
      <text:p text:style-name="P454">1) законопослушные верноподданные;</text:p>
      <text:p text:style-name="P454">2) эксперименталисты.</text:p>
      <text:p text:style-name="P454">А прочие расы, классы и вероисповедания лишь средство натравливать людей друг на друга.</text:p>
      <text:p text:style-name="P454"/>
      <text:p text:style-name="P454">Потом я нашёл Дом Органной музыки. Наверно прежде в нём был католический костёл; пониже Республиканского Стадиона.</text:p>
      <text:p text:style-name="P454">На концерт я немного опоздал и дверь оказалась запертой, пришлось тарабанить. Мне открыли и я закричал как в ромненском автобусе:</text:p>
      <text:p text:style-name="P454">- У меня билет! У меня билет!</text:p>
      <text:p text:style-name="P454">- Хорошо, но потише можно? Концерт идёт.</text:p>
      <text:p text:style-name="P454">Там зал сразу за входом, без вестибюля.</text:p>
      <text:p text:style-name="P454">- Извините.</text:p>
      <text:p text:style-name="P454">Но он продолжал ещё что-то бубнить.</text:p>
      <text:p text:style-name="P454">- Мне что — по второму разу извиняться?</text:p>
      <text:p text:style-name="P454">И он утих, потому что <text:span text:style-name="T230">под интеллигентским плащом </text:span>на мне <text:span text:style-name="T230">оказался</text:span> синий вельветовый пиджак рабочих и крестьян, а над головой торчала прядь волос, как <text:span text:style-name="T231">вздыбленная пружина. Приглаживать не получалось, даже после душа снова вставала дыбом. Лет через тридцать такие взрывы из волос стали обыденной модой. Так на меня подействовала разлука с Ирой.</text:span></text:p>
      <text:p text:style-name="P455">В первом отделении играли современную атональную симфонию — слушать просто мýка, кромсанье музыки; зато во втором звучал орган — фуги Баха.</text:p>
      <text:p text:style-name="P455"/>
      <text:p text:style-name="P455">Чудо случилось в <text:span text:style-name="T230">январе.</text:span></text:p>
      <text:p text:style-name="P456"><text:soft-page-break/>Я приехал в Нежин к Жомниру и в автобусе на вокзале увидел Ивана Алексеевича. Он спросил меня что это я не приезжаю.</text:p>
      <text:p text:style-name="P456">Сдерживая в горле ком обиды, я ответил, что Ира запретила мне.</text:p>
      <text:p text:style-name="P456">- Да, ладно тебе — поехали!</text:p>
      <text:p text:style-name="P456">Я всё-таки сошёл на улице Шевченко и позвонил от Жомнира. Ира тоже сказала, да, приезжай.</text:p>
      <text:p text:style-name="P457">Оставшиеся семь остановок до Красных Партизан я ехал спокойным наружно, но весь бушуя внутри.</text:p>
      <text:p text:style-name="P457"/>
      <text:p text:style-name="P457">За месяцы моего отсутствия случилось немало перемен.</text:p>
      <text:p text:style-name="P457">Ира с тобою перешла в бывшую спальню семьи Тони, а тесть и тёща ушли в узкую спальню.</text:p>
      <text:p text:style-name="P457">Гостиная осталась без перемен: Неизвестная всё так же высокомерно смотрела поверх серванта, а сдобная купеческая дочь жеманно рысила от сватающегося майора.</text:p>
      <text:p text:style-name="P457">Зато у вас в спальне появилось новое трюмо уставленное толпой непонятных, но очень нужных косметических баночек. Вплотную к зеркалу трюмо лежало жёлтое широкое кольцо из золота. На мои осторожные расспросы Ира сказала, что трюмо ей купил папа, а кольцо — мамин подарок.</text:p>
      <text:p text:style-name="P457">И мы стали жить дальше.</text:p>
      <text:p text:style-name="P457">Стройка. Нежин. Стройка. Нежин.</text:p>
      <text:p text:style-name="P457">Ира работала воспитательницей в детском саду на Красных партизан, за сто метров от дома.</text:p>
      <text:p text:style-name="P457">В её обязанности входила запись состояния здоровья детей её группы. На трюмо лежала тонкая тетрадка с записями <text:span text:style-name="T232">её почерком с наклоном влево</text:span> по числам месяца.</text:p>
      <text:p text:style-name="P457">Я её не открывал и даже старался на неё не смотреть, чтобы не умирать от ревности. Я понимал, что уже нет смысла в подвигах праведности, что от неизбежного уже не убежать — оно стало случившимся. <text:span text:style-name="T233">Просто некоторые мысли нельзя начинать думать, а если уж начал, то лучше не додумывать до конца...</text:span></text:p>
      <text:p text:style-name="P457"><text:span text:style-name="T233">М</text:span><text:span text:style-name="T232">не было стыдно спрашивать Иру как она жила эти месяцы и что делает между моими приездами, но когда в тетрадке видел запись, что в четверг полгруппы пришли в растёрзанном простудой состоянии, то знал, что в среду Ира была на свидании, и умирал от ревности, но молчал.</text:span></text:p>
      <text:p text:style-name="P458">Жизнь стала как пробежка по наезженному лабиринту — сюда не сверни, туда не смотри , про то не думай...</text:p>
      <text:p text:style-name="P458">Затем Ира ввела порядок укладывать тебя рядом с собой на двуспальной кровати, а мне раскладывать кресло-кровать для сна.</text:p>
      <text:p text:style-name="P458">Иногда она приходила ко мне в темноте, иногда — нет, и тогда я долго не спал, а всё мучился ревностью и обидой.</text:p>
      <text:p text:style-name="P494">Всего один лишь раз я обрадовался её отказу.</text:p>
      <text:p text:style-name="P494">Битком набитый автобус с обледенелыми стёклами вёз меня с вокзала на Красных партизан и где-то на полпути я вдруг явственно ощутил распирание ануса извне. Мне в жизни не делали клизму и не вставляли зонд, так что ощущение было незнакомым и необъяснимым в плотной толпе пассажиров в пальто и дублёнках. <text:span text:style-name="T564">После площади толпа поредела, но чувство, что меня поимели в прямой проход не исчезало.</text:span></text:p>
      <text:p text:style-name="P495">Именно по этой причине я в тот вечер не настаивал на сексе, леденея от страха, что поимевший меня в автобусе впоследствии и Иру поимеет. Конечно, очерёдность могла быть и обратной, но я гнал от себя эту мысль...</text:p>
      <text:p text:style-name="P457"/>
      <text:p text:style-name="P458">В конце февраля в СМП-615 была рабочая суббота, но я твёрдо сказал, что не приду и уехал в Нежин.</text:p>
      <text:p text:style-name="P458">После ужина на кухне я прошёл в спальню, чтоб не мешать всем в гостиной смотреть телевизор, да там и сесть-то уже было негде — твоя тётя Вита уже недели две как приехала погостить из Чернигова.</text:p>
      <text:p text:style-name="P459">Ты тоже пришла в спальню, мы немножко пошумели и Ира пришла разобрать постели. </text:p>
      <text:p text:style-name="P459"><text:soft-page-break/>Она выключила свет, чтобы ты поскорее заснула, а сама вернулась в гостиную — по телевизору повторяли новогоднюю «Кинопанораму». </text:p>
      <text:p text:style-name="P459">Я остался сидеть в темноте перед новым трюмо. Я не составлял никаких планов, всё шло как-то само собой.</text:p>
      <text:p text:style-name="P459">Услыхав по твоему дыханию, что ты уснула, я подождал ещё минут пять и переложил тебя на кресло-кровать, потом разделся и лёг на супружеское ложе.</text:p>
      <text:p text:style-name="P459">Я долго лежал заложив руки под голову. Машины по Красных партизан ходили всё реже, но не менее шумно и свет их фар бил по тюлевой занавеске окна. Бедная Тоня. Как они тут жили?</text:p>
      <text:p text:style-name="P459">Потом я стал думать про нас с Ирой: как мы до такого дóжили?</text:p>
      <text:p text:style-name="P459">Вот у меня, к примеру, осталась к ней лишь ревность и желание, все остальные чувства стараюсь подавлять, чтобы не стало ещё больнее, а эти подавить не могу. А у неё?</text:p>
      <text:p text:style-name="P459">В институте понятно — вытащила из колоды такого имиджа на зависть всем подругам. Подруги разъехались по направлению, а имидж оказался подмоченным. А тут и мама с колечком. Ты такая молодая. Ещё встретится хороший человек. Желательно лётчик, у них зарплата выше жалких 120 руб.</text:p>
      <text:p text:style-name="P459">И что в итоге? Имеет то, что имеем.</text:p>
      <text:p text:style-name="P496"><text:span text:style-name="T232">Советский Пушкин, камергер-литсотрудник назвал это похотью. Кретин. Похоть это когда уже нет вожделенья. Опять гудит машина, издалека со стороны авиагородка; по сету видно, что по тюли ползает. </text:span><text:span text:style-name="T234">Ползёт как гусеница, аркой подняв спину. И мы нашли способ снимать стресс от прерывания естественного течения акта в его завершающей фазе для контроля за рождаемостью. Типа, как у Артура Кларка космонавты перепрыгивают без скафандров из одного шлюза в другой через открытый космос. Плюс бонус утилизации семени впоследствии для столь полезных коже притираний. Пытливая затейливость любящих любить друг друга переплюнет любую Кама-Сутру, я всегда чувствовал это, хотя и не читал. А надо?</text:span></text:p>
      <text:p text:style-name="P460">Потом из-за двери в гостиную донеслись прощающиеся <text:s/>на ночь голоса.</text:p>
      <text:p text:style-name="P460">Зашла Ира. В свете уличного фонаря по ту сторону тюля и оконной рамы нашла нужный флакончик перед трюмо и снова вышла. Я напрягся.</text:p>
      <text:p text:style-name="P460">Она долго не возвращалась, а когда пришла и закрыла дверь, то склонилась над тобою — проверить крепко ли я сплю. Ты спала сном младенца и дальнейшее тебя не разбудило.</text:p>
      <text:p text:style-name="P460">Ира легла рядом со мной под одеяло, прикоснулась ко мне, резко отпрянула и вскрикнула:</text:p>
      <text:p text:style-name="P460">- Ты?!.. Вон отсюда!</text:p>
      <text:p text:style-name="P460">- Да, тише ты...</text:p>
      <text:p text:style-name="P460">- Папа!</text:p>
      <text:p text:style-name="P460">Она позвала на помощь, чтоб защитили от меня!</text:p>
      <text:p text:style-name="P497"><text:span text:style-name="T232">Я не трогал её, лишь безучастно лежал подперев голову рукой, в позе пляжника, что прикидывает сколько там народу в воде. </text:span><text:span text:style-name="T235">В меня вселилась созерцательность <text:s/>постороннего, потому что мне всё как-то стало всё равно.</text:span></text:p>
      <text:p text:style-name="P461">Спокойно и раздельно я произнёс:</text:p>
      <text:p text:style-name="P461">- Ты мне надоела.</text:p>
      <text:p text:style-name="P461">Я сказал это?! Неправда! Не надоела! Это не я! А впрочем — я, и эти слова — часть ритуала. Какого?! Какая разница — мне уже всё это всё равно.</text:p>
      <text:p text:style-name="P461">Всё так же опёршись головой на руку, я протянул ладонь второй и шлёпнул её по мягкой щеке.</text:p>
      <text:p text:style-name="P461">Я?!</text:p>
      <text:p text:style-name="P461">Ударил?!</text:p>
      <text:p text:style-name="P461">Нет, конечно. Это был не удар, а часть ритуала. Она изумлённо притихла рядом, но было поздно. <text:s/>Я откинулся на подушку и подтянул одеяло до подбородка.</text:p>
      <text:p text:style-name="P461">Щёлкнул выключатель, при ярком свете с потолка в дверях столпились её родители и <text:s/>сестра. Она выскочила из постели и присоединилась к группе.</text:p>
      <text:p text:style-name="P498"><text:span text:style-name="T232">Вита начала испускать традиционные <text:s/>крики семейных скандалов. Иван Алексеевич в </text:span><text:soft-page-break/><text:span text:style-name="T232">пижаме стоял опустив голову, <text:s/>я видел как трудно даётся ему решение — а вдруг я голый? перед его княжьим гаремом? </text:span><text:span text:style-name="T236">Но я ничем не мог ему помочь — у меня тут роль созерцателя.</text:span></text:p>
      <text:p text:style-name="P462">Наконец, он сделал решительный шаг; даже два; схватил мою торчавшую из-под одеяла руку и сдёрнул меня на половик. Одеяло осталось на кровати.</text:p>
      <text:p text:style-name="P462">Я ещё немного полежал, пока тёща зачитывала отходную моей беспардонности — валяюсь тут в таком виде перед женщинами.</text:p>
      <text:p text:style-name="P462">Трусы и майка — спортивный вид для стадиона, но не для тёщ.</text:p>
      <text:p text:style-name="P462">Я молча встал и, неожиданно для себя, сделал глубокий поклон, стряхивая несуществующую пыль на волосах ниже колен. Ритуал, есть ритуал.</text:p>
      <text:p text:style-name="P499"><text:span text:style-name="T232"><text:tab/><text:tab/><text:tab/></text:span><text:span text:style-name="T86">Отречёмся от старого мира,</text:span></text:p>
      <text:p text:style-name="P499"><text:span text:style-name="T86"><text:tab/><text:tab/><text:tab/>Отряхнём его прах с наших ног!</text:span><text:span text:style-name="T232">..</text:span></text:p>
      <text:p text:style-name="P462">Я оделся и вышел в прихожую. Тёща вышла следом. Последить, чтобы не залез в холодильник?</text:p>
      <text:p text:style-name="P462">Её сменила притихшая, внимательная Ира. Я отдал ей один рублю, который неделю назад мне одолжила Вита и попросил передать. Она согласно покивала головой. Я достал из портфеля листок бумаги и написал Вите записку с благодарностью за рубль. </text:p>
      <text:p text:style-name="P462">Графомана и могила не исправит.</text:p>
      <text:p text:style-name="P499"/>
      <text:p text:style-name="P462">Ночь оказалась тихой и безветренной. Я провёл её стоя на ближайшей автобусной остановке, как когда-то перед запертой на перерыв кассой в одесском аэропорту...</text:p>
      <text:p text:style-name="P499"><text:span text:style-name="T232"><text:tab/><text:tab/><text:tab/></text:span><text:span text:style-name="T86">Дождь и солнце вместе не живут,</text:span></text:p>
      <text:p text:style-name="P410"><text:tab/><text:tab/><text:tab/>Разве что на несколько минут,</text:p>
      <text:p text:style-name="P410"><text:tab/><text:tab/><text:tab/>Кратких и прекрасных,</text:p>
      <text:p text:style-name="P410"><text:tab/><text:tab/><text:tab/>Когда в безумной ласке</text:p>
      <text:p text:style-name="P410"><text:tab/><text:tab/><text:tab/>Два самых-самых разных</text:p>
      <text:p text:style-name="P499"><text:span text:style-name="T86"><text:tab/><text:tab/><text:tab/>От счастья слёзы льют.</text:span><text:span text:style-name="T232">..</text:span></text:p>
      <text:p text:style-name="P463">За всё ночь мимо остановки проехали три автомашины, одна из них «волга». </text:p>
      <text:p text:style-name="P463">Мне было всё равно. Онемение чувств.</text:p>
      <text:p text:style-name="P463">В одноэтажном доме напротив дважды загорался и гас свет; должно быть пожилой человек ходил в туалет.</text:p>
      <text:p text:style-name="P463">В редеющей на рассвете темноте от авиагородка показался автобус и отвёз меня на вокзал.</text:p>
      <text:p text:style-name="P463">В половине восьмого я сошёл с электрички в Конотопе.</text:p>
      <text:p text:style-name="P463">Не знаю где я провёл около часа, потому что когда я пришёл на 50-квартирный, рабочая суббота шла полным ходом.</text:p>
      <text:p text:style-name="P463">Бульдозер во дворе окутывался сизым дымом и зарывался в гору грунта перед собой. Гриня и Лида были уже в рабочем.</text:p>
      <text:p text:style-name="P463">- Ты не поехал в Нежин?- спросила Лида.</text:p>
      <text:p text:style-name="P463">- Нет.</text:p>
      <text:p text:style-name="P463">Я достал из портфеля листок в клеточку с объяснением в профком на что потрачены 3 руб. при посещении больного.</text:p>
      <text:p text:style-name="P463">Моей очередной общественной должностью было посещение в больницах работников СМП-615 и вручение им передачи от профсоюзного комитета. Ходил я всегда один, но под бумагой на сумму в 3 руб. требовались три подписи — деньги немалые.</text:p>
      <text:p text:style-name="P463">Я положил листок на боковину одного из 1,5-метровых бетонных колец рядом с подъездом и они расписались.</text:p>
      <text:p text:style-name="P463">- Ну, чё?- спросил Гриня.- Переодеваешься?</text:p>
      <text:p text:style-name="P463">Я всегда был против рабочих суббот, но что ещё оставалось делать?</text:p>
      <text:p text:style-name="P463">Переодевшись в вагончике, я взял лопату и пошёл, вместо Веры Шараповой, чистить кузов самосвала, что привёз раствор. Она давно подметила, что так я лечусь от ревности.</text:p>
      <text:p text:style-name="P500"/>
      <text:p text:style-name="P500"><text:span text:style-name="T232">Вечером, на Декабристов 13, я лежал в узком кресле-кровати навзничь в постойке «</text:span><text:span text:style-name="T237">смирно», только расслабленной. Долго лежать в одной позе — трудно, хочется перевернуться. Но я не </text:span><text:soft-page-break/><text:span text:style-name="T237">позволял себе лишнего, потому что надо стать как можно неприметнее, а движение выдаёт.</text:span></text:p>
      <text:p text:style-name="P464">Я стал дном безграничного и безмерно пустого мира. На дне нужно быть обтекаемым, чтобы ничто не цеплялось, и катилось мимо и — дальше. Но до чего же она бескрайняя эта пустота!</text:p>
      <text:p text:style-name="P501"/>
      <text:p text:style-name="P464">Нет более страшного проклятия, чем «чтоб тебе пусто было!»; <text:s/>цель любых утрат и потерь в том, чтоб заставить тебя ощутить пустоту — чтобы тебе было пусто.</text:p>
      <text:p text:style-name="P501"/>
      <text:p text:style-name="P464">Любовь приходит как защитная реакция на пустопорожнее повторение витков жизни возвращающихся на круги своя, где что было, то и будет и в той же самой пустоте.</text:p>
      <text:p text:style-name="P492">Она приходит от безысходности, когда не знаешь как распорядиться случайным и напрасным даром — своей жизнью, <text:span text:style-name="T550">не видишь средств</text:span> убить отмерянную тебе вечность.</text:p>
      <text:p text:style-name="P492">Она приходит снять проблемы, дать жизни смысл — служение; показать цель — служение.</text:p>
      <text:p text:style-name="P465">Любовь — добровольное рабство и ревностное служение предмету любви: двуногому млекопитающему, или коллекции марок, или ...<text:span text:style-name="T549">ну, </text:span>неважно... кому как повезёт...</text:p>
      <text:p text:style-name="P493">Но вот оковы разбиты, тебе сказано: убирайся! Ты свободен! И ты оказываешься в пустоте, где нет ни цели, ни смысла, где надо просто жить — как кристалл, как трава, как дождевой червяк. Мы не рабы, рабы не мы.</text:p>
      <text:p text:style-name="P493">Нет! Я хочу обратно! Туда, где любовь.</text:p>
      <text:p text:style-name="P465">Она избав<text:span text:style-name="T550">и</text:span>т от жути видеть эту пустоту, <text:s/><text:span text:style-name="T550">по</text:span>дарит смысл суете сует. <text:span text:style-name="T550">Она станет тем</text:span>, кто всё за нас решит! Я <text:span text:style-name="T550">буду</text:span> лишь <text:span text:style-name="T550">покорно </text:span>исполня<text:span text:style-name="T550">ть</text:span> приказы!</text:p>
      <text:p text:style-name="P465"><text:span text:style-name="T550">Любовь</text:span> — песок, <text:span text:style-name="T550">чтобы</text:span> пугливо <text:span text:style-name="T550">зарывать и </text:span>пря<text:span text:style-name="T550">тать</text:span> страусиные головы.</text:p>
      <text:p text:style-name="P502"/>
      <text:p text:style-name="P465">Будь ты проклята, любовь! Как же без тебя пусто!</text:p>
      <text:p text:style-name="P464"/>
      <text:p text:style-name="P501"/>
      <text:p text:style-name="P466">Выжить в пустоте задача не из лёгких.</text:p>
      <text:p text:style-name="P466">Конечно, выбор всегда есть. Зачем выживать, если можно укромно прекратить мучения?</text:p>
      <text:p text:style-name="P466">Однако, с мыслью о самоубийстве я в жизни не игрался даже гипотетически. Не та программа.</text:p>
      <text:p text:style-name="P466">Ну, а раз выбора нет — вынужден решать задачу. Решение тоже одно — систематичность. Ничем иным пустоту не одолеть.</text:p>
      <text:p text:style-name="P466">Систематически глушить водку, или систематически бегать трусцой — не так уж и важно, главное — повторение определённого цикла.</text:p>
      <text:p text:style-name="P466">И тут у меня уже имелись определённые наработки, способные послужить опорой барахтанью в пустоте.</text:p>
      <text:p text:style-name="P466">Пятидневная рабочая неделя — раз.</text:p>
      <text:p text:style-name="P466">Участие в общественной жизни СМП-615 — два.</text:p>
      <text:p text:style-name="P466">Посещения Нежина для интеллектуального общения с Жомниром с периодичностью в два-три месяца.</text:p>
      <text:p text:style-name="P466">Любой системе, чтобы она работала, нужны пряники вознаграждающие вертящегося в ней винтика за успешное прохождение замкнутого круга и стимулирующие его верчение в таком же следующем круге.</text:p>
      <text:p text:style-name="P466">По четвергам я ходил в баню с двумя заходами в парную. Веники и мыло продавались в кассе на первом этаже; <text:span text:style-name="T238">получив еженедельное удовольствие я оставлял их на крытых серым мрамором столах в помывочном зале, унося с собой лишь сетку с грязным бельём.</text:span></text:p>
      <text:p text:style-name="P467">Следуя после бани к месту жительства, я выпивал две бутылки пива «Жигулёвское» и покупал в <text:s/>киоске на Миру газету «Morning Star» для чтения со словарём до следующего четверга.</text:p>
      <text:p text:style-name="P467">По понедельникам у меня была стирка в тазу на дворовой лавочке; зимой она проводилась в пристроенной к сараю летней комнате. <text:s/>День глажки зависел от погодных условий вокруг бельевой верёвки, которая была натянута <text:s/>уже от крыльца к сараю, а не к калитке. Лучше поздно, чем никогда.</text:p>
      <text:p text:style-name="P467"><text:soft-page-break/>Выходные заполнять труднее, но раз в месяц в кинотеатре «Мир» показывали очередной боевик Бельмондо, или комедию Жана Ришара.</text:p>
      <text:p text:style-name="P468">Летние воскресенья вообще проблем не представляли, я проводил их на Сейму, лёжа на розовом одеяльце с красными кругами для укутывания младенцев, оно же подкладка при глажке, что осталось после одного из твоих гостеваний на Декабристов 13.</text:p>
      <text:p text:style-name="P468">Коротковато — ноги остаются на песке, но какая разница?</text:p>
      <text:p text:style-name="P468">Трижды за день я выплывал за буйки, где кончаются визжащие купающиеся, ложился на спину раскинув руки и произносил самодельную ритуальную фразу:</text:p>
      <text:p text:style-name="P468">- O, water, run into each corner of mine! We be of one blood, thou and me!</text:p>
      <text:p text:style-name="P468">Для составления этой фразы мне пришлось привлечь в соавторы Фицджеральда и Киплинга, но они и не противились.</text:p>
      <text:p text:style-name="P468">Затем я плыл обратно к визгам и брызгам, выходил на берег и переворачивался под солнцем на покрывальце вперемешку с чтением <text:span text:style-name="T238">«Morning Star» </text:span>без словаря — просто подчёркивал слова, которые надо будет выписать потом в тетрадку.</text:p>
      <text:p text:style-name="P468">Обедать я ходил на Хутор Таранский в его магазин — обычную хату под соломенной крышей, но с толстой поперечной полосой поперёк двери и висячим замком. <text:span text:style-name="T239">Завмаг, кряжистая баба, которая гордилась тем, что побывала даже и на Сахалине, открывала его всего на час. </text:span></text:p>
      <text:p text:style-name="P469">Когда она с грохотом снимала замок и полосу, за дверью открывалась комната с парой пыльных окон, с тремя прилавками вкруговую и широкими полками вдоль стен.</text:p>
      <text:p text:style-name="P469">Я систематически покупал одну банку консервов, пачку печенья и бутылку лимонада. Вскрыв обед одóлженной у продавщицы открывалкой, я выносил его на совершенно пустую улицу из четырёх хат и глубоченного песка прожаренного солнцем, чтобы съесть под деревом на толстой, но надтреснутой доске могучей лавки посеревшей от многих лет круговорота времён года.</text:p>
      <text:p text:style-name="P469">Ассортимент на полках магазина не менялся. <text:s/>Покупая «Завтрак туриста», я видел, <text:span text:style-name="T240">что в следующее воскресенье у меня на обед «Килька в томатном соусе», а ещё через неделю «Икра кабачковая».</text:span></text:p>
      <text:p text:style-name="P470">Банка с наклейкой «Аджика» вселяла неясные опасения, но до неё ещё целый месяц. Может скомбинировать с маленькой баночкой вишнёвого варенья со следующей полки? Будет комплексный обед.</text:p>
      <text:p text:style-name="P470">Алюминиевую ложку я протирал обёрткой от печенья и прятал с обратной стороны хаты под соломенную стреху над глухой стеной; как кулацкий обрез.</text:p>
      <text:p text:style-name="P470">Такая Dolche Vita не снилась и Марчелло Мастрояни.</text:p>
      <text:p text:style-name="P470"/>
      <text:p text:style-name="P470">Как раз в той хате я купил куколку на твой день рожденья. На полках их было всего две — девочка и обезьянка. В резину каждой вделана пищалка — издавать звуки когда надавят.</text:p>
      <text:p text:style-name="P470">Два мотоциклиста в плавках, что умудрились одолеть глубокий песок дороги, советовали мне купить обезьянку, но я взял девочку, как и собирался; в разноцветном, тоже резиновом платье до колен.</text:p>
      <text:p text:style-name="P470">Подарок можно было бы купить из Универмага в Конотопе, но там все игрушки из пластмассы. К тому же я хотел подарить что-то из этой зачарованной хаты с прохладной тенью посреди летнего зноя.</text:p>
      <text:p text:style-name="P470"/>
      <text:p text:style-name="P471">Хотя не знаю, спасла ли бы меня какая угодно система без приложения к ней нашей бригады.</text:p>
      <text:p text:style-name="P471">Не то, чтобы в ней друг друга окружали заботливым вниманием, лаской и моральной поддержкой. Держи карман!</text:p>
      <text:p text:style-name="P471">В бригаде любят проехаться и погыгыкать на твой счёт. И там у каждого своих забот хватает, у всех семья, дети. За исключением рыжего Петра Кирпы, он же Кирпонос, но и его впоследствии окрутила Рая из бригады штукатурш.</text:p>
      <text:p text:style-name="P471">И всё-таки с 8 утра до 5 дня, при всех индивидуальных проблемах и заботах, наша бригада была семьёй.</text:p>
      <text:p text:style-name="P471"><text:soft-page-break/>При всей забористости шуток в чей угодно адрес, тебе тут не подсунут под нос тлеющую вату и тут можно не опасаться никаких членовредительных хаханек.</text:p>
      <text:p text:style-name="P471"/>
      <text:p text:style-name="P471">Матерятся ли каменщики при каменщицах?</text:p>
      <text:p text:style-name="P471">И да, и нет.</text:p>
      <text:p text:style-name="P471">Я ни разу не слыхал мата обращённого к кому-либо из женщин нашей бригады. Нет.</text:p>
      <text:p text:style-name="P471">Но когда крановщик ставит тебе на ногу поддон кирпича, ты сообщаешь ему об этом без оглядки кто вокруг и очень громко.</text:p>
      <text:p text:style-name="P471"/>
      <text:p text:style-name="P471">Матерятся ли женщины?</text:p>
      <text:p text:style-name="P471">И да, и нет.</text:p>
      <text:p text:style-name="P471">В травмоопасные моменты они орут «ой, мамоньки!», или просто визжат.</text:p>
      <text:p text:style-name="P471">А в промежутке между загрузкой раствора по ящикам и заводкой стальных, поперекрученных <text:s/>на хрен тросов строп под поддоны с кирпичом, Катерина могла запросто поделиться фольклёром:</text:p>
      <text:p text:style-name="P471"><text:tab/><text:tab/><text:tab/><text:span text:style-name="T178">Эх, ёб вашу мать, с вашими делами!</text:span></text:p>
      <text:p text:style-name="P411"><text:span text:style-name="T175"><text:tab/><text:tab/><text:tab/>Не хотите отдать дочь, так еб</text:span><text:span text:style-name="T114">и́</text:span><text:span text:style-name="T175">те сами</text:span>!</text:p>
      <text:p text:style-name="P188">Признаюсь, что проигрывание этой частушки в извилинах головного мозга иногда служило мне хорошим болеутоляющим.</text:p>
      <text:p text:style-name="P188">Но, в конце концов, разве на одном мате свет клином сходится?</text:p>
      <text:p text:style-name="P188"/>
      <text:p text:style-name="P188">Любовь Андреевна однажды пожаловалась <text:span text:style-name="T241">случайно заехавшему</text:span> на объект главному инженеру на обидные слова бригадира Хижняка, которыми тот определял всех женщин без разбору:</text:p>
      <text:p text:style-name="P188">- Засланки навыворот!</text:p>
      <text:p text:style-name="P188">До сих пор не улавливаю смысла этих слов, а вот её <text:span text:style-name="T241">почему-то </text:span>задело.</text:p>
      <text:p text:style-name="P188">Наверное потому, что она была самая красивая женщина в бригаде, только иногда грустная. Трудно женщине, когда знает, что красива, а что с красотой этой делать неизвестно и наблюдай как она уходит ни за что, ни про что.</text:p>
      <text:p text:style-name="P188">Муж на пять лет моложе её и до женитьбы ходил с ножом за голенищем, а она из него сделала примерного семьянина и безопасного члена общества.</text:p>
      <text:p text:style-name="P188">Но всё равно грустит, особенно зимой в морозы, когда раствор в ящиках при подъёме на линию берётся сантиметровой коркой.</text:p>
      <text:p text:style-name="P188">- Ой, мама! Как же у меня рученьки помёрзли!</text:p>
      <text:p text:style-name="P188">А этот паразит Серёга с другого конца захватки, сразу:</text:p>
      <text:p text:style-name="P188">- Ото тебе ещё мало! Мама-папа сколько раз говорили «учись, доченька! бухгалтершей станешь!» Так нет! «я лопату люблю!» Вот и люби теперь до посинения!</text:p>
      <text:p text:style-name="P188">- Паразит!</text:p>
      <text:p text:style-name="P188"/>
      <text:p text:style-name="P188">Анна Андреевна не такая красивая, но добрая. Особенно после обеда.</text:p>
      <text:p text:style-name="P188">Почти вся бригада на Семи Ветрах живёт и обедать домой ходят. <text:s/>Вот она в обед дома клюкнет и возвращается размякшей и подобревшей.</text:p>
      <text:p text:style-name="P189">Единственный недостаток её в том, что охотится на мою кирочку. Стоит мне утратить бдительность, она мою кирочку — хвать! — и в стену заложит, раствором заровняет.</text:p>
      <text:p text:style-name="P189">Большинство каменщиков рубят кирпич кельмами, а мне, видите ли, кирочку подавай. Наверное, из-за созвучия имён...</text:p>
      <text:p text:style-name="P189"/>
      <text:p text:style-name="P189">Мужья Лиды и Виты тоже в СМП-615 работают, слесарят под началом главного механика. </text:p>
      <text:p text:style-name="P189">Выпивают, конечно, а мне на утро целый час в вагончике выслушивать выговоры тем падлам, которых тут и близко нет. Хотя выговоры от Лиды слушать можно — она их словно песню поёт, ну, а Вита подпевает.</text:p>
      <text:p text:style-name="P189">Сама Вита красноречием не блещет. Мы когда на 110-квартирном уже под крышу стены <text:soft-page-break/>выводили, она на линии рядом со мной была и, когда я через стену прыгнул, успела вслед сказать:</text:p>
      <text:p text:style-name="P189">- Сергей! Ты куда?</text:p>
      <text:p text:style-name="P189">Та часть стены, что я клал, осталась не затёртой и не расшитой, вот я и соскочил на бетонный козырёк над балконом пятого этажа. Но она-то козырька не видела! У неё на глазах человек сигает с крыши пятиэтажки и всё, на что она способна, так это:</text:p>
      <text:p text:style-name="P189">- Сергей! Ты куда?</text:p>
      <text:p text:style-name="P189">Вот вам женская логика и знание физики — вниз! Куда ж ещё?</text:p>
      <text:p text:style-name="P189"/>
      <text:p text:style-name="P189">Бригада у нас молодая, самому старшему, Григорию Григорьевичу, сорок лет. Он так прямо и говорит:</text:p>
      <text:p text:style-name="P189">- Мы ещё молодые.</text:p>
      <text:p text:style-name="P189">У него исключительный педагогический дар, если заметит, что его сын девятиклассник в трамвае, или на улице засмотрелся на женщину при всех делах, сразу мовит момент:</text:p>
      <text:p text:style-name="P189">- Хочешь, чтоб у тебя такая же была? Учись, зараза!</text:p>
      <text:p text:style-name="P189">Лицо у него круглое, наполеоновское из-за редкой пряди на лбу. Сам такой крепкий, солидный. Сколько раз я пытался обогнать его в кладке — бесполезно. Он уже кончит, а мне ещё с десяток кирпичей надо положить.</text:p>
      <text:p text:style-name="P189">И рассудительный. <text:span text:style-name="T242">Единственный случай, что подвела его <text:s/>рассудительность, это когда с обеда вернулся с двустволкой.</text:span></text:p>
      <text:p text:style-name="P190">Мы же строим в чистом поле — «строительный угодья». А тут молодой мастер Середа с базы заехал. Григорий Григорьевич и ему дал подержать. А потом они заспорили — попадёт Середа из ружья в шапку Григория Григорьевича, или нет?</text:p>
      <text:p text:style-name="P190">Ну, вышли за торцевую стену недостроенного здания, вокруг белым-бело, только лесополоса среди снегов чернеет.</text:p>
      <text:p text:style-name="P190">Он шапку высоко так подкинул, а Середа чуть выждал и пульнул.</text:p>
      <text:p text:style-name="P190">Шапка дёрнулась и — в снег.</text:p>
      <text:p text:style-name="P190">Григорий Григорьевич её поднял, а в донышке дырка — два пальца пролазят. Картечь крупной оказалась. А шапка хорошая была, из меха нутрии.</text:p>
      <text:p text:style-name="P190">Просто он не учёл, что Середа из Закарпатья, а там бандеровцев хоть уже и нет, но огнестрельное оружие сохранилось; отсюда и навыки.</text:p>
      <text:p text:style-name="P190"/>
      <text:p text:style-name="P190">А Вера Шарапова не грустит. Всё время песни поёт, смеётся. Разговорчивая со всеми.</text:p>
      <text:p text:style-name="P190">И она тоже самая красивая, но только на работе, пока на ней телогрейка и штаны спецовочные. А как переоденется, чтобы ехать электричкой в свою Куколку. Красота куда-то девается.</text:p>
      <text:p text:style-name="P190">Не знаю почему мне грустно стало, когда она про свою свадьбу рассказывала и все смеялись вместе с ней:</text:p>
      <text:p text:style-name="P190">- Дети — плачут! Петя — играет!</text:p>
      <text:p text:style-name="P190">Петя — это тот горбатый мужик, что её с двумя детьми взял. Он тоже в Конотоп на работу ездит и умеет на гармошке играть. Шумная получилась свадьба.</text:p>
      <text:p text:style-name="P190">Вера Шарапова подметила, что когда кто-то при мне на головную боль жалуется, я достаю из штанов носовой платок и перескладываю его наизнанку. <text:span text:style-name="T243">Иногда она толкает локтем Катерину, мол, смотри чудеса дрессировки; прикладывает руку ко лбу и делает страдальческое лицо:</text:span></text:p>
      <text:p text:style-name="P190">- <text:span text:style-name="T243">Ой, как же ж голова болит!</text:span></text:p>
      <text:p text:style-name="P191">Я, конечно, вижу всю эту комедию, но процедуру исполняю, а когда Катерина и себе начинает хвататься, то говорю, что приём окончен — средство обслуживает лишь одного пациента в день. Про Гарри Поттера тогда ещё не знали.</text:p>
      <text:p text:style-name="P191"/>
      <text:p text:style-name="P191">Пётр Лысун не всегда был каменщиком. Он служил в охране перевозок золота по железной дороге. Есть специальные вооружённые охранники, что сопровождают сейфы ы багажных <text:soft-page-break/>вагонах.</text:p>
      <text:p text:style-name="P191">Ехать приходится далеко, иногда неделями. Пол вагона качается, колёсные пары на стыках гахкают и мысли всякие крутятся и крутятся. Вот как, к примеру, можно взять это золото?</text:p>
      <text:p text:style-name="P191">День крутятся, два — иногда неделями. Но безответно крутятся — неразрешимая задача.</text:p>
      <text:p text:style-name="P191">На лица со-охранников посмотрит — тоже задумчивые. А о чём? И начинает закрадываться страх: вдруг кто-то додумался до ответа? Составил план, нашёл подельников и на одном из перегонов положит всех одной обоймой и с золотом уйдёт.</text:p>
      <text:p text:style-name="P191">Устал Пётр от ожидания и ушёл в каменщики.</text:p>
      <text:p text:style-name="P191"/>
      <text:p text:style-name="P191">Щуплый низкорослый Гриня мне почему-то напоминал Гудериана, которого я в жизни не видел. Мелькало в нём что-то такое генштабовское, причём из вермахта.</text:p>
      <text:p text:style-name="P191">По выходным он отдыхал от блиц-кригов и на пару с Григорием Григорьевичем ездил на рыбалку. Повсеместно, куда доходят электрички и дизель-поезда. На удочку, или мормышку, смотря по сезону.</text:p>
      <text:p text:style-name="P191">Меня подкупила его вера в мои врачебные данные. Как-то остановил меня на лестничном марше уходящем в небо:</text:p>
      <text:p text:style-name="P191">- Серёга, помоги!</text:p>
      <text:p text:style-name="P191">И, задрав губу показал беловатый прыщик на десне. Потом отстегнул безопасную булавку <text:span text:style-name="T244">с внутреннего кармана телогрейки, где в рабочее время он наручные часы держит, и протянул мне:</text:span></text:p>
      <text:p text:style-name="P191">- <text:span text:style-name="T244">Проколи, а то болит.</text:span></text:p>
      <text:p text:style-name="P192">Я начал объяснять, что так нельзя — мы ж тут в пыли, в грязи, без антисептиков; нужна дезинфекция.</text:p>
      <text:p text:style-name="P192">- А где я тебе тут дезинфекцию возьму?</text:p>
      <text:p text:style-name="P192">В кино показывали, что над огнём обеззараживают.</text:p>
      <text:p text:style-name="P192">Он подержал кончик булавки над зажжённой спичкой. Результат меня не утешил — остриё покрылось чёрной копотью. </text:p>
      <text:p text:style-name="P192">Гриня критически осмотрел булавку, отёр её о рукав телогрейки в многомесячной кирпичной и прочей пыли и протянул мне:</text:p>
      <text:p text:style-name="P192">- На! Коли!</text:p>
      <text:p text:style-name="P192">А куда денешься? Человек столько усилий затратил на дезинфекцию.</text:p>
      <text:p text:style-name="P192"/>
      <text:p text:style-name="P192">Микола Хижняк явился в Конотоп как тёмноволосые и кудрявые герои французских романов, что приезжают в Париж с парой су в кармане и честолюбивыми планами покорить столицу.</text:p>
      <text:p text:style-name="P192">Правда, у него была троячка и, вместо шляпы с пером, кепка, которая не спасала в тридцатиградусный мороз той ночи.</text:p>
      <text:p text:style-name="P192">Он не стал капитаном мушкетёров, но он единственный известный мне каменщик шестого разряда.</text:p>
      <text:p text:style-name="P192">У него есть квартира и мотоцикл «Урал» без коляски, и жена Катерина, которую, если ночью не спится, можно притянуть за уши.</text:p>
      <text:p text:style-name="P192">Ещё Микола Хижняк восполняет знания недополученные в вузе.</text:p>
      <text:p text:style-name="P192">При обучении на англофаке НГПИ, я так и не смог себя заставить прочесть ни одного произведения Томаса Харди, хотя он был в экзаменационных билетах по зарубежке. Какая-то у меня с ним несовместимость. Может из-за фамилии. Вот знаю, что надо, а не могу.</text:p>
      <text:p text:style-name="P192">Как-то на плитах перекрытия Микола начал рассказывать мне длинную запутанную историю. Я сперва подумал, что сериал и лишь в самом конце, когда её настигла погоня, но она непробудно спала от усталости и он сказал пусть ещё поспит пока не знает, что поймали, я понял, что это так и не прочитанная мной — «Тэсс из рода Д'Эбервилей», <text:span text:style-name="T245">хотя по ходу Хижняк вплёл туда ещё какой-то билет на самолёт</text:span>.</text:p>
      <text:p text:style-name="P192"/>
      <text:p text:style-name="P193">Но официально самой красивой в бригаде считалась строповщица Катерина, ей Вера Шарапова это прямо так в глаза и говорила, хотя она и сама это знала, тем более, что жена <text:soft-page-break/>бригадира, и пусть они и не расписаны, зато у них уже сын семиклассник от её первого брака.</text:p>
      <text:p text:style-name="P193">На голове Катерины косынка из полупрозрачного газа поверх жёлтых кудряшек, а на шее ожерелье из красных бусин. Под цвет помады на губах.</text:p>
      <text:p text:style-name="P193">Где-то в штабелях бетонных плит перекрытия, недалеко от растворной площадки, она держит треугольный осколок толстого зеркала, чтобы смотреться в свободное от работы время.</text:p>
      <text:p text:style-name="P193">Про себя она думает, что красива, как Анфиса из сериала «Угрюм-река», особенно когда та явилась видением, чтобы Громов со скалы метнулся. Во всяком случае именно анфисиным жестом она зазывала меня на битый кирпич на земле, когда я клал угол четвёртого этажа, наутро после той серии:</text:p>
      <text:p text:style-name="P193">- Иди, П<text:span text:style-name="T246">ро</text:span>шенька! Иди сюда!</text:p>
      <text:p text:style-name="P194">А может просто хотела проверить хватит ли у меня дури. Ведь ясно же, что того — даже от <text:span text:style-name="T241">живой </text:span>порн<text:span text:style-name="T241">ухи</text:span> отвернулся.</text:p>
      <text:p text:style-name="P194">Когда две парочки захотели заняться сексом на лоне природы и вышли загород из Семи Ветров, то зашли за полосу кустарника вдоль шоссе. В пылу желанья они не учли наш объект, и нашу бригаду, где все отложили инструменты и обменивались комментариями по ходу акта, как <text:span text:style-name="T241">римляне на трибунах Колизея, когда он ещё не требовал капитального ремонта</text:span>. </text:p>
      <text:p text:style-name="P195">В эпоху застоя ещё не знали тотализатора, чтоб делать ставки какая из пар финиширует первой.</text:p>
      <text:p text:style-name="P195">Как всё относительно в этом мире! Приходишь первым, а Анна Андреевна, унасестившись на держаке лопаты брошенном поперёк железного ящика с раствором, говорит:</text:p>
      <text:p text:style-name="P195">- Тю! Ото и всё?</text:p>
      <text:p text:style-name="P194">Только один отвернулся, сел за поддон и смотрел в обратном направлении, <text:span text:style-name="T241">на</text:span> <text:span text:style-name="T241">дальнюю </text:span>групп<text:span text:style-name="T241">у</text:span> <text:s text:c="2"/>берёз посреди строительных угодий, <text:s/><text:span text:style-name="T241">высоких как деревья</text:span> <text:s/>в африканской саванне. Нормальные так не поступают.</text:p>
      <text:p text:style-name="P194"/>
      <text:p text:style-name="P194">Пётр Кирпа до женитьбы жил вдвоём с матерью и зимой <text:span text:style-name="T241">регулярно</text:span> хвалился, что поутру выходит в коридор, ломает кружкой лёд в ведре и пьёт холодную воду — аж в зубы заходит.</text:p>
      <text:p text:style-name="P194">В нашей бригаде он нравился мне меньше всех, но именно он помог мне доказать всем и, в первую очередь себе, что я настоящий каменщик.</text:p>
      <text:p text:style-name="P196">Это случилось намного позднее, когда в бригаду влилась свежая кровь из двух девушек окончивших ПТУ где-то на Западной Украине и десантника Вовки.</text:p>
      <text:p text:style-name="P196">Мы подняли половину второго этажа механического корпуса напротив столовой локомотивных бригад. При высоте стены свыше полутора метров кладка ведётся со столов-риштовок. Между мной и Кирпой было два таких стола, значит метров пятнадцать.</text:p>
      <text:p text:style-name="P196">Он захотел покрасоваться перед парой девушек в свежих ещё телогрейках, которые смешно выговаривают «йой!» вот и крикнул:</text:p>
      <text:p text:style-name="P196">- Держи, Серёга!</text:p>
      <text:p text:style-name="P196">И метнул в мою сторону кирочку поверх разделяющих нас поддонов и ящиков. Та летела, как томагавк, крутясь рукоятью.</text:p>
      <text:p text:style-name="P196">Я ничего не рассчитывал и не прикидывал. Я просто сделал шаг навстречу и поднял правую руку. Едва рукоять коснулась ладони, мне оставалось лишь сжать пальцы. Всё получилось само собой.</text:p>
      <text:p text:style-name="P196">Увидев, что я не нырнул за кирпичи уклоняясь от кирочки, а стою и держу её в гордо поднятой руке, Кирпа сменил пластинку и сказал притихшим вдруг девушкам:</text:p>
      <text:p text:style-name="P196">- Вот такие каменщики у нас в бригаде!</text:p>
      <text:p text:style-name="P196">Так что мне есть чем гордиться в своей жизни.</text:p>
      <text:p text:style-name="P196"/>
      <text:p text:style-name="P195">Кроме куколки с пищиком я собрал тебе целый подарочный набор ко дню рождения.</text:p>
      <text:p text:style-name="P195">Такие чёрные пластмассовые фиговинки, которые электрики вставляют в распределительные коробки. Они походили на черепашек-ниндзя, хотя до создания этого мультика оставалось ещё лет двадцать с гаком. <text:span text:style-name="T247">Сразу же видно, что похожи на черепашек, а что они ниндзи я тогда </text:span><text:soft-page-break/><text:span text:style-name="T247">ещё не знал. Кроме этих ещё белые керамические шашечки. Всё по две штуки.</text:span></text:p>
      <text:p text:style-name="P197">Это, типа, солдат на передовой собирает подарок из латунных стреляных гильз.</text:p>
      <text:p text:style-name="P197">Впрочем, наша бригада и была на передовой обжитого мира. Подарки с края ойкумены.</text:p>
      <text:p text:style-name="P197">Но из Универмага я тоже прикупил пару пупсиков; они не пищали: потому что пластмассовые, но вносили разнообразие. В конце концов, не война же.</text:p>
      <text:p text:style-name="P197"/>
      <text:p text:style-name="P197">Для меня важно было попасть в Нежин в неурочное время, когда никто не ожидает, чтобы не испортили праздника. Электричку из Конотопа, да ещё в день твоего рождения, как пить дать, превентивно встретят чёрно-белой шахматкой, тернýтся плечом и — готово. Лучше зайти с тыла и когда не ждут.</text:p>
      <text:p text:style-name="P197">Для этой цели идеально подходил автобус Харьков-Чернигов, но через Конотоп он проходит в пол-шестого, поэтому, чтобы не проспать, я в ту ночь вообще не ложился.</text:p>
      <text:p text:style-name="P197">Гулял по Конотопу; туда-сюда. Когда проходил вдоль бетонной стены мясокомбината, у них там по верхней галерее скот на убой гнали. Какими человеческими голосами они там вопят! Хуже, чем в «Западном коридоре». Ведь всё <text:span text:style-name="T248">абсолютно </text:span>понимают — <text:span text:style-name="T248">куда их гонят и зачем</text:span>.</text:p>
      <text:p text:style-name="P197">Около полуночи я оказался на Кандыбино и решил искупаться. Снял с себя всё? А кто видит? Тёмные кусты смородины, или звёзды с луной? Так они и не такого насмотрелись.</text:p>
      <text:p text:style-name="P197">И зашёл в воду.</text:p>
      <text:p text:style-name="P197">А воздух вокруг аж дрожит от лягушиных стонов.</text:p>
      <text:p text:style-name="P197">Одна штукатурша, пожилая уже, но с длинными тугими косами, рассказывала, что когда она в селе хотела покончить с собой, такая же ночь была и всё вокруг <text:span text:style-name="T249">шумело-гудело:</text:span></text:p>
      <text:p text:style-name="P197">- <text:span text:style-name="T249">Иди! Иди! Вот он пруд! Иди же!</text:span></text:p>
      <text:p text:style-name="P198">Но у меня голосов не было, одни только лягушки.</text:p>
      <text:p text:style-name="P198">А потом я поплыл навстречу луне. Она как раз над рыбными озёрами всходила и не успела ещё уменьшится. Огромная полная луна.</text:p>
      <text:p text:style-name="P198">Я плыл «по-морскому», беззвучно, но всё равно гнал перед собой волны. Такие ровные-ровные, как те линии нарисованные на платочке с парусником. Только они там синие на белом фоне, а тут серебристые на чёрной тьме.</text:p>
      <text:p text:style-name="P198">Так и плыл как по волнам эфира, пока не стали за ноги цепляться прибрежные водоросли. Жутковато стало, русалки всякие в голову лезут и я поплыл обратно, но уже на спине, чтобы всё время луну видеть.</text:p>
      <text:p text:style-name="P198">Волосы после купания у меня остались мокрыми и на железнодорожный вокзал я пошёл обходным путём, чтобы высохнуть по дороге.</text:p>
      <text:p text:style-name="P198">На вокзале с каждой стороны часы есть, да ещё и во внутренних залах висят.</text:p>
      <text:p text:style-name="P198">А у меня часов нет, если какие одену на руку, они через день-два останавливаются, или врать начинают — неси в ремонт, или новые покупай.</text:p>
      <text:p text:style-name="P198">По пути я вспомнил того несчастного из сказок тысячи и одной ночи, что постоянно плакал и рвал одежду у себя на груди.</text:p>
      <text:p text:style-name="P198">Он любил прекрасную волшебницу, а она его, но предупредила одну из дверей во дворце ни в коем случае не открывать. А он открыл; из чистого любопытства; и оказался в другом измерении, где только песок и камни и никакой дороги назад. Вот ему только и осталось, что плакать да бить себя в грудь.</text:p>
      <text:p text:style-name="P198">Года за два перед этим мы с Ирой на Десну поехали. <text:s/>Вдвоём, только я и она. Тебя Гаина Михайловна держала.</text:p>
      <text:p text:style-name="P198">Туда — утренним черниговским автобусом. Обратно? Ну, что подвернётся...</text:p>
      <text:p text:style-name="P198">Когда я через окно Десну вдали увидел, то попросил водителя остановить автобус и мы сошли на шоссе. Потом пошли через поле. <text:s/>На другом <text:s/>бабы в белых платках сгребали сено в копны, <text:span text:style-name="T250">издали и не разобрать в каком ты столетии.</text:span></text:p>
      <text:p text:style-name="P199">Потом я перенёс Иру через протоку на длинную песчаную косу заросшую широкими зелёными листьями, мимо которой текла Десна. Мы постелили одеяло поверх листьев и провели там весь день.</text:p>
      <text:p text:style-name="P199">Когда мне нужно было помочиться, я переплыл на другой берег: Десна там не слишком <text:soft-page-break/>широкá. Ира строго -настрого меня предупреждала не замочить голову. Я это помнил, но всё равно с того, крутого берега нырнул головой в реку. А теперь вот только и осталось плакать да рвать на груди эту летнюю рубашку из ацетатного шёлка.</text:p>
      <text:p text:style-name="P199"/>
      <text:p text:style-name="P199">Остаток ночи я просидел на площади перед первым перроном. Скамейки там не очень удобные — без спинок. На одной из них и встречал редкие ночные поезда, вместе с тележками дежурных из багажного отделения, куда выбрасывают коробки и тюки посылок из <text:s/>почтовых вагонов. Провожал группки зябко зевающих пассажиров. Счастливого пути.</text:p>
      <text:p text:style-name="P199">Когда в чёрной коробке часов на фронтоне вокзала засветилось 05:00, я пошёл в зал ожидания — забрать подарки тебе из ячейки автоматической камеры хранения, а оттуда на автовокзал. Это близко — <text:s/>почти сразу за парком Лунатика.</text:p>
      <text:p text:style-name="P199"/>
      <text:p text:style-name="P199">Этот автобус в Нежин не заезжает, но от поворота шоссе, где здание поста ГАИ, мне опять что-то подвернулось, так что часов в девять с чем-то я был уже в Нежине. В то время, когда конотопская электричка ещё только к Бахмачу подъезжает.</text:p>
      <text:p text:style-name="P199">Но я не собирался стать снегом на голову, поэтому позвонил Ире на работу по телефону-автомату.</text:p>
      <text:p text:style-name="P199">Какой у неё красивый голос! Такой родной и близкий.</text:p>
      <text:p text:style-name="P199">Я сказал, что хочу повидать тебя и отдать подарок и она ответила, что, да, конечно, что ты дома с её мамой.</text:p>
      <text:p text:style-name="P199">Я пошёл на Красных партизан очень радостный, потому что Ира по телефону звучала совсем дружелюбно и даже как-то обрадованно.</text:p>
      <text:p text:style-name="P199"/>
      <text:p text:style-name="P200">Когда я позвонил, дверь не открылась, только дверной глазок затемнился и опять просветлел. Я позвонил ещё раз, но покороче и услышал осторожно уходящие шаги в прихожей. Я услышал, как ты о чём-то жалобно спрашиваешь в дверях гостиной и как тебя шёпотом зашикивает бабушка.</text:p>
      <text:p text:style-name="P200">Когда у человека голоса, они ему что-нибудь да говорят; слов я разобрать не мог, но отчётливо видел сквозь дверь тебя, четырёхлетнего ребёнка, тревожно задравшего голову вверх к бабушке — кто там? Серый Волк? плохой дядя — и видел мать Иры в халате и шестимесячной завивке с прижатым к губам пальцем:</text:p>
      <text:p text:style-name="P200">- Тшш!</text:p>
      <text:p text:style-name="P200">Я не из тех, кто ломится в запертую дверь и не хотел пугать тебя дальше.</text:p>
      <text:p text:style-name="P200">Я позвонил в дверь напротив и мне открыли. Там жили преподаватели НГПИ. Гроза-муж, он читал научный коммунизм, и Гроза-жена, которая преподавала у меня немецкий на каком-то курсе. Я оставил коробку с подарками Грозам и попросил передать тебе лично в руки.</text:p>
      <text:p text:style-name="P200">В Конотоп можно возвращаться и электричкой. Какая разница? И всего 1 руб. 10 коп.</text:p>
      <text:p text:style-name="P200"/>
      <text:p text:style-name="P200">Попытка жить праведной жизнью вызывает в человеке вредную привычку. Но то, чтобы пагубную, но бессмысленную — втягиваешься в это дело.</text:p>
      <text:p text:style-name="P200">После окончательного да ещё и ритуально закреплённого разрыва с Ирой, возвращение «Крёстного отца», последней из украденных мною книг, <text:s/>не имело никакого смысла, но было поздно — втянулся. А залежалась она у меня потому, что я не знал куда распределился Витя Кононевич, а тут вдруг стороной прослышал, что книгу Вите дал вовсе не Жора, а Саша Нестерук, настоящий её владелец. Пришлось снова ехать в Нежин.</text:p>
      <text:p text:style-name="P201">Когда я пришёл по адресу, что дал мне Вася Кропин, то Саши там не оказалось, а проживала молодая супружеская пара без детей, которые недавно въехали. Муж ходил в белой майке, жена в халате и по всему дому пахло жирной копчёной селёдкой. Чего ещё надо для счастья? Квартира, молодая женщина в любое время суток.</text:p>
      <text:p text:style-name="P201">Я отказался от адреса их квартирной хозяйки, которая, возможно, знает куда переехал Саша Нестерук, и уехал обратно в Конотоп. Мне вспомнилось, что Игорь Рекун на последнем курсе крепко сдружился с Нестеруком — отдам ему, пусть передаст, а то как-то поднадоело <text:soft-page-break/>праведничать.</text:p>
      <text:p text:style-name="P201">В электричке меня впервые посетила мысль — а может оно всё так и надо? Своя женщина, конечно, хороша, как ни крути; но почему же я не завидую молодому квартиранту? И почему меня разбирает смех как вспомню селёдку под майкой?</text:p>
      <text:p text:style-name="P201"/>
      <text:p text:style-name="P201">Мама Игоря сказала, что его дома нет и что он работает в здании горкома партии на первом этаже.</text:p>
      <text:p text:style-name="P201">Здание горкома партии это на Миру, позади серого памятника Ленина, там где когда-то стояла вышка городской телестудии до того, как её демонтировали.</text:p>
      <text:p text:style-name="P201">На входе в горком я назвал милиционеру номер комнаты и кто мне там нужен, он меня пропустил.</text:p>
      <text:p text:style-name="P201">Комната оказалась пустой, но стоило мне лишь подойти к окну, Игорёк враз нарисовался. Видно не хотел, чтобы я видел то, что увидел.</text:p>
      <text:p text:style-name="P201">Он ничуть не изменился. Всё те же стёкла чайного цвета в золотистой оправе и та же улыбочка на остром лице. Только уже снисходительная. Понятное дело! Человек стал на рельсы широкой дороги в светлое будущее.</text:p>
      <text:p text:style-name="P201">«Крестному отцу» он почти не удивился и обещал передать Саше Нестеруку.</text:p>
      <text:p text:style-name="P201">Наверное, при<text:span text:style-name="T251">я</text:span>тно чувствовать себя выше того, кому при поступлении в НГПИ «выкал», потому что тот после армии, а тебе всего месяц как аттестат зрелости выдали. <text:span text:style-name="T251">Зато теперь он пашет на стройке, а у тебя кабинет в горкоме партии, хотя пока что с кем-то на двоих.</text:span></text:p>
      <text:p text:style-name="P187">Никогда больше мы не встречались с Игорьком, но я успел посмотреть из окна его стартовой комнаты и увидеть потресканый асфальт отмостки под стеной, выжженный газончик и фасадную штукатурку шуба глухой стены напротив под укрывистой серой побелкой; а больше — ничего.</text:p>
      <text:p text:style-name="P187">До каких бы высот он не поднялся в своей будущей карьере, ему никогда не увидеть ту группу берёз среди строительных угодий Семи Ветров, что так смахивают на высокие деревья в летнем мареве африканских саванн.</text:p>
      <text:p text:style-name="P187">Даже если и показать — не увидит.</text:p>
      <text:p text:style-name="P149"/>
      <text:p text:style-name="P149">И всё-таки меня неотступно преследовала надежда, настолько радостно звучал голос Иры при разговоре со мной по телефону. Может?..</text:p>
      <text:p text:style-name="P149">И она не виновата, что тёща решила выставить меня перед тобой озверелым двереломом. И <text:span text:style-name="T191">наверняка </text:span>даже не посоветова<text:span text:style-name="T191">вши</text:span>сь с Ирой, у которой голос был как у моей Иры...</text:p>
      <text:p text:style-name="P149">Чтобы удостоверить эти упованья, я поехал на Мир, на переговорный пункт междугородней телефонной связи рядом с Главпочтамтом.</text:p>
      <text:p text:style-name="P149">Стеклянная дверь и витринные стены отделили от шума трамваев и площадной суеты перед Универмагом. Женщина за длинным прилавком со стеклянным барьерчиком записала в квитанцию город и номер телефона, по которому звоню. Я заплатил.</text:p>
      <text:p text:style-name="P149">Она сняла свой телефон и кому-то сказала, чтобы дали Нежин, 4-59-83.</text:p>
      <text:p text:style-name="P149">Я сунул квитанцию в задний карман джинсов и стал ещё одним из немногочисленных ожидающих.</text:p>
      <text:p text:style-name="P149">Когда где-то в другом городе кто-то подымал трубку телефона с заказанным номером, ему говорили, что Конотоп на связи, а в зале переговорного пункта чёрный динамик кричал женским голосом в какую кабинку зайти для разговора с тем городом.</text:p>
      <text:p text:style-name="P149">В указанной кабинке за стеклом в верхней половине двери вспыхивала электрическая лампочка, заливая жёлтым светом тесные стены из прессованной фанеры ДСП. Ожидавший заходил в этот отсек с телефоном на маленькой полочке в углу и высоким табуретом с засиженным плюшевым сиденьем. Не знаю мягкое оно, или жёсткое — я никогда не садился.</text:p>
      <text:p text:style-name="P149">- Алма-Ата! Номер не отвечает! Что будете делать?</text:p>
      <text:p text:style-name="P149">- Повторите!</text:p>
      <text:p text:style-name="P150">В динамике слышались отголоски долгих гудков телефона в далёкой Алма-Ате.</text:p>
      <text:p text:style-name="P150">- Петразаводск! Двенадцатая кабина!</text:p>
      <text:p text:style-name="P150"><text:soft-page-break/>Кто что говорит в узкой кабинке в зале не разобрать, если только не начнёт орать из-за плохой связи.</text:p>
      <text:p text:style-name="P150">- Алма-Ата! Номер <text:s/>не отвечает!</text:p>
      <text:p text:style-name="P150">- Снимайте!</text:p>
      <text:p text:style-name="P150">Не дождавшийся возвращает квитанцию, а ему его деньги.</text:p>
      <text:p text:style-name="P150">- Нежин на линии!</text:p>
      <text:p text:style-name="P150">Я захожу в кабинку и отворачиваюсь спиной к залу за стеклом в верхней половине её двери. Очень трудно говорить, когда так трепыхается сердце.</text:p>
      <text:p text:style-name="P150">- Позовите Иру, пожалуйста.</text:p>
      <text:p text:style-name="P150">- Кто говорит?</text:p>
      <text:p text:style-name="P150">- Сергей Огольцов.</text:p>
      <text:p text:style-name="P150">- Сейчас...</text:p>
      <text:p text:style-name="P150">- Да.</text:p>
      <text:p text:style-name="P150">И трепыханье враз унялось, стиснутое повеявшим из её голоса дыханьем вечной мерзлоты.</text:p>
      <text:p text:style-name="P150">Я здороваюсь что-то говорю, но слышу, что мне не пробиться сквозь намертво схватившийся лёд.</text:p>
      <text:p text:style-name="P150">- Слушай, я ничего не прошу, но девочке нужен отец.</text:p>
      <text:p text:style-name="P150">- Можешь не беспокоиться, у неё уже есть отец.</text:p>
      <text:p text:style-name="P150">- Да?.. Это... хорошо.</text:p>
      <text:p text:style-name="P150">Разговор окончен. Я ухожу с переговорного, но в стеклянной клетке входного тамбура оглядываюсь на кабинку, где уже погас свет и говорю сам себе:</text:p>
      <text:p text:style-name="P150">- Смотри, номер семь. Седьмой номер — это где тебя распинают...</text:p>
      <text:p text:style-name="P150"/>
      <text:p text:style-name="P150">Где Великобритания, а где Конотоп; но — поди ж ты! — из-за неё, а точнее из-за её коммунистов, а совсем в точку из-за их газеты «Morning Star» я не попал на свадьбу своей сестры Наташи тем летом.</text:p>
      <text:p text:style-name="P150">Ведь, если внимательно вдуматься, именно «Morning Star» виновата в моём повторном попадании в дурдом.</text:p>
      <text:p text:style-name="P150"/>
      <text:p text:style-name="P150">Когда ежедневно читаешь новости бывшие две недели назад <text:s/>новостями в туманном Альбионе, то начинаешь сопереживать лейбористскому движению и имена Майкла Фута и Тони Бенна уже не такой пустой звук, как фамилии Суслов, или Подгорный, или кто там ещё в этом Политбюро ЦК КПСС.</text:p>
      <text:p text:style-name="P151">Глава британского правительства Маргарет Тэтчер перестаёт быть «дорогая госпожа Маргарет Тэтчер!», а становится той железной сучкой, что за пару занюханных свитеров заморила голодной смертью двадцать девять ирландских парней.</text:p>
      <text:p text:style-name="P151">То есть происходит сдвиг <text:s/>в сторону неадекватного восприятия окружающих реалий. Начинаешь себя вести, как шахтёр из графства Кент, или работник коммунального хозяйства города Манчестер.</text:p>
      <text:p text:style-name="P151">Конечно, я мог бы сослаться на недостаточную информированность — ведь я жил в эпоху застоя, о том не догадываясь. Однако, это слабое оправдание, потому что в одинаково недогадливых условиях жил и тот работник КГБ, которому поступил звонок из СМП-615.</text:p>
      <text:p text:style-name="P151">В разгар лета, когда на полях страны идёт страда развернувшейся битвы за урожай, когда шахтёры Кузбасса обещают в текущем году выдать на-горá миллионную тонну чёрного золота, когда он, этот работник КГБ, до сих пор всё ещё не решил — ехать ли в субботу на дачу в Жолдаки, или всё же махнуть на Десну, откуда вторую неделю мужики возвращаются с хорошим уловом...</text:p>
      <text:p text:style-name="P151">Звонок.</text:p>
      <text:p text:style-name="P151">ЧП.</text:p>
      <text:p text:style-name="P151">В СМП-615 забастовка и сидячая демонстрация. </text:p>
      <text:p text:style-name="P151">Сколько человек?</text:p>
      <text:p text:style-name="P151">Один.</text:p>
      <text:p text:style-name="P151"><text:soft-page-break/>Где конкретно?</text:p>
      <text:p text:style-name="P151">На крыльце административно-бытового корпуса.</text:p>
      <text:p text:style-name="P151">Ничего не предпринимайте до приезда сотрудников.</text:p>
      <text:p text:style-name="P151"/>
      <text:p text:style-name="P151">Да, я сидел на бетонном крыльце двуступенчатого крыльца двухэтажного административно-бытового корпуса.</text:p>
      <text:p text:style-name="P151">Да, это была забастовка, потому что в десять утра, вместо того чтобы звенеть кельмой и мантулить кирпич на кирпич, я переоделся в вагончике на Семи Ветрах и заявился на базу.</text:p>
      <text:p text:style-name="P151">Да, забастовка была сидячей и, чтобы удобнее было сидеть, я взял деревянный стул в сторожке на проходной и притащил его на крыльцо административно-бытового корпуса.</text:p>
      <text:p text:style-name="P151"/>
      <text:p text:style-name="P152">Шёл классически летний день, в синем небе над производственным корпусом неподвижно висел громадный клуб одиночного плотно-белого облака. По высокой железнодорожной насыпи позади растворного узла <text:span text:style-name="T192">с торопливым перестуком пролетали скорые поезда, увесисто погромыхивали составы товарняков.</text:span></text:p>
      <text:p text:style-name="P153">Шёл трудовой день и только я ничего не делал, а парился в этой рубашке из голубого ацетатного шёлка — он такая же хрень, как и нейлон, просто чуть мягче.</text:p>
      <text:p text:style-name="P153">Я сидел сбоку от входа, чтобы не загораживать дорогу изредка проходящим работникам СМП-615. Двум слесарям, мужьям Лиды и Виты из нашей бригады, когда те спросили, чё это я тут, <text:s/>а не на работе, я без объяснений указал на доску трудовых показателей за месяц с покрытием из коричневого линолеума, поставленную на том же крыльце, но с другой стороны от входа. А главный механик и сам догадался прочитать.</text:p>
      <text:p text:style-name="P153">Вообще-то, эта доска пожизненно висела в вестибюле, рядом с окошечком касы, храня девственную чистоту своего линолеума, хотя на её рамочке сверху лежал кусок мела. Сегодня пробил её звёздный час и вот она тут — покрытая напыщенным почерком, по которому без всякой графологии можно распознать графомана:</text:p>
      <text:p text:style-name="P153"><text:tab/><text:tab/><text:tab/>«Наш профсоюзный босс — лгун!</text:p>
      <text:p text:style-name="P153"><text:tab/><text:tab/><text:tab/> Слаушевского — к ногтю!»</text:p>
      <text:p text:style-name="P153">Я знаю, что случись такое где-нибудь в Англии, возле этой доски уже сфотографировались бы молодые представители от обеих фракций партии лейбористов, а репортёры всё той же «Morning Star» уже брали бы у меня интервью — за что такая нетерпимость к профсоюзному лидеру?</text:p>
      <text:p text:style-name="P153">До сегодняшнего утра я тоже питал к нему только симпатии. У бригадира плотников, Анатолия Слаушевского, приятная внешность под стрижкой молочно-седых волос. <text:span text:style-name="T193">В Голливуде он запросто сделал бы карьеру снимаясь в роли благородного шерифа в различных вестернах.</text:span></text:p>
      <text:p text:style-name="P154">Но и у нас благородный вид в цене и Слаушевского год за годом избирают в председатели профкома СМП-615. Эта должность, считай что, не оплачивается, так что он тоже живёт на одну зарплату. Как все.</text:p>
      <text:p text:style-name="P154">И он думал, что я его пойму, как все, когда он мне сегодня утром на объекте сообщил:</text:p>
      <text:p text:style-name="P154">- Не будет дела.</text:p>
      <text:p text:style-name="P154">- Как не будет?</text:p>
      <text:p text:style-name="P154">- А вот так — не будет дела.</text:p>
      <text:p text:style-name="P154">Разве мог он предположить, что его за это белым по коричневому обзовут «боссом» и потребуют ногтевой расправы?</text:p>
      <text:p text:style-name="P154"/>
      <text:p text:style-name="P154">Симпатии — вещь недолговечная. Месяц назад я его обнять был готов, когда он мен сказал про путёвку в пионерлагерь «Артек». Конечно — хочу! Всё своё пионерское детство мечтал побывать в солнечном «Артеке» на побережье Крыма. Теперь, понятно, по возрасту не вписываюсь, но Леночка будет рада поехать на Чёрное море.</text:p>
      <text:p text:style-name="P154">На самом деле, Леночка немного испугалась и начала спрашивать бабушку, но та сказала, что «Артек» - это очень хорошо. И Леночка уже прошла всех врачей медицинской комиссии из <text:soft-page-break/>детской поликлиники, и даже выбрала какой возьмёт с собою чемодан с вещами для «Артека».</text:p>
      <text:p text:style-name="P154">- Не будет дела.</text:p>
      <text:p text:style-name="P154">Месяц назад Слаушевский ещё не знал, что кто-то ещё догадается, что «Артек» — <text:s/>это хорошо, потому-то и предложил путёвку мне хорошо, за счёт профсоюза.</text:p>
      <text:p text:style-name="P154">И не важно, что догадливый из другой организации, и не важно кто из начальства СМП-615 похвастал ему про эту путёвку; в любом случае, его должность выше, чем у каменщика.</text:p>
      <text:p text:style-name="P154">- Не будет дела.</text:p>
      <text:p text:style-name="P154">Если живёшь на одну зарплату — должен быть понятливым. Как все. </text:p>
      <text:p text:style-name="P154">Пришмыгни носом, почеши в затылке, выматерись, наконец, и иди паши дальше. Зачем на Слаушевского бочку катить? Он тоже — как все.</text:p>
      <text:p text:style-name="P154"/>
      <text:p text:style-name="P154">Мне известно, как всё это обернулось бы в Англии, <text:span text:style-name="T194">но я не знаю что будет дальше здесь. Поэтому у меня роль созерцателя в ацетатных шелках — придётся расстегнуть пару пуговиц, а то слишком жарко.</text:span></text:p>
      <text:p text:style-name="P154"/>
      <text:p text:style-name="P155">Из-за бело кирпичного угла административно-бытового корпуса по дорожному покрытию из мягчайше мельчайшей пыли медленно въехала белая «волга», сделала круг разворота и остановилась возле крыльца, носом туда, откуда приехала.</text:p>
      <text:p text:style-name="P155">Водитель вышел, оставив на заднем сиденьи двух пассажиров, взошёл на крыльцо, ознакомился с двумя строками на линолеумной доске трудовых показателей за месяц и, не взглянув на меня, прошёл внутрь.</text:p>
      <text:p text:style-name="P155">Он быстро вернулся, сел в машину и двое здоровяков вышли из неё ему на смену. Они подошли ко мне.</text:p>
      <text:p text:style-name="P155">- Пойдём.</text:p>
      <text:p text:style-name="P155">- Куда?</text:p>
      <text:p text:style-name="P155">- Там узнаешь.</text:p>
      <text:p text:style-name="P155">Неудобно разговаривать задирая голову в обе стороны. Я встал и положил руку на спинку стула:</text:p>
      <text:p text:style-name="P155">- Ну, хоть стул отнесу.</text:p>
      <text:p text:style-name="P155">- Без тебя уберут.</text:p>
      <text:p text:style-name="P155">И каждый из них уже ухватил двумя руками мой бицепс — кому какой ближе.</text:p>
      <text:p text:style-name="P155">Аккуратно и медленно, они повели меня к «волге».</text:p>
      <text:p text:style-name="P155">Вдалеке, в тени распахнутого входа в производственный корпус наблюдающая группа из двух слесарей и одного сварщика. Картина Репина «Арест пропагандиста».</text:p>
      <text:p text:style-name="P155">Архангел слева, видя моё непротивленство, ослабил хватку; он уже, типа, просто гуляет держа меня под руку. <text:s/>Я кричу водителю:</text:p>
      <text:p text:style-name="P155">- Этот левый сачкует!</text:p>
      <text:p text:style-name="P155">Хватки уравновешиваются и мы втроём садимся на заднее сиденье; я в центре, как король на именинах.</text:p>
      <text:p text:style-name="P155">Пока Свайциха открывал ворота проходной — первый раз в жизни запертые в дневное время — я покричал ей, чтоб забрала с крыльца стул, взятый мною отсюда.</text:p>
      <text:p text:style-name="P155">И меня повезли в Конотоп.</text:p>
      <text:p text:style-name="P156">После какой-то ещё проходной мне сказали пересесть в УАЗик с глухим фургоном, туда же поднялся один сопровождающий и УАЗик поехал. Вскоре мы снова остановились. Через окошко в кабину водителя и его лобовое стекло виднелись тополя возле Городского Медицинского Центра.</text:p>
      <text:p text:style-name="P156">Мы долго ждали, потом задняя дверь распахнулась. На тротуаре стоял психиатр Тарасенко.</text:p>
      <text:p text:style-name="P156">- Да, это — он.</text:p>
      <text:p text:style-name="P156">После этих его слов дверь снова захлопнулась и меня повезли в Ромны.</text:p>
      <text:p text:style-name="P156">Без какой-либо добровольности с моей стороны.</text:p>
      <text:p text:style-name="P150"/>
      <text:p text:style-name="P157"><text:soft-page-break/>То, как ты выглядишь, напрямую зависит от того насколько хорошо относится к тебе зеркало, в которое ты смотришься. Я не раз замечал это; в одном — я шикарен! В другом: и этот упырь — я?</text:p>
      <text:p text:style-name="P157">Самое влюблённое в меня зеркало стоит в трюмо пятого отделения областной психиатрической больницы в городе Ромны. Оно мне показало насколько, всё-таки, я красивый мужчина. Причём <text:s/>без всякой кинематографической слащавости красив.</text:p>
      <text:p text:style-name="P157">В те три месяца в Одессе я смахивал на актёра Конкина, или его вместо меня загримировали для съёмок в <text:s/>«Место встречи изменить нельзя», не суть важно; главное, что тут, из этого трюмо, на меня смотрит непривычный для стереотипных эталонов красавец кисти Тициана.</text:p>
      <text:p text:style-name="P157">Красная пижама с жёлтенькими полосками, шатен с мягкими, чуть подсветлёнными солнцем волосами, но главное достоинство — цвет глаз.</text:p>
      <text:p text:style-name="P157">Небывалый цвет, невиданный — цвет плавящегося мёда.</text:p>
      <text:p text:style-name="P157">И пусть капитан Писак, составляя мой словесный портрет перед строем первой роты говорил:</text:p>
      <text:p text:style-name="P157">- Вы на глаза ему гляньте! Глаза-то — рысьи!</text:p>
      <text:p text:style-name="P157">Но нет: капитан, трюмо врать не станет — хорош! Жаль, что кроме меня никто не видит.</text:p>
      <text:p text:style-name="P157">В холле пусто, и в отделении тихо; десяток больных в палате наблюдения, а остальные весь световой день — с перерывом на обед — проводят на Площадке. Ведь это ж — лето!</text:p>
      <text:p text:style-name="P157"/>
      <text:p text:style-name="P157">Когда на экспериментальном участке ремонтного цеха завода КПВРЗ мы, в конце рабочего дня, дожидались пока истекут самые тягучие последние полчаса и, опёршись спиной о тиски, болтали о том, о сём, а вобщем-то ни о чём, то некоторые молодые слесаря говорили, что неплохо бы опять попасть на службу в армию, <text:span text:style-name="T195">только теперь, зная уже что к чему; ну, не на полные два года, а скажем, на месяц там.</text:span></text:p>
      <text:p text:style-name="P158">Мне, тогдашнему допризывнику, такие разговоры казались неубедительными, а теперь соглашусь — одно и то же явление выглядит по-разному; <text:span text:style-name="T196">при первом взгляде</text:span> округлённ<text:span text:style-name="T196">о недоумевающих глаз </text:span><text:s/>оно выглядит таким, <text:span text:style-name="T196">а когда посмотреть</text:span> с высоты накопленного опыта, <text:span text:style-name="T196">то,</text:span> довольно-таки, эдаким.</text:p>
      <text:p text:style-name="P158">А один месяц — это фигня. В дурдом не закрывают меньше, чем на сорок пять дней.</text:p>
      <text:p text:style-name="P158">Сорок пять дней — это половина сезона; половина лета, половина весны, или когда там тебя прихватят.</text:p>
      <text:p text:style-name="P158">Как больной со стажем, я уже знал эти нюансы и некоторые другие, но но летом тут ещё не бывал.</text:p>
      <text:p text:style-name="P158">На меня, как на примелькавшегося рецидивиста уже не стали тратить дорогостоящий препарат инсулин. На этот раз меня тут не лечили — меня наказывали аминазином.</text:p>
      <text:p text:style-name="P158">Три экзекуции в день умножить на сорок пять.</text:p>
      <text:p text:style-name="P158">Я знал во что они превратят мой зад через полсезона.</text:p>
      <text:p text:style-name="P158">И, как более дешёвого больного, меня поместили в более обширную палату — номер восемь.</text:p>
      <text:p text:style-name="P158">Чем больше больных ночует вокруг, тем больше шансов выслушивать их вопли от ночных кошмаров, или становиться свидетелем разборок под светом неумолимых ламп.</text:p>
      <text:p text:style-name="P158"/>
      <text:p text:style-name="P158">У всякого лета имеются свои минусы и, в первую очередь — наплыв.</text:p>
      <text:p text:style-name="P158">Любой житель любого курортног<text:span text:style-name="T197">о</text:span> города согласится — как понаедут, то уровень жизни резко снижается.</text:p>
      <text:p text:style-name="P159">Летом пятое отделение обслуживает, в среднем, на сорок больных больше, чем в остальные сезоны. Чтобы всем было место где спать, в восьмой, например, палате на двух поставленных бок о бок койках укладывались от трёх до четырёх ночующих; кому как повезёт. </text:p>
      <text:p text:style-name="P159">В те полсезона мне везло и так, и эдак.</text:p>
      <text:p text:style-name="P159">Зато имелось громадное «зато!» <text:s/>— лето снимало проблему помытого, и потому запертого туалета, ведь мы весь день проводили на Площадке.</text:p>
      <text:p text:style-name="P159"/>
      <text:p text:style-name="P159">Площадка — это квадрат 40 на 40 метров.</text:p>
      <text:p text:style-name="P159"><text:soft-page-break/>Три стороны его периметра, включая ту, в которой калитка, это забор из толстых серых некрашеных досок, вертикально прибитых одна рядом с другой, высотою 2,2 м. Четвёртая сторона затянута крупной металлической сеткой, на высоту 2 метра от земли.</text:p>
      <text:p text:style-name="P159">Вдоль забора образующего основание квадрата стоит тридцатиметровый навес — двускатная крыша из ржавой жести опирается на столбики из красного кирпича. <text:s/>Под навесом хранится штабель поломанных железных коек и стоят две пока ещё живые, они покрыты суконными больничными одеялами, куда по очереди ложатся больные носом вниз, когда принесут шприцы дневных уколов. <text:span text:style-name="T198">Пара стульев-кресел с подранным кожзаменителем <text:s/>приткнуты для устойчивости в кирпичные столбики опор — они для медбратьев. В дальнем конце навеса, ближе к сетке, две-три фанерные скамеечки с неудобными как у школьных парт спинками.</text:span></text:p>
      <text:p text:style-name="P160">Вдоль противоположной стороны-забора в землю врыты бревенчатые столбики, к которым прибиты такие же заборные доски, образуя пунктир из трёх последовательных лавок.</text:p>
      <text:p text:style-name="P160">Точно такие же сеста для сидения оборудованы вдоль третьего забора, того самого, в котором устроена калитка.</text:p>
      <text:p text:style-name="P160">Возле сетки сидеть не на чем, зато в правом верхнем углу Площадки стоит туалет типа сортир с тремя стенками из кусков жести и без дверей, для удобства надзирающих медбратьев, чтобы больные там не кончали с собой, или чего похуже не удумали.</text:p>
      <text:p text:style-name="P160">Пол у Площадки — это плотно утоптанный грунт с примесью глины и слоем пыли такой же фактуры.</text:p>
      <text:p text:style-name="P161">И всё?</text:p>
      <text:p text:style-name="P161">Нет!</text:p>
      <text:p text:style-name="P161">Есть ещё два «зато!» — зелень травы на газоне по ту сторону сетки и — летнее небо с белыми облаками поверх всех и вся.</text:p>
      <text:p text:style-name="P161">Солнце всходило из-за высокой крыши пятого отделения и тень её начинала неприметное поступательное движение от сетки к противоположному забору.</text:p>
      <text:p text:style-name="P161">Сходив на обед, мы её уже не заставали, а солнце всё так же неуклонно двигалось дальше — к стройке одноэтажного корпуса за сеткой и ещё дальше, пока не скроется, а чётко очерченная тень начнёт всползать на стену пятого отделения, аж до самой крыши, где и смешается с сумерками вечера, а значит сейчас поведут в отделение на ужин и ночёвку.</text:p>
      <text:p text:style-name="P161">После того, разумеется, как мы помоем ноги на площадке первого этажа. </text:p>
      <text:p text:style-name="P161">Все 120 человек, по очереди, друг за другом, войдут <text:s/>в один и тот же <text:s/>жестяный таз, на выходе из которого двое полудурков, преклонив колени, будут отирать всем ноги, по очереди, <text:s/>одной и той же парой вафельных полотенец.</text:p>
      <text:p text:style-name="P161">В этом есть что-то библейское.</text:p>
      <text:p text:style-name="P161"/>
      <text:p text:style-name="P161"/>
      <text:p text:style-name="P161">Знакомых лиц я встретил штук десять. </text:p>
      <text:p text:style-name="P161">Цыба в первый же вечер поспешно подошёл по коридору, <text:s/>мельком взглянул и отвернулся:</text:p>
      <text:p text:style-name="P161">- Э! Уже не тот!</text:p>
      <text:p text:style-name="P161">И больше он не пожелал со мной общаться.</text:p>
      <text:p text:style-name="P161">Саша, который знал моего брата Сашу, так и оставался с обритой головой, но постоянно спал.</text:p>
      <text:p text:style-name="P161">Когда мы утром с радостными воплями вливались сквозь калитку на Площадку, <text:s/>он заваливался на койку для уколов и сонно уступал часть её для укладки, по очереди, тех, <text:span text:style-name="T199">кому принесены шприцы для экзекуции.</text:span></text:p>
      <text:p text:style-name="P161"/>
      <text:p text:style-name="P162">Первые час-два, покуда солнце не выжарит прохладу утра, я валялся на лавке вдоль дальнего забора — напротив навеса. </text:p>
      <text:p text:style-name="P162">За ним находится Площадка четвёртого отделения и там вопят и визжат не хуже нашего.</text:p>
      <text:p text:style-name="P162">Иногда у меня над головой становился один из прибабахнутых и начинал бубнить, что нечестно столько места на одного. Приходилось садиться, потому что я не мог послать его на три лавки у забора с калиткой — там территория полностью долбанутых гимнософистов.</text:p>
      <text:p text:style-name="P162">Они бурлили собственной жизнью, не замечая: что многократно обожжённая солнцем кожа <text:soft-page-break/>их тел потрескалась до крови.</text:p>
      <text:p text:style-name="P162">Вот один, утомившись монотонностью качания взад-вперёд в сидячей позе, с джунглевым рёвом срывается на пару метров вглубь Площадки, чтобы вернуться обратно и качаться дальше. По пути он одним пинком заваливает такого же обожжённого философа, <text:span text:style-name="T200">сидящего на корточках, чтобы удобнее чертить пальцем по земле, цепляясь локтем за свои же яйца.</text:span></text:p>
      <text:p text:style-name="P440"><text:span text:style-name="T201">- </text:span><text:span text:style-name="Emphasis"><text:span text:style-name="T115">Noli turbare</text:span></text:span><text:span text:style-name="T116"> </text:span><text:span text:style-name="T115">circulos meos!</text:span><text:span text:style-name="T202">.</text:span></text:p>
      <text:p text:style-name="P431">Ещё он может одним ударом сшибить с лавки голого соседа, сосредоточенно покручивающего в пальцах невесть откуда взятый кусочек надломленного прутика сантиметров шестнадцать.</text:p>
      <text:p text:style-name="P431">Медбратья не вмешивались в события на лавках самоуглубившихся, покуда вой и визг на свободных территориях не начинал зашкаливать. Тогда, призвав на помощь пару чокнутых, или полудурков, утаскивали особо беспокойного с лавок и фиксировали, распяв на второй койке под навесом.</text:p>
      <text:p text:style-name="P431">Жара и меня туда загоняла и я садился на одну из фанерных скамеечек, которые все игнорировали из-за их неудобства.</text:p>
      <text:p text:style-name="P431">Действительно, высидеть целый день на одной плоскости тяжело — под вечер не знаешь на какую ягодицу перевалиться.</text:p>
      <text:p text:style-name="P431">Сама Площадка пребывала в постоянном движении: туда-сюда, кругами.</text:p>
      <text:p text:style-name="P431">У забора позади лавок где я валялся утром, менялись спины больных прилипших к щелям между толстых досок. Иногда кто-нибудь из них дрочил, потому что четвёртое отделение, пребывая на том же уровне умственного развития, как и мы, являлись больными противоположного пола и у них есть свои абсолютно свободные в чём мать родила.</text:p>
      <text:p text:style-name="P432">Это лишь моё предположения, потому что сам я видел всего одну.</text:p>
      <text:p text:style-name="P432">Черноволосая, худая, лет за тридцать, она по пояс высунулась поверх забора и плавным движением и балетно плавным движением руки бросила большой цветок в пыль под топочущими ногами наших.</text:p>
      <text:p text:style-name="P432">Полудурки затеяли свалку вокруг цветка, а её сдёрнули с той стороны, но грудь была красивой формы.</text:p>
      <text:p text:style-name="P432">Трижды в день, чтобы размять запухшие ягодицы, я покидал тень навеса и ходил по Площадке широкими кругами. При этом я воссоздавал в уме наизусть строчки «Романа в картинках», который у меня зародился ещё на воле, но окончательно оформился уже здесь.</text:p>
      <text:p text:style-name="P432">Общий объём его составляет около страницы текста и мне важно было не утерять ни одной запятой и не допустить подмен слов в предложениях, ведь ни карандаша, ни бумаги у меня на этот раз с собой не было.</text:p>
      <text:p text:style-name="P432">Однажды, чересчур углубившись в пунктуацию ненаписанных строк, я переступил невидимую черту вдоль лавок абсолютно свободных и два-три удара по корпусу и в голову вернули меня в окружающую действительность.</text:p>
      <text:p text:style-name="P432">Но я не мог позволить этой действительности поломать мою систему выживания в пустоте. В воскресенье я отправлялся на пляж.</text:p>
      <text:p text:style-name="P432">Я вытаскивал две фанерные скамейки к той стороне, где сетка — подальше от свободных, и целый день принимал солнечные ванны., с перерывом на обед и когда покличут идти получать свой шприц в задницу.</text:p>
      <text:p text:style-name="P432">Когда я там лежал с закрытыми глазами, то окружающий шумовой фон в точности воссоздавал вопли и визги переполненного летнего пляжа.</text:p>
      <text:p text:style-name="P432">При поступлении в пятую палату, вместо трусов мне выдали длинные кальсоны с завязками, их невозможно закатать выше колен. На пляже я снимал их и обматывал свои чресла майкой.</text:p>
      <text:p text:style-name="P433">В одно из воскресений дежурила заведующая и её до глубины души поразила фривольность моего костюма:</text:p>
      <text:p text:style-name="P433">- И это человек с высшим образованием!</text:p>
      <text:p text:style-name="P433">Как она догадалась, что под майкой больше ничего нет? Ей помогла детская считалочка: если пижама под головой, а измазанные сукровицей кальсоны на спинке скамейки — что осталось на трубе в виде гульфика?</text:p>
      <text:p text:style-name="P433"><text:soft-page-break/>Через день после её оглашения, что моё прошлое подмочено вузом, ко мне подошёл Таратун, из новой волны больных. Он пригласил меня посотрудничать в деле создания ядерной бомбы, где у них уже есть хорошая рабочая группа.</text:p>
      <text:p text:style-name="P433">Я отказался под предлогом, что опять придётся расщеплять эти долбанные ядра — ну, их, не хочу! Больше он не подходил.</text:p>
      <text:p text:style-name="P433">Среди медбратьев тоже появились новенькие — один мужик невысокого роста с красивой шевелюрой из мелко кудрявых рыжих волос и перебитой правой ногой. Или она короче оказалась, но он сильно на неё припадал.</text:p>
      <text:p text:style-name="P433">Другой — стройный черноволосый юноша в безукоризненно белом халате. Он единственный там называл меня на «вы» и собирался поступать в какой-то медицинский институт в Ленинграде. А пока что делал мне уколы поверх спущенных штанов и кальсонов и сочувственно приговаривал, что просто места уже не осталось куда колоть — потому и кровит.</text:p>
      <text:p text:style-name="P433">Однажды вечером, когда мы с гиканьем вернулись с Площадки, тот голый качок — весь потный и облипший пылью, прижался к двери «манипуляционный кабинет» в холле перед палатой наблюдения.</text:p>
      <text:p text:style-name="P434">Юноша-медбрат, чтоб не испачкать свой белоснежный халат отогнал его прочь высокими пинками чёрных начищенных туфлей.</text:p>
      <text:p text:style-name="P434">- Вы представляете? Теперь дверь придётся мыть.</text:p>
      <text:p text:style-name="P434">Мне в тот момент показалось, что я понимаю голого качка — прижаться истёрзанным зноем телом к такой чистой, источающей прохладу двери; пусть хоть и заперта.</text:p>
      <text:p text:style-name="P434">У Герберта Уэльса есть роман — «Когда спящий проснётся».</text:p>
      <text:p text:style-name="P434">Спящий бритоголовый Саша проснулся на койке под навесом и, не открывая глаз, сказал»</text:p>
      <text:p text:style-name="P434">- До чего смешная фамилия — Таратун.</text:p>
      <text:p text:style-name="P434">Секунду спустя на Площадке раздались крики медбрата. Я повернул голову: звякнув сеткой, Таратун преодолел её двухметровую высоту и — был таков.</text:p>
      <text:p text:style-name="P434">Медбрат, припадая на правую ногу подбежал следом, но — куда ему! Даже и пытаться не стал.</text:p>
      <text:p text:style-name="P434">Он отдал свой халат другому медбрату и ушёл. Вскоре появился медбрат ему на подмену.</text:p>
      <text:p text:style-name="P434">Площадка пребывала в возбуждении до самого вечера, даже дрочить перестали.</text:p>
      <text:p text:style-name="P434">Перед помывкой ног явился колченогий рыжий — довольный, как слон; он поймал этого падлу!</text:p>
      <text:p text:style-name="P434">Мы поднялись в отделение и заглянули в шестую палату, где Таратун уже лежал на койке прификсированный и умиротворённый причитающимся ему уколом серы.</text:p>
      <text:p text:style-name="P434">Он затягивался сигаретным дымом из бычка, который кто-то из полудурков держал перед его губами и негромко повествовал.</text:p>
      <text:p text:style-name="P434">Он убежал на окраину города и затаился в кустах глубокого оврага; его никто не видел, там вообще и хат нет. Как этот рыжий падла его нашёл?</text:p>
      <text:p text:style-name="P434"/>
      <text:p text:style-name="P434">А меня снедáла грусть-тоска. То есть, они там зациклились на своей шизофрении с монографиями, а тут открываются неоглядные горизонты непостижимых человеческих возможностей.</text:p>
      <text:p text:style-name="P434">Как спящий Саша узнал о предстоящем побеге Таратуна за несколько секунд до его совершения?</text:p>
      <text:p text:style-name="P435">Что привело рыжего в нужный овраг и именно к тому кусту, за которым скрывался беглец?</text:p>
      <text:p text:style-name="P436">На некоторые вопросы я так и не смогу узнать ответа. Никогда...</text:p>
      <text:p text:style-name="P435">А остальным до них и дела нет.</text:p>
      <text:p text:style-name="P435">Среди представителей новой волны нормальным выражением лица выделялся высокий черноволосый молодой человек. Озабоченно исхудалый, он легко возбуждался от слов,</text:p>
      <text:p text:style-name="P435">Один раз он стал говорить о каких-то фашистах готовых идти по трупам для достижения чего хотят. Я пожал плечами и сказал:</text:p>
      <text:p text:style-name="P435">- Цель оправдывает средства.</text:p>
      <text:p text:style-name="P435"><text:soft-page-break/>А он решил, что я оправдываю тех фашистов и очень вспылил, но меня не ударил.</text:p>
      <text:p text:style-name="P435">Он, кстати, тоже из строителей и его забрали прямо со стройки, в восемь часов вечера.</text:p>
      <text:p text:style-name="P435">- У вас две смены?</text:p>
      <text:p text:style-name="P435">- Нет, мы до пяти, просто зашёл посмотреть, спланировать свою работу на завтра.</text:p>
      <text:p text:style-name="P435">Ну, дорогой! Ты после пяти пришёл на рабочее место? Они правы — твоё место здесь.</text:p>
      <text:p text:style-name="P437"/>
      <text:p text:style-name="P437">Ах, да! На Площадке была ещё музыка!</text:p>
      <text:p text:style-name="P437">Её делал больной баянист своим репертуаром из двух-трёх песен: «По Дону гуляет», «Ты — <text:s/>лягавый, я — блатной» и... кажется всё.</text:p>
      <text:p text:style-name="P437">Их исполнение он начинал утром, с интервалом в час, но тот всё укорачивался и вечером они уже шли подряд. Тем самым, он достигал совершенной виртуозности исполнения, к которому вечером добавлялось и пение, тоже без ошибок.</text:p>
      <text:p text:style-name="P437">Этой парой песен баянист доводил Площадку до экстатично оргиастичного состояния, превращая нас к вечеру в едины<text:span text:style-name="T203">й</text:span> организм, где каждый орган делает что ему положено. Кто хором подпевал, кто пускался в пляс; даже <text:span text:style-name="T203">свободные в их керамическом загаре начинали визжать как-то в такт.</text:span></text:p>
      <text:p text:style-name="P438">Я видел пожилую медсестру, в порыве общего восторга, она тоже плясала и эйкала в кругу полудурков под жёлтой лампочкой в летних сумерках.</text:p>
      <text:p text:style-name="P438">Такая эйфория накатывала не ежедневно, но накатывала.</text:p>
      <text:p text:style-name="P438">Потом баяниста выписали — его сорокопятидневка истекла.</text:p>
      <text:p text:style-name="P438">Два дня нам чего-то не хватало. Но вдруг после обеда, смущённо улыбаясь он вновь появился в калитке, потому что утром одел галстук и пошёл в горисполком указывать им на их ошибки в руководстве городом Ромны.</text:p>
      <text:p text:style-name="P438"/>
      <text:p text:style-name="P438"><text:s/>Ваня Король был бы вполне нормальным, но фамилия довела его до мании величия и вот он среди нас, один из нас, но с монаршими замашками.</text:p>
      <text:p text:style-name="P438">Мало ему четвёртого отделения за щелями в заборе, он — гурман. Людовик-Солнце.</text:p>
      <text:p text:style-name="P438">Дождался, когда из строящейся одноэтажки за сеткой покажутся штукатурши в спецовках заляпанных раствором, зашёл в сортир меж трёх жестяных стенок и, поглядывая сквозь щели в жести на баб в рабочем, размашисто гоняет ладонью по члену — <text:s/>туда-сюда — стоя в профиль к остальной Площадке. И это пример для подданных?</text:p>
      <text:p text:style-name="P438">Достигнув чего хотел, он опустошённо покидает сортир.</text:p>
      <text:p text:style-name="P438">Одна из штукатурш взяла щётку для побелки и, положив на крылечко, стала её подравнивать.</text:p>
      <text:p text:style-name="P439"><text:s/>Мужской голос прорезал какофонию джунглей Площадки</text:p>
      <text:p text:style-name="P438">- Доску подложи! <text:span text:style-name="T204">Б</text:span>етон рубишь, дура!</text:p>
      <text:p text:style-name="P439">Она никак не ждала указаний с этой стороны, думала тут одни керамические.</text:p>
      <text:p text:style-name="P439">Просто я не люблю, когда портят инструмент, Наверное, это у меня фамильное.</text:p>
      <text:p text:style-name="P435"/>
      <text:p text:style-name="P163">Пока что я лишь обозначил внешние контуры Площадки, её оболочку. Но в чём её суть?</text:p>
      <text:p text:style-name="P163">Какой смысл в этом хаотично бурлящем движении или забившей на всё неподвижности?</text:p>
      <text:p text:style-name="P163">Он существует? Безусловно.</text:p>
      <text:p text:style-name="P163">Бульонно кипящий хаос похлёбки из сумятливых ингредиентов и и недвижно залёгших на дно овощей, не что иное как срез составных и состояния рода человеческого.</text:p>
      <text:p text:style-name="P163">Вопрос «а вкусно ли варево?» к делу не относится.</text:p>
      <text:p text:style-name="P163">Итак, навскидку, но без промаха, внутри Площадки легко выделить нижеследующие категории:</text:p>
      <text:p text:style-name="P163">а) нормальные, они же персонал, они же медбратья, они же падлы в белом и т. п., и т. д.;</text:p>
      <text:p text:style-name="P163">б) свихнутые, они же тронутые, они же чокнутые, они же шизики и т. п., и т. д.;</text:p>
      <text:p text:style-name="P163">в) полудурки, они же полуцвéты, они же пришибленные, они же отморозки и т. п., и т. д.;</text:p>
      <text:p text:style-name="P163">г) «не все дома», они же «сдвиг по фазе», они же «не в себе» и т. п., и т. д.;</text:p>
      <text:p text:style-name="P164">д) «невозвращенцы», они же «безвозвратно свободные», они же «в поле ветер, в поле дым» <text:span text:style-name="T205">и т. п., и т. д.</text:span></text:p>
      <text:p text:style-name="P164"><text:soft-page-break/>Для начала, нужно чётко осознать размытость и подвижность границ между вышеизложенными категориями — некоторых медбратьев от некоторых категорий отделяет лишь цвет униформы.</text:p>
      <text:p text:style-name="P164">Во-вторых (и это важно!), что пробным камнем, позволяющим проводить разграничения является возможность утилизации данного индивидуума в интересах текущей общественной формации, которая и создаёт Площадки.</text:p>
      <text:p text:style-name="P164">Такая формация необходимо должна быть <text:span text:style-name="T206">текущей</text:span>.</text:p>
      <text:p text:style-name="P164">Свихнутый Дон-Кихот великолепно вписался бы в ряды нормальных в <text:span text:style-name="T206">предыдущей</text:span> формации.</text:p>
      <text:p text:style-name="P164">Тарзанно ревущий невозвращенец, достигший абсолютной свободы от условностей морали и поведения человечьей породы, запросто станет своим в семье бурых медведей, но нормальным его качества ни к чему.</text:p>
      <text:p text:style-name="P164">Полудурки не в состоянии доходчиво изложить логику своих действий, Однако, располагая опорно-двигательным аппаратом достаточным для перемещения тяжестей, а также способностью к репродукции, они являются становым хребтом любой формации. Просто их время от времени надо подрихтовывать, чтоб эти санчи пансы отирали висящую с их губ слюну и не переходили бы улицу на красный.</text:p>
      <text:p text:style-name="P165"><text:span text:style-name="T191">Глубоко чокнутые, они же непостижимые гении, </text:span><text:s/>изобретают теорию вероятности, или пишут роман «Поминки по Финнигану», а потом нормальным приходится прикидываться будто смыслят хоть малейший бельмес во всём этом. Вот почему, если ты толкаешь свои бредовые идеи не располагая соответствующим дипломом — добро пожаловать в пятое отделение.</text:p>
      <text:p text:style-name="P165">Курорт Площадки ждёт вас!</text:p>
      <text:p text:style-name="P165">Да, но нужны ли мы друг другу? На кой ляд нормальным невозвращенцы?</text:p>
      <text:p text:style-name="P165">Не будем забывать о подвижности категорий — до прихода к абсолюту, они начинали в другой лиге.</text:p>
      <text:p text:style-name="P165">И также могут держать в надежде — а вдруг всплывут обратно из своих грубин?</text:p>
      <text:p text:style-name="P165"><text:tab/><text:tab/><text:tab/><text:span text:style-name="T79">Shine! Shine on!</text:span></text:p>
      <text:p text:style-name="P165"><text:span text:style-name="T79"><text:tab/><text:tab/><text:tab/>You, crazy diamond!.</text:span>.</text:p>
      <text:p text:style-name="P165">Не бойся! Не догонят! Им не подняться до сияющих вершин твоей абсолютной свободы.</text:p>
      <text:p text:style-name="P165"/>
      <text:p text:style-name="P165">К какой категории отношусь я лично? </text:p>
      <text:p text:style-name="P166">Методом исключения лишнего, неопровержимо оказываюсь свихнутым.</text:p>
      <text:p text:style-name="P166">Ведь нормальный не станет ржать непонятно с чего, когда один, а телевизор не включён на Comedy Club. <text:s/>К тому же я слышу голоса в<text:span text:style-name="T208">о сне, таить не стану. </text:span></text:p>
      <text:p text:style-name="P166">Я сплю, а они мне читают — таким отстранённым тоном — куски прозы. <text:s/>Неплохо сложенная <text:span text:style-name="T209">ёмкая </text:span>проза — я так не умею; смахивает на сценарии голливудовских фильмов. </text:p>
      <text:p text:style-name="P166">Голос сменяется визуальной иллюстрацией, а при смене <text:span text:style-name="T210">в сюжетной линии, он снова начинает бубнить. </text:span></text:p>
      <text:p text:style-name="P167">Мне эти голоса не нравятся — спать мешают, но как они отключаются не знаю.</text:p>
      <text:p text:style-name="P167"/>
      <text:p text:style-name="P167">В полудурки я не прохожу из-за своей брезгливости к нечистотам; физическим и прочим. Ну: а в категорию гениев у меня IQ не хватит. Я не проверялся, но точно знаю, что не хватит.</text:p>
      <text:p text:style-name="P167"/>
      <text:p text:style-name="P162"><text:span text:style-name="T210">Конечно, по ходу жизни приходится промелькивать в любых</text:span> категориях, ведь я всего лишь капля в струях текущей формации. Порой <text:span text:style-name="T210">и </text:span>меня выносит на стрежень, а ино — по перекатам <text:span text:style-name="T210">волочит</text:span>, или в затоне прохлаждаюсь.</text:p>
      <text:p text:style-name="P162">О чём, вобщем-то, и толкую в этом вот письме, к которому давно пора вернуться.</text:p>
      <text:p text:style-name="P159"/>
      <text:p text:style-name="P168">Всё возвращается на круги своя и через сорок пять дней я вернулся в нашу бригаду. Два месяца спустя ягодицы тоже пришли в свою форму. <text:span text:style-name="T210">Тело заплывчиво.</text:span></text:p>
      <text:p text:style-name="P168">Просто, идя по улицам Посёлка, где в пыльных колдобинах будущих луж валялись груды <text:soft-page-break/>высыпанных туда яблок-падалок, я жалел, что как-то всё шло без меня.</text:p>
      <text:p text:style-name="P168"><text:tab/><text:tab/><text:tab/><text:span text:style-name="T79">Вот и лето прошло,</text:span></text:p>
      <text:p text:style-name="P168"><text:span text:style-name="T79"><text:tab/><text:tab/><text:tab/>Словно и не бывало.</text:span>..</text:p>
      <text:p text:style-name="P169">На Декабристов 13 появился Гена, муж моей сестры Наташи.</text:p>
      <text:p text:style-name="P210">Он был из зажиточной прослойки населения. Мать, Наталья Савельевна, лицом и синими глазами походила на киноактрису с Мосфильма, а работала в ресторане на Вокзале, откуда каждый вечер возвращалась с сумками съестного; отец, Анатолий Анатольевич, ууже получал пенсию, постоянно на всех покрикивал и пил свои лекарства — явный представитель руководящего звена.</text:p>
      <text:p text:style-name="P170"><text:span text:style-name="T566">У молодожёнов </text:span><text:s/>пока что не <text:span text:style-name="T566">всё ладилось</text:span> с <text:s/>родителями <text:span text:style-name="T566">мужа</text:span>, но всему своё время.</text:p>
      <text:p text:style-name="P168">Да, свадьбу я пропустил, но нет худа без добра — Леночка съездила всё же в «Артек».</text:p>
      <text:p text:style-name="P168">Дело выгорела, вопреки пессимистическим прогнозам Слаушевского. К тому же так дёшево — я и копейки не заплатил, всё за счёт профсоюза.</text:p>
      <text:p text:style-name="P168">Повидалась ли Леночка со своей матерью, Ольгой? Ведь Феодосия тоже в Крыму. </text:p>
      <text:p text:style-name="P168">Не знаю. Я так никогда и не научился задавать самые элементарные, простые вопросы.</text:p>
      <text:p text:style-name="P166"/>
      <text:p text:style-name="P167">Молодожёны вернулись жить к родителям молодомужа и, в качестве свадебного подарка, я построил во дворе их хаты гараж и летнюю кухню под одной крышей. </text:p>
      <text:p text:style-name="P167">Крыша, конечно, не моя забота — от меня стены и проёмы. Ну, ещё там перегородки в ванной внутри хаты. <text:span text:style-name="T211">Так, по мелочам.</text:span></text:p>
      <text:p text:style-name="P167"/>
      <text:p text:style-name="P171">Почту, приходившую мне на Декабристов 13, перекладывали на вторую полку этажерки, рядом с фотографией Иры.</text:p>
      <text:p text:style-name="P171">Она стояла в летнем ручье во время пионерской практики возле города Козельск, на севере Черниговской области, в чёрных спортивных штанах, закатанных выше колен и улыбалась из-под козырька косынки.</text:p>
      <text:p text:style-name="P171"/>
      <text:p text:style-name="P171">Почта не менялась — раз в месяц журнал «Всесвит». Я раскрывал его и, зажмурившись, нюхал где-нибудь из середины — мне всегда нравился запах свежей типографской краски.</text:p>
      <text:p text:style-name="P171"/>
      <text:p text:style-name="P171">Однако, на этот раз нюхать было нечего — там лежал конверт, который мне сразу не понравился. <text:span text:style-name="T212">Его словно второпях вспороли кухонным ножом, а потом в испуге заклеили канцелярским клеем, положив, для верности, аж два слоя этого клея поверх всего.</text:span></text:p>
      <text:p text:style-name="P172">Тут явно действовала рука дилетанта; проба пера подрастающего поколения.</text:p>
      <text:p text:style-name="P172"/>
      <text:p text:style-name="P172">Я вскрыл конверт сбоку, но всё равно пришлось отдирать бумажку прихваченную клеем, жертвуя кусками текста.</text:p>
      <text:p text:style-name="P172">- Что там, Серёжа?- тревожно спросила моя мать.</text:p>
      <text:p text:style-name="P172">- Тебе Леночка не сказала?</text:p>
      <text:p text:style-name="P172">- Нет.</text:p>
      <text:p text:style-name="P172">- Ну, ещё скажет.</text:p>
      <text:p text:style-name="P172"/>
      <text:p text:style-name="P172">Это был вызов в местный народный суд по поводу иска жительницы Нежина гражданки Иры, на расторжение брака, <text:span text:style-name="T213">поскольку семьи, фактически никогда не было, а я безвылазно провожу время в психушках с диагнозом шизофреника.</text:span></text:p>
      <text:p text:style-name="P172"/>
      <text:p text:style-name="P173">В бракоразводной очереди на втором этаже народного суда я оказался вторым — вслед за парой местных расторженцев крупной комплекции. Они походили на пару голубей-дутышей, совершенно <text:s/>не разговаривали и каждый смотрел в другую сторону.</text:p>
      <text:p text:style-name="P173">Девушка немногим старше лет двадцати пригласила их зайти на процедуру.</text:p>
      <text:p text:style-name="P173"/>
      <text:p text:style-name="P173">За дверью несколько минут слышался диалог различной громкости, но одинаковой <text:soft-page-break/>неразборчивости. Потом пара вышла всё так же не глядя друг на друга, но уже покраснело распаренные, как после бани. По одиночке, мужик впереди, они ушли.</text:p>
      <text:p text:style-name="P173"/>
      <text:p text:style-name="P173">В коридорного типа комнате два стола образовывали букву «Т». Судья сидел по центру перекладины, а пара народных заседателей по бокам; <text:span text:style-name="T214">тридцатилетний белобрысый мужик военноспортивной выправки слева, а справа женщина за сорок, которой давно всё насточертело.</text:span></text:p>
      <text:p text:style-name="P174">Девушка писарь сидела за вторым столом, где он сходился с верхним.</text:p>
      <text:p text:style-name="P174"/>
      <text:p text:style-name="P174">Судья мне сразу понравился — симпатичный, лет тридцати пяти и похожий на судей из вестернов. Пиджак он снял и даже на жилете расстегнул пару пуговиц — полная Западная демократия.</text:p>
      <text:p text:style-name="P174">Я решил ему подыграть и, сев на стул за метр от нижнего стола, принял свою излюбленную позу усталого ковбоя — левая нога вытянута вперёд, опёршись пяткой о пол, а правая пятка покоится на левой ступне.</text:p>
      <text:p text:style-name="P174">- А ну, сядь как положено! Не понял куда пришёл?- вызверился белобрысый.</text:p>
      <text:p text:style-name="P174">- Если вы покажите как сидеть в постойке «смирно», я с удовольствием повторю вашу позу, товарищ ефрейто...</text:p>
      <text:p text:style-name="P174">- Хорошо-хорошо!- вмешался судья. - Пусть сидит, как хочет.</text:p>
      <text:p text:style-name="P174">Потом он зачитал иск гражданки Иры про отсутствие семьи, и про психушки, и про диагноз. Закончив, он вопросил меня:</text:p>
      <text:p text:style-name="P174">- Что вы про всё это скажете?</text:p>
      <text:p text:style-name="P174">- Моя жена всегда и во всём права. <text:span text:style-name="T215">Каждое слово её — святая, чистая правда.</text:span></text:p>
      <text:p text:style-name="P175">Девушка-писарь запротоколировала, чтоб понимали — не только у Цезаря жена вне подозрений.</text:p>
      <text:p text:style-name="P175">Судья пустил в ход заготовку, которой по-видимому раскочегаривал разводящихся:</text:p>
      <text:p text:style-name="P175">- Но неужели в вашем браке не было чего-нибудь хорошего?</text:p>
      <text:p text:style-name="P175">- Как не быть? Мы были лучшими любовниками института.</text:p>
      <text:p text:style-name="P175">Покосившись на невинный румянец девушки-писаря, судья объявил, что этого достаточно и суду всё ясно.</text:p>
      <text:p text:style-name="P175"/>
      <text:p text:style-name="P175">Так были расторгнуты мои с Ирой брачные узы.</text:p>
      <text:p text:style-name="P175"/>
      <text:p text:style-name="P176">Хлёсткие отповеди народному судье расправили мою грудь, но не надолго.</text:p>
      <text:p text:style-name="P176">Всё снова вернулось к страдальческому «за что?!» <text:s/>— ведь я так любил, ведь я так старался...</text:p>
      <text:p text:style-name="P176">Вместо ответа оставалось лишь неизбывно томящее мечтание, что в один прекрасный день появится Ира и всё опять станет хорошо...</text:p>
      <text:p text:style-name="P176">Тот факт, что Ира этим разводом с логической неизбежностью расчищала себе путь для дальнейшей жизни без меня, ничуть не уменьшал томление по несбыточному и надежду, что всё всё равно будет хорошо.</text:p>
      <text:p text:style-name="P176"/>
      <text:p text:style-name="P176">Однако, страдать бесперестанку занятие довольно утомительное и у меня постепенно сложилось мнение, что развод надо как-то отметить.</text:p>
      <text:p text:style-name="P176">Но как?</text:p>
      <text:p text:style-name="P176">Обрядов на эту тему я не знал, оставалось лишь импровизировать. Несомненно одно — мне нужен день не такой, как другие.</text:p>
      <text:p text:style-name="P176">Именно за таким днём я и поехал в Киев.</text:p>
      <text:p text:style-name="P176">Бабье лето в тот год настолько распоясалось, что несмотря на первую неделю ноября я поехал туда в пиджаке.</text:p>
      <text:p text:style-name="P176">С оглядкой на глубину осеннего сезона, под пиджак был пододет жилет тёмного сукна. Он не принадлежал ни к какому костюму «тройке», а был пошит ещё в школе, всё той же остроносой портнихой из ателье рядом с автовокзалом.</text:p>
      <text:p text:style-name="P176"><text:soft-page-break/>Таким вот фраером я вышел из метро на Крещатике и не спеша двинулся вдоль <text:span text:style-name="T216">его привольных тротуаров с мощными каштанами.</text:span></text:p>
      <text:p text:style-name="P177">Я спустился до мощёной гладкой брусчаткой улицы Красноармейской и двигался дальше под уклон до магазина «Зарубежная книга», чтобы сделать себе подарок присмотренный ещё во время командировок. Немного тревожило: дождался ли он? Но я был почти уверен и не слишком удивился, когда ярко-красная суперобложка англо-английского словаря Chambers замаячила всё с той же полки.</text:p>
      <text:p text:style-name="P177">Продавец, оглядев мой праздничный наряд — под жилетом виднелся ворот светло-красной рубахи — вежливо переспросил: точно ли я хочу именно эту книгу?</text:p>
      <text:p text:style-name="P177">Меня не удивили его сомнения — в ту эпоху не каждый мог позволить себе книгу за 31 руб. 60 коп. Если не считать, конечно, каменщиков празднующих свой развод.</text:p>
      <text:p text:style-name="P177">Я вышел из магазина с толстым томом туго обтянутым нежно-лавандовой бумагой упаковки. Её нужно оставить в ячейке камеры хранения на вокзале. Но как туда? Опять на метро?</text:p>
      <text:p text:style-name="P177">Нет, это не такой день, и я подошёл к бордюру мостовой, мимо которого неслись пришепётывая шинами стайки такси по брусчатке.</text:p>
      <text:p text:style-name="P178">С вокзала я ещё съездил в магазин «Охотник» по адресу данному мне Гриней для покупки ему какой-то складной удочки.</text:p>
      <text:p text:style-name="P178">После шоппинга началась культурная программа.</text:p>
      <text:p text:style-name="P178">В Доме Органной музыки в тот вечер звучала органная музыка. Старые добрые фуги Баха.</text:p>
      <text:p text:style-name="P178">В детстве мой отец говорил мне, что под музыку надо представлять какие-нибудь картины.</text:p>
      <text:p text:style-name="P178">У меня никогда так не получалось. <text:span text:style-name="T217">Звуки слишком подчиняют себе, неоставляя места ничему другому.</text:span></text:p>
      <text:p text:style-name="P179"/>
      <text:p text:style-name="P179">В сумерках на тротуаре оказалось слишком прохладно и хотелось есть. Таксист повёз меня в ресторан гостиницы «Золотой колос».</text:p>
      <text:p text:style-name="P179">Сперва я попытался снять номер на ночь, но регистратура, взглянув на мой наряд не по сезону и отсутствие багажа, отделалась от меня обычным вопросом ниже пояса: у вас есть бронь?</text:p>
      <text:p text:style-name="P179">А у меня, как всегда, ни брони, ни лат.</text:p>
      <text:p text:style-name="P179">В ресторане, чтоб сориентироваться, я взял для начала бутылку вина и ко мне присоседился мужик в берете.</text:p>
      <text:p text:style-name="P179">Если есть берет, но без портфеля — значит имеешь дело с электриком.</text:p>
      <text:p text:style-name="P179">Мы не успели распить и по бокалу, когда за столом возник молодой светловолосый парень. Он зачем-то начал складывать пальцы в позу «моргала выколю!». Электрик притих под беретом. В программе праздника у меня не было гладиаторских увеселений. Я встал:</text:p>
      <text:p text:style-name="P179">- Ладно, юноша, оставляю это застолье вам. Наслаждайтесь.</text:p>
      <text:p text:style-name="P179">Отойдя к официантам, я заплатил за вино и покинул ресторан.</text:p>
      <text:p text:style-name="P179">Парень рванулся следом в вестибюль, но запутался в стеклянных тамбурах входа, из которых не все открывались.</text:p>
      <text:p text:style-name="P179"/>
      <text:p text:style-name="P179">Ночевать на вокзале не празднично. Очередной таксист отвёз <text:span text:style-name="T218">меня в гостиницу «Старая Прага». Молодая регистраторша и там начала с брони, но вдруг сменила гнев на милость и уделила номер, только подороже, где в прихожей стоит сервант с посудой.</text:span></text:p>
      <text:p text:style-name="P180">Поднявшись туда, я решил не испытывать судьбу своим нарядом и заказал ужин в номер — рыбу с картошкой и вино, непременно белое, пожалуйста.</text:p>
      <text:p text:style-name="P180"/>
      <text:p text:style-name="P180">Проснувшись поздно утром, я вышел прогуляться по городу.</text:p>
      <text:p text:style-name="P180">Возле Золотых Ворот по тротуару запыхавшись пробежал светловолосый юноша, явно из монады того, что накануне застрял в стеклянной коробке лабиринтных входов в вестибюль «Золотого колоса». Да, похоже всей монаде придётся попыхтеть, чтоб выпутаться из подаренного застолья, но он сам нарвался.</text:p>
      <text:p text:style-name="P180"/>
      <text:p text:style-name="P180"><text:soft-page-break/>На спуске к Бессарабскому рынку я решил, что пора пообедать и свернул в ресторан «Ленинград». Передо мною туда же свернула группа негров, но я не расист, хотя мне не понравился чересчур упитанный загривок замыкающего.</text:p>
      <text:p text:style-name="P180">Зажравшаяся Африка.</text:p>
      <text:p text:style-name="P180">В дневном полусумраке ресторана я их не увидел — успели куда-то рассосаться, и целый зал достался мне одному.</text:p>
      <text:p text:style-name="P180">Я заказал какое-то блюдо в горшочке — так было написано в меню. И действительно, принесли керамический горшочек, а в нём картошку с мясом.</text:p>
      <text:p text:style-name="P180">Есть из горшочка оказалось очень неудобно и слишком горячо. Пришлось догадаться пересыпать часть порции в тарелку на столе <text:span text:style-name="T219">и потом постепенно добавлять из него же.</text:span></text:p>
      <text:p text:style-name="P181">Расплатившись, я зашёл в тихий пустой туалет и вышел оттуда совсем другим человеком; не таким, как входил в ресторан.</text:p>
      <text:p text:style-name="P181">В голове повторялись строки Ивана Франко:</text:p>
      <text:p text:style-name="P181"><text:tab/><text:tab/><text:tab/><text:span text:style-name="T79">Обрываються звiльна всi пута,</text:span></text:p>
      <text:p text:style-name="P181"><text:span text:style-name="T79"><text:tab/><text:tab/><text:tab/>Що в'язали нас з давним житт</text:span><text:span text:style-name="T177">є</text:span><text:span text:style-name="T79">м..</text:span>.</text:p>
      <text:p text:style-name="P181">Основная разница между мной и заходившим в ресторан мною заключалась в отсутствии пиджака, который я намеренно оставил висеть в туалете. Тот самый свадебный пиджак, в котором заключался мой брак с Ирой в нежинском ЗАГСе. </text:p>
      <text:p text:style-name="P181">Было ли это в программе праздника? Нет, скорее всего экспромт, но он мне понравился.</text:p>
      <text:p text:style-name="P181"/>
      <text:p text:style-name="P181">Налегке я зашагал вверх по Крещатику. Там готовились к ноябрьской демонстрации — играл духовой оркестр и маршировали войска киевского гарнизона.</text:p>
      <text:p text:style-name="P181">Вдоль тротуара тянулись нескончаемые дощатые ступени для зрителей — всего три, но очень широкие, чтобы с них смотреть на демонстрацию и приветственно махать руками.</text:p>
      <text:p text:style-name="P181">До демонстрации оставалось ещё два дня и ступени были пустые. Я шёл вдоль средней, гулко притопывая каблуками по её толстым доскам — мужик в расцвете сил, в красной рубахе под серым жилетом — и солнце трепетало сквозь ветви каштанов.</text:p>
      <text:p text:style-name="P181">Я шёл к метро и на вокзал и снова был готов к траншеям, стенам и перегородкам.</text:p>
      <text:p text:style-name="P181">Всё-таки, праздники нужны людям.</text:p>
      <text:p text:style-name="P178"/>
      <text:p text:style-name="P182">В том, что Панченко, типа, от не хрен делать, швырнул с четвёртого этажа четыре секции чугунного радиатора отопления, даже не глянув — а вдруг пришибёт кого-то? — имелся очень даже обоснованный резон.</text:p>
      <text:p text:style-name="P182"><text:span text:style-name="T219">Этим швырком</text:span> он просигналил всем, кого это могло касаться, что у неоднократного рецидивиста есть ещё порох в пороховницах и под кепкой-восьмиклинкой, в каких пижонили отрываки пятидесятых, он всё ещё достаточно безбашенный резвак.</text:p>
      <text:p text:style-name="P182"/>
      <text:p text:style-name="P182">Адресовался сигнал, в первую очередь, его мастеру, который закрывал наряды для начисления ему месячной зарплаты, и главному механику, в отделе которого Панченко начал новую честную жизнь. Да и пора уж — пятьдесят лет мужику.</text:p>
      <text:p text:style-name="P182"/>
      <text:p text:style-name="P182">Его, конечно, никаким боком не касалось, что после вторичной отбывки в Ромнах мне больше уже никак не светила должность профсоюзного посетителя хворых СМП-615.</text:p>
      <text:p text:style-name="P182">А жаль.</text:p>
      <text:p text:style-name="P182">Эту, сперва несколько хаотичную должность мне удалось довести до выверенного совершенства.</text:p>
      <text:p text:style-name="P182">Канули в лету дни, когда кто-то из грузчиков, или плотников попадали в железнодорожную больницу на пару дней, <text:s/>а выйдя бухтели, что я их не проведал, <text:span text:style-name="T220">как кого-нибудь из своей бригады. Но откуда мне было знать?!</text:span></text:p>
      <text:p text:style-name="P183">Проблема решилась радикально — в конце всякого рабочего дня я звонил в регистратуру больницы: а не поступал ли к вам кто из наших?</text:p>
      <text:p text:style-name="P183">Затем встал вопрос трёх рублей. Как потратить их, чтобы каждый страждущий получил <text:soft-page-break/>равное количество утешения невзирая на пол, возраст и прочие склонности?</text:p>
      <text:p text:style-name="P183">Не сразу, без ложной скромности, но и этот вопрос нашёл своё наилучшее решение.</text:p>
      <text:p text:style-name="P183"/>
      <text:p text:style-name="P183">На один рублю закупалось питьё — неизменные три бутылки: пиво, ситро, кефир. Тебе не нравится пиво? Отдай соседям по палате.</text:p>
      <text:p text:style-name="P183">Второй рубль шёл на сладости: пирожные, зефиры и т. п.</text:p>
      <text:p text:style-name="P183">Для траты третьего рубля я заходил на Железнодорожный Вокзал и на большом прилавке «Союзпечать», рядом со входом в ресторан, покупал журнал «Перець» и конотопскую городскую газету «Радянський прапор», которую отец мой ласково называл «наш брехунок».</text:p>
      <text:p text:style-name="P183"/>
      <text:p text:style-name="P183">Пакет готов, можно идти навещать.</text:p>
      <text:p text:style-name="P183">Трения возникали лишь при последующих отчётах за потраченные троячки, которые мне возмещал профсоюз. Слаушевский никак не соглашался на упоминание в отчётах бутылки пива.</text:p>
      <text:p text:style-name="P183">Профсоюз и пиво — две вещи несовместные.</text:p>
      <text:p text:style-name="P183">Тогда, в качестве компромисса, я предлагал, чтоб он сам писал отчёты, а я подпишу что угодно.</text:p>
      <text:p text:style-name="P184">Вот какой, чётко сбалансированной системе жить оставалось лишь до ноябрьского отчётно-выборного собрания профсоюза СМП-615.</text:p>
      <text:p text:style-name="P184">И тем не менее, я успел накормить Панченко вафлями.</text:p>
      <text:p text:style-name="P184">Услыхав по телефону регистратуры, что от нас поступил некий Панченко, я понял, что откладывать нельзя <text:s/>- мне ни к чему риск скоропостижной выписки.</text:p>
      <text:p text:style-name="P184">На усладительный рубль я закупил ему вафли, а потом снова вафли и опять вафли — все в разных упаковках и из разных магазинов.</text:p>
      <text:p text:style-name="P184"/>
      <text:p text:style-name="P184">С тёмным вечером за окнами железнодорожной больницы, я похвалил интерьер его <text:s/>отделения и передал чуть звякнувший пакет. Он не мог отказаться, он знал, что там есть пиво.</text:p>
      <text:p text:style-name="P184">Почему я так <text:s/>хохотал мотаясь между магазинами в поисках вафлей разного цвета? Трудно сказать, но я смеялся до слёз.</text:p>
      <text:p text:style-name="P184"/>
      <text:p text:style-name="P184">Через пару дней Лида из нашей бригады спросила меня с глазу на глаз в вагончике:</text:p>
      <text:p text:style-name="P184">- Панченко навещал?</text:p>
      <text:p text:style-name="P184">- А как же.</text:p>
      <text:p text:style-name="P184">- Тоже пирожные?</text:p>
      <text:p text:style-name="P184">- Не. Ему только вафли...</text:p>
      <text:p text:style-name="P184">Она знала, что я принципиально не вру и — умолкла, а мне снова пришлось сдерживать неуместный смех.</text:p>
      <text:p text:style-name="P184">Вскоре в вагончик зачем-то зашёл Панченко. Осторожно взвешивая каждое слово Лида спросила навещал ли я его.</text:p>
      <text:p text:style-name="P184">- Да.</text:p>
      <text:p text:style-name="P184">- С передачей?</text:p>
      <text:p text:style-name="P184">- А там какие-то газетки, я их и не читал.</text:p>
      <text:p text:style-name="P184">Больше не было сказано ни слова. Остальное она высказала дома своему Мыколе. Что он уже семейный мужик <text:span text:style-name="T221">и пусть поменьше слушает и заглядывает в рот этому вафлеглоту Панченко...</text:span></text:p>
      <text:p text:style-name="P184"/>
      <text:p text:style-name="P185">Я не сразу понят отчего бракоразводный процесс оставил во мне ощущение какой-то недовершённости. Чего-то ему не хватало.</text:p>
      <text:p text:style-name="P185">Отличительная черта моего тугодумия в том, что в конце концов мне доходит о чём я сперва и думать не думал.</text:p>
      <text:p text:style-name="P185">Оказывается, этот народный судья совершенно забыл даже и словом обмолвиться про <text:soft-page-break/>алименты! Как будто я бездетный.</text:p>
      <text:p text:style-name="P185">На мои плечи легла задача исправить судебную ошибку.</text:p>
      <text:p text:style-name="P185">С декабря месяца я начал ежемесячно пересылать по 30 руб. на Красных партизан. Для этого в день получки я пользовался почтовым отделением напротив автовокзала.</text:p>
      <text:p text:style-name="P185">Но поскольку ты была не единственным моим ребёнком, точно такую же сумму я отправлял и на Декабристов 13.</text:p>
      <text:p text:style-name="P185">«30 в Нежин, 30 в Конотоп» на несколько лет стало моим финансовым образом жизни и самой повторяемой строчкой в записной книжке.</text:p>
      <text:p text:style-name="P185">Почему именно столько? Не знаю. В сумме это составляло половину моей зарплаты и, помимо гигиенично-банно-прачечных расходов, я иногда покупал книги и ежедневно обедал в столовых.</text:p>
      <text:p text:style-name="P185"/>
      <text:p text:style-name="P186">Мать моя поначалу пыталась мне доказать, что это неправильно и конотопскую «тридцатку» я мог бы приносить и отдавать на Декабристов 13 из рук в руки, хотя ей эти деньги и не нужны, но я отвечал, что мне так удобнее.</text:p>
      <text:p text:style-name="P186">От бригады, конечно, алименты не остались секретом — при моём принципе отвечать на прямые вопросы без увёрток им достаточно было спросить чего это я каждую получку иду на почту возле автовокзала.</text:p>
      <text:p text:style-name="P186">Женщины тоже спрашивали почему именно 30 руб.</text:p>
      <text:p text:style-name="P186">С непонятно откуда и на кого нахлынувшей злостью, я ответил, что большего и не надо и, когда я начту получать по 3000 руб. в месяц, «тридцатки» в Нежин и Конотоп так и останутся «тридцатками».</text:p>
      <text:p text:style-name="P186">Случались месяца когда я не мог разослать алименты, поэтому строке в блокноте «30 в Нежин, 30 в Конотоп» приходилось ждать, пока наскребётся искомая сумма и после её отправки рядом со строкой появится «птичка».</text:p>
      <text:p text:style-name="P186"/>
      <text:p text:style-name="P186">В какой-то период я посылал всего по 15 руб.</text:p>
      <text:p text:style-name="P186">Это случилось после того, как я случайно услышал разговор Наташи с моей матерью, что Ира когда-то продала мой кожух, оставив себе все деньги.</text:p>
      <text:p text:style-name="P186">Я замечал исчезновение кожуха, но куда и как он делся понятия не имел.</text:p>
      <text:p text:style-name="P186">Теперь, для восстановления репутации жены Цезаря мне пришлось понизить алиментную ставку, покуда не набралась сумма в 90 руб.</text:p>
      <text:p text:style-name="P186">Деньги я отвёз в Нежин и в почтовом отделении на Красных партизан попросил <text:s/>случайную посетительницу заполнить почтовый бланк под мою диктовку.</text:p>
      <text:p text:style-name="P148">В месте на бланке отведённом для приписок личного характера я написал корявым почерком с наклоном влево: «за кожух».</text:p>
      <text:p text:style-name="P148">Почему 90 руб.? Просто новенький и с длинными полами стоил 120 руб., а этот был коротким и ещё с Объекта — остальное чистая арифметика.</text:p>
      <text:p text:style-name="P148"/>
      <text:p text:style-name="P148">Получив столь крупный перевод моя мать порывалась спросить меня о чём-то, но на тот момент я уже не разговаривал со своими родителями, так что спрашивать тупо молчащего меня «за кожух» не имело смысла.</text:p>
      <text:p text:style-name="P148"/>
      <text:p text:style-name="P148">Тут интересно отметить, что мудрость посторонних не в силах сделать нас умнее.</text:p>
      <text:p text:style-name="P148">В одном из рассказов, там где у Моэма про молодого человека, который перестал общаться со своими родителями, автор говорит, что в этом суровом и враждебном мире человек находит способы сделать своё положение ещё хуже.</text:p>
      <text:p text:style-name="P148">Я согласился с мудр<text:span text:style-name="T73">о</text:span>стью сентенции, но не воспользовался ею.</text:p>
      <text:p text:style-name="P148">Понадобилось десять лет разлуки, четыре года из которых ушли на полномасштабную войну, чтобы приехав на побывку в Конотоп, я снова начал разговаривать со своими родителями.</text:p>
      <text:p text:style-name="P148">Меня поразило до чего» оказывается» это легко сделать — просто взять и заговорить. И мне приятно было выговаривать слова «мама», «папа»...</text:p>
      <text:p text:style-name="P148"><text:soft-page-break/>Вот только слегка казалось, что это я обращаюсь не к своим родителям, или что это говорю не совсем я. Наверное с отвычки, а может из-за того что все мы уже так сильно изменились.</text:p>
      <text:p text:style-name="P148"/>
      <text:p text:style-name="P103">Профсоюзно-общественную деятельность, как и предвиделось, мне перекрыли наглухо, но никто не в силах был лишить меня права исполнять свой общественный долг.</text:p>
      <text:p text:style-name="P103">Речь идёт о ежемесячных дежурствах в народной дружине.</text:p>
      <text:p text:style-name="P103">К семи вечера работники СМП-615 собирались в длинной комнате «опорного пункта народной дружины» в торце нескончаемой пятиэтажки на Переезде, на другом конце которой находилась Столовая № 3.</text:p>
      <text:p text:style-name="P103">Водитель автокрана, Мыкола К<text:span text:style-name="T567">о</text:span>т, приходил одним из первых и, не снимая кроличью шапку чёрного меха, листал за столом кипу газет за прошедший месяц.</text:p>
      <text:p text:style-name="P103">Мужики потихоньку подтягивались и, усевшись на стулья вдоль стен, начинали трандеть о том, о сём.</text:p>
      <text:p text:style-name="P104">К<text:span text:style-name="T567">о</text:span>т, не отрываясь от прессы дней минувших, предрекал, что начни мы даже с высот космической орбиты, разговор неизбежно скатится в бабью трещину. И он, как правило, оказывался прав.</text:p>
      <text:p text:style-name="P104">В начале восьмого появлялся милиционер в звании от лейтенанта до капитана, вносил свою лепту в мужичий трандёж, а потом раздавал раздавал красные нарукавные повязки с чёрным шрифтом «Дружинник» из ящика в своём столе.</text:p>
      <text:p text:style-name="P104">Мы по-трое выходили на патрулирование вечерних тротуаров в направлении Вокзала, Деповской, Лунатика или вдоль проспекта Мира, но только до моста.</text:p>
      <text:p text:style-name="P104">Минут через сорок мы возвращались в опорный пункт — некоторые тройки заметно подвеселелые — и, посидев под более оживлённый галдёж, выходили в заключительный обход, чтоб к десяти разойтись по домам до следующего дежурства.</text:p>
      <text:p text:style-name="P104">Раза два перед нами выступали работники КГБ с ориентировками.</text:p>
      <text:p text:style-name="P104">Первый раз по случаю предстоящих ноябрьских праздников — нельзя допускать провокационных вылазок. Когда КГБист ушёл, явился припоздавший милиционер с вопросом — теперь всем ясно, что увидев шпиона надо тут же его хватать?</text:p>
      <text:p text:style-name="P104">Второй и последний раз КГБист делился секретной информацией для скорейшей поимки недавней сотрудницы КГБ, <text:span text:style-name="T156">которая вдруг скрылась и залегла на дно. </text:span></text:p>
      <text:p text:style-name="P105">Она могла сменить причёску и цвет волос, пояснил сотрудник КГБ, но имела особую примету для опознания — противозачаточное кольцо во влагалище голландского производства.</text:p>
      <text:p text:style-name="P105">Мужики не сразу врубились о чём речь, а когда допéтрили, то сыпанули такими наводящими вопросами, что КГБист счёл за лучшее смыться. В конце концов, он всего лишь <text:span text:style-name="T157">ис</text:span>полнял приказ, за тупость которого не отве<text:span text:style-name="T157">чал.</text:span></text:p>
      <text:p text:style-name="P105"/>
      <text:p text:style-name="P106">В один из обходов мои «натройники» меня кидáнули.</text:p>
      <text:p text:style-name="P106">Ходить в красной повязке в группе из трёх ещё куда ни шло, но когда оглянёшься по сторонам и увидишь, что среди <text:s/>прохожих снующих в свете витрин шестого гастронома по утоптанному снегу тротуара лишь у одного тебя на рукаве красная тряпочка со словом «Дружинник», <text:s/>то чувствуешь себя малость придурком.</text:p>
      <text:p text:style-name="P106">Делая медную рожу, что мне всё пóфиг, <text:s/>я прошёл до привокзальной площади. Однако плотник Микола и водитель Иван так и не различились среди силуэтов прохожих. Некоторые помоложе оглядывались на странное явление — дружинник оборзело патрулирующий в одиночку.</text:p>
      <text:p text:style-name="P106">Большого ума не надо, чтоб вычислить — мои со-дружинники, сдёрнув повязки, заскочили в како<text:span text:style-name="T158">й</text:span>-то гастроном за бутылкой «бормотухи» и сейчас <text:span text:style-name="T158">в укромном месте </text:span>гурголят её <text:span text:style-name="T158">по очереди </text:span>с горла <text:span text:style-name="T158">для сугрева и общего тонуса.</text:span></text:p>
      <text:p text:style-name="P107">Где?</text:p>
      <text:p text:style-name="P107">Скорее всего в тихой неразберихе из кратких улочек и тупичков между шестым гастрономом и высокой первой платформой перрона, с их мешаниной из складов, кож-вен кабинета, пары <text:soft-page-break/>частных хат без огородов и прочих дощаных строений.</text:p>
      <text:p text:style-name="P107">Туда я и свернул, не оттого, что хотел упасть им на хвост насчёт «бормотухи», а дабы устыдились и поразились силе дедуктивного метода, способного обнаружить их в тихом закоулке под фонарным столбом.</text:p>
      <text:p text:style-name="P107"/>
      <text:p text:style-name="P107">Но вместо плотника с водителем в конусе света неяркой фонарной лампы я нарвался на жанровую сцену.</text:p>
      <text:p text:style-name="P107">Девушка гуляла с юношей, когда их общий знакомый другой юноша — поплотнее и повыше — <text:s/>перехватил их и начал разборку.</text:p>
      <text:p text:style-name="P107">Появление четвёртого лишнего в красной повязке лишь на минуту затормозило действие. Поняв, что больше дружинников не предвидится, здоровяк начал метелить более мелкого, но удачливого в любви соперника.</text:p>
      <text:p text:style-name="P107">Тот упал на одно колено и, скинув свою болоневую куртку на «рыбьем меху» на снег рядом с уже валявшейся там его шапкой, ринулся в ответную атаку.</text:p>
      <text:p text:style-name="P107">Мне оставалась лишь роль зрителя в красной повязке. Девушка подобрала куртку с шапкой и держала их, как когда-то Ира мою кроличью на главной площади Нежина.</text:p>
      <text:p text:style-name="P107">Силы были слишком неравны и, когда парень помельче полёг в сугробе, девушка сложила его носильные вещи под фонарём и, взяв победителя под руку, ушла с ним в лабиринт непонятных проулков.</text:p>
      <text:p text:style-name="P107">Побеждённый поднялся и, увидев, что я всё ещё тут, разразился сумбурно пылкой речью о силе духа, ибо физическая сила — ничто, а сила духа — всё.</text:p>
      <text:p text:style-name="P107">В Конотопе каждый второй — прирождённый оратор.</text:p>
      <text:p text:style-name="P107">Чтобы морально поддержать Демосфена, я <text:span text:style-name="T159">сообщил, что во время схватки девушка держала именно его вещи, а не меховую шапку-«пирожок» его противника, которая тоже упала в снег.</text:span></text:p>
      <text:p text:style-name="P108">Услыхав слова утешения, он заткнулся и торопливо проверил карманы своей куртки, потому что, при всей любви к ораторскому искусству, здравый смысл в конотопчанах сильнее.</text:p>
      <text:p text:style-name="P108"/>
      <text:p text:style-name="P109">И мне также никто не мог запретить, чтоб на все 8-е марта женщины нашей бригады <text:s/>получали цветы — калы; каждая по одной, потому что я не миллионер, а мужики не каждый год догадывались спросить сколько отдано за цветы и сброситься по рублю.</text:p>
      <text:p text:style-name="P109">Впрочем, возвещение меня не слишком-то волновало — я сделал открытие, что мне нравится дарить подарки; даже больше, чем получать их самому.</text:p>
      <text:p text:style-name="P109">Но сначала мне пришлось найти ородскую оранжерею.</text:p>
      <text:p text:style-name="P109">Она, практически, находится у чёрта на куличках. Не доезжаю одной остановки до конечной второго номера трамвая, надо сойти, свернуть налево и и топать с полкилометра по улочкам времём гражданской войны. Типа, улица Юденича, или, там, Деникина.</text:p>
      <text:p text:style-name="P109">Названия, конечно, у них были советские, но вид самый белогвардейский.</text:p>
      <text:p text:style-name="P109">Когда я пришёл в оранжерею в первый раз, заведующая завела меня в длинную сырую теплицу с двускатной крышей из квадратов мутного стекла, с которых падали редкие крупные капли. Она хотела, чтоб я сам убедился — цветов нет.</text:p>
      <text:p text:style-name="P109">А эти посадки ещё не созрели, калы «нерозцвiченi», то есть белые цветки ещё не превратился в широкие раструбы с отворотами.</text:p>
      <text:p text:style-name="P109">И тогда, без малейшего намёка на косноязычие, я выдал ей образчик ораторского искусства.</text:p>
      <text:p text:style-name="P109">Это ей, которая каждый день проходит среди зелени оранжерейных грядок, калы кажутся не созревшими. Для женщин бригады каменщиков, что видят лишь кирпич, раствор да обледенелые торосы грязного снега, эти калы, даже в таком «нерозцвiчен<text:span text:style-name="T160">ом</text:span>» <text:span text:style-name="T160">виде — самые прекрасные цветы.</text:span></text:p>
      <text:p text:style-name="P110">С той поры и покуда я работал в нашей бригаде, в оранжерее на 8-е марта мне отказа не было и я гордо вёз трамваем связку зелёно-белых кал, которые в магазине «Цветы» на Миру появятся не раньше, чем через две недели.</text:p>
      <text:p text:style-name="P110"/>
      <text:p text:style-name="P110">Решение было бесповоротным — пора подвести черту.</text:p>
      <text:p text:style-name="P110"><text:soft-page-break/>И этот вот — последний из рассказов Моэма, который я перевожу. Хватит.</text:p>
      <text:p text:style-name="P110">Даже то обстоятельство, что заключительный рассказ пришлось переводить дважды, не могло поколебать моей решимости.</text:p>
      <text:p text:style-name="P110">Переводить вторично меня вынудил Толик Полос, когда сквозанýл мой портфель.</text:p>
      <text:p text:style-name="P110">В нём ничего и не было, кроме тетрадки с последним переводом, когда я рано утром нёс его на Вокзал в ячейку камеры хранения, чтобы после работы отвезти в Нежин к Жомниру.</text:p>
      <text:p text:style-name="P110">На Посёлке в такое время прохожих нет, во всяком случае вдоль путей в сторону Вокзала.</text:p>
      <text:p text:style-name="P110">Там, где заканчивается бетонная стена завода КПВРЗ, я вспомнил, что забыл взять деньги на электричку.</text:p>
      <text:p text:style-name="P110">Пришлось возвращаться, оставив портфель одиноко стоять с краю служебного прохода.</text:p>
      <text:p text:style-name="P110">Вернувшись от путей на улицы Посёлка, я скоро встретил Толика Полоса, что тоже учился в 13-й школе, но на два года младше меня.</text:p>
      <text:p text:style-name="P110">Я дошёл до Декабристов 13, взял деньги и вернулся к путям — портфеля не было. Кроме меня тут проходил только Толик. Или кто-то ещё?</text:p>
      <text:p text:style-name="P110">Ответ был получен неделю спустя в трамвае. Он не поздоровался, а только корчил мне из своего сиденья рожи в стиле Славика Аксянова с шахты « Дофиновка». Но самое главное — правая рука у него оказалась загипсованной.</text:p>
      <text:p text:style-name="P110">Нужны ли более прямые доказательства, что одинокий портфель в пустынном месте подхватил именно он? Мне — нет.</text:p>
      <text:p text:style-name="P111">Порою в жизни я умею не только видеть, но и читать знаки.</text:p>
      <text:p text:style-name="P111"/>
      <text:p text:style-name="P111">Вообще-то, работа над рассказом не стала повторным переводом, а скорее восстановлением и уже через месяц я отвёз Жомниру свой последний рассказ Моэма, но уже без портфеля.</text:p>
      <text:p text:style-name="P112">Так, хоть и с месячной задержкой, решение завязать с Моэмом было исполнено, но оно являлось лишь частью более широкого плана действий.</text:p>
      <text:p text:style-name="P112">В нём, как и во всех других моих планах, отсутствовали чёткие конкретные детали. Планы мои, они скорее и не планы вовсе, а, типа, ощущения, что надо сделать то-то и то-то. Детали к планам являются уже потом — по ходу исполнения.</text:p>
      <text:p text:style-name="P112">Возник же помянутый широкий план потому, что мен наконец-то дошло — никаких моих переводов Жомнир никуда не «засватает». Неважно почему, главное, что это точно.</text:p>
      <text:p text:style-name="P112">Что же теперь делать? </text:p>
      <text:p text:style-name="P112">Взять вопрос публикации в свои руки и, для начала, забрать у Жомнира все <text:s/>мои переводы в тонких разнообложечных тетрадочках, что заштабелёваны там где-то среди прочих бумаг на стеллажах его архивной комнаты.</text:p>
      <text:p text:style-name="P112">Я приехал в Нежин и объявил ему о своём намерении забрать свои чёрно-серо-беловики.</text:p>
      <text:p text:style-name="P112">Жомнир не возражал и не расспрашивал. Он устроил застолье, ведь за эти годы я стал в их доме чем-то типа дальнего родственника; бедного, но иногда полезного, как, <text:span text:style-name="T161">скажем,</text:span> при оклейке гостиной комнаты его квартиры <text:span text:style-name="T161">новыми </text:span>обоями.</text:p>
      <text:p text:style-name="P113">Мы сели за квадратный стол, выдвинутый от стены в центр гостиной, и ели всё, что приносила с кухни Мария Антоновна. Мы пили крепкий самогон.</text:p>
      <text:p text:style-name="P113">Жомнир увлечённо рассуждал про недавно раскопанную в каком-то кургане золотую пектораль большой художественной ценности. Потом он спросил какие у меня отношения с Нежиным, имея ввиду Иру.</text:p>
      <text:p text:style-name="P113">Я витиевато ответил, что они, отношения эти, оказались вполне плодотворными, имея ввиду тебя. Потом я осторожно спросил про Иру: как она?</text:p>
      <text:p text:style-name="P113">- Что как?-ответил Жомнир.- Таскается по городу.</text:p>
      <text:p text:style-name="P113">Это садануло мне в солнечное сплетение, хотя не так сильно, как слова Иры про имеющегося у неё Сашу, которые передала моя сестра. Но более всего меня поразило полное совпадение ответа Жомнира со словами мужика на конотопском кирпичном заводе про Ольгу.</text:p>
      <text:p text:style-name="P113">При всей разнице в образовательном и культурном уровне, когда нам нужно шибануть ближнего, мы пользуемся одним и тем же каменным топором.</text:p>
      <text:p text:style-name="P113"/>
      <text:p text:style-name="P113"><text:soft-page-break/>Когда пришло время мне выдвигаться на электричку, Жомнир сложил все мои переводы в увесистый целлофановый пакет и вышел проводить меня на вокзал.</text:p>
      <text:p text:style-name="P113">Самогон оказался действительно крепким, но я помню как подкатила электричка и с шипением распахнула дверь на перрон.</text:p>
      <text:p text:style-name="P113">Отказавшись от помощи Жомнира, я пошёл в круглый туннель тамбура с отблесками никелированных поручней по бокам.</text:p>
      <text:p text:style-name="P114">Хватаясь за левый, я поднялся внутрь, прошёл к дверям напротив и повесил пакет на тамошний поручень. Последнее, что я услышал, был звук захлопывающейся двери за спиной.</text:p>
      <text:p text:style-name="P114"/>
      <text:p text:style-name="P114">Когда я пришёл в себя, то всё так же стоял, уцепившись левой рукой в головку поручня у дверей. Электричка тоже недвижно стояла у четвёртой платформы конотопского Вокзала. </text:p>
      <text:p text:style-name="P114">Она была пуста, потому что по расписанию до её отправления на <text:s/>Хутор Михайловский оставалось ещё часа два.</text:p>
      <text:p text:style-name="P114">Каменея мышцами живота, с остановившимся дыханием, я увидел, что поручень пуст. А остальных трёх целлофан тоже <text:s/>не просматривался. Дёрнув раздвижную дверь, я зашёл в пустой вагон и взглянул вдоль пустых полок над окнами.</text:p>
      <text:p text:style-name="P114">Я вернулся в тамбур и выдохнул: хху!</text:p>
      <text:p text:style-name="P114"/>
      <text:p text:style-name="P114">Сидеть на дерматиновых сиденьях пустой электрички мне не хотелось и я пошёл через подземный переход и привокзальную площадь в парк Лунатика, на твёрдую деревянную скамейку.</text:p>
      <text:p text:style-name="P114">Там я долго сидел без всяких мыслей, только иногда представлял себя в виде тупо застывшей статуи над поручнем, с которого снимают целлофан с переводами.</text:p>
      <text:p text:style-name="P114">Кто?!</text:p>
      <text:p text:style-name="P114">Какая разница. Кто бы то ни был добыча радости не принесла — абсолютная бесполезность. Разве что печку растапливать — хватит на несколько зим...</text:p>
      <text:p text:style-name="P114"/>
      <text:p text:style-name="P114">Бездумно просидев около часа, я вспомнил, что это деньь дежурства СМП-615 в народной дружине и побрёл в опорный пункт, где тоже только сидел — отстранённо и молча. Только когда пришёл милиционер, я понял, что надо делать дальше.</text:p>
      <text:p text:style-name="P114">- Товарищ капитан, одолжите три рубля до следующего дежурства.</text:p>
      <text:p text:style-name="P114">- Я рублями не одалживаю, могу только сутками. Пятнадцать хватит?</text:p>
      <text:p text:style-name="P114"/>
      <text:p text:style-name="P114">Его острословие лишь подтвердило правильность принятого плана.</text:p>
      <text:p text:style-name="P114">На следующий день в нашей бригаде нашлись три рубля. После работы я поехал в Нежин. Там, в пятиэтажке преподавателей НГПИ в Графском парке я нашёл квартиру улыбчивой Ноны.</text:p>
      <text:p text:style-name="P114">Я сказал, что потерял переводы Моэма, над которыми работал несколько лет. Теперь для их восстановления <text:span text:style-name="T162">мне нужны оригиналы, все из которых собраны в имеющемся у неё четырёхтомнике. Не могла бы она?..</text:span></text:p>
      <text:p text:style-name="P115">Всё так же мило улыбаясь, Нона принесла книги, сложила их в целлофановый пакет и передала мне. Как радостно стучало моё сердце — спасибо!</text:p>
      <text:p text:style-name="P115"/>
      <text:p text:style-name="P115">- Слышь, Мария Антоновна? Этот негодный Огольцов потерял все свои переводы в электричке!</text:p>
      <text:p text:style-name="P115">- А зачем было хлопца поить?</text:p>
      <text:p text:style-name="P115">Мария Антоновна тоже не знала, что <text:span text:style-name="T163">все мои невзгоды или радости, взлёты и падения, <text:s/>исходят от той сволочи в недостижимо далёком будущем, которая сейчас слагает это письмо тебе, лёжа в палатке среди тёмного леса под неумолчное журчанье струй реки Варанда...</text:span></text:p>
      <text:p text:style-name="P115"/>
      <text:p text:style-name="P408"><text:tab/><text:tab/><text:tab/>Привычка свыше нам дана,</text:p>
      <text:p text:style-name="P116"><text:span text:style-name="T79"><text:tab/><text:tab/><text:tab/>Замена счастию она..</text:span>.</text:p>
      <text:p text:style-name="P116"><text:soft-page-break/>Эта бессмертная строка великого классика без обиняков намекает, что в третий раз в Ромны меня загребли уже чисто по привычке.</text:p>
      <text:p text:style-name="P116">Причём на этот раз почти все в СМП-615 знали, что н<text:span text:style-name="T164">е</text:span> сегодня-завтра меня прикроют.</text:p>
      <text:p text:style-name="P116"/>
      <text:p text:style-name="P117">Два года спустя, при случайной встрече на тропе вдоль высокой железнодорожной насыпи позади спортивного комплекса инженерного техникума, меня тоже посвятил наконец-то в это знание отставной майор <text:span text:style-name="T165">П</text:span>етухов, зав отдела кадров СМП-615.</text:p>
      <text:p text:style-name="P118">Без какого-либо нажима с моей стороны, Петухов поведал мне как прораб Ваня чуть ли не ежедневно приезжал с объекта в его кабинет позвонить психиатру Тарасенко о моих очередных отклонениях.</text:p>
      <text:p text:style-name="P118">- С утра песни поёт. Может пора?</text:p>
      <text:p text:style-name="P118">- Пусть поёт...</text:p>
      <text:p text:style-name="P118"/>
      <text:p text:style-name="P118">- Объяснительную написал стихами.</text:p>
      <text:p text:style-name="P118">- Какую объяснительную?</text:p>
      <text:p text:style-name="P118">- Он каску потерял, я потребовал написать объяснительную. Заберёте?</text:p>
      <text:p text:style-name="P118">- Рано...</text:p>
      <text:p text:style-name="P118"/>
      <text:p text:style-name="P118">- Свою рубаху засунул в дырку плиты перекрытия и засыпал раствором.</text:p>
      <text:p text:style-name="P118">- Вот — то, что надо. Следите, чтоб никуда не ушёл.</text:p>
      <text:p text:style-name="P118"/>
      <text:p text:style-name="P118">Песни на рабочем месте я пел не каждый день, но часто. Порой, особенно когда «строительные угодья» Семи Ветров утопали в густом холодном тумане, кто-нибудь из бригады просил:</text:p>
      <text:p text:style-name="P118">- Спой, Серёга!</text:p>
      <text:p text:style-name="P409"><text:tab/><text:tab/><text:tab/>У меня была жена,</text:p>
      <text:p text:style-name="P409"><text:tab/><text:tab/><text:tab/>Она меня люби-и-ила,</text:p>
      <text:p text:style-name="P409"><text:tab/><text:tab/><text:tab/>Изменила только раз,</text:p>
      <text:p text:style-name="P409"><text:tab/><text:tab/><text:tab/>А потом, потом реши-ила:</text:p>
      <text:p text:style-name="P409"><text:tab/><text:tab/><text:tab/>Эх! Раз, да ещё раз,</text:p>
      <text:p text:style-name="P118"><text:span text:style-name="T79"><text:tab/><text:tab/><text:tab/>Да ещё много-много-много-много раз..</text:span>.</text:p>
      <text:p text:style-name="P118">Правда, бригаде больше нравилась Баллада о Гипсе:</text:p>
      <text:p text:style-name="P409"><text:tab/><text:tab/><text:tab/>И вот лежу я на спине — загипсованный,</text:p>
      <text:p text:style-name="P118"><text:span text:style-name="T79"><text:tab/><text:tab/><text:tab/>Кажный член у мине — расфасованный.</text:span>..</text:p>
      <text:p text:style-name="P118"/>
      <text:p text:style-name="P118">А каску я вовсе не терял, <text:span text:style-name="T166">а шиканул джентельменством.</text:span></text:p>
      <text:p text:style-name="P119">Шёл по Семи Ветрам с объекта на объект, а штукатурши ПМК-7 в молодой траве цветы собирали, жёлтые, Наверное, одуванчики. Они спросили у меня целлофан, а я им по-гусарски каску кинул, чтоб собирали как в лукошко. Ещё ж и показал — вон в тот коричневый вагончик принесите. Больше я ни их, ни каски не видал. </text:p>
      <text:p text:style-name="P119">Изо всей бригады в каске только я ходил, вот прораб Ваня и прицепился со своей объяснительной. А насчёт стихов это он мне польстил — там, верлибр всего-навсего...</text:p>
      <text:p text:style-name="P118"/>
      <text:p text:style-name="P120">С рубахой — да. С рубахой я нарвался по полной.</text:p>
      <text:p text:style-name="P120">Подвела меня склонность к самоизобретённым ритуалам.</text:p>
      <text:p text:style-name="P120">Наступил первый день лета. Ну, как не отметить?</text:p>
      <text:p text:style-name="P120">Летом на стройке жара, даже если под спецовкой одета всего лишь майка, всё равно исходишь пóтом. Рубаха летом — лишний элемент.</text:p>
      <text:p text:style-name="P120">Ту зелёную рубаху из какой-то жмаканой синтетики я носил шесть лет, а она никак не снашивалась, падлюга; а потеешь в ней как в любой другой синтетике, несмотря что жмаканая.</text:p>
      <text:p text:style-name="P120">И вот первого июня, выходя из вагончика я повязал её рукава поверх спецовки на голое тело, <text:soft-page-break/>чтобы похоронить в какой-нибудь из множества ещё не забитых раствором дырок в панелях перекрытия. <text:s/>На объекте нет мусорных баков, а бросить её в очко дощатого сортира у меня рука не поднялась — как никак столько лет потели вместе.</text:p>
      <text:p text:style-name="P120"/>
      <text:p text:style-name="P120">Потом я поднялся на третий этаж и в одиночку клал поперечку с вентканалами, покуда не появился Пётр Лысун позвать меня в вагончик. По пути он почему-то отводил глаза и вёл разговоры на эзотерично ботанические темы.</text:p>
      <text:p text:style-name="P120">Все эти странности враз вылетели у меня из головы, когда перед вагончиком я увидал фургон-УАЗик, а рядом с ним здорового милиционера в фуражке с красным околышком и психиатра Тарасенко. <text:s/><text:span text:style-name="T167">Неровным полукругом пред ними стояли наша бригада, мастер Каренин и прораб Ваня.</text:span></text:p>
      <text:p text:style-name="P121">Тарасенко объявил собравшимся, что моё поведение и так ненормально, а сегодня я вообще засунул рубаху в бетонную плиту перекрытия. Затем он демократично поинтересовался: замечались ли за мной какие-то ещё аномалии?</text:p>
      <text:p text:style-name="P121">Народ безмолвствовал. </text:p>
      <text:p text:style-name="P121">Кто-то из наших женщин заикнулась было, что рубаха вконец была изношена и Тарасенко, чтоб не углубляться в эту тему велел мне пойти в вагончик переодеться.</text:p>
      <text:p text:style-name="P121">Я беспрекословно подчинился, сел в фургон, где уже оказался какой-то алкаш, и нас увезли.</text:p>
      <text:p text:style-name="P121">Во время остановки у Медицинского центра алкаш убеждал меня рвануть когти в разные стороны — мент не сможет погнаться за обоими сразу. Я отмалчивался, понимая, что лучше сорок пять дней под шприцами, чем вся оставшаяся жизнь в бегах.</text:p>
      <text:p text:style-name="P121">Потом в фургон подсел молодой охранник в гражданке и ещё один алкаш и нас накатанной дорожкой повезли в Ромны. По пути мы сделали остановку в каком-то селе — загрузить пару полоумных старух в чёрном и неспокойного мужика, который всем по очереди клялся, что ничего не помнит что вчера было...</text:p>
      <text:p text:style-name="P121"/>
      <text:p text:style-name="P121">По приезду в психушку нас развели по разным направлениям и мен зачем-то сделали рентген в лежачем виде. Алкашей я больше не видал — в дурдоме ими занимается третье отделение, а меня ждало пятое.</text:p>
      <text:p text:style-name="P122">Эта мозговая промывка опять проходила на Площадке и в переполненной палате-спальне. Из категорий выше полностью свободных знакомым оказался только Саша, который знал моего брата Сашу, но он беспробудно спал.</text:p>
      <text:p text:style-name="P122">Как ветеран и ради человеколюбия я обратился к заведующей с мольбою заменить мне уколы аминазина на аминазин в таблетках. Она обещала подумать и за десять дней до окончания срока отменила мне уколы на ночь. За это я вспомнил её имя — Нина.</text:p>
      <text:p text:style-name="P122"/>
      <text:p text:style-name="P122">Больше ничего примечательного не случилось, кроме того, что я узнал способ оказания первой помощи в случае припадка эпилепсии.</text:p>
      <text:p text:style-name="P122">Надо ухватить эпилептика за ноги и отволочь с Площадки в тень под навесом. Тут он тоже будет биться спиною о землю, но постепенно снижая темп, пока не придёт в себя.</text:p>
      <text:p text:style-name="P122">Некоторые полудурки считают полезным сгонять ему мух с лица, но на течении припадка это не сказывается.</text:p>
      <text:p text:style-name="P122"/>
      <text:p text:style-name="P123">На тропе под высокой железнодорожной насыпью Петухов не сказал мне только одного — почему меня в тот раз так плотно обложили и взяли под колпак неусыпного наблюдения.</text:p>
      <text:p text:style-name="P123">Но в этом не было нужды, потому что я об этом знал не хуже его.</text:p>
      <text:p text:style-name="P123"/>
      <text:p text:style-name="P123">Причина крылась в реконструкции роддома — длинного двухэтажного здания у перекрёстка <text:span text:style-name="T168">улицы Ленина и спуска от Универмага.</text:span></text:p>
      <text:p text:style-name="P124">Каждой строительной организации Конотопа выделили какую-то часть того здания для проведения реконструкционных работ. СМП-615 достались несколько перегородок и санузлы в правом крыле первого этажа.</text:p>
      <text:p text:style-name="P124"><text:soft-page-break/>Исполнителями работ были четыре штукатурши и я. Мы справились за одну неделю.</text:p>
      <text:p text:style-name="P124">Когда женщины уже штукатурили поставленные мною перегородки, в коридоре появился мужик в чистом костюме и при галстуке.</text:p>
      <text:p text:style-name="P124">Увидав четырёх ядрёных баб, он начал распускать перед ними свой хвост на фоне занюханного подсобника, за которого он принял меня.</text:p>
      <text:p text:style-name="P124">Я вежливо попросил его приберечь свой пыл и не кашлять во все стороны.</text:p>
      <text:p text:style-name="P124">- Да ты знаешь с кем связался?! Я — первый секретарь горкома партии!</text:p>
      <text:p text:style-name="P124">- А я — каменщик четвёртого разряда.</text:p>
      <text:p text:style-name="P124">- Ну, ты меня узнаешь!</text:p>
      <text:p text:style-name="P124">И он ушёл, а через полчаса в коридор влетел взмыленный главный инженер СМП-615, он же парторг строительно-монтажного поезда.</text:p>
      <text:p text:style-name="P124">- Как ты смел материть первого секретаря горкома?!</text:p>
      <text:p text:style-name="P124">Штукатурши в один голос засвидетельствовали, что матюков и близко не было и главный инженер уехал.</text:p>
      <text:p text:style-name="P124"/>
      <text:p text:style-name="P124">Вот и всё. Проще не бывает — самец с рычагами власти против самца в заляпанной раствором спецовке.</text:p>
      <text:p text:style-name="P124">Единственное, что обидно, так это обвинение в матерщине. За все годы в СМП-615 я не произнёс ни одного матерного слова, даже в мыслях.</text:p>
      <text:p text:style-name="P124"/>
      <text:p text:style-name="P124">В начале осени намыливаясь в бане я вдруг заметил, что мой живот стал выпуклым, как жёсткие надкрылья майского жука, и такие же не поддающиеся втягиванию.</text:p>
      <text:p text:style-name="P124">Вскоре и мать моя заметила, что у меня начал отвисать второй подбородок. После одного из домашних ужинов на Декабристов 13, она положила мне руку на плечо и радостно объявила:</text:p>
      <text:p text:style-name="P124">- Толстеешь, братец! И никуда не денешься — ты из нашей породы!</text:p>
      <text:p text:style-name="P124">Я без улыбки посмотрел на её круглое лицо, под которым — я знал это — расширяется ещё более круглая фигура, и промолчал.</text:p>
      <text:p text:style-name="P124">Мне не хотелось быть из такой породы и становиться круглым. Я не поддамся их аминазину! Нужны радикальные меры.</text:p>
      <text:p text:style-name="P124">Начать с тех самых ужинов на Декабристов 13 — <text:span text:style-name="T169">моя мать умела так взгромоздить кашу, или картошку на тарелке, что меньше двух порций не получалось. При этом всё так вкусно, что незаметно съедаешь всё.</text:span></text:p>
      <text:p text:style-name="P125">Для начала я отказался от хлеба. </text:p>
      <text:p text:style-name="P125">ОК, я ем сколько кладёте, но хлеб не хочу и не буду. <text:s/>Причём я перестал брать его даже в столовых. Но насчёт «не хочу» <text:s/>— <text:s/>это враки. Хлеб я всегда любил, особенно ржаной, да ещё если тёплый. Я мог в одиночку за раз усидеть буханку такого хлеба без ничего, повторяя про себя отцовскую поговорку:</text:p>
      <text:p text:style-name="P125">«Хлеб мягкий, рот большой; откусишь — и сердце радуется».</text:p>
      <text:p text:style-name="P125">Ещё через месяц, увидав, что бесхлебная диета не срабатывает, я просто перестал ездить в столовую на обеденный перерыв. Это уравняло баланс. Завтрак в столовой плюс две порции ужина — получается трёхрáзовое питание.</text:p>
      <text:p text:style-name="P125">А обед?</text:p>
      <text:p text:style-name="P125">Обедал я, по выражению нашей бригады, Всесвитом, который ежемесячно приносил в вагончик для прочтения.</text:p>
      <text:p text:style-name="P125">В результате, к Новому году всё в той же городской бане позади площади Конотопских дивизий, я с гордостью обозревал своё впалое, как у здорового волка, брюхо. Мне всегда нравилась именно такая его форма.</text:p>
      <text:p text:style-name="P125">Нарцисс вогнутобрюхий.</text:p>
      <text:p text:style-name="P125"/>
      <text:p text:style-name="P126">Есть немало слов, которые, типа, знаешь — слыхал, читал и даже выговаривал — до тех пор пока не спросят: а что оно значит? Но таких сволочей немного, вот и толкуешь это сло по своим понятиям.</text:p>
      <text:p text:style-name="P126"><text:soft-page-break/></text:p>
      <text:p text:style-name="P126">Слово «аскетизм» один из самых курьёзных примеров насколько люди не понимают что они говорят.</text:p>
      <text:p text:style-name="P126">90% населения, которым оно, типа, знакомо, при слове «аскет» вообразят изношенного самоистязанием мужика в нечёсаной клочковатой бороде вокруг горящих глаз.</text:p>
      <text:p text:style-name="P126">Это настолько же неверно, как словом «спортсмен» обозначать одних лишь сумоистов.</text:p>
      <text:p text:style-name="P126">На самом деле, смысл корневого слова «аскеза» передаётся словом «тренировка».</text:p>
      <text:p text:style-name="P126"/>
      <text:p text:style-name="P126">Если ты захотел стать победителем пивного турни ра и каждый день для тренировки выпиваешь три литра пива, ты — аскет.</text:p>
      <text:p text:style-name="P126">Так же как и соседская девочка, что каждый день за стенкой гоняет скрипичные гаммы.</text:p>
      <text:p text:style-name="P126">Так-распротак твою аскезу со всеми вашими диезами!</text:p>
      <text:p text:style-name="P126"/>
      <text:p text:style-name="P126">То есть, аскет-отшельник, готовящий себя к жизни будущей на небесах, всего лишь частный случай среди остальных аскетов.</text:p>
      <text:p text:style-name="P126"><text:s/>Аскезы бывают затяжными и краткосрочными, в зависимости от её цели.</text:p>
      <text:p text:style-name="P126"/>
      <text:p text:style-name="P126">И в чём же, спрашивается, состояли мои цели, заставлявшие так ревностно блюсти свою поджарость и каждый будний день выписывать <text:span text:style-name="T170">незнакомые слова из газеты «Morning Star»?</text:span></text:p>
      <text:p text:style-name="P127">Как я уже объяснял, с конкретными деталями к общим планам у меня всё несколько туманно — я просто чувствую, что так надо, потому и делаю так.</text:p>
      <text:p text:style-name="P127">За выписками из «Morning Star» требовался газ да глаз. При встрече непонятного слова, про которое я стопроцентно знал, что оно мне уже попадалось в газете, так и подмывало пропустить его — ведь точно же встречалось!</text:p>
      <text:p text:style-name="P127">Но что означает?</text:p>
      <text:p text:style-name="P127">Рыться в исписанных тетрадках слишком нудно, легче заново посмотреть в словаре и выписать его значение.</text:p>
      <text:p text:style-name="P127">А иногда попадались слова, про которые я знал, что они выписывались уже до двух-трёх раз; память называется!</text:p>
      <text:p text:style-name="P127">С такими приходилось расправляться составлением собственных примеров.</text:p>
      <text:p text:style-name="P127">Вот до чего доводит человека аскетизм; <text:span text:style-name="T171">даже если и</text:span> сам толком не знаешь — зачем оно мне надо?</text:p>
      <text:p text:style-name="P127"/>
      <text:p text:style-name="P128">Для меня это не стало искушением, я просто изумился.</text:p>
      <text:p text:style-name="P128">И она меня не соблазняла, а скорее пыталась востребовать исполнение родительского долга.</text:p>
      <text:p text:style-name="P128">Я слишком много задолжал Леночке. Не брал её на руки, не сажал к себе на колени, не гладил по волосам.</text:p>
      <text:p text:style-name="P128">Мы просто жили в одной хате, где ей когда-то сказали, что я её папа, но, в сущности, какой там я отец? Так — сухая формула. Бесконтактный папа.</text:p>
      <text:p text:style-name="P128">Конечно же, я не отталкивал её, а порой мог даже увлечься разговором с нею; однако для ребёнка такого, наверное, мало.</text:p>
      <text:p text:style-name="P128">И для отца такого наверняка мало, но так уж сложились мои отношения со всеми и каждым из моих пятерых детей.</text:p>
      <text:p text:style-name="P128"/>
      <text:p text:style-name="P128">Когда родилась Леночка, я просто ещё не созрел для роли отца, Папа в восемнадцать лет? Бросьте смешить!.</text:p>
      <text:p text:style-name="P128">Потом нас развели стройбат с институтом.</text:p>
      <text:p text:style-name="P128"/>
      <text:p text:style-name="P128">При появлении на свет тебя я уже годился в отцы и любил тебя беззаветно, но слишком недолго — нас разлучила моя репутация.</text:p>
      <text:p text:style-name="P128"/>
      <text:p text:style-name="P128">С Рузанной я познакомился в её шесть лет. <text:s/>Она звала меня «папой» и я <text:s/>любил её <text:span text:style-name="T172">как дочь</text:span>, <text:soft-page-break/>но первый раз обнял, когда она уезжала в Грецию к своему мужу Апостолосу.</text:p>
      <text:p text:style-name="P129">Опять всё та же бесконтактность.</text:p>
      <text:p text:style-name="P129"/>
      <text:p text:style-name="P129">Ашота и родившуюся после него Эмку я не мог обнимать и ласкать — ведь рядом была Рузанна, которой ничего такого от меня не досталось; вот и вышла бы несправедливость.</text:p>
      <text:p text:style-name="P129"/>
      <text:p text:style-name="P129">Так отец пятерых детей и остался формальным папой.</text:p>
      <text:p text:style-name="P129">Бедные дети!</text:p>
      <text:p text:style-name="P129">Но жалеть надо не только их, ведь я тоже прожил жизнь лишённым их ласки.</text:p>
      <text:p text:style-name="P129"/>
      <text:p text:style-name="P129">Теперь вернёмся к тому, как Леночка попыталась исправить такое вопиющее положение.</text:p>
      <text:p text:style-name="P129">Она зашла в комнату и уселась ко мне на колени, отделяя от стола со словарём, тетрадкой и книгой. Обернув своё лицо ко мне, она подняла правую руку и приложила маленькую ладонь к моей ежеутренне бритой щеке. Наверное, хотела научить меня как это делается.</text:p>
      <text:p text:style-name="P129">Что же меня оттолкнуло? Опасение скатиться к инцесту?</text:p>
      <text:p text:style-name="P129">Исключено, при моём роботизированном самоконтроле.</text:p>
      <text:p text:style-name="P129">Нет, скорее из-за выражения улыбки на её лице:</text:p>
      <text:p text:style-name="P129">«Ах, ты бедняжка!»</text:p>
      <text:p text:style-name="P129">- Ну, хватит, Леночка. Мне надо работать.</text:p>
      <text:p text:style-name="P129">Улыбка сменилась выражением злости и она начала мстительно прыгать, сидя у меня на коленях.</text:p>
      <text:p text:style-name="P129">- Что? Размечталась о сладких пирожках? Не рано ли?</text:p>
      <text:p text:style-name="P129">И я поднялся на ноги, как бездушный робот, лишив её площадки для подпрыгиваний.</text:p>
      <text:p text:style-name="P129"/>
      <text:p text:style-name="P129">Через пару дней, а может и неделю, вернувшись с работы я заметил перемены на полках этажерки. Там появилась чёрная дыра.</text:p>
      <text:p text:style-name="P130">Высокую скулу лица Иры, на любительской фотографии посреди ручья, пробило отверстие.</text:p>
      <text:p text:style-name="P130">Орудием этого вандализма, а может даже вудуизма, послужил остро заточенный карандаш или шариковая ручка.</text:p>
      <text:p text:style-name="P130">Вопрос «к<text:span text:style-name="T173">т</text:span>о?!» у меня не возникал. </text:p>
      <text:p text:style-name="P130">Какая разница?</text:p>
      <text:p text:style-name="P130">- Леночка! Иди-ка сюда!</text:p>
      <text:p text:style-name="P130">- <text:span text:style-name="T173">Что?</text:span></text:p>
      <text:p text:style-name="P130">- <text:span text:style-name="T173">Я, как отец, обязан заботиться о твоём образовании. Чтобы ты разбиралась: что есть что. Посмотри на фотографию на полке.</text:span></text:p>
      <text:p text:style-name="P130">- <text:span text:style-name="T173">Что?</text:span></text:p>
      <text:p text:style-name="P130">- <text:span text:style-name="T173">Вот это называется подлость.</text:span></text:p>
      <text:p text:style-name="P130">- <text:span text:style-name="T173">Это не я.</text:span></text:p>
      <text:p text:style-name="P130">- <text:span text:style-name="T173">Я не говорю, что это ты. Просто запомни что такое «подлость». А кто её сделал уже не важно.</text:span></text:p>
      <text:p text:style-name="P130"/>
      <text:p text:style-name="P131">Фотографию пришлось отнести в фотоателье на Клубной.</text:p>
      <text:p text:style-name="P131">Фотомастер Артур, молодой армянин умеющий переносить фотопортреты на керамику, сказал, что это поправимо.</text:p>
      <text:p text:style-name="P131">Только я попросил увеличить снимок до размеров настенного портрета, оставив всё, что есть, и ручей тоже.</text:p>
      <text:p text:style-name="P131">Для восстановленного и увеличенного фото я ещё купил картонную рамочку и снова водрузил на полку.</text:p>
      <text:p text:style-name="P131">Увидев результат, моя мать истерично всхохотнула, что и осталось единственным комментарием.</text:p>
      <text:p text:style-name="P131">Никаких педагогических бесед по этой теме я больше не затевал и фотография так и стояла в полной неприкосновенности, потихоньку собирая пыль.</text:p>
      <text:p text:style-name="P131"><text:soft-page-break/></text:p>
      <text:p text:style-name="P131">В преддверии двухлетия своего сына Андрея моя сестра Наташа пожаловалась, что нигде не купишь железную дорогу, <text:s/>чтобы собрать на полу боьшущий круг из крохотных рельсов, по которым бегал бы маленький поезд. Помнишь, как у нас на Объекте была?</text:p>
      <text:p text:style-name="P131">У меня сохранялось смутное детское воспоминание о прекрасной игрушке и эту жалобу я воспринял как повод вырваться из повседневной конотопской жизни. <text:span text:style-name="T174">Ведь я же любящий дядя!</text:span></text:p>
      <text:p text:style-name="P132">Для начала я смотался в Киев.</text:p>
      <text:p text:style-name="P132">Продавщица универмага «Детский мир» уныло сидела за прилавком в чёрной стёганной телогрейке поверх синего халата магазинной униформы. Она малость взвеселилась, когда я сообщил ей, что «хóчу паровоза».</text:p>
      <text:p text:style-name="P132">Она хмыкнула и, чтоб мне, деревенщине лучше дошло, ответила:</text:p>
      <text:p text:style-name="P132">- Паровоза нема<text:span text:style-name="T176">є</text:span>.</text:p>
      <text:p text:style-name="P132">Меня это ничуть не удивило, ведь что Наташа скажет, так оно и есть.</text:p>
      <text:p text:style-name="P132">Дальше, по плану, шла столица нашей родины — Москва. Туда тянулись караванные тропы для изнурённых дефицитом в полупустынях магазинных прилавков.</text:p>
      <text:p text:style-name="P132"/>
      <text:p text:style-name="P132">В столичном «Детском мире» нашёлся и паровоз с вагончиками, и рельсы со стрелками и мостиками, чтобы по ним бегал поезд от маленькой батарейки.</text:p>
      <text:p text:style-name="P132">Я отвёз добычу на Киевский вокзал и вернулся в центр — урвать свою долю культурной жизни.</text:p>
      <text:p text:style-name="P132">В кассе Большого Театра мне сказали, что билеты надо покупать на две недели раньше. Чуть разочаровавшись, я покинул большой очаг культуры, в котором мне не светит.</text:p>
      <text:p text:style-name="P132">Неподалёку от входа на тротуаре оказалась стеклянная кубическая будка сплошь занавешенная изнутри всевозможными афишами — билеты в театры и концертные залы Столицы.</text:p>
      <text:p text:style-name="P132">На предстоящий вечер мне предложили выбор: концерт звёзд эстрады в Кремлёвском зале, либо концерт джазовой группы в Центральном Театре Советской Армии. То есть отправиться в Кремль на ту муру, от которой и по телеку тошно, или...</text:p>
      <text:p text:style-name="P132">- Конечно, джаз!</text:p>
      <text:p text:style-name="P132"/>
      <text:p text:style-name="P133">Говорят, что железнодорожный вокзал Чернигова построен при немцам, во время оккупации. </text:p>
      <text:p text:style-name="P133">И этим говорильщикам я верю. Почему?</text:p>
      <text:p text:style-name="P133">Да просто лишь за то, что они за это не получают зарплаты, в отличие от множества составителей бесчисленных советских учебников истории.</text:p>
      <text:p text:style-name="P133">И ещё говорят, что вид сверху черниговского вокзала являет собой тевтонский крест.</text:p>
      <text:p text:style-name="P133">С высоты птичьего полёта я его не рассматривал, однако, могу засвидетельствовать — из всех посещённых мною вокзалов, только там можешь в любое время суток набрать готовый крутой кипяток из специального медного крана.</text:p>
      <text:p text:style-name="P133"/>
      <text:p text:style-name="P133">Всё это к тому, что здание Центрального Театра Советской Армии сверху смотрится пятиконечной звездой. Говорят.</text:p>
      <text:p text:style-name="P133">Внутри же это добротное здание <text:span text:style-name="T179">с большим зрительным залом на первом этаже и выставочными стендами в широких галереях второго.</text:span></text:p>
      <text:p text:style-name="P134">Я скрупулёзно рассмотрел выставку конвертов и спичечных этикеток выпущенных в годы Отечественной войны, потому что приехал туда за два часа до концерта.</text:p>
      <text:p text:style-name="P134">А что ещё оставалось делать в незнакомой зимней Москве?</text:p>
      <text:p text:style-name="P134">Картинки на конвертах и этикетках, при всей их наивной примитивности, оказались ностальгически моими, ведь я вырастал на чёрно-белых кинокартинах той поры.</text:p>
      <text:p text:style-name="P134">Затем я спустился в зал, где вскоре джазмены начали устанавливать и опробовать на сцене свои инструменты — ударник, виброфон, колонки.</text:p>
      <text:p text:style-name="P134">Покончив с этими приготовлениями, музыканты набросились на опоздавшего лысого <text:soft-page-break/>еврейчика, но тот наплёл им с три короба про неуютности московской жизни, а потом перешёл в контрнаступление, что скоро он вообще завяжет со всей этой музыкой — оно ему надо?</text:p>
      <text:p text:style-name="P134">Они покинули сцену, а зал начал потихоньку заполняться. Собралось до сотни слушателей привольно рассевшихся там и сям на мягких креслах.</text:p>
      <text:p text:style-name="P134">И начался концерт.</text:p>
      <text:p text:style-name="P134">Номера объявляла высокая толстая девушка в чёрном, иногда она ещё и пела.</text:p>
      <text:p text:style-name="P134">Я поглощал номер за номером и хотел лишь одного — пусть они не кончаются. Какой <text:span text:style-name="T571">диксиленд</text:span> на виброфоне! А бас-гитарист!</text:p>
      <text:p text:style-name="P134">Один раз он он остался наедине с девушкой и они, <text:span text:style-name="T571">оставшись вдвоём,</text:span> вдвоём сделали блюз <text:span text:style-name="T571">на пустой сцене</text:span>. О!</text:p>
      <text:p text:style-name="P134">Еврейчик вышел всего один раз. Он играл на там-таме.</text:p>
      <text:p text:style-name="P134">Играл? <text:span text:style-name="T180">Вся Африка не сумеет выдать такого на барабанах.</text:span></text:p>
      <text:p text:style-name="P135">Я простил ему лысину и тупую болтовню перед концертом, потому что он превратился в совершенно другого человека. Он забыл, что оно ему не надо и творил такие ритмы!..</text:p>
      <text:p text:style-name="P135">- Браво!!</text:p>
      <text:p text:style-name="P135"/>
      <text:p text:style-name="P135">По-видимому, в ЦТСА параллельно концерту проводилось ещё какое-то мероприятие, потому что к барьеру раздевалки толпились с номерками ещё и офицеры, которых в зале не было.</text:p>
      <text:p text:style-name="P135">Девушка-гардеробщица принесла на стойку две одежды сразу: генеральскую шинель с красной шёлковой подкладкой и каракулевым воротником — (так этот опёнок справа от меня, оказывается, генерал?) — и демисезонную шинелку от Алёши Очерета. Она положила и вздохнула над ними.</text:p>
      <text:p text:style-name="P135">А что поделаешь?</text:p>
      <text:p text:style-name="P135">Обычная дилемма жизни: или гусар — кровь с молоком, но без гроша в кармане, или замухрышка-генерал с обеспеченным доходом. </text:p>
      <text:p text:style-name="P135">У каждого <text:span text:style-name="T181">найдётся </text:span>свой рычаг для ублаготворения вздыхающих дам, <text:span text:style-name="T181">вот только </text:span>сфер<text:span text:style-name="T181">ы разные</text:span>.</text:p>
      <text:p text:style-name="P135"/>
      <text:p text:style-name="P136">Московские водители профессиональнее киевских. Во всяком случае тот, что подобрал меня после концерта, оценив мой вид и безбагажность догадался отвезти в такую гостиницу, где не требуют брони.</text:p>
      <text:p text:style-name="P136">Гостиница «Полярная» уходила вверх от тротуара и где-то там терялась в тёмной высоте.</text:p>
      <text:p text:style-name="P136">Из регистратуры меня направили лифтом на невообразимо высокий этаж — где-то между двенадцатым и шестнадцатым.</text:p>
      <text:p text:style-name="P136">Номер оказался очень похожим на комнату отдыха на украинских вокзалах; был бы паспорт при себе да рублю за койку. Просто здесь побольше наставлено коек — штук двадцать и на них уже валялись постояльцы в спортивных костюмах.</text:p>
      <text:p text:style-name="P136">В этот момент желудок мне напомнил, что гоняясь за культурной жизнью я как-то забыл пообедать, и что жрать охота — дальше некуда.</text:p>
      <text:p text:style-name="P136">Я спросил где тут столовая или буфет и спортивные мужики, с каким-то даже злорадством, пояснили, что всё такое подобное тут закрывают в семь.</text:p>
      <text:p text:style-name="P136">Жрать хотелось всё сильнее, да ещё примешивалось желание осадить этих довольных своим знанием соседей по номеру, поэтому я разделся до пиджака и поехал на лифте вниз.</text:p>
      <text:p text:style-name="P136">Там я вышел на низенькое широкое крыльцо, где рядом с гостиничным входом находилась ещё и высоченная дверь в ресторан. Заперта, конечно, но внутри виднелся свет и мельтешение.</text:p>
      <text:p text:style-name="P136">Я начал колотить в коричневое обрамление дверных стёкол. С той стороны показался мужик в фуражке и ж<text:span text:style-name="T182">ё</text:span>лтых полосках на пиджаке.</text:p>
      <text:p text:style-name="P136">При виде меня, <text:span text:style-name="T182">стоящего в мелком снегу бес шапки, в распахнутом на белой рубахе пиджаке на фоне чернильной темени позднего вечера, ему не оставалось иного вывода — я явно выходил из ресторана просвежиться, а теперь хочу обратно.</text:span></text:p>
      <text:p text:style-name="P137"><text:soft-page-break/>Он отпер дверь и я устремился в зал.</text:p>
      <text:p text:style-name="P137">Ресторан занимал немалую площадь; в нём разместилось гулеванье сразу двух свадеб и ещё оставались свободные столики.</text:p>
      <text:p text:style-name="P137">Ждать пришлось долго, но наконец ко мне подошёл официант и я объяснил, что хочу просто поужинать без излишеств.</text:p>
      <text:p text:style-name="P137">Пока он приносил спартанский заказ, мне выпал случай пронаблюдать танец молодых из ближайшей ко мне свадьбы.</text:p>
      <text:p text:style-name="P137">Под конец танца дебелая невеста в белом платье заехала локтем в грудь тщедушному жениху и вернулась за стол. Схватившись за галстук, он заулыбался жалкой улыбкой, где не хватало нескольких зубов.</text:p>
      <text:p text:style-name="P137">Фундамент брачных отношений закладывался ещё на свадьбе. Бедняга! Угораздило же тебя... То есть — совет, да любовь!</text:p>
      <text:p text:style-name="P137"><text:s/>По счёту <text:s/>за ужин мне не хватило одного рубля. Вернее рубль у меня ещё оставался, но его я берёг на завтрашние расходы. Официанту я без подробностей объяснил про нехватку, пообещал, что непременно верну и спросил его имя.</text:p>
      <text:p text:style-name="P137">Он назвался и не стал настаивать на рубле.</text:p>
      <text:p text:style-name="P137">В номер я поднялся сытым и довольным, а на расспросы постояльцев рассеянно пояснил, что <text:s/>ресторан внизу ещё работает.</text:p>
      <text:p text:style-name="P137"/>
      <text:p text:style-name="P137">В конотоп я приехал вечером следующего дня и гордо повёз подарок на Семь Ветров. <text:span text:style-name="T183">Семья Наташи уже жила там в девятиэтажке построенной ПМК-7.</text:span></text:p>
      <text:p text:style-name="P138">Поездка лифтом на четвёртый этаж показалась провинциально короткой, но дверь мне не открыли.</text:p>
      <text:p text:style-name="P138">Гена иногда уезжал на сессии своего заочного техникума на Донбассе, а Наташа могла выйти к какой-то из соседок.</text:p>
      <text:p text:style-name="P138">В виде помощи молодой семье я писал для Гены все работы по философии и истории. С паршивого шурина хоть шерсти клок.</text:p>
      <text:p text:style-name="P138">По пути на Декабристов 13 я завернул в переулки улицы Пирогова, где жили Генины родители.</text:p>
      <text:p text:style-name="P138">Папа его уже спал, а Наталья Савельевна сидела в гостиной с Андреем — её внуком и моим племянником.</text:p>
      <text:p text:style-name="P138">Я хотел оставить коробку и уйти, но она попросила собрать игрушку — всё равно Андрюша ещё не спит.</text:p>
      <text:p text:style-name="P138">Когда поезд, чуть жужжа, начал бегать кругами по полу гостиной, мы с Андреем сравнялись по возрасту.</text:p>
      <text:p text:style-name="P138"/>
      <text:p text:style-name="P139">Восстановление утраченных в хмельном столбняке переводов заняло около года. <text:span text:style-name="T184">Оттого, что они свежи ещё были в памяти, не получилось растянуть удовольствие.</text:span></text:p>
      <text:p text:style-name="P140">Поставив заключительную точку в последнем переводе, я повёз четырёхтомник Моэма в Нежин, вернуть Ноне.</text:p>
      <text:p text:style-name="P141">На подходе к дому преподавателей в Графском парке, я догнал Нону и Лидию Панову, куратора моей группы на англофаке. Они направлялись к общему подъезду своих квартир, но <text:s/>заметив меня — остановились.</text:p>
      <text:p text:style-name="P141">Поздоровавшись с обеими, я пояснил Нонне про невозможность передать словами мою благодарность ей за четыре тома оригиналов, которые привёз, вот, обратно.</text:p>
      <text:p text:style-name="P141">Она улыбнулась из-под очков и протянула руку за целлофановым пакетом. Я перехватил её руку, типа, для демократичного рукопожатия, в стиле героев Джека Лондона. Затем склонился и, отчасти неожиданно и для самого себя, я поцеловал ей руку. Только после этого пакет перешёл от меня к ней.</text:p>
      <text:p text:style-name="P141">Распрямившись, я уделил Пановой чопорный кивок и удалился.</text:p>
      <text:p text:style-name="P141">Хорошо хоть каблуками не щёлкнул, как поручик Ржевский.</text:p>
      <text:p text:style-name="P141"/>
      <text:p text:style-name="P141"><text:soft-page-break/>В электричке моя эйфория сошла на первой же остановке и вместо неё насела неотвязная озабоченность.</text:p>
      <text:p text:style-name="P141">Какое, всё-таки, благо неумение строить детальные планы. <text:span text:style-name="T185">Планы нужно держать предельно короткими. «Сделаю сборник переводов для издания средним тиражом», и — точка. Продумывая план в деталях подвергаешь его смертельному риску. Непременно всплывёт какая-то неодолимая подробность, в которую твой план упрётся, как «Титаник» в свой айсберг.</text:span></text:p>
      <text:p text:style-name="P142">Бздынь! А там и буль-буль...</text:p>
      <text:p text:style-name="P142"/>
      <text:p text:style-name="P142">Какое издательство станет рассматривать закорючки моего почерка? Но как превратить переводы в машинописный текст?</text:p>
      <text:p text:style-name="P142">Обучиться печатать самому — заманчивый план, вот только где машинку взять?</text:p>
      <text:p text:style-name="P142">У секретарши СМП-615 стоит бандура с нашлёпкой «Ятрань» и с электрическим шнуром, чтобы совать в розетку. Она да-дахает неудержимыми очередями, как автомат Калашникова, ничуть не похожими на зазывное цоканье печатных машинок в кинофильмах.</text:p>
      <text:p text:style-name="P142">Вот только секретарша украинского не знает, и вообще печатает одним пальцем.</text:p>
      <text:p text:style-name="P142">О том, чтоб мне после работы приходить в контору на часок и мало-помалу... — и думать не моги: новый начальник чересчур ревнив. <text:span text:style-name="T186">На административный корпус у него воззрение как на персональный курятник, он не потерпит ничего подобного, даже после работы.</text:span></text:p>
      <text:p text:style-name="P142"/>
      <text:p text:style-name="P143">Упор в непредвиденную подробность крепко меня озаботил и полностью затормозил исполнение плана...</text:p>
      <text:p text:style-name="P143"/>
      <text:p text:style-name="P143">Мы работали в локомотивном депо, строили трёхэтажный административный корпус, когда Наташа при встрече походя сказала мне, что Ира в Нежине собралась замуж.</text:p>
      <text:p text:style-name="P144">Усомняться в словах сестры бесполезно; их просто надо принимать как данность.</text:p>
      <text:p text:style-name="P144">Однако, такая данность навалилась и придавила меня не на один день.</text:p>
      <text:p text:style-name="P144">Выручил случай. Бригадир Микола Хижняк предложил мне разобрать риштовку вдоль готовой перегородки на втором этаже.</text:p>
      <text:p text:style-name="P145">Чтобы поднять перегородку до плит перекрытия, приходится устанавливать кóзлы, настилать на них доски и уже с них продолжать кладку, потом добавить ещё один настил и вот он потолок.</text:p>
      <text:p text:style-name="P145">Перегородок на этаже много и <text:s/>кóзлов на всех не хватает и тогда устраивается «рацуха» (так в бригаде переиначили слово «рацпредложение»).</text:p>
      <text:p text:style-name="P145">Несколько поддонов сшиваются попарно гвоздями и работают вместо <text:s/>кóзлов. <text:span text:style-name="T187">У поддонов рост пониже, поэтому поверх первого настила снова устанавливаются спаренные <text:s/></text:span>кóзл<text:span text:style-name="T187">ы для следующего.</text:span></text:p>
      <text:p text:style-name="P146">Вся эта приспособа смахивает на карточный домик и хлипче, чем <text:s/><text:span text:style-name="T188">кóзл</text:span>ы, однако, работает. Разборка всей этой мудрации тоже не сахар — какие-то из досок настилов прибиты к поддонам, другие нет; сдёргиваешь их и сверху сыпятся осколки кирпича и наслоившийся засохший раствор.</text:p>
      <text:p text:style-name="P146">Мало кто любит разбирать риштовку, ну, а мне оно, типа, шахматного этюда. Просто от осколков надо вовремя уклоняться.</text:p>
      <text:p text:style-name="P146">Но в тот раз я послал шахматы к чёрту. Взбеленившись, как облопавшийся мухоморами викинг, я выворачивал железным ломом доски визжавшие вылезающими гвоздями. <text:span text:style-name="T189">Я сбросил верхний настил и, мечась и беснуясь по навалу досок под ногами, расшибал опорные шалашики сшитых поддонов замашистыми ударами всё того же лома и то ли рыкал, то ли орал:</text:span></text:p>
      <text:p text:style-name="P146">- <text:span text:style-name="T189">Свадьба?! Вот вам свадьба!</text:span></text:p>
      <text:p text:style-name="P147">Ноздри мои округлились, распираемые бешеным гневом и толчками гоняли сухую пыль, взбитую валящейся риштовкой, в меня и обратно.</text:p>
      <text:p text:style-name="P147">Хорошо хоть иногда давать себе волю до полного самозабвения. Только не каждому это дано.</text:p>
      <text:p text:style-name="P147"><text:soft-page-break/>Я, например, отлично сознавал, что повторяю игру актёра из недавней экранизации странствий Одиссея.</text:p>
      <text:p text:style-name="P147">Он точно так же стягивал губы поверх оскала зубов, когда вернулся домой и начал одного за другим мочить женихов своей жены Пенелопы. И насчёт свадьбы, которая «вот вам!», то и это цитата из фильма.</text:p>
      <text:p text:style-name="P147">В любом случае, за считанные минуты на месте риштовки валялась груда досок вперемешку с поддонами. <text:span text:style-name="T190">Клубы пыли заполнили помещение, а в коридоре Катерина, затаившись у дверного проёма, напряжённо вслушивалась — о какой это я свадьбе?</text:span></text:p>
      <text:p text:style-name="P147"/>
      <text:p text:style-name="P102">Моя сестра Наташа так никогда и не сообщила о новом замужестве Иры. Похоже в тот раз мы с Одисеем поломали нормальный ход её дальнейшей жизни.</text:p>
      <text:p text:style-name="P102"/>
      <text:p text:style-name="P102">Вот и выяснилось, что никакой я не волк и не ахулинамист, а обычная собака на сене. Типа тех королей, что отправляли своих разведённых жён под домашний арест в каком-нибудь монастырь.</text:p>
      <text:p text:style-name="P102">Хотя если при монастыре найдётся правильный садовник от Боккаччо...</text:p>
      <text:p text:style-name="P102"/>
      <text:p text:style-name="P102">Опять меня заносит: мало мне своих проблем, чтоб лезть в королевские?</text:p>
      <text:p text:style-name="P102"/>
      <text:p text:style-name="P102">Зато именно Наташа подарила мне решение титанически непреодолимой проблемы превращения рукописей в печатный текст.</text:p>
      <text:p text:style-name="P102">Она сказала, что по улице между площадью Конотопских дивизий и Сенным рынком есть машинописное бюро. Может там кто-нибудь согласиться напечатать мои переводы?</text:p>
      <text:p text:style-name="P102"/>
      <text:p text:style-name="P395">Двухэтажный дом машинописного бюро напоминал «Черевкину школу». От входа наверх вела широкая деревянная лестница и там в паре смежных <text:span text:style-name="T74">комнат</text:span> машинистки с поразительной скоростью стрекотали своими печатными машинками. </text:p>
      <text:p text:style-name="P395">Одна из них, по имени Валя, в короткой блондинной стрижке, согласилась напечатать небольшой рассказ из тонкой тетрадки, который я принёс для пробы.</text:p>
      <text:p text:style-name="P395">Она назначила день, когда мне надо будет придти за готовым текстом. </text:p>
      <text:p text:style-name="P395">Замирая сердцем, я сказал, что у меня есть ещё переводы. Она ответила, что м<text:span text:style-name="T74">о</text:span>гу приносить и их — по одному, по два. <text:span text:style-name="T75">На мой вопрос об оплате она непонятно отмахнулась.</text:span></text:p>
      <text:p text:style-name="P396"/>
      <text:p text:style-name="P396">Месяца два с половиной, может три, я пробирался в назначенные Валей дни в машинописное бюро.</text:p>
      <text:p text:style-name="P396">К дому бюро я подходил по противоположному тротуару, как обучают друг друга подпольщики и конспираторы. Нырнув в дверь входа, я прокрадывался на второй этаж — лишь бы не спугнуть подвернувшуюся шальную удачу. Когда я отдал Вале перевод последнего из рассказов и снова попытался выяснить насчёт оплаты, она опять отмахнулась.</text:p>
      <text:p text:style-name="P396"/>
      <text:p text:style-name="P396">Труд обязан вознаграждаться, поэтому я решил заплатить не деньгами, а подарком.</text:p>
      <text:p text:style-name="P396">Возле трамвайной остановки на Миру в первом этаже пятиэтажки тянулся ряд магазинов, нависавших над тротуаром своими косыми витринами. Крайний справа — «Цветы», а на другом конце, ближе к площади, ювелирный магазин.</text:p>
      <text:p text:style-name="P396">Там, после обхода стеклянных ящиков-шкафов с непомерно дорогими ожерельями, браслетами и золотыми кольцами, я купил серебряную цепочку за 25 руб. В виде футляра для неё была приобретена круглая лакированная пудреница с орнаментов <text:s/>за 5 руб. с чем-то, но уже из отдела «Сувениры» в Универмаге.</text:p>
      <text:p text:style-name="P396">Забирая текст последнего рассказа,: я отдал Вале пудреницу и попросил заглянуть под крышку. Оттуда потянулась длинная цепочка белого металла.</text:p>
      <text:p text:style-name="P396">- Мельхиор?- спросила машинистка из-за соседнего стола.</text:p>
      <text:p text:style-name="P396">Я не стал никому ничего объяснять: <text:s/>кто захочет — <text:span text:style-name="T76">найдёт способ определить из чего.</text:span></text:p>
      <text:p text:style-name="P396"><text:soft-page-break/></text:p>
      <text:p text:style-name="P397">В тот месяц алименты в Нежин и Конотоп съехали на 15 руб.</text:p>
      <text:p text:style-name="P397"/>
      <text:p text:style-name="P397">За пару дней до первомая меня опять потянуло на ритуалы. С декабристов 13 я принёс на объект кусок яркокрасного кумача, 40 х 40 см, прибил его на двухметровый брус из кучи останков бывших риштовок и вышел весёлый флажок.</text:p>
      <text:p text:style-name="P397">Чтобы флажок не мешал работать, я закрепил его на готовом углу кладки стен третьего этажа и там он радостно реял под весенним ветром над рекой железнодорожных рельсов стекающих к Вокзалу по ту сторону <text:s/>стены из бетонных секций вокруг локомотивного депо.</text:p>
      <text:p text:style-name="P397">Пётр Кирпа спросил что это я опять вытворяю и мне пришлось прогнать ему насчёт дня международной солидарности трудящихся. Он пообещал мне, что я допрыгаюсь, но бригада промолчала.</text:p>
      <text:p text:style-name="P397">Укладывая кирпич в стену захватки, мы иногда поглядывали на весело трепещущий кусок кумача над нашими трудовыми спинами.</text:p>
      <text:p text:style-name="P397"/>
      <text:p text:style-name="P397">Утром первого мая, в джинсах и светлой рубашке, я вышел на веранду обуть туфли. Там оказались мои родители. Они уже много лет считали себя свободными от хождения по демонстрациям.</text:p>
      <text:p text:style-name="P397">Я сел на маленькую табуреточку отцовского производства, чтобы завязать шнурки на чёрных кожаных туфлях.</text:p>
      <text:p text:style-name="P397">- <text:span text:style-name="T77">Ты никуда не пойдёшь,- сказала мне моя мать, стоя между мной и остеклённогй дверью веранды.</text:span></text:p>
      <text:p text:style-name="P397">- <text:span text:style-name="T77">Посидишь дома,- подтвердил мой отец и задвинул засовчик на двери — плод своего слесарного искусства в Рембазе.</text:span></text:p>
      <text:p text:style-name="P398">Происходящее смахивало на домашний арест <text:s/>без суда и следствия. Всё так же сидя, я кручинно опустил голову и негромко затянул протяжную песню:</text:p>
      <text:p text:style-name="P399"><text:tab/><text:tab/><text:tab/>Ой, Днипро, Днипро, </text:p>
      <text:p text:style-name="P399"><text:tab/><text:tab/><text:tab/>Ты широк могуч,</text:p>
      <text:p text:style-name="P398"><text:span text:style-name="T79"><text:tab/><text:tab/><text:tab/>Над тобой плывут облака..</text:span>.</text:p>
      <text:p text:style-name="P398">Дальше я не знал слов, медленно поднялся и сделал шаг к выходу.</text:p>
      <text:p text:style-name="P398">Мой отец поймал мою шею в захват своими трудовыми руками молотобойца, дизелиста и слесаря. Меня всегда восхищала рельефность бицепсов его рук. Мать моя повисла на моём противоположном плече.</text:p>
      <text:p text:style-name="P398">Волоча их суммарный вес, я продолжал медленно продвигаться к двери. Там я отодвинул задвижку, выкрутился из удушающей хватки двух противоборцев и спрыгнул с крыльца на кирпичную дорожку к калитке.</text:p>
      <text:p text:style-name="P398">- Гадёныш!- крикнул мой отец.</text:p>
      <text:p text:style-name="P398">- Негодяй!- вторила ему моя мать.</text:p>
      <text:p text:style-name="P398">С победным смехом я воскликнул:</text:p>
      <text:p text:style-name="P398">- Мама! Догогонь!</text:p>
      <text:p text:style-name="P398">Так, по рассказам родителей, в двухлетнем возрасте я выговаривал «догони!»...</text:p>
      <text:p text:style-name="P398"/>
      <text:p text:style-name="P414">С тех пор я перестал разговаривать с родителями и перестал ходить на демонстрации.</text:p>
      <text:p text:style-name="P414">Вместо этого я сворачивал на Профессийной влево и шёл до самой окраины, где дома сменялись лугом и деревьями лесополосы вдоль насыпи. Оттуда пустынная полевая дорога вела в сторону станции Куколка. </text:p>
      <text:p text:style-name="P414">До неё я не доходил, <text:span text:style-name="T88">а</text:span> через пару километров <text:span text:style-name="T88">переходил на отделяющуюся </text:span>от железнодорожной насыпи ветк<text:span text:style-name="T88">у</text:span> пути, по которому никто не ездит — он запасной на случай войны. Одинокая рельсовая колея соединяет киевскую и московскую часть магистрали в объезд Конотопа. Это ж стратегически важная узловая станция и его разбомбят в первую очередь.</text:p>
      <text:p text:style-name="P414">Вот зачем понадобился объездной путь, который, не заходя в Конотоп, плавной дугой через <text:soft-page-break/>пустые поля выводит к сеймовскому лесу.</text:p>
      <text:p text:style-name="P415">У остановки «Присеймовье» я сворачивал к реке, где когда-то, ещё неженатыми, мы отдыхали с Ирой.</text:p>
      <text:p text:style-name="P415">Там я прочитывал «Morning Star» почти от доски до доски — кроме последней спортивной страницы, которую всегда игнорировал. Газету я оставлял на берегу, авось кому и пригодится.</text:p>
      <text:p text:style-name="P415">Обратный путь лежал вдоль основной двухколейной магистрали. <text:s/>Тропою под её высокой насыпью я входил в Конотоп и долго шёл вдоль огородов — аж до второго моста, где железная дорога сворачивает к Вокзалу. Тут мы с ней расставались и по окраинным улочкам вдоль Болота я шёл уже в вечерней темноте <text:span text:style-name="T89">и за старым кладбищем пересекал улицу Богдана Хмельницкого, а потом по Сосновской выходил к конечной трамвая, откуда до Декабристов всего ничего.</text:span></text:p>
      <text:p text:style-name="P416">В целом получался замкнутый круг — откуда вышел, туда и вернулся, прошагав весь день. <text:s/>Эти сольные марш-броски заменили мне демонстрации.</text:p>
      <text:p text:style-name="P400"><text:tab/><text:tab/><text:tab/>...ах, о чём</text:p>
      <text:p text:style-name="P400"><text:tab/><text:tab/><text:tab/> <text:s text:c="2"/>мы хохочем?</text:p>
      <text:p text:style-name="P400"><text:tab/><text:tab/><text:tab/> <text:s text:c="2"/>ведь не очень</text:p>
      <text:p text:style-name="P416"><text:span text:style-name="T79"><text:tab/><text:tab/><text:tab/> <text:s text:c="2"/>охочи..</text:span>.</text:p>
      <text:p text:style-name="P416">Но всё это в дальнейшем, а в самый первый раз при мне не было газеты «Morning Star», но было ощущение булавочного укола в грудь слева. И он никак не проходил, сколько не почёсывай рубашку в этом месте. Он даже остался со мной на ночь, поэтому с утра я решил заняться трудотерапией.</text:p>
      <text:p text:style-name="P416">Я <text:span text:style-name="T90">отправился</text:span> в локомотивное депо, проник на его безлюдную и тихую, по поводу второго праздничного дня, территорию <text:span text:style-name="T90">и там вышел к незавершённому строительству административного корпуса.</text:span></text:p>
      <text:p text:style-name="P417">У груды силикатного кирпича наваленного самосвалами я установил пустой поддон и принялся складывать на него кирпичи.</text:p>
      <text:p text:style-name="P417">Иногда приходилось левым локтем зажимать грудь, пронзаемую уже не булавкой, а спицей.</text:p>
      <text:p text:style-name="P417">Когда на поддон были сложены все двенадцать рядов кирпича, я сказал себе, что жить буду и поднялся на незавершённый третий этаж.</text:p>
      <text:p text:style-name="P417">Тут я снял с угла кладки Весёлого Роджера, сунул его в дыру одной из плит перекрытия и присыпал засохшим раствором.</text:p>
      <text:p text:style-name="P417">Запугиванья Кирпы остались пустой угрозой — в то лето меня так и не увезли в Ромны. </text:p>
      <text:p text:style-name="P417">Неужто я поумнел? Сомневаюсь. <text:span text:style-name="T91">Просто как-то не подвернулись ничьи высокопоставленные мозоли.</text:span></text:p>
      <text:p text:style-name="P418">К середине мая игла, или булавка, или что уж там воткнулось мне в грудь, потихоньку сама собой вытянулась, а через много лет мне стало ясно, что это я пережил свой первый инфаркт.</text:p>
      <text:p text:style-name="P418"/>
      <text:p text:style-name="P418">В моём не продуманном в подробностях плане подкатила несложная и приятная деталь — сборка отпечатанных текстов в один общий том рассказов.</text:p>
      <text:p text:style-name="P418">Для этого я купил в Универмаге папку с плотной пластиковой обложкой и никелированными кольцами-застёжками внутри. Обычно в таких папках держат общегодовые бухгалтерские отчёты на полках, в ряду таких же папок с широкими корешками.</text:p>
      <text:p text:style-name="P418">Дырокол для пробивки страниц машинописного текста по размеру кольцевых застёжек я взял у секретарши СМП-615. Начальник аж позеленел, увидав меня в пределах своей птицефабрики, но его мозоли ещё не доросли считаться высокопоставленными.</text:p>
      <text:p text:style-name="P418"/>
      <text:p text:style-name="P419">Смонтированный в папке сборник рассказов разместился в симпатичном целлофановом пакете и я повёз его — трубите фанфары! литавры гремите! — в стольный град Киев, в книжное издательство «Днiпро».</text:p>
      <text:p text:style-name="P419">В первом кабинете, где я гордо объявил, что тут у меня сборник переведённых рассказов В. С. Моэма, улыбчивый молодой человек ответил, что по Моэму он не специалист и нужный <text:soft-page-break/>мне сотрудник сидит через два кабинета по коридору, может быть, проводить?</text:p>
      <text:p text:style-name="P419">С не меньшей благовоспитанностью я сказал, что, по-моему, и сам найду, спасибо.</text:p>
      <text:p text:style-name="P419">В кабинете по указанному адресу сидел полноватый, но тоже молодой человек и с отвращением смотрел на кучку машинописных страниц в фиолетовой картонной папке с белыми шнурочками у себя на столе.</text:p>
      <text:p text:style-name="P419">От Моэма он не открещивался и тогда я вынул и положил ему на стол увесистый том в серой пластиковой обложке.</text:p>
      <text:p text:style-name="P420">Он нехотя открыл, глянул на название первого рассказа — «Дождь» <text:s/>— и спросил кто меня прислал.</text:p>
      <text:p text:style-name="P420">Я обомлел и начал лихорадочно догадываться: выходит, сюда нельзя от самого себя. Такие номера тут не проходят. Надо чтоб меня прислал герцог ***, тогда приёмщик поймёт чей я вассал, сопоставит вес герцога со своим сюзереном — маркизом ***, и будет знать как меня принимать. Затем один удостоверительный звонок по телефону и уже окончательно ясно куда сунуть страницы печатного текста оказавшиеся у тебя на столе.</text:p>
      <text:p text:style-name="P420">Но куда, при такой системе, независимому копьеносцу податься?!</text:p>
      <text:p text:style-name="P420">Он, на всякий случай, ещё раз раскрыл том где-то посередине и тут же захлопнул обложку.</text:p>
      <text:p text:style-name="P420">- Я просто посыльный,- ответил я.- Меня попросили отнести в ваше издательство, вот я и принёс.</text:p>
      <text:p text:style-name="P420">- Кто?</text:p>
      <text:p text:style-name="P420">Я открыл обложку и показал квадратик бумаги приклеенный к ней с изнанки, где, на всякий, значился мой конотопский адрес.</text:p>
      <text:p text:style-name="P420">- <text:span text:style-name="T92">Вот этот мой друг,- сказал я.</text:span></text:p>
      <text:p text:style-name="P421">С посыльными должностным лицам говорить не о чем, тем более даже не от какого-нибудь никудышного маркграфа, а из Конотопа. <text:s/>Мы холодно простились и я ушёл.</text:p>
      <text:p text:style-name="P421">На следующий день в Конотопе, на улице Декабристов 13, меня ждала на полках этажерки бандероль в жёсткой горчично-коричневой бумаге почтовых отправлений.</text:p>
      <text:p text:style-name="P421">У меня не было причин открыть её. Зачем?</text:p>
      <text:p text:style-name="P421">По размерам и знакомому весу я и не глядя знал что там внутри.</text:p>
      <text:p text:style-name="P421">Годовой отчёт за минувшие шесть лет жизни — 472 страницы; 35 рассказов Моэма в переводе на украинский язык.</text:p>
      <text:p text:style-name="P421">Странно как она вообще не пришла в Конотоп раньше моего возвращения из Киева.</text:p>
      <text:p text:style-name="P421">А ещё странно, что эта нераспечатанная бандероль с нечитанными рассказами оставила меня таким отморожено безразличным.</text:p>
      <text:p text:style-name="P421">Ага... <text:span text:style-name="T93">Эти шесть лет не вписываются в феодально разгрáфленную систему книгоиздательского дела.</text:span></text:p>
      <text:p text:style-name="P421">- <text:span text:style-name="T93">Кто вас прислал в нашу квадратно-гнездовую реальность?</text:span></text:p>
      <text:p text:style-name="P421">- <text:span text:style-name="T94">Извините, не в ту дверь постучал.</text:span></text:p>
      <text:p text:style-name="P421">«<text:span text:style-name="T95">Прощайте, пэры и пэрухи, сэры и сэрухи!»,- как говаривал дядя Вадя, знаток вассальной зависимости из учебника средних веков.</text:span></text:p>
      <text:p text:style-name="P421"/>
      <text:p text:style-name="P422">Вместо экземпляра книги рассказов Моэма из небольшого, стотысячного тиража, на полках прочно улеглась увесистая бандероль. В том, что зависело от меня, план был исполнен по всем пунктам и это лишило жизнь всякой цели. </text:p>
      <text:p text:style-name="P422">Всё катилось по давно наезженной до блеска колее, но уже беспланово и бесцельно.</text:p>
      <text:p text:style-name="P422">Впрочем, если не задаваться вопросом «зачем?», то и парной по четвергам с последующими парой бутылок пива достаточно, чтобы прожить ещё неделю. <text:span text:style-name="T96">Вон, тибетские монахи и без этого обходятся.</text:span></text:p>
      <text:p text:style-name="P423">Мне явно не доставало плотских утех.</text:p>
      <text:p text:style-name="P423">Однажды я поймал себя на том, что приходя с работы на Декабристов 13, я всякий раз окидываю взглядом стадо обуви, беспорядочно столпившейся вокруг обувной полки на веранде.</text:p>
      <text:p text:style-name="P423">Углублённый самодопрос прояснил, что это я высматриваю высокие австрийские сапоги.</text:p>
      <text:p text:style-name="P424"><text:soft-page-break/><text:span text:style-name="T562">Но в чём</text:span> моя вина, <text:span text:style-name="T562">если в Австрии</text:span> <text:span text:style-name="T562">выпускают настолько долговечную обувь, что ни в какую не изнашивается из памяти?</text:span></text:p>
      <text:p text:style-name="P592">Однако, откуда взяться летом сапогам?</text:p>
      <text:p text:style-name="P424">И чего ради <text:span text:style-name="T562">она</text:span> прие<text:span text:style-name="T562">дет</text:span> в Конотоп, а тем более на Декабристов 13?</text:p>
      <text:p text:style-name="P423">Такие риторические вопросы помогали выставлять себя на смех перед самим собою, но не могли предотвратить ночных поллюций.</text:p>
      <text:p text:style-name="P423"/>
      <text:p text:style-name="P425">Глубокой ночью сон мой прервался тем, что я вскинул голову и резко опустил её на деревянный подлокотник раздвижного дивана. </text:p>
      <text:p text:style-name="P425">Боль и кровь из рассечённой брови не отвлекли меня от факта промоченных трусов. Я снял их, обтёрся и забросил за дальний подлокотник возле оклеенной обоями стены — утром уберу.</text:p>
      <text:p text:style-name="P425">Включив лампу на столе, я вернулся и откинул одеяло. Блин! Тёмное влажное пятно красовалось на малиновой скатерти, которая давно лишилась бахромы и перешла в разряд покрывал.</text:p>
      <text:p text:style-name="P425">- Всё правильно,- сказал я сам себе.- Именно для этого ты её и украл.</text:p>
      <text:p text:style-name="P425">Потом я сделал в покрывале складку поверх пятна, чтоб не касаться мокрого, и лёг досыпать ночь.</text:p>
      <text:p text:style-name="P401"><text:tab/><text:tab/><text:tab/> <text:s text:c="2"/>Для меня дыры чёрные — </text:p>
      <text:p text:style-name="P401"><text:tab/><text:tab/><text:tab/> <text:s text:c="2"/>Белые пятна...</text:p>
      <text:p text:style-name="P401"><text:tab/><text:tab/><text:tab/>...И сплетаются в жгут без ответов вопросы,</text:p>
      <text:p text:style-name="P425"><text:span text:style-name="T79"><text:tab/><text:tab/><text:tab/> <text:s text:c="2"/>Окропя чёрным семенем белую простынь</text:span>.</text:p>
      <text:p text:style-name="P425"/>
      <text:p text:style-name="P425">А ещё трудно стало ездить трамваем в часы пик. Если стиснут со всех сторон, как вогнутую бубну, это куда ни шло, но когда при этом уткнут в пышное бедро молодой женщины — хоть «караул!» кричи. <text:span text:style-name="T97">У тебя тут, естественно, прёт ломовая эрекция, которую не в силах утаить оба ваших плаща. Причём отступать некуда — пассажиров больше, чем селёдок в бочке.</text:span></text:p>
      <text:p text:style-name="P426">Вот и стоишь, уныло глядя за стекло окна, типа, я тут не при чём.</text:p>
      <text:p text:style-name="P426">Но если не твой, то чей же?</text:p>
      <text:p text:style-name="P732"><text:tab/><text:tab/><text:tab/>Благословенны будьте повороты</text:p>
      <text:p text:style-name="P733"><text:tab/><text:tab/><text:tab/>и прочие извивы</text:p>
      <text:p text:style-name="P733"><text:tab/><text:tab/><text:tab/>у путей трамвайных –</text:p>
      <text:p text:style-name="P733"><text:tab/><text:tab/><text:tab/>Пособники</text:p>
      <text:p text:style-name="P733"><text:tab/><text:tab/><text:tab/>сладчайших прикасательств,</text:p>
      <text:p text:style-name="P738"><text:span text:style-name="T79"><text:tab/><text:tab/><text:tab/>вполне пристойных и почти случайных..</text:span>.</text:p>
      <text:p text:style-name="P738"/>
      <text:p text:style-name="P734">Вот это всё и доводит до сексуального голодания, которые научные умники укоротили до термина «либидо». Лебеду эту весьма рекомендуют людям творческих профессий, типа, от неё круто поднимается качество произведений.</text:p>
      <text:p text:style-name="P734">Но мне на кой хрен это либидо?! Я вам не Ван Гог, и не Волт Витмен.</text:p>
      <text:p text:style-name="P734">Мой план исполнен и забандеролен.</text:p>
      <text:p text:style-name="P734">Но как избавиться? Вот в чём вопрос.</text:p>
      <text:p text:style-name="P734"/>
      <text:p text:style-name="P735">Проклятое либидо настигало меня не только в общественном транспорте, или эротических сновидениях, но даже и на рабочем месте. Просто здесь творческий оргазм начинался минуя стадию физиологической эрекции.</text:p>
      <text:p text:style-name="P735"/>
      <text:p text:style-name="P735">Например, на 100-квартирном меня привлекла незнакомая молодая штукатурша, С первого взгляда понятно, что, как выходка из села, она лишена каких-либо интеллектуальных запросов, но чистота румянца, манящие абрисы грудей и бёдер (даже под наглухо застёгнутой спецовкой) обезоружили меня и приковали.</text:p>
      <text:p text:style-name="P735"><text:soft-page-break/>Я решил накропать свою Песню Песней, используя её как натурщицу.</text:p>
      <text:p text:style-name="P735">Обычно штукатуры начинают свою работу на объекте после засыпки плит пола керамзитом.</text:p>
      <text:p text:style-name="P735">Керамзит — хороший теплоизоляционный материал, вот только хрустит под ногами пока не покрыт стяжкой.</text:p>
      <text:p text:style-name="P735">Обернувшись пару раз на мои осторожные шаги по керамзиту — я подходил к дверному проёму уточнить детали слагаемого шедевра — она спросила Трепетилиху, что затирала оконный откос:</text:p>
      <text:p text:style-name="P735">- А может этот украл мой мастерок?</text:p>
      <text:p text:style-name="P735">- Ты что!- ответила Трепетилиха.- Этот такой, что потопчется по твоему мастерку, но не <text:span text:style-name="T567">поцупит</text:span>.</text:p>
      <text:p text:style-name="P736">С учётом размеров моего тогдашнего либидо, новая Песнь Песней непременно превзошла бы творение Соломона и только облыжное подозрение в краже предотвратило переоценку ценностей во всемирной литературе.</text:p>
      <text:p text:style-name="P732"><text:tab/><text:tab/><text:tab/>С высокой скалы сбросил либидо своё </text:p>
      <text:p text:style-name="P732"><text:tab/><text:tab/><text:tab/>Я в синее море</text:p>
      <text:p text:style-name="P732"><text:tab/><text:tab/><text:tab/>И увидал — </text:p>
      <text:p text:style-name="P734"><text:span text:style-name="T79"><text:tab/><text:tab/><text:tab/></text:span><text:span text:style-name="T80">Как синее море т</text:span><text:span text:style-name="T79">онет в либидо моём..</text:span>.</text:p>
      <text:p text:style-name="P734"/>
      <text:p text:style-name="P737">Блин! Три залёта в Ромны и два развода не оставляют даже одного шанса из тысячи на серьёзные отношения. Вот и держишь себя в смирительной рубашке.</text:p>
      <text:p text:style-name="P737"/>
      <text:p text:style-name="P739">А вот вьюгу не зануздаешь. Хорошо хоть не в морду, а в спину; подгоняет меня к Вокзалу <text:span text:style-name="T568">в предутренних сумерках. Потоки снега на шквалистом ветру обращают сумерки в темень. По колено в сугробах, я <text:s/>бреду где должна быть дорожка вдоль путей. Бетонные столбы, что держат над рельсами контактный провод, стали вехами: смотри, не очень-то петляй. И назад не оглядывайся — снег мигом облепит лицо. Да и смотреть там не на что: было — <text:s/>прошло.</text:span></text:p>
      <text:p text:style-name="P740">Только зачем я вижу её обнажённое тело в этой белой пене пурги? И не одна — слепляется с кем-то. Не со мной...</text:p>
      <text:p text:style-name="P740">Я оборачиваю лицо назад — под оплеухи снега, чтобы очнуться <text:s/>и не видеть. Включаю в мозгу взрыды органа из подвала Дома органной музыки, они обрывисты и не точны, но отвлекают. Наверное, я точно извращенец — при любовной сцене моей жены неизвестно с кем впадаю в эрекцию. Жена? Ну, ладно, не жена — любовь всей жизни. Заткнись, придурок!</text:p>
      <text:p text:style-name="P740">Я отчаянно мотаю головой и со стоном пошатываюсь на ходу. <text:span text:style-name="T569">Твёрдый скользящий удар сзади по левому плечу призывает к порядку. Электричка из Нежина пробирается сквозь пургу к Вокзалу. Электрички всегда правы — у них нет отклонений. Вон и фонари над четвёртой платформой, а на площади автобус-«чаечка». Всё нормально, я такой же как все.</text:span></text:p>
      <text:p text:style-name="P734"/>
      <text:p text:style-name="P734">Весенним поздним вечером на привокзальной площади кому-то поплохело. Может, сердчишко подкачало, или ещё что, но рухнул мужчина на асфальт.</text:p>
      <text:p text:style-name="P734">Однако, «скорая» — молодец; подкатила, когда ещё не утихли женские «ахи!» в небольшой сгрудившейся толпе.</text:p>
      <text:p text:style-name="P734">Идя к Вокзалу через парк Лунатика, начало я пропустил, увидел только заключительный акт — отъезжающую скорую и рассасывающуюся группу людей. Однако, от пьедестала памятника Ленина ещё доходили отголоски эха «ахов!», так что сложить остальные два плюс два труда не составляло.</text:p>
      <text:p text:style-name="P734">По аллее от входа в парк с площади навстречу мне задумчиво шагала явная сопереживательница происшествия. <text:span text:style-name="T98">Когда мы поравнялись, она вдруг повторила «ах!», но </text:span><text:soft-page-break/><text:span text:style-name="T98">только потише; всплеснула руками, как в Лебедином озере, и повалилась на меня.</text:span></text:p>
      <text:p text:style-name="P737">Что оставалось делать? Естественно, подхватил. Подмышки. И джентельменски отволок на лавку из зелёных брусьев в невысокой стене подстриженных кустов.</text:p>
      <text:p text:style-name="P737">Она сидела молча, свесив голову, и я галантно помалкивал рядом — в густой тени дерева, отгородившего свет фонаря в аллее.</text:p>
      <text:p text:style-name="P737">Я сидел рядом и зачитывал себе на тему бесполезности чего-то затевать с моим непроглядным прошлым в городе, где все друг друга знают.</text:p>
      <text:p text:style-name="P737">Когда взаимное молчание стало чересчур навязчивым, она положила мне руку на плечо, сказала слабым голосом «спасибо» и ушла по аллее.</text:p>
      <text:p text:style-name="P737">Я тоскливо смотрел вслед светлому пятну её длинного плаща и думал — Идиот! Обнял бы девушку за талию и пусть сама решает: положить тебе голову на плечо, или сказать «не наглей!» и уйти. Так нет! Всё решил за двоих! И остался на бобах со своим потоком сознания, <text:span text:style-name="T99">своим либидо и ночами долгими, как у принцессы на горошине.</text:span></text:p>
      <text:p text:style-name="P737"/>
      <text:p text:style-name="P737">- <text:span text:style-name="T99">Так ты, родной, был с Катькой в парке?</text:span></text:p>
      <text:p text:style-name="P737">- <text:span text:style-name="T99">О чём ты, Натаня?</text:span></text:p>
      <text:p text:style-name="P737">- <text:span text:style-name="T99">Ладно тебе. Катька из нашей бухгалтерии сама рассказала: в Лунатике ей стало плохо и она упала на тебя.</text:span></text:p>
      <text:p text:style-name="P737">- <text:span text:style-name="T99">Она меня с кем-то путает.</text:span></text:p>
      <text:p text:style-name="P737">- <text:span text:style-name="T99">Врёшь!</text:span></text:p>
      <text:p text:style-name="P737">- <text:span text:style-name="T567">Вот везёт же ж некоторым! Катьки на них в парках падают...</text:span></text:p>
      <text:p text:style-name="P427">После получки я сошёл с нашей «чаечки» возле автовокзала и завернул в почтовое отделение — разослать по тридцатке алиментов. Потом я снова пересёк Клубную и пошёл вдоль парка Лунатика в сторону Вокзала.</text:p>
      <text:p text:style-name="P427">- Эй! Ты ж из «Орфеев»? Огольцов?</text:p>
      <text:p text:style-name="P427">…молодой мужик моего возраста, рядом с ним женщина, жена наверное, тоже идут к вокзалу...</text:p>
      <text:p text:style-name="P427">- Да.</text:p>
      <text:p text:style-name="P427">- Я тебя знаю! Ты учился в Нежине, а я знал твою жену Ольгу.</text:p>
      <text:p text:style-name="P427">...нет, никогда не видел, а мою жену знал не ты один...</text:p>
      <text:p text:style-name="P427">Он поозирался вокруг, будто выискивал на тротуаре булыгу — огреть меня по темени, потом ткнул пальцем в сторону своей спутницы, которая упорно смотрела в сторону.</text:p>
      <text:p text:style-name="P427">- Во! Прикинь — идём и всё дорогу долбает меня во все дырки!</text:p>
      <text:p text:style-name="P427">...чего ж не понять — знал во все дырки, вот ведь допотопщина, тут бродишь весь в страданиях насчёт <text:span text:style-name="T100">флейты</text:span> Иры, а он всё ещё про Ольгу никак не уймётся...</text:p>
      <text:p text:style-name="P427">- Хорошо. Передавай привет моей жене Ольге.</text:p>
      <text:p text:style-name="P427">- Ну, ты... д-дурогон!</text:p>
      <text:p text:style-name="P427">Предоставив их друг другу, я сворачиваю с Клубной в парк, на дорожку ведущую <text:span text:style-name="T101">в ДК им. Луначарского, но огибаю его справа и, за спиной белого памятника Ленина, иду по диагонали к боковому выходу из парка и, мимо одиннадцатой школы, на конечную третьего трамвая на Переезде.</text:span></text:p>
      <text:p text:style-name="P428">Возле Базара в трамвай зашли Чепа и Владя.</text:p>
      <text:p text:style-name="P428">- Привет!- говорю я.</text:p>
      <text:p text:style-name="P428">Чепа настороженно кивает и они тоже говорят:</text:p>
      <text:p text:style-name="P428">- Привет!</text:p>
      <text:p text:style-name="P428">Трамвай, громыхая, везёт нас к тринадцатой школе. У меня вырвался смешок.</text:p>
      <text:p text:style-name="P428">- О чём ты смеёшься, Сергей?- с небывалой корректностью спрашивает Чепа.</text:p>
      <text:p text:style-name="P428">Это ж надо! Первый раз в жизни он назвал меня по имени, а не школьной, или лабуховской кличкой. Да с такой напыщенной серьёзностью, будто лорд-спикер, обращаясь к пэру из оппозиционной фракции.</text:p>
      <text:p text:style-name="P428"><text:soft-page-break/>- <text:span text:style-name="T102">А... вспомнил Владин стих. Помнишь, Владя, мы писали стихи на уроках? Я тогда ему нарифмовал, что он поутру в рог трубит и бьётся на мечах с другим рыцарем. Так он мне выдал:</text:span></text:p>
      <text:p text:style-name="P402"><text:tab/><text:tab/><text:tab/>Но твой расчёт не удалс<text:span text:style-name="T104">я́</text:span></text:p>
      <text:p text:style-name="P402"><text:span text:style-name="T104"><text:tab/><text:tab/><text:tab/>П</text:span><text:span text:style-name="T103">окрыть меня военной славой</text:span></text:p>
      <text:p text:style-name="P402"><text:span text:style-name="T103"><text:tab/><text:tab/><text:tab/>И за трубу я не бралс</text:span><text:span text:style-name="T104">я́ <text:s/></text:span><text:span text:style-name="T103">— </text:span></text:p>
      <text:p text:style-name="P429"><text:span text:style-name="T105"><text:tab/><text:tab/><text:tab/>Я в тот момент сидел в канаве..</text:span><text:span text:style-name="T107">.</text:span></text:p>
      <text:p text:style-name="P277">- Ты помнишь, Владя?</text:p>
      <text:p text:style-name="P277">По тому насколько неопределённо он пожал плечами, стоя между рядами занятых пассажирами сидений, я понял, что таких воспоминаний он не держит и сошёл возле тринадцатой школы, чтоб не напрягать бывших друзей.</text:p>
      <text:p text:style-name="P277">Ноги сами несли меня по Нежинской, по Евгении Бош, по Котовского, они знали эти улицы досконально, а у меня, на досуге, было время думать о том, о сём.</text:p>
      <text:p text:style-name="P277"/>
      <text:p text:style-name="P277">...этот переводчик из «Всесвита» неплохо сработал стихи того чеха... а на русском получится?</text:p>
      <text:p text:style-name="P280"><text:tab/><text:tab/><text:tab/>Иду и улыбаюсь сам себе</text:p>
      <text:p text:style-name="P280"><text:tab/><text:tab/><text:tab/>А как подумаю ЧТО</text:p>
      <text:p text:style-name="P280"><text:tab/><text:tab/><text:tab/>Обо мне решат прохожие,</text:p>
      <text:p text:style-name="P429"><text:span text:style-name="T105"><text:tab/><text:tab/><text:tab/></text:span><text:span text:style-name="T106">И</text:span><text:span text:style-name="T105"> вовсе — хохочу!.</text:span><text:span text:style-name="T107">.</text:span></text:p>
      <text:p text:style-name="P429"><text:span text:style-name="T107">...нет, во «Всесвите» лучше, </text:span><text:span text:style-name="T108">переводчик молодец, но </text:span><text:span text:style-name="T107">чех </text:span><text:span text:style-name="T108">ещё молодчее</text:span><text:span text:style-name="T107">, да и вообще чехи — молодцы... взять хотя бы Яна из Большевика... стоп! Яна брать не надо, а то всё выльется в одно заунывное Сю-Сю для выжимания горючих слёз из </text:span><text:span text:style-name="T108">насухо окаменевшей губки, что уже </text:span><text:span text:style-name="T109">год</text:span><text:span text:style-name="T108"> как завалилась за буфет... но этот чех и впрямь хорош, показал как </text:span><text:span text:style-name="T109">надо делать</text:span><text:span text:style-name="T108"> завещание поэта... до него одни только двухходовки: ах, похороните, чтоб по весне надо мной соловей песни пел... а меня та</text:span><text:span text:style-name="T109">м, где</text:span><text:span text:style-name="T108"> слыхать течен</text:span><text:span text:style-name="T109">и</text:span><text:span text:style-name="T108">е Днепра... </text:span><text:span text:style-name="T109">полный эгоизм и</text:span><text:span text:style-name="T108"> потребительс</text:span><text:span text:style-name="T109">тво</text:span><text:span text:style-name="T108">, то ли дело — <text:s/>хохотунчик, всё </text:span><text:span text:style-name="T109">чётко</text:span><text:span text:style-name="T108">, начиная с породы дерева: </text:span><text:span text:style-name="T109">заройте </text:span><text:span text:style-name="T108">под липу, </text:span><text:span text:style-name="T109">пусть</text:span><text:span text:style-name="T108"> корни </text:span><text:span text:style-name="T109">мои </text:span><text:span text:style-name="T108">соки </text:span><text:span text:style-name="T109">качают аж</text:span><text:span text:style-name="T108"> в цветы и</text:span><text:span text:style-name="T109">х </text:span><text:span text:style-name="T108">пчёлки </text:span><text:span text:style-name="T109">тот</text:span><text:span text:style-name="T108"> нектар </text:span><text:span text:style-name="T109">уносят</text:span><text:span text:style-name="T108"> в улей, </text:span><text:span text:style-name="T109">чтоб с</text:span><text:span text:style-name="T108"> мёд</text:span><text:span text:style-name="T109">ом</text:span><text:span text:style-name="T108"> </text:span><text:span text:style-name="T109">были</text:span><text:span text:style-name="T108"> булоч</text:span><text:span text:style-name="T109">ки</text:span><text:span text:style-name="T108"> </text:span><text:span text:style-name="T109">у молодых</text:span><text:span text:style-name="T108"> красот</text:span><text:span text:style-name="T109">ок</text:span><text:span text:style-name="T108">, </text:span><text:span text:style-name="T109">как сядут</text:span><text:span text:style-name="T108"> чай </text:span><text:span text:style-name="T109">пить</text:span><text:span text:style-name="T108">... вот </text:span><text:span text:style-name="T110">оно</text:span><text:span text:style-name="T108"> рыцарство! </text:span><text:span text:style-name="T110">он</text:span><text:span text:style-name="T108"> их и после смерти </text:span><text:span text:style-name="T110">на спец </text:span><text:span text:style-name="T108">па</text:span><text:span text:style-name="T110">ёк</text:span><text:span text:style-name="T108"> </text:span><text:span text:style-name="T110">сажает,</text:span><text:span text:style-name="T108"> закормлю, </text:span><text:span text:style-name="T110">говорит,</text:span><text:span text:style-name="T108"> деликатесами... но при чём тут Чехия? шизофрения наднациональна, </text:span><text:span text:style-name="T110">нерушима и неделима</text:span><text:span text:style-name="T108">... </text:span><text:span text:style-name="T110">хотя</text:span><text:span text:style-name="T111"> бывают и перебежчики, типа Фрейда, ставят своё видение мира на службу своему карману и открывают венскую школу... горшочек варись, горшочек не варись... а под занавес, после жизни проведённой среди неврастеничек с истеричками и занафтализированными докторами паутинных наук, не задавал ли ты сам себе вопрос, глядя в зеркало: ну, что, Зигги, помогли тебе твои ляхи?.. а ведь мог бы остаться вполне нормальным шизиком, свободным... но что оно свобода и где у неё пéред? как говорит Пётр Лысун... свобода от чего? и тут </text:span><text:span text:style-name="T110">тебя фиксируют</text:span><text:span text:style-name="T111"> национальные традиции: для англичанина Шекспира это свобода от времени — «прервалась связь времён» описывает он заурядный клинический случай, а для хохла </text:span><text:span text:style-name="T110">в самом уже термине </text:span><text:span text:style-name="T111">отрыв от бога: «божевiльний», причём существование и того и другого </text:span><text:span text:style-name="T112">за пределами доказуемости... </text:span><text:span text:style-name="T110">и,</text:span><text:span text:style-name="T112"> унюха</text:span><text:span text:style-name="T110">вши</text:span><text:span text:style-name="T112">, что привязь </text:span><text:span text:style-name="T110">уже</text:span><text:span text:style-name="T112"> не держит — вперёд! с упоеньем до умопомраченья... </text:span><text:span text:style-name="T110">только</text:span><text:span text:style-name="T112"> заруби на носу: на воле-то хорошо, да больно мокро и студёно... и в этом весь подвох: как уйти от диктата </text:span><text:span text:style-name="T110">берегущего</text:span><text:span text:style-name="T112"> стадо и вместе с тем иметь все удобства стадного образа жизни от тёплой бабы под боком и до прохладной водочки из морозилки?.. посложнее квадратуры круга... опаньки! Декабристов? </text:span><text:span text:style-name="T110">т</text:span><text:span text:style-name="T112">ак быстро? </text:span><text:span text:style-name="T110">н</text:span><text:span text:style-name="T112">и себе чего!.. Меркуцио повезло </text:span><text:span text:style-name="T110">с</text:span><text:span text:style-name="T112"> друг</text:span><text:span text:style-name="T110">ом, </text:span><text:span text:style-name="T112"><text:s/>Ромео вовремя одёрнет: «ты о пустом болтаешь! гляди, не </text:span><text:span text:style-name="T110">то</text:span><text:span text:style-name="T112"> утопа</text:span><text:span text:style-name="T110">ешь</text:span><text:span text:style-name="T112"> на Циолковского»... не понял, а что это Леночка перед калиткой прогуливается?..</text:span></text:p>
      <text:p text:style-name="P278">- Папа, к тебе гости.</text:p>
      <text:p text:style-name="P278">- Какие гости?</text:p>
      <text:p text:style-name="P278">- Не знаю, говорит, что твой друг.</text:p>
      <text:p text:style-name="P430"><text:span text:style-name="T112">З</text:span><text:span text:style-name="T107">вякнув клямкой калитки, я захожу во двор.</text:span></text:p>
      <text:p text:style-name="P279">На лавочке возле крыльца, подняв взгляд к нижним веткам от яблони за спиной, пуская вверх дым папиросы, сидит мой гость, он же друг.</text:p>
      <text:p text:style-name="P279"><text:soft-page-break/>- Привет, Двойка.</text:p>
      <text:p text:style-name="P279">- Здорово, Ахуля.</text:p>
      <text:p text:style-name="P594"/>
      <text:p text:style-name="P597">Он явился электричкой из <text:span text:style-name="T117">недалёкого Бахмача в </text:span>соседней области и последней вечерней отбудет восвояси. <text:s/><text:span text:style-name="T117">До неё оставалось не так уже и много и мы не торопясь двинули на Вокзал.</text:span></text:p>
      <text:p text:style-name="P601">По пути мы повспоминали золотое времечко, <text:span text:style-name="T117">Славика с Петюней;</text:span> общи<text:span text:style-name="T117">ми словами</text:span> обрисовали свои дела за период, пока не виделись.</text:p>
      <text:p text:style-name="P601"><text:span text:style-name="T118">Ему, оказывается, известно, что </text:span>у <text:span text:style-name="T119">меня</text:span> всё пошло наперекосяк. <text:s/><text:span text:style-name="T120">Тут Двойка с печалью и сочувствием вздохнул.</text:span></text:p>
      <text:p text:style-name="P601"><text:span text:style-name="T120">Ну, а он, тем временем, закончил институт и стал учителем </text:span>хими<text:span text:style-name="T120">и</text:span> в школе <text:span text:style-name="T120">села </text:span>Варваровк<text:span text:style-name="T120">а — <text:s/>за шесть километров от его родного дома. </text:span><text:s/></text:p>
      <text:p text:style-name="P602">Меня не удивило такое вот удачное распределение; в эпоху дефицита у <text:span text:style-name="T120">экспедитора</text:span> районной торговой базы — <text:s/>его мамы — рычаги помощнее, чем у секретаря райкома партии.</text:p>
      <text:p text:style-name="P603">В Варваровке всё потопало в самогонном море и выплыть могла лишь недюжинная особа, с генетической устойчивостью к перваку, доставшейся от предков казаков; <text:span text:style-name="T120">промежутки заполнялись</text:span> гулеванье<text:span text:style-name="T120">м</text:span> с полублатными хлопцами в райцентре, да поездк<text:span text:style-name="T120">ами</text:span> в <text:span text:style-name="T120">Нежин</text:span> – переспать в общаге со студенточкой <text:span text:style-name="T120">пошлюховатей</text:span>.</text:p>
      <text:p text:style-name="P601">В армию сельских учителей не берут, <text:span text:style-name="T118">также как и </text:span>тех, кому исполнилось 27 лет. По достижении <text:span text:style-name="T118">указанного</text:span> возраста Двойка понял, что пора расти. </text:p>
      <text:p text:style-name="P601"><text:span text:style-name="T118">П</text:span>рофессор <text:span text:style-name="T118">из нежинского института</text:span>, которому перепадали дефициты с маминой торг<text:span text:style-name="T118">овой </text:span>базы, составил протекцию в <text:span text:style-name="T118">киевский</text:span> НИИ. </text:p>
      <text:p text:style-name="P601">Аспирантура. У каждой буквы <text:span text:style-name="T120">персональный</text:span> ореол. </text:p>
      <text:p text:style-name="P601">Чтоб влезть в аспирантуру, Двойка готов был помолиться всем богам. Профессор <text:span text:style-name="T118">свёл маму с нужным человеком в НИИ</text:span>, <text:span text:style-name="T121">она провела переговоры, </text:span>но Двойка<text:span text:style-name="T121"> ещё и во Владимирский собор сходил и не поскупился на двухпудовую свечу, а теперь, на всякий, <text:s/></text:span>заявился <text:span text:style-name="T121">и </text:span>ко мне. <text:span text:style-name="T121">Ведь я тот самый </text:span>Ахул<text:span text:style-name="T120">я</text:span> – <text:span text:style-name="T121">элита общаги, </text:span>восходящ<text:span text:style-name="T120">ая</text:span> звезд<text:span text:style-name="T121">ой англофака</text:span>, носител<text:span text:style-name="T120">ь</text:span> благословения, как Иаков, как Иосиф. </text:p>
      <text:p text:style-name="P601">Чёрт его знает, что такое благословение, но Томас Манн говорил, что оно есть. </text:p>
      <text:p text:style-name="P601"><text:span text:style-name="T121">Похоже</text:span> Ахул<text:span text:style-name="T121">я свалился под откос и расплескал </text:span>своё благословение, но <text:span text:style-name="T121">вдруг капля-другая не пролились? Пусть</text:span> брызнет и на него, на Двойку. </text:p>
      <text:p text:style-name="P601"><text:span text:style-name="T121">Про капли он мне ничего не говорил — поставил точку на гигантской свечке, а з</text:span>атем, без околичностей, выложил <text:span text:style-name="T121">деловую </text:span>суть, по которой мне терять нечего и если попадусь на чём, то меня сажать не станут, а у него <text:span text:style-name="T121">впереди </text:span>карьера. <text:span text:style-name="T121">Осталось только поступить в аспирантуру. Но</text:span> в случае удачи будет приличный куш.</text:p>
      <text:p text:style-name="P604">Короче, один <text:span text:style-name="T122">киевский</text:span> хочет закупить сумки две дури. Но не принимать же <text:span text:style-name="T122">Двойке </text:span>его у себя в селе: а вдруг он опер? Лучше <text:span text:style-name="T122">пусть</text:span> я продам в удобном месте. </text:p>
      <text:p text:style-name="P604">От такого предложения мне стало малость тоскливо — за политику в Ромнах держат 45 дней, а на сколько прикроют за анашу? И могут сделать беспробудно спящим. Но Двойка прав — терять мне нечего, план мой исполнен, и я согласился.</text:p>
      <text:p text:style-name="P605">На второй платформе мы обменялись прощальным рукопожатием: да помогут тебе эти капли, Двойка. Поступай в свою аспирантуру — большому кораблю большое и плавание.</text:p>
      <text:p text:style-name="P605"/>
      <text:p text:style-name="P601"><text:s/><text:span text:style-name="T123">Т</text:span>елеграмма из Киева: «Суббота 12.30. Метро Вокзальная. Будут ребята». Подписи нет. Значит друг <text:span text:style-name="T123">меня зовёт</text:span> — Двойка. </text:p>
      <text:p text:style-name="P601"/>
      <text:p text:style-name="P601"><text:span text:style-name="T124">Всю почту адресованную мне</text:span> <text:span text:style-name="T123">родители</text:span> кла<text:span text:style-name="T124">дут</text:span> на стол под лампу: с работы приду – увижу <text:soft-page-break/><text:span text:style-name="T124">новый номер «Всесвита»</text:span>. <text:span text:style-name="T123">Но телеграмма из Киева приходит впервые, и текст какой-то конспиративный. <text:s/></text:span></text:p>
      <text:p text:style-name="P622">Зная, что на расспросы родителям я буду молчать как рыба об лёд, они поручены Леночке. </text:p>
      <text:p text:style-name="P601"><text:span text:style-name="T123">Я </text:span><text:s/>отвеча<text:span text:style-name="T124">ю</text:span> с уклончивостью дельфийских пифий, <text:span text:style-name="T124">чувствуя как нарастает напряжённая тишину на кухне и в смежной комнате</text:span>. </text:p>
      <text:p text:style-name="P601">- Тебе телеграмма. </text:p>
      <text:p text:style-name="P601">- Как интересно. </text:p>
      <text:p text:style-name="P601">- Уже прочитал? </text:p>
      <text:p text:style-name="P601">- А что ещё оставалось делать? </text:p>
      <text:p text:style-name="P601">- Из Киева? Да? </text:p>
      <text:p text:style-name="P601">- Так здесь написано. </text:p>
      <text:p text:style-name="P601">- А от кого? </text:p>
      <text:p text:style-name="P601">- Здесь не написано. </text:p>
      <text:p text:style-name="P601">- Поедешь? </text:p>
      <text:p text:style-name="P601">- Можно и не е<text:span text:style-name="T124">ха</text:span>ть, если <text:span text:style-name="T124">раздобыть</text:span> <text:span text:style-name="T124">дельтаплан.</text:span></text:p>
      <text:p text:style-name="P601"><text:s/></text:p>
      <text:p text:style-name="P601">Зачем <text:span text:style-name="T124">я </text:span>выпендрива<text:span text:style-name="T124">юсь</text:span> и напуска<text:span text:style-name="T124">ю</text:span> туману? А как ещё привить вкус к философичным диалогам, к игре словами и приоткрыть ей, безматерной, извечную женскую тайну: чтобы к тебе не охладели, давай не давая? </text:p>
      <text:p text:style-name="P601"/>
      <text:p text:style-name="P601">Обычно эти прекраснословные беседы обрыва<text:span text:style-name="T124">ются</text:span> яростным негодованием кухни: </text:p>
      <text:p text:style-name="P601">- Поговорила?! Уйди ты от него! </text:p>
      <text:p text:style-name="P601"><text:span text:style-name="T124">С</text:span>высока <text:span text:style-name="T124">по</text:span>коси<text:span text:style-name="T124">вшись</text:span> на меня, <text:span text:style-name="T124">Леночка </text:span>произноси<text:span text:style-name="T124">т</text:span> «странно!» и <text:span text:style-name="T124">идёт</text:span> прочь. </text:p>
      <text:p text:style-name="P601"/>
      <text:p text:style-name="P601"><text:span text:style-name="T125">Умн</text:span>ая <text:span text:style-name="T123">выросла девочка</text:span>. Умеет лавировать, пусть <text:span text:style-name="T125">пока </text:span>ещё наивно, по-детски. </text:p>
      <text:p text:style-name="P601"><text:span text:style-name="T125">За спиною не слабая выучка, особенно от трёх до пяти;</text:span> когда у неё вдруг испарилась мама, а папа <text:span text:style-name="T125">показывался лишь на выходные</text:span>, чтобы уйти к своим друзьям; <text:span text:style-name="T125">вечером по будням </text:span>за стенкою храпел пьянючий дед, <text:span text:style-name="T126">а</text:span> бабушка с досады, что улизнул-таки, хоть вместе шли из цеха к проходной, и что намёрзлась <text:span text:style-name="T126">в ожидании</text:span> трамвая, и что одна тащилась с сумками через потёмки и сугробы окраинных улиц — страшным криком кричала на девочку, грозя отдать её, гадость такую, в детский дом и ребёнку казалось — не бабушка это, а Баба-Яга, злая колдунья, хозяйка <text:span text:style-name="T126">жутких</text:span> чудищ, повелительница чёрной вьюги, что царапается в стылые окна; и все они против неё — <text:span text:style-name="T126">пяти</text:span>летней, одной, беззащитной. </text:p>
      <text:p text:style-name="P601">Жаловаться — кому? Помощи ждать — откуда? </text:p>
      <text:p text:style-name="P601"><text:span text:style-name="T126">Вот и</text:span> подладилась <text:span text:style-name="T125">Леночка </text:span>к любимой бабуле. <text:span text:style-name="T125">Знает когда обнять</text:span>, и чмокн<text:span text:style-name="T125">уть</text:span>, а та ей пирожные с кремом привозит из магазина «Кулинария» <text:span text:style-name="T126">на Переезде</text:span>, где пересадка в трамвай на <text:span text:style-name="T126">П</text:span>осёлок. <text:span text:style-name="T125">Да ещё и</text:span> шьёт ей всё на машинке. </text:p>
      <text:p text:style-name="P601">С папы ей что? С работы при<text:span text:style-name="T126">ходит</text:span> и шуршит книжками, вон даже настольную лампу купил. Ну, ещё тридцатка в месяц, а что восьмикласснице <text:span text:style-name="T125">с </text:span>тридцат<text:span text:style-name="T125">и</text:span> рублей? </text:p>
      <text:p text:style-name="P601"><text:span text:style-name="T125">Зато бабуля</text:span> на неё страховку завела: <text:span text:style-name="T125">исполнится</text:span> восемнадцать лет — получите, Леночка, две тысячи. </text:p>
      <text:p text:style-name="P601">И <text:span text:style-name="T126">чего хочешь </text:span>вкусненько<text:span text:style-name="T125">го </text:span>попроси — <text:span text:style-name="T125">бабушка </text:span>сготовит. </text:p>
      <text:p text:style-name="P601"><text:span text:style-name="T125">И п</text:span>ро одноклассников всё до капельки знает, есть о чём <text:span text:style-name="T125">разговаривать</text:span>. </text:p>
      <text:p text:style-name="P601">Правда, если спросить что <text:span text:style-name="T125">такое</text:span> «счастье», или в чём красота – то <text:span text:style-name="T125">папа</text:span> интересне<text:span text:style-name="T125">й</text:span> объясняет. И новую причёску так похвалить умеет, что от радости аж в носу щекотно. Но всё равно, бабулечка — лучше. </text:p>
      <text:p text:style-name="P601"/>
      <text:p text:style-name="P601">Друг мой Двойка <text:span text:style-name="T125">верно</text:span> <text:span text:style-name="T125">вычислил</text:span>, что встречаться надо в 12.30. <text:span text:style-name="T126">К</text:span>ак раз <text:span text:style-name="T126">к</text:span> этому времени добредает в Киев первая электричка из Конотопа. </text:p>
      <text:p text:style-name="P601"><text:soft-page-break/>Не учёл он лишь одного — <text:span text:style-name="T125">что не терплю быть поставленным</text:span> в рамки, которые не <text:span text:style-name="T125">от меня исходят</text:span>. Так что в мать городов русских я прибыл двумя часами раньше — скорым поездом.</text:p>
      <text:p text:style-name="P601"><text:s/></text:p>
      <text:p text:style-name="P601">Прогулочной походкой <text:span text:style-name="T126">я покинул</text:span> звенящую трамва<text:span text:style-name="T125">йной</text:span> суматох<text:span text:style-name="T125">ой</text:span> привокзальн<text:span text:style-name="T125">ую</text:span> площад<text:span text:style-name="T125">ь</text:span> и по наклонной плоскости <text:span text:style-name="T125">широкого пустого</text:span> тротуара спустился к перекрёстку. </text:p>
      <text:p text:style-name="P601">В столовую при Доме Быта за мно<text:span text:style-name="T127">ю</text:span> следом зашл<text:span text:style-name="T127">и</text:span> с полд<text:span text:style-name="T127">южины</text:span> разновозрастных цыганок. Снимая плащ и шляпу на вешалку в углу, <text:span text:style-name="T126">я </text:span>чуть пожалел, что так совпало — <text:span text:style-name="T127">дожидайся </text:span>теперь пока <text:span text:style-name="T127">они себе по</text:span>выбирают и <text:span text:style-name="T127">дотолкают</text:span> свои подносы к кассе. </text:p>
      <text:p text:style-name="P601">Впрочем, времени предостаточно. </text:p>
      <text:p text:style-name="P601">Однако, <text:span text:style-name="T127">цыганки</text:span> выжидали, явно не хотели идти первыми. И тоже правильно: как знать что тут у них съ<text:span text:style-name="T126">е</text:span>добное сегодня? </text:p>
      <text:p text:style-name="P601"/>
      <text:p text:style-name="P601">- Хлеб забыли,- скользнув взглядом по моему подносу, буркнула кассирка. </text:p>
      <text:p text:style-name="P601">- Не треба. </text:p>
      <text:p text:style-name="P601">Пожав плечами, она отбросила на счётах уже приплюсованные было костяшки и приняла потёртую рублёвку. </text:p>
      <text:p text:style-name="P601">За столом, скромно потупившись в капустный салат вприкуску с заварным пирожным, я старательно не обращал внимание на диктора <text:span text:style-name="T127">новостей в пальто и шапке</text:span>, что <text:span text:style-name="T126">за соседним столиком выдавал</text:span> сотрапезнице последние известия своего мира, <text:span text:style-name="T126">в котором</text:span> вчера кто-то облопался ноксирон<text:span text:style-name="T126">а</text:span> и — готов. </text:p>
      <text:p text:style-name="P601">Самый застольный разговор. Но что удивительно: этот столичный широковещатель слово в слово повторил слышанное мною в глуши провинциальной. <text:span text:style-name="T126">Виталя-крановщик неделю назад об этом сообщал. </text:span>Совпадение, <text:span text:style-name="T126">или п</text:span>лагиат? </text:p>
      <text:p text:style-name="P601">Перехватив мой взгляд <text:span text:style-name="T127">диктор</text:span> гордо приосанился — владелец сногсшибательной сенсации. </text:p>
      <text:p text:style-name="P601"/>
      <text:p text:style-name="P601">В парикмахерской не<text:span text:style-name="T127">по</text:span>далёк<text:span text:style-name="T127">у</text:span> от столовой очереди не оказалось, так что, когда я вернулся на вокзал <text:span text:style-name="T128">побритым</text:span>, до встречи <text:span text:style-name="T127">с Двойкой </text:span>оставалось полчаса. </text:p>
      <text:p text:style-name="P601">Чистильщик в сатиновом халате наярил мои туфли, мелькая вытатурованными якорями. Вместо того, чтоб глазеть на дамочек снующих мимо будки в женский туалет <text:span text:style-name="T127">и обратно</text:span>, я уставился на его склонённую <text:span text:style-name="T127">к моим коленям </text:span>седеющую голову. <text:span text:style-name="T127">Мужику</text:span> <text:span text:style-name="T128">это </text:span>надоело. </text:p>
      <text:p text:style-name="P601">- Чего смотришь?- спросил он, откладывая щётку и берясь за бархотку. </text:p>
      <text:p text:style-name="P601">- Видать, понравились вы мне. </text:p>
      <text:p text:style-name="P601">- Надо ж,- угрюмо хмыкнул он,- да я <text:span text:style-name="T127">и </text:span>сам себе не нравлюсь, а тут — понравился. </text:p>
      <text:p text:style-name="P601">- <text:span text:style-name="T127">Выходит,</text:span> у нас вкусы разные.</text:p>
      <text:p text:style-name="P601"/>
      <text:p text:style-name="P601">И всё равно <text:span text:style-name="T127">осталось </text:span>ещё пятнадцать минут. </text:p>
      <text:p text:style-name="P601">Я про<text:span text:style-name="T127">хожу</text:span> через необъятный вестибюль вокзала, по белокаменной лестнице <text:span text:style-name="T127">подымаюсь на второй этаж </text:span>и там, наверху, оп<text:span text:style-name="T129">ираюсь</text:span> локтями на широченный парапет над грандиозным <text:s/>залом <text:span text:style-name="T129">вестибюля</text:span>, уходящим в сумеречную высь, <text:span text:style-name="T129">смотрю на</text:span> суматошную неразбериху броуновского движения людей-частичек по выложенному <text:span text:style-name="T129">блестящими </text:span>плитками дну. </text:p>
      <text:p text:style-name="P601">Минут через пять смешается с ними и эта, <text:span text:style-name="T129">пока ещё </text:span>глазеющая на суету, частичка — <text:span text:style-name="T129">я</text:span>. </text:p>
      <text:p text:style-name="P601"/>
      <text:p text:style-name="P601"><text:span text:style-name="T129">Их т</text:span>оропливые потоки редеют в центре зала, а <text:span text:style-name="T129">затем</text:span> уплотняются вновь. Причина феномена — атлетическая фигура в алой куртке, что похаживает там неспешными кругами. Ждёт кого-то. </text:p>
      <text:p text:style-name="P601">Кого? Не меня. Меня-то никто не ждёт, если не считать Двойки, который сейчас, пожалуй, так же вот кружит у метро в волнах пассажиров из соседнего — <text:span text:style-name="T128">П</text:span>ригородного вокзала.</text:p>
      <text:p text:style-name="P601">Забавно. В центре центрального вокзала крутится в ожидании кого-то этот вот здоровяк, у <text:soft-page-break/>соседнего, меньшего вокзала, крутится здоровяк помельче — Двойка в <text:span text:style-name="T129">состоянии </text:span>ожидани<text:span text:style-name="T129">я</text:span>.</text:p>
      <text:p text:style-name="P601">Если продлить эту линию, то где-то, на трамвайной, скажем, остановке ходит кругами ожидающий <text:span text:style-name="T128">акселерант.</text:span> </text:p>
      <text:p text:style-name="P601">И получается как в детсадовском огнетушителе, давшем мне начальное понятие о бесконечности. </text:p>
      <text:p text:style-name="P601">Конечно, <text:span text:style-name="T129">тогда</text:span> я не знал слова «бесконечность», но бесконечно глаз<text:span text:style-name="T129">ел</text:span> на красный огнетушитель <text:span text:style-name="T129">на лестничной площадке второго детского сада</text:span>. </text:p>
      <text:p text:style-name="P601"><text:span text:style-name="T129">А</text:span> огнетушитель, и не подозревал, что он — наглядное пособие по бесконечности. <text:span text:style-name="T129">Вернее его к</text:span>артинка-инструкция с изображением человека в кепке с огнетушителем в руках, <text:span text:style-name="T128">а</text:span> на том, нарисованном огнетушителе, тоже желтел квадратик с картинкой-инструкцией, а на той, неразличимой картинке <text:span text:style-name="T128">опять</text:span> человек в кепке с огнетушителем, на котором есть картинка, на которой… </text:p>
      <text:p text:style-name="P601"><text:span text:style-name="T129">Я, д</text:span>етсадник, не зна<text:span text:style-name="T129">ю</text:span> слова «бесконечность», но сил<text:span text:style-name="T129">юсь</text:span> понять: когда же и где кончаются эти человечки в кепках? <text:s/></text:p>
      <text:p text:style-name="P623">Тот недотёпа — это я, сменивший его; а меня сменят другие «я» и мы, в отличие от человечков, конечны.</text:p>
      <text:p text:style-name="P601"/>
      <text:p text:style-name="P601">Уп<text:span text:style-name="T130">ерев</text:span> подбород<text:span text:style-name="T130">ок</text:span> в грудь, чтоб скрыть лицо полями шляпы, <text:span text:style-name="T131">я </text:span>приближа<text:span text:style-name="T131">юсь</text:span> к метро, где, вдоль настенной шеренги телефонов, выхажива<text:span text:style-name="T131">ет</text:span> мой друг <text:span text:style-name="T130">Двойка</text:span>, <text:span text:style-name="T130">выгуливает — </text:span>туда-сюда <text:span text:style-name="T130">—</text:span> свои наново отрощенные усики, престижно кожаное пальто, редеющую шевелюру <text:span text:style-name="T130">и</text:span> чуть недовольную задумчивость. </text:p>
      <text:p text:style-name="P601">Вот он <text:span text:style-name="T130">снова </text:span>развернулся и зашагал вспять. <text:span text:style-name="T130">Я н</text:span>аг<text:span text:style-name="T130">о</text:span>н<text:span text:style-name="T130">яю его</text:span>, неслышно <text:span text:style-name="T130">следую позади</text:span>. </text:p>
      <text:p text:style-name="P601">На краю площадки он снова поворачивается <text:span text:style-name="T130">прямиком</text:span> к моей ухмылке и приветствию: </text:p>
      <text:p text:style-name="P601">- Хелло, <text:span text:style-name="T131">Двойка</text:span>. А где ребята? </text:p>
      <text:p text:style-name="P601">- Ахуля! </text:p>
      <text:p text:style-name="P601">Запрокинув широкое лицо, <text:span text:style-name="T130">он </text:span>всхикивает характерным <text:span text:style-name="T131">Д</text:span>во<text:span text:style-name="T130">йки</text:span>ным смешком — <text:span text:style-name="T131">с плотным прищуром</text:span>, чтоб<text:span text:style-name="T131">ы</text:span> <text:span text:style-name="T131">удобнее</text:span> обшарить обстановку: что и как. </text:p>
      <text:p text:style-name="P601"><text:span text:style-name="T130">Он радостно</text:span> облап<text:span text:style-name="T130">ил своего</text:span> друга — <text:span text:style-name="T130">меня, отпустил </text:span>и нач<text:span text:style-name="T130">ал</text:span> сбивчиво толковать про Славика <text:span text:style-name="T131">с</text:span> Петюн<text:span text:style-name="T131">ей</text:span>. </text:p>
      <text:p text:style-name="P601"/>
      <text:p text:style-name="P601">Из пригородного вокзала хлынула волна прибывших очередной электричкой, <text:span text:style-name="T131">и мы </text:span>отходим к стене. <text:span text:style-name="T130">О</text:span>н <text:span text:style-name="T131">прекращает</text:span> строить сбивчивые гипотезы о причине неявки <text:span text:style-name="T131">ребят </text:span>из Чернигова, просит двушку для автомата и крутит диск, заглядывая в записную книжку. </text:p>
      <text:p text:style-name="P601">Как <text:span text:style-name="T130">острил чернявый</text:span> кагебист, лучше иметь тупой карандаш, чем острую память.</text:p>
      <text:p text:style-name="P601"><text:s/></text:p>
      <text:p text:style-name="P601"><text:span text:style-name="T130">М</text:span>имо <text:span text:style-name="T131">нас спешит н</text:span>авьюченный сетками, сумками, мешками, чемоданами, пакетами, <text:s/>обвязанными вёдрами, коробками, вязанками труб, реек, портфелями, рюкзаками, саженцами и всякой прочей воо<text:span text:style-name="T131">бразимой</text:span> и не <text:span text:style-name="T131">слишком</text:span> вообразимой кладью и поносками, поток новоприбывших — в метро и к остановкам всех видов городского транспорта на площади, <text:span text:style-name="T130">вз</text:span>глядывая <text:span text:style-name="T130">на ходу </text:span>на пару столичных дел<text:span text:style-name="T131">овых</text:span>. </text:p>
      <text:p text:style-name="P601">Вон тот, что звонит, с широкой кожаной спиной, видать, босс, а этот, прочёсывающий толпу цепким взглядом из-под низко надвинутой шляпы — телохранитель. </text:p>
      <text:p text:style-name="P601"><text:span text:style-name="T132">Хотя</text:span> толпа может и не знать слов «босс», <text:span text:style-name="T132">или </text:span>«телохранитель», но нутром чувствует уважение к такой вот паре — хотя бы за то, что они без поклажи, что есть им куда звонить в этом столичном городе. </text:p>
      <text:p text:style-name="P601">Откуда <text:span text:style-name="T132">ей, </text:span>толпе, знать, что Двойка <text:span text:style-name="T132">в этом городе</text:span> «чеч<text:span text:style-name="T132">á</text:span>ко», а я <text:span text:style-name="T132">вызван</text:span> его телеграмм<text:span text:style-name="T132">ой</text:span>. </text:p>
      <text:p text:style-name="P601"/>
      <text:p text:style-name="P601">А, кстати, куда он звонит? Понятия не имею. Да и не важно, я ведь всего лишь орудие. </text:p>
      <text:p text:style-name="P601"><text:soft-page-break/>Есть с нами тот, кто всё за нас решит, <text:span text:style-name="T132">мне остаётся</text:span> только исполня<text:span text:style-name="T132">ть</text:span> приказы. </text:p>
      <text:p text:style-name="P601"><text:span text:style-name="T131">Двойка в прошлом году стал аспирантом — готовится</text:span> в кандидаты.</text:p>
      <text:p text:style-name="P601"><text:span text:style-name="T132">Стипендия выше студенческой, но </text:span>очень-то <text:span text:style-name="T132">не </text:span>разгонишься. </text:p>
      <text:p text:style-name="P601">Насчёт одежды <text:span text:style-name="T132">без</text:span> проблем <text:span text:style-name="T131">—</text:span> у мамы торг<text:span text:style-name="T131">овая </text:span>база. Продовольственная программа тоже решена: на выходные <text:span text:style-name="T131">—</text:span> в родное село, а там такие «торбы» накладут, <text:span text:style-name="T132">что</text:span> руки обрывают. </text:p>
      <text:p text:style-name="P601"><text:span text:style-name="T132">Но за все эти</text:span> блага приходится платить натурой — <text:span text:style-name="T132">сносить</text:span> бесконечные пильбища за рассеянный образ жизни; вперемешку с нескончаемыми работами по хозяйству и в огороде.</text:p>
      <text:p text:style-name="P601"><text:s/></text:p>
      <text:p text:style-name="P601">Силой он не обижен, <text:span text:style-name="T132">и </text:span>работа <text:span text:style-name="T132">ему </text:span>даже в охотку. Особенно<text:span text:style-name="T131"> </text:span>нравится носить что-нибудь веское и габаритное <text:span text:style-name="T131">—</text:span> охапки, вязанки, мешки <text:span text:style-name="T132">с урожаем </text:span>из огорода в сарай. </text:p>
      <text:p text:style-name="P601">Вы<text:span text:style-name="T132">греб</text:span>ать навоз в загородке свиней, или у бычка, <text:s/>не так приятно, но <text:span text:style-name="T132">дело </text:span>знакомое, да и <text:span text:style-name="T132">нужное</text:span> <text:span text:style-name="T131">—</text:span> «где дерьмецо, там и сальцо», <text:span text:style-name="T132">как</text:span> гов<text:span text:style-name="T131">а</text:span>рива<text:span text:style-name="T132">ет</text:span> старый поп их села. </text:p>
      <text:p text:style-name="P601">Но маменькины стоны <text:span text:style-name="T132">и причитания про</text:span> киевских «прохвур», <text:span text:style-name="T132">которые</text:span> объедают и об<text:span text:style-name="T132">ирают его,</text:span> лопуха <text:span text:style-name="T132">такого,</text:span> хоть кого взбесят. </text:p>
      <text:p text:style-name="P601">Вот <text:span text:style-name="T132">почему</text:span> нужны Двойке живые деньги. А где взять? </text:p>
      <text:p text:style-name="P601">Вагоны разгружать как в пору студенчества? Не солидно <text:span text:style-name="T131">для</text:span> аспирант<text:span text:style-name="T131">а</text:span>. </text:p>
      <text:p text:style-name="P601">С общежитейскими соседями пульку расписать? Тут у него квалификация <text:span text:style-name="T133">на все сто</text:span>. </text:p>
      <text:p text:style-name="P601">Преф<text:span text:style-name="T133">еранс</text:span> это ведь <text:span text:style-name="T131">чистая</text:span> арифметика, а у <text:span text:style-name="T131">Двойки</text:span> в биографии два класса математической спецшколы, да плюс к тому внешность <text:span text:style-name="T133">быковато </text:span>наивного <text:span text:style-name="T133">чада</text:span> природы, а ещё нюх на партнёра — <text:span text:style-name="T133">блефует, или впрямь пришло</text:span>. </text:p>
      <text:p text:style-name="P601">Да только в общ<text:span text:style-name="T133">ежитии</text:span> не<text:span text:style-name="T133">т где развернуться</text:span> — обдерёшь <text:span text:style-name="T133">разок </text:span>на пятёрку, <text:span text:style-name="T133">потом ещё</text:span> и — нач<text:span text:style-name="T133">али</text:span> сторониться, на пульку не дозовёшься, такие все занятые, а друг с другом расписывают втихаря. Запрутся у кого-нибудь в комнате и по копеечке за вист. Нищета. </text:p>
      <text:p text:style-name="P601"><text:span text:style-name="T133">Однако,</text:span> должен же быть высший свет, элита. <text:span text:style-name="T133">Это</text:span> же столица, как никак. <text:span text:style-name="T133">С</text:span>ыграть <text:span text:style-name="T133">бы </text:span>при свечах, на зелёном сукне, свежевскрытой колодою, да чтоб вист не ниже полтинника! А без денег как тот свет найти, как в него войти?</text:p>
      <text:p text:style-name="P601"><text:s/></text:p>
      <text:p text:style-name="P601">Вот и начал он строить романтические планы на предмет разжиться круглой суммой. </text:p>
      <text:p text:style-name="P601"><text:span text:style-name="T134">Первый план — стать нарко-бароном на рынке конопли как-то усох сам собой. </text:span><text:s/></text:p>
      <text:p text:style-name="P601"><text:span text:style-name="T134">За ним последовал план</text:span> знакомств<text:span text:style-name="T133">а</text:span> с <text:span text:style-name="T133">мелькающими</text:span> <text:span text:style-name="T133">по</text:span> столице иностранцами <text:span text:style-name="T133">для крупного бартера.</text:span></text:p>
      <text:p text:style-name="P601"/>
      <text:p text:style-name="P601"><text:span text:style-name="T133">Меня он привлёк как исполнителя, которому т</text:span>ерять <text:s/>нечего, <text:span text:style-name="T134">и</text:span> я <text:span text:style-name="T134">вошёл</text:span> в услужении <text:span text:style-name="T134">к</text:span> Двойк<text:span text:style-name="T134">е</text:span> на условиях вполне приемлемых <text:span text:style-name="T133">для того, кому всё пофиг</text:span>. </text:p>
      <text:p text:style-name="P601"><text:span text:style-name="T133">Он в</text:span>ызывал меня по выходным и, главным образом, в село, <text:span text:style-name="T133">куда от Конотопа</text:span> полчаса электричкой, <text:span text:style-name="T133">а потом минут десять автобусом.</text:span></text:p>
      <text:p text:style-name="P601"/>
      <text:p text:style-name="P601">Связь с иностранцами <text:span text:style-name="T134">тоже</text:span> не наладилась. В день попытки <text:span text:style-name="T133">завязать подходящее знакомство </text:span>по Хрещатику звучали лишь романские языки — <text:span text:style-name="T135">подходить к</text:span> таким <text:span text:style-name="T135">с</text:span> английск<text:span text:style-name="T135">им</text:span> толку мало. </text:p>
      <text:p text:style-name="P601">Двойка <text:span text:style-name="T135">разок атукнул</text:span> меня на пару негров в широкополых шляпах, но от моего жизнерадостного предложения «tо have a talk» те, почему-то, шарахнулись и отмолчались. <text:span text:style-name="T135">Наверное, их уже где-то на танцах приглашали «выйти поговорить».</text:span></text:p>
      <text:p text:style-name="P601">Пришлось <text:span text:style-name="T135">пояснить</text:span> боссу, что эт<text:span text:style-name="T135">и</text:span> из бывшей <text:span text:style-name="T135">французской </text:span>колонии, английский <text:span text:style-name="T135">с ними не прокатит</text:span>. </text:p>
      <text:p text:style-name="P601"/>
      <text:p text:style-name="P601">Безрезультатная охота, <text:span text:style-name="T135">похоже, </text:span>притомила <text:span text:style-name="T135">Двойку</text:span>, или <text:span text:style-name="T135">он вознамерился </text:span>обдумать <text:span text:style-name="T135">другой план</text:span>, но плотно <text:span text:style-name="T135">усевшись на скамейку </text:span>в университетском сквере, он дал мне два часа на <text:soft-page-break/>свободный бесконтрольный поиск. </text:p>
      <text:p text:style-name="P601"/>
      <text:p text:style-name="P601">Задание не слишком <text:span text:style-name="T135">при</text:span>влекательное, но надо же отрабатывать харчи, как потреблённые (пирожки с пепси), так и <text:span text:style-name="T135">грядущие</text:span>. <text:span text:style-name="T135">И</text:span>, покинув его на скамейке, я не отлынивал и не увиливал, а добросовестно локаторил — не забазарят ли где родным шекспировским. </text:p>
      <text:p text:style-name="P601">На бульваре Шевченко группа аккуратных мужчин, минуя Владимирский собор, назвала его «касидрел». Неужто?.. </text:p>
      <text:p text:style-name="P601">- Нет,- пояснил один из них,- мы <text:span text:style-name="T135">разговариваем</text:span> на латышском.</text:p>
      <text:p text:style-name="P601"><text:s/></text:p>
      <text:p text:style-name="P601"><text:span text:style-name="T135">Пожалуй</text:span>, хватит. Зайду, вон, <text:span text:style-name="T135">только </text:span>в отель ИНТУРИСТ и — <text:s/>всё. Последняя попытка. <text:s/><text:span text:style-name="T135">И пусть</text:span>, Двойка, как себе хоче<text:span text:style-name="T135">т</text:span>, а мне надоело. </text:p>
      <text:p text:style-name="P601"/>
      <text:p text:style-name="P601">На широком крыльце <text:span text:style-name="T135">перед</text:span> стеклянны<text:span text:style-name="T135">м</text:span> <text:span text:style-name="T135">входом</text:span> здоровяк с саксофонным шнурком шее вежливо поинтересовался чего мне надобно. </text:p>
      <text:p text:style-name="P601">До чего ж наивный вышибала. Ну откуда мне — <text:s/>интуристу — <text:s/>знать <text:span text:style-name="T135">эти их</text:span> местные наречия? </text:p>
      <text:p text:style-name="P601">Снисходительно обозрев аборигена, <text:span text:style-name="T134">я без слов</text:span> прохожу мимо и <text:span text:style-name="T135">сворачиваю в</text:span>лево — <text:s/>к бару. </text:p>
      <text:p text:style-name="P601">Английская надпись над стойкой <text:span text:style-name="T135">призывает</text:span> <text:span text:style-name="T135">платить</text:span> только <text:span text:style-name="T135">местной валютой</text:span> и <text:span text:style-name="T135">извещает</text:span>, что сегодняшний день недели — <text:s/>выходной. Да, пора <text:span text:style-name="T135">передохнуть</text:span>. </text:p>
      <text:p text:style-name="P601">Массивные с виду кресла <text:span text:style-name="T135">у</text:span> полированных столиков оказ<text:span text:style-name="T134">ались</text:span> <text:span text:style-name="T135">вертлявыми</text:span> и жутко удобны<text:span text:style-name="T135">ми</text:span>. Исполнительность вознаграждается: начни я сачковать – не сидел бы сейчас в такой благодати; чай, <text:span text:style-name="T134">по</text:span>мягче<text:span text:style-name="T134">е</text:span>, чем боссу на <text:span text:style-name="T134">той </text:span>скамейке. </text:p>
      <text:p text:style-name="P601"/>
      <text:p text:style-name="P601">В дальнем конце <text:span text:style-name="T136">не работающего бара</text:span> широким кругом рассел<text:span text:style-name="T136">а</text:span>сь <text:span text:style-name="T136">дюжина</text:span> апостолиц и <text:span text:style-name="T136">их</text:span> <text:span text:style-name="T136">пылко проповедующий истину</text:span> <text:span text:style-name="T136">Учитель с бородкой</text:span>. А <text:span text:style-name="T136">у них что за</text:span> язык? <text:span text:style-name="T136">О том известно только им</text:span>. В отчёте Двойке скажу, <text:span text:style-name="T136">что</text:span> делегация румынских птицеводов. </text:p>
      <text:p text:style-name="P601"/>
      <text:p text:style-name="P601">Через столик от меня, усиленно не глядя в мою сторону, две молодые немецки-бесцветные девицы обменива<text:span text:style-name="T136">ются</text:span> краткими фразами. Проклятый языковой барьер. Девули-то явно маются. <text:span text:style-name="T136">Рады </text:span>бы услышать: «вы привлекательны, я замечательный и есть у меня друг Двойка, вчетвером скучать веселее…» но не услышат. Языковая тюрьма. У них своя камера, у меня своя. Даже смотреть друг на друга не хотим, как лиса на недосягаемые гроздья. Но они-то хоть между собой калякают, а я? Так и останусь глухонемым? </text:p>
      <text:p text:style-name="P601">- Эн офули найс плейс,- общительно сообщаю я немочкам,- эйнт ит? Бат (<text:span text:style-name="T136">с лёгким вздохом</text:span>) нобади то хэв э ток виз. </text:p>
      <text:p text:style-name="P601">Галантно киваю на их изумлённые взоры: </text:p>
      <text:p text:style-name="P601">- Бай-бай.</text:p>
      <text:p text:style-name="P601"><text:s/></text:p>
      <text:p text:style-name="P597"><text:span text:style-name="T136">За истекшее с той поры время к</text:span>уш так и не подвернулся, но Двойке понравилось иметь со мной дело. <text:span text:style-name="T137">Я, как юный пионер,</text:span> на всё готов, и я <text:s/>к тому же — реликвия его студенческой юности. Вот и пошли <text:span text:style-name="T137">краткие </text:span>телеграммы <text:span text:style-name="T24">с названием</text:span> старинно<text:span text:style-name="T137">го</text:span> казацко<text:span text:style-name="T137">го</text:span> сел<text:span text:style-name="T137">а и датой, когда мне следует туда явиться</text:span>. </text:p>
      <text:p text:style-name="P601">- Чего это ты как выходной с цветами на электричку? К жене что ли? Так, вроде, развёлся. </text:p>
      <text:p text:style-name="P601">- К другу, в село. А цветы <text:span text:style-name="T137">для </text:span>его матери с бабушкой. </text:p>
      <text:p text:style-name="P601">- Так что у них в селе цветов нет? </text:p>
      <text:p text:style-name="P601">Есть. Но работы в селе — пропасть. Как приеду — то крыша, то сарай, то на огороде. Потом, конечно, самогону пей сколько влезет, ешь чего хочешь – всё есть, да только без цветов я б там будто батрак, а с цветами — гость. </text:p>
      <text:p text:style-name="P624"><text:soft-page-break/></text:p>
      <text:p text:style-name="P625">Родительский дом Двойки стоит на краю села, в тесной улочке с названием Берег. Тесноту в ней создают не хаты, а фруктовые деревья сплошняком нависшие поверх заборов.</text:p>
      <text:p text:style-name="P625">Дом, конечно, зовётся хатой, но по добротности это, всё-таки, дом.</text:p>
      <text:p text:style-name="P625">Между воротами и хатой в палисадничке налево неглубокий колодец, до воды метра два. Над ним жестяная крыша, ворот с коленом рукояти и ведро на цепи.</text:p>
      <text:p text:style-name="P625">Справа кирпичное строение с побелкой, в котором есть всё — летняя кухня, чьё крыльцо почти смыкается с высоким крыльцом на веранду хаты, гараж для пока ещё не купленной машины, <text:s/>склад инвентаря, хлев. Правда, в него вход не со двора, а с обратной стороны.</text:p>
      <text:p text:style-name="P625">Пройдя между крылец, оказываешься на заднем дворе с длинным деревянным сараем для коз, кур, свиней и чего-нибудь ещё. Под окнами хаты малинник и ещё пара яблонь, а дальше не мереный огород, за которым ровное поле и потом лесополоса скрывающая железную дорогу.</text:p>
      <text:p text:style-name="P625">Колхоз этим полем не пользуется — слишком много влаги в поле. Привольно живут люди на улице Берег.</text:p>
      <text:p text:style-name="P625">Глава в доме Раиса Александровна, мать Двойки, потому что муж её, Сергей, больше занят по хозяйству и ему не до болтовни. Конечно, если что-то ему совсем не понравится, то может рявкнуть и осадить жену, чтоб прикрыла халяву.</text:p>
      <text:p text:style-name="P625">Тогда Раиса Александровна <text:span text:style-name="T138">смолкает и, закусив губу, изображает бессловесную бабу, но это всё чистое актёрство — через пять минут на веранде опять зазвонит телефон и спросят Раису, а не Сергея.</text:span></text:p>
      <text:p text:style-name="P626">Ещё она заправляет местной политикой, принимая несколько визитёров за день. Её излюбленный сценический образ — сельская баба в заношенной кацавейке и косынке на чёрных волосах над прищуром чёрных глаз. Косынка на ней повязана то так, то эдак, меняя свой вид по нескольку раз на дню. Узел то на лбу повязан, то под затылком, то сбоку — по цыгански — смотря кого принимает Раиса Александровна.</text:p>
      <text:p text:style-name="P626">Для этого посетителя, похожего на хиппи своими джинсами, патлами и бородой, она вообще повязалась под подбородком. Двойка говорит, что это молодой поп их села. </text:p>
      <text:p text:style-name="P626">Через полчаса у ворот останавливается «жигуль» и во двор заходит крикливая женщина, которой надо «хáлата».</text:p>
      <text:p text:style-name="P626">Раиса Александровна принимает её на веранде и смиренно делает ей мозги минут сорок, прежде, чем отправить, посулив, что будет ей «хáлат». Она на дому не торгует, за товаром надо ехать на торговую базу. По предварительной договорённости.</text:p>
      <text:p text:style-name="P626">Она подмигивает нам с Двойкой вслед на удаляющуюся «хáлатную» матушку. Свят, свят, свят! </text:p>
      <text:p text:style-name="P626">Потом она решает, что мы с ним чересчур засиделись за картами и снова посылает в огород — вскапывать под грядки, или вывозить туда навоз <text:s/>на возке, что вязнет колёсами в чернозёме, или собирать созревшие початки кукурузы. </text:p>
      <text:p text:style-name="P626">Но когда мы с Двойкой собираем из брёвен ещё один сарай, то она нам не указ; <text:span text:style-name="T139">тут уже главенствует Сергей — объявил перекур, вот и играем.</text:span></text:p>
      <text:p text:style-name="P626"/>
      <text:p text:style-name="P627">Еда после работы не хавка, а добротный сельский харч на щедром сале, с укропным ароматом, с лёгким парком над тарелками и хрустящим зелёным луком на блюде в каплях свежей воды. </text:p>
      <text:p text:style-name="P627">Главный кулинар в хате — баба Уля. Готовит она классно даже и одной рукой. Вторую, давно парализованную, она держит в кармане фартука на животе. Самогон тоже она гонит в дальнем конце сарая. Ей нравится смотреть как в подставленную посудину капает горячий <text:soft-page-break/>первак.</text:p>
      <text:p text:style-name="P627">Мне нравится такая жизнь. Тут интересней, чем на пляже. Мне нравится напористый одноногий сосед Витюк, мастер игры в подкидного. <text:s/>А ещё больше нравится Ганя, сестра Раисы Александровны. В ней нет наигрыша и лишней ироничности. Она спокойна и внимательна и всё понимает. Мне жаль, что у неё рак.</text:p>
      <text:p text:style-name="P627">Врачи вырезали «горошину», а как вернулась домой, муж не отставал пока не показала свежий разрез от хирургического ножа.</text:p>
      <text:p text:style-name="P627">Я знал, что она не выживет, потому что когда перекладывал дымоход плиты в её хате, старый огнеупорный кирпич оказался совсем трухлым. <text:s/>Мне сказали класть его снова, другого нет; но это не надолго.</text:p>
      <text:p text:style-name="P627">Хоронили её без меня с душераздирающими причитаниями. Когда Раису вели с кладбища домой, сельские старухи кричали ей и остальным плакальщицам:</text:p>
      <text:p text:style-name="P627">- Ну, что? Дозвались Ганьку? Вернули?</text:p>
      <text:p text:style-name="P627">Двойка негодовал на такую жестокую чёрствость; а по-моему это древняя психотерапия и часть ритуала в непрерывном спектакле жизни.</text:p>
      <text:p text:style-name="P628">В мой следующий приезд во дворе под шелковицей сидел и муж покойной. Я сразу и не врубился откуда такие звуки, думал щенок во двор забрёл, а это он так расплакался. Здоровый мужик, водитель автобуса. Слёзы текут, а он и не прячет. Если уж хором не дозвались, куда одному-то.</text:p>
      <text:p text:style-name="P628"/>
      <text:p text:style-name="P628">Их сын, парень лет восемнадцати, по шекспировски враждует с Двойкой из-за того, что полюбил его жену, а Двойка с ней развёлся. Обидел, типа.</text:p>
      <text:p text:style-name="P628">Я вообще не знал, что он успел жениться. Но Двойка сказал, что да, евреечка с биофака, на курс моложе. Ещё он рассказал, что бывший тесть при всяком застолье в гостях, закусывая, первым делом хватается за сало, в смысле, показать, что он не из кошерных.</text:p>
      <text:p text:style-name="P628">Теперь тесть сможет воспитать сына Двойки как захочет, хоть полностью ортодоксальным евреем, под его, Двойкиной, наиукраинской фамилией. И он вздохнул.</text:p>
      <text:p text:style-name="P628">Тут Раиса Александровна крикнула от телефона, чтоб Двойка переоделся в чистое, потому что привезут невесту на «оглядини».</text:p>
      <text:p text:style-name="P629">Она старается найти ему хорошую партию среди местных девушек и тех периодически привозят на улицу Берег. Иначе в Киеве какая-нибудь стерва точно окрутит этого лопуха.</text:p>
      <text:p text:style-name="P629">Двойка беззвучно матюкнулся и пошёл переодеваться.</text:p>
      <text:p text:style-name="P629">Вскоре за воротами послышалась машина и двое родителей провели нарядную девушку в хату.</text:p>
      <text:p text:style-name="P629"/>
      <text:p text:style-name="P629">Я остался на крыльце летней кухни один, но потом ко мне присоединился посетитель. Это был старик согнутый буквально в дугу. Стоя, он не мог смотреть человеку в лицо, а только ниже пояса.</text:p>
      <text:p text:style-name="P629">Мы неспешно разговорились и он мне исповедался, что был когда-то молодым и стройным писарем в селе, щеголял гимнастёркой и офицерскими сапогами. Началась коллективизация и при его участии составлялись списки кого раскулачивать. Теперь никому не может в глаза смотреть. А всё бéстолку. <text:s/>Внуки бедняков, которым тогда ключи достались и печать при сельсовете, теперь тоже в нищете и пьянстве, а потомки раскулаченных повозвращались из Сибири и снова зажиточными стали. Потому что на такой земле только ленивый живёт бедно.</text:p>
      <text:p text:style-name="P629">Он так и не дождался Раису и ушёл, опираясь на короткие палки и глядя в песок дороги.</text:p>
      <text:p text:style-name="P629">Оказывается, кража малиновой скатерти не самое худшее, что может с тобой случиться; есть проступки и с более суровым наказанием.</text:p>
      <text:p text:style-name="P629"><text:soft-page-break/></text:p>
      <text:p text:style-name="P629">Потом Сергей предложил большой проект — поднять кирпичный цоколь вокруг хаты. Кирпич у него уже несколько лет, как заготовлен.</text:p>
      <text:p text:style-name="P629">На это ушло три приезда; хата не маленькая. Двойка мешал раствор и подносил кирпич. Мы закончили в субботу.</text:p>
      <text:p text:style-name="P629">В воскресенье утром я встал раньше всех и вышел на крыльцо веранды. <text:span text:style-name="T140">Мои туфли стояли на второй ступеньке носом в направлении ворот, хотя вечером я оставлял их в точности наоборот.</text:span></text:p>
      <text:p text:style-name="P630">Я читать умею знаки! Мавр сделал своё дело...</text:p>
      <text:p text:style-name="P630">Я обулся, вышел за ворота и, пройдя до конца улицы, свернул к лесополосе, потому что в её прогалинах призывно бамкал очень медленный товарный поезд. Я перешёл на бег и, таки, успел вскочить на площадку заднего вагона.</text:p>
      <text:p text:style-name="P630">Всё получается как надо, если правильно прочтёшь.</text:p>
      <text:p text:style-name="P630">Товарняк набрал скорость и без остановки миновал Бахмач. Люди на перроне удивлённо смотрели ему вслед. На задней площадке стоял я, счастливый и довольный собой и ветер трепал мои волосы, как бродягам у Джека Лондона.</text:p>
      <text:p text:style-name="P630"/>
      <text:p text:style-name="P630">Зимой в селе работ нет, Двойка вызвал меня только в апреле следующего года. </text:p>
      <text:p text:style-name="P630">Мы вскапывали огород, когда услышали про взрыв в Чернобыле. День был холодный и ветреный; низко неслись серые тучи.</text:p>
      <text:p text:style-name="P630">Двойка начал рассказывать про радиацию, но мне было пофиг. Какая разница?</text:p>
      <text:p text:style-name="P630">Однако, ветер дул с востока и он не пропустил радиацию до села, а отнёс её аж до Шотландии, на развешенную там стирку на бельевых верёвках. Конечно, шотландцы потом эту стирку выкинули, по свидетельству «Morning Star». </text:p>
      <text:p text:style-name="P630"/>
      <text:p text:style-name="P601"><text:span text:style-name="T140">Но всё это будет потом, а сейчас <text:s/>Двойка, п</text:span>рислонясь к стене у висячего телефона, <text:s/>набирает номер, <text:span text:style-name="T140">а я </text:span>прочёсыва<text:span text:style-name="T141">ю</text:span> взглядом <text:span text:style-name="T141">нескончаемо спешащую</text:span> за его спиной толпу, которая понятия не имеет про тонкости взаимоотношений мафиозных боссов и их телохранителей, <text:span text:style-name="T141">и </text:span>пытаюсь <text:span text:style-name="T141">взвесить: кому из нас нужнее эта дружба</text:span>? <text:s/><text:span text:style-name="T141">Будущему кандидату наук Двойке, или мне — его джинну из бутылки?</text:span></text:p>
      <text:p text:style-name="P601"/>
      <text:p text:style-name="P601">Дохлое дело заниматься психоанализом, если толком не знаешь как это делается. Объясняли, конечно, что это какая-то зловредная и наглая выдумка загнивающего Запада, шарлатанство и поклёп на гордо звуч<text:span text:style-name="T141">ащ</text:span>ую личность <text:span text:style-name="T141">Человека</text:span>. </text:p>
      <text:p text:style-name="P601">Жаль только не сказали в чём суть и методы у этого непотребства. Вот и приходится под вывеску «психоанализ» придумывать содержание, изобретать методы. <text:span text:style-name="T141">Размахнись рука, раззудись плечо — что нам стоит</text:span> изобресть самолёт понаслышке? </text:p>
      <text:p text:style-name="P601"/>
      <text:p text:style-name="P601">Допустим, суть <text:span text:style-name="T141">анализа </text:span>в том, чтобы ответить на самый <text:span text:style-name="T141">пакостный из всех</text:span> вопрос<text:span text:style-name="T141">ов</text:span>: «почему?»</text:p>
      <text:p text:style-name="P601"/>
      <text:p text:style-name="P601"><text:span text:style-name="T141">Ит</text:span>ак, почему я держусь Двойки? <text:span text:style-name="T24">В чём </text:span>причин<text:span text:style-name="T24">а</text:span>? Здоровая деревенская пища в исполнении его бабушки? </text:p>
      <text:p text:style-name="P601"><text:span text:style-name="T141">Это — </text:span>да, предвкушаю <text:span text:style-name="T141">с</text:span> букет<text:span text:style-name="T141">ом</text:span> в электричке. <text:span text:style-name="T141">Плюс приманка, на которую</text:span> я, подобно ослу <text:span text:style-name="T141">Уленшпигеля</text:span>, раскатал губу, <text:span text:style-name="T141">не зная, что она недостижима</text:span>.</text:p>
      <text:p text:style-name="P601">Тиль, сидя на спине <text:span text:style-name="T141">скотины</text:span>, помахивал <text:span text:style-name="T142">ему под</text:span> носом пучком травы на тросточке и <text:span text:style-name="T142">осёл</text:span> за нею гнался <text:span text:style-name="T142">и </text:span>н<text:span text:style-name="T142">ёс</text:span> хозяина на спине и траву <text:span text:style-name="T142">перед своим носом</text:span>. </text:p>
      <text:p text:style-name="P601">Для любого осла можно <text:span text:style-name="T142">найти</text:span> траву, <text:span text:style-name="T142">за которой</text:span> побежит как миленький. </text:p>
      <text:p text:style-name="P601"><text:soft-page-break/><text:span text:style-name="T142">Так н</text:span>а какую же клюнул <text:span text:style-name="T142">я</text:span>? </text:p>
      <text:p text:style-name="P601"><text:span text:style-name="T142">Разухабистые к</text:span>артины постельной деятельности, <text:span text:style-name="T142">которыми так щедро делится Двойка</text:span>, <text:span text:style-name="T142">дарят</text:span> надежду, что и мне, слуге верному, перепадут крохи с пиршественного стола. <text:span text:style-name="T142">Скажем, к</text:span>акая-нибудь там подружка <text:span text:style-name="T142">очередной шлюшки</text:span>. </text:p>
      <text:p text:style-name="P601">Это<text:span text:style-name="T142">го</text:span>, <text:span text:style-name="T142">пока что,</text:span> не <text:span text:style-name="T142">случилось</text:span>, но где сказано, что ос<text:span text:style-name="T142">лу</text:span> <text:span text:style-name="T142">удастся</text:span> до<text:span text:style-name="T142">тянуться до</text:span> трав<text:span text:style-name="T142">ы</text:span>? </text:p>
      <text:p text:style-name="P601"><text:span text:style-name="T142">Осёл хитрит и</text:span> на <text:span text:style-name="T142">траву</text:span> даже не смотрит, <text:span text:style-name="T142">прикидывается</text:span>, что <text:span text:style-name="T142">он</text:span> её <text:span text:style-name="T142">в упор не видит, а</text:span> бежит просто так, <text:span text:style-name="T142">ради</text:span> разминки, ведь ему <text:span text:style-name="T142">жуть как </text:span>приятны физические нагрузки и прочие сельхозработы. Однако, чтоб <text:span text:style-name="T143">раскусить осла</text:span>, семи пядей во лбу не требуется. </text:p>
      <text:p text:style-name="P601"/>
      <text:p text:style-name="P631">Вообще-то, насчёт подружки была попытка.</text:p>
      <text:p text:style-name="P631">Они приехали из Нежина в Бахмач: бывшая любовница Двойки и её подруга. Мы с Двойкой встретили их и на автобусе доставили в село.</text:p>
      <text:p text:style-name="P631">На чердаке летней кухни <text:span text:style-name="T144">устланном сеном </text:span>были заранее раз<text:span text:style-name="T144">ложены</text:span> два матраса. Из деликатности Двойка увёл свою любовницу в рощу, <text:span text:style-name="T144">предоставив мне свободу действий.</text:span></text:p>
      <text:p text:style-name="P632">Девушка была хороша, стройненькая, как из журнала «Playboy»» но позволила раздеть себя только до колготок. Спору нет, они тоже были хороши — чёрная сеточка, но на кой она мне хрен? Давно знакомый старинный упор — открытый верх, закрытый низ. Колготки я не стал рвать, а на все прочие попытки соблазна она стойко противилась. Ничейный результат сохранился до возвращения Двойки из рощи.</text:p>
      <text:p text:style-name="P632">Наутро я встал первым и пошёл искупаться в копанке — пруд метров пятнадцати, вырытый экскаватором.</text:p>
      <text:p text:style-name="P632">Когда я вернулся, на крыльце веранды сидела Раиса Александровна.</text:p>
      <text:p text:style-name="P632">- И как водичка?- спросила она с прищуром чёрных глаз.</text:p>
      <text:p text:style-name="P632">- <text:span text:style-name="T145">Холодная,- ответил я во всех смыслах.</text:span></text:p>
      <text:p text:style-name="P633">После завтрака, наедине со мною Двойка спросил напрямую:</text:p>
      <text:p text:style-name="P633">- Ну, как?</text:p>
      <text:p text:style-name="P633">- А никак; у нас с ней несовместимость.</text:p>
      <text:p text:style-name="P633">- Это, как это?</text:p>
      <text:p text:style-name="P633">- Она хотела, чтоб было изнасилование, а я хотел обоюдного удовольствия. Не совместились.</text:p>
      <text:p text:style-name="P601"/>
      <text:p text:style-name="P634"><text:span text:style-name="T145">Так з</text:span>начит на поводке у Двойки меня держит желудок, орган воспроизводства и... и...</text:p>
      <text:p text:style-name="P634">Должен же быть и третий, иначе не сообразишь...</text:p>
      <text:p text:style-name="P601"><text:span text:style-name="T143">А вот и он родимый! Мозг с его духовными запросами. <text:s/>С его потребностью излить </text:span>поглощённые знания. <text:span text:style-name="T143">Иначе и лопнуть недолго.</text:span> Ведь это ж мука, когда бисер есть, дa метать не перед кем. </text:p>
      <text:p text:style-name="P601"><text:span text:style-name="T143">К</text:span>то откажется от роли Ментора? Изрекать перлы мудрости пред наивно вн<text:span text:style-name="T26">емлю</text:span>щим отроком… </text:p>
      <text:p text:style-name="P601">Двойка <text:span text:style-name="T146">даёт мне</text:span> такую возможность своими вопросами. </text:p>
      <text:p text:style-name="P601">Как <text:span text:style-name="T146">правильнее </text:span>вести себя в джунглях возленаучных склок, <text:span text:style-name="T146">где каждый паук за себя, а банка одна на всех</text:span>? </text:p>
      <text:p text:style-name="P601">Кто <text:span text:style-name="T146">полезнее</text:span> <text:span text:style-name="T26">для карьеры — та</text:span>лантливый, но пьющий микрошеф (завлабораторией), или <text:span text:style-name="T146">тупой как валенок</text:span> администратор — макрошеф (нач<text:span text:style-name="T146">альник отдела</text:span> отдела)? </text:p>
      <text:p text:style-name="P601">Кому служить? </text:p>
      <text:p text:style-name="P601">Отвечая на эти и подобные вопросы, я поразился <text:s/>запасам <text:span text:style-name="T26">своего </text:span>маккиавелизма. Такое про себя мне <text:span text:style-name="T146">и во сне не снилось</text:span>, общение с Двойкой открыло глаза <text:span text:style-name="T146">и </text:span>на эту мою грань. </text:p>
      <text:p text:style-name="P601"><text:span text:style-name="T146">Впрочем</text:span>, суть моих моралей настолько проста, что <text:span text:style-name="T146">Двойка</text:span> их и сам нутром чувствует и поступает сообразно, вот высказать не может, что мы приходим в этот мир, когда уже всё занято <text:span text:style-name="T26">—</text:span> «местов нет!»; и <text:span text:style-name="T146">тут</text:span> возникает цель <text:span text:style-name="T26">—</text:span> урвать себе место под солнцем, а цель <text:soft-page-break/>оправдывает средства… </text:p>
      <text:p text:style-name="P601">Двойка с готовностью согласен, <text:span text:style-name="T146">но</text:span> я? <text:span text:style-name="T146">Живу ли я п</text:span>о этой проповеди? Следую <text:span text:style-name="T146">ли </text:span>ей? </text:p>
      <text:p text:style-name="P601"/>
      <text:p text:style-name="P601">Ну, вовсе необязательно следовать собственной теории. Ницше, изобретатель сверхчеловека в образе «белокурой бестии», физически был жалким хлюпиком. </text:p>
      <text:p text:style-name="P601">«Урв<text:span text:style-name="T146">и</text:span> место под солнцем»,- <text:span text:style-name="T146">поучаю</text:span> я. <text:span text:style-name="T146">Всё так</text:span>. Но сам-то <text:span text:style-name="T146">предпочту</text:span> искать другое солнце, чем <text:span text:style-name="T147">лезть</text:span> в <text:span text:style-name="T147">их </text:span>давку и тесноту. </text:p>
      <text:p text:style-name="P601"/>
      <text:p text:style-name="P601">Ну, что <text:span text:style-name="T26">—</text:span> натешился самопсихоанализом? Все изнанки вывернуты? </text:p>
      <text:p text:style-name="P601">Да не стесняйся – я тут один, Двойке не до меня, вон всё крутит телефонный диск, заглядывая в блокнотик. </text:p>
      <text:p text:style-name="P601">Так всё, что ли? Ублажение желудка, поманка подержаными шлюхами, да тщесл<text:span text:style-name="T26">ав</text:span>ное самощекотание сво<text:span text:style-name="T148">им</text:span> интеллектуальн<text:span text:style-name="T148">ым</text:span> бисер<text:span text:style-name="T148">ом</text:span>. Поэтому я с ним? </text:p>
      <text:p text:style-name="P601">Что ж, и поэтому тоже. А ещё, пожалуй, от ощущения свободы, когда вырываюсь к нему из рутины своего упорядоченного, утрамбованного, отшлифованного жизненного цикла с баней по четвергам, стиркой по понедельникам, глажкой по вторникам, с пляжем или читалкой по выходным и всегда с ощущением какой-то нехватки и пустоты, и всегда начеку. </text:p>
      <text:p text:style-name="P601">Значит ещё из свободолюбия? Ай, молодец! Ну, теперь-то всё? </text:p>
      <text:p text:style-name="P601">Конечно, всё, разве мало такого для дружбы? </text:p>
      <text:p text:style-name="P601">По диалектике – мало. Нужна ещё доля ненависти. </text:p>
      <text:p text:style-name="P601">Хотя, за что мне его ненавидеть? Поит, кормит, даёт возможность вырваться. </text:p>
      <text:p text:style-name="P601">А также поупражняться в мазохизме. Что есть блаженство если не сладкая боль… </text:p>
      <text:p text:style-name="P601">Спал он с ней или нет? Всё во мне стискивается и мучительно-сладко <text:span text:style-name="T147">ноет</text:span>: не может быть… а если?.. </text:p>
      <text:p text:style-name="P601">Снова боль и тягучее тёплое растекание: нет, нет… </text:p>
      <text:p text:style-name="P601"/>
      <text:p text:style-name="P601">В один из моих приездов к нему в село, поздней ветреной ночью мы сидели в автобусной ожидал<text:span text:style-name="T147">ов</text:span>ке <text:span text:style-name="T147">на</text:span> пустой раздольной площадью. <text:s/><text:span text:style-name="T147">Л</text:span>авки и побелку стен <text:span text:style-name="T147">избороздили </text:span>клейм<text:span text:style-name="T147">а разных</text:span> Deep Purple, ДИНАМО, Блицов, Свет<text:span text:style-name="T147">ок</text:span>, Вохов и множества дат. </text:p>
      <text:p text:style-name="P635">Двойка вдруг свёл разговор на Иру.</text:p>
      <text:p text:style-name="P635">- Она говорила, что ни с кем ей не было, как с тобой.</text:p>
      <text:p text:style-name="P636">Он словно скальп с меня содрал этим комплиментом. Такое не говорят за столиком в кафешке. Для этого надо лежать в одной постели после акта.</text:p>
      <text:p text:style-name="P636">Рассчитывала, что когда-нибудь Двойка донесёт до меня эти слова и я дорисую остальное?</text:p>
      <text:p text:style-name="P636">Или просто из кошачьей женской склонности царапнуть партнёра побольнее? То-то он тогда потянулся за <text:s/>«Беломором». Зря комплексовал, Двойка, сексуальным гигантом я никогда не был.</text:p>
      <text:p text:style-name="P636"/>
      <text:p text:style-name="P636">Он вдруг почувствовал, что ляпнул лишнее и, <text:span text:style-name="T565">чтоб замылить,</text:span> начал что есть мочи уверять, что у него с ней в жизни ничего не было. Как будто я его спрашивал.</text:p>
      <text:p text:style-name="P637">Если долго косишь под простачка, то порой таким и становишься.</text:p>
      <text:p text:style-name="P636">- Ты её когда-нибудь бил?- спросил он чуть погодя.</text:p>
      <text:p text:style-name="P636">М-да, и про ту пощёчину рассказала.</text:p>
      <text:p text:style-name="P636">- Ударил один раз, при заключительном свидании,- отчитался я,- но совсем слегка; исключительно для соблюдения протокола.</text:p>
      <text:p text:style-name="P636">Двойка хохотнул своим фирменным смешком.</text:p>
      <text:p text:style-name="P636"/>
      <text:p text:style-name="P631">На следующее утро мы пошли искупаться в копанке. Мне не захотелось лезть в воду. Я обошёл пруд кругом и лёг на берегу. Двойка проплыл из конца в конец. Голубое мерцание <text:soft-page-break/>плавилось в его глазах, когда, поправляя истекающие водой плавки он вышел на берег рядом со мной.</text:p>
      <text:p text:style-name="P631">«С таким же взглядом он слезал с неё,»- подумал я. Эта мысль принесла боль. Слабее, чем я ожидал. Сильнее, чем хотелось бы.</text:p>
      <text:p text:style-name="P605"/>
      <text:p text:style-name="P605"/>
      <text:p text:style-name="P606">Она подошла сама на пляже и начала разговор о «Morning Star», что лежала на песке рядом с розовым одеяльцем, на котором я сидел.</text:p>
      <text:p text:style-name="P606">Это я на самом деле читаю, или такая приманка для девушек? Вот тут про что написано?</text:p>
      <text:p text:style-name="P606">Мне пришлось рассказать, что там про 19-летнего юношу, члена семьи контрабандистов.</text:p>
      <text:p text:style-name="P606">Они регулярно летали из Пакистана в Англию, заглотавши по куче целлофановых пакетиков с наркотой. Желудок — идеальный тайничок, ни одна собака в аэропорту не унюхает.</text:p>
      <text:p text:style-name="P606">По прибытии на явочную квартиру вся семья проходила промывание желудка и — пожалста! — очередная партия доставлена.</text:p>
      <text:p text:style-name="P606">Прокол случился во время полёта, когда у юноши в желудке лопнул один из пакетиков. Туда упаковывалось куда больше, чем на одну дозу и парня потащило так, что из аэропорта его отвезли прямиком в госпиталь. Наркотики ему из желудка вымыли и жизнь спасли. Вот только семейный бизнес накрылся.</text:p>
      <text:p text:style-name="P606">Грустная, вобщем, история.</text:p>
      <text:p text:style-name="P606">Она посочувствовала и сообщила, что тоже работает медсестрой. </text:p>
      <text:p text:style-name="P606">Хорошая профессия для девушки лет тридцати. Лицом не киноактриса, а остальное всё на месте. Купальник не даст соврать.</text:p>
      <text:p text:style-name="P607">После осмотра мне пришлось подтянуть свои колени к подбородку, чтоб и дальше сидеть культурно.</text:p>
      <text:p text:style-name="P607">Дальше всё пошло как в сказке, она сказала мне свой адрес на Семи Ветрах и мы условились, что во вторник я посещу её с визитом дружбы и взаимопонимания.</text:p>
      <text:p text:style-name="P607">Она ушла по пляжному песку, а мне пришлось растянуться на животе, чтоб не бросаться в глаза пляжникам своими вздыбленными плавками по случаю многообещающего вторника.</text:p>
      <text:p text:style-name="P607"/>
      <text:p text:style-name="P607">Он наконец пришёл и после работы я поехал с привокзальной площади на Мир, в магазин «Цветы». Ничего путного там не оказалось. Пришлось купить какую-то помесь между ромашками и подсолнечником.</text:p>
      <text:p text:style-name="P608">До условного часа оставалось ещё немало времени и я пошёл пешком обратно на Вокзал, чтобы по Клубной выйти к Семи Ветрам. <text:span text:style-name="T149">На Зеленчаке водитель автокрана из нашего СМП, владимир Гавкалов, который лицом напоминал мне Игоря, брата Иры, рысцой пересёк мне дорогу.</text:span></text:p>
      <text:p text:style-name="P608">- <text:span text:style-name="T149">Серёга!- крикнул он на бегу.- Ты перепутал — баня в другой стороне.</text:span></text:p>
      <text:p text:style-name="P609">Букет мне и самому не слишком нравился, но я продолжил нести его.</text:p>
      <text:p text:style-name="P609">До Семи Ветров я всё равно дошёл на полчаса раньше срока и решил исполнить давно себе обещанное — сделать крюк и посетить ту семейку берёз посреди строительных угодий. </text:p>
      <text:p text:style-name="P609">По тропке среди жёстких трав я подошёл к их белоствольной группке.</text:p>
      <text:p text:style-name="P609">Вот же суки!</text:p>
      <text:p text:style-name="P609">Жильцы с ближайшей улицы устроили под деревьями свалку бытового мусора. Солнце стиснутое облаками зашло без заката. В расстроенных чувствах я понёс свой дурацкий букет по адресу.</text:p>
      <text:p text:style-name="P609">- О!- сказала она.- С цветами!</text:p>
      <text:p text:style-name="P609">Зря, что не с водкой, подумалось мне.</text:p>
      <text:p text:style-name="P609">Мы о чём-то говорили на кухне однокомнатной квартиры на первом этаже. <text:span text:style-name="T150">За чаепитием </text:span><text:soft-page-break/><text:span text:style-name="T150">случилось происшествие — банка с клубничным вареньем выскользнула у неё из рук и хлопнулась на пол. Пришлось долго собирать широкую липкую лужу и замывать пол.</text:span></text:p>
      <text:p text:style-name="P610">Часов в одиннадцать она стала отправлять меня к себе домой. Мне пришлось гнать дуру, что там уже всё заперто и бегают соседкины цепные псы. </text:p>
      <text:p text:style-name="P610">Она, типа, сжалилась и уступила мне половину широкой кровати, но только чтоб не лез.</text:p>
      <text:p text:style-name="P610">Когда она потушила свет и тоже легла, я попытался продолжить отношения самым естественным образом, но встретил упорное сопротивление.</text:p>
      <text:p text:style-name="P610">Вот те на! Приглашала показать свою девочковость?</text:p>
      <text:p text:style-name="P610">Я прекратил попытки и мне стало всё равно, как с бандеролью на полках этажерки.</text:p>
      <text:p text:style-name="P610">А может потрясена утратой варенья. Всё-таки трёхлитровая банка. Недобрый знак для суеверных.</text:p>
      <text:p text:style-name="P610">И наплевать, что они там устроили свалку. <text:span text:style-name="T151">Когда я с разных объектов смотрел как они машут мне, то становилось как-то хорошо. Словно обещание чего-то прекрасного. Даже когда на их месте поставят очередную пятиэтажку, они всё так же будут махать мне упругими верхушками сквозь марево зноя. Это останется со мной, а куча останется жильцам.</text:span></text:p>
      <text:p text:style-name="P610"/>
      <text:p text:style-name="P611">Среди ночи я проснулся от осторожного ощупывания моего члена <text:span text:style-name="T152">через трусы</text:span>.</text:p>
      <text:p text:style-name="P611"><text:s/>Не дождавшаяся изнасилования медсестра проверяла на месте ли. Спросила б лучше у пляжного песка на Сейму. </text:p>
      <text:p text:style-name="P611">Но эти чужие пальцы обшаривающие мою плоть... Это уже где-то было. Только я не мог вспомнить где и когда и снова уснул.</text:p>
      <text:p text:style-name="P611">Утром я ушёл отказавшись от чая с сахаром. Как её звали? Убей не помню.</text:p>
      <text:p text:style-name="P611"/>
      <text:p text:style-name="P611">Всё, что мне осталось, так это танцплощадка в центральном парке на Миру.</text:p>
      <text:p text:style-name="P611">Правда, туда я ходил не как запоздалый стрелок в поисках дичи, а просто потосковать.</text:p>
      <text:p text:style-name="P611">Сеанс ностальгии ценой в 50 коп.</text:p>
      <text:p text:style-name="P612">Одним из первых я заходил в круг огороженной танцплощадки и усаживался на давно не крашенные брусья круговой скамьи.</text:p>
      <text:p text:style-name="P612">Большие чёрные ящики колонок в оркестровой раковине бушевали хорошими записями. <text:s/>«Живая» музыка канула в прошлое. Между номерами один, так сказать, диск-жокей включал микрофон и объявлял что прозвучало и то будет дальше. Иногда он пытался нелепо шутить. Хорошо, что редко.</text:p>
      <text:p text:style-name="P612">Я смирно сидел, упёршись затылком в трубу ограждения. Вокруг сгущался вечер, но высоко в небе, под ещё не угасшими облаками метались стаи ласточек. </text:p>
      <text:p text:style-name="P612">Точь-в-точь как в день, когда тебе исполнился один месяц и мы привезли тебя на осмотр в детскую поликлинику в коляске с тюлем от сглаза.</text:p>
      <text:p text:style-name="P612">Только те ласточки ещё и пронзительно пищали, кружа над крышей универмага, а этих не слыхать — слишком высоко.</text:p>
      <text:p text:style-name="P612">Потом и небо гасло, наступала ночь, а я всё так же сидел и не танцевал, потому что знал своё место.</text:p>
      <text:p text:style-name="P612">Оно, как и у прочих тридцатилетних, снаружи; под фонарём на парковой аллее. <text:span text:style-name="T153">Можешь остановиться на несколько минут, поглазеть как скачет следующее поколение и — топай в свой быт с диваном напротив телевизора.</text:span></text:p>
      <text:p text:style-name="P613">Я сидел тихо, как инородная частица, слушал музыку и наблюдал сблизи уплотняющуюся вокруг массу молодняка.</text:p>
      <text:p text:style-name="P613">Вон у той девушки шея длиннее, чем у Нефертити. Красиво. Словно стебель одуванчика. И я любовался без всякого возбуждения. Когда она пришла с виновато поникшей шеей, я знал — срезалась на экзаменах в институт.</text:p>
      <text:p text:style-name="P613"><text:soft-page-break/>В двенадцатом часу я в общей толпе выходил из парка к трамвайной остановке на Миру. Живущие поближе расходились парами и компаниями. Живущие подальше обсуждали: ждать или не ждать? Трамваи в эту пору редко ходят.</text:p>
      <text:p text:style-name="P613"/>
      <text:p text:style-name="P613">Однажды на остановке нас встретил стеклянноглазый мужик лет сорока. Он с издёвкой смотрел на подходивших молокососов <text:span text:style-name="T154">своими залитыми зенками</text:span>, уперев ладони в ягодицы; в позе нацистского офицера <text:span text:style-name="T154">у ворот в лагерь смерти, над которыми надпись «забудь надежду всяк сюда входящий».</text:span></text:p>
      <text:p text:style-name="P614">Парочки и компашки испуганно обходили его, чтобы толпиться на другой половине остановки. Он победно лыбился в завоёванном жизненном пространстве.</text:p>
      <text:p text:style-name="P614">Я остановился напротив него, не доходя метра три. Что, штурмбанфюрер, потягаемся позами?</text:p>
      <text:p text:style-name="P614">Моя пришла сама собой из кинохроники с Парада победы в Москве сорок пятого года. Помимо свалки фашистских знамён к Мавзолею Ленина там есть ещё кадры мирных жителей. Очень часты девушки с печальными лицами и почти у всех одна и та же поза: левая рука опущена вдоль тела, а правая согнута поперёк живота и ухвачена за локоть левой.</text:p>
      <text:p text:style-name="P614">Вот эту позу я и принял, стоя против стеклянноглазого. Только у меня правая охватывала левую повыше — вокруг предплечья. В результате левая свисала уже как, типа, хобот.</text:p>
      <text:p text:style-name="P614">Противник не выдержал и минуты. Он горестно опустил голову, сцепил руки <text:span text:style-name="T557">за</text:span> спин<text:span text:style-name="T557">ой</text:span> в зэковской ухватке и начал мелкими шажками ходить туда-сюда поперёк метровой ширины остановки, <text:span text:style-name="T557">насколько пускали стены невидимой клетки</text:span>.</text:p>
      <text:p text:style-name="P614">Молодняк изумился лёгкости моей победы над тараканищем <text:span text:style-name="T155">и они начали заполнять всю остановку, делая себе заметку на будущее, что знание — сила. На самом же деле, всё это был чистый импровиз — подарок моего поколения ихнему.</text:span></text:p>
      <text:p text:style-name="P606"/>
      <text:p text:style-name="P615">И опять как всегда, стуча колёсами и качаясь, вагон электрички уносит меня из Конотопа...</text:p>
      <text:p text:style-name="P615">Куда это, кстати, я?</text:p>
      <text:p text:style-name="P615">За окном чернильная темень, значит не дальше, чем до Нежина; значит к Жомниру еду.</text:p>
      <text:p text:style-name="P615">В чёрном окне моё неясно смазанное двойными стёклами отражение согласно подкивывает в такт перестуку на стыках: ту-да к не-му ку-да ж е-щё?</text:p>
      <text:p text:style-name="P621">А зачем я туда еду?</text:p>
      <text:p text:style-name="P621">Ну, мало ли... Напечатать его машинкой очередной рассказ, или там, триптих... Пойди упомни из эдакого далека...</text:p>
      <text:p text:style-name="P621">Но всё это лишь для отвода глаз, <text:span text:style-name="T572">сплошная ложь</text:span>. На самом деле я еду, чтоб снова и снова испытывать щемящее томление по необратимо невозвратному. Еду самоистязаться меланхолией на берегу невидимой реки, на берегу, мимо которого вечность тому назад прожурчала струя, в которой я был любим и мил кому-то...</text:p>
      <text:p text:style-name="P621"/>
      <text:p text:style-name="P616"><text:span text:style-name="T543">Вот зачем электричка мчит, покачиваясь, через ночь, и в одном из её вагонов, над</text:span> проход<text:span text:style-name="T544">ом</text:span>, <text:span text:style-name="T543"><text:s/>я </text:span>сижу на краю трёхместного сиденья, <text:span text:style-name="T544">где </text:span><text:s/>посер<text:span text:style-name="T544">ё</text:span>д<text:span text:style-name="T544">к</text:span>е <text:span text:style-name="T544">развязно развалился</text:span> мой портфель. Редко, но бывает — вагон пуст.</text:p>
      <text:p text:style-name="P615">Ну, или почти пуст. Метров за двадцать от меня на сиденьи по эту же сторону от прохода едет девушка. Она едет спиной по ходу поезда, лицом ко мне, одиноко прислонившись головой к стеклу окна. Ч<text:span text:style-name="T541">ерт её лица с моего места не разобрать: просто девушка, одна в пустом вагоне ночной электрички со стрижкой светлых волос.</text:span></text:p>
      <text:p text:style-name="P617">До меня ей и дела нет. Она с тихой задумчивостью смотрит за окно, где проносится картина уже ночной темноты позади тусклого отблеска ламп в потолке пустого вагона.</text:p>
      <text:p text:style-name="P617"><text:soft-page-break/>Конечно пустого — я не в счёт; я смирно сижу вдалеке и вовсе не пялюсь. <text:s/>Просто смотрю себе вдоль прохода на подрагивающее стекло раздвижной двери в пустой тамбур. Это, конечно, не мешает мне сентиментальным краем глаза улавливать её светловолосую головку и часть плечей, что видна поверх множества рядов спинок разделяющих нас сидений.</text:p>
      <text:p text:style-name="P617">Двое в пустом вагоне мчащейся сквозь ночь электрички...</text:p>
      <text:p text:style-name="P617">Но вот она очнулась от грустного оцепенения. Правая рука поправила волосы стрижки. Она чуть глубже поворачивается к окну, демонстрируя свой полный профиль, а затем оборачивает своё лицо ко мне. <text:span text:style-name="T542">Отсюда не видно куда смотрят её глаза, но и мне уже незачем изображать любопытство к пустому тамбуру: я устремляю взгляд на неё и любуюсь, с платоничной откровенностью, обёрнутым ко мне лицом и плечами покрытыми тканью плаща.</text:span></text:p>
      <text:p text:style-name="P618">Это всё, на что я способен; я не подкачу к ней с ухарскими прибауткаи и предложениями: «вы привлекательны, я замечательный, станьте мне третьей женой...» Но — ах, она хороша! — даже на этой отдалённой полуразличимости...</text:p>
      <text:p text:style-name="P618">Стук колёс отходит на второй план, его заслоняет прекрасная мелодия Таривердиева из кинофильма «17 мгновений весны», когда разведчику Исаеву, он же Штирлиц, в неприметном кафе Центр устроил свидание с женой.</text:p>
      <text:p text:style-name="P618">Она сидела через три столика от него, чтоб он любовался ею после десяти лет разлуки. Как живётся ей в уже неведомом ему СССР? Но он отметает все лишние мысли и смотрит украдкой, неприметно, <text:s/>на новые черты почти полузнакомой женщины. Ещё немного! Ещё чуть-чуть!..</text:p>
      <text:p text:style-name="P618">Нет. Сопровождающий её разведчик в штатском смотрит на свои часы. Свидание окончено. Он уводит её, чтобы сбить со следа гестаповских ищеек...</text:p>
      <text:p text:style-name="P619">Но здесь, в вагоне, не стихает мелодия Таривердиева — они бесконтрольно одни...</text:p>
      <text:p text:style-name="P619">БРЭННГГ! ЗПРТЫЧ!!</text:p>
      <text:p text:style-name="P619">Из череды сиденных спинок между нами, как из чуть скошенной колоды карт, всплывает красная рожа джокера. </text:p>
      <text:p text:style-name="P619">Мы не одни! Этот алкаш всю дорогу спал между нами!</text:p>
      <text:p text:style-name="P619">Его похмельно красная харя семафорит:</text:p>
      <text:p text:style-name="P619">- Стоп! Дистанционный флирт окончен!</text:p>
      <text:p text:style-name="P619">Как я ржал! Без удержу и остановок.</text:p>
      <text:p text:style-name="P620">Ханыга с мутным непониманием уставился на мои пароксизмы, оглянулся на девушку, утёр отвешенные губы и нетвёрдой походкой направился к тамбуру, а там и в другой вагон. Ему не место в одном вагоне с ржущими конями.</text:p>
      <text:p text:style-name="P620">Ты прав, ханыга! Каждому — своё. И мне пора завязывать с одной и той же меланхоличной жвачкой...</text:p>
      <text:p text:style-name="P618"/>
      <text:p text:style-name="P615"/>
      <text:p text:style-name="P51">Когда Брежнев умер, <text:span text:style-name="T73">то </text:span>его нехорошо похоронили. Два мужика в чёрно-траурных нарукавных повязках просто сбросили гроб в яму у Кремлёвской стены. Кто смотрел церемонию без урезок для программы «Время», были просто шокированы.</text:p>
      <text:p text:style-name="P51">Кончина Лёни с его причмокиванием, любовью к блестящим орденам и троекратным поцелуям, явилась испытанием для советского народонаселения. За почти двадцать лет, люди при нём втянулись жить пусть худо и бедно, но без сталинских массовых репрессий, и без расстрела голодных бунтов воинскими частями, как при Хрущёве.</text:p>
      <text:p text:style-name="P51"/>
      <text:p text:style-name="P51">Выйдя из бани поздним вечером четверга, я воочию увидел как растеряны люди, как сбиваются поплотнее и озираются в поисках пастыря.</text:p>
      <text:p text:style-name="P51">А на Декабристов 13, вроде и со смехом, но всерьёз отгораживались от неведомого грядущего <text:soft-page-break/><text:span text:style-name="T30">стеной </text:span>бумажны<text:span text:style-name="T30">х</text:span> грамот, которыми награждались члены семьи на протяжении её существования.</text:p>
      <text:p text:style-name="P51">Пришпиленные вплотную друг к дружке, грамоты тянулись в одну шеренгу вдоль рейки прибитой над клеёнкой, что заменяла кафель на стене. Я и не представлял, что так их много: от буфета рядом с окном и аж до рукомойника у двери на веранду. Когда-то их получали за отличную учёбу ч третьем классе, за второе место в шашечном турнире пионерлагеря, за участие в самодеятельности, а теперь вот служат охранительным частоколом. <text:span text:style-name="T31">Сказать тут нечего, можно лишь пожать плечами.</text:span></text:p>
      <text:p text:style-name="P51"/>
      <text:p text:style-name="P52">После Брежнева пошла чехарда мумий, которые приходили к власти на три-четыре месяца, а потом населению опять приходилось на три дня выключать телевизор, потому что там ничего не показывали, кроме тягучей камерной музыки, а программа «Время» зачитывала телеграммы с соболезнованиями от братских партий и международных лидеров. На то он и траур.</text:p>
      <text:p text:style-name="P52"/>
      <text:p text:style-name="P52">Но вот, после очередных похорон, у кормила власти встал Горбачёв — вполне ещё средних лет, хотя и с непонятным пятном на лысине.</text:p>
      <text:p text:style-name="P52">Он начал говорить об ускорении и перестройке, с украинским прононсом выговаривая звук «г». Ну, говорит, пусть говорит — кому мешает?</text:p>
      <text:p text:style-name="P52">Однако, в тот год до которого я дошёл в этом моём письме к тебе, он издал указ с длинным названием, а короче ввёл сухой закон. Это сразу показало, что Джона Милля он в жизни не читал.</text:p>
      <text:p text:style-name="P52">У того чёрным по белому сказано — подобные меры принимают лишь те правительства, которые свой народ считают малолетней бестолочью. Типа, задвинуть засов на двери и сказать:</text:p>
      <text:p text:style-name="P52">- Сегодня ты никуда не пойдёшь.</text:p>
      <text:p text:style-name="P52">Такого я стерпеть не мог и в день вступления закона в силу сошёл с «чаечки» у гастронома на Семи Ветрах. Там я купил бутылку вина и выжрал из горла не выходя на улицу. <text:span text:style-name="T32">Так выразился мой знак протеста.</text:span></text:p>
      <text:p text:style-name="P53">Кто-то из верноподданных продавщиц начала бухтеть, что нужно меня схватить и вызвать милицию, но в очереди не нашлось исполнителя её проекту. Пустую бутылку я аккуратно опустил в урну у входа в гастроном.</text:p>
      <text:p text:style-name="P53">С трамвайными пересадками я доехал в конец Посёлка, хоть это оказалось нелегко. После обеда «Всесвитом» и без никакой закуси, вино плохо держалось в желудке. Мне с трудом удалось донести его на Декабристов 13, где и выбросил в помойное ведро на веранде.</text:p>
      <text:p text:style-name="P53">Моя мать, показавшись из кухни, испуганно закричала:</text:p>
      <text:p text:style-name="P53">- Коля! Он кровью рвёт!</text:p>
      <text:p text:style-name="P53">Отец мой тоже вышел, но почуяв знакомый дух, отмахнулся:</text:p>
      <text:p text:style-name="P53">- Какая кровь! Не видишь? <text:span text:style-name="T576">Налыгался как чувырло последнее.</text:span>..</text:p>
      <text:p text:style-name="P53">Я накрыл ведро крышкой, переобулся в домашники и <text:span text:style-name="T576">молча </text:span>прошёл свалиться на диван, <text:span text:style-name="T576">и не варнякал, что среди чувырл передние ничем не лучше последних</text:span>.</text:p>
      <text:p text:style-name="P53"/>
      <text:p text:style-name="P53">В ту пору я выпивал очень даже умеренно. Обычно недельная доза алкоголя составляла две бутылки пива после бани, но Горбачёв просто довёл меня своим указом до этого эксцесса.</text:p>
      <text:p text:style-name="P53"/>
      <text:p text:style-name="P53">Бесспорно, раз на раз не приходится, случались недели, когда каменщики нашей бригады уделяли и мне вино из принéсенной в вагончик бутылки. Но приносили они не каждую неделю, да и делились не всегда.</text:p>
      <text:p text:style-name="P53">Всё из-за принципа, с которым я вернулся из киевской командировки.</text:p>
      <text:p text:style-name="P53">Там у меня случилась дискуссия с одним молодым прорабом. Мы рассматривали случай рабочего лежащего, теоретически, на земле у недоконченной траншеи.</text:p>
      <text:p text:style-name="P53">Прораб утверждал, что работяга ужрался в лоскуты, а я стоял на том, что тому просто стало <text:soft-page-break/>плохо и доказательство тому — рабочая спецовка; люди не пьют на работе. </text:p>
      <text:p text:style-name="P54">Я знал, что пьёт где угодно и в чём попало, но просто в тот момент встал на позиции идеализма. </text:p>
      <text:p text:style-name="P54">По возвращении в Конотоп, когда мне в бригаде предложили глотнуть винишка, я продолжал корчить из себя борца за идеал и заявил, что на работе не пью, хоть и хотелось.</text:p>
      <text:p text:style-name="P54">На это последовало резонное возражение, что вагончик не рабочее место.</text:p>
      <text:p text:style-name="P54">Пришлось подредактировать формулировку и «я не пью в рабочей одежде» стало моим принципом.</text:p>
      <text:p text:style-name="P54">Как компромисс мне предложили переодеться в чистое, бухнуть и снова одеть робу.</text:p>
      <text:p text:style-name="P54">Впоследствии процедура сократилась. Я просто раздевался до нижнего, делал пару вежливых глотков и опять натягивал спецуху.</text:p>
      <text:p text:style-name="P54">В нашей бригаде к принципам относились уважительно и принимали меня даже в неглиже.</text:p>
      <text:p text:style-name="P54">Только крановщик Виталя взрывался и выходил из себя:</text:p>
      <text:p text:style-name="P54">- Чё ты ему оставляешь? Он же всех спалит.</text:p>
      <text:p text:style-name="P54">- Не, он не стукач.</text:p>
      <text:p text:style-name="P54">- А если мастер зайдёт, его в трусах увидит; не врубится, что бухаем?</text:p>
      <text:p text:style-name="P54">Но крановщик не член бригады, а Виталя даже и не конотопчанин. Он на работу приезжает из Бахмача, а что бесится так это темперамент у него такой.</text:p>
      <text:p text:style-name="P54">Как-то в обед, после первой кружки, он начал строить смехуёчки:</text:p>
      <text:p text:style-name="P54">- Ну, чё ты влип в тот «Всесвит»? Иди и тебе налью. Но только не раздеваться. У меня тоже принципы.</text:p>
      <text:p text:style-name="P55">Он хохотал, весело блестел глазами, хватал бутылку четырёхпалой рукой и наливал себе и Кирпе.</text:p>
      <text:p text:style-name="P55">Долг платежом красен.</text:p>
      <text:p text:style-name="P55">В обеденный перерыв следующего дня я взял в гастрономе бутылку «Золотой осени» и плитку шоколада. Виталя с Кирпой играли в вагончике в карты.</text:p>
      <text:p text:style-name="P55">Я не спеша разделся до трусов и начал подавать ему возвышенный пример сибаритского образа жизни, понемногу отпивая из бутылки вприкуску с дорогим шоколадом. Это вовсе не месть была, а чистая педагогика. Виталя долго сдерживался, но темперамент взял своё:</text:p>
      <text:p text:style-name="P55">- Блииин! Бормотуху с «Алёнкой»! <text:span text:style-name="T30">Во</text:span>, извращенец!</text:p>
      <text:p text:style-name="P56">Но это он, конечно же, из зависти — сам-то в жизни так не пробовал.</text:p>
      <text:p text:style-name="P56">И<text:span text:style-name="T33"> я невозмутимо допил </text:span>всю <text:span text:style-name="T33">бутылку, даже </text:span>и <text:span text:style-name="T33">Кирпе не оставил, который Витале вчера подхихикивал.</text:span></text:p>
      <text:p text:style-name="P56">Хотя порой закрадывается сомнение — точно ли это педагогика, или мстительный эксгибиционизм?</text:p>
      <text:p text:style-name="P55">Но это исключительные случаи, а в основном я был непьющим, когда грянул указ.</text:p>
      <text:p text:style-name="P55"/>
      <text:p text:style-name="P56">В четверг я малость перекайфовал в парной и на выходе из бани время перевалило уж за семь. Прежде я б и внимания не обратил на это — счастливые часов не наблюдают — однако, указ по борьбе за трезвость торговля алкоголем поставлена в жёсткие рамки. И где теперь я выпью пива?</text:p>
      <text:p text:style-name="P56">В забегаловке по ту сторону площади Конотопских дивизий вместо обычного сиянья флуоресцентных ламп внутри виднелся свет лишь одинокой дежурной лампочки. С г<text:span text:style-name="T34">ру</text:span>стью проходил я мимо, покуда не заметил, что дверь забегаловки открылась и <text:span text:style-name="T34">пара мужиков спустились с высокого крыльца.</text:span></text:p>
      <text:p text:style-name="P57">Ну-ка, ну-ка, поглядим!</text:p>
      <text:p text:style-name="P57">Незапертая дверь подалась под лёгким нажимом.</text:p>
      <text:p text:style-name="P57">Тут и впрямь горела лишь одна лампочка в 100 ватт, как раз над пивным краном, но из крана текло пиво в бокалы!</text:p>
      <text:p text:style-name="P57">Мужика разбирали их и отходили к высоким круглым столикам. Если б не скудное освещение — всё как в старые добрые беззаконные времена.</text:p>
      <text:p text:style-name="P57">Нет, не всё. Нету прежнего шума и гама тёплых дружеских разговоров. Продавец в белой <text:soft-page-break/>поварской куртке раз за разом предупреждает из-за стойки:</text:p>
      <text:p text:style-name="P57">- Тише: мужики, и давай по быстрому! И так нарушаем.</text:p>
      <text:p text:style-name="P57">Нет кайфа в кайфе под кнутом секундомера. Здесь, в полутёмном зале подземелья, где не различить лица пьющего за столиком напротив, мы словно последние остатки ордена тамплиеров после его разгрома и предания анафеме. Прячемся от безалкогольных соглядатаев и доносчиков. Последняя торговка может тыкнуть в тебя пальцем и заорать:</text:p>
      <text:p text:style-name="P57">- Держи его! Хватай! Зовите милицию!</text:p>
      <text:p text:style-name="P57">Мы вне закона.</text:p>
      <text:p text:style-name="P57"/>
      <text:p text:style-name="P57">Честно говоря, забегаловки мне не сильно нравятся. <text:s/>Стоишь в очереди и смотришь <text:span text:style-name="T35">как подваливают корифаны и просто знакомые к стоящим впереди тебя:</text:span></text:p>
      <text:p text:style-name="P57">- <text:span text:style-name="T35">Братан, и мне парочку.</text:span></text:p>
      <text:p text:style-name="P58">И вместо одной очереди выстаиваешь, фактически, две-три. Ещё противнее, когда до крана уж совсем рукой подать, тебя вдруг толкает в бок полузнакомый кент — подмигивает, лыбится:</text:p>
      <text:p text:style-name="P58">- Ты ж не забыл, что и мне три кружки.</text:p>
      <text:p text:style-name="P58">Нет, в следующий раз уж лучше я в кафе; там только бутылочное, подороже, но этих наглых хвостопадных рож не будет.</text:p>
      <text:p text:style-name="P58">И после очередной бани я гордо прохоже мимо забегаловки и топаю до кафе.</text:p>
      <text:p text:style-name="P58">- Пива нет.</text:p>
      <text:p text:style-name="P58">Блин! Придётся на Мир переться.</text:p>
      <text:p text:style-name="P58">Но и в кафе рядом с кинотеатром тоже пива нет. Последний шанс — вокзальный ресторан.</text:p>
      <text:p text:style-name="P58">Та же картина. Но ведь это четверг! Пришлось брать бутылку белого вина.</text:p>
      <text:p text:style-name="P58">Столы в ресторане большие, человек на десять каждый в окружении тяжких стульев в кожаной обивке, а посетителей почти нет. </text:p>
      <text:p text:style-name="P59">Я уселся за один из столов где-то посреди зала и начал наливать в фужер как будто цежу пиво из бутылки — тонкой словно спица струйкой. Так уж у меня рука набита.</text:p>
      <text:p text:style-name="P59">После первого подошёл ко мне какой-то мужик неопределённого рода занятий, попросил разрешения присесть. Полный зал пустых столов, а его сюда тянет. Ну, я не стал возражать.</text:p>
      <text:p text:style-name="P59">Сидя на соседнем стуле, он начал излагать, что здесь проездом из города Львова. Я ответил, что Львов тоже хороший город, добро пожаловать и всё такое; и начал наливать второй фужер.</text:p>
      <text:p text:style-name="P59">Он уставился на тонкую струйку и сообщил, что недавно вышел с зоны.</text:p>
      <text:p text:style-name="P59">Пара парней через один стол притихли.</text:p>
      <text:p text:style-name="P59">Я поздравил его с освобождением и выпил.</text:p>
      <text:p text:style-name="P59">Лицо его вдруг исказилось непонятной злобой и он стал громко угрожать, что когда я окажусь на одной с ним зоне он будет иметь меня в прямой проход. Всё это, конечно, в более общедоступной терминологии.</text:p>
      <text:p text:style-name="P59">Вино допито, сосед по столу мне не по душе и я поднялся уходить. Один из парней, что сидели неподалёку, уже стоял между столами.</text:p>
      <text:p text:style-name="P59">- <text:span text:style-name="T36">Мочи его!- сказал он мне.- Чё тянешь? Мы на подхвате.</text:span></text:p>
      <text:p text:style-name="P60">Совсем незнакомый парень. Видать патриотизм взыграл.</text:p>
      <text:p text:style-name="P59">- <text:span text:style-name="T36">Вы не поняли,- ответил я.- Он <text:s/>не местный, закон гостеприимства не позволяет бить бутылки о его голову. Вот будет у меня отпуск, съезжу в город Львов, посмотрю в чём проблема, что проезжие оттуда такие не вежливые.</text:span></text:p>
      <text:p text:style-name="P60">Не знаю понял ли парень мою пространную речь, но он вернулся за свой стол, а я ушёл оставив своего соседа сидящим перед пустой бутылкой на пустом полированном столе.</text:p>
      <text:p text:style-name="P60">Он прибегнул к предельному оскорблению, но магия не сработала — бутылка не превратилась в осколки. Но всё равно, Горбачёву я этого не прощу.</text:p>
      <text:p text:style-name="P60">Ты скажешь при чём тут Горбачёв?</text:p>
      <text:p text:style-name="P60">Даже в эпоху дефицита бутылочное пиво в Конотопе не исчезало. Никогда.</text:p>
      <text:p text:style-name="P60"/>
      <text:p text:style-name="P60"><text:soft-page-break/>А он всё не унимался и добавлял в сухой закон новые статьи об ужесточении <text:span text:style-name="T37">борьбы.</text:span></text:p>
      <text:p text:style-name="P60"/>
      <text:p text:style-name="P61">Вечером того дня, когда вступала в силу очередная ужесточительная волна, я, как обычно, отправился в парк на Миру на танцы.</text:p>
      <text:p text:style-name="P61">До танцплощадки я не дошёл и даже не дошёл до билетной кассы. В аллее парка меня перехватил незнакомец; тёмноволосый, мускулистый и усами скобкой, как у «Песняров».</text:p>
      <text:p text:style-name="P61">Он мне сказал, что я его не знаю, а он меня — да; он с ХАЗа, где работает с моим братом.</text:p>
      <text:p text:style-name="P61">Мой брат Саша с восторгом рассказывал про какого-то бывшего пограничника, который у них на работе показывает чудеса акробатики. Наверное, это он и есть.</text:p>
      <text:p text:style-name="P61">В правой руке он бережно держал белый целлофановый пакет, а злых вечерний комаров не шлёпал, а только лишь сдувал со своих бицепсов резкими выдохами воздуха. Совсем как я — непротивленец; или же натаскан пограничными дозорами не делать лишних звуков. </text:p>
      <text:p text:style-name="P62">Чуть звякнув белым целлофаном, он сказал, что тут у него вино — успел отовариться до запретного часа.</text:p>
      <text:p text:style-name="P62">Не составлю ль я ему компанию? На что последовал ответ в утвердительной форме.</text:p>
      <text:p text:style-name="P62">Мне правда, показалось странным, когда он начал обращаться к волнам стекающегося к танцплощадке молодняка с одним и тем же вопросом — не найдётся ли ножа открыть бутылку?</text:p>
      <text:p text:style-name="P62">Все отрицательно качали головой, а некоторые даже испуганно отшатывались — не те теперь времена.</text:p>
      <text:p text:style-name="P62">Возможно это было его формой протеста против этих самых времён.</text:p>
      <text:p text:style-name="P62">Ножа так и не нашлось, но он как-то исхитрился содрать пластмассовую пробку о брус скамьи на аллее и протянул бутылку мне.</text:p>
      <text:p text:style-name="P62">Я сказал, что лучше пуст он начнёт, а то у меня тормоза нет.</text:p>
      <text:p text:style-name="P62">- Ничего, у меня вторая в целлофане.</text:p>
      <text:p text:style-name="P62">Моё дело предупредить... И я засадил все 700 граммов без остатка.</text:p>
      <text:p text:style-name="P62">- Да,- сказал несбывшийся собутыльник,- я ж не подумал...</text:p>
      <text:p text:style-name="P62">Он откупорил вторую бутылку, но мне не да, просто держал в руках, а когда мы опустились на скамью, поставил её между нами.</text:p>
      <text:p text:style-name="P62">Мы начали прощупывать друг друга на какую из философических тем завести дружеский разговор. <text:span text:style-name="T38">Обычно, после второго стакана начинаешь выдавать умные вещи, которых и сам не ждал. В конце, понятное дело, всё сведётся к извечной трещине, про которую говорил Иван Кот, но почему не посверкать умом для начала?</text:span></text:p>
      <text:p text:style-name="P63">Увы, ни сверкать, ни блистать не получилось. По аллее медленно и почти бесшумно подкатывал фургончик с надписью «милиция» на дверце. Машина стала и из кабинки выпрыгнули два джентльмена в кокардах.</text:p>
      <text:p text:style-name="P63">Мой собеседник, не ожидая дальнейшего развития событий, сиганул через скамью и пустился по боковой аллее в сторону тёмного здания горсовета. Мне, только что загрузившему в трюм 700 граммов, оставалось лишь с восхищением следить как быстро он удаляется. Тем более, что эти два мента уже стояли надо мной.</text:p>
      <text:p text:style-name="P63">Никто из них за ним не побежал, только тот что постарше, стоя на месте, застучал ногами об асфальт с непонятным криком «улю-лю!». Пограничник врубил форсаж и растворился в темноте. Милиционер поднял со скамейки открытую им, но так и не початую бутылку, перевернул её вверх ногами да так и держал, с садизмом и грустью, покуда вино выбулькивало наземь.</text:p>
      <text:p text:style-name="P63">- Давай,- сказал мне второй мент кивая на уже открытую боковую дверь фургона.</text:p>
      <text:p text:style-name="P64">Я сунул голову внутрь. В тусклом свете крохотной лампочки в потолке на сиденьях вдоль бортов различались пойманные до меня, а спиной к кабине пожилой мент с лычками старшины на погонах.</text:p>
      <text:p text:style-name="P64">С безукоризненной чёткостью движений я поднялся в фургон. Дверь захлопнулась.</text:p>
      <text:p text:style-name="P64">- Добрый вечер!- изысканно поприветствовал я честнýю компанию и тут же схлопотал пинок в зад.</text:p>
      <text:p text:style-name="P64"><text:soft-page-break/>- Он, сука, ещё «добрый вечер» говорит!- провопил пнувший меня старшина.</text:p>
      <text:p text:style-name="P64">Я свалился на кого-то из предыдущего улова и машинально воскликнул:</text:p>
      <text:p text:style-name="P64">- Извините!</text:p>
      <text:p text:style-name="P64">Испуганно оглянувшись на старшину, я увидел, что за «извините» не схлопочу — ему лень подыматься.</text:p>
      <text:p text:style-name="P64">Отвезли нас недалеко, в тот же двор, где когда-то снимались показания с «Орфеев» на тему пропажи баяна; только в другом здании.</text:p>
      <text:p text:style-name="P64">За столиком в коридоре сидел капитан милиции. Моих попутчиков, после пары вопросов, он отправил в камеру. Потом заговорил со мной. Увидев, что на его вопросы я отвечаю адекватно и не пытаюсь качать права и опровергать доклад доставивших меня, он спросил где я работаю, куда-то позвонил свериться и отпустил домой.</text:p>
      <text:p text:style-name="P64">- Домой! Понял? И больше никуда!</text:p>
      <text:p text:style-name="P64">Я вышел за ворота. </text:p>
      <text:p text:style-name="P64">Отчего все мне указывают что делать? А вот вам всем!</text:p>
      <text:p text:style-name="P64">И я упорно вернулся в парк и купил билет на танцплощадку. На входе тоже новость — помимо женщины, которой я отдаю билет, два парня с повязками дружинников и третий в форме сержанта милиции.</text:p>
      <text:p text:style-name="P64">Один из дружинников с сомнением заглянул мне в лицо:</text:p>
      <text:p text:style-name="P64">- Вы сегодня выпивали?</text:p>
      <text:p text:style-name="P64">- Никогда!- отчеканил я и беспрепятственно был <text:span text:style-name="T39">про</text:span>пущен <text:span text:style-name="T39">к скамейке вдоль ограды — досиживать до <text:s/>окончания танцев. Что и случилось через пару номеров.</text:span></text:p>
      <text:p text:style-name="P64"/>
      <text:p text:style-name="P65">Извещение о моём задержании дошло в <text:s/>СМП-615 поздно <text:span text:style-name="T40">—</text:span> через месяц-два. Я уж и думать забыл, когда начальник вызвал меня с объекта и потребовал написать объяснительную.</text:p>
      <text:p text:style-name="P65">Как видно, он решил использовать ситуацию по полной и назначил заседание профкома для рассмотрения моего персонального дела.</text:p>
      <text:p text:style-name="P65">Начинались осенние холода и на заседание я пришёл в плаще и шляпе. Начальник, в пиджаке и галстуке, приступил к изложению моих <text:span text:style-name="T41">прегрешений</text:span>.</text:p>
      <text:p text:style-name="P66">Вот свеженькое — бумага из милиции, как я нарушал постановление партии и правительства в парке на скамье. Как можно так позорить СМП-615 перед лицом общественности и органов?</text:p>
      <text:p text:style-name="P66">Однако, я избрал позицию наблюдателя и на вопросы с пустым витийством отвечал лишь пожимом левого плеча под плащом.</text:p>
      <text:p text:style-name="P66">А моё издевательское отношение к руководству поезда? Вот, пожалуйста — написал объяснительную стихами.</text:p>
      <text:p text:style-name="P66">Из стопочки бумаг на столе перед собой он приподнят одну и потряс ею.</text:p>
      <text:p text:style-name="P66">Ух, ты! А я и не знал, что на меня такое досье скопилось.</text:p>
      <text:p text:style-name="P66">Или, вот моё напоминание в профком:</text:p>
      <text:p text:style-name="P66">«Три месяца назад мною подано заявление в квалификационную комиссию СМП-615 о повышении мне разряда по специальности каменщика. Но до сих пор комиссия ни ухом не ведёт, ни рогом не шевелит.»</text:p>
      <text:p text:style-name="P66">Профком дружно грохнул хохотом; начальник, повинуясь стадному рефлексу, тоже подхохотнул, не понимая что тут смешного.</text:p>
      <text:p text:style-name="P66">Со мною вообще опасно находиться рядом, я на объекте руки под плиту подкладываю.</text:p>
      <text:p text:style-name="P66"/>
      <text:p text:style-name="P66">Это факт. В тот день нас было четверо: мастер Каренин, плотник Иван, крановщик Виталя и я.</text:p>
      <text:p text:style-name="P66">Солнце играло на мартовских снегах строительных угодий, где мы начинали новый объект. </text:p>
      <text:p text:style-name="P66">Блоки фундамента уложены были в котлован ещё с осени, а потом всю зиму Иван приходил сторожить объект с 8 до 5. Приходил, включал в вагончике <text:s/>электотэн <text:span text:style-name="T42">и смотрел на белые сугробы за окном, или на портреты шлюховатых красоток из цветных журналов, которыми оклеил все стены.</text:span></text:p>
      <text:p text:style-name="P67"><text:soft-page-break/>В тот день он стал моим подсобником. Всего-то и надо было поднять четыре ряда кладки в короткой стенке в будущем подъезде для монтажа обрубка плиты над <text:s/>входом в подвал под будущей лестничной площадкой первого этажа. Стоя на риштовке между блоков фундамента под будущие стены, я поднял два невысоких столбика по края кирпичной стенки и зачалил шнýрку, чтобы поднять эти четыре ряда для опирания плиты. Работы на полчаса, а до конца рабочего дня час с небольшим.</text:p>
      <text:p text:style-name="P67">Однако, Витале крановщику не терпелось спуститься со своего насеста в кабинке башенного крана, чтоб поиграть с Иваном в карты до пяти. Вот Виталя и покричал сверху плотнику скорее зацепить обрубок бетонной плиты предназначенной для монтажа. Одним боком ляжет на блоки под поперечную стену, другим на поднятые мною столбики — поедят! А пропуск потом заложат, по ходу строительства.</text:p>
      <text:p text:style-name="P67">Я попытался объяснить Ивану, что именно сейчас самый удобный момент закончить эту кладку. <text:span text:style-name="T43">Если сейчас оставить, потом придётся корячиться в три погибели под плитой будущей лестничной площадки, втискивая кирпичи под смонтированный обрубок. Пусть лучше подаёт раствор и я закончу за пятнадцать минут, работая с таким удобством.</text:span></text:p>
      <text:p text:style-name="P68">Виталя для Ивана оказался дороже логики, он пошёл и зацепил стропы, как тот сказал.</text:p>
      <text:p text:style-name="P68">Виталя сделал «вира» грузом, развернул стрелу и понёс ко мне обрубок — положить как он хотел. Он кричал мне скорей настелить раствор на столбики, не то бросит плиту насухо — и так пойдёт.</text:p>
      <text:p text:style-name="P68">Вместо раствора я положил на столбик руку, чтоб он не сделал так.</text:p>
      <text:p text:style-name="P68">Виталя темпераментно матерился в своём скворечнике наверху, беспрерывно звенел звонком крана и подносил всё ближе.</text:p>
      <text:p text:style-name="P68">Вобщем, это была лобовая атака двух самолётов друг на друга: кто уступит — трус сопливый.</text:p>
      <text:p text:style-name="P68">Когда бетонному обрубку до руки оставалось около метра, мастер Каренин очнулся от наблюдения за схваткой двух ассов и заорал Витале отвести груз в сторону.</text:p>
      <text:p text:style-name="P68">Там он и висел на стропах, пока я заканчивал кладку как положено Мастер Каренин стоял на блоках у меня над головой и спрашивал:</text:p>
      <text:p text:style-name="P68">- Зачем ты это делаешь, Сергей? Он же мог и раздавить, дури хватит. Остался б ты калекой.</text:p>
      <text:p text:style-name="P68">- Каренин, у меня и так вся жизнь поломатая. Всё, что осталось — это работа. Не хочу, чтоб из неё сопли делали.</text:p>
      <text:p text:style-name="P68">- А чё это она у него поломатая?- спросил Иван, стоя на блоках другой стены, у меня за спиной.</text:p>
      <text:p text:style-name="P68">- <text:span text:style-name="T44">Это кому что на роду написано,- пояснил ему мастер Каренин.</text:span></text:p>
      <text:p text:style-name="P69">Я заканчивал последний ряд, типа, занят, но не встрять в прекраснословную беседу не мог:</text:p>
      <text:p text:style-name="P69">- Чтоб ему руки отсохли, писателю этому.</text:p>
      <text:p text:style-name="P69">Каренин с Иваном враз умолкли. Мастер как-то съёжился и отвёл глаза.</text:p>
      <text:p text:style-name="P69">И именно в тот момент, <text:s/>жмурясь от лучей предвечернего мартовского солнца и настилая раствор для монтажа плиты на готовую стенку, я впервые подумал, что события нашей жизни определяются и происходят так, как мы сами о них расскажем в своей дальнейшей жизни. Неважно кому, неважно устно, или письменно...</text:p>
      <text:p text:style-name="P69"/>
      <text:p text:style-name="P69">Опаньки! Выходит тем проклятьем я пожелал, чтоб у меня рука отсохла?</text:p>
      <text:p text:style-name="P69"/>
      <text:p text:style-name="P69">Мы с Иваном смонтировали обрубок. Виталя слез с крана и успел пару раз сыграть в карты до выхода на шоссе, откуда нас забирала наша «чаечка».</text:p>
      <text:p text:style-name="P69">Вскоре я забыл про этот случай, а вот начальник пришил в досье.</text:p>
      <text:p text:style-name="P69">- И все вы знаете сколько раз его увозили в психбольницу. Но самое главное — он злостный нарушитель трудовой дисциплины. Три прогула за один лишь текущий год! Поэтому моё предложение — уволить его за систематические прогулы.</text:p>
      <text:p text:style-name="P69"/>
      <text:p text:style-name="P69">Всё верно — два дня в Москву за паровозиком для Андрея, один день в Киев, в <text:soft-page-break/>книгоиздательство «Днипро».</text:p>
      <text:p text:style-name="P69">Я сознавал, что совершаю прогулы, но в СМП-615 немало кто имеет по неделе прогулов, а пара чемпионов до двадцати дней. Вот что я посчитал гарантией дозволенности не выйти на работу три дня — <text:span text:style-name="T45">их нарушения прикроют мою задницу</text:span>. <text:s text:c="2"/></text:p>
      <text:p text:style-name="P70">Ан, нет! Дисциплина прежде всего.</text:p>
      <text:p text:style-name="P70"/>
      <text:p text:style-name="P70">И вот, после пяти ежегодных записей в мою трудовую книжку про объявление мне благодарности и награждении меня почётной грамотой, 18 октября 1985 года, зав отдела кадров СМП-615, А. Петухов, таким же почерком написал в ней, что я уволен по статье 40 — прогул без уважительных причин.</text:p>
      <text:p text:style-name="P70">Участники заседания профкома проголосовали «за» — против, воздержавшихся нет — предложение начальника. Впоследствии, они сказали что я сам виноват. Мне следовало встать, снять шляпу, повиниться и меня простили б.</text:p>
      <text:p text:style-name="P70">Отчего я до конца остался наблюдателем и не выступил с самозащитной речью про чужие прогулы и моё искреннее раскаяние?</text:p>
      <text:p text:style-name="P70">Надоело. Пришла пора искать новые точки приложения для моего экспериментализма.</text:p>
      <text:p text:style-name="P70">К тому же, летом был сдан 100-квартирный дом. Каменщица из нашей бригады, Нина — толстуха с мохнатой родинкой на щеке, получила в нём квартиру.</text:p>
      <text:p text:style-name="P70">Она поступила в СМП-615 за пару месяцев до сдачи дома, и, получив квартиру, вскоре уволилась.</text:p>
      <text:p text:style-name="P70">Я пошёл в отдел кадров и спросил у Петухова: какая у меня очередь на получение квартиры?</text:p>
      <text:p text:style-name="P70">Он ответил, что я — тридцать пятый.</text:p>
      <text:p text:style-name="P70">Это невозможно! Шесть лет назад я был двадцать четвёртым!</text:p>
      <text:p text:style-name="P71">Он ответил, что с тех пор сменились три начальника и на работу принимал меня не он — в бумагах написано: я — тридцать пятый, у него других данных нет.</text:p>
      <text:p text:style-name="P71"/>
      <text:p text:style-name="P71">Прощай, любимый поезд! Прощай, бригада! Вагончик я не подожгу, хоть из него пропала моя гитара, принéсенная на день рожденье Грини.</text:p>
      <text:p text:style-name="P71"/>
      <text:p text:style-name="P71">Когда в трудовой книжке последняя запись «уволен по статье», то это, типа, волчий билет — нигде не принимают на работу.</text:p>
      <text:p text:style-name="P71">Однако, в Конотопе есть предприятие, где волков не боятся, это «тряпки», они же фабрика вторсырья. Там, с учётом моей специальности, меня приняли рабочим капремонта.</text:p>
      <text:p text:style-name="P72">Капремонт состоял из трёх рабочих, но никакого капитального ремонта мы не производили. Сидели в бытовке маясь бездельем и изредка выходили во двор фабрики, где уже который год <text:s/>мариновалось современное оборудование под парой гигантских шалашей из рубероида, потому что здания для этого оборудования ещё не успели построить.</text:p>
      <text:p text:style-name="P72">Сама фабрика размещалась в паре зданий барачной архитектуры — детищах первой пятилетки — в двух высоких арочных ангарах ангарах из рифлёного алюминия и в разных подзаборных пристроечках.</text:p>
      <text:p text:style-name="P72">Но в самом начале я не скучал, потому что меня послали в командировку в город Киев.</text:p>
      <text:p text:style-name="P72">Тогдашний Секретарь ЦК компартии Украины, товарищ Щербицкий, обещался посетить киевскую фабрику вторсырья для дачи ценных указаний по развитию этой важной отрасли, и по всей республике <text:s/>работников таких же фабрик посылали в Киев подмарафетить столичную к визиту столь высокого лица.</text:p>
      <text:p text:style-name="P72">Когда я прибыл вносить свою лепту, металлические конструкции в цехах фабрики <text:span text:style-name="T46">красили уже по четвёртому разу, а двор фабрики покрывали третьим слоем асфальта. </text:span></text:p>
      <text:p text:style-name="P73">Стояли прощальные деньки золотой осени, солнце ласково улыбалось с неба, но, при виде маленьких зелёных ёлочек в каменных горшках для украшения двора, охватывала грусть, а потом тоска. Малая ёмкость горшка не позволит деревцам развиться, и после визита Секретаря они неизбежно усохнут.</text:p>
      <text:p text:style-name="P73">Готовясь к командировке, я заходил в Универмаг купить спортивную сумку для нужных <text:soft-page-break/>вещей. Как оказалось, там на такие сумки наехал приступ дефицита <text:span text:style-name="T47">и мне пришлось взять небольшую, практичную, но, если присмотреться, всё-таки женскую сумку.</text:span></text:p>
      <text:p text:style-name="P74">Может я действительно извращенец?</text:p>
      <text:p text:style-name="P74">Для проживания в Киеве меня определили в пансионат рядом с «Трубой» на самом берегу Днепра. До войны его собирались пересечь в этом месте линией метрополитена, успели даже соорудить остановку из железобетона, что и впрямь смахивает на великанскую трубу диаметром с двухэтажный дом. Затем обстоятельства и планы изменились, а «Трубу» исписали всякими «здесь были Ося и Киса».</text:p>
      <text:p text:style-name="P74">Пансионатом называлась длинная одноэтажка с комнатами пеналами как в общежитиях, только что окна побольше.</text:p>
      <text:p text:style-name="P74">По утрам я выходил на песчаный берег делать зарядку среди кустов ивняка. Смотреть на Днепр с такой близи совсем не то, что из электрички проносящейся над ним по мосту. Океаническая масса валящей прямо перед твоими глазами воды просто потрясает. И это длится уж которое тысячелетие подряд. Три-четыре; выдох, наклон...</text:p>
      <text:p text:style-name="P74"/>
      <text:p text:style-name="P74">В комнате со мной жил блондин из Южной Украины, который в деталях рассказывал, как его зарезали на пляже. Свои же пацаны. Воткнули нож в живот и он свалился на спину. А тут участковый подошёл. Пацаны сделали вид будто в карты играют, а поверх ножа раскрытую газету набросили.</text:p>
      <text:p text:style-name="P74">Участковый о чём-то стал расспрашивать, а блондин лежал и смотрел, и слова не мог сказать, а по газете муха ползала.</text:p>
      <text:p text:style-name="P74">Пацаны, конечно: «Не, не знаем. Не, не видали».</text:p>
      <text:p text:style-name="P75">Когда участковый ушёл, они ему «скорую» вызвали за то, что не спалил их перед тем.</text:p>
      <text:p text:style-name="P75"/>
      <text:p text:style-name="P75">Работы на фабрике почти не осталось и съехавшиеся командировочные часами сидели в комнате Красного Уголка, где молодой и бородатый художник из местных день за днём выписывал буквы лозунга на одной и той же длинной полосе красного кумача, постеленной вдоль длинного стола, или разговаривал с приятелями, тоже местными, которых непонятно как пускали через проходную.</text:p>
      <text:p text:style-name="P75">Мы переодевались тут же в выданные фабрикой спецовки, а одежду складывали на стулья.</text:p>
      <text:p text:style-name="P75">За поворотом коридора постоянно работал душ; не жизнь, а малина.</text:p>
      <text:p text:style-name="P75">Сокомандировочники всё потешались моей «усидчивости», что не прохаживаюсь по Красному Уголку, а сижу как пень и ничего не рассказываю, только смотрю да слушаю.</text:p>
      <text:p text:style-name="P75">После очередного рабочего дня я вернулся в пансионат и понял, что у блондина закончилась командировка, потому что его постел<text:span text:style-name="T48">ь</text:span> уже <text:span text:style-name="T48">исчезла</text:span>, а моя извращенская сумка <text:s/>распахнута и в ней не нашлись мои последние десять рублей.</text:p>
      <text:p text:style-name="P76">До конца моей командировки оставалась ещё неделя.</text:p>
      <text:p text:style-name="P76">Утром следующего дня, это была суббота, я вышел на поиски пищи. Никакого определённого плана я не составил, а просто шёл в сторону далёкого моста через Днепр. Потом шёл по мосту на множестве стальных <text:span text:style-name="T49">канатов</text:span>. За мостом в поле стояли несколько многоэтажек — зародыш района Троещина, но я шёл мимо и дальше; туда, где виднелся лес.</text:p>
      <text:p text:style-name="P76">Дорога прошла через село Погреби и углубилась в лес, где я начал искать грибы. Там попадались только два вида и те незнакомые — одни с заострёнными шляпками, но очень горькие, так что пришлось есть другие — со впадинками.</text:p>
      <text:p text:style-name="P76">Голод отступил и я пошёл обратно. В поле между селом и далёкими многоэтажками мне повезло — на обочине дороги я увидел россыпь картошки. Наверное, кузов машины с урожаем нагрузили с горкой и, когда она соскочила на обочину, излишки ссыпались. Я набил карманы картофелинами, а в воскресенье пришёл на то же место с явно женской сумкой.</text:p>
      <text:p text:style-name="P76">В пансионате, в самом конце коридора находилась кухня с газовой плитой <text:span text:style-name="T49">и большой кастрюлей на</text:span> ней. <text:span text:style-name="T49">Я заготовил картошку в мундире впрок на несколько дней.</text:span></text:p>
      <text:p text:style-name="P76"/>
      <text:p text:style-name="P77">А когда я возвращался в Киев по мосту со стальными канатами, то понял что не даёт мне <text:soft-page-break/>жить нормальной жизнью — моё стихоплётство. Вон все вокруг живут как люди, потому что стихов не пишут. Надо и мне завязать; глядишь — и всё наладится.</text:p>
      <text:p text:style-name="P77">Легко сказать «завяжу я с этим делом», но как?</text:p>
      <text:p text:style-name="P77">Сжечь блокнотик, который блондин великодушно оставил в сумке? Слишком тривиально.</text:p>
      <text:p text:style-name="P77">И я решил сделать сборник стихов и на этом поставить точку. Вот такой план.</text:p>
      <text:p text:style-name="P77">В понедельник в предбаннике начальника отдела кадров я попросил у его секретаря-машинистки 32 листа чистой бумаги. Как в «Манифесте Коммунистической партии» Карла Маркса, но ровно столько страниц понадобилось для всех стихотворений плюс предисловие.</text:p>
      <text:p text:style-name="P77">Сверх того она дала мне брак — два не разрезанных листа; получилась папка для остальных.</text:p>
      <text:p text:style-name="P77">В Красном Уголке я попросил художника сделать из этой папки обложку сборника стихов под названием «Таке собi?»</text:p>
      <text:p text:style-name="P77">Вечером в пансионате я почти печатным почерком переписал стихи и предисловие из блокнотика на прине<text:span text:style-name="T50">сённые листы бумаги.</text:span></text:p>
      <text:p text:style-name="P78">Утром на фабрике художник показал как он оформил обложку — абстрактно бежевые волны, имя автора и название сборника. Потом он почесал в затылке и начал каяться — писать он начал в развороте сдвоенного листа и теперь название и автор оказались на задней, а не лицевой обложке. </text:p>
      <text:p text:style-name="P78">Бракованные листы большая редкость и мне не оставалось ничего другого кроме как собрать сборник на арабский манер: от задней обложки к передней.</text:p>
      <text:p text:style-name="P78"/>
      <text:p text:style-name="P78">Хорошо жить в одном городе с книгоиздательством — заканчивая работу в пять успеваешь посетить их без совершения прогула.</text:p>
      <text:p text:style-name="P78">В том кабинете, откуда молодой человек направлял меня к специалисту по Моэму, сидели уже двое — другой молодой человек и молодая женщина.</text:p>
      <text:p text:style-name="P78">Я спросил куда тут сдают поэзию. Они обрадовались и дали направление в первый кабинет по коридору налево за углом.</text:p>
      <text:p text:style-name="P78">Там, на сообщение о доставке сборника поэзии, прозвучал знакомый мне вопрос:</text:p>
      <text:p text:style-name="P78">- Кто вас прислал?</text:p>
      <text:p text:style-name="P78">- Ах, ну, конечно! Меня прислали из соседнего кабинета. Тут сразу за углом, знаете?</text:p>
      <text:p text:style-name="P78">Это послужило достаточной рекомендацией, чтоб сборник перешёл из рук в руки.</text:p>
      <text:p text:style-name="P78">Я вышел из издательства тоскуя и смеясь.</text:p>
      <text:p text:style-name="P78">Тоскуя?</text:p>
      <text:p text:style-name="P78">Я <text:span text:style-name="T51">отринул</text:span> свои<text:span text:style-name="T51">х</text:span> детищ <text:span text:style-name="T51">и дал зарок блюсти бесплодие отныне и вовеки.</text:span></text:p>
      <text:p text:style-name="P79">Смеясь?</text:p>
      <text:p text:style-name="P79">Я — свободен! Любое начатое стихотворение обрекает тебя на кабалу. Ты мучаешься и пашешь словно раб, до момента, когда можешь сделать шаг в сторону и сказать: «да, ничего, теперь готово; на большее я не способен».</text:p>
      <text:p text:style-name="P79">Ещё громче смеялся я над приёмщиком, ведь на сборнике нет никаких адресов, указан лишь поэт — Клим Солоха, да автор предисловия — приятель Клима.</text:p>
      <text:p text:style-name="P79">Всё! Отслужил...</text:p>
      <text:p text:style-name="P79"/>
      <text:p text:style-name="P79">- Как приняли?- спросил художник.</text:p>
      <text:p text:style-name="P79">- На «ура!»</text:p>
      <text:p text:style-name="P79"/>
      <text:p text:style-name="P79">Имевшийся запас картошки мог поддерживать меня до конца недели, но она не насыщала; даже с солью.</text:p>
      <text:p text:style-name="P79">Художник заметил, как в Красном Уголке я подхватил с подоконника забытый кем-то сухарь булки и съел его, пряча в кулаке. Он рассказал об этом <text:span text:style-name="T52">вечно всем недовольному</text:span> начальнику отдела кадров. Тот пришёл в уже пустой от командировочных Красный Уголок и спросил в чём дело.</text:p>
      <text:p text:style-name="P79">У меня пропали деньги из сумки.</text:p>
      <text:p text:style-name="P79">Украли? Кто?</text:p>
      <text:p text:style-name="P80"><text:soft-page-break/>Об этом ничего не знаю; была десятка и — не стало.</text:p>
      <text:p text:style-name="P80">Он недовольно дёрнул лицом и вышел.</text:p>
      <text:p text:style-name="P80">Вскоре меня позвали в его кабинет и он сказал, что отметит мою командировку полностью (хотя оставалось ещё три дня), но я должен исполнить срочную работу: во дворе КАМАЗ высыпал песок не туда, куда надо. Песок нужно передвинуть, но бульдозер помнёт гусеницами свежий асфальт.</text:p>
      <text:p text:style-name="P80">Часа два-три я перелопачивал песок, чтоб спрятать его позади горшков с обречёнными ёлочками.</text:p>
      <text:p text:style-name="P80">За этот труд мне выписали десять рублей, которые я тут же получил в кассе. </text:p>
      <text:p text:style-name="P80">Билет на электричку до Конотопа стоил четыре с чем-то.</text:p>
      <text:p text:style-name="P80">Я пошёл в гастроном, купил бутылку водки, прозрачной как слеза разлуки, что-то там для закуси и вернулся в Красный Уголок. Мы с художником распили её за успех сборника поэзии, который листается сзаду наперёд.</text:p>
      <text:p text:style-name="P80"/>
      <text:p text:style-name="P80"/>
      <text:p text:style-name="P81">Капремонтом командовал Юра. Он умел и любил смеяться обнажая фиксу светлого металла на клыку. В чёрно-белых фильмах такими обычно изображают комсомольских вожаков, вот только фикса на вписывалась в образ.</text:p>
      <text:p text:style-name="P81">Второго капремонтника звали Арсен, его глаза косили друг на друга, не очень сильно; и он держал себя с важностью аксакала, несмотря на молодой возраст. Сыну исполнилось два года, вот он и загордился.</text:p>
      <text:p text:style-name="P81">С ним я ладил, а Юра всё старался подмять меня, скорее всего из-за нетерпимости к моему высшему образованию, о котором я никому не говорил. Он часто и подолгу пропадал в бараке администрации и был там всем своим. С ним у меня дружбы не получилось, его выводили из себя мои цитаты и новости из газеты «Morning Star». <text:span text:style-name="T53">Арсен пытался увещевательно гасить наши стычки.</text:span></text:p>
      <text:p text:style-name="P81">Однажды в разговоре с Арсеном я привёл цитату из работы Карла Маркса «О происхождении семьи, частной собственности и государства. Вообще-то автором её принято считать Фридриха Энгельса, но Фриц напечатал её после того, как Карл скончался и сам он порылся в архивах неизданных трудов покойного.</text:p>
      <text:p text:style-name="P81">Наверное он, как тот блондин из Южной Украины считал себя вправе присвоить чужое. Как никак он всё жизнь содержал Карла и его жену на деньги своего отца, тоже Фрица.</text:p>
      <text:p text:style-name="P82">Всех этих подробностей я Арсену не излагал, просто повторил пару строк из самой работы.</text:p>
      <text:p text:style-name="P82">Юра вдруг окрысился и потребовал, чтобы я при нём не смел более повторять подобные вещи, потому что он коммунист и позвонит куда следует.</text:p>
      <text:p text:style-name="P82">Впервые последнее слово осталось за ним, он изумил меня до онемения своей угрозой натравить КГБ на основоположников марксизма-ленинизма. <text:s/>Хотя с них станется.</text:p>
      <text:p text:style-name="P82">В другой раз я описывал Арсену балет Вагнера про шотландских ведьм, на который я ходил во время киевской командировки. Танцуя сольный танец одна из ведьм запнулась и с деревянным стуком упала на сцену.</text:p>
      <text:p text:style-name="P82">- Ха-ха-ха!- жизнерадостно прореагировал присутствовавший Юра.</text:p>
      <text:p text:style-name="P82">- И представь, Арсен, во всём зале не нашлось ни одного придурка над нею посмеяться; она поднялась и дотанцевала. Доказала характер.</text:p>
      <text:p text:style-name="P82">И Юра после этого доказал, что не зря отирается среди администрации — меня перевели из капремонта в производственный цех на должность прессовщика.</text:p>
      <text:p text:style-name="P82"/>
      <text:p text:style-name="P82">В чём суть «тряпок»?</text:p>
      <text:p text:style-name="P82">Туда вагонами везут утиль отсортированный на свалках. Главным образом, заношенную и выброшенную одежду, а также макулатуру.</text:p>
      <text:p text:style-name="P82">Бабы из села Поповка визжащими дисками своих станков допарывают драное отрепье и снова-таки сортируют в мягкие холмики из просто тряпья, из вязанного тряпья, из воротников искусственного меха от зимних пальто.</text:p>
      <text:p text:style-name="P82"><text:soft-page-break/>Целый день они стоят перед своими станками в пропылённых халатах с гроздьями булавок на груди, <text:span text:style-name="T54">которые заметили и вытащили из обносков, чтоб те не повредили диск. Вот уж кого никто не сглазит.</text:span></text:p>
      <text:p text:style-name="P83">К холмикам тряпья грузчики приносят глубокий ящик с длинными ручками, типа, носилки. На лицах грузчиков повязки, как у грабителей банков, потому что возле станков пыть стоит столбом. Они наваливают тряпки в свой ящик, с горкой, и трусцой тащат его в соседнее отделение цеха — прессовочное. К такой походке их вынуждает тяжесть груза.</text:p>
      <text:p text:style-name="P83">Несколько раз я пробовал подменить кого-то из грузчиков; больше, чем на пару ходок меня не хватало.</text:p>
      <text:p text:style-name="P83">- Серёга! Ты свободней неси! Свободней!</text:p>
      <text:p text:style-name="P83">Какой там «свободней», если длинные ручки выскальзывают из стиснутых ладоней?</text:p>
      <text:p text:style-name="P83">Принесённое вторсырьё они вываливают возле какого-нибудь пресса; тряпки к одному, бумагу и картонные коробки к другому.</text:p>
      <text:p text:style-name="P83"/>
      <text:p text:style-name="P83">Пресс это тоже ящик, но с дверцей. Открыв её нужно уложить на пол две узкие трёхметровые полоски шинки и вывести её <text:s/>концы за пределы ящика.</text:p>
      <text:p text:style-name="P83"><text:span text:style-name="T55">Шинку накрываешь куском мешковины,</text:span> закрываешь дверцу на крюк и через верх набрасываешь внутрь хлам, натасканный грузчиками. </text:p>
      <text:p text:style-name="P84">Когда ящик полон, жмёшь кнопку сбоку и электромотор над ящиков, треща и воя, вгоняет в ящик прессовальный щит. Щит стискивает и уминает, насколько сможет, содержимое ящика. Вой мотора сменил тон, значит дальше нет сил — жми кнопку «стоп» и следующую — «вверх». Щит ползёт вверх по направляющей. И эти его продвижения: вверх, вниз, уж очень медленны; душемотательны.</text:p>
      <text:p text:style-name="P85">Теперь в ящик нужно навалить добавку, по норме готовый тюк обязан весить от 60 кГ. Опять врубай пресс вминай её и, после следующей добавки, притиснутой щитом, обматывай тюк парой загодя проложенных шинок, чтоб не распадался. </text:p>
      <text:p text:style-name="P85">Подними щит в исходное положение и теперь можно открыть дверцу и выкатить готовый тюк. Его над откатить подальше, чтоб не мешал выкатывать последующие.</text:p>
      <text:p text:style-name="P85">Как наберётся стадо тюков, приходит грузчик Миша со своей двухколёсной тачкой, <text:span text:style-name="T56">вгоняет полку тачки <text:s/>под тюк, опрокидывает его на рамку ручки и тащит к выходу из прессовочного отделения. Перед воротами стоит кабинка весовщицы Вали, а вплотную к ней большие багажные весы. </text:span></text:p>
      <text:p text:style-name="P86">Миша переваливает тюк на весы и палочкой, обмакнутой в жестянку с краской, пишет по проложенной под шинкой мешковине килограммы, которые Валя прокричит ему через стекло окошечка кабинки, потому что Миша стар и глуховат, хотя ещё и крепок.</text:p>
      <text:p text:style-name="P86">Потом он сбрасывает тук с весов, опять опрокидывает его на тачку и тащит вон из цеха, <text:span text:style-name="T57">на отрытый воздух, а там по бетонной, но раздолбанной дорожке в ангар готовой продукции.</text:span></text:p>
      <text:p text:style-name="P87">Когда к ангару подадут пустой вагон, тюки перегрузят в него и увезут неведомо куда, на фабрики дальнейшей переработки вторсырья.</text:p>
      <text:p text:style-name="P87"/>
      <text:p text:style-name="P87">В прессовочном отделении всего одно окно в корке пыли, что копится там со времён первой пятилетки. Освещение исходит от желтовато тусклых лампочек, по одной над каждым из четырёх прессов. Правда один не работает, но на двух прессовщиков и столько хватит.</text:p>
      <text:p text:style-name="P87">По норме, каждому за смену нужно сделать тридцать два тюка. </text:p>
      <text:p text:style-name="P87">Я едва укладываюсь в рабочее время, а прессовщик Миша, гражданский муж весовщицы Вали, наштампует норму и уйдёт, посвистывая.</text:p>
      <text:p text:style-name="P87">У него опыта больше — лишнего в ящик не положит, а у меня тюки с перегрузом.</text:p>
      <text:p text:style-name="P87">Грузчик Миша неодобрительно качает головой, когда выводит палочкой «78», или «83» на моей продукции, кряхтит, но тащит тачку дальше. Он молчун по натуре и замечаний мне не делает. Мне неудобно, но никак не удаётся поймать эту норму.</text:p>
      <text:p text:style-name="P87"/>
      <text:p text:style-name="P87">За смену кроме обеденного есть ещё два получасовых перерыва для отдыха. </text:p>
      <text:p text:style-name="P87"><text:soft-page-break/>Мы сходимся в бытовку — большую комнату со шкафчиками для переодевания вдоль двух стен. В стене напротив входной двери окна; тоже в пыли, но света хватает.</text:p>
      <text:p text:style-name="P87">Посреди комнаты четыре квадратные стола под белым пластиком составлены впритык, образуя один общий стол для обеда. Вдоль него длинные деревянные лавки.</text:p>
      <text:p text:style-name="P87">Это бытовка грузчиков и прессовщиков, они тут переодеваются, но во время обеда поповские бабы тоже приходят сюда, потому что в их бытовке такого стола нет.</text:p>
      <text:p text:style-name="P88">Я тут не обедаю; я хожу в столовую завода «Мотордеталь». Для этого надо пересечь железнодорожное полотно, а дальше по полю, потом свернуть в лесополосу и идти по тропе до конечной первого номера трамвая напротив заводской проходной. На дорогу уходит минут пятнадцать.</text:p>
      <text:p text:style-name="P88">Завод очень современный и столовая в нём на втором этаже со стеклянными стенами с видом на поле, откуда я пришёл. На проходной проблем нет — раз в спецовке, значит заводской.</text:p>
      <text:p text:style-name="P88">Порции хавки в столовой хоть и маленькие, зато дешёвые. Съешь, и часа два есть не хочется.</text:p>
      <text:p text:style-name="P88">Иногда весовщица Валя заказывает принести ей пирожное из столовой.</text:p>
      <text:p text:style-name="P88">На обратном пути, пересекая железнодорожное полотно перед локомотивами товарных составов, что дожидаются «зелёного» на въезд в Конотоп, я пытаюсь угостить локомотивы пирожным из бумажки. У них такие добродушные морды с красной бородой, словно на парусе плота Кон-Тики. Но они неподкупно отмалчиваются.</text:p>
      <text:p text:style-name="P88">- Ну, не хочешь, как хочешь,- и я несу пирожное весовщице Вале.</text:p>
      <text:p text:style-name="P88"/>
      <text:p text:style-name="P88">А в получасовые перерывы для отдыха мы играем в «козла» и разговариваем.</text:p>
      <text:p text:style-name="P88">Кроме мужиков здесь отдыхает весовщица Валя, ещё пара баб помоложе, а иногда приходит технолог Валя.</text:p>
      <text:p text:style-name="P88">Крупная женщина, мечта поэта, но я с этим уже завязал.</text:p>
      <text:p text:style-name="P88">Грузчиков в бытовке четверо, <text:span text:style-name="T58">но старый Миша всё время молчит и ни во что не встревает. Даже в «козла» редко садится.</text:span></text:p>
      <text:p text:style-name="P89">А вот Володька Каверин, с рыжеватыми усами в тонкую скобку, криклив и запальчив, но грузчик Саша, с тёмными усами подстриженными щёточкой, сдерживает его порывы.</text:p>
      <text:p text:style-name="P89">Он высокий, спокойный, надёжный и — как тесен мир! — он муж той самой Вали, что напечатала на машинке сборник моих переводов.</text:p>
      <text:p text:style-name="P89">Четвёртый грузчик Ваня брит и круглолиц. Он иногда грозится набить мне ебальник за некоторые мои слова, но я в этом сомневаюсь — по лицу видно, что мужик он добрый.</text:p>
      <text:p text:style-name="P89">Он женоненавистник и, удерживая в ладони костяшки домино, опять начинает доказывать какие они все курвы:</text:p>
      <text:p text:style-name="P89">- Лежу я на ней, пыхчу, наяриваю, из кожи лезу, а она — глаза в потолок — «ой, Ваня! там в углу столько паутины!» Ну, не суки они?</text:p>
      <text:p text:style-name="P89">Тут и святой не удержится не вставить слова:</text:p>
      <text:p text:style-name="P89">- Да, Ваня,- говорю я,- как после такого не стать голубым?</text:p>
      <text:p text:style-name="P89">Он снова грозится разбить мне ебальник, а я соглашаюсь, но, чур, ниже пояса не бить; и ему вдруг доходит насколько ошибочно наименование «лица» в обиходной речи.</text:p>
      <text:p text:style-name="P89"/>
      <text:p text:style-name="P89">В конце зимы работники фабрики ежегодно ездят с трёхдневной экскурсией в Москву. Не все, конечно, а желающие.</text:p>
      <text:p text:style-name="P89">Технолог Валя спросила нет ли у меня желания. Пришлось признаться, что у меня денег едва хватит до получки дотянуть.</text:p>
      <text:p text:style-name="P89">- Ой, ладно, - сказала она,- проезд и питание оплачивает профсоюз. Туда можно и с троячкой съездить.</text:p>
      <text:p text:style-name="P50">Это был вызов эксперименталисту.</text:p>
      <text:p text:style-name="P50">Я записался на экскурсию и приготовил три рубля.</text:p>
      <text:p text:style-name="P50"/>
      <text:p text:style-name="P50">В Москву мы приехали вечером; небольшую колонну экскурсантов возглавил Юра и вывел через необъятный Киевский вокзал на площадь; не первый год в экскурсию ездит. Я замыкал <text:soft-page-break/>шествие, сунув руки в пустые карманы демисезонного пальто-шинелки.</text:p>
      <text:p text:style-name="P50">На площади нас уже ждал автобус, чтоб отвезти по вечерней Москве на Красную площадь.</text:p>
      <text:p text:style-name="P50">Там все вышли пройтись мимо мумии Ленина в Мавзолее. Остались лишь водитель, экскурсовод Оля да я.</text:p>
      <text:p text:style-name="P50">- А ввы что не идёте?- спросила Оля.</text:p>
      <text:p text:style-name="P50">- Не люблю покойников.</text:p>
      <text:p text:style-name="P50">Водитель слегка оглянулся от своего руля.</text:p>
      <text:p text:style-name="P50">Как видно на тёмную Красную площадь ещё подошли автобусы с экскурсантами со всех сторон необъятной страны, потому что водитель открыл дверь и внутрь поднялись ещё три девушки экскурсовода.</text:p>
      <text:p text:style-name="P50">Они все знали одна другую и бойко общались о раскладах в своём экскурсионном бюро и про всякое другое.</text:p>
      <text:p text:style-name="P50">Одна из девушек, по-видимому, недавно выучила новое слово от кого-то из экскурсантов, потому что часто повторяла:</text:p>
      <text:p text:style-name="P50">- Я вся такая заиндевелая!</text:p>
      <text:p text:style-name="P50">Я придержал язык, чтобы не ляпнуть:</text:p>
      <text:p text:style-name="P50">- Смотри, не обляденей.</text:p>
      <text:p text:style-name="P50">В конце концов, тут столица, а не бытовка «тряпок».</text:p>
      <text:p text:style-name="P50">Вторсырьевцы вернулись с морозной площади ухая от холода и потирая плечи своих пальто и курток — священный долг отдан.</text:p>
      <text:p text:style-name="P50">Нас отвезли в район ВДНХ, в гостиницу построенную в конце пятидесятых для участников всемирного фестиваля молодёжи и студентов.</text:p>
      <text:p text:style-name="P90">Экскурсовод уточнила детали дальнейшего сотрудничества — на <text:s/>утро третьего дня автобус придёт отвезти нас на вокзал; ведь нам интереснее магазины, чем «посмотрите налево — посмотрите направо», не так ли? Все хором сказали, что так.</text:p>
      <text:p text:style-name="P90">Питались мы в отдельном здании столовой по талонам. Работница столовой порекомендовала мне не оставлять пальто на вешалке в конце зала.</text:p>
      <text:p text:style-name="P90">- Но без пальто удобней есть.</text:p>
      <text:p text:style-name="P90">- Глянь, Вера!- крикнула она другой работнице.- Тут ещё один гость из коммунизма!</text:p>
      <text:p text:style-name="P90"/>
      <text:p text:style-name="P90">Поскольку магазины меня никак не интересовали, я в основном гулял по району, <text:s/>катался на троллейбусе аж до конечной и даже нашёл киоск, где продавалась «Morning Star». В Конотоп, из-за заварухи в Польше она стала поступать с перебоями, наверное, они неверно комментировали события.</text:p>
      <text:p text:style-name="P90">На три рубля шибко не разгонишься, но я-таки сходил на исторический боевик с Караченцовым в главной роли.</text:p>
      <text:p text:style-name="P90">Наши, в общем, могут сделать пятнадцать минут экранного времени интересным, но остальные час двадцать полная тягомотина.</text:p>
      <text:p text:style-name="P90">В гостиницу «Полярная» я поехал на метро.</text:p>
      <text:p text:style-name="P90">По случаю дневного времени в тамошнем ресторане кормили явно экскурсантов, потому что те сидели за столами впритык друг к другу в своих шубах и пальто.</text:p>
      <text:p text:style-name="P90">Я попросил мужика в пиджаке позвать официанта Николая, но тот только пожал плечами. Тогда я потребовал метрдотеля.</text:p>
      <text:p text:style-name="P90">Вышла высокая женщина в таком же пиджаке.</text:p>
      <text:p text:style-name="P90">- Год назад я ужинал в вашем ресторане. При расчёте у меня не хватила рубля. Я обещал официанту занести позд<text:span text:style-name="T59">н</text:span>ее. Зовут его Николай; лицо умное, круглое. Передайте ему, пожалуйста.</text:p>
      <text:p text:style-name="P91">И я протянул ей рублёвку. Она молча приняла.</text:p>
      <text:p text:style-name="P91"/>
      <text:p text:style-name="P91">А ещё я нашёл место бесплатного времяпрепровождения — ЦБ им. Ленина.</text:p>
      <text:p text:style-name="P601">По р<text:span text:style-name="T60">á</text:span>зовому билету. <text:s/><text:span text:style-name="T61"><text:s text:c="2"/></text:span></text:p>
      <text:p text:style-name="P601">Шикарно<text:span text:style-name="T61">е место эта Центральная Библиотека имени Ленина</text:span>. Помесь театра с вокзалом. <text:soft-page-break/><text:span text:style-name="T61">Короче сказать</text:span>: грамоты храм. </text:p>
      <text:p text:style-name="P601">Двери высоченные и даже на ручке надпись <text:span text:style-name="T61">для грамотных </text:span>«к себе». Ну, к себе — к себе. </text:p>
      <text:p text:style-name="P601">Потянул <text:span text:style-name="T61">я</text:span>, <text:span text:style-name="T61">а </text:span>там ещё двери, а потом большой зал. <text:span text:style-name="T61">Он оказался раздевалкой</text:span>, <text:span text:style-name="T61">но с</text:span> колоннами, а в дальнем конце <text:span text:style-name="T61">зала </text:span>лестница мраморная молочного цвета. </text:p>
      <text:p text:style-name="P601">А <text:span text:style-name="T61">по</text:span> зал<text:span text:style-name="T61">у</text:span> снуёт сплошная дружба народов — бирманцы с сенегальцами, хотя, и белых немало <text:span text:style-name="T61">попадается</text:span>. </text:p>
      <text:p text:style-name="P601">И гляжу — неравновесно <text:span text:style-name="T61">как-то получается</text:span>: с левого боку гардеробщики <text:span text:style-name="T61">за мраморным барьером </text:span>мотаются с пальт<text:span text:style-name="T61">о</text:span> да номерками; <text:span text:style-name="T61">туда-сюда, туда-сюда;и</text:span> <text:span text:style-name="T61">о</text:span>чередь к ним не иссякает; а с правого — стоят, бездельем маются. </text:p>
      <text:p text:style-name="P601">Жалко <text:span text:style-name="T61">мне </text:span>их стало, подхожу, сво<text:span text:style-name="T61">ё</text:span> пальт<text:span text:style-name="T61">о-шинелку</text:span> на <text:span text:style-name="T61">беломраморный барьер</text:span> перед ними скинул, жду. Так хоть бы шевельнулись! </text:p>
      <text:p text:style-name="P601">Потом один <text:span text:style-name="T61">мне </text:span>барственно так поясняет: здесь, мол, только для академиков. </text:p>
      <text:p text:style-name="P601"><text:span text:style-name="T61">Ни хрена себе</text:span> сегрегаци<text:span text:style-name="T61">я</text:span> с дискриминацией! Иль сожрёт моё пальто ихние шубы академические? </text:p>
      <text:p text:style-name="P601">Короче, <text:span text:style-name="T61">по</text:span>благодар<text:span text:style-name="T61">ил</text:span> за информацию и — к раздевалкам напротив. Потом к лестнице молочно мраморной. Там билеты проверяют, ещё пару бумажек дают и <text:span text:style-name="T61">только потом </text:span>запускают, а рядом два милиционера — для порядку. </text:p>
      <text:p text:style-name="P601">На втором этаже, над раздевалками, ящики каталогов — шеренгами, смахивают на автоматические камеры хранения, только цвет деревянный. </text:p>
      <text:p text:style-name="P601">Посмотрел я по карточкам — есть Фрейд, в 1913 году изданные его лекции, по случаю какого там юбилея. Всего-то 60 страниц. Выписываю все индексы и данные этой книжечки, иду в читальный зал. Ликую! </text:p>
      <text:p text:style-name="P601">Дежурная в заявку мою глянула, аж взвизгнула, словно караул скликает: Фрейд?!! Вы, не ошиблись, отвечаю, его, <text:span text:style-name="T61">голубчика, </text:span>пожалуйста. </text:p>
      <text:p text:style-name="P601">Не тут-то было. Чтоб допустили к этой книжечке, говорит <text:span text:style-name="T61">она мне</text:span>, нужна, как минимум степень кандидата соответствующих наук, и ещё московская прописка (разовый билет не <text:span text:style-name="T61">катит</text:span>), а также особая бумажка из учёных Олимпов, что мне дозвол<text:span text:style-name="T61">яется</text:span> его почитать. Ликование моё утихло и в таком отупело утихомиренном состоянии спустился я по пастеризованной лестнице и — на выход. </text:p>
      <text:p text:style-name="P601">Выхожу, значит, на улицу и такой <text:span text:style-name="T61">я </text:span>ко всему спокойный. Никуда не тянет, ничего неохота. Дошёл до перехода, где в метро спускаться, приткнулся <text:span text:style-name="T61">задом </text:span>к парапету, на ЦБ вылупился, а в голове пусто-пусто, лишь где-то по задворкам бродит шевченковское «чужому навчайтесь... свого не цурайтесь». </text:p>
      <text:p text:style-name="P601">Люди добрые! Где я? </text:p>
      <text:p text:style-name="P601">Огромный домина, по фронтону отакенными <text:span text:style-name="T60">буквицами «</text:span>Центральная Библиотека им. В. И. Ленина». Так он же для чего старался? Чтобы рабочие могли книжки читать. </text:p>
      <text:p text:style-name="P601"><text:span text:style-name="T60">Нам в</text:span>сем поголовно вдалбливают его главный наказ: «Учиться, учиться и учиться». </text:p>
      <text:p text:style-name="P601">И что же <text:span text:style-name="T60">теперь выходит</text:span>? </text:p>
      <text:p text:style-name="P601">До Великой Октябрьской революции, в 1913 году, любой рабочий мог заглянуть в книжную лавку и купить эти лекции на 60 страниц, после той же самой революции в ЦБ имени Ленина мне сказали: «хрена тебе, а не книжку, потому что ты — рабочий». </text:p>
      <text:p text:style-name="P601"><text:span text:style-name="T60">Т</text:span>ак и стою, <text:span text:style-name="T60">врастаю</text:span> в парапет, <text:s/>и такая во мне тишь и <text:span text:style-name="T60">кристалличность</text:span>. </text:p>
      <text:p text:style-name="P601">Очнулся <text:span text:style-name="T60">только</text:span>, когда со всех сторон скребёж поднялся. </text:p>
      <text:p text:style-name="P601">Гляжу — с полдюжины рабочих лопатами снег счищают. Солнце яркое, а они скребут да на меня поглядывают, будто ждут чего. </text:p>
      <text:p text:style-name="P601">А что <text:span text:style-name="T60">я </text:span>дам? Сам несолоно хлебавши. Или здесь тоже хотят чистить? Ну, <text:span text:style-name="T60">отклеился я</text:span> и — в переход, поглубже от сияющих вершин. </text:p>
      <text:p text:style-name="P599"><text:s text:c="2"/></text:p>
      <text:p text:style-name="P600"><text:soft-page-break/>В условленное утро пришёл автобус и старший вторсырьёвец подписал бумаги экскурсионного бюро, что нас три дня возили по столице, рассказывая о её исторических и архитектурных достопримечательностях.</text:p>
      <text:p text:style-name="P600">И все остались довольны — экскурсовод получившая три дня оплачиваемого досуга, отоварившиеся дефицитами экскурсанты, водитель с трёхдневной пайкой бензина, которую можно пустить в оборот; а больше всех я с монеткой в кармане достоинством в пятнадцать копеек.</text:p>
      <text:p text:style-name="P600">Технолог Валя не преувеличивала — три рубля на экскурсию в Москву за глаза хватит.</text:p>
      <text:p text:style-name="P600"/>
      <text:p text:style-name="P600">Единственный минус, что я задолжал фабрике эти три дня, то есть три дневных нормы по тридцать два тюка каждая.</text:p>
      <text:p text:style-name="P600">Технолог сказала — ничего, мол, потихоньку, по пять тюков в день сверх нормы — расквитаешься.</text:p>
      <text:p text:style-name="P92">Не люблю ходить в должниках и на третий день после возвращения из Москвы я пришёл на работу с «тормозком» съестного, чтобы стать стахановцем.</text:p>
      <text:p text:style-name="P92">Когда фабричный автобус увёз всех в город, я остался один на один со скрипуче ползучим прессом и горами тряпья, что накопились вокруг него за время моего отсутствия и почти не уменьшились в дневную смену.</text:p>
      <text:p text:style-name="P92">Я отработал вторую смену, потом третью и даже успел поспать в бытовке минут двадцать перед началом нового трудового дня.</text:p>
      <text:p text:style-name="P92"/>
      <text:p text:style-name="P92">Летом к нам добавился ещё один прессовщик и очень вовремя, потому что Миша уходил в отпуск.</text:p>
      <text:p text:style-name="P92">Новенького звали каким-то длинным восточным именем, потому что он был таджик, но оно у меня никак не выговаривалось. Чтобы не париться, я стал звать его просто Ахметом.</text:p>
      <text:p text:style-name="P92">Невысокий, смуглый и улыбчивый Ахмет не переносил хавки в столовой завода «Мотордеталь» и после неё отлёживался в бытовке, а бабы его жалели и советовали чем лечиться.</text:p>
      <text:p text:style-name="P92">После получки он стал привозить с собой <text:s/>«тормозок» в газете и пищеварение наладилось.</text:p>
      <text:p text:style-name="P92">В его первый рабочий день его первым наставником оказался я.</text:p>
      <text:p text:style-name="P92">Объяснив ему назначение трёх кнопок <text:span text:style-name="T62">пресса и показав как закрывается дверца ящика на крюк, я начал делиться с ним знанием того, что некий немецкий поэт заявил, будто всечайки в полёте похожи на букву «Е», а почему?</text:span></text:p>
      <text:p text:style-name="P93">Его любимую звали Emma!</text:p>
      <text:p text:style-name="P93">Разве не молодец?! Подметил!</text:p>
      <text:p text:style-name="P93">Охваченный лекторским пылом, я в тусклом свете лампочки царапал по серой штукатурке стены эту самую «Е». Ведь точно как чайка, что легла на крыло в развороте!</text:p>
      <text:p text:style-name="P93">Ахмет радостно улыбался и молча кивал в ответ.</text:p>
      <text:p text:style-name="P93"/>
      <text:p text:style-name="P93">Теперь спрашивается: зачем я мучил ни в чём не повинного человека, и навязывал ненужные знания парню слабо понимающему русский язык?</text:p>
      <text:p text:style-name="P93">Ответ: такова людская природа. В наши гены заложено желание поучать. </text:p>
      <text:p text:style-name="P93">Хочешь убедиться?</text:p>
      <text:p text:style-name="P93">Взгляни на самую обычную картину во дворе: мужик поднял капот машины и вокруг мигом сгрудился целый рой советчиков — поделиться, блеснуть персональной крохой знания.</text:p>
      <text:p text:style-name="P93">Желание это неудержимо, как у брадобрея подсмотревшего ослиные уши царя Мидаса: «я знаю! послушайте меня!»</text:p>
      <text:p text:style-name="P93"/>
      <text:p text:style-name="P93">Среди тряпичных отходов иногда попадались пригодные вещи.</text:p>
      <text:p text:style-name="P93">Так в шкафчике грузчика Саши скопилось около полдюжины свитеров, с оленями и без; всяких. И он каждый день пижонил в другом свитере.</text:p>
      <text:p text:style-name="P93"><text:soft-page-break/>Володька Каверин по мелочам не разменивался; он копил споротые от пальто меховые манжеты и воротники, чтобы, когда наберётся достаточно, заказать себе из них куртку, или даже шубу. <text:span text:style-name="T63">Пока что он, через два дня на третий, вынимал из своего шкафчика все три уже собранные воротника, встряхивал их и вопрошал:</text:span></text:p>
      <text:p text:style-name="P93">- <text:span text:style-name="T63">А ништяк должно получиться, да?</text:span></text:p>
      <text:p text:style-name="P94">Ваня в своём шкафчике держал парадный китель подполковника Советской армии, с погонами и всё такое.</text:p>
      <text:p text:style-name="P94"/>
      <text:p text:style-name="P94">Когда меня отрядили гонцом за водярой в вино-водочный магазин на улице Семашко, то экипировали такими джинсами о каких когда-то я мог только мечтать. Только тот кленовый листочек там, по-моему, зря на ляжке вышили.</text:p>
      <text:p text:style-name="P94">Очередь в магазин начиналась задолго до него и непонятно петляла по тротуару, Потому-то подобную очередь тогда звали «петлёй Горбачёва». Но громко об этом говорить не стоит, потому что, по слухам, в очереди подсылают соглядатаев из КГБ — <text:span text:style-name="T64">послушать новые анекдоты и взять на заметку особо недовольных.</text:span></text:p>
      <text:p text:style-name="P95">Именно на этом основании я потребовал на фабрике маскировочный прикид и все согласились, что да, это надо.</text:p>
      <text:p text:style-name="P95">Несмотря на маскировку меня опознали пара гонцов из СМП-615, но в разговор вступать не стали.</text:p>
      <text:p text:style-name="P95">Выстоять такую очередь после окончания рабочего дня прежде, чем закроется магазин — немыслимо. Вот почему на предприятиях возникла прослойка гонцов, а сотрудники прикрывали их отсутствие и пахали «за того парня».</text:p>
      <text:p text:style-name="P95">По ходу продвижения очередь сотрясали панические слухи, что водка кончилась. Движение и впрямь застопорилось. Но вот к заднему ходу в магазин подошёл грузовик и добровольцы с энтузиазмом перетаскали внутрь проволочные клетки по 25 бутылок в каждой.</text:p>
      <text:p text:style-name="P95">С водярой я вернулся к половине пятого. Мою норму тюков по очереди прессовали грузчики, но тюки у их выходили с недовесом. Весовщица Валя орала в своей кабинке. Глуховатый Миша довольно помалкивал укатывая тюки в ангар. </text:p>
      <text:p text:style-name="P95">Мы с ускорением входили в перестройку.</text:p>
      <text:p text:style-name="P95"/>
      <text:p text:style-name="P95">И даже такой дефицит, как махровые полотенца, висели на трубах в комнате с кранами над жестяным жёлобом, где все смывали разводы пыли с грязных рук перед обедом.</text:p>
      <text:p text:style-name="P95">Своё полотенце я принёс с Декабристов 13, но побоялся оставлять его в умывальнике — а вдруг кто-то использует как общий утиль?</text:p>
      <text:p text:style-name="P95">Его я держал в бытовке на трубе отопления в углу под окном.</text:p>
      <text:p text:style-name="P95">Откуда у меня такой дефицит?</text:p>
      <text:p text:style-name="P95">В какой-то момент Раиса Александровна оценила мои батрацкие труды и решила отплатить натурой. Так у меня появились махровое полотенце и новенький портфель.</text:p>
      <text:p text:style-name="P96">Очень даже симпатичное полотенце, белое такое, пушистое, специально для лица и рук. И синяя белка на белом фоне, в профиль, тоже очень миленькая.</text:p>
      <text:p text:style-name="P96">Но как-то раз, вернувшись из вояжа в далёкую столовую «Мотордетали», я заметил, что нежною белкой утёрлись чьи-то грязные лапы.</text:p>
      <text:p text:style-name="P96">Естественно, я поднял кипиш — что за дела?</text:p>
      <text:p text:style-name="P96">Это полотенце я не из тряпок выудил, а принёс из дому!</text:p>
      <text:p text:style-name="P96">Все указали на Ахмета.</text:p>
      <text:p text:style-name="P96">Я старательно объяснил ещё раз специально для него откуда оно принесено и настоятельно просил, чтоб никогда, ни в коем случае, ни под каким видом он не пользовался моим. </text:p>
      <text:p text:style-name="P96">Вон в умывалке десяток из висит; ему что — мало?</text:p>
      <text:p text:style-name="P96">Он извинился и сказал, что он не знал...</text:p>
      <text:p text:style-name="P96">Пришлось отнести полотенце обратно и в понедельник постирать.</text:p>
      <text:p text:style-name="P96">В среду, свежевыстиранное и поглаженное оно висело на своей трубе в бытовке.</text:p>
      <text:p text:style-name="P96">В получасовый перерыв я играл с грузчиками в «козла», когда хлопнула входная дверь на <text:soft-page-break/>пружине и вошёл припоздавший Ахмет.</text:p>
      <text:p text:style-name="P96">Лялякая какую-то восточную мелодию, он деловито направился в угол.</text:p>
      <text:p text:style-name="P96">Ваня толкнул меня в плечо и подбородком указал: смотри, мол, что Ахмет творит.</text:p>
      <text:p text:style-name="P96">Тот старательно, как хирург, тёр мокрые руки о синюю белку.</text:p>
      <text:p text:style-name="P96">Но, по тому как он косил глазом из-под прижмура оливковых век, я понял — это всё с умыслом.</text:p>
      <text:p text:style-name="P96">- Ахмет,- сказал я в общей тишине.- Вижу тебе понравилось. Я дарю тебе это полотенце.</text:p>
      <text:p text:style-name="P96">- Ой, я забывала!</text:p>
      <text:p text:style-name="P96">- Подарки не обсуждаются. Бери — оно твоё.</text:p>
      <text:p text:style-name="P96">И я отдуплился в оба конца.</text:p>
      <text:p text:style-name="P97">Он-таки еврнул мне должок за того немецкого поэта с его буквальными чайками; а может не простил «Ахмета»?</text:p>
      <text:p text:style-name="P96"/>
      <text:p text:style-name="P98">Помимо прессовочного отделения, пара прессов стояли в других местах.</text:p>
      <text:p text:style-name="P98">Когда я получил задание запрессовать макулатуру возле одного из них, то словно из подземелья вышел — он стоял рядом с большим окном. И тут же находились ещё одни багажные весы.</text:p>
      <text:p text:style-name="P98">Грузчик Миша взваливал на них готовые тюки и говорил мне вес, а я записывал на бумажку. Потом он отвозил их прямиком в ангар, до которого отсюда было вдвое ближе, чем до весовщицы.</text:p>
      <text:p text:style-name="P98">Вот почему Валя дала мне карандаш и сказала вести запись веса тюков на бумажке, а в конце дня отдавать её ей, чтоб переписала в свою тетрадь.</text:p>
      <text:p text:style-name="P98">Этот карандаш и сделал из меня то, кем я стал.</text:p>
      <text:p text:style-name="P98">Он превратил меня в отпетого графомана.</text:p>
      <text:p text:style-name="P98">Сначала я писал в него столбик цифр в найденной среди макулатуры недописанной тетрадке ученицы четвёртого класса Любы Доли. А потом, под скрип и вой тормознутого пресса, он взял и написал вдруг «Пейзаж» — короткую картину словами с озадачивающим концом.</text:p>
      <text:p text:style-name="P98">Я прочёл эти полстранички и увидел, что это хорошо. Мне понравилось — ни убавить ничего, ни прибавить.</text:p>
      <text:p text:style-name="P98">Потом к нему добавились зимний «Натюрморт» и летний «Портрет».</text:p>
      <text:p text:style-name="P98">Вместе с «Пасторалью:, они составили «Вернисаж» из четырёх картин.</text:p>
      <text:p text:style-name="P98">Но это потом, потому что «Пейзаж» оказался всего лишь пробой пера, вслед за которой карандаш принялся выписывать начальный диалог летней сонатинки «Серьога мочить конi».</text:p>
      <text:p text:style-name="P98">Позже появились зимняя, весення и осенняя сонатинки, что составили сборник «Пори року» прозаика Секлетия Быдлюка.</text:p>
      <text:p text:style-name="P98">Разумеется, их писал уже не тот карандаш, но начиналось всё именно с него. </text:p>
      <text:p text:style-name="P99">Это он ввёл меня в транс, сделал из меня зомби, чтоб я хватал его и он продолжал бы писать строчку за строчкой уже на других бумажках, потому что тетрадка Любы Доли закончилась.</text:p>
      <text:p text:style-name="P99"/>
      <text:p text:style-name="P99">Порой совсем так мало нужно, чтобы случилось волшебство. Подумать только — <text:span text:style-name="T65">обыкновенный</text:span> огрызок карандаш<text:span text:style-name="T65">а</text:span>...</text:p>
      <text:p text:style-name="P97">Когда сонатинки сложились в сборник С. Быдлюка « Пори року», мне захотелось увидеть их в напечатанном виде, но снова обращаться в машинописное бюро мне не хотелось наотрез; даже не знаю почему.</text:p>
      <text:p text:style-name="P97">В однокомнатной публичной библиотеки в первом этаже одной из пятиэтажек на Зеленчаке я обнаружил машинку с украинским шрифтом.</text:p>
      <text:p text:style-name="P97">Там работали две библиотекарш и — женщина пенсионного возраста и толстая девушка в очках. Попытка выпросить машинку напрокат встретила холодный приём. Откуда им знать что я там понапечатаю, а в КГБ хранятся образцы текста от этой печатной машинки. Старушка добавила также, что существует негласное правило снятие таких образцов со всех машинок в любых учреждениях.</text:p>
      <text:p text:style-name="P97">Всё предельно просто и логично — вздумай я печатать прокламации, органы враз по этим <text:soft-page-break/>образцам увидят кого брать за жабры.</text:p>
      <text:p text:style-name="P97">Приятно сознавать, что тебя охраняют такие предусмотрительные органы.</text:p>
      <text:p text:style-name="P97">Тогда я попросился напечатать один рассказ прямо у них, за столом позади книжных полок. <text:span text:style-name="T66">Воспользуюсь копировальной бумагой, чтобы печатать две экземпляра сразу и один оставлю у них, на всякий.</text:span></text:p>
      <text:p text:style-name="P100">Старшая с сомнением качала головой, но девушка её уговорила.</text:p>
      <text:p text:style-name="P100">О, боги! До чего непростое искусство — печатанье на машинке. <text:s/>Чтоб настукать всего пару страничек, мне потребовались два выходных.</text:p>
      <text:p text:style-name="P100">Бедные библиотекарши, как им, наверное, стучало по мозгам моё затяжное выбивание буквы за буквой указательным пальцем.</text:p>
      <text:p text:style-name="P100">Конечный результат пестрел опечатками, но девушке понравился, хотя она в жизни не слышала выражения «мочить конi» и ей пришлось спрашивать у знакомых.</text:p>
      <text:p text:style-name="P100">А мне пришлось восстановить отношения с Жомниром, потому что он когда-то показал мне портативную машинку в своей архивной комнате.</text:p>
      <text:p text:style-name="P100">Как представитель интеллектуальной элиты, он не мог не посодействовать решению творческих <text:s/>проблем; ну, а Мария Антоновна меня и так давно любила.</text:p>
      <text:p text:style-name="P100">Вот я и начал снова бывать в Нежине по выходным.</text:p>
      <text:p text:style-name="P100">Жомнир показал, что печатать надо всеми пальцами обеих рук и оставил меня наедине с машинкой в архивной комнате и ушёл в свою спальню, а для меня в гостиной Мария Антоновна приготовила диван.</text:p>
      <text:p text:style-name="P100">Я печатал всю ночь, а утром сходил на вокзал выпить кофе. Потом печатал сидя на балконе.</text:p>
      <text:p text:style-name="P100">В небе кувыркались голуби над кирпичной трубой кочегарки рядом с соседним зданием. <text:span text:style-name="T67">С высоты пятого этажа я посматривал на зелень деревьев внизу и снова оборачивался к машинке с заправленным в неё листом бумаги.</text:span></text:p>
      <text:p text:style-name="P101">Мне нравилась такая жизнь, хотя иногда я вспоминал, что это ж Нежин и подступала ностальгия. Вернее, я ни на минуту не забывал где я и ностальгия отступала лишь перед цоканьем машинки.</text:p>
      <text:p text:style-name="P101">Жомнира возмутила концовка зимней сонатинки:</text:p>
      <text:p text:style-name="P101">- Слушай, так нельзя, это ни в какие ворота!</text:p>
      <text:p text:style-name="P101">А я ликовал — он не нашёл в моих рассказах повода придраться к языку, он негодовал и спорил с героем повествования!</text:p>
      <text:p text:style-name="P101">В уплату за пользование машинкой Жомнир, по старой памяти, подсовывал мне стихи для перевода: Шелли, Фроста, Киплинга.</text:p>
      <text:p text:style-name="P101">Я переводил и привозил ему, но это не в счёт; я оставался в завязке.</text:p>
      <text:p text:style-name="P96"/>
      <text:p text:style-name="P99">По советскому трудовому законодательству, каждому трудящемуся полагается ежегодный отпуск. </text:p>
      <text:p text:style-name="P99">Осенью фабрика вторсырья предоставила мне его. Как никак я отпахал на ней одиннадцать месяцев.</text:p>
      <text:p text:style-name="P99">Я не строил планов как провести его. Я твёрдо знал куда поеду.</text:p>
      <text:p text:style-name="P99"/>
      <text:p text:style-name="P731"><text:span text:style-name="T68">В</text:span> густой тени исхода ночи начинала уже, понемногу, угадываться более сплочённая чернота <text:span text:style-name="T68">при</text:span>дорожной лесополосы. </text:p>
      <text:p text:style-name="P731">Машине эдакая автострада — высшая, поди, мера без права <text:span text:style-name="T68">переписки</text:span>, а моим двоим — неплоха. Путник в час одолевает пять километров, так нас в школе учили. До райцентра, по словам дяди, вёрст 15, не боле. Вышел я в пять с минутами. Автобус на Москву в девять. Йип-понский бог! Смачная, таки, штука — жить. </text:p>
      <text:p text:style-name="P731">Ветер попутный. Ветер дует прямо в спину, не пора ли к магазину? Не послать ли нам гонца… </text:p>
      <text:p text:style-name="P731"><text:soft-page-break/>Эк тебя повело, полег<text:span text:style-name="T69">ч</text:span>е на поворотах, малый. А сухой закон? Запамятовал? «Дура лекс, сед лекс». <text:span text:style-name="T69">П</text:span>еревести? </text:p>
      <text:p text:style-name="P731">Не иссвольте беспокойисся, с латынью мы на «ты». </text:p>
      <text:p text:style-name="P731">Но так опуститься! Какая вульгарщина! Пошлость наинизкопробнейшая. Гонца. Винца. Фи! </text:p>
      <text:p text:style-name="P731">А чё? Народное творчество. Фольклёр. Безупречный ямб. </text:p>
      <text:p text:style-name="P731">Тебя бы ямбом этим да по вые, чтоб разбирал ямб от дактиля. </text:p>
      <text:p text:style-name="P731">Ха! Тоже мне эстет самоучка выискался. Без мотора. Гурман мохнорылый. Ямб, вишь, ему не по ндряву. Не угодно ль вашей милости хореев? Хариусов под хересом? </text:p>
      <text:p text:style-name="P731">М-да, хореи нынче захирели. Экология заела. Куда ни кинься —«горячо одобряя на сэкономленных резервах подхватим почин сверх плана с чувством глубокого удовлетворения опережая сроки центнеров с гектара погонных метров металлопроката». Смело заводи красную книгу на всю изящную словесность. Не выживет. </text:p>
      <text:p text:style-name="P731">«Гнев, богиня, воспой Ахиллеса, Пелеева сына…» Ведь этой строчке гекзаметра одних лишь сносок с примечаниями надо квадратных метра два, чтоб люд, передовицами <text:span text:style-name="T69">вскормленный</text:span>, раскумекал: какого рожна хлюст энтот, Ахиллес, <text:span text:style-name="T69">клеится</text:span> к сынку звезды бразильского футбола. Тут и бумаги не напасёшься! А про рост благосостояния на чём тискать? </text:p>
      <text:p text:style-name="P731">И то правда, только жить-то хочется, а жить не с кем, вот и живёшь с кем попало. Оттого и тешится народ фольклёрщиной. И <text:span text:style-name="T69">пре</text:span>отменны<text:span text:style-name="T69">е</text:span>, заметьте, <text:span text:style-name="T69">сударь мой, </text:span>поделки встречаются, Взять хоть эту: «…последний раз, падлюги, спрашую — хто сказал на бога «рашпиль»?!.». </text:p>
      <text:p text:style-name="P731">В чуть белесой уже мгле безлюдья — сдержанное фырканье смешка. Наплыл и отстал ч<text:span text:style-name="T69">ё</text:span>рный сгусток деревца на обочине. </text:p>
      <text:p text:style-name="P731">Однако же и вышколили тебя. Кому здесь заоглядываться на беспричинный смех? </text:p>
      <text:p text:style-name="P731">Иду и улыбаюсь сам себе, при мысли же «что встречные подумают?!» и вовсе хохочу. </text:p>
      <text:p text:style-name="P731">Тоже народ нафольклёрил? </text:p>
      <text:p text:style-name="P731">Не, какой-то чех с поэтическим уклоном. </text:p>
      <text:p text:style-name="P731">А чехи не люди? Заколю! </text:p>
      <text:p text:style-name="P731">Смилуйся, о, Авраам! Пошарь в кусточках, авось разойдёмся красиво — и Яхве сытый, и сыночек целый. </text:p>
      <text:p text:style-name="P731">А если я — Тарас Бульба? </text:p>
      <text:p text:style-name="P731">Ну, это, разве что в засушенном виде. Из тебя казак, как из козы Робинзон Крузо. И больше так не скажи — куры засмеют. </text:p>
      <text:p text:style-name="P731">Эва! А говорили будто смех — монопольная собственность Хомы Сапи<text:span text:style-name="T69">е</text:span>нсова. </text:p>
      <text:p text:style-name="P731">Ну, в смысле физиологии, ясно: спазмы и поп<text:span text:style-name="T69">ё</text:span>рхивания жутко нужные здоровью. А в смысле смысла? Что за прибыль от этой монополии? </text:p>
      <text:p text:style-name="P731">Помозгуем. Где смеются порядочные люди? В специально отведенных местах. В цирке, <text:soft-page-break/>скажем, или… </text:p>
      <text:p text:style-name="P731">Правильно! Айда в кино! Комедия — предел всему! Фантоцци. Ух, даёт! </text:p>
      <text:p text:style-name="P731">Шмяк! Бряк! Шарах! Дзинь-буль-тресь-бздынь!! Пссс… </text:p>
      <text:p text:style-name="P731">Гы-гы-га! У-ю-гу-гу! Х-хо-хо! Иа-ха-ха! Вот где смеху-то! </text:p>
      <text:p text:style-name="P731">Только соседка моя, необъятная дама слева, ни гу-гу. Что такое? Вздремнула? Нет, глядит добросовестно, но молча. </text:p>
      <text:p text:style-name="P731">И снова человек на экране с разгону ахнулся лбом в столб. Зал грохнул дружным залпом. А ей хоть бы что — молчит! Но что это? Что? Подумать только! На незначительном эпизоде, где актёр, после очередной вздрючки, впяливается в костюм в пять раз больший его размера и публика почти не реагирует, изнеможённая от предыдущих пароксизмов, из непомерных объёмов моей соседки выкатывается вдруг смех таких же габаритов. Ай, да комик! Однако, чем же он её пронял? </text:p>
      <text:p text:style-name="P731">И спрашивается теперь: отчего смеются люди? Ответствую — от страха. </text:p>
      <text:p text:style-name="P731">От страха? </text:p>
      <text:p text:style-name="P731">Именно! Ведь, что может быть женщине страшнее уродящей одежды? А вот когда у комика сорвалось вдруг седло с велосипеда и он с размаху насадился на трубку, что торчала там — в зале преобладало мужское гоготанье. Бабу, ведь, не испугаешь пустяковиной такой. </text:p>
      <text:p text:style-name="P731">Что ты плетёшь? Смех от страха! Когда страшно — бегут, а не смеются. К тому же, хитромудрия твои выведены из смеха нижайшего пошиба, а смеются, ведь, не только когда кто-то споткнулся-оскользнулся-растянулся-упал-в-канализацию; бывает же и над остротами смеются. Эпиграммы ещё есть. Да мало ли! </text:p>
      <text:p text:style-name="P731">Истинно, истинно говорю вам! Смех происходит от страха и есть просьбой и моленьем обращённым к неведомо кому, дабы не стряслось подобное с молящим, с тем, то есть, кто смеётся. У смеха вызванного изысканнейшими остротами та же подоплёка — страх. Здесь «ха-ха-ха» означает: «пусть надо мной так не пошутят». Смех над собой — молитва «да не угораздит меня боле». Они неразлучны — страх и смех. Скажи над чем смеёшься и я скажу чего боишься ты! </text:p>
      <text:p text:style-name="P731">Выходит, тот, кто никогда не смеётся, ничего не боится? </text:p>
      <text:p text:style-name="P731">Милостивый государь! Мы рассуждаем не об аномалиях, а про среднестатистического представителя класса позвоночных, отряда млекопитающих, вида ль, подвида ль, человекообразные с латинской кличкой «homo sapiens». Так что не пудрите нам мозги. </text:p>
      <text:p text:style-name="P731">Но тогда получается, что с помощью анекдотов можно узнавать… </text:p>
      <text:p text:style-name="P731">Ага! Доходит? Отлично. Идём дальше. А вот, кстати, и километровый столб. Ну-ка, что поведает? Нет, не разберу, темно ещё. </text:p>
      <text:p text:style-name="P731">Ну, и хрен с ним, пущай стоить. Не он первый, не он последний. Чего пристал к сиротке? Нужóн он тебе? Топаешь и топай своей дорогой. </text:p>
      <text:p text:style-name="P731">Ах, извините. Право слово — без умысла и подвохов. Ещё раз прощения просим. Счастливо <text:soft-page-break/>оставаться… </text:p>
      <text:p text:style-name="P731">М-да… О чём это мы? Ах, ну, конечно: рассмотрение бессмертного вопроса классика: «над чем смеётесь?» Ответ — над тем, что боязно самим изведать. Что есть предтечей смеха? Правильно — улыбка. А улыбка это — что? Точно — это когда зубы скалят. Допустим, встретились мы с тобой на первых ступенях эволюционной лестницы. Я тебя не знаю, что ты за стегозавр, ты меня — не двояко, ли, я дышащее. Паспортов нам тогда ещё не давали. Ну, значит, встречаемся и первым делом — чего?.. Верно! Оскаливаемся. Дескать, гляди, ежели чего, так у меня — во какие. Усёк, откуда эти хиханьки да хаханьки? В элементарной своей основе, смех есть средством самозащиты с гегелевски двойственной функцией: отпугнуть и отмолиться. Применяется, однако, не в случаях реальной опасности (тут уж не до смеха), а когда угроза эта мнимая, воображаемая. Не применяется при отсутствии угрозы или воображения, либо когда защищать уже нечего. Пользуясь монополией на вышеизложенное оружие, человек вскарабкался на верхушку той лестницы, где выдают паспорта и записывают желающих в секцию по борьбе самбо. Аминь. </text:p>
      <text:p text:style-name="P731">Ну, ты даёшь! Впору «эврика!» вопить и — галопом в бюро патентов. </text:p>
      <text:p text:style-name="P731">Зачем, чудак? Давно уж все вело<text:span text:style-name="T69">с</text:span>ипеды изобретены. Любая сверхновая мысля не раз уж копошилась в мозгах коль не жреца-халдея, так софиста-грека, средневекового алхимика, ацтека-узловяза, вещего брамина-ведоведа или тибетского мудреца. Все открытия и супергениальные идеи — не более, чем выражение иными символами, словами, старых истин. Неизменных, как смена времён года, фаз луны, дня и ночи. Каждый день нов и единственен, каждый день — повторение множества таких точно же дней. </text:p>
      <text:p text:style-name="P731">Красиво токуешь, голубчик. А можно вопрос из зала: гражданин управдом, а вы это хорошо прицепили? </text:p>
      <text:p text:style-name="P731">Не бойся, нашаван, не сорвёшь! Или есть резонное «но»? </text:p>
      <text:p text:style-name="P731">Умгу, естя маненько. Куда вы — в своей системе — впишете улыбку двухмесячного младенца? Он-то с какого-такого перепугу лыбится навстречу своей маменьке, неньке, матерке или кто уж там у него есть? Похоже, эта беззубая улыбочка отправляет все ваши умствования прямиком псу под хвост. Не так ли, мистер бриллиантовый козлик? </text:p>
      <text:p text:style-name="P731">Светает. Мутно-серый потолок налёг на нескончаемые стены мглистых стволов, опутанных сетью чёрно-голодных ветвей и веточек в потёках жухло-жестяной листвы. Вдоль корявого асфальта метутся, змеясь, сбившиеся с орбит кометы позёмки, взвихр<text:span text:style-name="T69">я</text:span>я тощие струи сухой снежной пыли. Ветер попутный. В спину. Дуй, приятель! Дарёную тёткой куфайку продуешь ты чёрта с два. Голова туго обтянута шерстяным колпаком: «петух» называется. Ноги в грубых солдатских полуботинках, на две пары носком, споро верстают простёртую до горизонта дорогу, вслед за уносящейся в бесконечность позёмкой. Дуй, кудрявый! Ещё греки знали, что под флейту легче делать «ать-два». Крепкая одёжка, дальний путь-дорожка: чего ещё надо для счастья? </text:p>
      <text:p text:style-name="P731">Лесополоса расступилась, пропуская уходящую от шоссе грунтовку. В расселину выглянуло удивлённое поле: кто тут такой счастливый? И от этого поля, и что есть впереди дорога, и что утро такое хмурое, и оттого как струится за ветром бледно-прозрачный дымок белого снега <text:soft-page-break/>— стало вдруг безудержно радостно, прихлынул неуёмный восторг выше горла и выплеснул возглас в пустынную муть: </text:p>
      <text:p text:style-name="P731">- Ай эм хэппи! </text:p>
      <text:p text:style-name="P731">Кутерьму крупиц на дороге, словно зеркало, повторяет круговерть низко мчащихся облаков. </text:p>
      <text:p text:style-name="P731">- Эм хэппи,- на этот раз почему-то с угрозой и чуть вопросительно. </text:p>
      <text:p text:style-name="P731">- Хэппи!- совсем уже грустно. </text:p>
      <text:p text:style-name="P731">Да. Недолго музыка играла. Где оно счастье? Только в прошлом, или в будущем. Ищи-свищи. А если и нaбреду на крупицу крохотную — вот как только что — то всегда в одиночку. Отчего так? Обидно малость. Вот если б она рядом. Хотя нет, марш-броски ни к чему ей. Или пусть увидала б: на экране, во сне, где угодно — это вот утро, споконвечную эту дорогу, на ней путника… </text:p>
      <text:p text:style-name="P731">Идиот! И когда уж тебе <text:span text:style-name="T70">дойдёт</text:span>, соплежуй несчастный! Не существует никакой вовсе «оны» в природе, а есть лишь невнятные, сентиментально-слюнявые мечтанья твои, придурок, толком неясные и самому. Невразумительная смесь неземной красы со страстью к утехам отнюдь не небесным; сочетание холодно-острого ума с нежно-<text:span text:style-name="T70">пылк</text:span>им влагалищем вожделеющим лишь к тебе. Много хочешь, малый. Ты выстроил мост на верхушке горы и ждёшь, чтоб под ним побежала речка. И кроме: для получения чего-бы-то-ни-было надо давать что-то-нибудь. А что, распролюбезный, имеете предложить? Тёткой д<text:span text:style-name="T70">á</text:span>реную куфайку? Оно, канешно, вещь практичная. Дней пяток всего как надёванная. Что? У вас и деньги есть? Цельных полста целковых? Ну, так отминусуй десятку на автобус до Москвы, четвертак на самолёт и пятёрку на электричку от Киева. А на харч уйдёт сколько? Так за какие тя шиши любить безумными страстями? Лучше подотри-ка нюни, да шагай себе и шагай. Дело тебе знакомое, привычное даже. </text:p>
      <text:p text:style-name="P731">И он шагал, наступая на хвосты прозрачных лент позёмки. Каждый шаг ничем не отличался от предыдущего и от следующего, с каждым шагом ни на йоту не менялись ни колд<text:span text:style-name="T70">ó</text:span>бая дорога, ни низкое небо, ни лесополосы по бокам. Всё то же. Всё так же. Всё движется и остаётся таким же. Изредка приближались и отставали бетонные столбики с цифрами на голубых жестянках. Несколько часов кряду такой ходьбы, пусть даже налегке, порожняком, и начнётся ломотное нытьё в плечах. Это он знал. Но сегодня до этого не дойдёт. К райцентру пятнадцать вёрст, сказал дядя. А там уж пойдут транспорт<text:span text:style-name="T70">н</text:span>ые услуги <text:span text:style-name="T70">развитой</text:span> цивилизации. </text:p>
      <text:p text:style-name="P731">Что-то завиднелось вдали на обочине. Неподвижный крупный предмет. Уцепившись взглядом за эту неподвижную непонятность средь всеобщего хаотичного шевеления, он приближался, гадая: что бы могло быть? </text:p>
      <text:p text:style-name="P731">Какая-то техника. </text:p>
      <text:p text:style-name="P731">Ага. </text:p>
      <text:p text:style-name="P731">Какая? </text:p>
      <text:p text:style-name="P731">Ну, мало ли наклёпано всяких для сельхозработ. Ближе подойдём тогда и… </text:p>
      <text:p text:style-name="P731">В паху явно наклюнулось жжение. </text:p>
      <text:p text:style-name="P731"><text:soft-page-break/>Да погоди ты со своими позывами. </text:p>
      <text:p text:style-name="P731">Точно — техника, хотя из другой сферы. </text:p>
      <text:p text:style-name="P731">Он остановился у окрашенного в мандариново-жёлтый цвет дорожного катка. </text:p>
      <text:p text:style-name="P731">Надо ж куда занесло тебя, болезный. Зябко, небось? То-то. Привык, чай, к тропикам асфальтным? К пылу да жару битумному. Как зимовать-то думаешь? С перелётными не упорхнёшь: на подъём тяжек. Да и поздно уж. Берлогу рыть нечем. Профиль у бедолаги другой. Один исход — анабиоз. Вмерзай в среду окружающую, как всякие там хладно-кровно-земно-водные. Хотя, пожалуй, тоже не сахар. </text:p>
      <text:p text:style-name="P731">Он излил сочувствие на россыпь некрупного щебня. Застегнулся, Переступил тёмное пятно, часа два тому бывшее чаем, что сготовила жена дяди на посошок. </text:p>
      <text:p text:style-name="P731">Всё течёт, всё изменяется. Один и тот же чай нельзя выпить дважды. </text:p>
      <text:p text:style-name="P731">В деревню, откуда он сейчас шёл, это был второй его приезд. Хотя, конечно, в первый раз не сам ехал, а был привезён. </text:p>
      <text:p text:style-name="P731">В то лето дни длились по веку, неспешные, как спокойный ручей, беззвучно кативший гладкую воду, разделяя деревню на ихних и наших. </text:p>
      <text:p text:style-name="P731">Тихо катит ручей по песчаному дну. Воды по колено. Чуть вверх по течению попадаешь в зелено-сумрачный туннель меж непролазного ивняка. Мальки тычутся в икры и чуть слышно скребут. Малость жутко, особенно если тебе двенадцать лет и наслушался рассказов про пиявок и «конский волос». А за деревней — не близко, с час, может, ходу — речка Мостья. Неширокая, но плавать можно. И он плыл к ярко-травному тому берегу, подталкивая красно-синий резиновый мяч, взг<text:span text:style-name="T71">л</text:span>ядывая на пятно своего лица отражённого в мокрых вёртких боках мяча. А может мяч тот, и другой берег были у иной речки его детства, но что и в эту речку он входил — было. Двадцать лет назад. </text:p>
      <text:p text:style-name="P731">Двадцать лет спустя, во второй приезд, в неё он уже не вошёл. Холодно. Осень. Пусто в плавно разгонистых волнах полей. Пусто в деревне. На каждом шагу развалины — кирпичные останки домов, обросшие жёсткими травами. Мамай прошёл. Уцелевшие безмолвны, приземисты, словно вдавлены океаном <text:span text:style-name="T71">блёклого</text:span> неба. Марианская впадина. </text:p>
      <text:p text:style-name="P731">- Вы к кому? </text:p>
      <text:p text:style-name="P731">- <text:span text:style-name="T71">К Сергею Михалычу Огольцову.</text:span></text:p>
      <text:p text:style-name="P731">- А сами-то кто будете? </text:p>
      <text:p text:style-name="P731">- <text:span text:style-name="T71">Сергей Огольцов</text:span>. </text:p>
      <text:p text:style-name="P731">- Выходит, племяш?- скоро догадалась она. </text:p>
      <text:p text:style-name="P731">- Он самый,- согласился он, сдерживая улыбку. </text:p>
      <text:p text:style-name="P731">Она позвала пройти в комнату, сетуя, что дядька только что вот укатил с перерыва, похвалила вещунью кошку, с утра пораньше намывавшую гостей, и вернулась на кухню к большой русской печи, мерным ходикам на стене, к покрытому давней клеёнкой столу с фанерными дверцами, под неотступно молчащие взгляды разнокалиберных фотографий из угла меж двух <text:soft-page-break/>окон. </text:p>
      <text:p text:style-name="P731">Он сидел привалившись к спинке дивана, разглядывая внутренности единственной комнаты с камен<text:span text:style-name="T71">н</text:span>ой печуркой напротив <text:span text:style-name="T71">себя</text:span>, от которой кругло-гладкая серая труба из азбесто-<text:span text:style-name="T71">бетона</text:span> шла кверху, а у потолка преломлялась к кухонной стене. <text:span text:style-name="T71">У</text:span> противоположной стен<text:span text:style-name="T71">ы</text:span> стояла широкая кровать с крашенными железными ногами и прутьями, с подушечным бастионом, под распятым на гвоздиках ковриком где, в какую-то из тысячи и одной ночей, молодчик умыкал красавицу на плюшевом скакуне, а подельник его нёсся следом, озираясь к минаретом спящего города. В углу комнаты их поджидал коричневый шкаф. </text:p>
      <text:p text:style-name="P731">По эту сторону, впритык к дивану, был стол с задвинутыми под него стульями, два арочных окошка в палисадник и, у глухой стены к соседям, телевизор на высокой этажерке. От него к двери <text:span text:style-name="T71">на кухню про</text:span>стелился половик-дорожка, а над головой—в том же направлении—шли доски потолка: голые, синие. </text:p>
      <text:p text:style-name="P731">Она позвякивала посудой на кухне, подходя иногда к двери в комнату — поинтересоваться здоровы ль родители, где и кем он работает. По осторожности этих вопросов он понял — ей известно. Да и как не знать? Папенька, выйдя на пенсию, чуть не каждое лето ездит сюда вместе с внучкой. Поделился, поди, с братом-то. </text:p>
      <text:p text:style-name="P731">В кухне стукнула входная дверь. </text:p>
      <text:p text:style-name="P731">- Бабань! Две пятёрки! </text:p>
      <text:p text:style-name="P731">- Пришёл?- с ласковой строгостью отозвалась она.- Снимай куртку. Да не шебушись так-то. С дядей иди поздоровайся, (на спрошенное шёпотом) мамы твоей брат двоюродный. </text:p>
      <text:p text:style-name="P731">Из-за дверной ручки осторожно выглядывает лицо мальчика с рассыпчатым вихорком над правой залысинкой крутого лба (корова лизнула), с не-детски серьёзным взглядом и, после протяжного «здравствуйте», снова скрывается неслышно расспрашивать бабушку. </text:p>
      <text:p text:style-name="P731">- Лены папа,- отвечала она, собирая поесть.- Помнишь, приезжала в то лето к бабушке Саше? </text:p>
      <text:p text:style-name="P731">Позвала гостя за стол. </text:p>
      <text:p text:style-name="P731">Хлебая щи, школьник отрешённо глядел на окошко. Разве вспомнить что видят таким вот расширенным взглядом семилетние иномиряне, где блуждают, пока не не очнёт их вопрос про дела в школе? Хорошо хоть невесть откудашний дядя ел молча. </text:p>
      <text:p text:style-name="P731">Варёную картошку с жареным луком мальчик не захотел, чай тоже. Бабушка сказала пойти к деду в кузницу, да и маме сказать, а гость, поблагодарив, вернулся на диван. </text:p>
      <text:p text:style-name="P731">Он сидел, полный постной сытостью, в обволакивающей тишине деревенского дома. За окном серый ветер порывисто тискал яблоньку, та угиналась и шумно отмахивалась о взбалмошного ухажёра. </text:p>
      <text:p text:style-name="P731">Пора уже вторые рамы вставлять. </text:p>
      <text:p text:style-name="P731">Напротив, сквозь лилово-бархатную ночь всё так же беззвучно неслись умыкатели с полонянкой. Хотя она-то, небось, согласна, чтоб её своровали и не достаться старому визирю с жирными евнухами. </text:p>
      <text:p text:style-name="P725"><text:soft-page-break/>Даже странно, до чего всё мне тут по мне. И будет таким во все остальные дни отпуска. </text:p>
      <text:p text:style-name="P726">По вечерам буду ходить к тётке Александре, объедаться её оладьями, а один раз даже и курицей. Богато живёт. </text:p>
      <text:p text:style-name="P726">Дядя-кузнец по утрам будет уезжать в кузницу, а я уходить в поля, после обеда рубить поленья из высыпанной возле дома горки дров.</text:p>
      <text:p text:style-name="P726">Красивая русская женщина Валентина, по мужу Железина, моя двоюродная сестра, мать отличника Максима, который живёт у деда с бабой тоже придёт к родителям и пригласит бывать у неё в доме, где держит младших — хулиганистого Володьку и Танюшку, что не хочет расставаться с соской. Будет рассказывать мне деревенские истории и про свою жизнь в Москве, где за ней ухаживал француз, и в Кустанае, замужем за немцем из колонистов.</text:p>
      <text:p text:style-name="P726">Нынешний муж её отведёт меня к магазину и я буду пить бутылочное пиво и слушать трёп мужиков ни о чём, но таким говором аж дух стискивает. <text:s/><text:span text:style-name="T72">И к тому времени тётка уже подарит мне чёрную телогрейку-куфайку, в каких тут все ходят, кроме детей и подростков, чтоб не был белой вороной своим клетчатым пиджаком.</text:span></text:p>
      <text:p text:style-name="P727">До-библейская простота, а вместе столько всего примешано. </text:p>
      <text:p text:style-name="P728">Старая женщина сдаёт картошку в сетчатых мешках, по ней видно, что <text:span text:style-name="T571">нуждается</text:span>, а мужики перед ней чуть ли шапки не ломят. Она пережиток прошлого — <text:span text:style-name="T571">воплощение старорежимных помещиц, но им необходим этот пережиток, они сотворят его из нищей пенсионерки-учительницы, лишь бы черты лица у неё были тонкие.</text:span></text:p>
      <text:p text:style-name="P727">Возвращаясь с одного из ужинных вечеров у тётки я зачем-то остановился у пустого места и долго смотрел в сухой бурьян. На другой вечер она мне ответила, что да, именно там стояла изба бабы Марфы. </text:p>
      <text:p text:style-name="P729">В последний вечер перед отъездом я зашёл в дом Валентины — отдариться. Мужу её клетчатый пиджак пришёлся впору, но они его почему-то называли костюмом. Валентине я отдал свою явно женскую сумку. Так будет легче идти до райцентра.</text:p>
      <text:p text:style-name="P729">наконец-то избавился.</text:p>
      <text:p text:style-name="P729">Мы вышли в темноту улицы без домов. Все понимали, что нам больше не свидеться. Валентина обняла меня и всплакнула. Я погладил плечо её куфайки и сказал:</text:p>
      <text:p text:style-name="P729">- Будя. Будя.</text:p>
      <text:p text:style-name="P730">Потом пожал руку её мужу Железину и ушёл. Так странно. В жизни не слыхал этого слова «будя», а само собой выговорилось. <text:span text:style-name="T72">Я родом отсюда; </text:span>жаль, что<text:span text:style-name="T72"> здесь не пригожусь.</text:span></text:p>
      <text:p text:style-name="P99"/>
      <text:p text:style-name="P202">Коситься на меня начали ещё на автовокзале рядом с Измайловским парком, куда прибывает автобус Рязань-Москва.</text:p>
      <text:p text:style-name="P202">В киевском аэропорту Жуляны, где около полуночи приземлился самолёт из Москвы, неприязнь ко мне со стороны окружающих возросла геометрически, подтверждая правильность поговорки — одетых в зэковский прикид встречают по одёжке.</text:p>
      <text:p text:style-name="P202">Общественное мнение на мой счёт озвучил следующим утром пассажир на платформе подземной станции метро:</text:p>
      <text:p text:style-name="P202">- Куда, блядь, прёшь среди людей?!</text:p>
      <text:p text:style-name="P202"><text:soft-page-break/>Моё отличие от них заключалось в том, что я был чёрным человеком. Чёрная телогрейка, чёрные штаны, чёрные полуботинки. Только обтягивавший мою голову «петушок» выпадал из ансамбля своими коричневыми и голубыми полосами.</text:p>
      <text:p text:style-name="P203">Оно бы ещё простительно, будь я загружен какой-то поклажей, но чёрный человек с руками в карманах — это уж ни в какие ворота, это вызов общественному укладу, это оборзелый бомж...</text:p>
      <text:p text:style-name="P203">Мы их обходим невидящим взглядом, чтоб — упаси, Боже! — не заглянуть в глаза; или рявкаем:</text:p>
      <text:p text:style-name="P203">- Куда прёшь среди людей?!</text:p>
      <text:p text:style-name="P203">Правда, в те времена мы ещё не знали слова «бомж»; для них тогда имелся термин «бич».</text:p>
      <text:p text:style-name="P203">- Куда прёшь, бич?.. <text:s/>Вали отсюда, бичара!..</text:p>
      <text:p text:style-name="P203">И так далее.</text:p>
      <text:p text:style-name="P203">Слово это привезли моряки ходившие в загранку. В портовых городах тех, кто ночует на пляже и заодно подбирает объедки отдыхающих, там называют «beach-comber».</text:p>
      <text:p text:style-name="P204">Наши не стали утруждаться и позаимствовали только первое слово. Так людей без определённого места жительства и с неясным родом занятий <text:s/>стали называть бичами.</text:p>
      <text:p text:style-name="P204">Краткий, хлёсткий термин. Однако, не прижился.</text:p>
      <text:p text:style-name="P204">Во-первых, те, кто не владеет английским и далёк от моря, начали сползать в синонимы и подменять «бичей» «кнутами». </text:p>
      <text:p text:style-name="P204">А во-вторых, аббревиатура завсегда сильнее, особенно при поддержке государством.</text:p>
      <text:p text:style-name="P204">Мы все из СССР, ясно? Кто не понял получит разъяснение в ЧК, она же КГБ.</text:p>
      <text:p text:style-name="P204">Когда правоохранительные органы сократили словосочетание «без определённого места жительства» до БОМЖ их порождению не стало равных. В великом и могучем русском языке не найти синонима «бомжу». Рядом с ним «бродяга» отдаёт нафталином и инфантильным сюсюканьем индийского кино.</text:p>
      <text:p text:style-name="P50"/>
      <text:p text:style-name="P205">Когда-то жили на Руси торговцы пешеходы, они же «офени». В целях выживания, они сложили собственный язык.</text:p>
      <text:p text:style-name="P205">Тёмный для непосвящённых, язык офеней ушёл в небытие вместе со своими носителями — никто не удосужился составить его словарь.</text:p>
      <text:p text:style-name="P206">Нынешняя «феня» блатного мира тоже для посвящённых, но это язык утративший свои корни. Выпертые из средних школ недоучки сливают в него огрызки слов вдолбленных им на уроках иностранного языка. Тут и «атас!» (от французского «<text:span text:style-name="T545">atacion!</text:span>»), и <text:s/>«хаза» (от немецкого «<text:span text:style-name="T545">Haus</text:span>»), и «хавать» (от английского «<text:span text:style-name="T545">have a</text:span>»<text:span text:style-name="T545">), и вкрапления от дружной семьи народов свободных сплочённых в единый СССР.</text:span></text:p>
      <text:p text:style-name="P207">Но вернёмся к моей «маляве» (от немецкого «mahlen»)...</text:p>
      <text:p text:style-name="P207"/>
      <text:p text:style-name="P207">Оскорбивший меня в метро хранитель общественных устоев не знал, что под моей личиной чёрного человека таится ранимая душа и пищеварительный тракт тонкой организации.</text:p>
      <text:p text:style-name="P207">Я и сам об этом как-то не догадывался, покуда не почувствовал, что, после брошенного в мой адрес оскорбления, мало-помалу становлюсь «животом скорбен».</text:p>
      <text:p text:style-name="P207">В районе Майдана, тогдашняя Октябрьская площадь, стало ясно, что мне не удастся сдержать напор приливов в ампулу (пониже толстой кишки), <text:span text:style-name="T546">а в сквер напротив Университета никак не успеть.</text:span></text:p>
      <text:p text:style-name="P208">К счастью, мне вспомнилось министерство просвещения с <text:s/>их министерским туалетом на втором этаже. И не очень далеко. Вот только слишком уж подпирает.</text:p>
      <text:p text:style-name="P208"/>
      <text:p text:style-name="P208">Распахнув высоченную дверь, я сосредоточенной трусцой рванул вверх по мраморной лестнице.</text:p>
      <text:p text:style-name="P208">- Эй! Куда?!- прокричала дежурная слева от входа.</text:p>
      <text:p text:style-name="P208">- Проверка сантех оборудования!- бросил я ей через плечо, не сбавляя деловитого хода.</text:p>
      <text:p text:style-name="P50"/>
      <text:p text:style-name="P208"><text:soft-page-break/>Когда все скорби улеглись и я покинул отполированный, как малахитовая шкатулка, санузел, то нисходил по белым ступеням лестницы яко же архангел Гавриил — не спеша и благостно сияя.</text:p>
      <text:p text:style-name="P208">Мне захотелось поделиться благой вестью и, обернув лицо к дежурной, я благосклонно сообщил:</text:p>
      <text:p text:style-name="P208">- Слышь-ко? По нашей части у вас всё в порядке. Да.</text:p>
      <text:p text:style-name="P208">И я вышел на вопиюще атеистическую улицу Карла Маркса, составленную из плотной стены таких же сурово административных зданий.</text:p>
      <text:p text:style-name="P209">Уж он-то точно знал, что стать венцом природы человеку помог коллектив, В одиночку ни мамонта забить, ни на луну слетать не удастся.</text:p>
      <text:p text:style-name="P209">Но до чего же хрупкое это состояние единства. С какой готовностью делим мы себя, людей, по цвету кожи и волос, по кастам, конфессиям, партийной принадлежности; они — не мы, мы — не они; мы на рубль дороже.</text:p>
      <text:p text:style-name="P209">Непостижимая загадка — как стаду обезьянообразных удаётся действовать сообща при столь хронической склонности к самокастрации?</text:p>
      <text:p text:style-name="P50"/>
      <text:p text:style-name="P19">Побывка в Канино пробудила во мне рост национального самосознания.</text:p>
      <text:p text:style-name="P19">Мне — потомку новгородских ушкуйников и татарских ордынцев, что веками по очереди насиловали рязанских баб, не пристало, да и зазорно даже, изо дня в день обнимать смердящие тряпки, чтоб запихнуть их в ящик пресса.</text:p>
      <text:p text:style-name="P19">Так я впервые за свою трудовую карьеру написал заявление с просьбой уволить меня по собственному желанию.</text:p>
      <text:p text:style-name="P19">Теперь в моей трудовой книжке статья 40-я покрывалась вполне приемлемой стандартной записью «по собственному желанию» и я отправился трудоустраиваться в КПВРЗ.</text:p>
      <text:p text:style-name="P19">Всё шло как по маслу, я даже прошёл медкомиссию, но в самый последний момент в отделе кадров, откуда меня посылали на эту комиссию, мне вдруг сказали «нет».</text:p>
      <text:p text:style-name="P19">Почему?</text:p>
      <text:p text:style-name="P19">Оказывается на меня не осталось квоты.</text:p>
      <text:p text:style-name="P19">Зав отдела кадров мне обстоятельно объяснил, что имеется негласный закон, по которому принимать простым рабочим человека с высшим образованием можно лишь в том случае, если на него приходится не менее тысячи рабочих без высшего образования.</text:p>
      <text:p text:style-name="P19">В 5-тысячном коллективе завода на меня не найдётся тысячи бездипломных рабочих. Какие-то дипломированные гады поспели раньше меня и квота кончилась.</text:p>
      <text:p text:style-name="P19">Разочарование меня не убило, мне к ним не привыкать, но ощутимо потряс факт существования «теневого» законодательства, незнание которого не освобождает от применения его к тебе.</text:p>
      <text:p text:style-name="P19">Тогда я отправился на окраину города противоположную Посёлку КПВРЗ, на завод «Мотордеталь», где меня приняли каменщиком в строительный цех. Вот что значит современное крупное предприятие!</text:p>
      <text:p text:style-name="P20">Если не брать в расчёт хавку в столовой, то завод «Мотордеталь» можно считать хрустальной мечтой, образцом промышленного предприятия.</text:p>
      <text:p text:style-name="P20">Взять хотя бы строительный цех, бытовка просторная, культурно обложена кафелем, из неё вход в такую же просторную душевую, но уже с другим кафелем на полу и стенах. Трудись и вспоминай какая красота тебя тут ждёт после работы.</text:p>
      <text:p text:style-name="P20">Я знал своё дело и меня применяли как каменщика-одиночку для нестандартных заданий в отдельно взятых местах.</text:p>
      <text:p text:style-name="P20">Дадут пару подсобников, чтоб подавали раствор-кирпич и вперёд — муровать подземный водопроводный колодец с круговыми стенами, или выкладывать печные трубы над <text:s/>домиками из двух квартир.</text:p>
      <text:p text:style-name="P20">Мне нравилась частая смена заданий; каждое требовало особого подхода и осмотрительности, что не позволяет закоснеть умом и застыть хребтом.</text:p>
      <text:p text:style-name="P20">В периоды между делом меня посылали в бригаду на строительстве заводского 130-<text:soft-page-break/>квартирного. Работали в ней не ассы, конечно, но как построят в том и будут жить.</text:p>
      <text:p text:style-name="P20">Ни в бытовке, ни в бригаде я особо ни с кем не общался. Спросят о чём — отвечу, а так всё больше молчу; сам с собой в уме разговариваю.</text:p>
      <text:p text:style-name="P20">Подсобники у меня часто менялись, их поставляло Наркологическое отделение № 2, оно же нарко-два. <text:span text:style-name="T14">Оно было частью конвейерного производства бесплатных рабов.</text:span></text:p>
      <text:p text:style-name="P21">Система работала так — влетает милицейский фургон в село и хватают двух-трёх мужиков, на кого председатель сельсовета укажет, что они пьющие. (Как будто другие бывают.)</text:p>
      <text:p text:style-name="P21">Их привозят в нарко-два, типа, на лечение. Кто заерепенится — укол серы вкатят и до конца срока он уже не рискует.</text:p>
      <text:p text:style-name="P21">Срок лечения от двух до трёх месяцев.</text:p>
      <text:p text:style-name="P21">Живут пациенты в общежитии, хавают в столовой, пашут там, куда пошлю. ДЕНЕГ НЕ ПОЛУЧАЮТ.</text:p>
      <text:p text:style-name="P21">Всё уходит на оплату быта, хавки и медицинского обслуживания — раздача таблеток по вечерам, которые они спускают в унитазы.</text:p>
      <text:p text:style-name="P21">При хорошем поведении на выходные отпускают съездить домой на родину.</text:p>
      <text:p text:style-name="P21">В городе проще — участковый говорит кому из алкашей явиться для отбывания и те знают, что лучше не пурхать.</text:p>
      <text:p text:style-name="P21">Вот и стираются грани между городом и деревней.</text:p>
      <text:p text:style-name="P21"/>
      <text:p text:style-name="P21">У каждого человека непременно есть своя история и если молчишь и своею не перебиваешь, он тебе её расскажет. Не обязательно про самого себя, может и про родственника или соседа.</text:p>
      <text:p text:style-name="P21">Я в «Мотордетали» такого наслушался — ни в какую «Тысячу и одну ночь» не влезет.</text:p>
      <text:p text:style-name="P21">Например, про немца, что со своим отделением в сельской хате квартировал.</text:p>
      <text:p text:style-name="P21">Он каждое утро орал чего-то, а товарищи его хохотали.</text:p>
      <text:p text:style-name="P21">Один из них немного говорил по-русски и пояснил хозяйке хаты о чём тот кричит:</text:p>
      <text:p text:style-name="P21">- Этих сук мне дайте — и Сталина, и Гитлера, обоих из «шмайсера» положу!</text:p>
      <text:p text:style-name="P22">Это мне баба рассказала, которая считала дни до пенсии.</text:p>
      <text:p text:style-name="P21">Спрашивается, в Красной армии долго б ему дали покричать?</text:p>
      <text:p text:style-name="P22">Или как мужик в забегаловке с каким-то кентом разговорился, вместе вышли и пошли себе.</text:p>
      <text:p text:style-name="P22">Кент говорит, погоди, мол, в какой-нибудь двор отлить заскочу. А во дворе на верёвке ковёр оказался. <text:s/>Тот поссал и захотел ковёр прихватить. Так повязали обоих. Мужик получил четыре года. Он, типа, на стрёме стоял. Так и не смог доказать, что того кента полчаса как знал.</text:p>
      <text:p text:style-name="P22">Или ещё как... Нет! Такого вообще никому не надо рассказывать...</text:p>
      <text:p text:style-name="P22">Вобщем, большинство сказок всё про тёмную ночь.</text:p>
      <text:p text:style-name="P22">Но и в трагичности найдётся место оптимизму!</text:p>
      <text:p text:style-name="P22">В ту зиму мороз стоял несусветный. Идёшь так себе, а в голове тихое такое позвякивание — это мысли в мозгу позамерзали и об извилины брякают.</text:p>
      <text:p text:style-name="P22">И в самый разгар этого полюса холода смотрю — объявление в коридоре: желающие пойти в лыжный поход на Сейм обращаться в группу по туризму. </text:p>
      <text:p text:style-name="P22">Я ж говорю — очень продвинутый завод. Под одной пятиэтажкой на Жилмассиве я в подвале стяжку делал под резиновое покрытие, получился <text:s/>стадион для мини-футбола.</text:p>
      <text:p text:style-name="P22">Нашёл я ту группу, говорят: в субботу утром возле проходной со своими лыжами. <text:s/></text:p>
      <text:p text:style-name="P22">Я принёс те, в которых ещё на Объекте пацаном по лесу бегал. Автобус ждёт. Кто хочет — автобусом, а кто хочет может и на лыжах. </text:p>
      <text:p text:style-name="P22">Мы втроём пошли, <text:span text:style-name="T15">всего-то 12 км. Одна девушка, ухажёр её и я.</text:span></text:p>
      <text:p text:style-name="P23">Лыжню по очереди прокладывали. Но какая красота! Особенно как в лес вошли.</text:p>
      <text:p text:style-name="P23">Снег от мороза мелкий-мелкий и весь искрится под солнцем. </text:p>
      <text:p text:style-name="P23">Они знали где заводской лагерь, а я первый раз увидел. Домики как в швейцарских Альпах, с острыми крышами, двухэтажные и все из дерева. Вокруг лес под снегом, а на крышах снег не удерживается. Класс!</text:p>
      <text:p text:style-name="P23">Мне комната как раз под крышей досталась; видно до чего у неё скат крутой.</text:p>
      <text:p text:style-name="P23"><text:soft-page-break/>Комнату со мной делил один из туристов. Я так понял, у них там своя компания и объявление они для галочки повесили — дирекции показать, мол, привлекаем массы. Не ждали, что я придыбаю.</text:p>
      <text:p text:style-name="P23">Он мне рассказал, как в походе по Уралу целую неделю под дождём шёл. С утра до ночи дождь и дождь. И с тех пор как отрезало — ни в одном походе даже и не моросит.</text:p>
      <text:p text:style-name="P23">Его за это прозвали «сухой талисман». Без него пойдут — мокнут, а с ним и капля не упадёт.</text:p>
      <text:p text:style-name="P23">Потом он ушёл и вернулся со спиртом, налил мне стакан, а себе двадцать капель; бутербродами закусили и он снова ушёл.</text:p>
      <text:p text:style-name="P23">С первого этажа музыка пошла. Я на койку прилёг, смотрю — крыша над головой плавает, вот я и спустился на музыку. </text:p>
      <text:p text:style-name="P23">Они там в одной комнате быстрые танцы устроили. Свет потушили, только цветомузыка моргает. Я чуток тоже попрыгал.</text:p>
      <text:p text:style-name="P23">Потом перешёл в соседнюю комнату. Там свет горел, под стенами сидели женщины не лыжного возраста — наверное, туристические мамаши из автобуса. А по центру биллиардный стол стоит.</text:p>
      <text:p text:style-name="P24">Сухой талисман с кем-то шары гоняет. Я у него кий попросил и — верь не верь! — три шара друг за дружкой по лузам разложил, да хлёстко так. Я и сам обомлел, на бильярде у меня никогда толком не получалось. Дальше я продолжать не стал, кий отдал и во двор вышел.</text:p>
      <text:p text:style-name="P24">Вокруг темень, как в лесу, только свет в окошках да мангале костёр полыхает для шашлыка; и ни души вокруг.</text:p>
      <text:p text:style-name="P24">Подошёл я, на пламя посмотрел и такая вдруг тоска взяла — все люди, как люди только я ото всех ломоть отрезанный. От такой тоски хмель из меня улетучился, поднялся я в комнату, да и уснул с горя.</text:p>
      <text:p text:style-name="P24"/>
      <text:p text:style-name="P25">А летом мне открылось, что есть Игра с большой буквы.</text:p>
      <text:p text:style-name="P25">Стадион в парке на Миру назывался «Авангард» и там встреча встреча по футболу проходила. Играли заводская команда и приезжая.</text:p>
      <text:p text:style-name="P25">Зрителей собралось штук двадцать, такие же ломти отрезанные, кому делать не хрен, и два-три случайных алкаша.</text:p>
      <text:p text:style-name="P25">Ну, выбежали команды на поле, судья, монетка, жребий, всё такое. Начали играть. Типа, играть. А на что рассчитывал? Команды заводские, формы-гетры им профком купил, но мужикам-то уже за тридцать. Может, один-другой из них пятнадцать лет назад в ДЮСШ на волейбол ходили, вот и вся подготовка. <text:span text:style-name="T16">А поле-то большое такое, стандартное, пока бедолага с края на край добежит, на него уж и смотреть жалко. Но раз пришёл — сижу, всё равно больше делать нечего. И нечего тут вздыхать.</text:span></text:p>
      <text:p text:style-name="P26">Только вдруг высокие тополя в плотном ряду за пустой противоположной трибуной зашевелились и шелестнули. <text:s/>Словно по ним пробежал выдох великана-невидимки.</text:p>
      <text:p text:style-name="P26">Но всё это уже неважно стало, потому что на поле нежданно такая Игра развернулась, от которой весь в напряжении вперёд подаёшься и стискиваешь брус скамьи, и только головою водишь, чтоб уследить за мячом, что заметался по всему полю, летает, рассекая воздух, как белое ядро, которому не дают даже земли коснуться.</text:p>
      <text:p text:style-name="P26">Полузащитник взмывает вверх на полметра выше своего роста и головой отправляет мяч на правый край нападающему, тот, в одно касание переправляет его в центр. Центральный нападающий ловко принимает пас, перебрасывает мяч через защитника, легко его обходит; пушечный удар! Неизвестно откуда и как подоспевший левый полузащитник подпрыгивает, отбивает мяч грудью далеко к центру поля, где тут же завязывается борьба...</text:p>
      <text:p text:style-name="P27">Мы напряжённо следим за полем, где мяч переходит от команды к команде, ускоряясь ударами ног и голов, чтоб мчать дальше.</text:p>
      <text:p text:style-name="P27">Это не они играют, это ими играют, это идёт Игра.</text:p>
      <text:p text:style-name="P27">Наконец и алкашам начало доходить, что происходит нечто небывалое. Они взревели и засвистали как многотысячные трибуны.</text:p>
      <text:p text:style-name="P27">Возможно, этим и спугнули невидимку.</text:p>
      <text:p text:style-name="P27"><text:soft-page-break/>Игроки, один за другим, начали сникать и вскоре просто бегали запаренной трусцой, как и в начале матча.</text:p>
      <text:p text:style-name="P27">Я не слишком большой ценитель футбола, зато теперь убедился, что есть настоящая Игра.</text:p>
      <text:p text:style-name="P27">Пять минут Игры, разве этого мало?</text:p>
      <text:p text:style-name="P27">Фанаты прославленных клубов возможно и больше видали, но не настолько подряд, а по крупицам, как гомеопаты.</text:p>
      <text:p text:style-name="P27">Да, та Игра ушла, растворилась, умчалась, как порыв ветра, как прилив счастья, но она была и восхищает меня до сих пор.</text:p>
      <text:p text:style-name="P27"/>
      <text:p text:style-name="P27">Причиной моей молчаливости стало то, что я прикусил язык.</text:p>
      <text:p text:style-name="P27">На первых порах я выдавал всё, что взбредёт, но через месяц в строительном цеху завода «Мотордеталь» проходило общее собрание коллектива, на котором выступил представитель заводоуправления.</text:p>
      <text:p text:style-name="P27">В нём чувствовалась порода руководителя. Таких людей невозможно представить ребёнком с воздушным шариком, или юнцом озабоченным своими прыщами. Нет. <text:s/><text:span text:style-name="T17">Он из утробы матери таким и вышел — полулысый, в очках, с мягким брюшком и холёной степенностью.</text:span></text:p>
      <text:p text:style-name="P28">В своей речи он затронул задачи стоящие перед нами в такой ответственный ускоренно перестроечный период. Каждый должен трудиться не покладая сил, мы, рядовые трудящиеся, на своём рабочем месте, а они, руководство, на своих постах продолжат заниматься экономической деятельностью и хозяйственной тоже, чтобы направлять наши усилия на достижение поставленных задач.</text:p>
      <text:p text:style-name="P28">Он кончил и председатель собрания спросил нет ли вопросов. Я поднял руку.</text:p>
      <text:p text:style-name="P28">Так не принято — вопрос про вопросы должен закрывать собрание; по негласным правилам. Но я поднял руку, потому что он меня достал, этот соловушка из заводоуправления.</text:p>
      <text:p text:style-name="P28">Я попросил объяснить разницу между экономической и хозяйственной деятельностью; мне интересно; спасибо.</text:p>
      <text:p text:style-name="P28">Руководитель перешепнулся с председателем и тот объявил конец собрания.</text:p>
      <text:p text:style-name="P28">Рабочие с облегчением поспешили по домам.</text:p>
      <text:p text:style-name="P28">Через пару дней хлопец из села Бочки, что приезжал на работу мотоциклом и в круглом шлёме, куда суют голову как в горшок, и который он приносил в бытовку держа под мышкой словно космонавт свой шлём на стартовой площадке, <text:span text:style-name="T18">громко заметил, что надо бы сменить замок на шкафчике, а то тут шизофреники завелись.</text:span></text:p>
      <text:p text:style-name="P29">Ни к кому конкретно он не обращался, но большинство переодевающихся в спецовки повернули головы ко мне. Вот когда я прикусил язык.</text:p>
      <text:p text:style-name="P29">Против рычагов власти не попрёшь, они негласны и неуловимы и даже дебила из Бочек обучили слову «шизофреник».</text:p>
      <text:p text:style-name="P29"/>
      <text:p text:style-name="P29">- Ты был в Ромнах?</text:p>
      <text:p text:style-name="P29">Здесь, в помывочном зале конотопской бани, <text:s/><text:span text:style-name="T19">где мы голяком намыливаемся над своими жестяными шайками, каждый из нас смахивает на «безвозвратно свободных» с Площадки пятого отделения. <text:s/>Ближайшие соседи по мраморному столику с шайками навострили слух; в Конотопе любят, когда вопрос поставлен прямо, без обиняков.</text:span></text:p>
      <text:p text:style-name="P29">- <text:span text:style-name="T19">В Ромнах я был, но вас не помню.</text:span></text:p>
      <text:p text:style-name="P30">Я и сам залюбовался безупречным поэтическим размером своего ответа. Соседи <text:span text:style-name="T563">перестали втирать мыло в мочалки и с напряжённым вниманием</text:span> п<text:span text:style-name="T563">ри</text:span>двинулись поближе — у конотопчан врождённая склонность к поэзии.</text:p>
      <text:p text:style-name="P30">Я продолжал всматриваться <text:s/>в задавшего мне этот вопрос. Всплыли всхлипы баяна на вечерней Площадке. Темнеет, сейчас пойдём на ужин. Эти глаза... Эти же глаза, только <text:span text:style-name="T562">уже без</text:span> сизовато<text:span text:style-name="T562">го отлива поверх радужки</text:span>...</text:p>
      <text:p text:style-name="P30">- Володя!</text:p>
      <text:p text:style-name="P30">Соседи отодвигаются, некоторые, ухватив шайки, переходят к другим столикам. (Их уже двое...)</text:p>
      <text:p text:style-name="P30"><text:soft-page-break/>Как же я сразу-то не узнал? Один из нас троих спавших на двух койках. Он смущённо улыбается. <text:span text:style-name="T20">Отсутствие той поволоки в глазах сбило меня поначалу...</text:span></text:p>
      <text:p text:style-name="P30"/>
      <text:p text:style-name="P592">Этот отлив не стеклянноглазость; он потусклее.</text:p>
      <text:p text:style-name="P32">Точно такую же сталисто-сизеватую поволоку увидел я в глазах жителей азербайджанской деревни Кркчян, когда они меня поймали как армянского шпиона на склоне тумба, где я просто собирал мош, он же ежевика, она же ожина...</text:p>
      <text:p text:style-name="P31"/>
      <text:p text:style-name="P31"/>
      <text:p text:style-name="P31">По официальной версии карабахская война длилась три года — с 1992 по 1994, но на самом деле началась она намного раньше и не кончилась до сих пор. Хотя признаю, те три года были самыми отвратными.</text:p>
      <text:p text:style-name="P31"/>
      <text:p text:style-name="P31"><text:span text:style-name="T562">На втором <text:s/>(по не официальной разметке) году</text:span> войны, когда мне перестало нравиться выражение глаз Сатэник, я постарался отправить её в эвакуацию. По странному стечению обстоятельств, она, вместе с Рузанной и Ашотом, оказалась в Конотопе на Декабристов 13. </text:p>
      <text:p text:style-name="P33">Каково же было моё удивление, когда три месяца спустя Сатэник поставила меня перед фактом своего возвращения. Мне пришлось лететь в Ереван для встречи её и детей в аэропорту Звартноц и последующей доставки, тоже вертолётом, в Степанакерт.</text:p>
      <text:p text:style-name="P33">Город ещё не оправился от шока при гибели 25 человек жителей за один обстрел.</text:p>
      <text:p text:style-name="P33">Незнакомые люди в Ереване, узнав куда мы отправляемся, предлагали хотя бы детей им оставить, Ашота и Рузанну (в алфавитном порядке).</text:p>
      <text:p text:style-name="P33">Когда мы добрались на квартиру, которую знакомые сдавали нам бесплатно, я поинтересовался причиной столь скорого возвращения.</text:p>
      <text:p text:style-name="P33">- Я там поняла, что просто так жить и жить-<text:span text:style-name="T21">то</text:span> не стоит.</text:p>
      <text:p text:style-name="P33"/>
      <text:p text:style-name="P34">Вот тебе наглядный пример воздействия среды. </text:p>
      <text:p text:style-name="P34">Отпусти армянскую женщину, воспитанную <text:span text:style-name="T551">по всей строгости</text:span> патриархального уклада на три месяца в Конотоп, так она тебе без спросу вернётся <text:span text:style-name="T551">философиней </text:span>и начнёт <text:s/><text:span text:style-name="T551">мудрые </text:span>сентенции выдавать. <text:span text:style-name="T551">Здрасьте, пожалуйста — получи и распишись...</text:span></text:p>
      <text:p text:style-name="P34">А ничего, что бояться за одного себя легче, чем ещё и за вас родимых? </text:p>
      <text:p text:style-name="P34">Особенно когда завоют сирены воздушной тревоги, или заухают морские орудия Каспийской флотилии, снятые с кораблей и подв<text:span text:style-name="T21">é</text:span>зенные на тумб Верблюжья спина? <text:s/></text:p>
      <text:p text:style-name="P36">А «Грады» и вовсе без предупрежденья бьют — долетят, взорвутся и полквартала нету. Ведь мы живём в век высоких технологий.</text:p>
      <text:p text:style-name="P35"/>
      <text:p text:style-name="P35">Опять меня куда-то занесло, я ж про Ромны, вроде, говорил, а дурдом и война <text:span text:style-name="T561">две большие разницы</text:span>. Или как?..</text:p>
      <text:p text:style-name="P35"/>
      <text:p text:style-name="P35">Это <text:span text:style-name="T550">всё </text:span>к тому, что, <text:span text:style-name="T550">вобщем-то, </text:span><text:s/>я не успел ознакомить Сатэник с некоторыми фактами своей предыдущей биографии, всё как-то руки не доходили. И мне малость интересно было: какую информацию она там зачерпнёт? </text:p>
      <text:p text:style-name="P35">А никакой. Конотопчане своих не топят. </text:p>
      <text:p text:style-name="P35">Единственный прокол случился в разговоре с сотрудницей. (Сатэник там ещё и не работу успела устроиться в заводе КЭМЗ).</text:p>
      <text:p text:style-name="P35">Узнав, что фамилия её мужа Огольцов, сотрудница сказала:</text:p>
      <text:p text:style-name="P35">- Хм...</text:p>
      <text:p text:style-name="P18">Вот, пожалуй, и весь компромат на меня в Закавказьи из конотопских источников.</text:p>
      <text:p text:style-name="P18"/>
      <text:p text:style-name="P18">Да, жизнь катилась по тем же рельсам — была и баня, и пляж, и вызовы Двойки, и я везде исполнял свою накатанную роль, но как-то уже от всего отделился; и от жизни такой, и от своей роли в ней.</text:p>
      <text:p text:style-name="P18"><text:soft-page-break/>Я стал как тот мужик, что приоблокотился на оградку детской площадки, типа, понаблюдать как копошится детвора в песочнице: <text:span text:style-name="T22">там </text:span>и Двойка, и руководители с подсобниками, и сам я <text:span text:style-name="T22">со своей ролью, но меня эта возня не цепляла.</text:span></text:p>
      <text:p text:style-name="P18"/>
      <text:p text:style-name="P37">Весной Двойка вызвал меня в Нежин, в общагу, типа, тряхнуть стариной.</text:p>
      <text:p text:style-name="P37">Точно помню, что назначено было на четверг, когда у меня баня и, по-видимому, предпраздничный день — посреди недели он меня не вызывал.</text:p>
      <text:p text:style-name="P37">Я прихватил полотенце и смену нижнего — хотя в общаге нет парной, но душ-то имеется, и поехал в Нежин.</text:p>
      <text:p text:style-name="P37">Дежурной в вестибюле сидела тётя Дина. Она ни капли не изменилась и, разумеется, меня не пропустила. Я попросил подымавшегося на этажи студента зайти в комнату, где, по договорённости, уже должен был ожидать <text:span text:style-name="T23">Д</text:span>войка и сказать, что я в вестибюле.</text:p>
      <text:p text:style-name="P38">Он ушёл, а на меня нагрянуло открытие.</text:p>
      <text:p text:style-name="P38">В вестибюль из коридора общаги вышла молоденькая студенточка в мятом халатике и сонным лицом. На меня она не взглянула — мало ли кто ту торчит, а просто подошла к окну неподалёку от меня.</text:p>
      <text:p text:style-name="P38">Я ждал Двойку, или записку — в какое окно первого этажа мне влезть, и совершенно не был готов, что моё тело, без всякого приказа с моей стороны и без разрешения даже, вдруг ни с того ни с сего забростит правую руку за голову, высоко вскинув локоть.</text:p>
      <text:p text:style-name="P38">Что творит! </text:p>
      <text:p text:style-name="P38">Я догадался, что это оно из-за студенточки, которая в паре метров от меня отчуждённо смотрела сквозь стекло окна на пустой тротуар и на здание столовой, но лично я не собирался ведь делать никаких телодвижений!</text:p>
      <text:p text:style-name="P38">Шокирующее <text:s/>открытие.</text:p>
      <text:p text:style-name="P38">Вернулся посыльный и сказал, что дверь указанной комнаты заперта. Как видно Двойка уже приступил тряхать стариной с какой-нибудь покладистой подругой.</text:p>
      <text:p text:style-name="P38">Я вышел из общаги. Успеть в Конотоп до закрытия бани и думать нечего. Но сегодня четверг!</text:p>
      <text:p text:style-name="P38">Ничего. В Графском парке есть озеро. Я направился туда кратчайшим путём.</text:p>
      <text:p text:style-name="P38">Навстречу из парка шла группа парней студентов в спортивках, направляясь к общаге. Они свернули к трубе, с которой когда-то Федя и Яков плюхались в воду, и по очереди перешли на ту сторону давно высохшего и заросшего травой рва.</text:p>
      <text:p text:style-name="P38">Надо же! Похоже тут это стало традицией. Что теперь? Барабанить себя в грудь и орать: «это же я! я — та легенда! это всё от меня пошлó!»</text:p>
      <text:p text:style-name="P39">Я с грусть углубился в парк, но не к широкой части озера, а к затоке с чёрной водой у зарослей в пустынной его части.</text:p>
      <text:p text:style-name="P39">Там я снял всё, зашёл в воду и намылился; выбросил мыло на берег и потёр себя руками, где мог достать. Потом, чтоб смыть пену, побарахтался вертясь винтом в воде, нырнул и вышел на берег.</text:p>
      <text:p text:style-name="P39">На чёрной ряби расплывались белые разводы. Рожденье Афродиты. Русалочка, итит твою налево; растираясь полотенцем, думал я.</text:p>
      <text:p text:style-name="P39">Нет, я не извращенец, просто такой уродился.</text:p>
      <text:p text:style-name="P39"/>
      <text:p text:style-name="P39">Леночка поступила в швейное училище в Сумах и уехала туда учиться. Мне не оставалось никакого смысла и дальше жить на Декабристов 13.</text:p>
      <text:p text:style-name="P39">Я нашёл другое жильё на другой окраине Конотопа, поближе к заводу «Мотордеталь».</text:p>
      <text:p text:style-name="P39">Это была летняя кухонька, площадью 2 х 3 метра, во дворе хаты, чья хозяйка работала на водоочистных сооружениях, где я вёл кладку отдельных мест.</text:p>
      <text:p text:style-name="P39">Кирпичная плита под низким потолком оставляла место лишь для койки и стола под окном, но мне хватало. Там я только спал да читал книги на немецком с немецко-русским словарём медицинских терминов; другого в магазине не нашлось.</text:p>
      <text:p text:style-name="P39">Квартплата составляла всего 15 руб., но тем не менее, я окончательно прекратил рассылать и без того нерегулярные переводы в обе стороны.</text:p>
      <text:p text:style-name="P39"><text:soft-page-break/>Углубление в немецкий понадобилось мне, чтоб разобраться наконец с этим Фрейдом.</text:p>
      <text:p text:style-name="P39">Как шизофреник со стажем, я не видел резона в его тормознутости на символизме из половых органов.</text:p>
      <text:p text:style-name="P40">Ну, да, сигара смахивает на член, а пепельница на влагалище и тому подобное. Но что из этого? </text:p>
      <text:p text:style-name="P40">На этих толкованиях зациклились до упора, но воз и ныне там.</text:p>
      <text:p text:style-name="P40">Впоследствии я понял, что Фрейд, по сути своей, сказочник, как Ганс Христиан Андерсен, просто у них разный запас слов.</text:p>
      <text:p text:style-name="P40">Он королевство сознания разделяет на четыре части (исполать тебе, Зигмунд, уже какой-то шаг вперёд от триад Гегеля): герцогство Сознание, баронетство Подсознание, графство Эго и маркизетство Супер-Эго.</text:p>
      <text:p text:style-name="P40">Красота! Чудо что за сказки, сколько в них поэзии...</text:p>
      <text:p text:style-name="P40">И пошёл жонглировать этими четырьмя погремушками. И пошёл! И пошёл!</text:p>
      <text:p text:style-name="P40">Каждый имеет право на персональную научную теорию, но теории проверяются практическими результатами.</text:p>
      <text:p text:style-name="P40">Пользуясь своею, Фрейд исцелил 12% доставшихся ему пациентов. Возможно, это они сами по себе выздоровели, но отдадим их Фрейду за его заслугу — он предложил хоть что-то, когда на эту тему было пусто и голó. К тому же он до сих пор вдохновляет массу художников малевать винегреты из фаллосов и вагин.</text:p>
      <text:p text:style-name="P40"/>
      <text:p text:style-name="P40">Ещё в той кухоньке во мне окончательно утвердился давно возникший план — пора покинуть Конотоп. Возник он ещё прошлой осенью...</text:p>
      <text:p text:style-name="P598"/>
      <text:p text:style-name="P598"><text:span text:style-name="T24">...б</text:span>атареи прожекторов на металлических мачтах освещения <text:span text:style-name="T25">насилу </text:span>сдерживают натиск густо-фиолетовой ночи, <text:span text:style-name="T25">их</text:span> влажный отблеск <text:span text:style-name="T25">тянется </text:span>вдоль натруженных рельс. Колеи раздваиваются, расчетверяются, параллельное многорядье путей заставлено вагонами, цистернами, <text:span text:style-name="T24">платформами</text:span>, на которых громоздится, топорщится, высится зачехл<text:span text:style-name="T24">ё</text:span>нная и раскрытая, габаритная и мелкая, обвязанная и валом сваленная всякая всячина. Погромыхивая на стрелках, скатываются с сортировочной горки вагоны: в одиночку и сцепками, чтоб отыскать и уткнуться в нужный состав. На товарной станции нет выходных. Круглые сутки громыханье и лязг, резкий скрежет тормозных башмаков, выкрики репродукторов о формирующихся и готовых составах.</text:p>
      <text:p text:style-name="P598"><text:span text:style-name="T26">И</text:span> в ту осеннюю ночь я перес<text:span text:style-name="T25">ёк</text:span> её знакомыми тропами служебных проходов, минуя вагонные лабиринты, <text:span text:style-name="T25">чтобы выйти</text:span> к знакомому пролому в <text:s/>ограде ПМ<text:span text:style-name="T26">С</text:span>-119. <text:span text:style-name="T25">Я </text:span><text:s/>загодя ёж<text:span text:style-name="T25">ился</text:span> и негод<text:span text:style-name="T25">овал</text:span> какая там будет грязь и лужи. </text:p>
      <text:p text:style-name="P595">Вот и уж и надпись по серому бетону ограды, красивая, метровыми буквами, несмываемым надпись дёгтем <text:s/>для пассажиров проходящих поездов: «Конотоп — город трезвенников». <text:s/></text:p>
      <text:p text:style-name="P598">Неотступный свет прожекторов припечатал мою тень к стене. </text:p>
      <text:p text:style-name="P598"><text:span text:style-name="T25">Чем ближе к ней, </text:span>силуэт <text:span text:style-name="T25">у</text:span>меньша<text:span text:style-name="T25">ется</text:span>, подрагивая полями шляпы <text:span text:style-name="T26">при ходьбе; а вот и утонул</text:span> <text:span text:style-name="T25">во мгле</text:span> пролома. </text:p>
      <text:p text:style-name="P598">Для путешествий во времени нужна машина? Возможно, но если она не по карману, <text:span text:style-name="T25">попробуйте</text:span> пешком. Сейчас, <text:span text:style-name="T26">вслед</text:span> за своей <text:span text:style-name="T26">исчезнувшей </text:span>тенью, я окажусь в таких средневековых непр<text:span text:style-name="T26">ó</text:span>лазях и тьмах… </text:p>
      <text:p text:style-name="P598">- Софокл! Эсхил! </text:p>
      <text:p text:style-name="P598"><text:span text:style-name="T25">Опаньки!</text:span> Неужто так широко шагнул, что п<text:span text:style-name="T26">р</text:span>оскочил по самую античность? </text:p>
      <text:p text:style-name="P598">- Эсхил!- хрипло надрывалась средь слякотного мрака ПМСных задворков чёрная тень шагах в <text:span text:style-name="T26">двадцати</text:span> от пролома. </text:p>
      <text:p text:style-name="P598">Моя? Нет, эта пониже и круглее. К тому же в кепке <text:span text:style-name="T25">и</text:span> в кожаном пальто. </text:p>
      <text:p text:style-name="P598">- Чего стал? Тебя звали? Будто понятие имеешь про Софокла. </text:p>
      <text:p text:style-name="P598"><text:soft-page-break/>- Вы правы, дальше Аристофана я не углублялся. </text:p>
      <text:p text:style-name="P598">Он икнул и чуть покачиваясь, но решительно заступил мне путь. </text:p>
      <text:p text:style-name="P598">- Ты кто?- пахнул он винищем. </text:p>
      <text:p text:style-name="P598">- Прохожий. А вас что сюда привело? </text:p>
      <text:p text:style-name="P598">Он будто не слыхал вопроса. </text:p>
      <text:p text:style-name="P598">- Софокл… Эсхил…- умильно вторил он.- Да, да… Эсхил… Аристофан! А ещё? </text:p>
      <text:p text:style-name="P598">- Ну, ещё Еврипид. </text:p>
      <text:p text:style-name="P598">- Точно! Еврипид!- со слезой воскликнул он и вновь самозабвенно простонал, - Софо-о-о-кл…</text:p>
      <text:p text:style-name="P598"/>
      <text:p text:style-name="P598">Мы стояли друг против друга, словно сошедшиеся после разлуки Санчо Панса и Дон-Кихот. <text:span text:style-name="T25">Вот</text:span> Санчо сокрушённо понурился. Козырёк кожаной кепки клюнул меня в переносицу. Проклятье, Санчо! Я ведь с открытым забралом. </text:p>
      <text:p text:style-name="P598">- Художник я, - горестно поведал он, подняв голову, - а сюда на два месяца. </text:p>
      <text:p text:style-name="P596">И снова кивок-клювок. На два месяца из нарко-два для излечения от алкогольных склонностей. Эx, Санчо, Санчо!.. Любой сопьётся, коли не с кем про Софокла перемолвиться! И бисер есть, да метать не перед кем… </text:p>
      <text:p text:style-name="P41">Нет, надо уходить... туда, за горизонт, к далёкому, как детство, лукоморью, где дуб с дуплом, чтобы шептать в него свои давно уж никому не нужные цитаты и имена забытых мудрецов...</text:p>
      <text:p text:style-name="P38"/>
      <text:p text:style-name="P42">План безупречен, но как насчёт деталей? Например, куда?</text:p>
      <text:p text:style-name="P42">Ну, во первых, туда, где тепло — хватит с меня обморожений, а во-вторых, где есть море и горы. </text:p>
      <text:p text:style-name="P42">Крым не подходит — горы низковаты, к тому же он занят Ольгой.</text:p>
      <text:p text:style-name="P42">Следуя карте, палец наползает на Баку. Вот и ладненько.</text:p>
      <text:p text:style-name="P42"/>
      <text:p text:style-name="P42">Получив причитающийся мне отпуск в строительном цеху «Мотордетали», я написал заявление на увольнение.</text:p>
      <text:p text:style-name="P42">Но прежде чему уехать, оставалось ещё одно дельце. Обещание данное мною трём незнакомцам в ресторане — наведаться в город Львов.</text:p>
      <text:p text:style-name="P42"/>
      <text:p text:style-name="P42">Чем ближе ко львову, тем медленнее шёл поезд <text:s/>по склонам Карпатских гор с высокими тёмными елями-смереками, но всё-таки под вечер довёз до места назначения.</text:p>
      <text:p text:style-name="P42">В ячейке камеры хранения я <text:span text:style-name="T27">о</text:span>ставил свой портфель, где кроме гигиенических необходимостей притаилась и серая полузимняя кепка, <text:span text:style-name="T27">чтобы выйти в город в своей неизменной шляпе</text:span></text:p>
      <text:p text:style-name="P42"><text:span text:style-name="T27">Львов красивый город, в нём немало памятников старинной архитектуры и улиц мощёных булыжником</text:span>. <text:span text:style-name="T27">Недаром именно здесь снималась 4-серийная советская экранизация «Трёх мушкетёров»; просто нужно стараться, чтобы трамвайные рельсы не попадали в кадр.</text:span></text:p>
      <text:p text:style-name="P43">Я не пользовался во Львове никаким видом транспорта, шёл пешком.</text:p>
      <text:p text:style-name="P43">Куда?</text:p>
      <text:p text:style-name="P43">К оперному театру. Моё обещание исполнено, во Львов я наведался, но отнюдь не собирался бегать по улицам с вопросом: «вы, случайно, не бывали проездом в Конотопе два года назад, после того как откинулись с зоны?» </text:p>
      <text:p text:style-name="P43">Я ж не полудурок.</text:p>
      <text:p text:style-name="P43">Я шёл культурно и приятно провести время, потому что поезд на Киев отправляется ровно в полночь.</text:p>
      <text:p text:style-name="P43">Оперный театр во Львове — просто загляденье, дворец; молодцы построившие его поляки; но насчёт приятности, то фиг я угадал.</text:p>
      <text:p text:style-name="P43">Там шла опера современного местного классического композитора о крестьянских волнениях XVI-го века. Творение в стиле «поедят!»</text:p>
      <text:p text:style-name="P43"><text:soft-page-break/>Но назвался груздем — полезай в кузов, и я отсидел от звонка до звонка.</text:p>
      <text:p text:style-name="P43">К полуночи я вернулся на вокзал, открыл ячейку камеры хранения, а затем портфель.</text:p>
      <text:p text:style-name="P43">Шляпу я положил внутрь ячейки, а на голову плотно насадил серую кепку из портфеля.</text:p>
      <text:p text:style-name="P43">Затем я застегнул портфель, вынул его из ячейки и нежно прикрыл дверцу да ещё и хмыкнул, представляя реакцию следующего её открывателя, когда уткнётся взглядом в шляпу.</text:p>
      <text:p text:style-name="P43">Иди и подумай что подумать.</text:p>
      <text:p text:style-name="P43"/>
      <text:p text:style-name="P43">Вернувшись в Конотоп я начал делать прощальные визиты — к брату Саше на Сосновскую, к сестре Наташе на Семи Ветрах; вот только на Декабристов 13 не пошёл. Всё-таки я полудурок.</text:p>
      <text:p text:style-name="P43">Наташа на прощанье сделал мне богатый подарок — новое зимнее пальто серого сукна с каракулевым воротником. По-видимому, на Гену размер не подошёл, а мне оказалось впору.</text:p>
      <text:p text:style-name="P43">Ещё я сходил в ЗАГС, чтобы мне в паспорте поставили штамп о разводе с Ирой, но меня послали в нежинский ЗАГС, по месту заключения брака.</text:p>
      <text:p text:style-name="P43">Нежинский ЗАГС потребовал справку из конотопского народного суда, где расторгался наш брак.</text:p>
      <text:p text:style-name="P43">- Послушайте,- сказал я,- у вас уже записано, что она со мной в разводе. Поставьте мне штамп на этом основании и дело с концом.</text:p>
      <text:p text:style-name="P43">- Такой записи нет. Она к нам не обращалась.</text:p>
      <text:p text:style-name="P43">Вот так они меня оглаушили.</text:p>
      <text:p text:style-name="P43">Пришлось ехать в Конотоп, брать справку в суде и везти обратно.</text:p>
      <text:p text:style-name="P43">Мотаясь электричками туда-сюда, я думал опояшет ли экватор километраж наезженный мною в поездах? Ещё я думал почему Ира столько лет не ставит в своём паспорте штамп о разводе. Наверное, чтобы добавить остроты ощущений в своих отношениях с другими. Типа, наставляет рога своему мужу-геологу, пока он в отъезде.</text:p>
      <text:p text:style-name="P43">А потом я вдруг понял почему мне всегда так нравилась сцена последнего расставания Д'Aртаньяна с Рошфором в романе «Двадцать лет спустя».</text:p>
      <text:p text:style-name="P43"/>
      <text:p text:style-name="P43">«- Иди, старый дьявол,- с грустной улыбкой произнёс Д'Aртаньян, глядя вслед удалявшемуся Рошфору.- Иди. Всё равно, нет уж больше Констанции.»</text:p>
      <text:p text:style-name="P43"/>
      <text:p text:style-name="P44">Я понял, что Констанция — это Ира и я. Только не по отдельности, а вместе. Констанция — это мы, когда ещё мучили друг друга своею любовью.</text:p>
      <text:p text:style-name="P44"/>
      <text:p text:style-name="P44">Потом я поехал в Сумы. Сводил Леночку в кино на «Фанфана-Тюльпана», только в этой роли был уже Ален Делон.</text:p>
      <text:p text:style-name="P44">В парке мы покормили лебедей, бросали им с моста кусочки пирожка с капустой, потом и сами сходили в ресторан. Для неё там всё было в диковинку.</text:p>
      <text:p text:style-name="P44">Она проводила меня на вокзал и расплакалась на прощанье. Красивая, на мать похожа, только волосы как у меня.</text:p>
      <text:p text:style-name="P44"/>
      <text:p text:style-name="P44">На следующий день я пошёл на улицу Гоголя 25 и отдал Саше Плаксину свой чёрный дембельский портфель заряженный словарями и ещё парой книг. <text:s/>Мы условились, что он вышлет их мне, когда где-нибудь обоснуюсь и пришлю адрес.</text:p>
      <text:p text:style-name="P44"/>
      <text:p text:style-name="P44">Конотоп провожал меня угрюмым холодом и ветром, но пальто от Наташи грело очень даже хорошо и я поехал в Нежин, чтобы вернуть книгу рассказов Селинджера.</text:p>
      <text:p text:style-name="P44">Спортивную сумку с одеждой и прочими вещами я запер в камере хранения на вокзале и с одним портфелем поехал на улицу Шевченко.</text:p>
      <text:p text:style-name="P44">На мой звонок дверь не открылась, наверно он и Мария Антоновна вышли куда-то в гости.</text:p>
      <text:p text:style-name="P44">Я поехал в центр города, в новый кинотеатр «Космос» напротив универмага.</text:p>
      <text:p text:style-name="P44">Там шла какая-то фигня про Синдбада-морехода производства студии «Узбекфильм», но мне <text:soft-page-break/>нужно было убить время.</text:p>
      <text:p text:style-name="P44">Я сел и поставил портфель под сиденье. Место слева заняла женщина моих лет, по наклонному проходу справа бегала девочка лет четырёх. Мать, сидевшая в передних рядах, звала её вернуться, но она не слушалась и кричала: «папа!»</text:p>
      <text:p text:style-name="P44">На пару рядов выше, метров за пять влево, сидели пара лётчиков в офицерских бушлатах. Один из них стал здороваться с моей соседкой слева, но как-то по!хозяйски и с подковыркой.</text:p>
      <text:p text:style-name="P44">Начался фильм и Синдбад оказывался то на море, то в пещере и фехтовал саблей рядом с древними стенами Самарканда на фоне высоковольтной линии электропередач.</text:p>
      <text:p text:style-name="P44">Фильм наконец-то кончился, я взял свою кепку <text:s/>с пальто на коленях и одел её на голову. <text:s/>Соседка слева обронила свои тонкие перчатки мне на колени.</text:p>
      <text:p text:style-name="P44">- Возьми,- сказала она негромко,- проводи меня.</text:p>
      <text:p text:style-name="P44">Я достал портфель из-под сиденья и стал протискиваться за нею.</text:p>
      <text:p text:style-name="P44">В довольно плотной толпе кинозрителей мы спускались по высокой лестнице выхода.</text:p>
      <text:p text:style-name="P44">Офицеры-лётчики поджидали внизу в своих фуражках. Они и не пикнули, когда мы с ней проходили мимо. Кишкá оказалась тонкá.</text:p>
      <text:p text:style-name="P44">Во-первых, каракулевый воротник, до которого им вряд ли дослужиться, такие в Советской армии прерогатива полковников и выше; во-вторых, моя серая кепка — излюбленный фасон отмотавших две ходки на зону. Не говоря уже про новенький портфель.</text:p>
      <text:p text:style-name="P44">Она пригласила к себе на чай.</text:p>
      <text:p text:style-name="P44">Идти пришлось недалеко, в пятиэтажку на спуске от площади.</text:p>
      <text:p text:style-name="P44">Я шёл и места становились всё знакомее и знакомее. Неужто? Не может быть... Точно!</text:p>
      <text:p text:style-name="P45">Она своим ключом открыла дверь квартиры, где когда-то чернявый КГБист устраивал мне встречу со своим начальником в стрижке «бобриком» седых волос.</text:p>
      <text:p text:style-name="P45">Но теперь квартира оказалась обставленной и обвешенной. Мы разделись в прихожей и прошли в гостиную.</text:p>
      <text:p text:style-name="P45">На журнальный столик она вместо чая принесла бутылку вина, нарезанную кружками колбасу и шоколадные конфеты.</text:p>
      <text:p text:style-name="P45">Я пил вино, закусывал шоколадом и вспоминал крановщика Виталю.</text:p>
      <text:p text:style-name="P45">Мы не спрашивали имён друг друга. Для того зачем мы тут достаточно и «ты».</text:p>
      <text:p text:style-name="P45">Правда, она не удержалась похвалиться, что работает в прокуратуре. Я не стал уточнять кем, сказал только, что меня ещё не здесь поймают.</text:p>
      <text:p text:style-name="P45">Она ушла в спальню и вернулась запахнувшись в длинный не застёгнутый халат; снова села рядом со мной на диване.</text:p>
      <text:p text:style-name="P45">Я обнял её, запустил руку под воротник халата на спине и расстегнул лифчик. Лицо её радостно просияло. Мы прошли в спальню.</text:p>
      <text:p text:style-name="P45">То, что было потом, можно сравнить с показательными выступлениями чемпионов в фигурном катании. Под стать её точёному телу.</text:p>
      <text:p text:style-name="P45">Оно как раз подходило для всех этих поддержек, тройных тулу<text:span text:style-name="T571">п</text:span>ов и прочей остальной программы.</text:p>
      <text:p text:style-name="P45">Мы переходили от фигуры к фигуре, чётко меняли темп <text:span text:style-name="T28">с</text:span> <text:span text:style-name="T28">произвольной сменой комбинаций и продолжали покорять сердца отсутствующих зрителей своим непревзойдённым мастерством.</text:span></text:p>
      <text:p text:style-name="P46">Упоение восторгом. Сладостное блаженство.</text:p>
      <text:p text:style-name="P47"><text:span text:style-name="T571">Вот только в потоках сладострастья</text:span> у меня зачем-то всплывал<text:span text:style-name="T571">и отрывочные</text:span> мысл<text:span text:style-name="T571">и</text:span> про непонятн<text:span text:style-name="T571">ую</text:span> резиновую грелку <text:span text:style-name="T571">и </text:span>какого-то Тузика <text:span text:style-name="T571">в укромном</text:span> закутк<text:span text:style-name="T571">е</text:span>. При чём тут <text:span text:style-name="T571">грелка</text:span>? Какой <text:span text:style-name="T571">ещё </text:span>Тузик?</text:p>
      <text:p text:style-name="P46">Всё происходящее спрограмированно <text:s/>романом Карпентьера, который я недавно прочёл во «Всесвите». Там тоже герой, перед отправкой в Испанию на войну с генералом Франко в рядах Интернациональных бригад, поимел свою подругу трижды за ночь.</text:p>
      <text:p text:style-name="P46"/>
      <text:p text:style-name="P46">Утром она, наконец, приготовила чай, а я позвонил Жомниру, что привёз его книгу и скоро зайду.</text:p>
      <text:p text:style-name="P46"><text:soft-page-break/></text:p>
      <text:p text:style-name="P46">Но к Жомниру я не пошёл, а вернулся к скверу Гоголя и в одной из прилегающих улочек зашёл в парикмахерскую.</text:p>
      <text:p text:style-name="P46">Там не ждали клиента в такую рань, но всё-таки одна из парикмахерш вызвалась побрить меня.</text:p>
      <text:p text:style-name="P46">Эта молодая, похожая на цыганку мастерица покарябала мне всё шею, всякий раз при этом ойкала и затирала порез щипучими квасцами. Ещё и плату взять не постеснялась.</text:p>
      <text:p text:style-name="P46"/>
      <text:p text:style-name="P46">Опять же мимо сквера я зашёл в школу номер два.</text:p>
      <text:p text:style-name="P46">Шёл урок и в коридорах царила тишина. В учительской оказались несколько женщин и я сказал, что хочу повидать ученицу второго класса Лилиану Огольцову.</text:p>
      <text:p text:style-name="P46"/>
      <text:p text:style-name="P46">Одна из них вышла со мной в коридор и проводила к нужному классу. Она зашла в него и вернулась с незнакомой мне девочкой с парой тугих косичек из пепельных волос, в серой кофточке с тонкими поперечными полосками впереди, и упорно отведённым в сторону взглядом.</text:p>
      <text:p text:style-name="P46">- Вот эта девочка,- сказала педагог,- но она говорит, что у неё нет папы.</text:p>
      <text:p text:style-name="P46">- <text:span text:style-name="T29">И правильно говорит- ответил я, сдерживая неизвестно откуда накатившую злость.- Разве это отец, что показывается раз в пять лет и то — попрощаться.</text:span></text:p>
      <text:p text:style-name="P48">Учительница тактично отошла к окну неподалёку.</text:p>
      <text:p text:style-name="P48">Я расстегнул портфель и опустился рядом с тобою на одно колено, чтоб мы сравнялись. Ты всё так же не смотрела на меня.</text:p>
      <text:p text:style-name="P48">- Лилиана,- позвал я, достал из портфеля «Morning Star» и протянул тебе.- Передай это своей маме.</text:p>
      <text:p text:style-name="P48">Ты приняла сложенную газету и молча стояла, опустив глаза.</text:p>
      <text:p text:style-name="P48">- Ладно, Ли,- сказал я, - иди в класс.</text:p>
      <text:p text:style-name="P48">Ты с облегчением повернулась и пошла к двери своего класса.</text:p>
      <text:p text:style-name="P48">Я поднялся с колена и смотрел тебе вслед, пока дверь не поглотила тебя и газету, где между печатных страниц был увеличенный портрет Иры, стоящей в ручье, и пачка всех открыток и телеграмм, что вы с ней меня любите, что поздравляете с днём рожденья, или днём Советской армии.</text:p>
      <text:p text:style-name="P48"/>
      <text:p text:style-name="P48">Я вернул Жомниру Селинджера, а взамен попросил Джеймса Джойса, роман Улис в оригинале; 705 страниц убористого текста без картинок, без разделения на части и главы.</text:p>
      <text:p text:style-name="P48">Он сам когда-то хотел перевести его, но больно уж неконьюктурный этот Джойс.</text:p>
      <text:p text:style-name="P48">Я обещал вернуть оригинал ровно через десять лет.</text:p>
      <text:p text:style-name="P48">Поколебавшись всего мгновенье, он вынес книгу из архивной комнаты и отдал мне. </text:p>
      <text:p text:style-name="P48">Будет чем заполнять отмерянную мне вечность.</text:p>
      <text:p text:style-name="P48">- Куда ты теперь?- спросила Мария Антоновна.</text:p>
      <text:p text:style-name="P48">- В Баку.</text:p>
      <text:p text:style-name="P48"/>
      <text:p text:style-name="P48">Привычным толчком поезд отошёл от нежинского вокзала. Всё было позади, впереди было всё.</text:p>
      <text:p text:style-name="P48">Тридцать лет и три года.</text:p>
      <text:p text:style-name="P48">- Тебе пора творить чудеса,- сказал я знакомому саксофонисту, когда тому исполнилось тридцать три.</text:p>
      <text:p text:style-name="P48">- Чудеса я уже натворил,- ответил он,- и даже успел отсидеть за них.</text:p>
      <text:p text:style-name="P48">И как только люди всё успевают?</text:p>
      <text:p text:style-name="P8"/>
      <text:p text:style-name="P8">Я думал, что еду в Баку — устраиваться каменщиком четвёртого разряда, чтобы без помех переводить «Улиса».</text:p>
      <text:p text:style-name="P8">Как оказалось, я ехал в Нагорный Карабах с его войной за независимость и прочими <text:soft-page-break/>вытекающими последствиями.</text:p>
      <text:p text:style-name="P8">Однако, за окнами вагона <text:span text:style-name="T8">пока что </text:span>всё ещё неслись пейзажи 1987-го, <text:span text:style-name="T5">последнего</text:span> мирного года. До развала нерушимого Союза республик свободных оставалось два года.</text:p>
      <text:p text:style-name="P8">Нынче мне талдычат, что и в том году новая эпоха уже <text:s/>витала в воздухе. <text:span text:style-name="T9">Простите</text:span>, не унюхал.</text:p>
      <text:p text:style-name="P593">В чём причина развала СССР?</text:p>
      <text:p text:style-name="P593">Его прикончили парни с обочины. <text:s/>Так назывался английский телефильм в четырёх сериях про жизнь британских безработных.</text:p>
      <text:p text:style-name="P593">Цензоры центрального телевидения не врубились, что рабочий электроцеха завода «Мотордеталь» в конце недели скажет:</text:p>
      <text:p text:style-name="P593">- Я всю жизнь работаю, жена моя работает. Сын из армии пришёл тоже работает. Живём в двухкомнатной квартире, а там у безработных, блядь, двухэтажные коттеджи!</text:p>
      <text:p text:style-name="P593">Волшебная сила искусства затронула живые струны в сердце конотопского мужика и — пошла цепная реакция изменившая лицо мира.</text:p>
      <text:p text:style-name="P593">Поменялась ли его суть, или это была всего лишь пластическая операция?</text:p>
      <text:p text:style-name="P593">Про то пускай ломает голову какой-нибудь другой «я», а то у меня тут уже утро начинает брезжить за тонким <text:s/>полотном палатки оповещая конец бессоной ночи и этого наскончаемого письма.</text:p>
      <text:p text:style-name="P8"/>
      <text:p text:style-name="P14">Ты спросишь как протекала моя дальнейшая жизнь за водоразделом из Кавказского хребта?</text:p>
      <text:p text:style-name="P14">Так можешь и не спрашивать — я всё равно скажу.</text:p>
      <text:p text:style-name="P14">Во-первых, не говори о мое<text:span text:style-name="T10">й</text:span> жизни в прошедшем времени, она всё ещё продолжает течь дальше. Я укатал ей русло как сумел.</text:p>
      <text:p text:style-name="P14">Из-за спиралевидности течения, нам дано лишь проходить через множественные повторения тог<text:span text:style-name="T9">о</text:span> что было и будет.</text:p>
      <text:p text:style-name="P8"><text:s/>«...что было, то и будет...» <text:span text:style-name="T8">сказано в Ветхом завете</text:span>, а В. Даль в своём словаре записал тоже самое на нормальном, людском языке — «хрен редьки не слаще». Но, спрашивается, хоть кому-то помогли эти мудрости?</text:p>
      <text:p text:style-name="P14">А когда подкатывает момент почувствовать, что да пошло оно всё, то <text:span text:style-name="T10">я </text:span>не сопротивляюсь, а иду до конца.</text:p>
      <text:p text:style-name="P14">Жизнь предопределена, как извивы горной дороги — стена справа, обрыв слева; вот и идёшь повторяя шаг за шагом пройденное до тебя тобою, который тоже «я».</text:p>
      <text:p text:style-name="P14">Конечно, когда распознаю повторение знакомых ситуаций, то стараюсь не повторять мерзостей, за которые потом мучительно стыдно. До сих пор, вроде, удавалось.</text:p>
      <text:p text:style-name="P14">Или? Да, нет — точно...</text:p>
      <text:p text:style-name="P14">Если только тот сучий потрох в китайской палатке ещё чего-нибудь не нароет.</text:p>
      <text:p text:style-name="P14"/>
      <text:p text:style-name="P15">Так вот и текём тут себе — я да Варанда.</text:p>
      <text:p text:style-name="P15">Она — к Араксу, а я мимо и — дальше к последнему пределу, за которым неоглядно<text:span text:style-name="T10">е</text:span> безбрежно синее море, а в нём затерявшийся кораблик-парусник.</text:p>
      <text:p text:style-name="P15"/>
      <text:p text:style-name="P10">Что-то опять меня занесло на всякие эпохи с филологией. <text:span text:style-name="T3">В конце концов, это частное письмо отца к своей дочери, местами где-то и дидактическое даже, ну, в некотором роде.</text:span></text:p>
      <text:p text:style-name="P12"><text:s/>Так что пора, пожалуй, и честь знать — пришло время заэпиложиться.</text:p>
      <text:p text:style-name="P9"><text:tab/></text:p>
      <text:p text:style-name="P9"><text:tab/>...<text:span text:style-name="T3">а о себе, доченька, могу сообщить, что...</text:span></text:p>
      <text:p text:style-name="P11">сказанное кем-то и когда-то «я<text:span text:style-name="T4"> знаю, что я ничего не знаю» <text:s/></text:span><text:s/>— это совсем не про меня; хоть <text:s/><text:span text:style-name="T4"><text:s text:c="2"/>я </text:span>и сам, бывало, умничал этим перлом. <text:span text:style-name="T10">Нынче у меня серьёзные сомнения относительно даже </text:span>и <text:span text:style-name="T4">столь незначительной толики знания.</text:span></text:p>
      <text:p text:style-name="P4">Я сомневаюсь, что знаю хоть что-нибудь <text:span text:style-name="T3">—</text:span> пусть даже и ничего. <text:s/></text:p>
      <text:p text:style-name="P4"/>
      <text:p text:style-name="P4">«<text:span text:style-name="T555">Мы понимаем жизнь лишь оглядываясь на прошлое» изрёк любитель афоризмов. </text:span></text:p>
      <text:p text:style-name="P591"><text:soft-page-break/>Идиот! Ты не поймёшь её даже если тебя выдернут из могилы и ткнут в неёю безносым черепом!</text:p>
      <text:p text:style-name="P591">И никто не поймёт...</text:p>
      <text:p text:style-name="P4">Несомненно одно <text:span text:style-name="T3">—</text:span> жизнь короче даже, чем ч<text:span text:style-name="T1">ё</text:span>рточка между датой рождения и кончины.</text:p>
      <text:p text:style-name="P4">И мне наплевать, что всем наплевать на мои премудрости, потому что я лучше их всех знаю, что даже после всего что было, после всех своих глупостей и ошибок, после вляпыванья во всяческое и всевозможнейшее дерьмо, я <text:span text:style-name="T3">— </text:span>вс<text:span text:style-name="T1">ё</text:span> тот же наивный лох готовый увязаться в экспедицию к неведомым кудыкиным горам.</text:p>
      <text:p text:style-name="P11">И<text:span text:style-name="T4"> пусть обшивка ни к черту, мачта скрыпит и вся эта скорлупа не переживёт ближайшего шторма </text:span>—<text:span text:style-name="T4"> вперёд!</text:span></text:p>
      <text:p text:style-name="P11">И<text:span text:style-name="T4"> пусть очередная каллисто или пенелопа (не велика разница) вопит, <text:s/>расхрыстав свои прелести, и мечется вдоль линии прибоя <text:s text:c="2"/>— вперёд!... <text:s/></text:span></text:p>
      <text:p text:style-name="P1"><text:s/></text:p>
      <text:p text:style-name="P2">Утешает лишь одно, что оставшийся отрезок ч<text:span text:style-name="T1">ё</text:span>рточки уже меньше пройденного и край различим. Значит — достигнем. </text:p>
      <text:p text:style-name="P2">А хули нам <text:span text:style-name="T12">ахулинамистам?!</text:span>!</text:p>
      <text:p text:style-name="P1"/>
      <text:p text:style-name="P1">До свиданья, дочка.</text:p>
      <text:p text:style-name="P1">Обнимаю.</text:p>
      <text:p text:style-name="P7">И, раз уж тебе <text:s text:c="2"/>хочется на «Вы» <text:s/>— </text:p>
      <text:p text:style-name="P3">С любовью, твои папы <text:span text:style-name="T2">—</text:span> Сергей и Николаевич.</text:p>
      <text:p text:style-name="P3"/>
      <text:p text:style-name="P13">(и, <text:span text:style-name="T6">какие бы слухи до тебя ни доходили </text:span><text:s/>— <text:span text:style-name="T7">ты твёрдо </text:span>знай: мы жили долго и счастливо и умерли в один день)</text:p>
      <text:p text:style-name="P1"/>
      <text:p text:style-name="P2">P.S.: <text:s/></text:p>
      <text:p text:style-name="P5">а коли родишь ещё и отпрыска мужеска пола — приглядывай! И буде заметишь излишнюю тягу к бумаге, или, <text:span text:style-name="T11">вместо игр</text:span>, в компьютере<text:span text:style-name="T11"> текст начнёт набирать</text:span>, то заверни <text:span text:style-name="T11">родимого</text:span> в белу тряпицу, да брось в быстру реченьку — он же тебе потом спасибо скажет.</text:p>
      <text:p text:style-name="P1"/>
      <text:p text:style-name="P16">P.P.S.:</text:p>
      <text:p text:style-name="P17">чуть не забыл предупредить, что всяк<text:span text:style-name="T13">и</text:span>е совпадени<text:span text:style-name="T13">я</text:span> с именами реальных людей абсолютно случайн<text:span text:style-name="T13">ы</text:span>, потому что любой графоман имеет право на творческий вымысел и мало ли что кому пригрезится в </text:p>
      <text:p text:style-name="P6"><text:tab/><text:tab/><text:tab/>ночь с 20 на 21 августа 2007 г., </text:p>
      <text:p text:style-name="P17"><text:tab/><text:tab/><text:tab/><text:tab/>на левом берегу <text:span text:style-name="T4">р</text:span>еки<text:span text:style-name="T4"> Варáнда...</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hrguey </meta:initial-creator>
    <meta:creation-date>2016-04-08T15:08:46.822466592</meta:creation-date>
    <dc:date>2016-11-27T19:45:27.038122712</dc:date>
    <dc:creator>sehrguey </dc:creator>
    <meta:editing-duration>PT13H35M53S</meta:editing-duration>
    <meta:editing-cycles>115</meta:editing-cycles>
    <meta:generator>LibreOffice/4.3.3.2$Linux_x86 LibreOffice_project/430m0$Build-2</meta:generator>
    <meta:document-statistic meta:table-count="0" meta:image-count="0" meta:object-count="0" meta:page-count="225" meta:paragraph-count="5327" meta:word-count="108569" meta:character-count="690965" meta:non-whitespace-character-count="584824"/>
  </office:meta>
</office:document-meta>
</file>